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19</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JSC Kupiansk Directio Rusian Army Shelled Krasne First, Figolivka, Novomlinsk, two -year, with ...</text:span>
</text:h>
      <text:p text:style-name="P4">
Authors: liveuamap (Language: en)</text:p>
      <text:p text:style-name="P4">
Time: 2023-05-18T-104:51:00</text:p>
      <text:p text:style-name="P4">
Location: Kramatorsk (Latitude:49.73258 Longtitude:37.91382)</text:p>
      <text:p text:style-name="P4">
Videos: []</text:p>
      <text:p text:style-name="P4">
Images: []</text:p>
      <text:p text:style-name="P4">
Tags: ["Russia"]</text:p>
      <text:p text:style-name="P4">
Id: 22563642</text:p>
      <!--METADATA-->
      <text:p text:style-name="P4">
At Kupiansk direction Russian army shelled Krasne Pershe, Fyholivka,Novomlynsk, Dvorichna, Zapadne, Masutivka, Tabayivka, Berestove of Kharkivregion and Stelmakhivka of Luhansk region. Russian aviation conductedairstrikes near Masutivka, Kyslivka and Pershotravneve, - General Staff ofArmed Forces of Ukraine says in the morning report</text:p>
      <text:p text:style-name="P4">
News Collection Link: <text:a xlink:type="simple" xlink:href="https://liveuamap.com/en/2023/18-may-at-kupiansk-direction-russian-army-shelled-krasne" text:style-name="Internet_20_link" text:visited-style-name="Visited_20_Internet_20_Link">
https://liveuamap.com/en/2023/18-may-at-kupiansk-direction-russian-army-shelled-krasne</text:a>
</text:p>
      <text:p text:style-name="P4">
News Source: <text:a xlink:type="simple" xlink:href="https://t.me/lumsrc/4824" text:style-name="Internet_20_link" text:visited-style-name="Visited_20_Internet_20_Link">
https://t.me/lumsrc/4824</text:a>
</text:p>
      <!--NEWS-->
      <text:h text:style-name="P10" text:outline-level="1">
<text:span text:style-name="T4">
At Lyman direction Russian army shelled Makiyivka, Nevske, Bilohorivka of Luhansk region and ...</text:span>
</text:h>
      <text:p text:style-name="P4">
Authors: liveuamap (Language: en)</text:p>
      <text:p text:style-name="P4">
Time: 2023-05-18T-106:51:00</text:p>
      <text:p text:style-name="P4">
Location: Bakhmut (Latitude:48.74249 Longtitude:38.15243)</text:p>
      <text:p text:style-name="P4">
Videos: []</text:p>
      <text:p text:style-name="P4">
Images: []</text:p>
      <text:p text:style-name="P4">
Tags: ["Russia"]</text:p>
      <text:p text:style-name="P4">
Id: 22563638</text:p>
      <!--METADATA-->
      <text:p text:style-name="P4">
At Lyman direction Russian army shelled Makiyivka, Nevske, Bilohorivka ofLuhansk region and Torske, Dibrova, Verkhnokamyanske and Spirne of Donetskregion. Russian aviation conducted airstrikes near Dibrova, Bilohorivka,Verkhnokamyanske and Vesele, - General Staff of Armed Forces of Ukraine saysin the morning report</text:p>
      <text:p text:style-name="P4">
News Collection Link: <text:a xlink:type="simple" xlink:href="https://liveuamap.com/en/2023/18-may-at-lyman-direction-russian-army-shelled-makiyivka" text:style-name="Internet_20_link" text:visited-style-name="Visited_20_Internet_20_Link">
https://liveuamap.com/en/2023/18-may-at-lyman-direction-russian-army-shelled-makiyivka</text:a>
</text:p>
      <text:p text:style-name="P4">
News Source: <text:a xlink:type="simple" xlink:href="https://t.me/lumsrc/4825" text:style-name="Internet_20_link" text:visited-style-name="Visited_20_Internet_20_Link">
https://t.me/lumsrc/4825</text:a>
</text:p>
      <!--NEWS-->
      <text:h text:style-name="P10" text:outline-level="1">
<text:span text:style-name="T4">
Bakhmut Directio Rusian Army Shelled Vasukivka, Zaliznyanske, Orikhovo-Vasylivka, New ...</text:span>
</text:h>
      <text:p text:style-name="P4">
Authors: liveuamap (Language: en)</text:p>
      <text:p text:style-name="P4">
Time: 2023-05-18T-108:51:00</text:p>
      <text:p text:style-name="P4">
Location: Kurdiumivka (Latitude:48.46598 Longtitude:37.95364)</text:p>
      <text:p text:style-name="P4">
Videos: []</text:p>
      <text:p text:style-name="P4">
Images: []</text:p>
      <text:p text:style-name="P4">
Tags: ["Russia"]</text:p>
      <text:p text:style-name="P4">
Id: 22563634</text:p>
      <!--METADATA-->
      <text:p text:style-name="P4">
At Bakhmut Direction Russian Army Shelled Vasukivka, Zaliznyanske, Orikhovo-Vasylivka, Novomarkove, Hryhorivka, BOHDANIVKA, BAKHMUT, I I IIVKA Hora, Pivnichne and Shumy of Donetsk Region. Russianivation Conducted Aircrakes Near NOVOMARKOVE, BOHDANIVKA, BAKHMUT, PREDTECHYNE AND KURDUMIVKA, - General Staff of Armed Forces of UKRAINS</text:p>
      <text:p text:style-name="P4">
News Collection Link:(https://liveuamap.com/en/2023/18-may-at-bakhmut-direction-russian-army-shelled-vasukivka)</text:p>
      <text:p text:style-name="P4">
News Source: <text:a xlink:type="simple" xlink:href="https://t.me/lumsrc/4826" text:style-name="Internet_20_link" text:visited-style-name="Visited_20_Internet_20_Link">
https://t.me/lumsrc/4826</text:a>
</text:p>
      <!--NEWS-->
      <text:h text:style-name="P10" text:outline-level="1">
<text:span text:style-name="T4">
JSC Avdiivka Directio Rusian of the Army Shelled Avdiivka, Pervomaisko, Karlovka Andes Neoelsk of ...</text:span>
</text:h>
      <text:p text:style-name="P4">
Authors: liveuamap (Language: en)</text:p>
      <text:p text:style-name="P4">
Time: 2023-05-18T-110:51:00</text:p>
      <text:p text:style-name="P4">
Location: Ukraine (Latitude:48.19673 Longtitude:37.53187)</text:p>
      <text:p text:style-name="P4">
Videos: []</text:p>
      <text:p text:style-name="P4">
Images: []</text:p>
      <text:p text:style-name="P4">
Tags: ["Russia"]</text:p>
      <text:p text:style-name="P4">
Id: 22563632</text:p>
      <!--METADATA-->
      <text:p text:style-name="P4">
At Avdiyivka direction Russian army shelled Avdiyivka, Pervomayske, Karlivkaand Nevelske of Donetsk region. Russian aviation conducted airstrikes nearNovokalynove, Avdiyivka, Novoselivka Persha and Pervomayske, - General Staffof Armed Forces of Ukraine says in the morning report</text:p>
      <text:p text:style-name="P4">
News Collection Link: <text:a xlink:type="simple" xlink:href="https://liveuamap.com/en/2023/18-may-at-avdiyivka-direction-russian-army-shelled-avdiyivka" text:style-name="Internet_20_link" text:visited-style-name="Visited_20_Internet_20_Link">
https://liveuamap.com/en/2023/18-may-at-avdiyivka-direction-russian-army-shelled-avdiyivka</text:a>
</text:p>
      <text:p text:style-name="P4">
News Source: <text:a xlink:type="simple" xlink:href="https://t.me/lumsrc/4827" text:style-name="Internet_20_link" text:visited-style-name="Visited_20_Internet_20_Link">
https://t.me/lumsrc/4827</text:a>
</text:p>
      <!--NEWS-->
      <text:h text:style-name="P10" text:outline-level="1">
<text:span text:style-name="T4">
At Maryinka direction Russian army shelled Maryinka, Paraskoviyivka and Novomykhaylivka of Do...</text:span>
</text:h>
      <text:p text:style-name="P4">
Authors: liveuamap (Language: en)</text:p>
      <text:p text:style-name="P4">
Time: 2023-05-18T-112:51:00</text:p>
      <text:p text:style-name="P4">
Location: Donets'ka oblast (Latitude:48.00842 Longtitude:37.50029)</text:p>
      <text:p text:style-name="P4">
Videos: []</text:p>
      <text:p text:style-name="P4">
Images: []</text:p>
      <text:p text:style-name="P4">
Tags: ["Russia"]</text:p>
      <text:p text:style-name="P4">
Id: 22563631</text:p>
      <!--METADATA-->
      <text:p text:style-name="P4">
At Maryinka direction Russian army shelled Maryinka, Paraskoviyivka andNovomykhaylivka of Donetsk region. Russian aviation conducted airstrike nearKrasnohorivka, - General Staff of Armed Forces of Ukraine says in the morningreport</text:p>
      <text:p text:style-name="P4">
News Collection Link: <text:a xlink:type="simple" xlink:href="https://liveuamap.com/en/2023/18-may-at-maryinka-direction-russian-army-shelled-maryinka" text:style-name="Internet_20_link" text:visited-style-name="Visited_20_Internet_20_Link">
https://liveuamap.com/en/2023/18-may-at-maryinka-direction-russian-army-shelled-maryinka</text:a>
</text:p>
      <text:p text:style-name="P4">
News Source: <text:a xlink:type="simple" xlink:href="https://t.me/lumsrc/4828" text:style-name="Internet_20_link" text:visited-style-name="Visited_20_Internet_20_Link">
https://t.me/lumsrc/4828</text:a>
</text:p>
      <!--NEWS-->
      <text:h text:style-name="P10" text:outline-level="1">
<text:span text:style-name="T4">
At Shakhtarske direction Russian army shelled Vuhledar, Prechystivka and Novoukrayinka. Russi...</text:span>
</text:h>
      <text:p text:style-name="P4">
Authors: liveuamap (Language: en)</text:p>
      <text:p text:style-name="P4">
Time: 2023-05-18T-114:51:00</text:p>
      <text:p text:style-name="P4">
Location: Vuhledar (Latitude:47.84323 Longtitude:37.10392)</text:p>
      <text:p text:style-name="P4">
Videos: []</text:p>
      <text:p text:style-name="P4">
Images: []</text:p>
      <text:p text:style-name="P4">
Tags: ["Russia"]</text:p>
      <text:p text:style-name="P4">
Id: 22563630</text:p>
      <!--METADATA-->
      <text:p text:style-name="P4">
At Shakhtarske direction Russian army shelled Vuhledar, Prechystivka andNovoukrayinka. Russian aviation conducted airstrike near Velyka Novosilka, -General Staff of Armed Forces of Ukraine says in the morning report</text:p>
      <text:p text:style-name="P4">
News Collection Link: <text:a xlink:type="simple" xlink:href="https://liveuamap.com/en/2023/18-may-at-shakhtarske-direction-russian-army-shelled-vuhledar" text:style-name="Internet_20_link" text:visited-style-name="Visited_20_Internet_20_Link">
https://liveuamap.com/en/2023/18-may-at-shakhtarske-direction-russian-army-shelled-vuhledar</text:a>
</text:p>
      <text:p text:style-name="P4">
News Source: <text:a xlink:type="simple" xlink:href="https://t.me/lumsrc/4829" text:style-name="Internet_20_link" text:visited-style-name="Visited_20_Internet_20_Link">
https://t.me/lumsrc/4829</text:a>
</text:p>
      <!--NEWS-->
      <text:h text:style-name="P10" text:outline-level="1">
<text:span text:style-name="T4">
At Zaporizhzhia and Kherson directions Russian army shelled Vremivka, Novosilka, Zelene Pole,...</text:span>
</text:h>
      <text:p text:style-name="P4">
Authors: liveuamap (Language: en)</text:p>
      <text:p text:style-name="P4">
Time: 2023-05-18T-116:51:00</text:p>
      <text:p text:style-name="P4">
Location: Zaporizhzhia (Latitude:47.52845 Longtitude:35.90315)</text:p>
      <text:p text:style-name="P4">
Videos: []</text:p>
      <text:p text:style-name="P4">
Images: []</text:p>
      <text:p text:style-name="P4">
Tags: ["Russia"]</text:p>
      <text:p text:style-name="P4">
Id: 22563629</text:p>
      <!--METADATA-->
      <text:p text:style-name="P4">
At zaporizhzhia and kherson directions russian Army Shelled Vremivka, Novosilka, Zelene Pole, Novopil of Donetsk Region; Olhivske, Huliaipole, Zaliznychne, Mala Tokmachka, Scherbaky, Stepove and Kamyanske of Zaporizhiaregion; Zolota Balka, Kachkarivka, Chervony Mayak, Zmiyivka, Beryslav, Tyakhynka, Antonivka, Dniprovske, Kizomys, Shyroka Balka of Kherson Region Andkherson City. Russian Aviation Conducched Airstrikes Novopil of Donetskregion and Mala Tokmachka of Zaporizhzhia Region, General Staff of ArmedForces of Ukraine Says ORT</text:p>
      <text:p text:style-name="P4">
News Collection Link: <text:a xlink:type="simple" xlink:href="https://liveuamap.com/en/2023/18-may-at-zaporizhzhia-and-kherson-directions-russian-army" text:style-name="Internet_20_link" text:visited-style-name="Visited_20_Internet_20_Link">
https://liveuamap.com/en/2023/18-MAY-AT-ZAPORIZHIA-HARSON-DIRUSSIAN-RUSSIAN-ARMY</text:a>
</text:p>
      <text:p text:style-name="P4">
News Source: <text:a xlink:type="simple" xlink:href="https://t.me/lumsrc/4830" text:style-name="Internet_20_link" text:visited-style-name="Visited_20_Internet_20_Link">
https://t.me/lumsrc/4830</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8T-118:51:00</text:p>
      <text:p text:style-name="P4">
Location: Marinka, Donetsk Oblast (Latitude:47.94176 Longtitude:37.50183)</text:p>
      <text:p text:style-name="P4">
Videos: []</text:p>
      <text:p text:style-name="P4">
Images: []</text:p>
      <text:p text:style-name="P4">
Tags: ["Russia"]</text:p>
      <text:p text:style-name="P4">
Id: 22563628</text:p>
      <!--METADATA-->
      <text:p text:style-name="P4">
Russian forces conducting offensive actions at Lyman, Bakhmut, Avdiivka andMaryinka directions. Ukrainian military had 36 combat engagements with andRussian forces. Russian forces attempting to advance near Masutivka andNovoselivske, Nevske, Bakhmut, Ivanivske, Maryinka, - General Staff of ArmedForces of Ukraine says in the morning report</text:p>
      <text:p text:style-name="P4">
News Collection Link: <text:a xlink:type="simple" xlink:href="https://liveuamap.com/en/2023/18-may-russian-forces-conducting-offensive-actions-at-lyman" text:style-name="Internet_20_link" text:visited-style-name="Visited_20_Internet_20_Link">
https://liveuamap.com/en/2023/18-may-russian-forces-conducting-offensive-actions-at-lyman</text:a>
</text:p>
      <text:p text:style-name="P4">
News Source: <text:a xlink:type="simple" xlink:href="https://t.me/lumsrc/4831" text:style-name="Internet_20_link" text:visited-style-name="Visited_20_Internet_20_Link">
https://t.me/lumsrc/4831</text:a>
</text:p>
      <!--NEWS-->
      <text:h text:style-name="P10" text:outline-level="1">
<text:span text:style-name="T4">
Dnipro, Dnipropetrovska Oblast(00:33). Red Alert: aerial threat. Sirens sounding. Take cover ...</text:span>
</text:h>
      <text:p text:style-name="P4">
Authors: liveuamap (Language: en)</text:p>
      <text:p text:style-name="P4">
Time: 2023-05-18T-42:35:00</text:p>
      <text:p text:style-name="P4">
Location: Dnipro (Latitude:48.45930000 Longtitude:35.03865000)</text:p>
      <text:p text:style-name="P4">
Videos: []</text:p>
      <text:p text:style-name="P4">
Images: []</text:p>
      <text:p text:style-name="P4">
Tags: ["Europe", "Central and Eastern Europe"]</text:p>
      <text:p text:style-name="P4">
Id: 22563824</text:p>
      <!--METADATA-->
      <text:p text:style-name="P4">
Dnipro, Dnipropetrovsk region(00:33). Red Alert: aerial threat. Sirenssounding. Take cover now!</text:p>
      <text:p text:style-name="P4">
News Collection Link: <text:a xlink:type="simple" xlink:href="https://liveuamap.com/en/2023/18-may-dnipro-dnipropetrovska-oblast0033-red-g" text:style-name="Internet_20_link" text:visited-style-name="Visited_20_Internet_20_Link">
https://liveuamap.com/en/2023/18-may-dnipro-dnipropetrovska-oblast0033-red-g</text:a>
</text:p>
      <text:p text:style-name="P4">
News Source: <text:a xlink:type="simple" xlink:href="https://t.me/suspilnednipro/15605" text:style-name="Internet_20_link" text:visited-style-name="Visited_20_Internet_20_Link">
https://t.me/suspilnednipro/15605</text:a>
</text:p>
      <!--NEWS-->
      <text:h text:style-name="P10" text:outline-level="1">
<text:span text:style-name="T4">
Odeska Oblast(19:53). Red Alert: aerial threat. Sirens sounding. Take cover now!</text:span>
</text:h>
      <text:p text:style-name="P4">
Authors: liveuamap (Language: en)</text:p>
      <text:p text:style-name="P4">
Time: 2023-05-18T-65:55:00</text:p>
      <text:p text:style-name="P4">
Location: Odeska Oblast (Latitude:46.74951 Longtitude:30.24992)</text:p>
      <text:p text:style-name="P4">
Videos: []</text:p>
      <text:p text:style-name="P4">
Images: []</text:p>
      <text:p text:style-name="P4">
Tags: ["Europe", "Central and Eastern Europe"]</text:p>
      <text:p text:style-name="P4">
Id: 22563800</text:p>
      <!--METADATA-->
      <text:p text:style-name="P4">
Odesa region(19:53). Red Alert: aerial threat. Sirens sounding. Take covernow!</text:p>
      <text:p text:style-name="P4">
News Collection Link: <text:a xlink:type="simple" xlink:href="https://liveuamap.com/en/2023/18-may-odeska-oblast1953-red-alert-aerial-thrg" text:style-name="Internet_20_link" text:visited-style-name="Visited_20_Internet_20_Link">
https://liveuamap.com/en/2023/18-may-odeska-oblast1953-red-alert-aerial-thrg</text:a>
</text:p>
      <text:p text:style-name="P4">
News Source: <text:a xlink:type="simple" xlink:href="https://t.me/suspilneodesa/23334" text:style-name="Internet_20_link" text:visited-style-name="Visited_20_Internet_20_Link">
https://t.me/suspilneodesa/23334</text:a>
</text:p>
      <!--NEWS-->
      <text:h text:style-name="P10" text:outline-level="1">
<text:span text:style-name="T4">
Kyiv(19:51). Red Alert: aerial threat. Sirens sounding. Take cover now!</text:span>
</text:h>
      <text:p text:style-name="P4">
Authors: liveuamap (Language: en)</text:p>
      <text:p text:style-name="P4">
Time: 2023-05-18T-69:53:00</text:p>
      <text:p text:style-name="P4">
Location: Kyiv (Latitude:50.44435 Longtitude:30.53066)</text:p>
      <text:p text:style-name="P4">
Videos: []</text:p>
      <text:p text:style-name="P4">
Images: []</text:p>
      <text:p text:style-name="P4">
Tags: ["Europe", "Central and Eastern Europe"]</text:p>
      <text:p text:style-name="P4">
Id: 22563797</text:p>
      <!--METADATA-->
      <text:p text:style-name="P4">
Kyiv(19:51). Red Alert: aerial threat. Sirens sounding. Take cover now!</text:p>
      <text:p text:style-name="P4">
News Collection Link: <text:a xlink:type="simple" xlink:href="https://liveuamap.com/en/2023/18-may-kyiv1951-red-alert-aerial-threat-sireng" text:style-name="Internet_20_link" text:visited-style-name="Visited_20_Internet_20_Link">
https://liveuamap.com/en/2023/18-may-kyiv1951-red-alert-aerial-threat-sireng</text:a>
</text:p>
      <text:p text:style-name="P4">
News Source: <text:a xlink:type="simple" xlink:href="https://t.me/KyivCityOfficial/6727" text:style-name="Internet_20_link" text:visited-style-name="Visited_20_Internet_20_Link">
https://t.me/KyivCityOfficial/6727</text:a>
</text:p>
      <!--NEWS-->
      <text:h text:style-name="P10" text:outline-level="1">
<text:span text:style-name="T4">
Dnipro, Dnipropetrovska Oblast(18:07). Red Alert: aerial threat. Sirens sounding. Take cover ...</text:span>
</text:h>
      <text:p text:style-name="P4">
Authors: liveuamap (Language: en)</text:p>
      <text:p text:style-name="P4">
Time: 2023-05-18T-77:08:00</text:p>
      <text:p text:style-name="P4">
Location: Dnipro (Latitude:48.45918 Longtitude:35.03828)</text:p>
      <text:p text:style-name="P4">
Videos: []</text:p>
      <text:p text:style-name="P4">
Images: []</text:p>
      <text:p text:style-name="P4">
Tags: ["Europe", "Central and Eastern Europe"]</text:p>
      <text:p text:style-name="P4">
Id: 22563745</text:p>
      <!--METADATA-->
      <text:p text:style-name="P4">
Dnipro, Dnipropetrovsk region(18:07). Red Alert: aerial threat. Sirenssounding. Take cover now!</text:p>
      <text:p text:style-name="P4">
News Collection Link: <text:a xlink:type="simple" xlink:href="https://liveuamap.com/en/2023/18-may-dnipro-dnipropetrovska-oblast1807-red-g" text:style-name="Internet_20_link" text:visited-style-name="Visited_20_Internet_20_Link">
https://liveuamap.com/en/2023/18-may-dnipro-dnipropetrovska-oblast1807-red-g</text:a>
</text:p>
      <text:p text:style-name="P4">
News Source: <text:a xlink:type="simple" xlink:href="https://t.me/air_alert_ua/45849" text:style-name="Internet_20_link" text:visited-style-name="Visited_20_Internet_20_Link">
https://t.me/air_alert_ua/45849</text:a>
</text:p>
      <!--NEWS-->
      <text:h text:style-name="P10" text:outline-level="1">
<text:span text:style-name="T4">
Russian army conducted 15 missile strikes, 42 airstrikes and over 101 shelling with MLRS, - G...</text:span>
</text:h>
      <text:p text:style-name="P4">
Authors: liveuamap (Language: en)</text:p>
      <text:p text:style-name="P4">
Time: 2023-05-18T01:50:00</text:p>
      <text:p text:style-name="P4">
Location: Bakhmut (Latitude:48.56478 Longtitude:37.98493)</text:p>
      <text:p text:style-name="P4">
Videos: []</text:p>
      <text:p text:style-name="P4">
Images: []</text:p>
      <text:p text:style-name="P4">
Tags: ["Russia"]</text:p>
      <text:p text:style-name="P4">
Id: 22563650</text:p>
      <!--METADATA-->
      <text:p text:style-name="P4">
Russian army conducted 15 missile strikes, 42 airstrikes and over 101 shellingwith MLRS, - General Staff of Armed Forces of Ukraine says in the morningreport</text:p>
      <text:p text:style-name="P4">
News Collection Link: <text:a xlink:type="simple" xlink:href="https://liveuamap.com/en/2023/18-may-russian-army-conducted-15-missile-strikes-42-airstrikes" text:style-name="Internet_20_link" text:visited-style-name="Visited_20_Internet_20_Link">
https://liveuamap.com/en/2023/18-may-russian-army-conducted-15-missile-strikes-42-airstrikes</text:a>
</text:p>
      <text:p text:style-name="P4">
News Source: <text:a xlink:type="simple" xlink:href="https://t.me/lumsrc/4822" text:style-name="Internet_20_link" text:visited-style-name="Visited_20_Internet_20_Link">
https://t.me/lumsrc/4822</text:a>
</text:p>
      <!--NEWS-->
      <text:h text:style-name="P10" text:outline-level="1">
<text:span text:style-name="T4">
Zaporizka Oblast(22:40). Red Alert: aerial threat. Sirens sounding. Take cover now!</text:span>
</text:h>
      <text:p text:style-name="P4">
Authors: liveuamap (Language: en)</text:p>
      <text:p text:style-name="P4">
Time: 2023-05-18T16:41:00</text:p>
      <text:p text:style-name="P4">
Location: Zaporizka Oblast (Latitude:47.612021 Longtitude:35.765261)</text:p>
      <text:p text:style-name="P4">
Videos: []</text:p>
      <text:p text:style-name="P4">
Images: []</text:p>
      <text:p text:style-name="P4">
Tags: ["Europe", "Central and Eastern Europe"]</text:p>
      <text:p text:style-name="P4">
Id: 22563811</text:p>
      <!--METADATA-->
      <text:p text:style-name="P4">
Zaporizhzhia region(22:40). Red Alert: aerial threat. Sirens sounding. Take covernow!</text:p>
      <text:p text:style-name="P4">
News Collection Link: <text:a xlink:type="simple" xlink:href="https://liveuamap.com/en/2023/18-may-zaporizka-oblast2240-red-alert-aerial-g" text:style-name="Internet_20_link" text:visited-style-name="Visited_20_Internet_20_Link">
https://liveuamap.com/en/2023/18-may-zaporizka-oblast2240-red-alert-aerial-g</text:a>
</text:p>
      <text:p text:style-name="P4">
News Source: <text:a xlink:type="simple" xlink:href="https://t.me/air_alert_ua/45908" text:style-name="Internet_20_link" text:visited-style-name="Visited_20_Internet_20_Link">
https://t.me/air_alert_ua/45908</text:a>
</text:p>
      <!--NEWS-->
      <text:h text:style-name="P10" text:outline-level="1">
<text:span text:style-name="T4">
Donetsk region, Dnipro, Dnipropetrovsk region, Kharkiv, Kharkiv region (22:52). Red Alrt: ...</text:span>
</text:h>
      <text:p text:style-name="P4">
Authors: liveuamap (Language: en)</text:p>
      <text:p text:style-name="P4">
Time: 2023-05-18T16:52:00</text:p>
      <text:p text:style-name="P4">
Location: Donetsk Oblast (Latitude:48.72643 Longtitude:37.57922)</text:p>
      <text:p text:style-name="P4">
Videos: []</text:p>
      <text:p text:style-name="P4">
Images: []</text:p>
      <text:p text:style-name="P4">
Tags: ["Europe", "Central and Eastern Europe"]</text:p>
      <text:p text:style-name="P4">
Id: 22563812</text:p>
      <!--METADATA-->
      <text:p text:style-name="P4">
Donetsk region, Dnipro, Dnipropetrovsk region, Kharkiv, Kharkiv region(22:52). Red Alert: aerial threat. Sirens sounding. Take cover now!</text:p>
      <text:p text:style-name="P4">
News Collection Link: <text:a xlink:type="simple" xlink:href="https://liveuamap.com/en/2023/18-may-donetsk-oblast-dnipro-dnipropetrovska-g" text:style-name="Internet_20_link" text:visited-style-name="Visited_20_Internet_20_Link">
https://liveuamap.com/en/2023/18-may-donetsk-oblast-dnipro-dnipropetrovska-g</text:a>
</text:p>
      <text:p text:style-name="P4">
News Source: <text:a xlink:type="simple" xlink:href="https://t.me/air_alert_ua/45911" text:style-name="Internet_20_link" text:visited-style-name="Visited_20_Internet_20_Link">
https://t.me/air_alert_ua/45911</text:a>
</text:p>
      <!--NEWS-->
      <text:h text:style-name="P10" text:outline-level="1">
<text:span text:style-name="T4">
Kyiv(23:01). Red Alert: aerial threat. Sirens sounding. Take cover now!</text:span>
</text:h>
      <text:p text:style-name="P4">
Authors: liveuamap (Language: en)</text:p>
      <text:p text:style-name="P4">
Time: 2023-05-18T17:02:00</text:p>
      <text:p text:style-name="P4">
Location: Kyiv (Latitude:50.44343 Longtitude:30.53022)</text:p>
      <text:p text:style-name="P4">
Videos: []</text:p>
      <text:p text:style-name="P4">
Images: []</text:p>
      <text:p text:style-name="P4">
Tags: ["Europe", "Central and Eastern Europe"]</text:p>
      <text:p text:style-name="P4">
Id: 22563813</text:p>
      <!--METADATA-->
      <text:p text:style-name="P4">
Kyiv(23:01). Red Alert: aerial threat. Sirens sounding. Take cover now!</text:p>
      <text:p text:style-name="P4">
News Collection Link: <text:a xlink:type="simple" xlink:href="https://liveuamap.com/en/2023/18-may-kyiv2301-red-alert-aerial-threat-sireng" text:style-name="Internet_20_link" text:visited-style-name="Visited_20_Internet_20_Link">
https://liveuamap.com/en/2023/18-may-kyiv2301-red-alert-aerial-threat-sireng</text:a>
</text:p>
      <text:p text:style-name="P4">
News Source: <text:a xlink:type="simple" xlink:href="https://t.me/suspilnenews/20882" text:style-name="Internet_20_link" text:visited-style-name="Visited_20_Internet_20_Link">
https://t.me/suspilnenews/20882</text:a>
</text:p>
      <!--NEWS-->
      <text:h text:style-name="P10" text:outline-level="1">
<text:span text:style-name="T4">
Chernihivska Oblast, Kyiv Oblast(23:02). Red Alert: aerial threat. Sirens sounding. Take cove...</text:span>
</text:h>
      <text:p text:style-name="P4">
Authors: liveuamap (Language: en)</text:p>
      <text:p text:style-name="P4">
Time: 2023-05-18T17:03:00</text:p>
      <text:p text:style-name="P4">
Location: Chernihivska Oblast (Latitude:51.33333000 Longtitude:32.00000000)</text:p>
      <text:p text:style-name="P4">
Videos: []</text:p>
      <text:p text:style-name="P4">
Images: []</text:p>
      <text:p text:style-name="P4">
Tags: ["Europe", "Central and Eastern Europe"]</text:p>
      <text:p text:style-name="P4">
Id: 22563814</text:p>
      <!--METADATA-->
      <text:p text:style-name="P4">
Chernihiv region, Kyiv region(23:02). Red Alert: aerial threat. Sirenssounding. Take cover now!</text:p>
      <text:p text:style-name="P4">
News Collection Link: <text:a xlink:type="simple" xlink:href="https://liveuamap.com/en/2023/18-may-chernihivska-oblast-kyiv-oblast2302-reg" text:style-name="Internet_20_link" text:visited-style-name="Visited_20_Internet_20_Link">
https://liveuamap.com/en/2023/18-may-chernihivska-oblast-kyiv-oblast2302-reg</text:a>
</text:p>
      <text:p text:style-name="P4">
News Source: <text:a xlink:type="simple" xlink:href="https://t.me/air_alert_ua/45914" text:style-name="Internet_20_link" text:visited-style-name="Visited_20_Internet_20_Link">
https://t.me/air_alert_ua/45914</text:a>
</text:p>
      <!--NEWS-->
      <text:h text:style-name="P10" text:outline-level="1">
<text:span text:style-name="T4">
Zhytomyr, Zhytomyrska Oblast(23:29). Red Alert: aerial threat. Sirens sounding. Take cover now!</text:span>
</text:h>
      <text:p text:style-name="P4">
Authors: liveuamap (Language: en)</text:p>
      <text:p text:style-name="P4">
Time: 2023-05-18T17:30:00</text:p>
      <text:p text:style-name="P4">
Location: Zhytomyr (Latitude:50.26487000 Longtitude:28.67669000)</text:p>
      <text:p text:style-name="P4">
Videos: []</text:p>
      <text:p text:style-name="P4">
Images: []</text:p>
      <text:p text:style-name="P4">
Tags: ["Europe", "Central and Eastern Europe"]</text:p>
      <text:p text:style-name="P4">
Id: 22563815</text:p>
      <!--METADATA-->
      <text:p text:style-name="P4">
Zhytomyr, Zhytomyr region(23:29). Red Alert: aerial threat. Sirenssounding. Take cover now!</text:p>
      <text:p text:style-name="P4">
News Collection Link: <text:a xlink:type="simple" xlink:href="https://liveuamap.com/en/2023/18-may-zhytomyr-zhytomyrska-oblast2329-red-alg" text:style-name="Internet_20_link" text:visited-style-name="Visited_20_Internet_20_Link">
https://liveuamap.com/en/2023/18-may-zhytomyr-zhytomyrska-oblast2329-red-alg</text:a>
</text:p>
      <text:p text:style-name="P4">
News Source: <text:a xlink:type="simple" xlink:href="https://t.me/air_alert_ua/45915" text:style-name="Internet_20_link" text:visited-style-name="Visited_20_Internet_20_Link">
https://t.me/air_alert_ua/45915</text:a>
</text:p>
      <!--NEWS-->
      <text:h text:style-name="P10" text:outline-level="1">
<text:span text:style-name="T4">
Rivne, Rivnenska Oblast(23:59). Red Alert: aerial threat. Sirens sounding. Take cover now!</text:span>
</text:h>
      <text:p text:style-name="P4">
Authors: liveuamap (Language: en)</text:p>
      <text:p text:style-name="P4">
Time: 2023-05-18T18:00:00</text:p>
      <text:p text:style-name="P4">
Location: Rivne (Latitude:50.6034445 Longtitude:26.257603168487)</text:p>
      <text:p text:style-name="P4">
Videos: []</text:p>
      <text:p text:style-name="P4">
Images: []</text:p>
      <text:p text:style-name="P4">
Tags: ["Europe", "Central and Eastern Europe"]</text:p>
      <text:p text:style-name="P4">
Id: 22563816</text:p>
      <!--METADATA-->
      <text:p text:style-name="P4">
Rivne, Rivne region(23:59). Red Alert: aerial threat. Sirens sounding.Take cover now!</text:p>
      <text:p text:style-name="P4">
News Collection Link: <text:a xlink:type="simple" xlink:href="https://liveuamap.com/en/2023/18-may-rivne-rivnenska-oblast2359-red-alert-ag" text:style-name="Internet_20_link" text:visited-style-name="Visited_20_Internet_20_Link">
https://liveuamap.com/en/2023/18-may-rivne-rivnenska-oblast2359-red-alert-ag</text:a>
</text:p>
      <text:p text:style-name="P4">
News Source: <text:a xlink:type="simple" xlink:href="https://t.me/air_alert_ua/45919" text:style-name="Internet_20_link" text:visited-style-name="Visited_20_Internet_20_Link">
https://t.me/air_alert_ua/45919</text:a>
</text:p>
      <!--NEWS-->
      <text:h text:style-name="P10" text:outline-level="1">
<text:span text:style-name="T4">
Khmelnytska Oblast(00:00). Red Alert: aerial threat. Sirens sounding. Take cover now!</text:span>
</text:h>
      <text:p text:style-name="P4">
Authors: liveuamap (Language: en)</text:p>
      <text:p text:style-name="P4">
Time: 2023-05-18T18:02:00</text:p>
      <text:p text:style-name="P4">
Location: Khmelnytska Oblast (Latitude:49.50000000 Longtitude:27.00000000)</text:p>
      <text:p text:style-name="P4">
Videos: []</text:p>
      <text:p text:style-name="P4">
Images: []</text:p>
      <text:p text:style-name="P4">
Tags: ["Europe", "Central and Eastern Europe"]</text:p>
      <text:p text:style-name="P4">
Id: 22563817</text:p>
      <!--METADATA-->
      <text:p text:style-name="P4">
Khmelniki region(00:00). Red Alert: aerial threat. Sirens sounding. Takecover now!</text:p>
      <text:p text:style-name="P4">
News Collection Link: <text:a xlink:type="simple" xlink:href="https://liveuamap.com/en/2023/18-may-khmelnytska-oblast0000-red-alert-aeriag" text:style-name="Internet_20_link" text:visited-style-name="Visited_20_Internet_20_Link">
https://liveuamap.com/en/2023/18-may-khmelnytska-oblast0000-red-alert-aeriag</text:a>
</text:p>
      <text:p text:style-name="P4">
News Source: <text:a xlink:type="simple" xlink:href="https://t.me/air_alert_ua/45920" text:style-name="Internet_20_link" text:visited-style-name="Visited_20_Internet_20_Link">
https://t.me/air_alert_ua/45920</text:a>
</text:p>
      <!--NEWS-->
      <text:h text:style-name="P10" text:outline-level="1">
<text:span text:style-name="T4">
Ternopil, Ternopilska Oblast(00:02). Red Alert: aerial threat. Sirens sounding. Take cover now!</text:span>
</text:h>
      <text:p text:style-name="P4">
Authors: liveuamap (Language: en)</text:p>
      <text:p text:style-name="P4">
Time: 2023-05-18T18:04:00</text:p>
      <text:p text:style-name="P4">
Location: Ternopil (Latitude:49.55342000 Longtitude:25.58918000)</text:p>
      <text:p text:style-name="P4">
Videos: []</text:p>
      <text:p text:style-name="P4">
Images: []</text:p>
      <text:p text:style-name="P4">
Tags: ["Europe", "Central and Eastern Europe"]</text:p>
      <text:p text:style-name="P4">
Id: 22563818</text:p>
      <!--METADATA-->
      <text:p text:style-name="P4">
Ternopil, Ternopil region(00:02). Red Alert: aerial threat. Sirenssounding. Take cover now!</text:p>
      <text:p text:style-name="P4">
News Collection Link: <text:a xlink:type="simple" xlink:href="https://liveuamap.com/en/2023/18-may-ternopil-ternopilska-oblast0002-red-alg" text:style-name="Internet_20_link" text:visited-style-name="Visited_20_Internet_20_Link">
https://liveuamap.com/en/2023/18-may-ternopil-ternopilska-oblast0002-red-alg</text:a>
</text:p>
      <text:p text:style-name="P4">
News Source: <text:a xlink:type="simple" xlink:href="https://t.me/air_alert_ua/45921" text:style-name="Internet_20_link" text:visited-style-name="Visited_20_Internet_20_Link">
https://t.me/air_alert_ua/45921</text:a>
</text:p>
      <!--NEWS-->
      <text:h text:style-name="P10" text:outline-level="1">
<text:span text:style-name="T4">
Volynska Oblast(00:07). Red Alert: aerial threat. Sirens sounding. Take cover now!</text:span>
</text:h>
      <text:p text:style-name="P4">
Authors: liveuamap (Language: en)</text:p>
      <text:p text:style-name="P4">
Time: 2023-05-18T18:09:00</text:p>
      <text:p text:style-name="P4">
Location: Volynska Oblast (Latitude:51.16667000 Longtitude:24.86667000)</text:p>
      <text:p text:style-name="P4">
Videos: []</text:p>
      <text:p text:style-name="P4">
Images: []</text:p>
      <text:p text:style-name="P4">
Tags: ["Europe", "Central and Eastern Europe"]</text:p>
      <text:p text:style-name="P4">
Id: 22563819</text:p>
      <!--METADATA-->
      <text:p text:style-name="P4">
Volyn region(00:07). Red Alert: aerial threat. Sirens sounding. Take covernow!</text:p>
      <text:p text:style-name="P4">
News Collection Link: <text:a xlink:type="simple" xlink:href="https://liveuamap.com/en/2023/18-may-volynska-oblast0007-red-alert-aerial-tg" text:style-name="Internet_20_link" text:visited-style-name="Visited_20_Internet_20_Link">
https://liveuamap.com/en/2023/18-may-volynska-oblast0007-red-alert-aerial-tg</text:a>
</text:p>
      <text:p text:style-name="P4">
News Source: <text:a xlink:type="simple" xlink:href="https://t.me/air_alert_ua/45922" text:style-name="Internet_20_link" text:visited-style-name="Visited_20_Internet_20_Link">
https://t.me/air_alert_ua/45922</text:a>
</text:p>
      <!--NEWS-->
      <text:h text:style-name="P10" text:outline-level="1">
<text:span text:style-name="T4">
Mykolaiv, Mykolayivska Oblast(00:10). Red Alert: aerial threat. Sirens sounding. Take cover now!</text:span>
</text:h>
      <text:p text:style-name="P4">
Authors: liveuamap (Language: en)</text:p>
      <text:p text:style-name="P4">
Time: 2023-05-18T18:11:00</text:p>
      <text:p text:style-name="P4">
Location: Mykolaiv (Latitude:46.94866 Longtitude:32.00639)</text:p>
      <text:p text:style-name="P4">
Videos: []</text:p>
      <text:p text:style-name="P4">
Images: []</text:p>
      <text:p text:style-name="P4">
Tags: ["Europe", "Central and Eastern Europe"]</text:p>
      <text:p text:style-name="P4">
Id: 22563820</text:p>
      <!--METADATA-->
      <text:p text:style-name="P4">
Nikolaev, Mykolaiv region(00:10). Red Alert: aerial threat. Sirenssounding. Take cover now!</text:p>
      <text:p text:style-name="P4">
News Collection Link: <text:a xlink:type="simple" xlink:href="https://liveuamap.com/en/2023/18-may-mykolaiv-mykolayivska-oblast0010-red-ag" text:style-name="Internet_20_link" text:visited-style-name="Visited_20_Internet_20_Link">
https://liveuamap.com/en/2023/18-may-mykolaiv-mykolayivska-oblast0010-red-ag</text:a>
</text:p>
      <text:p text:style-name="P4">
News Source: <text:a xlink:type="simple" xlink:href="https://t.me/air_alert_ua/45923" text:style-name="Internet_20_link" text:visited-style-name="Visited_20_Internet_20_Link">
https://t.me/air_alert_ua/45923</text:a>
</text:p>
      <!--NEWS-->
      <text:h text:style-name="P10" text:outline-level="1">
<text:span text:style-name="T4">
Odessa region, Kherson, Kherson region (00:13). Red Alert: Aerial Threat. Sirens Sounding. ...</text:span>
</text:h>
      <text:p text:style-name="P4">
Authors: liveuamap (Language: en)</text:p>
      <text:p text:style-name="P4">
Time: 2023-05-18T18:13:00</text:p>
      <text:p text:style-name="P4">
Location: Odeska Oblast (Latitude:46.75035 Longtitude:30.25123)</text:p>
      <text:p text:style-name="P4">
Videos: []</text:p>
      <text:p text:style-name="P4">
Images: []</text:p>
      <text:p text:style-name="P4">
Tags: ["Europe", "Central and Eastern Europe"]</text:p>
      <text:p text:style-name="P4">
Id: 22563821</text:p>
      <!--METADATA-->
      <text:p text:style-name="P4">
Odesa region, Kherson, Kherson region(00:13). Red Alert: aerial threat.Sirens sounding. Take cover now!</text:p>
      <text:p text:style-name="P4">
News Collection Link: <text:a xlink:type="simple" xlink:href="https://liveuamap.com/en/2023/18-may-odeska-oblast-kherson-khersonska-oblasg" text:style-name="Internet_20_link" text:visited-style-name="Visited_20_Internet_20_Link">
https://liveuamap.com/en/2023/18-may-odeska-oblast-kherson-khersonska-oblasg</text:a>
</text:p>
      <text:p text:style-name="P4">
News Source: <text:a xlink:type="simple" xlink:href="https://t.me/air_alert_ua/45925" text:style-name="Internet_20_link" text:visited-style-name="Visited_20_Internet_20_Link">
https://t.me/air_alert_ua/45925</text:a>
</text:p>
      <!--NEWS-->
      <text:h text:style-name="P10" text:outline-level="1">
<text:span text:style-name="T4">
Harkyiv, Harkiv region, Poltavska region (00:30). Red Alert: Aerial Threat. Siren Sundin ...</text:span>
</text:h>
      <text:p text:style-name="P4">
Authors: liveuamap (Language: en)</text:p>
      <text:p text:style-name="P4">
Time: 2023-05-18T18:31:00</text:p>
      <text:p text:style-name="P4">
Location: Kharkiv (Latitude:49.9816 Longtitude:36.25395)</text:p>
      <text:p text:style-name="P4">
Videos: []</text:p>
      <text:p text:style-name="P4">
Images: []</text:p>
      <text:p text:style-name="P4">
Tags: ["Europe", "Central and Eastern Europe"]</text:p>
      <text:p text:style-name="P4">
Id: 22563822</text:p>
      <!--METADATA-->
      <text:p text:style-name="P4">
Kharkiv, Kharkiv region, Poltava region(00:30). Red Alert: aerial threat.Sirens sounding. Take cover now!</text:p>
      <text:p text:style-name="P4">
News Collection Link: <text:a xlink:type="simple" xlink:href="https://liveuamap.com/en/2023/18-may-kharkiv-kharkivska-oblast-poltavska-obg" text:style-name="Internet_20_link" text:visited-style-name="Visited_20_Internet_20_Link">
https://liveuamap.com/en/2023/18-may-kharkiv-kharkivska-oblast-poltavska-obg</text:a>
</text:p>
      <text:p text:style-name="P4">
News Source: <text:a xlink:type="simple" xlink:href="https://t.me/air_alert_ua/45928" text:style-name="Internet_20_link" text:visited-style-name="Visited_20_Internet_20_Link">
https://t.me/air_alert_ua/45928</text:a>
</text:p>
      <!--NEWS-->
      <text:h text:style-name="P10" text:outline-level="1">
<text:span text:style-name="T4">
Vinnytska Oblast(00:32). Red Alert: aerial threat. Sirens sounding. Take cover now!</text:span>
</text:h>
      <text:p text:style-name="P4">
Authors: liveuamap (Language: en)</text:p>
      <text:p text:style-name="P4">
Time: 2023-05-18T18:33:00</text:p>
      <text:p text:style-name="P4">
Location: Vinnytska Oblast (Latitude:48.91586 Longtitude:28.66659)</text:p>
      <text:p text:style-name="P4">
Videos: []</text:p>
      <text:p text:style-name="P4">
Images: []</text:p>
      <text:p text:style-name="P4">
Tags: ["Europe", "Central and Eastern Europe"]</text:p>
      <text:p text:style-name="P4">
Id: 22563823</text:p>
      <!--METADATA-->
      <text:p text:style-name="P4">
Vinnytsia region(00:32). Red Alert: aerial threat. Sirens sounding. Take covernow!</text:p>
      <text:p text:style-name="P4">
News Collection Link: <text:a xlink:type="simple" xlink:href="https://liveuamap.com/en/2023/18-may-vinnytska-oblast0032-red-alert-aerial-g" text:style-name="Internet_20_link" text:visited-style-name="Visited_20_Internet_20_Link">
https://liveuamap.com/en/2023/18-may-vinnytska-oblast0032-red-alert-aerial-g</text:a>
</text:p>
      <text:p text:style-name="P4">
News Source: <text:a xlink:type="simple" xlink:href="https://t.me/air_alert_ua/45929" text:style-name="Internet_20_link" text:visited-style-name="Visited_20_Internet_20_Link">
https://t.me/air_alert_ua/45929</text:a>
</text:p>
      <!--NEWS-->
      <text:h text:style-name="P10" text:outline-level="1">
<text:span text:style-name="T4">
Donetsk Oblast, Sumska Oblast(00:34). Red Alert: aerial threat. Sirens sounding. Take cover now!</text:span>
</text:h>
      <text:p text:style-name="P4">
Authors: liveuamap (Language: en)</text:p>
      <text:p text:style-name="P4">
Time: 2023-05-18T18:35:00</text:p>
      <text:p text:style-name="P4">
Location: Donetsk Oblast (Latitude:48.72704 Longtitude:37.57692)</text:p>
      <text:p text:style-name="P4">
Videos: []</text:p>
      <text:p text:style-name="P4">
Images: []</text:p>
      <text:p text:style-name="P4">
Tags: ["Europe", "Central and Eastern Europe"]</text:p>
      <text:p text:style-name="P4">
Id: 22563825</text:p>
      <!--METADATA-->
      <text:p text:style-name="P4">
Donetsk region, Sumy region(00:34). Red Alert: aerial threat. Sirenssounding. Take cover now!</text:p>
      <text:p text:style-name="P4">
News Collection Link: <text:a xlink:type="simple" xlink:href="https://liveuamap.com/en/2023/18-may-donetsk-oblast-sumska-oblast0034-red-ag" text:style-name="Internet_20_link" text:visited-style-name="Visited_20_Internet_20_Link">
https://liveuamap.com/en/2023/18-may-donetsk-oblast-sumska-oblast0034-red-ag</text:a>
</text:p>
      <text:p text:style-name="P4">
News Source: <text:a xlink:type="simple" xlink:href="https://t.me/air_alert_ua/45932" text:style-name="Internet_20_link" text:visited-style-name="Visited_20_Internet_20_Link">
https://t.me/air_alert_ua/45932</text:a>
</text:p>
      <!--NEWS-->
      <text:h text:style-name="P10" text:outline-level="1">
<text:span text:style-name="T4">
Kirovohrad region, Cherkasy region (00: Secondary School). Red Alrt: Aerial Tchretate. Sirens Sounding. So...</text:span>
</text:h>
      <text:p text:style-name="P4">
Authors: liveuamap (Language: en)</text:p>
      <text:p text:style-name="P4">
Time: 2023-05-18T18:37:00</text:p>
      <text:p text:style-name="P4">
Location: Kirovohradska Oblast (Latitude:48.50000000 Longtitude:32.00000000)</text:p>
      <text:p text:style-name="P4">
Videos: []</text:p>
      <text:p text:style-name="P4">
Images: []</text:p>
      <text:p text:style-name="P4">
Tags: ["Europe", "Central and Eastern Europe"]</text:p>
      <text:p text:style-name="P4">
Id: 22563826</text:p>
      <!--METADATA-->
      <text:p text:style-name="P4">
Kirovohrad region, Cherkasy region(00:36). Red Alert: aerial threat.Sirens sounding. Take cover now!</text:p>
      <text:p text:style-name="P4">
News Collection Link: <text:a xlink:type="simple" xlink:href="https://liveuamap.com/en/2023/18-may-kirovohradska-oblast-cherkaska-oblast0g" text:style-name="Internet_20_link" text:visited-style-name="Visited_20_Internet_20_Link">
https://liveuamap.com/en/2023/18-may-kirovohradska-oblast-cherkaska-oblast0g</text:a>
</text:p>
      <text:p text:style-name="P4">
News Source: <text:a xlink:type="simple" xlink:href="https://t.me/air_alert_ua/45934" text:style-name="Internet_20_link" text:visited-style-name="Visited_20_Internet_20_Link">
https://t.me/air_alert_ua/45934</text:a>
</text:p>
      <!--NEWS-->
      <text:h text:style-name="P10" text:outline-level="1">
<text:span text:style-name="T4">
Kyiv(01:12). Red Alert: aerial threat. Sirens sounding. Take cover now!</text:span>
</text:h>
      <text:p text:style-name="P4">
Authors: liveuamap (Language: en)</text:p>
      <text:p text:style-name="P4">
Time: 2023-05-18T19:13:00</text:p>
      <text:p text:style-name="P4">
Location: Kyiv (Latitude:50.4427 Longtitude:30.53007)</text:p>
      <text:p text:style-name="P4">
Videos: []</text:p>
      <text:p text:style-name="P4">
Images: []</text:p>
      <text:p text:style-name="P4">
Tags: ["Europe", "Central and Eastern Europe"]</text:p>
      <text:p text:style-name="P4">
Id: 22563827</text:p>
      <!--METADATA-->
      <text:p text:style-name="P4">
Kyiv(01:12). Red Alert: aerial threat. Sirens sounding. Take cover now!</text:p>
      <text:p text:style-name="P4">
News Collection Link: <text:a xlink:type="simple" xlink:href="https://liveuamap.com/en/2023/18-may-kyiv0112-red-alert-aerial-threat-sireng" text:style-name="Internet_20_link" text:visited-style-name="Visited_20_Internet_20_Link">
https://liveuamap.com/en/2023/18-may-kyiv0112-red-alert-aerial-threat-sireng</text:a>
</text:p>
      <text:p text:style-name="P4">
News Source: <text:a xlink:type="simple" xlink:href="https://t.me/suspilnenews/20884" text:style-name="Internet_20_link" text:visited-style-name="Visited_20_Internet_20_Link">
https://t.me/suspilnenews/20884</text:a>
</text:p>
      <!--NEWS-->
      <text:h text:style-name="P10" text:outline-level="1">
<text:span text:style-name="T4">
Lviv, Lviv region, Ivano-Frankivsk, Ivano-Frankivsk region (01:18). Red Alrt: Aerial dash ...</text:span>
</text:h>
      <text:p text:style-name="P4">
Authors: liveuamap (Language: en)</text:p>
      <text:p text:style-name="P4">
Time: 2023-05-18T19:19:00</text:p>
      <text:p text:style-name="P4">
Location: Lviv (Latitude:49.83702 Longtitude:24.02328)</text:p>
      <text:p text:style-name="P4">
Videos: []</text:p>
      <text:p text:style-name="P4">
Images: []</text:p>
      <text:p text:style-name="P4">
Tags: ["Europe", "Central and Eastern Europe"]</text:p>
      <text:p text:style-name="P4">
Id: 22563828</text:p>
      <!--METADATA-->
      <text:p text:style-name="P4">
Lviv, Lviv region, Ivano-Frankivsk, Ivano-Frankivsk region(01:18). RedAlert: aerial threat. Sirens sounding. Take cover now!</text:p>
      <text:p text:style-name="P4">
News Collection Link: <text:a xlink:type="simple" xlink:href="https://liveuamap.com/en/2023/18-may-lviv-lvivska-oblast-ivanofrankivsk-ivag-9464" text:style-name="Internet_20_link" text:visited-style-name="Visited_20_Internet_20_Link">
https://liveuamap.com/en/2023/18-may-lviv-lvivska-oblast-ivanofrankivsk-ivag-9464</text:a>
</text:p>
      <text:p text:style-name="P4">
News Source: <text:a xlink:type="simple" xlink:href="https://t.me/air_alert_ua/45937" text:style-name="Internet_20_link" text:visited-style-name="Visited_20_Internet_20_Link">
https://t.me/air_alert_ua/45937</text:a>
</text:p>
      <!--NEWS-->
      <text:h text:style-name="P10" text:outline-level="1">
<text:span text:style-name="T4">
Chernivetska Oblast, Zakarpattia OBLAST(01:19). Red Alert: Aerial Threat. Sirens sounding. ta.</text:span>
</text:h>
      <text:p text:style-name="P4">
Authors: liveuamap (Language: en)</text:p>
      <text:p text:style-name="P4">
Time: 2023-05-18T19:21:00</text:p>
      <text:p text:style-name="P4">
Location: Chernivetska Oblast (Latitude:48.2509 Longtitude:25.99914)</text:p>
      <text:p text:style-name="P4">
Videos: []</text:p>
      <text:p text:style-name="P4">
Images: []</text:p>
      <text:p text:style-name="P4">
Tags: ["Europe", "Central and Eastern Europe"]</text:p>
      <text:p text:style-name="P4">
Id: 22563829</text:p>
      <!--METADATA-->
      <text:p text:style-name="P4">
Chernivtsi region, Transcarpathia region(01:19). Red Alert: aerial threat.Sirens sounding. Take cover now!</text:p>
      <text:p text:style-name="P4">
News Collection Link: <text:a xlink:type="simple" xlink:href="https://liveuamap.com/en/2023/18-may-chernivetska-oblast-zakarpattia-oblastg" text:style-name="Internet_20_link" text:visited-style-name="Visited_20_Internet_20_Link">
https://liveuamap.com/en/2023/18-may-chernivetska-oblast-zakarpattia-oblastg</text:a>
</text:p>
      <text:p text:style-name="P4">
News Source: <text:a xlink:type="simple" xlink:href="https://t.me/air_alert_ua/45939" text:style-name="Internet_20_link" text:visited-style-name="Visited_20_Internet_20_Link">
https://t.me/air_alert_ua/45939</text:a>
</text:p>
      <!--NEWS-->
      <text:h text:style-name="P10" text:outline-level="1">
<text:span text:style-name="T4">
Explosions were reported in Mykolaiv and Kryvyi Rih</text:span>
</text:h>
      <text:p text:style-name="P4">
Authors: liveuamap (Language: en)</text:p>
      <text:p text:style-name="P4">
Time: 2023-05-18T19:41:56</text:p>
      <text:p text:style-name="P4">
Location: Kryvyi Rih (Latitude:47.91036 Longtitude:33.26591)</text:p>
      <text:p text:style-name="P4">
Videos: []</text:p>
      <text:p text:style-name="P4">
Images: []</text:p>
      <text:p text:style-name="P4">
Tags: ["Europe", "Central and Eastern Europe"]</text:p>
      <text:p text:style-name="P4">
Id: 22563830</text:p>
      <!--METADATA-->
      <text:p text:style-name="P4">
Explosions were reported in Mykolaiv and Kryvyi Rih</text:p>
      <text:p text:style-name="P4">
News Collection Link: <text:a xlink:type="simple" xlink:href="https://liveuamap.com/en/2023/18-may-explosions-were-reported-in-mykolaiv-and-kryvyi-rih" text:style-name="Internet_20_link" text:visited-style-name="Visited_20_Internet_20_Link">
https://liveuamap.com/en/2023/18-may-explosions-were-reported-in-mykolaiv-and-kryvyi-rih</text:a>
</text:p>
      <text:p text:style-name="P4">
News Source: <text:a xlink:type="simple" xlink:href="https://t.me/lachentyt/29426" text:style-name="Internet_20_link" text:visited-style-name="Visited_20_Internet_20_Link">
https://t.me/lachentyt/29426</text:a>
</text:p>
      <!--NEWS-->
      <text:h text:style-name="P10" text:outline-level="1">
<text:span text:style-name="T4">
Air defense was active in Kyiv region</text:span>
</text:h>
      <text:p text:style-name="P4">
Authors: liveuamap (Language: en)</text:p>
      <text:p text:style-name="P4">
Time: 2023-05-18T19:44:49</text:p>
      <text:p text:style-name="P4">
Location: Kyiv (Latitude:50.65895 Longtitude:30.43625)</text:p>
      <text:p text:style-name="P4">
Videos: []</text:p>
      <text:p text:style-name="P4">
Images: []</text:p>
      <text:p text:style-name="P4">
Tags: ["Europe", "Central and Eastern Europe"]</text:p>
      <text:p text:style-name="P4">
Id: 22563831</text:p>
      <!--METADATA-->
      <text:p text:style-name="P4">
Air defense was active in Kyiv region</text:p>
      <text:p text:style-name="P4">
News Collection Link: <text:a xlink:type="simple" xlink:href="https://liveuamap.com/en/2023/19-may-air-defense-was-active-in-kyiv-region" text:style-name="Internet_20_link" text:visited-style-name="Visited_20_Internet_20_Link">
https://liveuamap.com/en/2023/19-may-air-defense-was-active-in-kyiv-region</text:a>
</text:p>
      <text:p text:style-name="P4">
News Source: <text:a xlink:type="simple" xlink:href="https://t.me/hromadske_ua/32915" text:style-name="Internet_20_link" text:visited-style-name="Visited_20_Internet_20_Link">
https://t.me/hromadske_ua/32915</text:a>
</text:p>
      <!--NEWS-->
      <text:h text:style-name="P10" text:outline-level="1">
<text:span text:style-name="T4">
Drones reported airborne in north-western regions of Ukraine</text:span>
</text:h>
      <text:p text:style-name="P4">
Authors: liveuamap (Language: en)</text:p>
      <text:p text:style-name="P4">
Time: 2023-05-18T19:57:13</text:p>
      <text:p text:style-name="P4">
Location: Ternopil (Latitude:49.56998 Longtitude:25.56896)</text:p>
      <text:p text:style-name="P4">
Videos: []</text:p>
      <text:p text:style-name="P4">
Images: []</text:p>
      <text:p text:style-name="P4">
Tags: ["Europe", "Central and Eastern Europe"]</text:p>
      <text:p text:style-name="P4">
Id: 22563832</text:p>
      <!--METADATA-->
      <text:p text:style-name="P4">
Drones reported airborne in north-western regions of Ukraine</text:p>
      <text:p text:style-name="P4">
News Collection Link: <text:a xlink:type="simple" xlink:href="https://liveuamap.com/en/2023/19-may-drones-reported-airborne-in-northwestern-regions-of" text:style-name="Internet_20_link" text:visited-style-name="Visited_20_Internet_20_Link">
https://liveuamap.com/en/2023/19-may-drones-reported-airborne-in-northwestern-regions-of</text:a>
</text:p>
      <text:p text:style-name="P4">
News Source: <text:a xlink:type="simple" xlink:href="https://t.me/war_monitor/7441" text:style-name="Internet_20_link" text:visited-style-name="Visited_20_Internet_20_Link">
https://t.me/war_monitor/7441</text:a>
</text:p>
      <!--NEWS-->
      <text:h text:style-name="P10" text:outline-level="1">
<text:span text:style-name="T4">
Explosions reported in Rivne region</text:span>
</text:h>
      <text:p text:style-name="P4">
Authors: liveuamap (Language: en)</text:p>
      <text:p text:style-name="P4">
Time: 2023-05-18T20:06:42</text:p>
      <text:p text:style-name="P4">
Location: Rivne (Latitude:50.59653 Longtitude:26.24891)</text:p>
      <text:p text:style-name="P4">
Videos: []</text:p>
      <text:p text:style-name="P4">
Images: []</text:p>
      <text:p text:style-name="P4">
Tags: []</text:p>
      <text:p text:style-name="P4">
Id: 22563833</text:p>
      <!--METADATA-->
      <text:p text:style-name="P4">
Explosions reported in Rivne region</text:p>
      <text:p text:style-name="P4">
News Collection Link: <text:a xlink:type="simple" xlink:href="https://liveuamap.com/en/2023/19-may-explosions-reported-in-rivne-region-" text:style-name="Internet_20_link" text:visited-style-name="Visited_20_Internet_20_Link">
https://liveuamap.com/en/2023/19-may-explosions-reported-in-rivne-region-</text:a>
</text:p>
      <text:p text:style-name="P4">
News Source: <text:a xlink:type="simple" xlink:href="https://t.me/lachentyt/29431" text:style-name="Internet_20_link" text:visited-style-name="Visited_20_Internet_20_Link">
https://t.me/lachentyt/29431</text:a>
</text:p>
      <!--NEWS-->
      <text:h text:style-name="P10" text:outline-level="1">
<text:span text:style-name="T4">
Britain announces new sanctions against Russia, including an embargo on diamonds</text:span>
</text:h>
      <text:p text:style-name="P4">
Authors: liveuamap (Language: en)</text:p>
      <text:p text:style-name="P4">
Time: 2023-05-18T20:33:19</text:p>
      <text:p text:style-name="P4">
Location: London, England (Latitude:51.50336 Longtitude:-0.12762)</text:p>
      <text:p text:style-name="P4">
Videos: []</text:p>
      <text:p text:style-name="P4">
Images: []</text:p>
      <text:p text:style-name="P4">
Tags: []</text:p>
      <text:p text:style-name="P4">
Id: 22563834</text:p>
      <!--METADATA-->
      <text:p text:style-name="P4">
None</text:p>
      <text:p text:style-name="P4">
News Collection Link: <text:a xlink:type="simple" xlink:href="https://liveuamap.com/en/2023/19-may-britain-announces-new-sanctions-against-russia-including" text:style-name="Internet_20_link" text:visited-style-name="Visited_20_Internet_20_Link">
https://liveuamap.com/en/2023/19-may-britain-announces-new-sanctions-against-russia-including</text:a>
</text:p>
      <text:p text:style-name="P4">
News Source: <text:a xlink:type="simple" xlink:href="https://liveuamap.com/en/2023/19-may-britain-announces-new-sanctions-against-russia-including" text:style-name="Internet_20_link" text:visited-style-name="Visited_20_Internet_20_Link">
https://liveuamap.com/en/2023/19-may-britain-announces-new-sanctions-against-russia-including</text:a>
</text:p>
      <!--NEWS-->
      <text:h text:style-name="P10" text:outline-level="1">
<text:span text:style-name="T4">
Air defense is active in Lutsk</text:span>
</text:h>
      <text:p text:style-name="P4">
Authors: liveuamap (Language: en)</text:p>
      <text:p text:style-name="P4">
Time: 2023-05-18T20:37:01</text:p>
      <text:p text:style-name="P4">
Location: Luts'k,Volyns'ka oblast (Latitude:50.76654 Longtitude:25.32211)</text:p>
      <text:p text:style-name="P4">
Videos: []</text:p>
      <text:p text:style-name="P4">
Images: []</text:p>
      <text:p text:style-name="P4">
Tags: []</text:p>
      <text:p text:style-name="P4">
Id: 22563836</text:p>
      <!--METADATA-->
      <text:p text:style-name="P4">
Air defense is active in Lutsk</text:p>
      <text:p text:style-name="P4">
News Collection Link: <text:a xlink:type="simple" xlink:href="https://liveuamap.com/en/2023/19-may-air-defense-is-active-in-lutsk" text:style-name="Internet_20_link" text:visited-style-name="Visited_20_Internet_20_Link">
https://liveuamap.com/en/2023/19-may-air-defense-is-active-in-lutsk</text:a>
</text:p>
      <text:p text:style-name="P4">
News Source: <text:a xlink:type="simple" xlink:href="https://t.me/war_monitor/7444" text:style-name="Internet_20_link" text:visited-style-name="Visited_20_Internet_20_Link">
https://t.me/war_monitor/7444</text:a>
</text:p>
      <!--NEWS-->
      <text:h text:style-name="P10" text:outline-level="1">
<text:span text:style-name="T4">
Lviv(02:51). Red Alert: aerial threat. Sirens sounding. Take cover now!</text:span>
</text:h>
      <text:p text:style-name="P4">
Authors: liveuamap (Language: en)</text:p>
      <text:p text:style-name="P4">
Time: 2023-05-18T20:54:00</text:p>
      <text:p text:style-name="P4">
Location: Lviv (Latitude:49.83826000 Longtitude:24.02324000)</text:p>
      <text:p text:style-name="P4">
Videos: []</text:p>
      <text:p text:style-name="P4">
Images: []</text:p>
      <text:p text:style-name="P4">
Tags: ["Europe", "Central and Eastern Europe"]</text:p>
      <text:p text:style-name="P4">
Id: 22563837</text:p>
      <!--METADATA-->
      <text:p text:style-name="P4">
Lviv(02:51). Red Alert: aerial threat. Sirens sounding. Take cover now!</text:p>
      <text:p text:style-name="P4">
News Collection Link: <text:a xlink:type="simple" xlink:href="https://liveuamap.com/en/2023/19-may-lviv0251-red-alert-aerial-threat-sireng" text:style-name="Internet_20_link" text:visited-style-name="Visited_20_Internet_20_Link">
https://liveuamap.com/en/2023/19-may-lviv0251-red-alert-aerial-threat-sireng</text:a>
</text:p>
      <text:p text:style-name="P4">
News Source: <text:a xlink:type="simple" xlink:href="https://t.me/chanel24/88873" text:style-name="Internet_20_link" text:visited-style-name="Visited_20_Internet_20_Link">
https://t.me/chanel24/88873</text:a>
</text:p>
      <!--NEWS-->
      <text:h text:style-name="P10" text:outline-level="1">
<text:span text:style-name="T4">
The Russian commander was exposed, who ordered the firing of Kherson Center</text:span>
</text:h>
      <text:p text:style-name="P4">
Author: ['АРМІЯINFORM']</text:p>
      <text:p text:style-name="P4">
Time: 2023-05-18T25:00:00-04:00</text:p>
      <text:p text:style-name="P4">
Description: Slidchі got a person who was firing to Masovani Artobstriliv Kherson that drov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e7dabfff-8a2b-42c5-bee6-4eeb8825c776.jpg" text:style-name="Internet_20_link" text:visited-style-name="Visited_20_Internet_20_Link">
e7dabfff-8a2b-42c5-bee6-4eeb8825c776.jpg</text:a>
']</text:p>
      <text:p text:style-name="P4">
Tags: ['STOPRUSSIA', 'АГРЕСІЯ РФ', 'ВТОРГНЕННЯ РФ', 'СБУ']</text:p>
      <text:p text:style-name="P4">
Category: News</text:p>
      <!--METADATA-->
      <text:p text:style-name="P4">
<draw:frame draw:style-name="fr1" draw:name="Image2" text:anchor-type="as-char" svg:width="6.9236in" svg:height="8.764051in" draw:z-index="0">
<draw:image xlink:href="../Images/AРМІЯINFORM/2023-05-18T25-00-00-04-00/e7dabfff-8a2b-42c5-bee6-4eeb8825c776.jpg" xlink:type="simple" xlink:show="embed" xlink:actuate="onLoad" draw:mime-type="image/jpeg"/>
</draw:frame>
Investigators have identified a person involved in the massive articles of Kherson's Taurus of civilians of the city. He turned out to be Lieutenant Colonel Dmitry Zharki-Commandir of the 8th Separate Artillery Regiment of the 22nd Army Corpsor troops of the Black Sea Fleet of the Russian Federation.</text:p>
      <text:p text:style-name="P4">
About it <text:a xlink:type="simple" xlink:href="https://ssu.gov.ua/novyny/sbu-vstanovyla-komandyra-artpolku-rf-yakyi-viddav-nakaz-na-obstril-zhytlovykh-kvartaliv-khersona" text:style-name="Internet_20_link" text:visited-style-name="Visited_20_Internet_20_Link">
reports</text:a>
Security Service of Ukraine.</text:p>
      <text:p text:style-name="P4">
-On December 24, 2022, the occupier ordered a fire blow to the central part of Kherson from the jet systems of the BM-21 Grad, which were laid on the left bank of the Dnieper River. Then the racists kissed residential buildings, shops, hospital and humanitarian aid in the central part of the regional center. As a result of hostile shelling, 11 civilians were killed, 64 more were injured. Most of the victims are women and people of the age, - the message reads.</text:p>
      <text:p text:style-name="P4">
As it is noted, shortly after that the hot was invited to the Kremlin, where it was awarded for terror against the civilian population of Ukraine.</text:p>
      <text:p text:style-name="P4">
According to the investigation, the military criminal in 2014 took an active part of the imbued Crimea. Subsequently, his regiment began to be stationed on the temporarily occupied territory of the Ukrainian Peninsula.</text:p>
      <text:p text:style-name="P4">
After the start of a full -scale invasion, subordinate units involved on the Southern Front.</text:p>
      <text:p text:style-name="P4">
On the basis of the evidence collected, the security services of the Security Service reported to the attacker proading for violation of the laws and customs of war.</text:p>
      <text:p text:style-name="P4">
Complex measures are ongoing to be held accountable for the crimes of our country.</text:p>
      <text:p text:style-name="P4">
The investigation was conducted by SBU staff in the Kherson region of the preservation leadership of the regional prosecutor's office.</text:p>
      <text:p text:style-name="P4">
News Source: <text:a xlink:type="simple" xlink:href="https://armyinform.com.ua/2023/05/18/vykryto-rosijskogo-komandyra-yakyj-viddav-nakaz-na-obstril-czentra-hersonu/" text:style-name="Internet_20_link" text:visited-style-name="Visited_20_Internet_20_Link">
https://armyinform.com.ua/2023/05/18/vykryto-rosijskogo-komandyra-yakyj-viddav-nakaz-na-obstril-czentra-hersonu/</text:a>
</text:p>
      <!--NEWS-->
      <text:h text:style-name="P10" text:outline-level="1">
<text:span text:style-name="T4">
Vesespiker Olena Kondratyuk: Almost 20,000 Ukrainian children are deported to the Russian Federation</text:span>
</text:h>
      <text:p text:style-name="P4">
Author: ['АРМІЯINFORM']</text:p>
      <text:p text:style-name="P4">
Time: 2023-05-18T26:00:00-04:00</text:p>
      <text:p text:style-name="P4">
Description: The intercessor of the Supreme Grovy for the sake of Ukrainian Olena Kondratyuk culmed down on special sesh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1kondra1705.jpg" text:style-name="Internet_20_link" text:visited-style-name="Visited_20_Internet_20_Link">
1kondra1705.jpg</text:a>
']</text:p>
      <text:p text:style-name="P4">
Tags: ['STOPRUSSIA', 'АГРЕСІЯ РФ', 'ВТОРГНЕННЯ РФ', 'ДІТИ УКРАЇНИ']</text:p>
      <text:p text:style-name="P4">
Category: News</text:p>
      <!--METADATA-->
      <text:p text:style-name="P4">
<draw:frame draw:style-name="fr1" draw:name="Image3" text:anchor-type="as-char" svg:width="6.9236in" svg:height="4.615733in" draw:z-index="0">
<draw:image xlink:href="../Images/AРМІЯINFORM/2023-05-18T26-00-00-04-00/1kondra1705.jpg" xlink:type="simple" xlink:show="embed" xlink:actuate="onLoad" draw:mime-type="image/jpeg"/>
</draw:frame>
Olena Kondratyuk, Deputy Chairman of the Verkhovna Rada of Ukraine, performed Millie Medzhlis of the Republic of Azerbaijan, dedicated to the100th anniversary of Hear Aliyev's birthday.</text:p>
      <text:p text:style-name="P4">
About it <text:a xlink:type="simple" xlink:href="https://www.rada.gov.ua/news/Top-novyna/236650.html" text:style-name="Internet_20_link" text:visited-style-name="Visited_20_Internet_20_Link">
reports</text:a>
Verkhovna Rada of Ukraine.</text:p>
      <text:p text:style-name="P4">
She recalled that the national leader of Azerbaijan Gaydar Aliyevda determined the firm confidence of Ukrainians in the chosen path of independence and to end the dependence on any other states.</text:p>
      <text:p text:style-name="P4">
Vesespicker also thanked Azerbaijan for the support and cooperation and provision of humanitarian aid to Ukraine.</text:p>
      <text:p text:style-name="P4">
“I want to thank the leadership of Azerbaijan for the consistent support of the sovereignty of Ukraine's territorial integrity. For my part, I would like to assure that Ukrainian will support the territorial integrity of the Azerbaijani Republic in its internationally recognized borders, ”Olena Kondratyuk stressed.</text:p>
      <text:p text:style-name="P4">
Vesespicker emphasized that Azerbaijan, as well as Ukraine, protects her land with dignity. She also thanked the ethnic Azerbaijanis who are fighting their lives for the freedom of Ukraine in the ranks of the Armed Forces of Ukraine.</text:p>
      <text:p text:style-name="P4">
During his speech, the Deputy Chairman of the Verkhovna Rada of Ukraine appealed to the Azerbaijan's consumerization and participants of the meeting to the devastating consequences of the Russian invasion of Ukraine.</text:p>
      <text:p text:style-name="P4">
Vesespicker stressed that more than 3,000 educational institutions and more than 1,200 health care institutions were injured during the Russian invasion of bombardment in Ukraine.</text:p>
      <text:p text:style-name="P4">
“In the Ukrainian city of Irpin, which you all have heard in the horrific news of the Russian army against peaceful Ukrainian citizens, there is a street and square of Gayard Aliyev's wife, an outstanding ophthalmologist, academician Zarifia. In her honor, Irpin School # 12 was also named. The Aliyovubul School is fired by the Russians, ”Elena Kondratyuk emphasized.</text:p>
      <text:p text:style-name="P4">
At the same time, the deputy chairman of the Verkhovna Rada exacerbated not only on the occupation of Ukrainian lands by Russia, "but also on the direct insane intention of the Russians, the genocide of Ukrainians is not hidden by the Russians, kicking our children."</text:p>
      <text:p text:style-name="P4">
She emphasized that almost 20,000 Ukrainian children - and this is only an official digit - violently deported to Russia.</text:p>
      <text:p text:style-name="P4">
News Source: <text:a xlink:type="simple" xlink:href="https://armyinform.com.ua/2023/05/18/viczespikerka-olena-kondratyuk-majzhe-20-tysyach-ukrayinskyh-ditej-nasylnyczki-deportovano-do-rf/" text:style-name="Internet_20_link" text:visited-style-name="Visited_20_Internet_20_Link">
https://armyinform.com.ua/2023/05/18/viczespikerka-olena-kondratyuk-majzhe-20-tysyach-ukrayinskyh-ditej-nasylnyczki-deportovano-do-rf/</text:a>
</text:p>
      <!--NEWS-->
      <text:h text:style-name="P10" text:outline-level="1">
<text:span text:style-name="T4">
The RRT concern resumed the operation of two radio stations in Kherson region</text:span>
</text:h>
      <text:p text:style-name="P4">
Author: ['АРМІЯINFORM']</text:p>
      <text:p text:style-name="P4">
Time: 2023-05-18T27:00:00-04:00</text:p>
      <text:p text:style-name="P4">
Description: The concern is Radіomonnaya, Radіozv'yaska that telebacco, Yachiy to come to the sphere managed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site000296.png" text:style-name="Internet_20_link" text:visited-style-name="Visited_20_Internet_20_Link">
site000296.png</text:a>
']</text:p>
      <text:p text:style-name="P4">
Tags: ['STOPRUSSIA', 'АГРЕСІЯ РФ', 'ВТОРГНЕННЯ РФ', 'ХЕРСОНСЬКА ОБЛАСТЬ']</text:p>
      <text:p text:style-name="P4">
Category: News</text:p>
      <!--METADATA-->
      <text:p text:style-name="P4">
<draw:frame draw:style-name="fr1" draw:name="Image4" text:anchor-type="as-char" svg:width="6.9236in" svg:height="5.204239in" draw:z-index="0">
<draw:image xlink:href="../Images/AРМІЯINFORM/2023-05-18T27-00-00-04-00/site000296.png" xlink:type="simple" xlink:show="embed" xlink:actuate="onLoad" draw:mime-type="image/png"/>
</draw:frame>
The concern of radio broadcasting, radio communications and television, which belongs to the sphere of the State Secretariat of Communications, continues to restore the Ukrainian radio broadcasting of preducified territories of Ukraine.</text:p>
      <text:p text:style-name="P4">
About it <text:a xlink:type="simple" xlink:href="https://t.me/dsszzi_official/5820" text:style-name="Internet_20_link" text:visited-style-name="Visited_20_Internet_20_Link">
reports</text:a>
State Security of Uterticles.</text:p>
      <text:p text:style-name="P4">
From now on, KRRT experts have resumed the work of two public broadcasting radio stations in the Berislav district of Kherson region:</text:p>
      <ul>
        <li>
Radio Culture - 91.4 FM; * Radio beam - 98.5 fm.</li>
      </ul>
      <text:p text:style-name="P4">
Speech restoration takes place within the resolution of the Cabinet of Ministers of Ukraine from November 15, 20122 No. 1287 "Some issues of directing the state budget funds in 20122 for the implementation of measures for the restoration of broadcasting of TV and radio broadcasting to Vharkiv, Chernihiv, Sumy and Kherson regions".</text:p>
      <text:p text:style-name="P4">
News Source: <text:a xlink:type="simple" xlink:href="https://armyinform.com.ua/2023/05/18/konczern-rrt-vidnovyv-robotu-dvoh-radiostanczij-na-hersonshhyni/" text:style-name="Internet_20_link" text:visited-style-name="Visited_20_Internet_20_Link">
https://armyinform.com.ua/2023/05/18/konczern-rrt-vidnovyv-robotu-dvoh-radiostanczij-na-hersonshhyni/</text:a>
</text:p>
      <!--NEWS-->
      <text:h text:style-name="P10" text:outline-level="1">
<text:span text:style-name="T4">
The Ministry of Economy discussed another simplification of imports of military goods</text:span>
</text:h>
      <text:p text:style-name="P4">
Author: ['АРМІЯINFORM']</text:p>
      <text:p text:style-name="P4">
Time: 2023-05-18T28:00:00-04:00</text:p>
      <text:p text:style-name="P4">
Description: Patannya of the filed crockes of the Import of goods, critically important for the Vobronitvts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323_iqyi1wigi38ousasrg09ytrswtwokdau_w_767-e1684351833983.jpg" text:style-name="Internet_20_link" text:visited-style-name="Visited_20_Internet_20_Link">
323_iqyi1wigi38ousasrg09ytrswtwokdau_w_767-e1684351833983.jpg</text:a>
']</text:p>
      <text:p text:style-name="P4">
Tags: ['STOPRUSSIA', 'АГРЕСІЯ РФ', 'ВТОРГНЕННЯ РФ', 'РІШЕННЯ УРЯДУ']</text:p>
      <text:p text:style-name="P4">
Category: News</text:p>
      <!--METADATA-->
      <text:p text:style-name="P4">
<draw:frame draw:style-name="fr1" draw:name="Image5" text:anchor-type="as-char" svg:width="6.9236in" svg:height="5.056875in" draw:z-index="0">
<draw:image xlink:href="../Images/AРМІЯINFORM/2023-05-18T28-00-00-04-00/323_iqyi1wigi38ousasrg09ytrswtwokdau_w_767-e1684351833983.jpg" xlink:type="simple" xlink:show="embed" xlink:actuate="onLoad" draw:mime-type="image/jpeg"/>
</draw:frame>
Illustrative photo</text:p>
      <text:p text:style-name="P4">
The issues of further steps to simplify imports of goods, critical for the production of weapons and military equipment and strengthening of defense capability of Ukraine, were discussed during a working meeting at the Ministry of Economy of Ukraine on May 17, 2023.</text:p>
      <text:p text:style-name="P4">
About it <text:a xlink:type="simple" xlink:href="https://www.kmu.gov.ua/news/v-minekonomiky-obhovoryly-shliakhy-podalshoho-sproshchennia-importu-tovariv-viiskovoho-pryznachennia-dlia-zabezpechennia-natsionalnykh-syl-oborony" text:style-name="Internet_20_link" text:visited-style-name="Visited_20_Internet_20_Link">
reports</text:a>
Government portal.</text:p>
      <text:p text:style-name="P4">
The meeting was attended by representatives of the Ministries of Economy, Defense, Strategic Industry, the State Export Control Service, the Federation of Employers of Ukraine, Sectoral Associations, and the OPC.</text:p>
      <text:p text:style-name="P4">
As the representatives of the manufacturers noted during the meeting, the government previously tasted the necessary decisions that made it possible to significantly simplify the import of goods and double use for defense needs. On the same way, in March last year, amendments to Resolution No. 1228 of 12.07.1999. Businesses that have the authority to export and/or import military goods were entitled to import military goods by all positions(ML1 - ML22)List of military goods to be subject to state control to meet the needs of national defense forces.</text:p>
      <text:p text:style-name="P4">
In December, the Government approved a list of military goods and dual use, for international transfers(imports)which during the martial law the law “On State Control over International Transfers of Military Patients and Dual Usage” is not widespread(Resolution No. 1378).</text:p>
      <text:p text:style-name="P4">
Відтак, нагальні потреби ОПК вимагають подальших кроків з лібералізаціївідповідних механізмів. Зокрема, розширення переліку товарів, на імпорт якихне буде поширюватися у період воєнного стану дія закону про експортнийконтроль.</text:p>
      <text:p text:style-name="P4">
Під час засідання були обговорені конкретні пропозиції виробників щодорозширення переліку. За підсумками вирішено опрацювати подані пропозиції зурахуванням позицій всіх зацікавлених сторін та внести відповідні зміни допостанови № 1378, які будуть надані на погодження до заінтересованих державнихорганів та подані на розгляд Уряду.</text:p>
      <text:p text:style-name="P4">
News Source: <text:a xlink:type="simple" xlink:href="https://armyinform.com.ua/2023/05/18/v-minekonomiky-obgovoryly-chergove-sproshhennya-importu-tovariv-vijskovogo-pryznachennya/" text:style-name="Internet_20_link" text:visited-style-name="Visited_20_Internet_20_Link">
https://armyinform.com.ua/2023/05/18/v-minekonomiky-obgovoryly-chergove-sproshhennya-importu-tovariv-vijskovogo-pryznachennya/</text:a>
</text:p>
      <!--NEWS-->
      <text:h text:style-name="P10" text:outline-level="1">
<text:span text:style-name="T4">
In Kherson, a nurse was detained that "poured" the enemy's personal data of Ukrainian defenders</text:span>
</text:h>
      <text:p text:style-name="P4">
Author: ['АРМІЯINFORM']</text:p>
      <text:p text:style-name="P4">
Time: 2023-05-18T29:00:00-04:00</text:p>
      <text:p text:style-name="P4">
Description: At the Star Kherson SBU, one agent shouted to the agent. Her nurse wagged ... The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6b87d683bce9d2851921d26609d1c53e.jpeg" text:style-name="Internet_20_link" text:visited-style-name="Visited_20_Internet_20_Link">
6b87d683bce9d2851921d26609d1c53e.jpeg</text:a>
']</text:p>
      <text:p text:style-name="P4">
Tags: ['STOPRUSSIA', 'АГРЕСІЯ РФ', 'ВТОРГНЕННЯ РФ', 'КОЛАБОРАНТИ', 'СБУ']</text:p>
      <text:p text:style-name="P4">
Category: News</text:p>
      <!--METADATA-->
      <text:p text:style-name="P4">
<draw:frame draw:style-name="fr1" draw:name="Image6" text:anchor-type="as-char" svg:width="6.9236in" svg:height="4.615733in" draw:z-index="0">
<draw:image xlink:href="../Images/AРМІЯINFORM/2023-05-18T29-00-00-04-00/6b87d683bce9d2851921d26609d1c53e.jpeg" xlink:type="simple" xlink:show="embed" xlink:actuate="onLoad" draw:mime-type="image/jpeg"/>
</draw:frame>
In the liberated Kherson, the SBU detained another Russian agent.</text:p>
      <text:p text:style-name="P4">
She was a nurse of one of the local hospitals, who was recruited during the occupation of the regional center by the FSB personnel employee.</text:p>
      <text:p text:style-name="P4">
On his task after the release of Kherson, she remained in the city of Ipreadays to work in a medical institution for reconnaissance and subversion against Ukraine.</text:p>
      <text:p text:style-name="P4">
Subsequently, the malefactor collected for the aggressor the constituent data of Ukrainian defenders who were treated in a medical institution.</text:p>
      <text:p text:style-name="P4">
She also spied on the places of defense forces that are stationed by the gerrulates of the regional center.</text:p>
      <text:p text:style-name="P4">
In addition, the Russian agent recorded the consequences of hostile rocket launchers and Kherson and transferred the corresponding "reports" to the FSB through the messenger.</text:p>
      <text:p text:style-name="P4">
Intelligence needed invaders to adjust re -firing shots in the city.</text:p>
      <text:p text:style-name="P4">
According to investigators, in the field of view of the Russian intelligence service, a woman got through the public support of the invaders in one of the anti -Ukrainian groups in telegrams.</text:p>
      <text:p text:style-name="P4">
During the searches at the place of residence, the defendant found a mobile phone she used to communicate with the aggressor.</text:p>
      <text:p text:style-name="P4">
On the basis of the evidence collected, the security service investigators informed her of suspicion to a co -treated betrayal committed in the state of martial law.</text:p>
      <text:p text:style-name="P4">
She is now in custody. Investigation is ongoing to establish all the crime.</text:p>
      <text:p text:style-name="P4">
The complex measures were carried out by the SBU staff in the Kherson region of the preservation leadership of the regional prosecutor's office.</text:p>
      <text:p text:style-name="P4">
<text:span text:style-name="T4">
 Source: </text:span>
 <text:a xlink:type="simple" xlink:href="https://ssu.gov.ua/novyny/sbu-zatrymala-medsestru-yaka-pratsiuvala-na-fsb-i-zlyvala-vorohu-personalni-dani-ukrainskykh-zakhysnykiv" text:style-name="Internet_20_link" text:visited-style-name="Visited_20_Internet_20_Link">
<text:span text:style-name="T5">
sbu</text:span>
</text:a>
</text:p>
      <text:p text:style-name="P4">
News Source: <text:a xlink:type="simple" xlink:href="https://armyinform.com.ua/2023/05/18/u-hersoni-zatrymano-medsestru-yaka-zlyvala-vorogu-personalni-dani-ukrayinskyh-zahysnykiv/" text:style-name="Internet_20_link" text:visited-style-name="Visited_20_Internet_20_Link">
https://armyinform.com.ua/2023/05/18/u-hersoni-zatrymano-medsestru-yaka-zlyvala-vorogu-personalni-dani-ukrayinskyh-zahysnykiv/</text:a>
</text:p>
      <!--NEWS-->
      <text:h text:style-name="P10" text:outline-level="1">
<text:span text:style-name="T4">
Alexander Kubrakov: Grain Agreement is unlocked for another 120 days</text:span>
</text:h>
      <text:p text:style-name="P4">
Author: ['АРМІЯINFORM']</text:p>
      <text:p text:style-name="P4">
Time: 2023-05-18T30:00:00-04:00</text:p>
      <text:p text:style-name="P4">
Description: Vika-prem'r-minigra z Vydnnnaya Ukrainian-Minstro Rosvitka Gromad, Teritorskoy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3f41433e6e049a617bf691645c2714fb.webp" text:style-name="Internet_20_link" text:visited-style-name="Visited_20_Internet_20_Link">
3f41433e6e049a617bf691645c2714fb.webp</text:a>
']</text:p>
      <text:p text:style-name="P4">
Tags: ['STOPRUSSIA', 'АГРЕСІЯ РФ', 'ВТОРГНЕННЯ РФ', 'ЗЕРНОВА УГОДА']</text:p>
      <text:p text:style-name="P4">
Category: News</text:p>
      <!--METADATA-->
      <text:p text:style-name="P4">
<draw:frame draw:style-name="fr1" draw:name="Image7" text:anchor-type="as-char" svg:width="6.9236in" svg:height="4.586193in" draw:z-index="0">
<draw:image xlink:href="../ConvertedIMGs/AРМІЯINFORM/2023-05-18T30-00-00-04-00/3f41433e6e049a617bf691645c2714fb.png" xlink:type="simple" xlink:show="embed" xlink:actuate="onLoad" draw:mime-type="image/png"/>
</draw:frame>
Illustrative photo</text:p>
      <text:p text:style-name="P4">
Vice Prime Minister for the Restoration of Ukraine-Minister of Development of Communities, Territories and Infrastructure Alexander Kubrakov spoke about the continuation of the Geruric Agreement.</text:p>
      <text:p text:style-name="P4">
About it <text:a xlink:type="simple" xlink:href="https://www.kmu.gov.ua/news/oleksandr-kubrakov-zernovu-uhodu-rozblokovano" text:style-name="Internet_20_link" text:visited-style-name="Visited_20_Internet_20_Link">
reports</text:a>
Government portal.</text:p>
      <text:p text:style-name="P4">
“The grain agreement is unlocked, it will continue its validity until July 18. It will be a lot of receiving Ukrainian products thanks to the efforts of our partners, Turkey and the UN. We are grateful to partners for the adamant and purposeful suggestion that the agreement should work in the future and on the conditions signed by all. I note that the grain initiative was and is valid, as it prolonged March for 120 days, until July 18, ”Alexander Kubrakov emphasized.</text:p>
      <text:p text:style-name="P4">
To date, 30.4 million tonag products have already been sent to the needs of the world. Since mid -April, Russia has groundlessly launched the work of initiative, and in May, in fact, blocked it by refusing to register a fleet and conducting inspections of the fleet, which is going to load D -Ukrainian ports. Almost 70 vessels are now expected in territorial waters, 90% are those who are ready to deliver our farmers' products to the world.</text:p>
      <text:p text:style-name="P4">
“We welcome the continuation of the initiative, but we emphasize that it should work effectively. To do this, it is necessary to eliminate problems that are already created by Russia by sabotage of inspections and registration of a new Flot. We hope that our partners will make every effort to make the grain agreement fully work on the food security of the world, and Russia will eventually use food as weapons and blackmail, ”the testimony reads.</text:p>
      <text:p text:style-name="P4">
News Source: <text:a xlink:type="simple" xlink:href="https://armyinform.com.ua/2023/05/18/oleksandr-kubrakov-zernovu-ugodu-rozblokovano-shhe-na-120-dib/" text:style-name="Internet_20_link" text:visited-style-name="Visited_20_Internet_20_Link">
https://armyinform.com.ua/2023/05/18/oleksandr-kubrakov-zernovu-ugodu-rozblokovano-shhe-na-120-dib/</text:a>
</text:p>
      <!--NEWS-->
      <text:h text:style-name="P10" text:outline-level="1">
<text:span text:style-name="T4">
The exhibition "Unity for the sake of the future" will open in Odessa</text:span>
</text:h>
      <text:p text:style-name="P4">
Author: ['АРМІЯINFORM']</text:p>
      <text:p text:style-name="P4">
Time: 2023-05-18T31:00:00-04:00</text:p>
      <text:p text:style-name="P4">
Description: Syogodnі, 18th injury of 14:00 at the Krugliy Zabesky station Present Vistavka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7d1c3959-f115-43c2-8c2b-fb854acbbde7.jpg" text:style-name="Internet_20_link" text:visited-style-name="Visited_20_Internet_20_Link">
7d1c3959-f115-43c2-8c2b-fb854acbbde7.jpg</text:a>
']</text:p>
      <text:p text:style-name="P4">
Tags: ['АГРЕСІЯ РФ', 'ВТОРГНЕННЯ РФ', 'ЄДНАННЯ ЗАРАДИ МАЙБУТНЬОГО', 'УКРЗАЛІЗНИЦЯ']</text:p>
      <text:p text:style-name="P4">
Category: News</text:p>
      <!--METADATA-->
      <text:p text:style-name="P4">
<draw:frame draw:style-name="fr1" draw:name="Image8" text:anchor-type="as-char" svg:width="6.9236in" svg:height="3.894525in" draw:z-index="0">
<draw:image xlink:href="../Images/AРМІЯINFORM/2023-05-18T31-00-00-04-00/7d1c3959-f115-43c2-8c2b-fb854acbbde7.jpg" xlink:type="simple" xlink:show="embed" xlink:actuate="onLoad" draw:mime-type="image/jpeg"/>
</draw:frame>
Today, on May 18, at 2:00 pm, the Odessa Station of the Odessa Station is presented “Unity for the sake of the future”, which tells about the peculiarities and stage of the evaporation of Ukrainians at the beginning of a full -scale railway invasion and about its operating in the life of modern Ukraine.</text:p>
      <text:p text:style-name="P4">
About it <text:a xlink:type="simple" xlink:href="https://armyinform.com.ua/reformator/script%20async%20src=%22https:/telegram.org/js/telegram-widget.js" text:style-name="Internet_20_link" text:visited-style-name="Visited_20_Internet_20_Link">
reports</text:a>
Ukrzaliznytsia.</text:p>
      <ul>
        <li>
Collection of photo works on evacuation, medical, diplomatic and postal cars that sew the country daily from the beginning of a full -scale invasion, was first presented in Uzhgorod on the day of launch of the train. This year he drove Uzhgorod to Kramatorsk, carrying words of support to our soldiers in the east, AV last 2022-from Rakhov to Mariupol, the longest route that we will repeat,-the message reads.</li>
      </ul>
      <text:p text:style-name="P4">
Subsequently, the exhibition traveled to the stations of Chernivtsi, Ivano-Frankivsk and Vinnitsa.</text:p>
      <text:p text:style-name="P4">
It will be possible to look at the exposures within three weeks.</text:p>
      <text:p text:style-name="P4">
News Source: <text:a xlink:type="simple" xlink:href="https://armyinform.com.ua/2023/05/18/v-odesi-vidkryyetsya-vystavka-yednannya-zarady-majbutnogo/" text:style-name="Internet_20_link" text:visited-style-name="Visited_20_Internet_20_Link">
https://armyinform.com.ua/2023/05/18/v-odesi-vidkryyetsya-vystavka-yednannya-zarady-majbutnogo/</text:a>
</text:p>
      <!--NEWS-->
      <text:h text:style-name="P10" text:outline-level="1">
<text:span text:style-name="T4">
For P ’ a day starts another SCO qualification course</text:span>
</text:h>
      <text:p text:style-name="P4">
Author: ['АРМІЯINFORM']</text:p>
      <text:p text:style-name="P4">
Time: 2023-05-18T32:00:00-04:00</text:p>
      <text:p text:style-name="P4">
Description: Before Kinzia, submitted applications for the Chergovy Kovalifi -Katzhysyeoye CTR of the MTO were 5 DIB. Applications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347578393_791073382411998_5002751121828080607_n.jpg" text:style-name="Internet_20_link" text:visited-style-name="Visited_20_Internet_20_Link">
347578393_791073382411998_5002751121828080607_n.jpg</text:a>
']</text:p>
      <text:p text:style-name="P4">
Tags: ['STOPRUSSIA', 'АГРЕСІЯ РФ', 'ВТОРГНЕННЯ РФ', 'ССО ЗСУ']</text:p>
      <text:p text:style-name="P4">
Category: News</text:p>
      <!--METADATA-->
      <text:p text:style-name="P4">
<draw:frame draw:style-name="fr1" draw:name="Image9" text:anchor-type="as-char" svg:width="6.9236in" svg:height="6.9236in" draw:z-index="0">
<draw:image xlink:href="../Images/AРМІЯINFORM/2023-05-18T32-00-00-04-00/347578393_791073382411998_5002751121828080607_n.jpg" xlink:type="simple" xlink:show="embed" xlink:actuate="onLoad" draw:mime-type="image/jpeg"/>
</draw:frame>
Before the end of the application for the next qualification course of the MSO there are 5 days. The requests are accepted until 22.05.2023.</text:p>
      <text:p text:style-name="P4">
Complete the application at <text:a xlink:type="simple" xlink:href="https://sof.mil.gov.ua/join" text:style-name="Internet_20_link" text:visited-style-name="Visited_20_Internet_20_Link">
https://sof.mil.gov.ua/join</text:a>
(Site update to the elementary page means that the application is submitted)Detailed course and preparation information <text:a xlink:type="simple" xlink:href="https://sof.mil.gov.ua/ready" text:style-name="Internet_20_link" text:visited-style-name="Visited_20_Internet_20_Link">
https://sof.mil.gov.ua/ready</text:a>
It will not lose the chance to join the ranks of the soldiers of special operations of armed force!</text:p>
      <text:p text:style-name="P4">
<text:span text:style-name="T4">
 Source: </text:span>
 _ <text:a xlink:type="simple" xlink:href="https://www.facebook.com/usofcom/posts/pfbid0ggs8SfPPQrkEtjNc8yXHuwUsSZayxPW4n7aYdfPCSPbEKVDbBYBxjxtbZQJ49oJel" text:style-name="Internet_20_link" text:visited-style-name="Visited_20_Internet_20_Link">
commandsso command</text:a>
_</text:p>
      <text:p text:style-name="P4">
News Source: <text:a xlink:type="simple" xlink:href="https://armyinform.com.ua/2023/05/18/za-pyat-dib-startuye-chergovyj-kvalifikaczijnyj-kurs-sso/" text:style-name="Internet_20_link" text:visited-style-name="Visited_20_Internet_20_Link">
https://armyinform.com.ua/2023/05/18/za-pyat-dib-startuye-chergovyj-kvalifikaczijnyj-kurs-sso/</text:a>
</text:p>
      <!--NEWS-->
      <text:h text:style-name="P10" text:outline-level="1">
<text:span text:style-name="T4">
The ninth aerial attack on Kiev since early May - KVMA</text:span>
</text:h>
      <text:p text:style-name="P4">
Author: ['АРМІЯINFORM']</text:p>
      <text:p text:style-name="P4">
Time: 2023-05-18T33:00:00-04:00</text:p>
      <text:p text:style-name="P4">
Description: Behind the front of the izhormatziyu, the capture of the cums of Kiyva Buli Viyavlevi ... War with Ukraine 2022, war with Ukraine Latest news today, News War with Ukraine 2022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raketnyj-udar.jpg" text:style-name="Internet_20_link" text:visited-style-name="Visited_20_Internet_20_Link">
raketnyj-udar.jpg</text:a>
']</text:p>
      <text:p text:style-name="P4">
Tags: ['STOPRUSSIA', 'АГРЕСІЯ РФ', 'ВТОРГНЕННЯ РФ', 'КВМА']</text:p>
      <text:p text:style-name="P4">
Category: News</text:p>
      <!--METADATA-->
      <text:p text:style-name="P4">
<draw:frame draw:style-name="fr1" draw:name="Image10" text:anchor-type="as-char" svg:width="6.9236in" svg:height="3.893007in" draw:z-index="0">
<draw:image xlink:href="../Images/AРМІЯINFORM/2023-05-18T33-00-00-04-00/raketnyj-udar.jpg" xlink:type="simple" xlink:show="embed" xlink:actuate="onLoad" draw:mime-type="image/jpeg"/>
</draw:frame>
Photo illustrative</text:p>
      <text:p text:style-name="P4">
According to preliminary information, all hostile targets in the airspace of Kyiv were showed and destroyed. This is a ninth aircraft on the capital from the beginning of the day.</text:p>
      <text:p text:style-name="P4">
About it <text:a xlink:type="simple" xlink:href="https://armyinform.com.ua/reformator/script%20async%20src=%22https:/telegram.org/js/telegram-widget.js" text:style-name="Internet_20_link" text:visited-style-name="Visited_20_Internet_20_Link">
reports</text:a>
KVMA.</text:p>
      <text:p text:style-name="P4">
-This time the attack was made from the strategic bombers of the Tu-95MC, Tu-160 from the Caspian district, probably-winged missiles of the type X-101/555. After receiving rockets, the enemy involved his intelligence UAV over the capital. The quantity, type of missiles and UAVs will be informed of the air forces soon, - it will be in the message.</text:p>
      <text:p text:style-name="P4">
Previously, the fall of debris in the Desnyansk and Darnytskyi districts. The greatest damage was recorded in Darnytskyi district - there was a burning on the territory of the garage cooperative. The fire is eliminated. Reserves may have a falling of debris on parked cars, adventure or forest park area. Information on the victims has not been received at this time. The prompt efficiency is collected and refined.</text:p>
      <text:p text:style-name="P4">
News Source: <text:a xlink:type="simple" xlink:href="https://armyinform.com.ua/2023/05/18/vidbyto-devyatyj-povitryanyj-napad-na-kyyiv-z-pochatku-travnya-kvma/" text:style-name="Internet_20_link" text:visited-style-name="Visited_20_Internet_20_Link">
https://armyinform.com.ua/2023/05/18/vidbyto-devyatyj-povitryanyj-napad-na-kyyiv-z-pochatku-travnya-kvma/</text:a>
</text:p>
      <!--NEWS-->
      <text:h text:style-name="P10" text:outline-level="1">
<text:span text:style-name="T4">
During the day, the Russians made more than 100 shelling of the RSZV</text:span>
</text:h>
      <text:p text:style-name="P4">
Author: ['АРМІЯINFORM']</text:p>
      <text:p text:style-name="P4">
Time: 2023-05-18T34:00:00-04:00</text:p>
      <text:p text:style-name="P4">
Description: Rosіyska Army did not turn the healthy forces not lichen VIISKOVIKH, but of the Civil War ... The war with Ukraine 2022, the war with Ukraine is th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grady.jpg" text:style-name="Internet_20_link" text:visited-style-name="Visited_20_Internet_20_Link">
grady.jpg</text:a>
']</text:p>
      <text:p text:style-name="P4">
Tags: ['STOPRUSSIA', 'АГРЕСІЯ РФ', 'ВТОРГНЕННЯ РФ', 'ГШ ЗСУ']</text:p>
      <text:p text:style-name="P4">
Category: News</text:p>
      <!--METADATA-->
      <text:p text:style-name="P4">
<draw:frame draw:style-name="fr1" draw:name="Image11" text:anchor-type="as-char" svg:width="6.9236in" svg:height="4.137041in" draw:z-index="0">
<draw:image xlink:href="../Images/AРМІЯINFORM/2023-05-18T34-00-00-04-00/grady.jpg" xlink:type="simple" xlink:show="embed" xlink:actuate="onLoad" draw:mime-type="image/jpeg"/>
</draw:frame>
Illustrative Photo <text:span text:style-name="T4">
 🔥 Situation on Russian invasion </text:span>
</text:p>
      <text:p text:style-name="P4">
The Russian army does not stop firing not only military but also civilians.</text:p>
      <text:p text:style-name="P4">
About it <text:a xlink:type="simple" xlink:href="https://www.facebook.com/GeneralStaff.ua/posts/pfbid0WbVtcN1PMMcGkbE2UsAaC9wY15aWRy4XtZNMNTtz8ibeQNaH3myeQgiLcXyBqfiXl" text:style-name="Internet_20_link" text:visited-style-name="Visited_20_Internet_20_Link">
reports</text:a>
General Staff of the Armed Forces of Ukraine.</text:p>
      <ul>
        <li>
Over the past day, the enemy has struck 15 rocket strokes, including in the cities of Bakhmut, Kherson and Odesa. In addition, 42 enemy aircraft shocks and 101 firing of rocket launchers were recorded. Private residents were injured, private dwellings and other civilian infrastructure were destroyed and damaged, - the message reads.</li>
      </ul>
      <text:p text:style-name="P4">
According to the General Staff of the Armed Forces, the likelihood of further missile and aviation strikes throughout Ukraine remains high.</text:p>
      <text:p text:style-name="P4">
News Source: <text:a xlink:type="simple" xlink:href="https://armyinform.com.ua/2023/05/18/za-dobu-rosiyany-zdijsnyly-ponad-100-obstriliv-z-rszv/" text:style-name="Internet_20_link" text:visited-style-name="Visited_20_Internet_20_Link">
https://armyinform.com.ua/2023/05/18/za-dobu-rosiyany-zdijsnyly-ponad-100-obstriliv-z-rszv/</text:a>
</text:p>
      <!--NEWS-->
      <text:h text:style-name="P10" text:outline-level="1">
<text:span text:style-name="T4">
As a result of yesterday's rocket strike on Odessa, one person was killed, two were injured - Natalia Humeniuk</text:span>
</text:h>
      <text:p text:style-name="P4">
Author: ['Вячеслав Діордієв']</text:p>
      <text:p text:style-name="P4">
Time: 2023-05-18T35:00:00-04:00</text:p>
      <text:p text:style-name="P4">
Description: About the TSE in the Eterine TV Marathon “єini News”, the Kerivnitniye Obdnaynoye is the war with Ukraine 2022, the war with Ukraine is the latest news today, the war with Ukraine 2022 is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50cf7a1c-2e4f-4406-be0d-56821680ab61.jpg" text:style-name="Internet_20_link" text:visited-style-name="Visited_20_Internet_20_Link">
50cf7a1c-2e4f-4406-be0d-56821680ab61.jpg</text:a>
']</text:p>
      <text:p text:style-name="P4">
Tags: ['STOPRUSSIA', 'АГРЕСІЯ РФ', 'ВТОРГНЕННЯ РФ', 'НАТАЛІЯ ГУМЕНЮК', 'ТЕЛЕМАРАФОН "ЄДИНІ НОВИНИ"']</text:p>
      <text:p text:style-name="P4">
Category: News</text:p>
      <!--METADATA-->
      <text:p text:style-name="P4">
<draw:frame draw:style-name="fr1" draw:name="Image12" text:anchor-type="as-char" svg:width="6.9236in" svg:height="3.896563in" draw:z-index="0">
<draw:image xlink:href="../Images/AРМІЯINFORM/2023-05-18T35-00-00-04-00/50cf7a1c-2e4f-4406-be0d-56821680ab61.jpg" xlink:type="simple" xlink:show="embed" xlink:actuate="onLoad" draw:mime-type="image/jpeg"/>
</draw:frame>
About it in the ether <text:a xlink:type="simple" xlink:href="https://www.youtube.com/watch" text:style-name="Internet_20_link" text:visited-style-name="Visited_20_Internet_20_Link">
television marathon</text:a>
The only news was informed by the head of the united coordination press center of the defense forces of South Ukraine Natalia Humeniuk.</text:p>
      <ul>
        <li>
Most of the hostile missiles were shot down by our defense forces over the sea, but unfortunately, there is an object in the object of the civilian industry, which led to the death of two guards of this object. And in this way, the enemy, always, tries to terrorize the rear regions of Ukraine and resembles Odessa, which is among its priorities, - said Natalia Humeniuk.</li>
      </ul>
      <text:p text:style-name="P4">
According to her, as of the morning, the Russian ship group in the black moistened and now there is one underwater rocket, which has four Caliber missiles.</text:p>
      <text:p text:style-name="P4">
News Source: <text:a xlink:type="simple" xlink:href="https://armyinform.com.ua/2023/05/18/vnaslidok-vchorashnogo-raketnogo-udaru-po-odesi-odna-lyudyna-zagynula-dvoye-distaly-poranennya-nataliya-gumenyuk/" text:style-name="Internet_20_link" text:visited-style-name="Visited_20_Internet_20_Link">
https://armyinform.com.ua/2023/05/18/vnaslidok-vchorashnogo-raketnogo-udaru-po-odesi-odna-lyudyna-zagynula-dvoye-distaly-poranennya-nataliya-gumenyuk/</text:a>
</text:p>
      <!--NEWS-->
      <text:h text:style-name="P10" text:outline-level="1">
<text:span text:style-name="T4">
Aviation of Defense Forces has struck 8 blows along Rosarmia SCR</text:span>
</text:h>
      <text:p text:style-name="P4">
Author: ['АРМІЯINFORM']</text:p>
      <text:p text:style-name="P4">
Time: 2023-05-18T36:00:00-04:00</text:p>
      <text:p text:style-name="P4">
Description: - Avіiaziya forces of defense for Past Dob took 20 hit in the areas of Zseridzhennya ... The war with Ukraine 2022, the war with Ukrain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avicziya_udar-1.jpg" text:style-name="Internet_20_link" text:visited-style-name="Visited_20_Internet_20_Link">
avicziya_udar-1.jpg</text:a>
']</text:p>
      <text:p text:style-name="P4">
Tags: ['STOPRUSSIA', 'АГРЕСІЯ РФ', 'ВТОРГНЕННЯ РФ', 'ГШ ЗСУ']</text:p>
      <text:p text:style-name="P4">
Category: News</text:p>
      <!--METADATA-->
      <text:p text:style-name="P4">
<draw:frame draw:style-name="fr1" draw:name="Image13" text:anchor-type="as-char" svg:width="6.9236in" svg:height="4.834981in" draw:z-index="0">
<draw:image xlink:href="../Images/AРМІЯINFORM/2023-05-18T36-00-00-04-00/avicziya_udar-1.jpg" xlink:type="simple" xlink:show="embed" xlink:actuate="onLoad" draw:mime-type="image/jpeg"/>
</draw:frame>
Ukrainian SU-25. Illustrative Photo <text:span text:style-name="T4">
 🔥 The Situation of Russian Completion </text:span>
</text:p>
      <text:p text:style-name="P4">
-Aviation of defense forces over the past 24 hours made 20 beats in the areas of concentration of personal staff and military equipment of the enemy, 8 of them-on the anti-aircraft missile complexes of the enemy. Also, 2 enemy reconnaissance dies of type "Orlan-10" were destroyed,-<text:a xlink:type="simple" xlink:href="https://www.facebook.com/GeneralStaff.ua/posts/pfbid0WbVtcN1PMMcGkbE2UsAaC9wY15aWRy4XtZNMNTtz8ibeQNaH3myeQgiLcXyBqfiXl" text:style-name="Internet_20_link" text:visited-style-name="Visited_20_Internet_20_Link">
reports</text:a>
General Staff of the Armed Forces of Ukraine.</text:p>
      <text:p text:style-name="P4">
The report also states that the units of missile troops and artillery were lasted 1 of the management point, 6 places of concentration of live power, 2 warehouses, 2 warehouses of fuel and lubricants, 1 artillery unit firing position and 2 more important goals of the enemy.</text:p>
      <text:p text:style-name="P4">
News Source: <text:a xlink:type="simple" xlink:href="https://armyinform.com.ua/2023/05/18/aviacziya-syl-oborony-zavdala-8-udariv-po-zrk-rosarmiyi/" text:style-name="Internet_20_link" text:visited-style-name="Visited_20_Internet_20_Link">
https://armyinform.com.ua/2023/05/18/aviacziya-syl-oborony-zavdala-8-udariv-po-zrk-rosarmiyi/</text:a>
</text:p>
      <!--NEWS-->
      <text:h text:style-name="P10" text:outline-level="1">
<text:span text:style-name="T4">
Bakhmut and Marinka remain at the epicenter of hostilities</text:span>
</text:h>
      <text:p text:style-name="P4">
Author: ['АРМІЯINFORM']</text:p>
      <text:p text:style-name="P4">
Time: 2023-05-18T37:00:00-04:00</text:p>
      <text:p text:style-name="P4">
Description: - The enemy is the sinking of Zoedzhuvati Major Zuill on Limansky, Bakhmutski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1/258528.jpg" text:style-name="Internet_20_link" text:visited-style-name="Visited_20_Internet_20_Link">
258528.jpg</text:a>
']</text:p>
      <text:p text:style-name="P4">
Tags: ['STOPRUSSIA', 'АГРЕСІЯ РФ', 'ВТОРГНЕННЯ РФ', 'ГШ ЗСУ']</text:p>
      <text:p text:style-name="P4">
Category: News</text:p>
      <!--METADATA-->
      <text:p text:style-name="P4">
<draw:frame draw:style-name="fr1" draw:name="Image14" text:anchor-type="as-char" svg:width="6.9236in" svg:height="3.900295in" draw:z-index="0">
<draw:image xlink:href="../Images/AРМІЯINFORM/2023-05-18T37-00-00-04-00/258528.jpg" xlink:type="simple" xlink:show="embed" xlink:actuate="onLoad" draw:mime-type="image/jpeg"/>
</draw:frame>
Illustrative photo</text:p>
      <ul>
        <li>
The enemy continues to focus on the main efforts on Liman, Bakhmut, Avdiiv and Mariinsky directions - 36 combat jackets took place. Bakhmut and Marinka remain at the epicenter of the fighting.</li>
      </ul>
      <text:p text:style-name="P4">
In the Volyn and Polissya directions, the operational situation without significant changes, the signs of formation of offensive enemy groups were not detected - <text:a xlink:type="simple" xlink:href="https://www.facebook.com/GeneralStaff.ua/posts/pfbid0WbVtcN1PMMcGkbE2UsAaC9wY15aWRy4XtZNMNTtz8ibeQNaH3myeQgiLcXyBqfiXl" text:style-name="Internet_20_link" text:visited-style-name="Visited_20_Internet_20_Link">
reports</text:a>
General Staff of the Armed Forces of Ukraine.</text:p>
      <text:p text:style-name="P4">
According to the Armed Forces General Staff, the enemy was unsuccessful in Kupyansk direction in the areas of Masyutivka and Novoselivsky. He has caused the Air Force of Masyutivka, Kislovka and May Day. The artillery and mortars of the enemy were the settlements of Krasne First, Figolivka, Novomlinsk, two -year, Western, Masutivka, Tabaivka, Berestovo Kharkiv region and Stelmakhivka of Luhansk region.</text:p>
      <text:p text:style-name="P4">
In the Liman direction during the passing day, the enemy conducted the offensive actions of the Unday of the Nevsky Luhansk region. He has struck nearby, Bigorivka, Upper Kamyansky and Merry. Makeevka, Nevskoye, Bigorivka of Luhansk, Dibrova, Verkhnamyanskoye and controversial Donetsk region were struck by artillery.</text:p>
      <text:p text:style-name="P4">
Heavy battles are ongoing in Bakhmut. In addition, during the day, the enemy of the vibrant offensive actions in the direction of Ivanovsky. He struck aviation blows to the settlements of Novomarka, Bogdanivka, Bakhmut, and Takurjumivka. Vasyukivka, Zaliznyanske, Orikhovo-Vasylivka, Novomarka, Grigorivka, Bogdanivka, Bakhmut, Ivanivske, Yar, Predictchyne, White Mountain, Northern and Shuma of Donetsk region were injured from enemy shelling.</text:p>
      <text:p text:style-name="P4">
In the Avdeevsky direction, the enemy did not carry out the offensive actions. The defense unit reflected numerous enemy attacks in the city of Marinka. Vorozhavvtsa shot a blow to Krasnogorivka, fired at Marinka, Paraskovivkuta Novomykhailivka, Donetsk region.</text:p>
      <text:p text:style-name="P4">
In Zaporizhzhya and Kherson directions, the enemy continues to conduct defense. He struck the Air Force on Novopol Donetsk region and the little tort of Nazaporyzhzhi. Fired at more than 20 settlements.</text:p>
      <text:p text:style-name="P4">
News Source: <text:a xlink:type="simple" xlink:href="https://armyinform.com.ua/2023/05/18/bahmut-ta-maryinka-zalyshayutsya-v-epiczentri-bojovyh-dij-2/" text:style-name="Internet_20_link" text:visited-style-name="Visited_20_Internet_20_Link">
https://armyinform.com.ua/2023/05/18/bahmut-ta-maryinka-zalyshayutsya-v-epiczentri-bojovyh-dij-2/</text:a>
</text:p>
      <!--NEWS-->
      <text:h text:style-name="P10" text:outline-level="1">
<text:span text:style-name="T4">
Defense forces per day eliminated more than 500 invaders, destroyed 32 artsystems and 8 BBM</text:span>
</text:h>
      <text:p text:style-name="P4">
Author: ['АРМІЯINFORM']</text:p>
      <text:p text:style-name="P4">
Time: 2023-05-18T38:00:00-04:00</text:p>
      <text:p text:style-name="P4">
Description: Zagalni Boyov, Find the enemy on 02/24/22 to 05/18/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d3e810d5-bf2b-4e46-ac26-94fff091e833-scaled.jpg" text:style-name="Internet_20_link" text:visited-style-name="Visited_20_Internet_20_Link">
d3e810d5-bf2b-4e46-ac26-94fff091e833-scaled.jpg</text:a>
']</text:p>
      <text:p text:style-name="P4">
Tags: ['STOPRUSSIA', 'АГРЕСІЯ РФ', 'ВТОРГНЕННЯ РФ', 'ВТРАТИ ВОРОГА', 'ГШ ЗСУ']</text:p>
      <text:p text:style-name="P4">
Category: News</text:p>
      <!--METADATA-->
      <text:p text:style-name="P4">
<draw:frame draw:style-name="fr1" draw:name="Image15" text:anchor-type="as-char" svg:width="6.9236in" svg:height="6.969757in" draw:z-index="0">
<draw:image xlink:href="../Images/AРМІЯINFORM/2023-05-18T38-00-00-04-00/d3e810d5-bf2b-4e46-ac26-94fff091e833-scaled.jpg" xlink:type="simple" xlink:show="embed" xlink:actuate="onLoad" draw:mime-type="image/jpeg"/>
</draw:frame>
The total combat loss of the enemy from 24.02.22 to 18.05.23 will be orientated:</text:p>
      <text:p text:style-name="P4">
<text:span text:style-name="T4">
<text:span text:style-name="T5">
 Personnel - </text:span>
* 201100(+510)persons eliminated</text:span>
<text:span text:style-name="T5">
 tanks - </text:span>
<text:span text:style-name="T5">
 3773(+2)</text:span>
<text:span text:style-name="T4">
 combat armored vehicles - </text:span>
 7373(+8)<text:span text:style-name="T4">
<text:span text:style-name="T5">
 Artillery Systems - </text:span>
<text:span text:style-name="T5">
 3198(+32)</text:span>
 </text:span>
 RSZV - <text:span text:style-name="T4">
 563(+1)</text:span>
<text:span text:style-name="T5">
 air defense means - </text:span>
<text:span text:style-name="T5">
 318(0)</text:span>
<text:span text:style-name="T4">
 aircraft - </text:span>
 308(0)<text:span text:style-name="T4">
<text:span text:style-name="T5">
 helicopters - </text:span>
* 294(0)</text:span>
<text:span text:style-name="T5">
 UAV Operative Tactical Level-</text:span>
<text:span text:style-name="T5">
 2759(+11)</text:span>
<text:span text:style-name="T4">
 Winged missiles - </text:span>
 990(+8)<text:span text:style-name="T4">
<text:span text:style-name="T5">
 ships / boats - </text:span>
* 18(0)</text:span>
<text:span text:style-name="T5">
 Automobile equipment and tanks - </text:span>
<text:span text:style-name="T5">
 6073(+6)</text:span>
<text:span text:style-name="T4">
 SPECIAL TECHANGE - </text:span>
 418(+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8.05.23.</text:p>
      <text:p text:style-name="P4">
News Source: <text:a xlink:type="simple" xlink:href="https://armyinform.com.ua/2023/05/18/syly-oborony-za-dobu-likviduvaly-ponad-500-okupantiv-znyshhyly-32-artsystemy-i-8-bbm/" text:style-name="Internet_20_link" text:visited-style-name="Visited_20_Internet_20_Link">
https://armyinform.com.ua/2023/05/18/syly-oborony-za-dobu-likviduvaly-ponad-500-okupantiv-znyshhyly-32-artsystemy-i-8-bbm/</text:a>
</text:p>
      <!--NEWS-->
      <text:h text:style-name="P10" text:outline-level="1">
<text:span text:style-name="T4">
Coordinating Staff: Severe -wounded combatants must be returned without prior conditions and out of exchange</text:span>
</text:h>
      <text:p text:style-name="P4">
Author: ['АРМІЯINFORM']</text:p>
      <text:p text:style-name="P4">
Time: 2023-05-18T39:00:00-04:00</text:p>
      <text:p text:style-name="P4">
Description: At the coordinating headquarters, Zustinich Zustinov was nyskovo service of Smremoy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5f2c9bc3-31b0-43cb-b17a-8c33e34d2377.jpg" text:style-name="Internet_20_link" text:visited-style-name="Visited_20_Internet_20_Link">
5f2c9bc3-31b0-43cb-b17a-8c33e34d2377.jpg</text:a>
']</text:p>
      <text:p text:style-name="P4">
Tags: ['КОМБАТАНТИ', 'КООРДИНАЦІЙНИЙ ШТАБ З ПИТАНЬ ПОВОДЖЕННЯ З ВІЙСЬКОВОПОЛОНЕНИМИ', 'ПОВЕРНЕННЯ ПОЛОНЕНИХ']</text:p>
      <text:p text:style-name="P4">
Category: News</text:p>
      <!--METADATA-->
      <text:p text:style-name="P4">
<draw:frame draw:style-name="fr1" draw:name="Image16" text:anchor-type="as-char" svg:width="6.9236in" svg:height="4.402256in" draw:z-index="0">
<draw:image xlink:href="../Images/AРМІЯINFORM/2023-05-18T39-00-00-04-00/5f2c9bc3-31b0-43cb-b17a-8c33e34d2377.jpg" xlink:type="simple" xlink:show="embed" xlink:actuate="onLoad" draw:mime-type="image/jpeg"/>
</draw:frame>
At the Coordination Headquarters, a meeting with the families of the servicemen of the separate Theodosius Battalion of the Marine Corps, which is part of the Correct Marine Corps named after the counter -admiral of the Mikhail Bilylinsky-Navy of the Armed Forces of Ukraine.</text:p>
      <text:p text:style-name="P4">
About it <text:a xlink:type="simple" xlink:href="https://t.me/Koord_shtab/1068" text:style-name="Internet_20_link" text:visited-style-name="Visited_20_Internet_20_Link">
reports</text:a>
Coordinating headquarters of inquiries for the treatment of prisoners of war.</text:p>
      <text:p text:style-name="P4">
One of the issues raised during the meeting concerned information of heavy illnesses and injuries to servicemen. According to the headquarters, such information comes from various sources: from relatives, from military parts, and from the released from captivity of defenders.</text:p>
      <text:p text:style-name="P4">
He emphasized that seriously wounded and seriously ill combatants should be reimplated, that is, returned to the Motherland, without prior conditions, and fail into the exchange processes. The relevant mechanisms are provided by Geneva Conventions.</text:p>
      <text:p text:style-name="P4">
Unfortunately, Russia does not fulfill its obligations in accordance with the norms of international humanitarian law. This applies, in particular, to the provision of adequate medical care, and proper conditions of maintenance, to tailoring with relatives.</text:p>
      <text:p text:style-name="P4">
The coordination staff representative noted that the part of the information that the coordination headquarters possesses cannot be publicly widespread. It is operative and used to work on returning the people.</text:p>
      <text:p text:style-name="P4">
It should be noted that the military units transmit information to the servicemen they possess, but they do not have participation in metabolic processes and their impact.</text:p>
      <text:p text:style-name="P4">
News Source: <text:a xlink:type="simple" xlink:href="https://armyinform.com.ua/2023/05/18/koordynaczijnyj-shtab-vazhkoporaneni-kombatanty-povynni-buty-poverneni-bez-poperednih-umov-i-poza-obminu/" text:style-name="Internet_20_link" text:visited-style-name="Visited_20_Internet_20_Link">
https://armyinform.com.ua/2023/05/18/koordynaczijnyj-shtab-vazhkoporaneni-kombatanty-povynni-buty-poverneni-bez-poperednih-umov-i-poza-obminu/</text:a>
</text:p>
      <!--NEWS-->
      <text:h text:style-name="P10" text:outline-level="1">
<text:span text:style-name="T4">
To Ukraine from Russia was returned a girl whose parents defended Mariupol</text:span>
</text:h>
      <text:p text:style-name="P4">
Author: ['АРМІЯINFORM']</text:p>
      <text:p text:style-name="P4">
Time: 2023-05-18T40:00:00-04:00</text:p>
      <text:p text:style-name="P4">
Description: In Ukrainian, it was spent to turn the six -rd Donku Zakhisnikiv Mariupol, Yaki Trivaliy Hour ... The war with Ukraine 2022, the war with Ukraine is the latest news today, the News War with Ukraine 2022 is the last for today, whether there will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415977988622763478_y.jpg" text:style-name="Internet_20_link" text:visited-style-name="Visited_20_Internet_20_Link">
photo_5415977988622763478_y.jpg</text:a>
']</text:p>
      <text:p text:style-name="P4">
Tags: ['ВИЗВОЛЕННЯ З ПОЛОНУ', 'ДЕПОРТАЦІЯ УКРАЇНСЬКИХ ДІТЕЙ', 'УПОВНОВАЖЕНИЙ ВРУ З ПРАВ ЛЮДИНИ']</text:p>
      <text:p text:style-name="P4">
Category: News</text:p>
      <!--METADATA-->
      <text:p text:style-name="P4">
<draw:frame draw:style-name="fr1" draw:name="Image17" text:anchor-type="as-char" svg:width="6.9236in" svg:height="4.615733in" draw:z-index="0">
<draw:image xlink:href="../Images/AРМІЯINFORM/2023-05-18T40-00-00-04-00/photo_5415977988622763478_y.jpg" xlink:type="simple" xlink:show="embed" xlink:actuate="onLoad" draw:mime-type="image/jpeg"/>
</draw:frame>
In Ukraine, the six -year -old daughter of the defenders of Mariupol, who was in Russian captivity, managed to return the six -year -old daughter of the defenders of Mariupol.</text:p>
      <text:p text:style-name="P4">
About it <text:a xlink:type="simple" xlink:href="https://t.me/dmytro_lubinetzs/2455" text:style-name="Internet_20_link" text:visited-style-name="Visited_20_Internet_20_Link">
reported</text:a>
Ombudsman Dmitry Lubinets.</text:p>
      <text:p text:style-name="P4">
“In Ukrainian children happy(<text:span text:style-name="T5">
 a child - ed .</text:span>
)It can only be with your family in the native land. And recently it happened with the girl Anna-Maria, the Yakusils of our office managed to return to Ukraine from the territory of the Russian Federation, ”-said Dmitry Lubinets.</text:p>
      <text:p text:style-name="P4">
The girl returned to her parents who had been in the Russian field for a long time. The mother and dad of the girl are the military who were captured in Mariupol's native city, protecting him from the Russian military.</text:p>
      <text:p text:style-name="P4">
“After liberation from captivity, the girl's mother went to the office of the Ombudsman to assist in his return to her daughter. Due to the interaction of the Authorized Ukraine and the Russian Federation, the employees of the Secretariat of the Ukrainian Ombudsman managed to turn the little Ukrainian home home, ”the message said.</text:p>
      <text:p text:style-name="P4">
According to Dmitry Lubinets, the full family is now in Ukraine and the happily that it has been reunited.</text:p>
      <text:p text:style-name="P4">
News Source: <text:a xlink:type="simple" xlink:href="https://armyinform.com.ua/2023/05/18/v-ukrayinu-z-rosiyi-povernuly-divchynku-batky-yakoyi-zahyshhaly-mariupol/" text:style-name="Internet_20_link" text:visited-style-name="Visited_20_Internet_20_Link">
https://armyinform.com.ua/2023/05/18/v-ukrayinu-z-rosiyi-povernuly-divchynku-batky-yakoyi-zahyshhaly-mariupol/</text:a>
</text:p>
      <!--NEWS-->
      <text:h text:style-name="P10" text:outline-level="1">
<text:span text:style-name="T4">
The Defense Ministry invites you to a meeting to discuss food organization to meet the needs of defense</text:span>
</text:h>
      <text:p text:style-name="P4">
Author: ['АРМІЯINFORM']</text:p>
      <text:p text:style-name="P4">
Time: 2023-05-18T53:00:00-04:00</text:p>
      <text:p text:style-name="P4">
Description: The Minsky Castle of the Defense of Ukraine requested a must -be -bahaychy to the plot in the timid ... the war with Ukraine 2022, the war with Ukraine is the latest news today, the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578-2.png" text:style-name="Internet_20_link" text:visited-style-name="Visited_20_Internet_20_Link">
578-2.png</text:a>
']</text:p>
      <text:p text:style-name="P4">
Tags: ['ДЕНИС ШАРАПОВ', 'МОУ', 'ХАРЧУВАННЯ ВІЙСЬКОВИХ']</text:p>
      <text:p text:style-name="P4">
Category: News</text:p>
      <!--METADATA-->
      <text:p text:style-name="P4">
<draw:frame draw:style-name="fr1" draw:name="Image18" text:anchor-type="as-char" svg:width="6.9236in" svg:height="2.394412in" draw:z-index="0">
<draw:image xlink:href="../Images/AРМІЯINFORM/2023-05-18T53-00-00-04-00/578-2.png" xlink:type="simple" xlink:show="embed" xlink:actuate="onLoad" draw:mime-type="image/png"/>
</draw:frame>
The Ministry of Defense of Ukraine invites everyone to participate in the participation of a work meeting on discussion of the organization of food servicemen of the Armed Forces of Ukraine.</text:p>
      <text:p text:style-name="P4">
The event will be held in <text:span text:style-name="T4">
 Friday, May 19, 2023, </text:span>
 under the chairman of the Deputy Minister of Defense of Ukraine Denis Sharapova. Meeting - O <text:span text:style-name="T4">
 15: 30 </text:span>
 h.</text:p>
      <text:p text:style-name="P4">
Wishing to participate we suggest send a letter to the email address <text:a xlink:type="simple" xlink:href="https://armyinform.com.ua/cdn-cgi/l/email-protection#c5a0bfa4aeb0b5acb3a9aca1a1bf85b5aab6b1eba8aca9eba2aab3ebb0a4" text:style-name="Internet_20_link" text:visited-style-name="Visited_20_Internet_20_Link">
[Emailprotected]</text:a>
By 16: 00 May 18. The letter must indicate the name and code of the EDRPOPUBUSTRY, as well as the name and the position of representatives.</text:p>
      <text:p text:style-name="P4">
Detailed information about the place of the meeting will be informed by additional reserved persons.</text:p>
      <text:p text:style-name="P4">
<text:span text:style-name="T4">
 Source: </text:span>
 <text:a xlink:type="simple" xlink:href="https://www.mil.gov.ua/news/2023/05/18/zustrich-shhodo-obgovorennya-pitannya-organizaczii-harchuvannya-dlya-zabezpechennya-potreb-oboroni/" text:style-name="Internet_20_link" text:visited-style-name="Visited_20_Internet_20_Link">
__ Ministry of Defense of Ukraine_</text:a>
</text:p>
      <text:p text:style-name="P4">
News Source: <text:a xlink:type="simple" xlink:href="https://armyinform.com.ua/2023/05/18/minoborony-zaproshuye-na-zustrich-shhodo-obgovorennya-pytannya-organizacziyi-harchuvannya-dlya-zabezpechennya-potreb-oborony/" text:style-name="Internet_20_link" text:visited-style-name="Visited_20_Internet_20_Link">
https://armyinform.com.ua/2023/05/18/minoborony-zaproshuye-na-zustrich-shhodo-obgovorennya-pytannya-organizacziyi-harchuvannya-dlya-zabezpechennya-potreb-oborony/</text:a>
</text:p>
      <!--NEWS-->
      <text:h text:style-name="P10" text:outline-level="1">
<text:span text:style-name="T4">
Alexei Reznikov met with representatives of the American organization Renew Democracy Initiative</text:span>
</text:h>
      <text:p text:style-name="P4">
Author: ['АРМІЯINFORM']</text:p>
      <text:p text:style-name="P4">
Time: 2023-05-18T80:00:00-04:00</text:p>
      <text:p text:style-name="P4">
Description: Miniter defense of Ukraine Oleksii Reznikov at Kiwivi Zustych Iz representer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a4f1aa2bbc15d41432eea37d5056d49d15a6e267.jpg" text:style-name="Internet_20_link" text:visited-style-name="Visited_20_Internet_20_Link">
a4f1aa2bbc15d41432eea37d5056d49d15a6e267.jpg</text:a>
', '<text:a xlink:type="simple" xlink:href="https://armyinform.com.ua/wp-content/uploads/2023/05/51aef72570057f716fdd95728678c98bd83bf7f1-150x150.jpg" text:style-name="Internet_20_link" text:visited-style-name="Visited_20_Internet_20_Link">
51aef72570057f716fdd95728678c98bd83bf7f1-150x150.jpg</text:a>
', '<text:a xlink:type="simple" xlink:href="https://armyinform.com.ua/wp-content/uploads/2023/05/e853d546175804e528f51fe162b06123980ed70b-150x150.jpg" text:style-name="Internet_20_link" text:visited-style-name="Visited_20_Internet_20_Link">
e853d546175804e528f51fe162b06123980ed70b-150x150.jpg</text:a>
', '<text:a xlink:type="simple" xlink:href="https://armyinform.com.ua/wp-content/uploads/2023/05/8861af316ed5c741fdc30a875f0a740a01dd8f0e-150x150.jpg" text:style-name="Internet_20_link" text:visited-style-name="Visited_20_Internet_20_Link">
8861af316ed5c741fdc30a875f0a740a01dd8f0e-150x150.jpg</text:a>
', '<text:a xlink:type="simple" xlink:href="https://armyinform.com.ua/wp-content/uploads/2023/05/02a2dd58e7d27507034e519f0bcc82a8effe74e2-150x150.jpg" text:style-name="Internet_20_link" text:visited-style-name="Visited_20_Internet_20_Link">
02a2dd58e7d27507034e519f0bcc82a8effe74e2-150x150.jpg</text:a>
', '<text:a xlink:type="simple" xlink:href="https://armyinform.com.ua/wp-content/uploads/2023/05/4ae10e45d8841fa8162a54ffdf29f36ffdaa1ca8-150x150.jpg" text:style-name="Internet_20_link" text:visited-style-name="Visited_20_Internet_20_Link">
4ae10e45d8841fa8162a54ffdf29f36ffdaa1ca8-150x150.jpg</text:a>
']</text:p>
      <text:p text:style-name="P4">
Tags: ['ЗУСТРІЧ', 'ОЛЕКСІЙ РЕЗНІКОВ', 'ОФІЦІЙНО', 'США']</text:p>
      <text:p text:style-name="P4">
Category: News</text:p>
      <!--METADATA-->
      <text:p text:style-name="P4">
<draw:frame draw:style-name="fr1" draw:name="Image19" text:anchor-type="as-char" svg:width="6.9236in" svg:height="4.615733in" draw:z-index="0">
<draw:image xlink:href="../Images/AРМІЯINFORM/2023-05-18T80-00-00-04-00/a4f1aa2bbc15d41432eea37d5056d49d15a6e267.jpg" xlink:type="simple" xlink:show="embed" xlink:actuate="onLoad" draw:mime-type="image/jpeg"/>
</draw:frame>
The Minister of Defense of Ukraine Alexei Reznikov in Kiev held a meeting with the representatives of the American non -profit organization Renew Democracyinitiatiatiatiae, headed by US Congress Senator Mary Katherine Hitkamp.</text:p>
      <text:p text:style-name="P4">
Alexei Reznikov thanked the United States of America for the help of our country to fight the Russian invaders and for the fact that the government and the US people are standing side by side with Ukraine for more than a year of full-scale. The issue of further consolidation of efforts in ensuring the detachment of Russian aggression and the implementation of bilateral cooperation was discussed in order to delay the capabilities of the Armed Forces of Ukraine.</text:p>
      <text:p text:style-name="P4">
The Minister of Defense informed the foreign delegation about the current state of the front, the continuation of the record of crimes of Russians committed in Ukrainian territories. He expressed his belief that Russian officials who give ordinary orders should be brought to international criminal responsibility.</text:p>
      <ul>
        <li>
What the Russian military was committed and committed in the territory of Ukraine can not be unpunished. This is a special international tribunal or name it "Nuremberg -2" as you want. It should be a clear and effective argument for the next generations of Russians, which should be become part of civilization, and think about any revenge,-said Alexei Reznikov.</li>
      </ul>
      <text:p text:style-name="P4">
The head of the defense department emphasized the importance of strengthening the prototypal defense of Ukraine to create a civilian population over our country, which should protect the civilian population and objects of critical infrastructure.</text:p>
      <text:p text:style-name="P4">
<text:a xlink:type="simple" xlink:href="https://armyinform.com.ua/wp-content/uploads/2023/05/51aef72570057f716fdd95728678c98bd83bf7f1.jpg" text:style-name="Internet_20_link" text:visited-style-name="Visited_20_Internet_20_Link">
!(Images/AРМІЯINFORM/2023-05-18T80-00-00-04-00/51aef72570057f716fdd95728678c98bd83bf7f1-150x150.jpg)</text:a>
</text:p>
      <text:p text:style-name="P4">
<text:a xlink:type="simple" xlink:href="https://armyinform.com.ua/wp-content/uploads/2023/05/e853d546175804e528f51fe162b06123980ed70b.jpg" text:style-name="Internet_20_link" text:visited-style-name="Visited_20_Internet_20_Link">
<draw:frame draw:style-name="fr1" draw:name="Image20" text:anchor-type="as-char" svg:width="6.9236in" svg:height="6.9236in" draw:z-index="0">
<draw:image xlink:href="../Images/AРМІЯINFORM/2023-05-18T80-00-00-04-00/e853d546175804e528f51fe162b06123980ed70b-150x150.jpg" xlink:type="simple" xlink:show="embed" xlink:actuate="onLoad" draw:mime-type="image/jpeg"/>
</draw:frame>
</text:a>
</text:p>
      <text:p text:style-name="P4">
<text:a xlink:type="simple" xlink:href="https://armyinform.com.ua/wp-content/uploads/2023/05/8861af316ed5c741fdc30a875f0a740a01dd8f0e.jpg" text:style-name="Internet_20_link" text:visited-style-name="Visited_20_Internet_20_Link">
<draw:frame draw:style-name="fr1" draw:name="Image21" text:anchor-type="as-char" svg:width="6.9236in" svg:height="6.9236in" draw:z-index="0">
<draw:image xlink:href="../Images/AРМІЯINFORM/2023-05-18T80-00-00-04-00/8861af316ed5c741fdc30a875f0a740a01dd8f0e-150x150.jpg" xlink:type="simple" xlink:show="embed" xlink:actuate="onLoad" draw:mime-type="image/jpeg"/>
</draw:frame>
</text:a>
</text:p>
      <text:p text:style-name="P4">
<text:a xlink:type="simple" xlink:href="https://armyinform.com.ua/wp-content/uploads/2023/05/02a2dd58e7d27507034e519f0bcc82a8effe74e2.jpg" text:style-name="Internet_20_link" text:visited-style-name="Visited_20_Internet_20_Link">
<draw:frame draw:style-name="fr1" draw:name="Image22" text:anchor-type="as-char" svg:width="6.9236in" svg:height="6.9236in" draw:z-index="0">
<draw:image xlink:href="../Images/AРМІЯINFORM/2023-05-18T80-00-00-04-00/02a2dd58e7d27507034e519f0bcc82a8effe74e2-150x150.jpg" xlink:type="simple" xlink:show="embed" xlink:actuate="onLoad" draw:mime-type="image/jpeg"/>
</draw:frame>
</text:a>
</text:p>
      <text:p text:style-name="P4">
He also noted that in the future of the NATO Vilnius Summit, Ukraine is waiting for a clear signal from partners about the readiness to accept our state as a full member of the Alliance.</text:p>
      <ul>
        <li>
At the beginning of a full -scale invasion of the Russian Federation, many were unbelievable. We were given 72 hours, said that Kiev would fall. But as you wish, we are struggling, we have success on the front. That is why I am confident in our mastery and ask us to believe in us and trust us. Ukraine is not just a reliable partner, it is a strong country that knows how to fight and efficiently destroy them. Ukraine is a real NATO oriental shield, the Cereal Eastern Shield of the European Union. That is why the acquisition of our country in the Alliance is one of the key elements of a strong system of international safe architecture, - said the minister.</li>
      </ul>
      <text:p text:style-name="P4">
Alexei Reznikov emphasized on the importance of Ukraine's conquest of the prime, which will allow successfully to carry out land operations, in particular the deposits of Ukrainian territories. That is why, according to him, at least the fourth generation is needed by our defenders to defend from Russian air terrorism and subsequently make them a part of national air defense.</text:p>
      <text:p text:style-name="P4">
American delegates have expressed words of support to our country and the remarkable integrity and sustainability of Ukrainian servicemen in the struggle of Ukraine. Mary Katherine Hitkamp emphasized that the heroic of a more convenient people is a striking example not only for the US but for the world.</text:p>
      <text:p text:style-name="P4">
<text:span text:style-name="T4">
 Source: </text:span>
 _ <text:a xlink:type="simple" xlink:href="http://mil.gov.ua/news/2023/05/18/oleksij-reznikov-zustrivsya-z-predstavnikami-amerikanskoi-organizaczii-renew-democracy-initiative/" text:style-name="Internet_20_link" text:visited-style-name="Visited_20_Internet_20_Link">
Ministry of Defense of Ukraine</text:a>
_</text:p>
      <text:p text:style-name="P4">
News Source: <text:a xlink:type="simple" xlink:href="https://armyinform.com.ua/2023/05/18/oleksij-reznikov-zustrivsya-z-predstavnykamy-amerykanskoyi-organizacziyi-renew-democracy-initiative/" text:style-name="Internet_20_link" text:visited-style-name="Visited_20_Internet_20_Link">
https://armyinform.com.ua/2023/05/18/oleksij-reznikov-zustrivsya-z-predstavnykamy-amerykanskoyi-organizacziyi-renew-democracy-initiative/</text:a>
</text:p>
      <!--NEWS-->
      <text:h text:style-name="P10" text:outline-level="1">
<text:span text:style-name="T4">
The map-embroidery, the ceramic panel "Wild Field" and the singing of resistance to Russian aggression: as in the Dnieper celebrate the day of embroidery</text:span>
</text:h>
      <text:p text:style-name="P4">
Author: ['Олександр Колесник']</text:p>
      <text:p text:style-name="P4">
Time: 2023-05-18T85:00:00-04:00</text:p>
      <text:p text:style-name="P4">
Description: At the Dniepre on the day of Vishivanki 15 Tysyach Mistyan in Edin’s porivі, Gimn Ukrainian was put on ...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vyshyvanka.jpg" text:style-name="Internet_20_link" text:visited-style-name="Visited_20_Internet_20_Link">
vyshyvanka.jpg</text:a>
', '<text:a xlink:type="simple" xlink:href="https://armyinform.com.ua/wp-content/uploads/2023/05/vyshyvanka_04-150x150.jpg" text:style-name="Internet_20_link" text:visited-style-name="Visited_20_Internet_20_Link">
vyshyvanka_04-150x150.jpg</text:a>
', '<text:a xlink:type="simple" xlink:href="https://armyinform.com.ua/wp-content/uploads/2023/05/vyshyvanka_1-150x150.jpg" text:style-name="Internet_20_link" text:visited-style-name="Visited_20_Internet_20_Link">
vyshyvanka_1-150x150.jpg</text:a>
', '<text:a xlink:type="simple" xlink:href="https://armyinform.com.ua/wp-content/uploads/2023/05/vyshyvanka_05-150x150.jpg" text:style-name="Internet_20_link" text:visited-style-name="Visited_20_Internet_20_Link">
vyshyvanka_05-150x150.jpg</text:a>
', '<text:a xlink:type="simple" xlink:href="https://armyinform.com.ua/wp-content/uploads/2023/05/vyshyvanka_001-150x150.jpg" text:style-name="Internet_20_link" text:visited-style-name="Visited_20_Internet_20_Link">
vyshyvanka_001-150x150.jpg</text:a>
', '<text:a xlink:type="simple" xlink:href="https://armyinform.com.ua/wp-content/uploads/2023/05/vyshyvanka_2-150x150.jpg" text:style-name="Internet_20_link" text:visited-style-name="Visited_20_Internet_20_Link">
vyshyvanka_2-150x150.jpg</text:a>
', '<text:a xlink:type="simple" xlink:href="https://armyinform.com.ua/wp-content/uploads/2023/05/vyshyvanka_03-150x150.jpg" text:style-name="Internet_20_link" text:visited-style-name="Visited_20_Internet_20_Link">
vyshyvanka_03-150x150.jpg</text:a>
']</text:p>
      <text:p text:style-name="P4">
Tags: ['ДЕНЬ ВИШИВАНКИ']</text:p>
      <text:p text:style-name="P4">
Category: News</text:p>
      <!--METADATA-->
      <text:p text:style-name="P4">
<draw:frame draw:style-name="fr1" draw:name="Image23" text:anchor-type="as-char" svg:width="6.9236in" svg:height="3.506314in" draw:z-index="0">
<draw:image xlink:href="../Images/AРМІЯINFORM/2023-05-18T85-00-00-04-00/vyshyvanka.jpg" xlink:type="simple" xlink:show="embed" xlink:actuate="onLoad" draw:mime-type="image/jpeg"/>
</draw:frame>
In the Dnieper on the Day of Embroidery, 15 thousand locals sang a hymn and Ukrainian folk song "Oh in the meadow of red viburnum!" - What is a real symbol of resistance to Ukrainians in Russian aggression. They joined this large -scale action - teachers and students of general and art schools, staff of the city's sports facilities.</text:p>
      <text:p text:style-name="P4">
Also on the Embroidery Day in the city was laid out an embroidery map. Installation "Vyshivankadnip" is a map of Ukraine, which consists of children's drawings.</text:p>
      <text:p text:style-name="P4">
Each of these drawings is an ornament of embroidery from a particular region of Ukraine. MAPA size twelve by eight meters consists of 25 administrative-territorial units of Ukraine-24 regions and the Autonomous Republic of Crimea. .</text:p>
      <text:p text:style-name="P4">
The participants themselves were looking for the ornaments of the necessary region and themselves were determined, which was stylistically reflecting it in the picture. During the festive event, the installation of "Embroidery Flower" was presented - a composition of drawings with mining from different regions of Ukraine. In total, participants created 600 drawings of embroidery star.</text:p>
      <text:p text:style-name="P4">
<text:a xlink:type="simple" xlink:href="https://armyinform.com.ua/wp-content/uploads/2023/05/vyshyvanka_04.jpg" text:style-name="Internet_20_link" text:visited-style-name="Visited_20_Internet_20_Link">
!(Images/AРМІЯINFORM/2023-05-18T85-00-00-04-00/vyshyvanka_04-150x150.jpg)</text:a>
</text:p>
      <text:p text:style-name="P4">
<text:a xlink:type="simple" xlink:href="https://armyinform.com.ua/wp-content/uploads/2023/05/vyshyvanka_1.jpg" text:style-name="Internet_20_link" text:visited-style-name="Visited_20_Internet_20_Link">
<draw:frame draw:style-name="fr1" draw:name="Image24" text:anchor-type="as-char" svg:width="6.9236in" svg:height="6.9236in" draw:z-index="0">
<draw:image xlink:href="../Images/AРМІЯINFORM/2023-05-18T85-00-00-04-00/vyshyvanka_1-150x150.jpg" xlink:type="simple" xlink:show="embed" xlink:actuate="onLoad" draw:mime-type="image/jpeg"/>
</draw:frame>
</text:a>
</text:p>
      <text:p text:style-name="P4">
<text:a xlink:type="simple" xlink:href="https://armyinform.com.ua/wp-content/uploads/2023/05/vyshyvanka_05.jpg" text:style-name="Internet_20_link" text:visited-style-name="Visited_20_Internet_20_Link">
<draw:frame draw:style-name="fr1" draw:name="Image25" text:anchor-type="as-char" svg:width="6.9236in" svg:height="6.9236in" draw:z-index="0">
<draw:image xlink:href="../Images/AРМІЯINFORM/2023-05-18T85-00-00-04-00/vyshyvanka_05-150x150.jpg" xlink:type="simple" xlink:show="embed" xlink:actuate="onLoad" draw:mime-type="image/jpeg"/>
</draw:frame>
</text:a>
</text:p>
      <text:p text:style-name="P4">
<text:a xlink:type="simple" xlink:href="https://armyinform.com.ua/wp-content/uploads/2023/05/vyshyvanka_001.jpg" text:style-name="Internet_20_link" text:visited-style-name="Visited_20_Internet_20_Link">
<draw:frame draw:style-name="fr1" draw:name="Image26" text:anchor-type="as-char" svg:width="6.9236in" svg:height="6.9236in" draw:z-index="0">
<draw:image xlink:href="../Images/AРМІЯINFORM/2023-05-18T85-00-00-04-00/vyshyvanka_001-150x150.jpg" xlink:type="simple" xlink:show="embed" xlink:actuate="onLoad" draw:mime-type="image/jpeg"/>
</draw:frame>
</text:a>
</text:p>
      <text:p text:style-name="P4">
<text:a xlink:type="simple" xlink:href="https://armyinform.com.ua/wp-content/uploads/2023/05/vyshyvanka_2.jpg" text:style-name="Internet_20_link" text:visited-style-name="Visited_20_Internet_20_Link">
<draw:frame draw:style-name="fr1" draw:name="Image27" text:anchor-type="as-char" svg:width="6.9236in" svg:height="6.9236in" draw:z-index="0">
<draw:image xlink:href="../Images/AРМІЯINFORM/2023-05-18T85-00-00-04-00/vyshyvanka_2-150x150.jpg" xlink:type="simple" xlink:show="embed" xlink:actuate="onLoad" draw:mime-type="image/jpeg"/>
</draw:frame>
</text:a>
</text:p>
      <text:p text:style-name="P4">
<text:a xlink:type="simple" xlink:href="https://armyinform.com.ua/wp-content/uploads/2023/05/vyshyvanka_03.jpg" text:style-name="Internet_20_link" text:visited-style-name="Visited_20_Internet_20_Link">
<draw:frame draw:style-name="fr1" draw:name="Image28" text:anchor-type="as-char" svg:width="6.9236in" svg:height="6.9236in" draw:z-index="0">
<draw:image xlink:href="../Images/AРМІЯINFORM/2023-05-18T85-00-00-04-00/vyshyvanka_03-150x150.jpg" xlink:type="simple" xlink:show="embed" xlink:actuate="onLoad" draw:mime-type="image/jpeg"/>
</draw:frame>
</text:a>
In addition, on the occasion of the holiday in the regional center opened a new article - the ceramic Pano "Wild Field" of the authorship of young Dniprovsky sculptors Nadiyotja and Fyodor Bushman.It is worth noting that the story of embroidery of Dnipropetrovsk region is extremely interesting. Its individual ornaments appeared here at the beginning of the last century.</text:p>
      <text:p text:style-name="P4">
<text:span text:style-name="T5">
Opto of the author and department of culture of the Department of Humanitarian Policy of the Dnieper City Council.</text:span>
</text:p>
      <text:p text:style-name="P4">
News Source: <text:a xlink:type="simple" xlink:href="https://armyinform.com.ua/2023/05/18/mapa-vyshyvanka-keramichne-pano-dyke-pole-ta-spiv-sprotyvu-rosijskij-agresiyi-yak-u-dnipri-vidznachayut-den-vyshyvanky/" text:style-name="Internet_20_link" text:visited-style-name="Visited_20_Internet_20_Link">
https://armyinform.com.ua/2023/05/18/mapa-vyshyvanka-keramichne-pano-dyke-pole-ta-spiv-sprotyvu-rosijskij-agresiyi-yak-u-dnipri-vidznachayut-den-vyshyvanky/</text:a>
</text:p>
      <!--NEWS-->
      <text:h text:style-name="P10" text:outline-level="1">
<text:span text:style-name="T4">
The meaningless attacks of the Russian Federation on Kiev are needed by the Kremlin to raise the degree of patriotic hysteria - Alexei Danilov</text:span>
</text:h>
      <text:p text:style-name="P4">
Author: ['АРМІЯINFORM']</text:p>
      <text:p text:style-name="P4">
Time: 2023-05-18T98:00:00-04:00</text:p>
      <text:p text:style-name="P4">
Description: The secretary for the sake of the National Bezpeki, the Rosiya Attaku Capital Ukrainian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1/124169412_728e27f1-5076-4016-ae2e-9fb07e605c88.jpg.webp" text:style-name="Internet_20_link" text:visited-style-name="Visited_20_Internet_20_Link">
124169412_728e27f1-5076-4016-ae2e-9fb07e605c88.jpg.webp</text:a>
']</text:p>
      <text:p text:style-name="P4">
Tags: ['ВІЙНА', 'ОЛЕКСІЙ ДАНІЛОВ', 'РАКЕТНІ АТАКИ РФ']</text:p>
      <text:p text:style-name="P4">
Category: News</text:p>
      <!--METADATA-->
      <text:p text:style-name="P4">
<draw:frame draw:style-name="fr1" draw:name="Image29" text:anchor-type="as-char" svg:width="6.9236in" svg:height="3.894525in" draw:z-index="0">
<draw:image xlink:href="../ConvertedIMGs/AРМІЯINFORM/2023-05-18T98-00-00-04-00/124169412_728e27f1-5076-4016-ae2e-9fb07e605c88.jpg.png" xlink:type="simple" xlink:show="embed" xlink:actuate="onLoad" draw:mime-type="image/png"/>
</draw:frame>
The Secretary of the National Security and Defense Council believes that Russia is attacking the capital of Ukraine with expensive missiles from despair and to heat patriotic agriculture in the Russians.</text:p>
      <text:p text:style-name="P4">
He [wrote] about it(https://twitter.com/oleksiydanilov/status/1659116398105198593?s=46)In his tweet.</text:p>
      <text:p text:style-name="P4">
“Kiev remains a manic and unattainable Putin's target. Symbolic places are the purpose of Russian rocket firing. The Kremlin is needed and super -costly and super -frequency to the capital to raise the degree of patriotic hysteriv in the country, ”the message reads.</text:p>
      <text:p text:style-name="P4">
Alexei Danilov added that in Russia the process of despair and disappointment on the background of the failure of the offensive and failure at the front.</text:p>
      <text:p text:style-name="P4">
It is known that at night Russia has once again attacked Ukraine, including Kiev, 30 rockets of different types and drones. Defenders <text:a xlink:type="simple" xlink:href="https://armyinform.com.ua/2023/05/18/syly-ppo-vnochi-znyshhyly-33-povitryani-czili-29-raket-ta-4-bezpilotnyky/" text:style-name="Internet_20_link" text:visited-style-name="Visited_20_Internet_20_Link">
knocked down</text:a>
29 rockets and 4 non -spokes.</text:p>
      <text:p text:style-name="P4">
News Source: <text:a xlink:type="simple" xlink:href="https://armyinform.com.ua/2023/05/18/bezgluzdi-ataky-rf-na-kyyiv-neobhidni-kremlyu-dlya-pidnyattya-gradusu-patriotychnoyi-isteriyi-oleksij-danilov/" text:style-name="Internet_20_link" text:visited-style-name="Visited_20_Internet_20_Link">
https://armyinform.com.ua/2023/05/18/bezgluzdi-ataky-rf-na-kyyiv-neobhidni-kremlyu-dlya-pidnyattya-gradusu-patriotychnoyi-isteriyi-oleksij-danilov/</text:a>
</text:p>
      <!--NEWS-->
      <text:h text:style-name="P10" text:outline-level="1">
<text:span text:style-name="T4">
In Israel as a result of shooting the son of an official was killed</text:span>
</text:h>
      <text:p text:style-name="P4">
Authors: Ukrinform (Person)</text:p>
      <text:p text:style-name="P4">
Publisher: Укринформ (Organization)</text:p>
      <text:p text:style-name="P4">
Published Time: 2023-05-19T-127:36:00+03:00</text:p>
      <text:p text:style-name="P4">
Modified Time: 2023-05-19T17:36:00+03:00</text:p>
      <text:p text:style-name="P4">
Description: In the northern city of Israel Kar-Yasif, against the background of a wave of violent crimes in the Arab communities, a man was shot. Another is injured. - Ukrinform.</text:p>
      <text:p text:style-name="P4">
Images: ["<text:a xlink:type="simple" xlink:href="https://static.ukrinform.com/photos/2023_05/thumb_files/630_360_1684497276-499.jpg" text:style-name="Internet_20_link" text:visited-style-name="Visited_20_Internet_20_Link">
630_360_16844...</text:a>
"]</text:p>
      <text:p text:style-name="P4">
Tags: ['Ізраїль', 'Стрілянина']</text:p>
      <text:p text:style-name="P4">
Type: Article</text:p>
      <!--METADATA-->
      <text:p text:style-name="P4">
<draw:frame draw:style-name="fr1" draw:name="Image30" text:anchor-type="as-char" svg:width="6.9236in" svg:height="3.956343in" draw:z-index="0">
<draw:image xlink:href="../Images/yкринформ/2023-05-19T-127-36-00-03-00/630_360_1684497276-499.jpg" xlink:type="simple" xlink:show="embed" xlink:actuate="onLoad" draw:mime-type="image/jpeg"/>
</draw:frame>
In the background of Kar-Yasif, against the background of a wave of violent crimes of Varabian communities, a man was shot dead. Another is injured.</text:p>
      <text:p text:style-name="P4">
As Ukrinform reports, it reports <text:a xlink:type="simple" xlink:href="https://www.timesofisrael.com/man-shot-dead-in-northern-town-in-arab-communitys-80th-fatality-this-year/" text:style-name="Internet_20_link" text:visited-style-name="Visited_20_Internet_20_Link">
</text:a>
 <text:a xlink:type="simple" xlink:href="https://www.timesofisrael.com/man-shot-dead-in-northern-town-in-arab-communitys-80th-fatality-this-year/" text:style-name="Internet_20_link" text:visited-style-name="Visited_20_Internet_20_Link">
</text:a>
 <text:a xlink:type="simple" xlink:href="https://www.timesofisrael.com/man-shot-dead-in-northern-town-in-arab-communitys-80th-fatality-this-year/" text:style-name="Internet_20_link" text:visited-style-name="Visited_20_Internet_20_Link">
 </text:a>
As it is noted, 28-year-old Fraras Masaade, a resident of the city of Uregion Western Galilea, was killed. He was the son of the deputy chairman of the regional raditian region.</text:p>
      <text:p text:style-name="P4">
"Another man has been seriously injured. Both of the victims after <text:a xlink:type="simple" xlink:href="https://www.ukrinform.ua/tag-strilanina" text:style-name="Internet_20_link" text:visited-style-name="Visited_20_Internet_20_Link">
</text:a>
were taken to medical establishment, "the police said.</text:p>
      <text:p text:style-name="P4">
Law enforcement officers are currently searching the terrain in search of suspects and collecting dioxide at the crime scene.</text:p>
      <text:p text:style-name="P4">
<text:span text:style-name="T4">
 Read also: </text:span>
 <text:a xlink:type="simple" xlink:href="https://www.ukrinform.ua/rubric-world/3708067-izrail-likviduvav-visokopostavlenih-bojovikiv-u-sektori-gazi.html" text:style-name="Internet_20_link" text:visited-style-name="Visited_20_Internet_20_Link">
<text:span text:style-name="T4">
 Israel </text:span>
</text:a>
As reported by Ukrinform, the Israeli troops during the collisions of the camps in the north of the west shore of the Jordan River were shot dead.</text:p>
      <text:p text:style-name="P4">
News Source: <text:a xlink:type="simple" xlink:href="https://www.ukrinform.ua/rubric-world/3711411-v-izraili-vnaslidok-strilanini-zaginuv-sin-cinovnika.html" text:style-name="Internet_20_link" text:visited-style-name="Visited_20_Internet_20_Link">
https://www.ukrinform.ua/rubric-world/3711411-v-izraili-vnaslidok-strilanini-zaginuv-sin-cinovnika.html</text:a>
</text:p>
      <!--NEWS-->
      <text:h text:style-name="P10" text:outline-level="1">
<text:span text:style-name="T4">
The head of the Foreign Ministry and Slovakia discussed the support of Ukraine</text:span>
</text:h>
      <text:p text:style-name="P4">
Authors: Ukrinform (Person)</text:p>
      <text:p text:style-name="P4">
Publisher: Укринформ (Organization)</text:p>
      <text:p text:style-name="P4">
Published Time: 2023-05-19T-135:11:00+03:00</text:p>
      <text:p text:style-name="P4">
Modified Time: 2023-05-19T17:11:00+03:00</text:p>
      <text:p text:style-name="P4">
Description: Czech foreign ministers Jan Lipavsky and Slovak Republic Miroslav Vlakhovsky was discussed during a meeting in Prague on Friday, among other things, the situation around Ukraine and the fight against misinformation. - Ukrinform.</text:p>
      <text:p text:style-name="P4">
Images: ["<text:a xlink:type="simple" xlink:href="https://static.ukrinform.com/photos/2023_05/thumb_files/630_360_1684505417-819.jpg" text:style-name="Internet_20_link" text:visited-style-name="Visited_20_Internet_20_Link">
630_360_16845...</text:a>
"]</text:p>
      <text:p text:style-name="P4">
Tags: ['Чехія', 'Україна', 'Словаччина']</text:p>
      <text:p text:style-name="P4">
Type: Article</text:p>
      <!--METADATA-->
      <text:p text:style-name="P4">
<draw:frame draw:style-name="fr1" draw:name="Image31" text:anchor-type="as-char" svg:width="6.9236in" svg:height="3.956343in" draw:z-index="0">
<draw:image xlink:href="../Images/yкринформ/2023-05-19T-135-11-00-03-00/630_360_1684505417-819.jpg" xlink:type="simple" xlink:show="embed" xlink:actuate="onLoad" draw:mime-type="image/jpeg"/>
</draw:frame>
The Czech Ministers of the Czech Republic Jan Lipavsky and Slovak Republic Miroslavakhovsky was discussed during a meeting in Prague on Friday Among other situations around Ukraine and the fight against misinformation.</text:p>
      <text:p text:style-name="P4">
This was reported in the Ministry of Foreign Affairs of the CP, reports Ukrinform correspondent.</text:p>
      <text:p text:style-name="P4">
It is noted that the ministers have confirmed a common interest in continued regional cooperation, especially in S3 and V4 formats. They also agreed to support Ukraine, prepare for its post -war reconstruction, strengthen the supply of military equipment and eliminate the energy dependence of the spray.</text:p>
      <text:p text:style-name="P4">
Another issue of discussion was the further expansion of the EU.</text:p>
      <text:p text:style-name="Quotations">

<text:p text:style-name="P4">
🇨🇿 A 🇸🇰 Tradičntem pojí mimořádné vztahy, o které chceme dál pečovat. Také O&gt;
 Tom Jsme Mluvili Se 🇸🇰 Kolegou <text:a xlink:type="simple" xlink:href="https://twitter.com/MWlachovsky" text:style-name="Internet_20_link" text:visited-style-name="Visited_20_Internet_20_Link">
&gt;
</text:a>
When he visits&gt;
 <text:a xlink:type="simple" xlink:href="https://twitter.com/mzvcr" text:style-name="Internet_20_link" text:visited-style-name="Visited_20_Internet_20_Link">
</text:a>
. We also solved&gt;
 regional cooperation, situation on 🇺🇦 and misinformation. <text:a xlink:type="simple" xlink:href="https://t.co/a1I9QVwxvq" text:style-name="Internet_20_link" text:visited-style-name="Visited_20_Internet_20_Link">
&gt;
</text:a>
&gt;
&gt;
 - Jan Lipavský(@JanLipavsky) <text:a xlink:type="simple" xlink:href="https://twitter.com/JanLipavsky/status/1659529229128613889" text:style-name="Internet_20_link" text:visited-style-name="Visited_20_Internet_20_Link">
&gt;
 </text:a>
Ministers also exchanged experience in the field of misinformation, which for <text:a xlink:type="simple" xlink:href="https://www.ukrinform.ua/tag-cehia" text:style-name="Internet_20_link" text:visited-style-name="Visited_20_Internet_20_Link">
</text:a>
And for Slovakia, it is one of the main threats of safety that they now face. The Czech Minister has congratulated the cooperation between Czech and Slovak groups of Stratcom in the know-how in the fight against misinformation.</text:p>

</text:p>
      <text:p text:style-name="P4">
It is the first foreign trip to the Minister of Foreign Affairs and the European Condition of Miroslav Vlakhovsky after appointment.</text:p>
      <text:p text:style-name="P4">
<text:span text:style-name="T4">
 Read also: </text:span>
 <text:a xlink:type="simple" xlink:href="https://www.ukrinform.ua/rubric-world/3710626-cehia-skasuvala-ukazi-pro-bezkostovne-nadanna-zemli-posolstvu-rf.html" text:style-name="Internet_20_link" text:visited-style-name="Visited_20_Internet_20_Link">
</text:a>
The Czech-Slovak cooperation in the field of security is important, the Czech Republic of Czech Republic is an important role as a leading state in the NATO battle group in Slovakia, which now houses 447 Czech soldiers.</text:p>
      <text:p text:style-name="P4">
According to Ukrinform, the Putin Gift in the Czech Republic declared <text:a xlink:type="simple" xlink:href="https://www.ukrinform.ua/rubric-ato/3709426-u-cehii-zibrali-23-miljona-na-rszv-dla-ukraini.html" text:style-name="Internet_20_link" text:visited-style-name="Visited_20_Internet_20_Link">
</text:a>
And rockets to her.</text:p>
      <text:p text:style-name="P4">
News Source: <text:a xlink:type="simple" xlink:href="https://www.ukrinform.ua/rubric-polytics/3711496-glavi-mzs-cehii-i-slovaccini-obgovorili-pidtrimku-ukraini.html" text:style-name="Internet_20_link" text:visited-style-name="Visited_20_Internet_20_Link">
https://www.ukrinform.ua/rubric-polytics/3711496-glavi-mzs-cehii-i-slovaccini-obgovorili-pidtrimku-ukraini.html</text:a>
</text:p>
      <!--NEWS-->
      <text:h text:style-name="P10" text:outline-level="1">
<text:span text:style-name="T4">
At Sivershchyna and Slobozhanschyna directions Russian army shelled Leonivka of Chernihiv reg...</text:span>
</text:h>
      <text:p text:style-name="P4">
Authors: liveuamap (Language: en)</text:p>
      <text:p text:style-name="P4">
Time: 2023-05-19T-16:41:00</text:p>
      <text:p text:style-name="P4">
Location: Vovchansk (Latitude:50.38992 Longtitude:37.41325)</text:p>
      <text:p text:style-name="P4">
Videos: []</text:p>
      <text:p text:style-name="P4">
Images: []</text:p>
      <text:p text:style-name="P4">
Tags: ["Russia"]</text:p>
      <text:p text:style-name="P4">
Id: 22563969</text:p>
      <!--METADATA-->
      <text:p text:style-name="P4">
At Sivershchyna and Slobozhanschyna directions Russian army shelled Leonivkaof Chernihiv region; Studenok, Boyaro-Lezhachi, Pavlivka, Basivka, Myropillya,Mezenivka of Sumy region, also Starytsya, Synelnykove, Ohirtseve, Hatysche,Nesterne, Budarky of Kharkiv region, - General Staff of Armed Forces ofUkraine says in the morning report</text:p>
      <text:p text:style-name="P4">
News Collection Link: <text:a xlink:type="simple" xlink:href="https://liveuamap.com/en/2023/19-may-at-sivershchyna-and-slobozhanschyna-directions-russian" text:style-name="Internet_20_link" text:visited-style-name="Visited_20_Internet_20_Link">
https://liveuamap.com/en/2023/19-may-at-sivershchyna-and-slobozhanschyna-directions-russian</text:a>
</text:p>
      <text:p text:style-name="P4">
News Source: <text:a xlink:type="simple" xlink:href="https://t.me/lumsrc/4833" text:style-name="Internet_20_link" text:visited-style-name="Visited_20_Internet_20_Link">
https://t.me/lumsrc/4833</text:a>
</text:p>
      <!--NEWS-->
      <text:h text:style-name="P10" text:outline-level="1">
<text:span text:style-name="T4">
At Kupiansk direction Russian army shelled Kamyanka, Kolodyazne, Fyholivka, Novomlynsk, Dvori...</text:span>
</text:h>
      <text:p text:style-name="P4">
Authors: liveuamap (Language: en)</text:p>
      <text:p text:style-name="P4">
Time: 2023-05-19T-18:41:00</text:p>
      <text:p text:style-name="P4">
Location: Svatove (Latitude:49.46712 Longtitude:37.91348)</text:p>
      <text:p text:style-name="P4">
Videos: []</text:p>
      <text:p text:style-name="P4">
Images: []</text:p>
      <text:p text:style-name="P4">
Tags: ["Russia"]</text:p>
      <text:p text:style-name="P4">
Id: 22563968</text:p>
      <!--METADATA-->
      <text:p text:style-name="P4">
At Kupiansk direction Russian army shelled Kamyanka, Kolodyazne, Fyholivka,Novomlynsk, Dvorichna, Zapadne, Masutivka, Lyman Pershyy, Tabayivka, Berestoveof Kharkiv region and Stelmakhivka of Luhansk region, - General Staff of ArmedForces of Ukraine says in the morning report</text:p>
      <text:p text:style-name="P4">
News Collection Link: <text:a xlink:type="simple" xlink:href="https://liveuamap.com/en/2023/19-may-at-kupiansk-direction-russian-army-shelled-kamyanka" text:style-name="Internet_20_link" text:visited-style-name="Visited_20_Internet_20_Link">
https://liveuamap.com/en/2023/19-may-at-kupiansk-direction-russian-army-shelled-kamyanka</text:a>
</text:p>
      <text:p text:style-name="P4">
News Source: <text:a xlink:type="simple" xlink:href="https://t.me/lumsrc/4834" text:style-name="Internet_20_link" text:visited-style-name="Visited_20_Internet_20_Link">
https://t.me/lumsrc/4834</text:a>
</text:p>
      <!--NEWS-->
      <text:h text:style-name="P10" text:outline-level="1">
<text:span text:style-name="T4">
In Slovakia, the court again acquitted a businessman accused of organizing the murder of a journalist</text:span>
</text:h>
      <text:p text:style-name="P4">
Authors: Ukrinform (Person)</text:p>
      <text:p text:style-name="P4">
Publisher: Укринформ (Organization)</text:p>
      <text:p text:style-name="P4">
Published Time: 2023-05-19T-18:57:00+03:00</text:p>
      <text:p text:style-name="P4">
Modified Time: 2023-05-19T23:57:00+03:00</text:p>
      <text:p text:style-name="P4">
Description: The court in Slovakia justified the businessman accused of organizing the investigative journalist and his bride in 2018. - Ukrinform.</text:p>
      <text:p text:style-name="P4">
Images: ["<text:a xlink:type="simple" xlink:href="https://static.ukrinform.com/photos/2023_05/thumb_files/630_360_1684529642-137.jpg" text:style-name="Internet_20_link" text:visited-style-name="Visited_20_Internet_20_Link">
630_360_16845...</text:a>
", "<text:a xlink:type="simple" xlink:href="https://static.ukrinform.com/photos/2023_05/1684529728-860.jpg" text:style-name="Internet_20_link" text:visited-style-name="Visited_20_Internet_20_Link">
1684529728-86...</text:a>
"]</text:p>
      <text:p text:style-name="P4">
Tags: ['Суд', 'Журналіст', 'Словаччина', 'Вбивство']</text:p>
      <text:p text:style-name="P4">
Type: Article</text:p>
      <!--METADATA-->
      <text:p text:style-name="P4">
<draw:frame draw:style-name="fr1" draw:name="Image32" text:anchor-type="as-char" svg:width="6.9236in" svg:height="3.956343in" draw:z-index="0">
<draw:image xlink:href="../Images/yкринформ/2023-05-19T-18-57-00-03-00/630_360_1684529642-137.jpg" xlink:type="simple" xlink:show="embed" xlink:actuate="onLoad" draw:mime-type="image/jpeg"/>
</draw:frame>
The Court of the Slavovina justified the businessman accused of organizing a journalist investigator and his bride in 2018.</text:p>
      <text:p text:style-name="P4">
As Ukrinform reports, it reports <text:a xlink:type="simple" xlink:href="https://apnews.com/article/slovakia-journalist-jan-kuciak-marian-kocner-a021c3c2935ba3657c2675df1e4b1de9" text:style-name="Internet_20_link" text:visited-style-name="Visited_20_Internet_20_Link">
</text:a>
.</text:p>
      <text:p text:style-name="P4">
The specialized criminal court in Pesynok, near the capital of Bratislava, ruled on Friday that Marian Kotsner is innocent in the murder of Yan Kutsiak, who wrote about him in the past, and his bride Martina Kusnirov.</text:p>
      <text:p text:style-name="P4">
In 2018, a crime against 27-year-old young people shocked the country and causing the government.</text:p>
      <text:p text:style-name="P4">
<draw:frame draw:style-name="fr1" draw:name="Image33" text:anchor-type="as-char" svg:width="6.9236in" svg:height="3.901573in" draw:z-index="0">
<draw:image xlink:href="../Images/yкринформ/2023-05-19T-18-57-00-03-00/1684529728-860.jpg" xlink:type="simple" xlink:show="embed" xlink:actuate="onLoad" draw:mime-type="image/jpeg"/>
</draw:frame>
Jan Kutsyak Tamartina Kusnirov</text:p>
      <text:p text:style-name="P4">
The court stated that it was not proven that Kotsner was the organizer of the murder.</text:p>
      <text:p text:style-name="P4">
The International Institute of Press, based in Vienna, called the justification of the businessman "shocking".</text:p>
      <text:p text:style-name="P4">
At the same time, Kotzner's associate Allen Dzuzov, who was a mediator, was guilty of murder and sentenced to 25 years in prison. Triophigrants were previously convicted and sentenced to harsh terms.</text:p>
      <text:p text:style-name="P4">
The case has not yet been completed, since both the prosecutor's office and the defendants can apply.</text:p>
      <text:p text:style-name="P4">
<text:span text:style-name="T4">
 Read also: </text:span>
 <text:a xlink:type="simple" xlink:href="https://www.ukrinform.ua/rubric-society/3710507-imi-zaklikalo-pravoohoronciv-zrobiti-prioritetom-rozsliduvanna-zlociniv-proti-zurnalistiv.html" text:style-name="Internet_20_link" text:visited-style-name="Visited_20_Internet_20_Link">
<text:span text:style-name="T4">
 journalist </text:span>
</text:a>
The prosecutor's office demanded for both the persons involved in life imprisonment.</text:p>
      <text:p text:style-name="P4">
The parents of the killed left the courtroom before the sentence was completed. Motherartins stated that they would challenge the decision.</text:p>
      <text:p text:style-name="P4">
On February 21, 2018, in a house in the city of Poppy Kutsiak, he was wounded in his chest, Akusnirov - in the head.</text:p>
      <text:p text:style-name="P4">
Kotsner allegedly threatened <text:a xlink:type="simple" xlink:href="https://www.ukrinform.ua/tag-zurnalist" text:style-name="Internet_20_link" text:visited-style-name="Visited_20_Internet_20_Link">
</text:a>
After publication of an article about his business. In total, Kutsyak has published nine stories about the businessman, prosecutors report. Kutsyak investigated the possible corruption of the ears when he was killed.</text:p>
      <text:p text:style-name="P4">
The Pesinok Court ruled in this case for the second time.</text:p>
      <text:p text:style-name="P4">
As reported by Ukrinform, the experts were sentenced to the murder of the reporter.</text:p>
      <text:p text:style-name="P4">
_ The first photo from the site www.rte.ie _</text:p>
      <text:p text:style-name="P4">
News Source: <text:a xlink:type="simple" xlink:href="https://www.ukrinform.ua/rubric-world/3711653-u-slovaccini-sud-znovu-vipravdav-biznesmena-obvinuvacenogo-v-organizacii-vbivstva-zurnalista.html" text:style-name="Internet_20_link" text:visited-style-name="Visited_20_Internet_20_Link">
https://www.ukrinform.ua/rubric-world/3711653-u-slovaccini-sud-znovu-vipravdav-biznesmena-obvinuvacenogo-v-organizacii-vbivstva-zurnalista.html</text:a>
</text:p>
      <!--NEWS-->
      <text:h text:style-name="P10" text:outline-level="1">
<text:span text:style-name="T4">
At Lyman direction Russian army shelled Makiyivka and Bilohorivka of Luhansk region and Verkh...</text:span>
</text:h>
      <text:p text:style-name="P4">
Authors: liveuamap (Language: en)</text:p>
      <text:p text:style-name="P4">
Time: 2023-05-19T-20:41:00</text:p>
      <text:p text:style-name="P4">
Location: Bilohorivka (Latitude:48.91923 Longtitude:38.24667)</text:p>
      <text:p text:style-name="P4">
Videos: []</text:p>
      <text:p text:style-name="P4">
Images: []</text:p>
      <text:p text:style-name="P4">
Tags: ["Russia"]</text:p>
      <text:p text:style-name="P4">
Id: 22563967</text:p>
      <!--METADATA-->
      <text:p text:style-name="P4">
At Lyman direction Russian army shelled Makiyivka and Bilohorivka of Luhanskregion and Verkhnokamyanske and Spirne of Donetsk region. Russian aviationconducted airstrike at Bilohorivka, - General Staff of Armed Forces of Ukrainesays in the morning report</text:p>
      <text:p text:style-name="P4">
News Collection Link: <text:a xlink:type="simple" xlink:href="https://liveuamap.com/en/2023/19-may-at-lyman-direction-russian-army-shelled-makiyivka" text:style-name="Internet_20_link" text:visited-style-name="Visited_20_Internet_20_Link">
https://liveuamap.com/en/2023/19-may-at-lyman-direction-russian-army-shelled-makiyivka</text:a>
</text:p>
      <text:p text:style-name="P4">
News Source: <text:a xlink:type="simple" xlink:href="https://t.me/lumsrc/4835" text:style-name="Internet_20_link" text:visited-style-name="Visited_20_Internet_20_Link">
https://t.me/lumsrc/4835</text:a>
</text:p>
      <!--NEWS-->
      <text:h text:style-name="P10" text:outline-level="1">
<text:span text:style-name="T4">
After victory, Ukraine is waiting for a long -term stage of reintegration of territories - Budanov</text:span>
</text:h>
      <text:p text:style-name="P4">
Authors: Ukrinform (Person)</text:p>
      <text:p text:style-name="P4">
Publisher: Укринформ (Organization)</text:p>
      <text:p text:style-name="P4">
Published Time: 2023-05-19T-20:43:00+03:00</text:p>
      <text:p text:style-name="P4">
Modified Time: 2023-05-19T23:43:00+03:00</text:p>
      <text:p text:style-name="P4">
Description: After the victory, Ukraine must take a long -term stage of actual reintegration of temporarily occupied territories. - Ukrinform.</text:p>
      <text:p text:style-name="P4">
Images: ["<text:a xlink:type="simple" xlink:href="https://static.ukrinform.com/photos/2023_05/thumb_files/630_360_1684528686-968.png" text:style-name="Internet_20_link" text:visited-style-name="Visited_20_Internet_20_Link">
630_360_16845...</text:a>
"]</text:p>
      <text:p text:style-name="P4">
Tags: ['Деокупація', 'Розвідка', 'Буданов', 'Війна з Росією']</text:p>
      <text:p text:style-name="P4">
Type: Article</text:p>
      <!--METADATA-->
      <text:p text:style-name="P4">
<draw:frame draw:style-name="fr1" draw:name="Image34" text:anchor-type="as-char" svg:width="6.9236in" svg:height="3.956343in" draw:z-index="0">
<draw:image xlink:href="../Images/yкринформ/2023-05-19T-20-43-00-03-00/630_360_1684528686-968.png" xlink:type="simple" xlink:show="embed" xlink:actuate="onLoad" draw:mime-type="image/png"/>
</draw:frame>
After the winning, Ukraine must undergo a long -term stage of actual reintegration of the temporary -corresponding territories.</text:p>
      <text:p text:style-name="P4">
The head of the Main Directorate of Intelligence of the Ministry of Defense of Ukraine Kirilo Budanov said in an interview with Special Pro -Project Dmitry Komarov. Behind the scenes, ”Ukrinform reports.</text:p>
      <text:p text:style-name="P4">
"I win do not complete all these events. I will surprise you a little, but the victory will stop. We are waiting for a fairly difficult stage, it will be said that many years of reintegration of our territories. nine years lived under Russian <text:a xlink:type="simple" xlink:href="https://www.ukrinform.ua/tag-propaganda" text:style-name="Internet_20_link" text:visited-style-name="Visited_20_Internet_20_Link">
</text:a>
, they are already with another perception of the world. It will not be as easy as it seems, ”Kirill Budanov said.</text:p>
      <text:p text:style-name="P4">
He added that the Victory Day will be clearly defined, and then there will be a long work and a long period.</text:p>
      <text:p text:style-name="P4">
<text:span text:style-name="T4">
 Read also: </text:span>
 <text:a xlink:type="simple" xlink:href="https://www.ukrinform.ua/rubric-economy/3711514-urad-vidnis-do-prioritetnih-vidatki-na-vidnovlenna-roboti-ova-na-deokupovanih-teritoriah.html" text:style-name="Internet_20_link" text:visited-style-name="Visited_20_Internet_20_Link">
<text:span text:style-name="T4">
 Government </text:span>
 <text:span text:style-name="T4">
 Distributed </text:span>
 <text:span text:style-name="T4">
 Priority </text:span>
 <text:span text:style-name="T4">
 </text:span>
 Expenditures <text:span text:style-name="T4">
<text:span text:style-name="T5">
 rebuilding </text:span>
* </text:span>
 <text:span text:style-name="T4">
 work </text:span>
 <text:span text:style-name="T4">
 OVA </text:span>
 <text:span text:style-name="T4">
 </text:span>
 deoccored <text:span text:style-name="T4">
 </text:span>
 <text:span text:style-name="T4">
 </text:span>
 <text:span text:style-name="T4">
 </text:span>
 territories **</text:a>
"Secondly, we will need to seriously modify the economy, to look at the vision of new alliances and alliances that will be created. There will be a new ararchitecture of safety in the world. It will not only relate to us. This is a worldwide. Therefore, there will be a lot of work," Budanov said.</text:p>
      <text:p text:style-name="P4">
According to him, after victory, the state model should not be changed in regions that have been occupied for a long time, a "rigid hand" may be required.</text:p>
      <text:p text:style-name="P4">
As reported by Ukrinform, the Cabinet of Ministers approved the resolution “On the preparation of actions to stabilize the situation in the de -enrolled territories <text:a xlink:type="simple" xlink:href="https://www.ukrinform.ua/rubric-regions/3708297-reintegracia-doneccini-i-lugansini-urad-shvaliv-postanovu-pro-persocergovi-kroki.html" text:style-name="Internet_20_link" text:visited-style-name="Visited_20_Internet_20_Link">
</text:a>
 ”.</text:p>
      <text:p text:style-name="P4">
News Source: <text:a xlink:type="simple" xlink:href="https://www.ukrinform.ua/rubric-ato/3711650-pisla-peremogi-ukrainu-cekae-bagatoricnij-etap-reintegracii-teritorij-budanov.html" text:style-name="Internet_20_link" text:visited-style-name="Visited_20_Internet_20_Link">
https://www.ukrinform.ua/rubric-ato/3711650-pisla-peremogi-ukrainu-cekae-bagatoricnij-etap-reintegracii-teritorij-budanov.html</text:a>
</text:p>
      <!--NEWS-->
      <text:h text:style-name="P10" text:outline-level="1">
<text:span text:style-name="T4">
JSU Bakhmut Directio Rusian Army Shelled Vasukivka, Zaliznyansk, Orikhovo-Vasylivka, Grigor ...</text:span>
</text:h>
      <text:p text:style-name="P4">
Authors: liveuamap (Language: en)</text:p>
      <text:p text:style-name="P4">
Time: 2023-05-19T-22:41:00</text:p>
      <text:p text:style-name="P4">
Location: Bakhmut (Latitude:48.51751 Longtitude:37.81219)</text:p>
      <text:p text:style-name="P4">
Videos: []</text:p>
      <text:p text:style-name="P4">
Images: []</text:p>
      <text:p text:style-name="P4">
Tags: ["Russia"]</text:p>
      <text:p text:style-name="P4">
Id: 22563966</text:p>
      <!--METADATA-->
      <text:p text:style-name="P4">
At Bakhmut Direction Russian Army Shelled Vasukivka, Zaliznyanske, Orikhovo-Vasylivka, Hryhorivka, BOHDANIVKA, BAKHMUT, IVANIVSKE, CHASKE Sk Region. Russian Aviation Conducted Aircrakes Atbohdanivka, Bakhmut and Predtechyne, - General Staff of Armed Forces ofukraine Says in the Morning Report</text:p>
      <text:p text:style-name="P4">
News Collection Link:(https://liveuamap.com/en/2023/19-may-at-bakhmut-direction-russian-army-shelled-vasukivka)</text:p>
      <text:p text:style-name="P4">
News Source: <text:a xlink:type="simple" xlink:href="https://t.me/lumsrc/4836" text:style-name="Internet_20_link" text:visited-style-name="Visited_20_Internet_20_Link">
https://t.me/lumsrc/4836</text:a>
</text:p>
      <!--NEWS-->
      <text:h text:style-name="P10" text:outline-level="1">
<text:span text:style-name="T4">
Trarea will miss three months due to injury</text:span>
</text:h>
      <text:p text:style-name="P4">
Authors: Ukrinform (Person)</text:p>
      <text:p text:style-name="P4">
Publisher: Укринформ (Organization)</text:p>
      <text:p text:style-name="P4">
Published Time: 2023-05-19T-22:41:11+03:00</text:p>
      <text:p text:style-name="P4">
Modified Time: 2023-05-19T23:41:11+03:00</text:p>
      <text:p text:style-name="P4">
Description: The forward missed the match against Veres. - Ukrinform.</text:p>
      <text:p text:style-name="P4">
Images: ["<text:a xlink:type="simple" xlink:href="https://static.ukrinform.com/photos/2023_05/thumb_files/630_360_1684528712-447.jpg" text:style-name="Internet_20_link" text:visited-style-name="Visited_20_Internet_20_Link">
630_360_16845...</text:a>
"]</text:p>
      <text:p text:style-name="P4">
Tags: ['Футбол', 'Шахтар']</text:p>
      <text:p text:style-name="P4">
Type: Article</text:p>
      <!--METADATA-->
      <text:p text:style-name="P4">
<draw:frame draw:style-name="fr1" draw:name="Image35" text:anchor-type="as-char" svg:width="6.9236in" svg:height="3.956343in" draw:z-index="0">
<draw:image xlink:href="../Images/yкринформ/2023-05-19T-22-41-11-03-00/630_360_1684528712-447.jpg" xlink:type="simple" xlink:show="embed" xlink:actuate="onLoad" draw:mime-type="image/jpeg"/>
</draw:frame>
The forward released the match against Veres.</text:p>
      <text:p text:style-name="P4">
Shakhtar striker Lassin Trarea will miss three months because of tendonitriceps, about it <text:a xlink:type="simple" xlink:href="https://shakhtar.com/uk-ua/news/2023/may/19_news/19_igor-jovicevic/" text:style-name="Internet_20_link" text:visited-style-name="Visited_20_Internet_20_Link">
</text:a>
Miners' head coach Igor Yovichevich after a victorious match against Veres(2:1), reports Ukrinform.</text:p>
      <text:p text:style-name="P4">
“Trarea will not play three months. Traore has new damage. Tendyninitriceps. I think it will be ready before the meeting. This is an important football player, our football. Especially in the alien half of the field, where it plays the corps well, gives "oxygen" to our eight, winger. That is, a very qualified fashionball player, ”Yovichevich said.</text:p>
      <text:p text:style-name="P4">
This season, Traore played 31 matches for Shakhtar in all tournaments, in which he was hammered and gave four productive programs.</text:p>
      <text:p text:style-name="P4">
<text:span text:style-name="T4">
 Read also: </text:span>
 <text:a xlink:type="simple" xlink:href="https://www.ukrinform.ua/rubric-sports/3711562-upl-sahtar-peregrav-veres-u-27mu-turi.html" text:style-name="Internet_20_link" text:visited-style-name="Visited_20_Internet_20_Link">
<text:span text:style-name="T4">
 Shakhtar </text:span>
</text:a>
As reported by Ukrinform, Shakhtar returned leadership in the standings of Ukraine, in the next game, Miners will play against the Dawn on May 24.</text:p>
      <text:p text:style-name="P4">
Photo: shakhtar.com</text:p>
      <text:p text:style-name="P4">
News Source: <text:a xlink:type="simple" xlink:href="https://www.ukrinform.ua/rubric-sports/3711649-traore-propustit-tri-misaci-cerez-travmu.html" text:style-name="Internet_20_link" text:visited-style-name="Visited_20_Internet_20_Link">
https://www.ukrinform.ua/rubric-sports/3711649-traore-propustit-tri-misaci-cerez-travmu.html</text:a>
</text:p>
      <!--NEWS-->
      <text:h text:style-name="P10" text:outline-level="1">
<text:span text:style-name="T4">
The "Fighter Coalition" is extremely important for the rescue of thousands of lives of civilians - the head of the OP</text:span>
</text:h>
      <text:p text:style-name="P4">
Authors: Ukrinform (Person)</text:p>
      <text:p text:style-name="P4">
Publisher: Укринформ (Organization)</text:p>
      <text:p text:style-name="P4">
Published Time: 2023-05-19T-24:36:00+03:00</text:p>
      <text:p text:style-name="P4">
Modified Time: 2023-05-19T23:36:00+03:00</text:p>
      <text:p text:style-name="P4">
Description: The decisions of different countries to support the international coalition of fighter jets are extremely important for the rescue of thousands of lives of civilian Ukrainians and the victory over a ruthless Russian aggressor. - Ukrinform.</text:p>
      <text:p text:style-name="P4">
Images: ["<text:a xlink:type="simple" xlink:href="https://static.ukrinform.com/photos/2022_10/thumb_files/630_360_1667055046-635.jpeg" text:style-name="Internet_20_link" text:visited-style-name="Visited_20_Internet_20_Link">
630_360_16670...</text:a>
"]</text:p>
      <text:p text:style-name="P4">
Tags: ['Літак', 'Єрмак', 'Війна з Росією', 'Коаліція винищувачів']</text:p>
      <text:p text:style-name="P4">
Type: Article</text:p>
      <!--METADATA-->
      <text:p text:style-name="P4">
<draw:frame draw:style-name="fr1" draw:name="Image36" text:anchor-type="as-char" svg:width="6.9236in" svg:height="3.956343in" draw:z-index="0">
<draw:image xlink:href="../Images/yкринформ/2023-05-19T-24-36-00-03-00/630_360_1667055046-635.jpeg" xlink:type="simple" xlink:show="embed" xlink:actuate="onLoad" draw:mime-type="image/jpeg"/>
</draw:frame>
The decisions of different countries to support the international coalition of fighter jets is extremely important for the rescue of thousands of lives of civilian Ukrainians and victory over a rute -Russian aggressor.</text:p>
      <text:p text:style-name="P4">
About it in <text:a xlink:type="simple" xlink:href="https://t.me/ermaka2022/2723" text:style-name="Internet_20_link" text:visited-style-name="Visited_20_Internet_20_Link">
</text:a>
Presidential office Andriy Yermak reported, Ukrinform reports.</text:p>
      <text:p text:style-name="P4">
He noted that an international coalition for granting Ukraine is now being formed. Joint efforts of Ukrainian pilots will be prepared, the air forces will provide aircraft.</text:p>
      <text:p text:style-name="P4">
“We are grateful to democratic countries that help protect our sky and our city from terrorist attacks. We thank US President Joe Baiden Zaidya and Leadership, again demonstrated during our war, ”Yermak wrote.</text:p>
      <text:p text:style-name="P4">
According to him, the decision to support the international coalition of fighter jets is extremely important for the salvation of thousands of civilians and victory over a rude aggressor.</text:p>
      <text:p text:style-name="P4">
<text:span text:style-name="T4">
 Read also: </text:span>
 <text:a xlink:type="simple" xlink:href="https://www.ukrinform.ua/rubric-ato/3711575-ssa-pidtrimali-koaliciu-vinisuvaciv-zelenskij-vitae-risenna-bajdena.html" text:style-name="Internet_20_link" text:visited-style-name="Visited_20_Internet_20_Link">
<text:span text:style-name="T4">
 fighters </text:span>
</text:a>
OP Head also grateful to the US Presidential Advisor to the National Security of Sullivan: "It was a wonderful teamwork."</text:p>
      <text:p text:style-name="P4">
Yermak stressed that Ukraine appreciates what has already been done for a safe sky with an advantage in the fight against Russian terrorists in the air.</text:p>
      <text:p text:style-name="P4">
He recalled that this week, the United Kingdom Prime Minister Rishsunak, as well as the Netherlands Prime Minister, Mark Rutte, promised to create an international coalition of fighter jets for Ukraine. And now it is being formed.</text:p>
      <text:p text:style-name="P4">
<text:span text:style-name="T4">
 Read also: </text:span>
 <text:a xlink:type="simple" xlink:href="https://www.ukrinform.ua/rubric-ato/3711637-dania-gotova-navcati-ukrainskih-pilotiv-na-f16-stefancuk.html" text:style-name="Internet_20_link" text:visited-style-name="Visited_20_Internet_20_Link">
<text:span text:style-name="T4">
 Stefanchuk </text:span>
</text:a>
“Thank you for your leadership. To establish and start, you need to be cool. President Vladimir Zelensky's team works. Let's go to our own. There will be no Russians in our sky. There will be no on our earth, ”Yermak researched.</text:p>
      <text:p text:style-name="P4">
The Foreign Minister Dmytro Kuleba said that Portugal had joined the Daivation Coalition and is ready to train Ukrainian pilots and mechanics.</text:p>
      <text:p text:style-name="P4">
<text:span text:style-name="T5">
Foto: op</text:span>
</text:p>
      <text:p text:style-name="P4">
News Source: <text:a xlink:type="simple" xlink:href="https://www.ukrinform.ua/rubric-ato/3711648-koalicia-vinisuvaciv-ukraj-vazliva-dla-poratunku-tisac-zittiv-civilnih-glava-op.html" text:style-name="Internet_20_link" text:visited-style-name="Visited_20_Internet_20_Link">
https://www.ukrinform.ua/rubric-ato/3711648-koalicia-vinisuvaciv-ukraj-vazliva-dla-poratunku-tisac-zittiv-civilnih-glava-op.html</text:a>
</text:p>
      <!--NEWS-->
      <text:h text:style-name="P10" text:outline-level="1">
<text:span text:style-name="T4">
JSC Avdiivka Directio Rusian Army Shelled Novokalinova, Berdyshi, Avdiivka, Tonyne, First ...</text:span>
</text:h>
      <text:p text:style-name="P4">
Authors: liveuamap (Language: en)</text:p>
      <text:p text:style-name="P4">
Time: 2023-05-19T-24:41:00</text:p>
      <text:p text:style-name="P4">
Location: Donetsk Oblast (Latitude:48.13551 Longtitude:37.75932)</text:p>
      <text:p text:style-name="P4">
Videos: []</text:p>
      <text:p text:style-name="P4">
Images: []</text:p>
      <text:p text:style-name="P4">
Tags: ["Russia"]</text:p>
      <text:p text:style-name="P4">
Id: 22563965</text:p>
      <!--METADATA-->
      <text:p text:style-name="P4">
At Avdiyivka direction Russian army shelled Novokalynove, Berdychi, Avdiyivka,Tonenke, Pervomayske, Karlivka and Nevelske of Donetsk region. Russianaviation conducted airstrikes at Novokalynove and Avdiyivka, - General Staffof Armed Forces of Ukraine says in the morning report</text:p>
      <text:p text:style-name="P4">
News Collection Link: <text:a xlink:type="simple" xlink:href="https://liveuamap.com/en/2023/19-may-at-avdiyivka-direction-russian-army-shelled-novokalynove" text:style-name="Internet_20_link" text:visited-style-name="Visited_20_Internet_20_Link">
https://liveuamap.com/en/2023/19-may-at-avdiyivka-direction-russian-army-shelled-novokalynove</text:a>
</text:p>
      <text:p text:style-name="P4">
News Source: <text:a xlink:type="simple" xlink:href="https://t.me/lumsrc/4837" text:style-name="Internet_20_link" text:visited-style-name="Visited_20_Internet_20_Link">
https://t.me/lumsrc/4837</text:a>
</text:p>
      <!--NEWS-->
      <text:h text:style-name="P10" text:outline-level="1">
<text:span text:style-name="T4">
GUR Head: New State entities will appear on the territory of Russia</text:span>
</text:h>
      <text:p text:style-name="P4">
Authors: Ukrinform (Person)</text:p>
      <text:p text:style-name="P4">
Publisher: Укринформ (Organization)</text:p>
      <text:p text:style-name="P4">
Published Time: 2023-05-19T-26:29:00+03:00</text:p>
      <text:p text:style-name="P4">
Modified Time: 2023-05-19T23:29:00+03:00</text:p>
      <text:p text:style-name="P4">
Description: According to the head of the GUR Ministry of Defense Kirill Rudanov that more defeat will be suffered by Russia, the faster the process of its modification will begin. - Ukrinform.</text:p>
      <text:p text:style-name="P4">
Images: ["<text:a xlink:type="simple" xlink:href="https://static.ukrinform.com/photos/2021_04/thumb_files/630_360_1617996732-836.jpg" text:style-name="Internet_20_link" text:visited-style-name="Visited_20_Internet_20_Link">
630_360_16179...</text:a>
"]</text:p>
      <text:p text:style-name="P4">
Tags: ['Росія', 'Буданов', 'Війна з Росією']</text:p>
      <text:p text:style-name="P4">
Type: Article</text:p>
      <!--METADATA-->
      <text:p text:style-name="P4">
<draw:frame draw:style-name="fr1" draw:name="Image37" text:anchor-type="as-char" svg:width="6.9236in" svg:height="3.956343in" draw:z-index="0">
<draw:image xlink:href="../Images/yкринформ/2023-05-19T-26-29-00-03-00/630_360_1617996732-836.jpg" xlink:type="simple" xlink:show="embed" xlink:actuate="onLoad" draw:mime-type="image/jpeg"/>
</draw:frame>
According to the GUR GUR Ministry of Defense Cyril Rudanov that Russia will be more defeated, the process of its modification will begin.</text:p>
      <text:p text:style-name="P4">
Budanov said this in an interview as part of Dmitry Komarov's special projection. Order, ”Ukrinform reports.</text:p>
      <text:p text:style-name="P4">
"Russia will change ... Will new state formations appear in its territory? And the Russians know great about it, ”Budanov is convinced.</text:p>
      <text:p text:style-name="P4">
He noted that the more defeat in the Russian Federation, the faster the process of its change will begin. According to the head of GUR, the world is not needed <text:a xlink:type="simple" xlink:href="https://www.ukrinform.ua/tag-rosia" text:style-name="Internet_20_link" text:visited-style-name="Visited_20_Internet_20_Link">
</text:a>
in the form in which it is now.</text:p>
      <text:p text:style-name="P4">
<text:span text:style-name="T4">
 Read also: </text:span>
 <text:a xlink:type="simple" xlink:href="https://www.ukrinform.ua/rubric-ato/3710134-budanov-80-zaav-prigozina-e-cistou-pravdou.html" text:style-name="Internet_20_link" text:visited-style-name="Visited_20_Internet_20_Link">
<text:span text:style-name="T4">
 Budanov </text:span>
</text:a>
As it was reported, Budanov stated that Russia has begun to prepare for the aggression of the anti-Ukraine since 2007, and began to start a full-scale invasion of 2021.</text:p>
      <text:p text:style-name="P4">
News Source: <text:a xlink:type="simple" xlink:href="https://www.ukrinform.ua/rubric-ato/3711647-kerivnik-gur-na-teritorii-rosii-zavlatsa-novi-derzavni-utvorenna.html" text:style-name="Internet_20_link" text:visited-style-name="Visited_20_Internet_20_Link">
https://www.ukrinform.ua/rubric-ato/3711647-kerivnik-gur-na-teritorii-rosii-zavlatsa-novi-derzavni-utvorenna.html</text:a>
</text:p>
      <!--NEWS-->
      <text:h text:style-name="P10" text:outline-level="1">
<text:span text:style-name="T4">
JSC Shakhtarskoe Directio Rusian of the Army Shelled Kalledar, Wondering, Novoukrainka And And Shah ...</text:span>
</text:h>
      <text:p text:style-name="P4">
Authors: liveuamap (Language: en)</text:p>
      <text:p text:style-name="P4">
Time: 2023-05-19T-27:42:00</text:p>
      <text:p text:style-name="P4">
Location: Velyka Novosilka (Latitude:47.85544 Longtitude:37.01019)</text:p>
      <text:p text:style-name="P4">
Videos: []</text:p>
      <text:p text:style-name="P4">
Images: []</text:p>
      <text:p text:style-name="P4">
Tags: ["Russia"]</text:p>
      <text:p text:style-name="P4">
Id: 22563963</text:p>
      <!--METADATA-->
      <text:p text:style-name="P4">
At Shakhtarske direction Russian army shelled Vuhledar, Prechystivka,Novoukrayinka and Shakhtarske, - General Staff of Armed Forces of Ukraine saysin the morning report</text:p>
      <text:p text:style-name="P4">
News Collection Link: <text:a xlink:type="simple" xlink:href="https://liveuamap.com/en/2023/19-may-at-shakhtarske-direction-russian-army-shelled-vuhledar" text:style-name="Internet_20_link" text:visited-style-name="Visited_20_Internet_20_Link">
https://liveuamap.com/en/2023/19-may-at-shakhtarske-direction-russian-army-shelled-vuhledar</text:a>
</text:p>
      <text:p text:style-name="P4">
News Source: <text:a xlink:type="simple" xlink:href="https://t.me/lumsrc/4839" text:style-name="Internet_20_link" text:visited-style-name="Visited_20_Internet_20_Link">
https://t.me/lumsrc/4839</text:a>
</text:p>
      <!--NEWS-->
      <text:h text:style-name="P10" text:outline-level="1">
<text:span text:style-name="T4">
Russia spent on a media $ 1.9 billion last year last year</text:span>
</text:h>
      <text:p text:style-name="P4">
Authors: Ukrinform (Person)</text:p>
      <text:p text:style-name="P4">
Publisher: Укринформ (Organization)</text:p>
      <text:p text:style-name="P4">
Published Time: 2023-05-19T-28:23:00+03:00</text:p>
      <text:p text:style-name="P4">
Modified Time: 2023-05-19T23:23:00+03:00</text:p>
      <text:p text:style-name="P4">
Description: During 2022, Russia spent $ 1.9 billion to promote propaganda through state media instead of the planned $ 1.5 billion 50% of the budget is directed at RT, VGTRC and Russia today. - Ukrinform.</text:p>
      <text:p text:style-name="P4">
Images: ["<text:a xlink:type="simple" xlink:href="https://static.ukrinform.com/photos/2021_03/thumb_files/630_360_1615897721-478.jpg" text:style-name="Internet_20_link" text:visited-style-name="Visited_20_Internet_20_Link">
630_360_16158...</text:a>
"]</text:p>
      <text:p text:style-name="P4">
Tags: ['Пропаганда', 'ЗМІ', 'Росія']</text:p>
      <text:p text:style-name="P4">
Type: Article</text:p>
      <!--METADATA-->
      <text:p text:style-name="P4">
<draw:frame draw:style-name="fr1" draw:name="Image38" text:anchor-type="as-char" svg:width="6.9236in" svg:height="3.956343in" draw:z-index="0">
<draw:image xlink:href="../Images/yкринформ/2023-05-19T-28-23-00-03-00/630_360_1615897721-478.jpg" xlink:type="simple" xlink:show="embed" xlink:actuate="onLoad" draw:mime-type="image/jpeg"/>
</draw:frame>
During 20122, Russia spent on promoting propaganda through the state media $ 1.9llrd instead of the planned $ 1.5 billion 50% of the budget was directed to RT, the Russian Twediagroup "Russia Today".</text:p>
      <text:p text:style-name="P4">
This was reported by the founder of the initiative of "Notagonota" Alona Romanyuk to refer to the study of the project <text:a xlink:type="simple" xlink:href="https://www.debunk.org/about" text:style-name="Internet_20_link" text:visited-style-name="Visited_20_Internet_20_Link">
</text:a>
 <text:a xlink:type="simple" xlink:href="https://www.debunk.org/about" text:style-name="Internet_20_link" text:visited-style-name="Visited_20_Internet_20_Link">
</text:a>
In a comment to Ukrinform.</text:p>
      <text:p text:style-name="P4">
"This figure was deducted by analysts of the DEBUNK project in their great <text:a xlink:type="simple" xlink:href="https://www.debunk.org/kremlin-spent-1-9-billion-usd-on-propaganda-last-year-the-budget-exceeded-by-a-quarter" text:style-name="Internet_20_link" text:visited-style-name="Visited_20_Internet_20_Link">
</text:a>
 <text:a xlink:type="simple" xlink:href="https://www.debunk.org/kremlin-spent-1-9-billion-usd-on-propaganda-last-year-the-budget-exceeded-by-a-quarter" text:style-name="Internet_20_link" text:visited-style-name="Visited_20_Internet_20_Link">
 </text:a>
They indicate that the Kremlin had to spend $ 1.5 billion in propaganda, but, for all the evidence available in public access, you can calculate $ 1.9llrd. At the same time, it should be borne in mind that these funds were directed only to the state. This amount does not include social networks, propaganda through cinema, botthams, costs of propaganda through education, "she said.</text:p>
      <text:p text:style-name="P4">
The expert stressed that more than 50% of these funds went to RT, to VGTRK(All -Russian State Television and Radio Language Company)and on the media group "Russia today". At the same time, the study revealed a trend by which the budget has increased from year to year.</text:p>
      <text:p text:style-name="P4">
Romanyuk also noted that to calculate the full amount of funds that the government <text:a xlink:type="simple" xlink:href="https://www.ukrinform.ua/tag-rosia" text:style-name="Internet_20_link" text:visited-style-name="Visited_20_Internet_20_Link">
</text:a>
It was impossible to propagate propaganda because not all funds are shown in open sources.</text:p>
      <text:p text:style-name="P4">
"For example, in addition to the Cinema Foundation, other sources can also sponsor propaganda in films. And the same botthams - they are not marked in the budget, the alecosters are highlighted," the expert said.</text:p>
      <text:p text:style-name="P4">
<text:span text:style-name="T4">
 Read also: </text:span>
 <text:a xlink:type="simple" xlink:href="https://www.ukrinform.ua/rubric-economy/3635107-sankcii-proti-rosii-u-ssa-prognozuut-skorocenna-ekonomiki-rf-na-20-do-2030-roku.html" text:style-name="Internet_20_link" text:visited-style-name="Visited_20_Internet_20_Link">
</text:a>
According to Romanyuk, it is difficult to evaluate the effectiveness of propaganda, since there are no research on this topic.</text:p>
      <text:p text:style-name="P4">
"It is difficult to say about effectiveness, because there are no relevant research now. However, we see many politicians, experts and media, make Russian propaganda narrative The thoughts and views of people not only in Russia, but in Ukraine and the world are tedded, "she said.</text:p>
      <text:p text:style-name="P4">
News Source: <text:a xlink:type="simple" xlink:href="https://www.ukrinform.ua/rubric-world/3711327-rosia-torik-vitratila-na-propagandu-u-media-19-milarda.html" text:style-name="Internet_20_link" text:visited-style-name="Visited_20_Internet_20_Link">
https://www.ukrinform.ua/rubric-world/3711327-rosia-torik-vitratila-na-propagandu-u-media-19-milarda.html</text:a>
</text:p>
      <!--NEWS-->
      <text:h text:style-name="P10" text:outline-level="1">
<text:span text:style-name="T4">
At Zaporizhzhia and Kherson directions Russian army shelled Burlatske of Donetsk region; Olhi...</text:span>
</text:h>
      <text:p text:style-name="P4">
Authors: liveuamap (Language: en)</text:p>
      <text:p text:style-name="P4">
Time: 2023-05-19T-29:42:00</text:p>
      <text:p text:style-name="P4">
Location: Zaporizhzhia (Latitude:47.80635 Longtitude:36.62155)</text:p>
      <text:p text:style-name="P4">
Videos: []</text:p>
      <text:p text:style-name="P4">
Images: []</text:p>
      <text:p text:style-name="P4">
Tags: ["Russia"]</text:p>
      <text:p text:style-name="P4">
Id: 22563962</text:p>
      <!--METADATA-->
      <text:p text:style-name="P4">
At Zaporizhzhia and Kherson directions Russian army shelled Burlatske ofDonetsk region; Olhivske, Charivne, Bilohirya, Mala Tokmachka, Novodanylivka,Novoandriyivka, Stepove, Kamyanske and Plavni of Zaporizhzhia region oblasti,also Kherson city. Russian aviation conducted airstrike at Novopil of Donetskregion, - General Staff of Armed Forces of Ukraine says in the morning report</text:p>
      <text:p text:style-name="P4">
News Collection Link: <text:a xlink:type="simple" xlink:href="https://liveuamap.com/en/2023/19-may-at-zaporizhzhia-and-kherson-directions-russian-army" text:style-name="Internet_20_link" text:visited-style-name="Visited_20_Internet_20_Link">
https://liveuamap.com/en/2023/19-may-at-zaporizhzhia-and-kherson-directions-russian-army</text:a>
</text:p>
      <text:p text:style-name="P4">
News Source: <text:a xlink:type="simple" xlink:href="https://t.me/lumsrc/4840" text:style-name="Internet_20_link" text:visited-style-name="Visited_20_Internet_20_Link">
https://t.me/lumsrc/4840</text:a>
</text:p>
      <!--NEWS-->
      <text:h text:style-name="P10" text:outline-level="1">
<text:span text:style-name="T4">
The last half of a year to official events go to the doubles of Putin - Budanov</text:span>
</text:h>
      <text:p text:style-name="P4">
Authors: Ukrinform (Person)</text:p>
      <text:p text:style-name="P4">
Publisher: Укринформ (Organization)</text:p>
      <text:p text:style-name="P4">
Published Time: 2023-05-19T-30:18:13+03:00</text:p>
      <text:p text:style-name="P4">
Modified Time: 2023-05-19T23:18:13+03:00</text:p>
      <text:p text:style-name="P4">
Description: Putin has begun the war with Ukraine, but for the last half a year, even official events are riding doubles. - Ukrinform.</text:p>
      <text:p text:style-name="P4">
Images: ["<text:a xlink:type="simple" xlink:href="https://static.ukrinform.com/photos/2023_05/thumb_files/630_360_1684527299-380.jpeg" text:style-name="Internet_20_link" text:visited-style-name="Visited_20_Internet_20_Link">
630_360_16845...</text:a>
"]</text:p>
      <text:p text:style-name="P4">
Tags: ['Путін', 'Розвідка', 'Буданов']</text:p>
      <text:p text:style-name="P4">
Type: Article</text:p>
      <!--METADATA-->
      <text:p text:style-name="P4">
<draw:frame draw:style-name="fr1" draw:name="Image39" text:anchor-type="as-char" svg:width="6.9236in" svg:height="3.956343in" draw:z-index="0">
<draw:image xlink:href="../Images/yкринформ/2023-05-19T-30-18-13-03-00/630_360_1684527299-380.jpeg" xlink:type="simple" xlink:show="embed" xlink:actuate="onLoad" draw:mime-type="image/jpeg"/>
</draw:frame>
He started war with Ukraine, but for the last half of a year, even officials go to double.</text:p>
      <text:p text:style-name="P4">
The head of the Main Directorate of Intelligence of the Ministry of Defense of Ukraine Kirilo Budanov said in an interview with Special Pro -Project Dmitry Komarov. Behind the scenes, ”Ukrinform reports.</text:p>
      <text:p text:style-name="P4">
“I can tell you exactly what Putin existed. Is there now? Let's wait. I think everyone will see the truth. In any case, he was quite ill in 2021, he had quite serious health problems, ”Budanov said.</text:p>
      <text:p text:style-name="P4">
GUR leader added that in <text:a xlink:type="simple" xlink:href="https://www.ukrinform.ua/tag-putin" text:style-name="Internet_20_link" text:visited-style-name="Visited_20_Internet_20_Link">
</text:a>
Very multi -varied fears, phobias and developed not just.</text:p>
      <text:p text:style-name="P4">
“He does not trust his surroundings, he is afraid of the inner coup, he will be lost to lose power, which will also lead to a coup, he is afraid that it will poison him. This is associated with all its basic horrors. He has centuries, this is a known fact, ”Budanov said.</text:p>
      <text:p text:style-name="P4">
According to him, the last half of a year is not a presidency for official events.</text:p>
      <text:p text:style-name="P4">
<text:span text:style-name="T4">
 Read also: </text:span>
 <text:a xlink:type="simple" xlink:href="https://www.ukrinform.ua/rubric-ato/3605003-putin-mae-prinajmni-troh-dvijnikiv-rozvidka.html" text:style-name="Internet_20_link" text:visited-style-name="Visited_20_Internet_20_Link">
<text:span text:style-name="T4">
 double </text:span>
</text:a>
“What is the reason for this? There can be many reasons. He is alive or dead. There is such a collective Putin. Whether he is alive or not now, in principle, it is not for nothing. In Russia, there are clearly pronounced, two Kremlin towers, they will be won, and this collective Putin should balance these forces so that no one is holy. Because if one takes one, it will unanimously lead to some extent, ”Budanov said.</text:p>
      <text:p text:style-name="P4">
He emphasized that Putin accurately launched a war with Ukraine.</text:p>
      <text:p text:style-name="P4">
"I do not know whether he finishes her," Budanov said.</text:p>
      <text:p text:style-name="P4">
As reported by Ukrinform, according to intelligence actively <text:a xlink:type="simple" xlink:href="https://www.ukrinform.ua/rubric-ato/3711627-rosia-pocala-gotuvatisa-do-vijni-proti-ukraini-z-2007-roku-budanov.html" text:style-name="Internet_20_link" text:visited-style-name="Visited_20_Internet_20_Link">
</text:a>
.</text:p>
      <text:p text:style-name="P4">
_ Photo: GUR Ministry of Defense _</text:p>
      <text:p text:style-name="P4">
News Source: <text:a xlink:type="simple" xlink:href="https://www.ukrinform.ua/rubric-ato/3711644-ostanni-piv-roku-na-oficijni-zahodi-izdat-dvijniki-putina-budanov.html" text:style-name="Internet_20_link" text:visited-style-name="Visited_20_Internet_20_Link">
https://www.ukrinform.ua/rubric-ato/3711644-ostanni-piv-roku-na-oficijni-zahodi-izdat-dvijniki-putina-budanov.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5-19T-31:42:00</text:p>
      <text:p text:style-name="P4">
Location: Donetsk (Latitude:47.85084 Longtitude:37.51024)</text:p>
      <text:p text:style-name="P4">
Videos: []</text:p>
      <text:p text:style-name="P4">
Images: []</text:p>
      <text:p text:style-name="P4">
Tags: ["Russia"]</text:p>
      <text:p text:style-name="P4">
Id: 22563960</text:p>
      <!--METADATA-->
      <text:p text:style-name="P4">
Russian forces conducting offensive actions at Lyman, Bakhmut, Avdiivka andMaryinka directions. Ukrainian military had 29 combat engagements with andRussian forces. Russian forces attempting to advance near Ivanivske, Bakhmut,Syeverne and Pervomayske, Maryinka, Novomykhaylivka, - General Staff of ArmedForces of Ukraine says in the morning report</text:p>
      <text:p text:style-name="P4">
News Collection Link: <text:a xlink:type="simple" xlink:href="https://liveuamap.com/en/2023/19-may-russian-forces-conducting-offensive-actions-at-lyman" text:style-name="Internet_20_link" text:visited-style-name="Visited_20_Internet_20_Link">
https://liveuamap.com/en/2023/19-may-russian-forces-conducting-offensive-actions-at-lyman</text:a>
</text:p>
      <text:p text:style-name="P4">
News Source: <text:a xlink:type="simple" xlink:href="https://t.me/lumsrc/4841" text:style-name="Internet_20_link" text:visited-style-name="Visited_20_Internet_20_Link">
https://t.me/lumsrc/4841</text:a>
</text:p>
      <!--NEWS-->
      <text:h text:style-name="P10" text:outline-level="1">
<text:span text:style-name="T4">
CEO of the IAEA urged not to use the ZPP as a military base</text:span>
</text:h>
      <text:p text:style-name="P4">
Authors: Ukrinform (Person)</text:p>
      <text:p text:style-name="P4">
Publisher: Укринформ (Organization)</text:p>
      <text:p text:style-name="P4">
Published Time: 2023-05-19T-32:02:44+03:00</text:p>
      <text:p text:style-name="P4">
Modified Time: 2023-05-19T23:02:44+03:00</text:p>
      <text:p text:style-name="P4">
Description: Raphael Mariana Grossi, Director General of the International Atomic Energy Agency Agency, urged not to use the Zaporizhzhya nuclear power plant occupied by Russia as a military base. - Ukrinform.</text:p>
      <text:p text:style-name="P4">
Images: ["<text:a xlink:type="simple" xlink:href="https://static.ukrinform.com/photos/2022_09/thumb_files/630_360_1662657925-767.jpg" text:style-name="Internet_20_link" text:visited-style-name="Visited_20_Internet_20_Link">
630_360_16626...</text:a>
"]</text:p>
      <text:p text:style-name="P4">
Tags: ['МАГАТЕ', 'Запорізька АЕС', 'Війна з Росією']</text:p>
      <text:p text:style-name="P4">
Type: Article</text:p>
      <!--METADATA-->
      <text:p text:style-name="P4">
<draw:frame draw:style-name="fr1" draw:name="Image40" text:anchor-type="as-char" svg:width="6.9236in" svg:height="3.956343in" draw:z-index="0">
<draw:image xlink:href="../Images/yкринформ/2023-05-19T-32-02-44-03-00/630_360_1662657925-767.jpg" xlink:type="simple" xlink:show="embed" xlink:actuate="onLoad" draw:mime-type="image/jpeg"/>
</draw:frame>
Raphael Marianogrossi, CEO of the International Atomic Energy Agency Agency, urged not to use the Zaporizhzhya nuclear power occupied by Russia as a military base.</text:p>
      <text:p text:style-name="P4">
According to Ukrinform, the relevant Grossi statement is placed on <text:a xlink:type="simple" xlink:href="https://www.iaea.org/newscenter/pressreleases/update-158-iaea-director-general-statement-on-situation-in-ukraine" text:style-name="Internet_20_link" text:visited-style-name="Visited_20_Internet_20_Link">
</text:a>
.</text:p>
      <text:p text:style-name="P4">
"It is very simple: not to shoot at the station and not use it as a militarybaz. It is in the interests of everyone to agree on a set of principles to protect the station during the conflict," he said.</text:p>
      <text:p text:style-name="P4">
According to the CEO of the IAEA, he conducts intensive negotiations with all the painful sides to ensure the safety of the NPP and prevent the risk of serious nuclear accident on the continent.</text:p>
      <text:p text:style-name="P4">
The statement also reported that on Friday morning, a terrain near the city of Energodar, in which the majority of the Personal of the Zaporozhye ZPP, "indicates an exacerbation of the Uregion's martial law, lives under artillery.</text:p>
      <text:p text:style-name="P4">
<text:span text:style-name="T4">
 Read also: </text:span>
 <text:a xlink:type="simple" xlink:href="https://www.ukrinform.ua/rubric-economy/3708516-magate-planue-predstaviti-ugodu-sodo-zaes-cogo-misaca.html" text:style-name="Internet_20_link" text:visited-style-name="Visited_20_Internet_20_Link">
<text:span text:style-name="T4">
 IAEA </text:span>
</text:a>
"Experts of the IAEA, present at the Zaporizhzhya NPP, which is located only during the miles of energy from Energodar, informed the headquarters that the self -injured was not affected, but the proximity of the incident once again emphasized the existing nuclear safety, against the background in the statement.</text:p>
      <text:p text:style-name="P4">
It also states that after a full -scale invasion of the Russian Federation in the Ukrainian there was a significant reduction of staff <text:a xlink:type="simple" xlink:href="https://www.ukrinform.ua/tag-zaporizka-aes" text:style-name="Internet_20_link" text:visited-style-name="Visited_20_Internet_20_Link">
</text:a>
, and the staff of the station and their families were extremely complex and stressful conditions in the frontline.</text:p>
      <text:p text:style-name="P4">
"The recent evacuation of some inhabitants of Energodar added uncertainty to the dawn situation, and the IAEA experts have earlier this month recorded a more reduction Level ”, - reported to IAEA.</text:p>
      <text:p text:style-name="P4">
<text:span text:style-name="T4">
 Read also: </text:span>
 <text:a xlink:type="simple" xlink:href="https://www.ukrinform.ua/rubric-ato/3711397-militarizacia-zaporizkoi-aes-lideri-grupi-semi-zasudili-dii-rosii.html" text:style-name="Internet_20_link" text:visited-style-name="Visited_20_Internet_20_Link">
</text:a>
</text:p>
      <text:p text:style-name="P4">
As reported by Ukrinform, the leaders of the Seven Group countries in Hirosimymiiued a separate statement about Ukraine, which supported the efforts of the IAEA to regulate the situation around the Zaporizhzhya NPP and called the "irresponsible" actions of Russia on the militarization of the nuclear station.</text:p>
      <text:p text:style-name="P4">
_ Photo: Fredrik Dahl / IAEA _</text:p>
      <text:p text:style-name="P4">
News Source: <text:a xlink:type="simple" xlink:href="https://www.ukrinform.ua/rubric-ato/3711642-gendirektor-magate-zaklikav-ne-vikoristovuvati-zaes-ak-vijskovu-bazu.html" text:style-name="Internet_20_link" text:visited-style-name="Visited_20_Internet_20_Link">
https://www.ukrinform.ua/rubric-ato/3711642-gendirektor-magate-zaklikav-ne-vikoristovuvati-zaes-ak-vijskovu-bazu.html</text:a>
</text:p>
      <!--NEWS-->
      <text:h text:style-name="P10" text:outline-level="1">
<text:span text:style-name="T4">
Kuleba: Portugal joined the aviation coalition</text:span>
</text:h>
      <text:p text:style-name="P4">
Authors: Ukrinform (Person)</text:p>
      <text:p text:style-name="P4">
Publisher: Укринформ (Organization)</text:p>
      <text:p text:style-name="P4">
Published Time: 2023-05-19T-35:59:00+03:00</text:p>
      <text:p text:style-name="P4">
Modified Time: 2023-05-19T22:59:00+03:00</text:p>
      <text:p text:style-name="P4">
Description: Foreign Minister Dmytro Kuleba stated that Portugal joined the aviation coalition and was ready to train Ukrainian pilots and mechanics. - Ukrinform.</text:p>
      <text:p text:style-name="P4">
Images: ["<text:a xlink:type="simple" xlink:href="https://static.ukrinform.com/photos/2023_05/thumb_files/630_360_1684526236-731.jpeg" text:style-name="Internet_20_link" text:visited-style-name="Visited_20_Internet_20_Link">
630_360_16845...</text:a>
", "<text:a xlink:type="simple" xlink:href="https://static.ukrinform.com/photos/2023_05/1684526236-253.jpeg" text:style-name="Internet_20_link" text:visited-style-name="Visited_20_Internet_20_Link">
1684526236-25...</text:a>
"]</text:p>
      <text:p text:style-name="P4">
Tags: ['Дмитро Кулеба', 'Португалія', 'Війна з Росією', 'Авіаційна коаліція']</text:p>
      <text:p text:style-name="P4">
Type: Article</text:p>
      <!--METADATA-->
      <text:p text:style-name="P4">
<draw:frame draw:style-name="fr1" draw:name="Image41" text:anchor-type="as-char" svg:width="6.9236in" svg:height="3.956343in" draw:z-index="0">
<draw:image xlink:href="../Images/yкринформ/2023-05-19T-35-59-00-03-00/630_360_1684526236-731.jpeg" xlink:type="simple" xlink:show="embed" xlink:actuate="onLoad" draw:mime-type="image/jpeg"/>
</draw:frame>
Dmytro Kuleba, GlavamzS, said Portugal joined the Thohotov's aviation coalition to train Ukrainian pilots and mechanics.</text:p>
      <text:p text:style-name="P4">
About it reports <text:a xlink:type="simple" xlink:href="https://mfa.gov.ua/news/dmitro-kuleba-portugaliya-priyednalasya-do-aviacijnoyi-koaliciyi-gotova-trenuvati-ukrayinskih-pilotiv-i-mehanikiv" text:style-name="Internet_20_link" text:visited-style-name="Visited_20_Internet_20_Link">
</text:a>
, reports Ukrinform.</text:p>
      <text:p text:style-name="P4">
During his visit to Lisbon, Dmytro Kuleba negotiated with the Portuguese College of Zoau Kravinho and the Ministry of Defense Elena Carreirash.</text:p>
      <text:p text:style-name="P4">
The head of Ukrainian diplomacy told Portuguese partners in detail at the front and outlined the military needs of Ukraine for effective defense and counter -offensive operations.</text:p>
      <text:p text:style-name="P4">
<draw:frame draw:style-name="fr1" draw:name="Image42" text:anchor-type="as-char" svg:width="6.9236in" svg:height="5.187958in" draw:z-index="0">
<draw:image xlink:href="../Images/yкринформ/2023-05-19T-35-59-00-03-00/1684526236-253.jpeg" xlink:type="simple" xlink:show="embed" xlink:actuate="onLoad" draw:mime-type="image/jpeg"/>
</draw:frame>
"Portugal has demonstrated leadership by joining the tank coalition. In the intensification of Russian missile shelling of Ukrainian cities Isl, it is critical that Ukraine is able to overthrow Russia of the Ukrainian sky," the minister stressed.</text:p>
      <text:p text:style-name="P4">
In this connection, Dmytro Kuleba expressed his gratitude to the Portugal government for the decision to join the aviation coalition by training Ukrainian pilots of Tamhechanics on Western fighting aircraft.</text:p>
      <text:p text:style-name="P4">
It is noted that the Portuguese side also confirmed its readiness to support Ukraine on its way to membership in the European Union.</text:p>
      <text:p text:style-name="P4">
The Foreign Minister coordinated positions in the context of preparing for the NATO summit. <text:a xlink:type="simple" xlink:href="https://www.ukrinform.ua/tag-kuleba" text:style-name="Internet_20_link" text:visited-style-name="Visited_20_Internet_20_Link">
</text:a>
He emphasized the importance of the leaders of the alliance leaders of the political decision to determine the algorithm of accession to NATO.</text:p>
      <text:p text:style-name="P4">
<text:span text:style-name="T4">
 Read also: </text:span>
 <text:a xlink:type="simple" xlink:href="https://www.ukrinform.ua/rubric-polytics/3711071-vstup-u-nato-aviacijna-koalicia-i-sankcii-kuleba-nazvav-klucovi-naprami-konsolidacii-partneriv.html" text:style-name="Internet_20_link" text:visited-style-name="Visited_20_Internet_20_Link">
<text:span text:style-name="T4">
 Cooleba </text:span>
</text:a>
In addition, the ministers discussed the prosecution of Russia and its reference guidance for crimes against Ukraine, including the creation of a special tribunal regarding the crime of aggression.</text:p>
      <text:p text:style-name="P4">
"Dmitry Kuleba also paid special attention to the formula of the President Vladimrazellensky peace as a way to establish a fair and long -term peace in Ukraine, to expand its circle of support, in particular through the accession of the countries of the global south," the Ministry of Foreign Affairs.</text:p>
      <text:p text:style-name="P4">
It was reported that Denmark has expressed their readiness to teach Ukrainian pilotiv to navigate F-16 fighters.</text:p>
      <text:p text:style-name="P4">
<text:span text:style-name="T5">
Foto: Foreign</text:span>
</text:p>
      <text:p text:style-name="P4">
News Source: <text:a xlink:type="simple" xlink:href="https://www.ukrinform.ua/rubric-ato/3711641-kuleba-portugalia-priednalasa-do-aviacijnoi-koalicii.html" text:style-name="Internet_20_link" text:visited-style-name="Visited_20_Internet_20_Link">
https://www.ukrinform.ua/rubric-ato/3711641-kuleba-portugalia-priednalasa-do-aviacijnoi-koalicii.html</text:a>
</text:p>
      <!--NEWS-->
      <text:h text:style-name="P10" text:outline-level="1">
<text:span text:style-name="T4">
The offensive from Belarus to Ukraine is absolutely unrealistic - the head of GUR</text:span>
</text:h>
      <text:p text:style-name="P4">
Authors: Ukrinform (Person)</text:p>
      <text:p text:style-name="P4">
Publisher: Укринформ (Organization)</text:p>
      <text:p text:style-name="P4">
Published Time: 2023-05-19T-37:54:00+03:00</text:p>
      <text:p text:style-name="P4">
Modified Time: 2023-05-19T22:54:00+03:00</text:p>
      <text:p text:style-name="P4">
Description: The offensive from the territory of Belarus to Ukraine is now absolutely unrealistic. - Ukrinform.</text:p>
      <text:p text:style-name="P4">
Images: ["<text:a xlink:type="simple" xlink:href="https://static.ukrinform.com/photos/2023_05/thumb_files/630_360_1683451383-740.jpg" text:style-name="Internet_20_link" text:visited-style-name="Visited_20_Internet_20_Link">
630_360_16834...</text:a>
"]</text:p>
      <text:p text:style-name="P4">
Tags: ['Білорусь', 'Розвідка', 'Буданов']</text:p>
      <text:p text:style-name="P4">
Type: Article</text:p>
      <!--METADATA-->
      <text:p text:style-name="P4">
<draw:frame draw:style-name="fr1" draw:name="Image43" text:anchor-type="as-char" svg:width="6.9236in" svg:height="3.956343in" draw:z-index="0">
<draw:image xlink:href="../Images/yкринформ/2023-05-19T-37-54-00-03-00/630_360_1683451383-740.jpg" xlink:type="simple" xlink:show="embed" xlink:actuate="onLoad" draw:mime-type="image/jpeg"/>
</draw:frame>
The offensive of Belarus's cherry to Ukraine is now absolutely unrealistic.</text:p>
      <text:p text:style-name="P4">
The head of the Main Directorate of Intelligence of the Ministry of Defense of Ukraine Kirilo Budanov said in an interview with Special Pro -Project Dmitry Komarov. Behind the scenes, ”Ukrinform reports.</text:p>
      <text:p text:style-name="P4">
"As of now, this is absolutely unrealistic. It will not be, and there is no plans," Budanov said.</text:p>
      <text:p text:style-name="P4">
He noted that the launch of rumors about the offensive on Ukraine from Belarus is special information attacks <text:a xlink:type="simple" xlink:href="https://www.ukrinform.ua/tag-rosia" text:style-name="Internet_20_link" text:visited-style-name="Visited_20_Internet_20_Link">
</text:a>
. "Stable in three weeks there are materials that are supported by some experts, facts, someone refers to something ...", - said the head of the GUR.</text:p>
      <text:p text:style-name="P4">
<text:span text:style-name="T4">
 Read also: </text:span>
 <text:a xlink:type="simple" xlink:href="https://www.ukrinform.ua/rubric-ato/3709444-na-teritorii-bilorusi-perebuvae-blizko-25-tisaci-vijskovih-rf.html" text:style-name="Internet_20_link" text:visited-style-name="Visited_20_Internet_20_Link">
<text:span text:style-name="T4">
 Belarus </text:span>
</text:a>
Budanov emphasized that Ukrainians are afraid of the offensive from Belarus in the nearer -degrees.</text:p>
      <text:p text:style-name="P4">
As reported by Ukrinform, as of mid -May, the situation on the border of Collispurs remains fully controlled. There are now about 2.5 thousand Russian soldiers on the territory of the Republic of Civil Code.</text:p>
      <text:p text:style-name="P4">
_ Photo: yurii stefanyak/Global Images Ukraine Via Getty Images _</text:p>
      <text:p text:style-name="P4">
News Source: <text:a xlink:type="simple" xlink:href="https://www.ukrinform.ua/rubric-ato/3711639-nastup-z-bilorusi-na-ukrainu-absolutno-nerealnij-ocilnik-gur.html" text:style-name="Internet_20_link" text:visited-style-name="Visited_20_Internet_20_Link">
https://www.ukrinform.ua/rubric-ato/3711639-nastup-z-bilorusi-na-ukrainu-absolutno-nerealnij-ocilnik-gur.html</text:a>
</text:p>
      <!--NEWS-->
      <text:h text:style-name="P10" text:outline-level="1">
<text:span text:style-name="T4">
Marchenko will play with Sachko at the ATR Tournament 250 in Switzerland</text:span>
</text:h>
      <text:p text:style-name="P4">
Authors: Ukrinform (Person)</text:p>
      <text:p text:style-name="P4">
Publisher: Укринформ (Organization)</text:p>
      <text:p text:style-name="P4">
Published Time: 2023-05-19T-39:51:53+03:00</text:p>
      <text:p text:style-name="P4">
Modified Time: 2023-05-19T22:51:53+03:00</text:p>
      <text:p text:style-name="P4">
Description: Ukrainian tennis players will meet in the first round of selection for competitions in Geneva. - Ukrinform.</text:p>
      <text:p text:style-name="P4">
Images: ["<text:a xlink:type="simple" xlink:href="https://static.ukrinform.com/photos/2023_05/thumb_files/630_360_1684525817-589.jpeg" text:style-name="Internet_20_link" text:visited-style-name="Visited_20_Internet_20_Link">
630_360_16845...</text:a>
"]</text:p>
      <text:p text:style-name="P4">
Tags: ['Теніс', 'Марченко']</text:p>
      <text:p text:style-name="P4">
Type: Article</text:p>
      <!--METADATA-->
      <text:p text:style-name="P4">
<draw:frame draw:style-name="fr1" draw:name="Image44" text:anchor-type="as-char" svg:width="6.9236in" svg:height="3.956343in" draw:z-index="0">
<draw:image xlink:href="../Images/yкринформ/2023-05-19T-39-51-53-03-00/630_360_1684525817-589.jpeg" xlink:type="simple" xlink:show="embed" xlink:actuate="onLoad" draw:mime-type="image/jpeg"/>
</draw:frame>
Ukrainian tennis players will meet in the first round of selection for the competition.</text:p>
      <text:p text:style-name="P4">
Tomorrow, May 20, there will be a match of the first round of qualification of soil -tournament of the ATR series 250 in Geneva(Switzerland)Between Ukrainian tennis players Ilymaimarchenko(ATP 321)and Vitaliy Sachko(ATR 282), reports Ukrinform.</text:p>
      <text:p text:style-name="P4">
They used to play with each other in 2019 in the first round on the chelender Vosmaning(Germany). Тоді перемогу святкував Сачко. Гра завершилася зрахунком 7:6 (10:8), 6: 3.</text:p>
      <text:p text:style-name="P4">
The match between Ilya and Vitaliy is scheduled for 15:00 for Kiev. The winner in the selection finals will play with Alessandro Giannescy(ATP 230)from Italy or Evseyev(ATP 296)From Kazakhstan.</text:p>
      <text:p text:style-name="P4">
<text:span text:style-name="T4">
 Read also: </text:span>
 <text:a xlink:type="simple" xlink:href="https://www.ukrinform.ua/rubric-sports/3711576-kalinina-peremogla-drugu-raketku-rosii-i-vperse-vistupit-u-finali-turniru-wta-v-rimi.html" text:style-name="Internet_20_link" text:visited-style-name="Visited_20_Internet_20_Link">
<text:span text:style-name="T4">
 Kalinina </text:span>
</text:a>
As reported by Ukrinform, Angelina Kalinina will play for the first time in his career the final forces of the Women's Tennis Association(WTA)- International BNL of Italy - у(Italy)Photo: btu.org.ua</text:p>
      <text:p text:style-name="P4">
News Source: <text:a xlink:type="simple" xlink:href="https://www.ukrinform.ua/rubric-sports/3711638-marcenko-zigrae-iz-sackom-na-turniri-atr-250-u-svejcarii.html" text:style-name="Internet_20_link" text:visited-style-name="Visited_20_Internet_20_Link">
https://www.ukrinform.ua/rubric-sports/3711638-marcenko-zigrae-iz-sackom-na-turniri-atr-250-u-svejcarii.html</text:a>
</text:p>
      <!--NEWS-->
      <text:h text:style-name="P10" text:outline-level="1">
<text:span text:style-name="T4">
Denmark is ready to teach Ukrainian pilots on F -16 - Stefanchuk</text:span>
</text:h>
      <text:p text:style-name="P4">
Authors: Ukrinform (Person)</text:p>
      <text:p text:style-name="P4">
Publisher: Укринформ (Organization)</text:p>
      <text:p text:style-name="P4">
Published Time: 2023-05-19T-41:45:00+03:00</text:p>
      <text:p text:style-name="P4">
Modified Time: 2023-05-19T22:45:00+03:00</text:p>
      <text:p text:style-name="P4">
Description: Denmark has expressed their readiness to teach Ukrainian pilots to manage F-16 fighters. - Ukrinform.</text:p>
      <text:p text:style-name="P4">
Images: ["<text:a xlink:type="simple" xlink:href="https://static.ukrinform.com/photos/2023_05/thumb_files/630_360_1684525290-465.jpg" text:style-name="Internet_20_link" text:visited-style-name="Visited_20_Internet_20_Link">
630_360_16845...</text:a>
"]</text:p>
      <text:p text:style-name="P4">
Tags: ['Данія', 'Стефанчук', 'Війна з Росією', 'Коаліція винищувачів']</text:p>
      <text:p text:style-name="P4">
Type: Article</text:p>
      <!--METADATA-->
      <text:p text:style-name="P4">
<draw:frame draw:style-name="fr1" draw:name="Image45" text:anchor-type="as-char" svg:width="6.9236in" svg:height="3.956343in" draw:z-index="0">
<draw:image xlink:href="../Images/yкринформ/2023-05-19T-41-45-00-03-00/630_360_1684525290-465.jpg" xlink:type="simple" xlink:show="embed" xlink:actuate="onLoad" draw:mime-type="image/jpeg"/>
</draw:frame>
Denmark was a willingness to teach Ukrainian pilots to manage F-16 fighters.</text:p>
      <text:p text:style-name="P4">
Ruslan Stefanchuk reported this in <text:a xlink:type="simple" xlink:href="https://www.facebook.com/stefanchuk.official" text:style-name="Internet_20_link" text:visited-style-name="Visited_20_Internet_20_Link">
</text:a>
, reports Ukrinform.</text:p>
      <text:p text:style-name="P4">
“Good news from our Danish friends and partners. Denmark is ready to teach Ukrainian pilots to manage F -16 fighters!”He wrote.</text:p>
      <text:p text:style-name="P4">
According to Stefanchuk, Denmark begins to discuss the specific plan of teaching our pilots in the near future, and "it will be a priority task."</text:p>
      <text:p text:style-name="P4">
<text:span text:style-name="T4">
 Read also: </text:span>
 <text:a xlink:type="simple" xlink:href="https://www.ukrinform.ua/rubric-ato/3711501-ukraina-rozrahovue-so-dania-priednaetsa-do-aviacijnoi-koalicii-stefancuk.html" text:style-name="Internet_20_link" text:visited-style-name="Visited_20_Internet_20_Link">
</text:a>
The Chairman of the Verkhovna Rada expressed gratitude Denmark's Defense Minister Troels Lundpolsen, who had a meeting today, for this decision.</text:p>
      <text:p text:style-name="P4">
As reported, Joe Biden assured the leaders of the Seven Group that <text:a xlink:type="simple" xlink:href="https://www.ukrinform.ua/rubric-polytics/3711542-navcanna-ukrainskih-pilotiv-na-f16-bajden-pidtverdiv-ucast-amerikanskih-instruktoriv.html" text:style-name="Internet_20_link" text:visited-style-name="Visited_20_Internet_20_Link">
</text:a>
Western specimens, including F-16.</text:p>
      <text:p text:style-name="P4">
<text:span text:style-name="T5">
Foto: Ruslan Stefanchuk, Facebook</text:span>
</text:p>
      <text:p text:style-name="P4">
News Source: <text:a xlink:type="simple" xlink:href="https://www.ukrinform.ua/rubric-ato/3711637-dania-gotova-navcati-ukrainskih-pilotiv-na-f16-stefancuk.html" text:style-name="Internet_20_link" text:visited-style-name="Visited_20_Internet_20_Link">
https://www.ukrinform.ua/rubric-ato/3711637-dania-gotova-navcati-ukrainskih-pilotiv-na-f16-stefancuk.html</text:a>
</text:p>
      <!--NEWS-->
      <text:h text:style-name="P10" text:outline-level="1">
<text:span text:style-name="T4">
The enemy fired 17 times the border of Sumy region - a total of 131 explosions</text:span>
</text:h>
      <text:p text:style-name="P4">
Authors: Ukrinform (Person)</text:p>
      <text:p text:style-name="P4">
Publisher: Укринформ (Organization)</text:p>
      <text:p text:style-name="P4">
Published Time: 2023-05-19T-43:42:00+03:00</text:p>
      <text:p text:style-name="P4">
Modified Time: 2023-05-19T22:42:00+03:00</text:p>
      <text:p text:style-name="P4">
Description: Russian troops fired at the border communities of Sumy region 17 times, and 131 explosions were recorded. - Ukrinform.</text:p>
      <text:p text:style-name="P4">
Images: ["<text:a xlink:type="simple" xlink:href="https://static.ukrinform.com/photos/2023_05/thumb_files/630_360_1684337913-737.jpg" text:style-name="Internet_20_link" text:visited-style-name="Visited_20_Internet_20_Link">
630_360_16843...</text:a>
"]</text:p>
      <text:p text:style-name="P4">
Tags: ['Обстріл', 'Сумщина', 'Війна з Росією']</text:p>
      <text:p text:style-name="P4">
Type: Article</text:p>
      <!--METADATA-->
      <text:p text:style-name="P4">
<draw:frame draw:style-name="fr1" draw:name="Image46" text:anchor-type="as-char" svg:width="6.9236in" svg:height="3.956343in" draw:z-index="0">
<draw:image xlink:href="../Images/yкринформ/2023-05-19T-43-42-00-03-00/630_360_1684337913-737.jpg" xlink:type="simple" xlink:show="embed" xlink:actuate="onLoad" draw:mime-type="image/jpeg"/>
</draw:frame>
The Russian border communities of Sumy region were fired 17 times, and there were 131 explosions.</text:p>
      <text:p text:style-name="P4">
According to Ukrinform, the Sumy Regional Military Administration reports in <text:a xlink:type="simple" xlink:href="https://t.me/Sumy_news_ODA/16300" text:style-name="Internet_20_link" text:visited-style-name="Visited_20_Internet_20_Link">
</text:a>
.</text:p>
      <text:p text:style-name="P4">
"The shelling was suffered by Belopilsk, Khotinsk, Krasnopil, Yunakovskaya, Putivl, Shalyginsk, Velikopisariv communities," - said the news.</text:p>
      <text:p text:style-name="P4">
The Schaligyn community fired from an automatic grenade launcher, and 10 explosions were recorded.</text:p>
      <text:p text:style-name="P4">
Putivl community Russians regioned from mortars, three <text:a xlink:type="simple" xlink:href="https://www.ukrinform.ua/tag-obstril" text:style-name="Internet_20_link" text:visited-style-name="Visited_20_Internet_20_Link">
</text:a>
.</text:p>
      <text:p text:style-name="P4">
The Hotin Community fired the aggressor from mortars, releasing three mines. A dwelling house was built.</text:p>
      <text:p text:style-name="P4">
<text:span text:style-name="T4">
 Read also: </text:span>
 <text:a xlink:type="simple" xlink:href="https://www.ukrinform.ua/rubric-ato/3711572-ukrainska-aviacia-zavdala-12-udariv-po-miscah-skupcenna-voroga.html" text:style-name="Internet_20_link" text:visited-style-name="Visited_20_Internet_20_Link">
<text:span text:style-name="T4">
 Ukrainian </text:span>
 <text:span text:style-name="T4">
 Aviation </text:span>
 <text:span text:style-name="T4">
 </text:span>
 made <text:span text:style-name="T4">
 </text:span>
 beats <text:span text:style-name="T4">
<text:span text:style-name="T5">
* locations </text:span>
* </text:span>
 <text:span text:style-name="T4">
 Build </text:span>
 <text:span text:style-name="T4">
 </text:span>
 enemy **</text:a>
In the Yuzakiv community near the village of Sadki, three people were killed in the dumping of explosives of the delayed aircraft on a car with employees of the Sumyoblenergo. The community was also fired by Zatillery, releasing 10 shells; Reactive volley fire systems, 34 explosions and mortars were recorded, releasing 6 mines.</text:p>
      <text:p text:style-name="P4">
In the Krasnopil community, the Russians released 14 mines from mortars. He also enemy shot the community with the RSSU, making 20 beats and artillery(6 explosions).</text:p>
      <text:p text:style-name="P4">
По Великописарівській громаді агресор здійснив обстріл з РСЗВ, зафіксовано 20вибухів.</text:p>
      <text:p text:style-name="P4">
Білопільську громаду росіяни обстріляли з артилерії, випустивши 6 снарядів.</text:p>
      <text:p text:style-name="P4">
Як повідомляв Укрінформ, російські війська у четвер, 18 травня, здійснили 10обстрілів прикордонних громад Сумської області.</text:p>
      <text:p text:style-name="P4">
News Source: <text:a xlink:type="simple" xlink:href="https://www.ukrinform.ua/rubric-ato/3711636-vorog-17-raziv-obstrilav-prikordonna-sumsini-zagalom-131-vibuh.html" text:style-name="Internet_20_link" text:visited-style-name="Visited_20_Internet_20_Link">
https://www.ukrinform.ua/rubric-ato/3711636-vorog-17-raziv-obstrilav-prikordonna-sumsini-zagalom-131-vibuh.html</text:a>
</text:p>
      <!--NEWS-->
      <text:h text:style-name="P10" text:outline-level="1">
<text:span text:style-name="T4">
Budanov: Gostomel landing - it was generally the only plan of</text:span>
</text:h>
      <text:p text:style-name="P4">
Authors: Ukrinform (Person)</text:p>
      <text:p text:style-name="P4">
Publisher: Укринформ (Organization)</text:p>
      <text:p text:style-name="P4">
Published Time: 2023-05-19T-45:35:00+03:00</text:p>
      <text:p text:style-name="P4">
Modified Time: 2023-05-19T22:35:00+03:00</text:p>
      <text:p text:style-name="P4">
Description: The Russians had no doubt that they would be able to plant a landing in Gostomel - they did not have another plan for the capture of the capital of Ukraine. - Ukrinform.</text:p>
      <text:p text:style-name="P4">
Images: ["<text:a xlink:type="simple" xlink:href="https://static.ukrinform.com/photos/2023_04/thumb_files/630_360_1680432165-639.jpg" text:style-name="Internet_20_link" text:visited-style-name="Visited_20_Internet_20_Link">
630_360_16804...</text:a>
"]</text:p>
      <text:p text:style-name="P4">
Tags: ['Аеропорт "Гостомель"', 'Буданов', 'Війна з Росією']</text:p>
      <text:p text:style-name="P4">
Type: Article</text:p>
      <!--METADATA-->
      <text:p text:style-name="P4">
<draw:frame draw:style-name="fr1" draw:name="Image47" text:anchor-type="as-char" svg:width="6.9236in" svg:height="3.956343in" draw:z-index="0">
<draw:image xlink:href="../Images/yкринформ/2023-05-19T-45-35-00-03-00/630_360_1680432165-639.jpg" xlink:type="simple" xlink:show="embed" xlink:actuate="onLoad" draw:mime-type="image/jpeg"/>
</draw:frame>
The Russian doubted that they would be able to plant a landing in Gostomel - they did not have another planning of the capital of Ukraine.</text:p>
      <text:p text:style-name="P4">
About it in an interview in the program "Year -Sketch. The intelligence officer ”said the head of the intelligence department of MOU Kirill Budanov, reports Ukrinform.</text:p>
      <text:p text:style-name="P4">
“The whole plan of the Russians was - a rapid landing way(At the airportGostomel - Order.)And to go from there. It was generally a single plan, ”said Budanov.</text:p>
      <text:p text:style-name="P4">
He added that the whole day on February 24, 2022 the Russians tried to plant a Tamdesant, and the holiday believed that they would succeed.</text:p>
      <text:p text:style-name="P4">
"First, they did not believe that it would be resisting at all, secondly, they believed that they would be laid rapidly, and the plane would unload the units that would enter Kiev any time," said GUR Chief.</text:p>
      <text:p text:style-name="P4">
According to him, the last role in this played the information that our intelligence spread.</text:p>
      <text:p text:style-name="P4">
<text:span text:style-name="T4">
 Read also: </text:span>
 <text:a xlink:type="simple" xlink:href="https://www.ukrinform.ua/rubric-ato/3711627-rosia-pocala-gotuvatisa-do-vijni-proti-ukraini-z-2007-roku-budanov.html" text:style-name="Internet_20_link" text:visited-style-name="Visited_20_Internet_20_Link">
<text:span text:style-name="T4">
 Budanov </text:span>
</text:a>
“The one they wanted to believe, she still took the mountain. Why, the Russian people were stupid, they did not believe that there would still be a war: they did not take with them fuel tanks, they stopped tanks, there was no supply of supplies, food, this is all true. But the truth is different-they had to create a picture-mounted offensive and an alternative to surrender. And to create a picture of these columns. So it was. No one hoped to fight like Umariupoli. There were no options. They believed that no one would be able to create a serious opposition, and they would enter the government quarter, change the leadership. In their view, the state management at this time should have escaped somewhere, if not - they would destroy it, ”Budanov said.</text:p>
      <text:p text:style-name="P4">
He added that Russia changed the invasion date within two weeks. Ukraine received the final information about the attack at 4 am on February 24 at about 15.00023.</text:p>
      <text:p text:style-name="P4">
<text:span text:style-name="T5">
Foto: EPA-EFE</text:span>
</text:p>
      <text:p text:style-name="P4">
News Source: <text:a xlink:type="simple" xlink:href="https://www.ukrinform.ua/rubric-ato/3711632-budanov-visadka-v-gostomeli-ce-vzagali-buv-edinij-plan-rosii.html" text:style-name="Internet_20_link" text:visited-style-name="Visited_20_Internet_20_Link">
https://www.ukrinform.ua/rubric-ato/3711632-budanov-visadka-v-gostomeli-ce-vzagali-buv-edinij-plan-rosii.html</text:a>
</text:p>
      <!--NEWS-->
      <text:h text:style-name="P10" text:outline-level="1">
<text:span text:style-name="T4">
In Germany want to cut and simplify the procedure for obtaining citizenship</text:span>
</text:h>
      <text:p text:style-name="P4">
Authors: Ukrinform (Person)</text:p>
      <text:p text:style-name="P4">
Publisher: Укринформ (Organization)</text:p>
      <text:p text:style-name="P4">
Published Time: 2023-05-19T-47:27:20+03:00</text:p>
      <text:p text:style-name="P4">
Modified Time: 2023-05-19T22:27:20+03:00</text:p>
      <text:p text:style-name="P4">
Description: The Ministry of Internal Affairs of Germany has released a project of a new version of the Law on Citizenship, which provides for a reduction in the terms of naturalization. - Ukrinform.</text:p>
      <text:p text:style-name="P4">
Images: ["<text:a xlink:type="simple" xlink:href="https://static.ukrinform.com/photos/2021_12/thumb_files/630_360_1638800565-325.jpg" text:style-name="Internet_20_link" text:visited-style-name="Visited_20_Internet_20_Link">
630_360_16388...</text:a>
"]</text:p>
      <text:p text:style-name="P4">
Tags: ['Німеччина', 'Громадянство']</text:p>
      <text:p text:style-name="P4">
Type: Article</text:p>
      <!--METADATA-->
      <text:p text:style-name="P4">
<draw:frame draw:style-name="fr1" draw:name="Image48" text:anchor-type="as-char" svg:width="6.9236in" svg:height="3.956343in" draw:z-index="0">
<draw:image xlink:href="../Images/yкринформ/2023-05-19T-47-27-20-03-00/630_360_1638800565-325.jpg" xlink:type="simple" xlink:show="embed" xlink:actuate="onLoad" draw:mime-type="image/jpeg"/>
</draw:frame>
The Ministry of Internal Affairs of Germany has released a project of a new version of the law, which provides for a shortening of naturalization.</text:p>
      <text:p text:style-name="P4">
This was reported by Ukrinform correspondent.</text:p>
      <text:p text:style-name="P4">
The project assumes that naturalization can be allowed in five years, and in the individual cases - three years instead of eight, as still.</text:p>
      <text:p text:style-name="P4">
“We only allow to naturalize in five years instead of eight. Those who are in particular integrated can reduce this period to three years. Cestos people who are well -versed in German, reach excellent results at work or volunteer. We intend to determine the enormous life achievements of the Gastarbeiter generation for our country. That is why we plan to make it easier for them, ”Nancy Phaseker said.</text:p>
      <text:p text:style-name="P4">
She gave an example of Canada - as an example of attracting skilled workers, which are also urgently needed by Germany.</text:p>
      <text:p text:style-name="P4">
<text:span text:style-name="T4">
 Read also: </text:span>
 <text:a xlink:type="simple" xlink:href="https://www.ukrinform.ua/rubric-polytics/3704856-zakonoproekt-pro-vidmovu-vid-gromadanstva-rf-na-stadii-rozrobki-lubinec.html" text:style-name="Internet_20_link" text:visited-style-name="Visited_20_Internet_20_Link">
<text:span text:style-name="T4">
 citizenship </text:span>
</text:a>
The conditions for faster naturalization are language skills, education, professional taeconomic integration, public participation and civic knowledge. A person should be able to pay for himself and his family members.</text:p>
      <text:p text:style-name="P4">
Fezer noted that many immigrants feel Germans, but do not want to break the country of origin. In the future, they will no longer be forced to give up some of their identity.</text:p>
      <text:p text:style-name="P4">
The minister emphasized that such manifestations as anti -Semitism, xenophobia or other ideas, motivated by inhumanity, which are incompatible with the guarantee of human dignity of the Vosvna Law of the Federal Republic of Germany and violate the free democratic basic order, will not be tolerated in society. And those who promote will not be able to become a German citizen.</text:p>
      <text:p text:style-name="P4">
<text:span text:style-name="T4">
 Read also: </text:span>
 <text:a xlink:type="simple" xlink:href="https://www.ukrinform.ua/rubric-society/3701713-konstitucijnij-sud-vzavsa-roztlumaciti-ci-edine-v-ukraini-gromadanstvo.html" text:style-name="Internet_20_link" text:visited-style-name="Visited_20_Internet_20_Link">
<text:span text:style-name="T4">
 citizenship </text:span>
</text:a>
"If you do not share our values, you can't become a German," the phase summed up. That is, if someone wants to naturalize in Germany, he must adhere to the values of a free society.The law of the law should now evaluate federal lands.</text:p>
      <text:p text:style-name="P4">
News Source: <text:a xlink:type="simple" xlink:href="https://www.ukrinform.ua/rubric-world/3711630-u-nimeccini-hocut-skorotiti-ta-sprostiti-proceduru-otrimanna-gromadanstva.html" text:style-name="Internet_20_link" text:visited-style-name="Visited_20_Internet_20_Link">
https://www.ukrinform.ua/rubric-world/3711630-u-nimeccini-hocut-skorotiti-ta-sprostiti-proceduru-otrimanna-gromadanstva.html</text:a>
</text:p>
      <!--NEWS-->
      <text:h text:style-name="P10" text:outline-level="1">
<text:span text:style-name="T4">
Russia has begun to prepare for war against Ukraine since 2007 - Budanov</text:span>
</text:h>
      <text:p text:style-name="P4">
Authors: Ukrinform (Person)</text:p>
      <text:p text:style-name="P4">
Publisher: Укринформ (Organization)</text:p>
      <text:p text:style-name="P4">
Published Time: 2023-05-19T-49:16:00+03:00</text:p>
      <text:p text:style-name="P4">
Modified Time: 2023-05-19T22:16:00+03:00</text:p>
      <text:p text:style-name="P4">
Description: Russia has begun to prepare for aggression against Ukraine since 2007, and planned a full-scale invasion in March 2021-Ukrinform.</text:p>
      <text:p text:style-name="P4">
Images: ["<text:a xlink:type="simple" xlink:href="https://static.ukrinform.com/photos/2023_04/thumb_files/630_360_1682089495-883.jpg" text:style-name="Internet_20_link" text:visited-style-name="Visited_20_Internet_20_Link">
630_360_16820...</text:a>
"]</text:p>
      <text:p text:style-name="P4">
Tags: ['Розвідка', 'Буданов', 'Війна з Росією']</text:p>
      <text:p text:style-name="P4">
Type: Article</text:p>
      <!--METADATA-->
      <text:p text:style-name="P4">
<draw:frame draw:style-name="fr1" draw:name="Image49" text:anchor-type="as-char" svg:width="6.9236in" svg:height="3.956343in" draw:z-index="0">
<draw:image xlink:href="../Images/yкринформ/2023-05-19T-49-16-00-03-00/630_360_1682089495-883.jpg" xlink:type="simple" xlink:show="embed" xlink:actuate="onLoad" draw:mime-type="image/jpeg"/>
</draw:frame>
Rosia has been preparing for aggression against Ukraine since 2007, and began to start a full-scale invasion in March 2021</text:p>
      <text:p text:style-name="P4">
The head of the Main Directorate of Intelligence of the Ministry of Defense Kirilobudanov said in an interview with Special Profession Dmitry Komarov "Year. Behind", Ukrinform reports.</text:p>
      <text:p text:style-name="P4">
"Actively Russia began to prepare for aggression against Ukraine since 2007. 2014 They took advantage of their convenient moment for them, and in principle we will fulfill how it was moving. But at that time they were using the moment. 2014, it would not change anything. <text:a xlink:type="simple" xlink:href="https://www.ukrinform.ua/tag-vijna-z-rosieu" text:style-name="Internet_20_link" text:visited-style-name="Visited_20_Internet_20_Link">
</text:a>
Between us was inevitable, " -said Budanov.</text:p>
      <text:p text:style-name="P4">
He said that the Russian Federation wanted to start a full -scale invasion of Ukraine in 2021.</text:p>
      <text:p text:style-name="P4">
<text:span text:style-name="T4">
 Read also: </text:span>
 <text:a xlink:type="simple" xlink:href="https://www.ukrinform.ua/rubric-ato/3699864-zagrozi-povtornogo-nastupu-rosian-iz-bilorusi-zaraz-nemae-budanov.html" text:style-name="Internet_20_link" text:visited-style-name="Visited_20_Internet_20_Link">
<text:span text:style-name="T4">
 Budanov </text:span>
</text:a>
"Their plans were exposed, then the decision was made to publish all the cymaters and understanding of foreign partners and with their help diplomatic. In principle, they did. , - said the head of the GUR Ministry of Defense.</text:p>
      <text:p text:style-name="P4">
As it was reported, Budanov stated that Russia's potential for offensive actions is already absolutely exhausted, but it has a serious potential for defense.</text:p>
      <text:p text:style-name="P4">
<text:span text:style-name="T5">
Foto: GUR Ministry of Defense</text:span>
</text:p>
      <text:p text:style-name="P4">
News Source: <text:a xlink:type="simple" xlink:href="https://www.ukrinform.ua/rubric-ato/3711627-rosia-pocala-gotuvatisa-do-vijni-proti-ukraini-z-2007-roku-budanov.html" text:style-name="Internet_20_link" text:visited-style-name="Visited_20_Internet_20_Link">
https://www.ukrinform.ua/rubric-ato/3711627-rosia-pocala-gotuvatisa-do-vijni-proti-ukraini-z-2007-roku-budanov.html</text:a>
</text:p>
      <!--NEWS-->
      <text:h text:style-name="P10" text:outline-level="1">
<text:span text:style-name="T4">
On weekends in Ukraine it will rain in some places, south up to +28 °</text:span>
</text:h>
      <text:p text:style-name="P4">
Authors: Ukrinform (Person)</text:p>
      <text:p text:style-name="P4">
Publisher: Укринформ (Organization)</text:p>
      <text:p text:style-name="P4">
Published Time: 2023-05-19T-51:10:00+03:00</text:p>
      <text:p text:style-name="P4">
Modified Time: 2023-05-19T22:10:00+03:00</text:p>
      <text:p text:style-name="P4">
Description: The weather on the weekend throughout Ukraine will be truly warm, although rains and thunderstorms will take place in places. - Ukrinform.</text:p>
      <text:p text:style-name="P4">
Images: ["<text:a xlink:type="simple" xlink:href="https://static.ukrinform.com/photos/2020_05/thumb_files/630_360_1590643900-769.jpg" text:style-name="Internet_20_link" text:visited-style-name="Visited_20_Internet_20_Link">
630_360_15906...</text:a>
"]</text:p>
      <text:p text:style-name="P4">
Tags: ['Дощ', 'Гроза', 'Погода', 'Прогноз']</text:p>
      <text:p text:style-name="P4">
Type: Article</text:p>
      <!--METADATA-->
      <text:p text:style-name="P4">
<draw:frame draw:style-name="fr1" draw:name="Image50" text:anchor-type="as-char" svg:width="6.9236in" svg:height="3.956343in" draw:z-index="0">
<draw:image xlink:href="../Images/yкринформ/2023-05-19T-51-10-00-03-00/630_360_1590643900-769.jpg" xlink:type="simple" xlink:show="embed" xlink:actuate="onLoad" draw:mime-type="image/jpeg"/>
</draw:frame>
The weather will be truly warm throughout Ukraine, although there will be thunderstorms.</text:p>
      <text:p text:style-name="P4">
Ukrinform was reported in <text:a xlink:type="simple" xlink:href="https://sinoptik.ua" text:style-name="Internet_20_link" text:visited-style-name="Visited_20_Internet_20_Link">
</text:a>
According to the forecasters, on Saturday, May 20, the air temperature in the majority of the country is forecast from +22 to +26 ° C. In this case, it is possible for the time <text:a xlink:type="simple" xlink:href="https://www.ukrinform.ua/tag-dos" text:style-name="Internet_20_link" text:visited-style-name="Visited_20_Internet_20_Link">
</text:a>
with thunderstorms.</text:p>
      <text:p text:style-name="P4">
In the south, southeast and east of Ukraine it will be cloudy with clearings, alabesis and summer heat- +25… +28 ° C.</text:p>
      <text:p text:style-name="P4">
On Sunday, May 21, the precipitation map will change dramatically. Yes, rains with thunderstorms will flow in almost all southern, southeastern and central regions of Ukraine, and <text:a xlink:type="simple" xlink:href="https://ua.sinoptik.ua/погода-київ" text:style-name="Internet_20_link" text:visited-style-name="Visited_20_Internet_20_Link">
</text:a>
 <text:a xlink:type="simple" xlink:href="https://ua.sinoptik.ua/%D0%BF%D0%BE%D0%B3%D0%BE%D0%B4%D0%B0-%D0%BA%D0%B8%D1%97%D0%B2" text:style-name="Internet_20_link" text:visited-style-name="Visited_20_Internet_20_Link">
</text:a>
<text:a xlink:type="simple" xlink:href="https://ua.sinoptik.ua/погода-київ" text:style-name="Internet_20_link" text:visited-style-name="Visited_20_Internet_20_Link">
 </text:a>
But the rest of the regions will be cloudy, but without precipitation. The warmest will be in Kherson, Odessa and Zaporizhzhya region - +25… +27 ° C, in the rest of the territory - +22… +25 ° C.</text:p>
      <text:p text:style-name="P4">
The new week will start with a slight decrease in temperature. On Monday, May 22, in Luhansk and Donetsk,+19…+21 ° C is forecast, in the northern east of the air it will warm up to+21…+23 ° C,+24…+26 ° C is expected in the rest of the country.</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thunderstorms </text:span>
</text:a>
The weather at the beginning of the week will be rainy in Kharkiv, Donetsk, Lugansk, Dnipropetrovsk, <text:a xlink:type="simple" xlink:href="https://ua.sinoptik.ua/погода-запоріжжя" text:style-name="Internet_20_link" text:visited-style-name="Visited_20_Internet_20_Link">
</text:a>
Kirovograd and Kherson regions, in other regions - changing cloudiness, without precipitation.</text:p>
      <text:p text:style-name="P4">
News Source: <text:a xlink:type="simple" xlink:href="https://www.ukrinform.ua/rubric-regions/3711389-na-vihidnih-v-ukraini-podekudi-dositime-na-pivdni-do-28.html" text:style-name="Internet_20_link" text:visited-style-name="Visited_20_Internet_20_Link">
https://www.ukrinform.ua/rubric-regions/3711389-na-vihidnih-v-ukraini-podekudi-dositime-na-pivdni-do-28.html</text:a>
</text:p>
      <!--NEWS-->
      <text:h text:style-name="P10" text:outline-level="1">
<text:span text:style-name="T4">
Ukraine has presented a unique portrait of a fighter with an HIV/AIDS epidemic</text:span>
</text:h>
      <text:p text:style-name="P4">
Authors: Ukrinform (Person)</text:p>
      <text:p text:style-name="P4">
Publisher: Укринформ (Organization)</text:p>
      <text:p text:style-name="P4">
Published Time: 2023-05-19T-53:01:00+03:00</text:p>
      <text:p text:style-name="P4">
Modified Time: 2023-05-19T22:01:00+03:00</text:p>
      <text:p text:style-name="P4">
Description: In Ukraine, a portrait of a fighter with an HIV/AIDS epidemic, which created artificial intelligence based on unique photos, was presented to AIDS Day. - Ukrinform.</text:p>
      <text:p text:style-name="P4">
Images: ["<text:a xlink:type="simple" xlink:href="https://static.ukrinform.com/photos/2023_05/thumb_files/630_360_1684519275-929.jpeg" text:style-name="Internet_20_link" text:visited-style-name="Visited_20_Internet_20_Link">
630_360_16845...</text:a>
", "<text:a xlink:type="simple" xlink:href="https://static.ukrinform.com/photos/2023_05/1684519276-970.jpeg" text:style-name="Internet_20_link" text:visited-style-name="Visited_20_Internet_20_Link">
1684519276-97...</text:a>
", "<text:a xlink:type="simple" xlink:href="https://static.ukrinform.com/photos/2023_05/1684519274-268.jpeg" text:style-name="Internet_20_link" text:visited-style-name="Visited_20_Internet_20_Link">
1684519274-26...</text:a>
", "<text:a xlink:type="simple" xlink:href="https://static.ukrinform.com/photos/2023_05/1684519275-494.jpeg" text:style-name="Internet_20_link" text:visited-style-name="Visited_20_Internet_20_Link">
1684519275-49...</text:a>
", "<text:a xlink:type="simple" xlink:href="https://static.ukrinform.com/photos/2023_05/1684519274-259.jpeg" text:style-name="Internet_20_link" text:visited-style-name="Visited_20_Internet_20_Link">
1684519274-25...</text:a>
", "<text:a xlink:type="simple" xlink:href="https://static.ukrinform.com/photos/2023_05/1684519276-818.jpeg" text:style-name="Internet_20_link" text:visited-style-name="Visited_20_Internet_20_Link">
1684519276-81...</text:a>
"]</text:p>
      <text:p text:style-name="P4">
Tags: ['ВІЛ/СНІД', 'Штучний інтелект', 'Епідемія', 'Портрет']</text:p>
      <text:p text:style-name="P4">
Type: Article</text:p>
      <!--METADATA-->
      <text:p text:style-name="P4">
<draw:frame draw:style-name="fr1" draw:name="Image51" text:anchor-type="as-char" svg:width="6.9236in" svg:height="3.956343in" draw:z-index="0">
<draw:image xlink:href="../Images/yкринформ/2023-05-19T-53-01-00-03-00/630_360_1684519275-929.jpeg" xlink:type="simple" xlink:show="embed" xlink:actuate="onLoad" draw:mime-type="image/jpeg"/>
</draw:frame>
In Ukraine, a portrait of a fighter with an epidemic/AIDS, which created artificial intelligence based on unique photos, was presented to AIDS Day.</text:p>
      <text:p text:style-name="P4">
According to Ukrinform, the charitable organization “All -Ukrainian Communist of People Living with HIV/AIDS” reports.</text:p>
      <text:p text:style-name="P4">
“For thirty -three years of Ukrainian independence, more than 50 thousand Ukrainians have taken the lives of AIDS. At the same time, thousands of HIV-positive Ukrainians are fighting for life. As a sign of their support for the Memorial Day of the dead from <text:a xlink:type="simple" xlink:href="https://www.ukrinform.ua/tag-vilsnid" text:style-name="Internet_20_link" text:visited-style-name="Visited_20_Internet_20_Link">
</text:a>
 був представлений унікальний портретборця з епідемією ВІЛ/СНІДу. Особливість цього портрета в тому, що йогостворив штучний інтелект, розмістивши на свій високотехнологічний смак укожній клітинці фото людей, які щодня борються і перемагають хворобу”, -йдеться в повідомленні.</text:p>
      <text:p text:style-name="P4">
<draw:frame draw:style-name="fr1" draw:name="Image52" text:anchor-type="as-char" svg:width="6.671875in" svg:height="10.0in" draw:z-index="0">
<draw:image xlink:href="../Images/yкринформ/2023-05-19T-53-01-00-03-00/1684519276-970.jpeg" xlink:type="simple" xlink:show="embed" xlink:actuate="onLoad" draw:mime-type="image/jpeg"/>
</draw:frame>
<draw:frame draw:style-name="fr1" draw:name="Image53" text:anchor-type="as-char" svg:width="6.9236in" svg:height="4.615733in" draw:z-index="0">
<draw:image xlink:href="../Images/yкринформ/2023-05-19T-53-01-00-03-00/1684519274-268.jpeg" xlink:type="simple" xlink:show="embed" xlink:actuate="onLoad" draw:mime-type="image/jpeg"/>
</draw:frame>
In Ukraine, 33 cases of HIV and AIDS are on average daily.</text:p>
      <text:p text:style-name="P4">
<draw:frame draw:style-name="fr1" draw:name="Image54" text:anchor-type="as-char" svg:width="6.9236in" svg:height="4.615733in" draw:z-index="0">
<draw:image xlink:href="../Images/yкринформ/2023-05-19T-53-01-00-03-00/1684519275-494.jpeg" xlink:type="simple" xlink:show="embed" xlink:actuate="onLoad" draw:mime-type="image/jpeg"/>
</draw:frame>
As it is noted, the number of people who took the medication increased every year and more than 130,000 patients with HIV received treatment. The number of patients receiving treatment was 121 189 people at the beginning of this year.</text:p>
      <text:p text:style-name="P4">
<text:span text:style-name="T4">
 Read also: </text:span>
 <text:a xlink:type="simple" xlink:href="https://www.ukrinform.ua/rubric-society/3711617-u-kvitni-v-ukraini-zareestruvali-878-novih-vipadkiv-vilinfekcii-99-ludej-pomerli-vid-snidu.html" text:style-name="Internet_20_link" text:visited-style-name="Visited_20_Internet_20_Link">
<text:span text:style-name="T4">
 AIDS </text:span>
</text:a>
The full -scale war has made it difficult to assist HIV/AIDS. In addition, the 100% Life Medical Center continues programs, motivates people to compose HIV tests, join work and treatment. Thanks to their efforts of Ukrainians(in controlled territories, refugees abroad)Provided by therapy.</text:p>
      <text:p text:style-name="P4">
<draw:frame draw:style-name="fr1" draw:name="Image55" text:anchor-type="as-char" svg:width="6.9236in" svg:height="4.615733in" draw:z-index="0">
<draw:image xlink:href="../Images/yкринформ/2023-05-19T-53-01-00-03-00/1684519274-259.jpeg" xlink:type="simple" xlink:show="embed" xlink:actuate="onLoad" draw:mime-type="image/jpeg"/>
</draw:frame>
“Artificial intelligence based on 772 unique photos of the 100% life team generated a generalized image. The image of "Victoria, which defeats the epidemic" was published, a total of "painted" about 3 thousand photos. The artificial intellect was a female image, since the number of female photographs was much larger than the men's women - thousands of women work in the medical system of Tapaid organizations of Ukraine in the fight against HIV/AIDS, " - said Dmitry Sherembay Coordination Council.As it was reported, on the third Sunday of May, World Day is celebrated from the day.</text:p>
      <text:p text:style-name="P4">
News Source: <text:a xlink:type="simple" xlink:href="https://www.ukrinform.ua/rubric-society/3711626-v-ukraini-predstavili-unikalnij-portret-borca-z-epidemieu-vilsnidu.html" text:style-name="Internet_20_link" text:visited-style-name="Visited_20_Internet_20_Link">
https://www.ukrinform.ua/rubric-society/3711626-v-ukraini-predstavili-unikalnij-portret-borca-z-epidemieu-vilsnidu.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19T-55:00:00+03:00</text:p>
      <text:p text:style-name="P4">
Modified Time: 2023-05-19T22:00: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56" text:anchor-type="as-char" svg:width="6.9236in" svg:height="3.956343in" draw:z-index="0">
<draw:image xlink:href="../Images/yкринформ/2023-05-19T-55-00-00-03-00/630_360_1645107758-865.jpg" xlink:type="simple" xlink:show="embed" xlink:actuate="onLoad" draw:mime-type="image/jpeg"/>
</draw:frame>
Ukrainian National Information Agency "Ukrinform" is a editor/editor to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Ignati on the knockout</text:span>
</text:h>
      <text:p text:style-name="P4">
Authors: Ukrinform (Person)</text:p>
      <text:p text:style-name="P4">
Publisher: Укринформ (Organization)</text:p>
      <text:p text:style-name="P4">
Published Time: 2023-05-19T-58:55:00+03:00</text:p>
      <text:p text:style-name="P4">
Modified Time: 2023-05-19T21:55:00+03:00</text:p>
      <text:p text:style-name="P4">
Description: The Armed Forces did not declare in the Air Force that the Ukrainian military with the help of the American Patrio system knocked down a Russian fighter. - Ukrinform.</text:p>
      <text:p text:style-name="P4">
Images: ["<text:a xlink:type="simple" xlink:href="https://static.ukrinform.com/photos/2017_11/thumb_files/630_360_1510113578-1723-pro-patriot-foto-global-look-press.jpg" text:style-name="Internet_20_link" text:visited-style-name="Visited_20_Internet_20_Link">
630_360_15101...</text:a>
"]</text:p>
      <text:p text:style-name="P4">
Tags: ['Літак', 'ЗСУ', 'Patriot ', 'Юрій Ігнат']</text:p>
      <text:p text:style-name="P4">
Type: Article</text:p>
      <!--METADATA-->
      <text:p text:style-name="P4">
<draw:frame draw:style-name="fr1" draw:name="Image57" text:anchor-type="as-char" svg:width="6.9236in" svg:height="3.956343in" draw:z-index="0">
<draw:image xlink:href="../Images/yкринформ/2023-05-19T-58-55-00-03-00/630_360_1510113578-1723-pro-patriot-foto-global-look-press.jpg" xlink:type="simple" xlink:show="embed" xlink:actuate="onLoad" draw:mime-type="image/jpeg"/>
</draw:frame>
The Armed Forces did not declare that the Ukrainian military with the help of the American Patriot system of a crashing fighter.</text:p>
      <text:p text:style-name="P4">
This was stated by the Air Force spokesman Yuri Ignat on the program <text:a xlink:type="simple" xlink:href="https://www.youtube.com/watch" text:style-name="Internet_20_link" text:visited-style-name="Visited_20_Internet_20_Link">
</text:a>
, reports Ukrinform.</text:p>
      <text:p text:style-name="P4">
“We didn't announce it. Therefore, you must ask CNN or New Yorktimes. When we knock down something, we announce it on the page, planes or winged missiles appear in our info. We did not announce - so someone else will announce it, ”Ignat said.</text:p>
      <text:p text:style-name="P4">
<text:span text:style-name="T4">
 Read also: </text:span>
 <text:a xlink:type="simple" xlink:href="https://www.ukrinform.ua/rubric-ato/3710414-v-ofisi-prezidenta-zaavlaut-so-efektivnist-patriot-stala-velikim-geopoliticnim-udarom-po-rosii.html" text:style-name="Internet_20_link" text:visited-style-name="Visited_20_Internet_20_Link">
<text:span text:style-name="T4">
 patriot </text:span>
</text:a>
He added that another SAMP-T complex is expected, which is capable of smoking and aerobalistic goals.</text:p>
      <text:p text:style-name="P4">
As reported by the media reported on May 19, with reference to its sources that Ukraine had shot down Russian <text:a xlink:type="simple" xlink:href="https://www.ukrinform.ua/tag-vinisuvac" text:style-name="Internet_20_link" text:visited-style-name="Visited_20_Internet_20_Link">
</text:a>
The assistance of the American Patriot system.</text:p>
      <text:p text:style-name="P4">
News Source: <text:a xlink:type="simple" xlink:href="https://www.ukrinform.ua/rubric-ato/3711624-ignat-pro-zbitta-rosijskogo-litaka-sistemou-patriot-mi-pro-ce-ne-ogolosuvali.html" text:style-name="Internet_20_link" text:visited-style-name="Visited_20_Internet_20_Link">
https://www.ukrinform.ua/rubric-ato/3711624-ignat-pro-zbitta-rosijskogo-litaka-sistemou-patriot-mi-pro-ce-ne-ogolosuvali.html</text:a>
</text:p>
      <!--NEWS-->
      <text:h text:style-name="P10" text:outline-level="1">
<text:span text:style-name="T4">
Popov will not play for Dynamo by the end of the season</text:span>
</text:h>
      <text:p text:style-name="P4">
Authors: Ukrinform (Person)</text:p>
      <text:p text:style-name="P4">
Publisher: Укринформ (Organization)</text:p>
      <text:p text:style-name="P4">
Published Time: 2023-05-19T-60:51:19+03:00</text:p>
      <text:p text:style-name="P4">
Modified Time: 2023-05-19T21:51:19+03:00</text:p>
      <text:p text:style-name="P4">
Description: Dynamo defender was injured. - Ukrinform.</text:p>
      <text:p text:style-name="P4">
Images: ["<text:a xlink:type="simple" xlink:href="https://static.ukrinform.com/photos/2023_05/thumb_files/630_360_1684522093-567.jpeg" text:style-name="Internet_20_link" text:visited-style-name="Visited_20_Internet_20_Link">
630_360_16845...</text:a>
"]</text:p>
      <text:p text:style-name="P4">
Tags: ['Динамо', 'Футбол', 'Попов']</text:p>
      <text:p text:style-name="P4">
Type: Article</text:p>
      <!--METADATA-->
      <text:p text:style-name="P4">
<draw:frame draw:style-name="fr1" draw:name="Image58" text:anchor-type="as-char" svg:width="6.9236in" svg:height="3.956343in" draw:z-index="0">
<draw:image xlink:href="../Images/yкринформ/2023-05-19T-60-51-19-03-00/630_360_1684522093-567.jpeg" xlink:type="simple" xlink:show="embed" xlink:actuate="onLoad" draw:mime-type="image/jpeg"/>
</draw:frame>
Dynamo defender was injured.</text:p>
      <text:p text:style-name="P4">
Dynamo defender Denis Popov dropped by the end of the season due to injury, <text:a xlink:type="simple" xlink:href="https://sport.ua/uk/news/626898-dinamo-vtratilo-klyuchovogo-zahisnika-do-kintsya-sezonu" text:style-name="Internet_20_link" text:visited-style-name="Visited_20_Internet_20_Link">
</text:a>
Sport.ua, reports Ukrinform.</text:p>
      <text:p text:style-name="P4">
A 24-year-old footballer has a muscle damage. The National Team Matches are not reported about his possible readiness.</text:p>
      <text:p text:style-name="P4">
This season, Popov spent 24 games in all tournaments.</text:p>
      <text:p text:style-name="P4">
<text:span text:style-name="T4">
 Read also: </text:span>
 <text:a xlink:type="simple" xlink:href="https://www.ukrinform.ua/rubric-sports/3709862-uaf-vidstoronila-na-tri-matci-futbolista-dinamo-vanata.html" text:style-name="Internet_20_link" text:visited-style-name="Visited_20_Internet_20_Link">
<text:span text:style-name="T4">
 Dynamo </text:span>
</text:a>
As reported by Ukrinform, tomorrow, May 20, Dynamo will play with Alexandria in the 27th round of UPL.</text:p>
      <text:p text:style-name="P4">
Photo: fcDynamo.com</text:p>
      <text:p text:style-name="P4">
News Source: <text:a xlink:type="simple" xlink:href="https://www.ukrinform.ua/rubric-sports/3711625-popov-ne-zigrae-za-dinamo-do-kinca-sezonu.html" text:style-name="Internet_20_link" text:visited-style-name="Visited_20_Internet_20_Link">
https://www.ukrinform.ua/rubric-sports/3711625-popov-ne-zigrae-za-dinamo-do-kinca-sezonu.html</text:a>
</text:p>
      <!--NEWS-->
      <text:h text:style-name="P10" text:outline-level="1">
<text:span text:style-name="T4">
In the area of Mariupol Airport, explosions were heard</text:span>
</text:h>
      <text:p text:style-name="P4">
Authors: Ukrinform (Person)</text:p>
      <text:p text:style-name="P4">
Publisher: Укринформ (Organization)</text:p>
      <text:p text:style-name="P4">
Published Time: 2023-05-19T-62:46:00+03:00</text:p>
      <text:p text:style-name="P4">
Modified Time: 2023-05-19T21:46:00+03:00</text:p>
      <text:p text:style-name="P4">
Description: In the evening, several explosions were heard in the temporarily captured Mariupol, including the airport.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Аеропорт', 'Маріуполь', 'Вибух', 'Війна з Росією']</text:p>
      <text:p text:style-name="P4">
Type: Article</text:p>
      <!--METADATA-->
      <text:p text:style-name="P4">
<draw:frame draw:style-name="fr1" draw:name="Image59" text:anchor-type="as-char" svg:width="6.9236in" svg:height="3.956343in" draw:z-index="0">
<draw:image xlink:href="../Images/yкринформ/2023-05-19T-62-46-00-03-00/630_360_1669987737-966.jpg" xlink:type="simple" xlink:show="embed" xlink:actuate="onLoad" draw:mime-type="image/jpeg"/>
</draw:frame>
In the evening, several explosions, in particular in the area of theeroport, were heard in the evening.</text:p>
      <text:p text:style-name="P4">
This was reported in <text:a xlink:type="simple" xlink:href="https://t.me/s/andriyshTime" text:style-name="Internet_20_link" text:visited-style-name="Visited_20_Internet_20_Link">
</text:a>
Advisor to the city head of theriupol Petro Andryushchenko, reports Ukrinform.</text:p>
      <text:p text:style-name="P4">
“Now - the airport. It's beautiful, ”he wrote in a comment.</text:p>
      <text:p text:style-name="P4">
Shortly before Andryushchenko <text:a xlink:type="simple" xlink:href="https://t.me/andriyshTime/9833" text:style-name="Internet_20_link" text:visited-style-name="Visited_20_Internet_20_Link">
</text:a>
About explosions in the area of the so -called LCD "Nevsky".  Mariupol City Council specified in <text:a xlink:type="simple" xlink:href="https://t.me/mariupolrada/14259" text:style-name="Internet_20_link" text:visited-style-name="Visited_20_Internet_20_Link">
</text:a>
Three powerful explosions were overgrown.</text:p>
      <text:p text:style-name="P4">
«Explosions in the Mariupol district. There are three powerful explosions that Chulymiriupols are known. Pre -hit into the location of the personal composition of the sales in the territory of the Mariupol airport. Judging by the video, in the case of confirmation of information, the enemy had to suffer significant losses, ” - said.</text:p>
      <text:p text:style-name="P4">
<text:span text:style-name="T4">
 Read also: </text:span>
 <text:a xlink:type="simple" xlink:href="https://www.ukrinform.ua/rubric-regions/3711333-u-mariupoli-fiksuut-peremisenna-rosijskih-vantazivok-iz-boepripasami.html" text:style-name="Internet_20_link" text:visited-style-name="Visited_20_Internet_20_Link">
</text:a>
Local residents write in the comments that there were something in the area of the airport, there were a large number of equipment in the territory.</text:p>
      <text:p text:style-name="P4">
As it was reported, over temporarily captured invaders <text:a xlink:type="simple" xlink:href="https://www.ukrinform.ua/tag-mariupol" text:style-name="Internet_20_link" text:visited-style-name="Visited_20_Internet_20_Link">
</text:a>
But the area around the city was recorded high activity of the Aviation of the Russian Federation.</text:p>
      <text:p text:style-name="P4">
News Source: <text:a xlink:type="simple" xlink:href="https://www.ukrinform.ua/rubric-ato/3711623-v-rajoni-aeroportu-mariupola-prolunali-vibuhi.html" text:style-name="Internet_20_link" text:visited-style-name="Visited_20_Internet_20_Link">
https://www.ukrinform.ua/rubric-ato/3711623-v-rajoni-aeroportu-mariupola-prolunali-vibuhi.html</text:a>
</text:p>
      <!--NEWS-->
      <text:h text:style-name="P10" text:outline-level="1">
<text:span text:style-name="T4">
Zavatskaya completed the performances at the ITF tournament in Spain</text:span>
</text:h>
      <text:p text:style-name="P4">
Authors: Ukrinform (Person)</text:p>
      <text:p text:style-name="P4">
Publisher: Укринформ (Organization)</text:p>
      <text:p text:style-name="P4">
Published Time: 2023-05-19T-64:43:18+03:00</text:p>
      <text:p text:style-name="P4">
Modified Time: 2023-05-19T21:43:18+03:00</text:p>
      <text:p text:style-name="P4">
Description: The Ukrainian gave way to Danilovich from Serbia. - Ukrinform.</text:p>
      <text:p text:style-name="P4">
Images: ["<text:a xlink:type="simple" xlink:href="https://static.ukrinform.com/photos/2023_05/thumb_files/630_360_1684521726-714.jpg" text:style-name="Internet_20_link" text:visited-style-name="Visited_20_Internet_20_Link">
630_360_16845...</text:a>
"]</text:p>
      <text:p text:style-name="P4">
Tags: ['Теніс']</text:p>
      <text:p text:style-name="P4">
Type: Article</text:p>
      <!--METADATA-->
      <text:p text:style-name="P4">
<draw:frame draw:style-name="fr1" draw:name="Image60" text:anchor-type="as-char" svg:width="6.9236in" svg:height="3.956343in" draw:z-index="0">
<draw:image xlink:href="../Images/yкринформ/2023-05-19T-64-43-18-03-00/630_360_1684521726-714.jpg" xlink:type="simple" xlink:show="embed" xlink:actuate="onLoad" draw:mime-type="image/jpeg"/>
</draw:frame>
The Ukrainian woman from Serbia.</text:p>
      <text:p text:style-name="P4">
Katarina Zavatska gave way to Olga Danilovich in the quarterfinal match of the ITF W25U Santa Margerita-di-Pula-2: 6, 4: 6, reports Ukrinform.</text:p>
      <text:p text:style-name="P4">
This is the third full-time match between Zavatskaya and Danilovich: in 2018, the Ukrainka was played by Danilovich at the ITF W25 tournament in Santa Margerita Di-Pulu, and in 2021-at the WTA tournament 250 in Palermo. Both matches also took place on the ground.</text:p>
      <text:p text:style-name="P4">
Katarina fought for the third semifinals in the current season: in March it was played at this stage of the ITF W40 tournament in Maribor, and in April played a municipal match at the ITF W25 tournament in Santa Margerita Di Pula.</text:p>
      <text:p text:style-name="P4">
<text:span text:style-name="T4">
 Read also: </text:span>
 <text:a xlink:type="simple" xlink:href="https://www.ukrinform.ua/rubric-sports/3711576-kalinina-peremogla-drugu-raketku-rosii-i-vperse-vistupit-u-finali-turniru-wta-v-rimi.html" text:style-name="Internet_20_link" text:visited-style-name="Visited_20_Internet_20_Link">
<text:span text:style-name="T4">
 Kalinina </text:span>
</text:a>
According to Ukrinform, Kalinina will play for the first time in the WTA tournament.</text:p>
      <text:p text:style-name="P4">
Photo: btu.org.ua</text:p>
      <text:p text:style-name="P4">
News Source: <text:a xlink:type="simple" xlink:href="https://www.ukrinform.ua/rubric-sports/3711620-zavacka-zaversila-vistupi-na-turniri-itf-v-ispanii.html" text:style-name="Internet_20_link" text:visited-style-name="Visited_20_Internet_20_Link">
https://www.ukrinform.ua/rubric-sports/3711620-zavacka-zaversila-vistupi-na-turniri-itf-v-ispanii.html</text:a>
</text:p>
      <!--NEWS-->
      <text:h text:style-name="P10" text:outline-level="1">
<text:span text:style-name="T4">
Kalinina won the second "racket" of Russia and will perform for the first time in the final of the WTA tournament in Rome</text:span>
</text:h>
      <text:p text:style-name="P4">
Authors: Ukrinform (Person)</text:p>
      <text:p text:style-name="P4">
Publisher: Укринформ (Organization)</text:p>
      <text:p text:style-name="P4">
Published Time: 2023-05-19T-91:32:00+03:00</text:p>
      <text:p text:style-name="P4">
Modified Time: 2023-05-19T19:32:00+03:00</text:p>
      <text:p text:style-name="P4">
Description: The Ukrainian Angelina Kalinina will play the finale of the Women's Tennis Association (WTA) in her career - Internazionali BNL D'Italia - in Rome (Italy) with a prize fund of $ 3.5 million - Ukrinform.</text:p>
      <text:p text:style-name="P4">
Images: ["<text:a xlink:type="simple" xlink:href="https://static.ukrinform.com/photos/2023_05/thumb_files/630_360_1683975732-816.jpg" text:style-name="Internet_20_link" text:visited-style-name="Visited_20_Internet_20_Link">
630_360_16839...</text:a>
"]</text:p>
      <text:p text:style-name="P4">
Tags: ['Теніс', 'Ангеліна Калініна']</text:p>
      <text:p text:style-name="P4">
Type: Article</text:p>
      <!--METADATA-->
      <text:p text:style-name="P4">
<draw:frame draw:style-name="fr1" draw:name="Image61" text:anchor-type="as-char" svg:width="6.9236in" svg:height="3.956343in" draw:z-index="0">
<draw:image xlink:href="../Images/yкринформ/2023-05-19T-91-32-00-03-00/630_360_1683975732-816.jpg" xlink:type="simple" xlink:show="embed" xlink:actuate="onLoad" draw:mime-type="image/jpeg"/>
</draw:frame>
Ukrainian Gulinin Kalinina for the first time in his career will play the finale of the tournament of women's tennis association(WTA)- International BNL of Italy - π(Italy)With a prize fund $ 3.5 million.</text:p>
      <text:p text:style-name="P4">
In the semifinals of prestigious soil competitions, the 30th "sowing" number Kalinin won the winner over the 11th "racket" of Russia Veronica Kukudermetova-7: 5, 5: 7, 6: 2, reports Ukrinform.</text:p>
      <text:p text:style-name="P4">
The match lasted almost 3 hours.</text:p>
      <text:p text:style-name="P4">
Kalinina's rival in the decisive duel will be the winner(6)and Elena Ostapenko from Latvia(20).</text:p>
      <text:p text:style-name="P4">
<text:span text:style-name="T4">
Читайте також:</text:span>
 <text:a xlink:type="simple" xlink:href="https://www.ukrinform.ua/rubric-sports/3711379-tenis-ukrainki-diznalasa-potencijnih-supernic-u-kubku-billi-dzin-king.html" text:style-name="Internet_20_link" text:visited-style-name="Visited_20_Internet_20_Link">
 <text:span text:style-name="T4">
Теніс</text:span>
 </text:a>
The tournament in Rome will end on May 21.</text:p>
      <text:p text:style-name="P4">
Photo: Getty Images.</text:p>
      <text:p text:style-name="P4">
News Source: <text:a xlink:type="simple" xlink:href="https://www.ukrinform.ua/rubric-sports/3711576-kalinina-peremogla-drugu-raketku-rosii-i-vperse-vistupit-u-finali-turniru-wta-v-rimi.html" text:style-name="Internet_20_link" text:visited-style-name="Visited_20_Internet_20_Link">
https://www.ukrinform.ua/rubric-sports/3711576-kalinina-peremogla-drugu-raketku-rosii-i-vperse-vistupit-u-finali-turniru-wta-v-rimi.html</text:a>
</text:p>
      <!--NEWS-->
      <text:h text:style-name="P10" text:outline-level="1">
<text:span text:style-name="T4">
Donetsk Oblast(06:00). Red Alert: aerial threat. Sirens sounding. Take cover now!</text:span>
</text:h>
      <text:p text:style-name="P4">
Authors: liveuamap (Language: en)</text:p>
      <text:p text:style-name="P4">
Time: 2023-05-19T00:00:00</text:p>
      <text:p text:style-name="P4">
Location: Donetsk Oblast (Latitude:48.72741 Longtitude:37.5775)</text:p>
      <text:p text:style-name="P4">
Videos: []</text:p>
      <text:p text:style-name="P4">
Images: []</text:p>
      <text:p text:style-name="P4">
Tags: ["Europe", "Central and Eastern Europe"]</text:p>
      <text:p text:style-name="P4">
Id: 22563842</text:p>
      <!--METADATA-->
      <text:p text:style-name="P4">
Donetsk Oblast(06:00). Red Alert: aerial threat. Sirens sounding. Take covernow!</text:p>
      <text:p text:style-name="P4">
News Collection Link: <text:a xlink:type="simple" xlink:href="https://liveuamap.com/en/2023/19-may-donetsk-oblast0600-red-alert-aerial-thg" text:style-name="Internet_20_link" text:visited-style-name="Visited_20_Internet_20_Link">
https://liveuamap.com/en/2023/19-may-donetsk-oblast0600-red-alert-aerial-thg</text:a>
</text:p>
      <text:p text:style-name="P4">
News Source: <text:a xlink:type="simple" xlink:href="https://t.me/air_alert_ua/45967" text:style-name="Internet_20_link" text:visited-style-name="Visited_20_Internet_20_Link">
https://t.me/air_alert_ua/45967</text:a>
</text:p>
      <!--NEWS-->
      <text:h text:style-name="P10" text:outline-level="1">
<text:span text:style-name="T4">
Ukrainian air defense shot down 16 of 22 Shahed drones and 3 of 6 Kaliber cruise missiles, la...</text:span>
</text:h>
      <text:p text:style-name="P4">
Authors: liveuamap (Language: en)</text:p>
      <text:p text:style-name="P4">
Time: 2023-05-19T01:31:44</text:p>
      <text:p text:style-name="P4">
Location: Kyiv (Latitude:50.73545 Longtitude:30.48981)</text:p>
      <text:p text:style-name="P4">
Videos: []</text:p>
      <text:p text:style-name="P4">
Images: ["<text:a xlink:type="simple" xlink:href="https://liveuamap.com/pics/2023/05/19/22563852_0.jpg" text:style-name="Internet_20_link" text:visited-style-name="Visited_20_Internet_20_Link">
22563852_0.jpg</text:a>
"]</text:p>
      <text:p text:style-name="P4">
Tags: ["Europe", "Central and Eastern Europe"]</text:p>
      <text:p text:style-name="P4">
Id: 22563852</text:p>
      <!--METADATA-->
      <text:p text:style-name="P4">
Ukrainian air defense shot down 16 of 22 Shahed drones and 3 of 6 Kalibercruise missiles, launched by Russia overnight</text:p>
      <text:p text:style-name="P4">
<draw:frame draw:style-name="fr1" draw:name="Image62" text:anchor-type="as-char" svg:width="6.9236in" svg:height="6.9236in" draw:z-index="0">
<draw:image xlink:href="../Images/liveuamap/2023-05-19T01-31-44/22563852_0.jpg" xlink:type="simple" xlink:show="embed" xlink:actuate="onLoad" draw:mime-type="image/jpeg"/>
</draw:frame>
News Collection Link: <text:a xlink:type="simple" xlink:href="https://liveuamap.com/en/2023/19-may-ukrainian-air-defense-shot-down-16-of-22-shahed-drones" text:style-name="Internet_20_link" text:visited-style-name="Visited_20_Internet_20_Link">
https://liveuamap.com/en/2023/19-may-ukrainian-air-defense-shot-down-16-of-22-shahed-drones</text:a>
</text:p>
      <text:p text:style-name="P4">
News Source: <text:a xlink:type="simple" xlink:href="https://t.me/kpszsu/2524" text:style-name="Internet_20_link" text:visited-style-name="Visited_20_Internet_20_Link">
https://t.me/kpszsu/2524</text:a>
</text:p>
      <!--NEWS-->
      <text:h text:style-name="P10" text:outline-level="1">
<text:span text:style-name="T4">
Drone crashed at railway in Dzhankoi district, northern Crimea</text:span>
</text:h>
      <text:p text:style-name="P4">
Authors: liveuamap (Language: en)</text:p>
      <text:p text:style-name="P4">
Time: 2023-05-19T01:36:47</text:p>
      <text:p text:style-name="P4">
Location: Dzhankoi (Latitude:45.87746 Longtitude:34.4484)</text:p>
      <text:p text:style-name="P4">
Videos: []</text:p>
      <text:p text:style-name="P4">
Images: []</text:p>
      <text:p text:style-name="P4">
Tags: ["Europe", "Central and Eastern Europe"]</text:p>
      <text:p text:style-name="P4">
Id: 22563853</text:p>
      <!--METADATA-->
      <text:p text:style-name="P4">
Drone crashed at railway in Dzhankoi district, northern Crimea</text:p>
      <text:p text:style-name="P4">
News Collection Link: <text:a xlink:type="simple" xlink:href="https://liveuamap.com/en/2023/19-may-drone-crashed-at-railway-in-dzhankoi-district-northern" text:style-name="Internet_20_link" text:visited-style-name="Visited_20_Internet_20_Link">
https://liveuamap.com/en/2023/19-may-drone-crashed-at-railway-in-dzhankoi-district-northern</text:a>
</text:p>
      <text:p text:style-name="P4">
News Source: <text:a xlink:type="simple" xlink:href="https://t.me/bazabazon/17778" text:style-name="Internet_20_link" text:visited-style-name="Visited_20_Internet_20_Link">
https://t.me/bazabazon/17778</text:a>
</text:p>
      <!--NEWS-->
      <text:h text:style-name="P10" text:outline-level="1">
<text:span text:style-name="T4">
2 wounded in Kryvyi Rih, significant damaged caused in Russian attack overnight</text:span>
</text:h>
      <text:p text:style-name="P4">
Authors: liveuamap (Language: en)</text:p>
      <text:p text:style-name="P4">
Time: 2023-05-19T01:39:11</text:p>
      <text:p text:style-name="P4">
Location: Kryvyi Rih (Latitude:47.88504 Longtitude:33.3696)</text:p>
      <text:p text:style-name="P4">
Videos: []</text:p>
      <text:p text:style-name="P4">
Images: ["<text:a xlink:type="simple" xlink:href="https://liveuamap.com/pics/2023/05/19/22563854_0.jpg" text:style-name="Internet_20_link" text:visited-style-name="Visited_20_Internet_20_Link">
22563854_0.jpg</text:a>
", "<text:a xlink:type="simple" xlink:href="https://liveuamap.com/pics/2023/05/19/22563854_1.jpg" text:style-name="Internet_20_link" text:visited-style-name="Visited_20_Internet_20_Link">
22563854_1.jpg</text:a>
", "<text:a xlink:type="simple" xlink:href="https://liveuamap.com/pics/2023/05/19/22563854_2.jpg" text:style-name="Internet_20_link" text:visited-style-name="Visited_20_Internet_20_Link">
22563854_2.jpg</text:a>
"]</text:p>
      <text:p text:style-name="P4">
Tags: ["Europe", "Central and Eastern Europe"]</text:p>
      <text:p text:style-name="P4">
Id: 22563854</text:p>
      <!--METADATA-->
      <text:p text:style-name="P4">
2 wounded in Kryvyi Rih, significant damage caused in Russian attacks overnight<draw:frame draw:style-name="fr1" draw:name="Image63" text:anchor-type="as-char" svg:width="5.625in" svg:height="10.0in" draw:z-index="0">
<draw:image xlink:href="../Images/liveuamap/2023-05-19T01-39-11/22563854_0.jpg" xlink:type="simple" xlink:show="embed" xlink:actuate="onLoad" draw:mime-type="image/jpeg"/>
</draw:frame>
<draw:frame draw:style-name="fr1" draw:name="Image64" text:anchor-type="as-char" svg:width="6.3375in" svg:height="10.0in" draw:z-index="0">
<draw:image xlink:href="../Images/liveuamap/2023-05-19T01-39-11/22563854_1.jpg" xlink:type="simple" xlink:show="embed" xlink:actuate="onLoad" draw:mime-type="image/jpeg"/>
</draw:frame>
<draw:frame draw:style-name="fr1" draw:name="Image65" text:anchor-type="as-char" svg:width="6.9236in" svg:height="3.800171in" draw:z-index="0">
<draw:image xlink:href="../Images/liveuamap/2023-05-19T01-39-11/22563854_2.jpg" xlink:type="simple" xlink:show="embed" xlink:actuate="onLoad" draw:mime-type="image/jpeg"/>
</draw:frame>
News Collection Link: <text:a xlink:type="simple" xlink:href="https://liveuamap.com/en/2023/19-may-2-wounded-in-kryvyi-rih-significant-damaged-caused" text:style-name="Internet_20_link" text:visited-style-name="Visited_20_Internet_20_Link">
https://liveuamap.com/en/2023/19-may-2-wounded-in-kryvyi-rih-significant-damaged-caused</text:a>
</text:p>
      <text:p text:style-name="P4">
News Source: <text:a xlink:type="simple" xlink:href="https://t.me/hyevuy_dnepr/52397" text:style-name="Internet_20_link" text:visited-style-name="Visited_20_Internet_20_Link">
https://t.me/hyevuy_dnepr/52397</text:a>
</text:p>
      <!--NEWS-->
      <text:h text:style-name="P10" text:outline-level="1">
<text:span text:style-name="T4">
Zaporizka Oblast(08:43). Red Alert: aerial threat. Sirens sounding. Take cover now!</text:span>
</text:h>
      <text:p text:style-name="P4">
Authors: liveuamap (Language: en)</text:p>
      <text:p text:style-name="P4">
Time: 2023-05-19T02:44:00</text:p>
      <text:p text:style-name="P4">
Location: Zaporizka Oblast (Latitude:47.612461 Longtitude:35.766331)</text:p>
      <text:p text:style-name="P4">
Videos: []</text:p>
      <text:p text:style-name="P4">
Images: []</text:p>
      <text:p text:style-name="P4">
Tags: ["Europe", "Central and Eastern Europe"]</text:p>
      <text:p text:style-name="P4">
Id: 22563949</text:p>
      <!--METADATA-->
      <text:p text:style-name="P4">
Zaporizhzhia region(08:43). Red Alert: aerial threat. Sirens sounding. Take covernow!</text:p>
      <text:p text:style-name="P4">
News Collection Link: <text:a xlink:type="simple" xlink:href="https://liveuamap.com/en/2023/19-may-zaporizka-oblast0843-red-alert-aerial-g" text:style-name="Internet_20_link" text:visited-style-name="Visited_20_Internet_20_Link">
https://liveuamap.com/en/2023/19-may-zaporizka-oblast0843-red-alert-aerial-g</text:a>
</text:p>
      <text:p text:style-name="P4">
News Source: <text:a xlink:type="simple" xlink:href="https://t.me/air_alert_ua/45970" text:style-name="Internet_20_link" text:visited-style-name="Visited_20_Internet_20_Link">
https://t.me/air_alert_ua/45970</text:a>
</text:p>
      <!--NEWS-->
      <text:h text:style-name="P10" text:outline-level="1">
<text:span text:style-name="T4">
Donetsk Oblast(09:06). Red Alert: aerial threat. Sirens sounding. Take cover now!</text:span>
</text:h>
      <text:p text:style-name="P4">
Authors: liveuamap (Language: en)</text:p>
      <text:p text:style-name="P4">
Time: 2023-05-19T03:08:00</text:p>
      <text:p text:style-name="P4">
Location: Donetsk Oblast (Latitude:48.72866 Longtitude:37.57844)</text:p>
      <text:p text:style-name="P4">
Videos: []</text:p>
      <text:p text:style-name="P4">
Images: []</text:p>
      <text:p text:style-name="P4">
Tags: ["Europe", "Central and Eastern Europe"]</text:p>
      <text:p text:style-name="P4">
Id: 22563951</text:p>
      <!--METADATA-->
      <text:p text:style-name="P4">
Donetsk Oblast(09:06). Red Alert: aerial threat. Sirens sounding. Take covernow!</text:p>
      <text:p text:style-name="P4">
News Collection Link: <text:a xlink:type="simple" xlink:href="https://liveuamap.com/en/2023/19-may-donetsk-oblast0906-red-alert-aerial-thg" text:style-name="Internet_20_link" text:visited-style-name="Visited_20_Internet_20_Link">
https://liveuamap.com/en/2023/19-may-donetsk-oblast0906-red-alert-aerial-thg</text:a>
</text:p>
      <text:p text:style-name="P4">
News Source: <text:a xlink:type="simple" xlink:href="https://t.me/air_alert_ua/45971" text:style-name="Internet_20_link" text:visited-style-name="Visited_20_Internet_20_Link">
https://t.me/air_alert_ua/45971</text:a>
</text:p>
      <!--NEWS-->
      <text:h text:style-name="P10" text:outline-level="1">
<text:span text:style-name="T4">
Kherson, Khersonska Oblast(09:08). Red Alert: aerial threat. Sirens sounding. Take cover now!</text:span>
</text:h>
      <text:p text:style-name="P4">
Authors: liveuamap (Language: en)</text:p>
      <text:p text:style-name="P4">
Time: 2023-05-19T03:10:00</text:p>
      <text:p text:style-name="P4">
Location: Kherson (Latitude:46.65581000 Longtitude:32.61780000)</text:p>
      <text:p text:style-name="P4">
Videos: []</text:p>
      <text:p text:style-name="P4">
Images: []</text:p>
      <text:p text:style-name="P4">
Tags: ["Europe", "Central and Eastern Europe"]</text:p>
      <text:p text:style-name="P4">
Id: 22563952</text:p>
      <!--METADATA-->
      <text:p text:style-name="P4">
Kherson, Kherson region(09:08). Red Alert: aerial threat. Sirens sounding.Take cover now!</text:p>
      <text:p text:style-name="P4">
News Collection Link: <text:a xlink:type="simple" xlink:href="https://liveuamap.com/en/2023/19-may-kherson-khersonska-oblast0908-red-alerg" text:style-name="Internet_20_link" text:visited-style-name="Visited_20_Internet_20_Link">
https://liveuamap.com/en/2023/19-may-kherson-khersonska-oblast0908-red-alerg</text:a>
</text:p>
      <text:p text:style-name="P4">
News Source: <text:a xlink:type="simple" xlink:href="https://t.me/air_alert_ua/45972" text:style-name="Internet_20_link" text:visited-style-name="Visited_20_Internet_20_Link">
https://t.me/air_alert_ua/45972</text:a>
</text:p>
      <!--NEWS-->
      <text:h text:style-name="P10" text:outline-level="1">
<text:span text:style-name="T4">
Sources told Reuters: The Ukrainian president will leave Jeddah after his participation in th...</text:span>
</text:h>
      <text:p text:style-name="P4">
Authors: liveuamap (Language: en)</text:p>
      <text:p text:style-name="P4">
Time: 2023-05-19T03:41:08</text:p>
      <text:p text:style-name="P4">
Location: Jeddah,Makkah Province (Latitude:21.48551 Longtitude:39.19235)</text:p>
      <text:p text:style-name="P4">
Videos: []</text:p>
      <text:p text:style-name="P4">
Images: []</text:p>
      <text:p text:style-name="P4">
Tags: ["Saudi Arabia", "Japan"]</text:p>
      <text:p text:style-name="P4">
Id: 22563955</text:p>
      <!--METADATA-->
      <text:p text:style-name="P4">
Sources told Reuters: The Ukrainian president will leave Jeddah after hisparticipation in the Arab summit to Hiroshima to attend the G7 meetings.Ukrainian NSDC already denied report, says Zelensky will participate in G7 viavideo link</text:p>
      <text:p text:style-name="P4">
News Collection Link: <text:a xlink:type="simple" xlink:href="https://liveuamap.com/en/2023/19-may-sources-told-reuters-the-ukrainian-president-will" text:style-name="Internet_20_link" text:visited-style-name="Visited_20_Internet_20_Link">
https://liveuamap.com/en/2023/19-may-sources-told-reuters-the-ukrainian-president-will</text:a>
</text:p>
      <text:p text:style-name="P4">
News Source: <text:a xlink:type="simple" xlink:href="https://twitter.com/SkyNewsArabia_B/status/1659463660245250048" text:style-name="Internet_20_link" text:visited-style-name="Visited_20_Internet_20_Link">
https://twitter.com/SkyNewsArabia_B/status/1659463660245250048</text:a>
</text:p>
      <!--NEWS-->
      <text:h text:style-name="P10" text:outline-level="1">
<text:span text:style-name="T4">
Zaporizhzhya region, Dnipro, Dnipropetrovsk region (10:30). Red Alrt: Aerial Tchretate. Sirens Su ...</text:span>
</text:h>
      <text:p text:style-name="P4">
Authors: liveuamap (Language: en)</text:p>
      <text:p text:style-name="P4">
Time: 2023-05-19T04:31:00</text:p>
      <text:p text:style-name="P4">
Location: Zaporizka Oblast (Latitude:47.612661 Longtitude:35.764851)</text:p>
      <text:p text:style-name="P4">
Videos: []</text:p>
      <text:p text:style-name="P4">
Images: []</text:p>
      <text:p text:style-name="P4">
Tags: ["Europe", "Central and Eastern Europe"]</text:p>
      <text:p text:style-name="P4">
Id: 22563957</text:p>
      <!--METADATA-->
      <text:p text:style-name="P4">
Zaporizhzhia region, Dnipro, Dnipropetrovsk region(10:30). Red Alert: aerialthreat. Sirens sounding. Take cover now!</text:p>
      <text:p text:style-name="P4">
News Collection Link: <text:a xlink:type="simple" xlink:href="https://liveuamap.com/en/2023/19-may-zaporizka-oblast-dnipro-dnipropetrovskg" text:style-name="Internet_20_link" text:visited-style-name="Visited_20_Internet_20_Link">
https://liveuamap.com/en/2023/19-may-zaporizka-oblast-dnipro-dnipropetrovskg</text:a>
</text:p>
      <text:p text:style-name="P4">
News Source: <text:a xlink:type="simple" xlink:href="https://t.me/air_alert_ua/45976" text:style-name="Internet_20_link" text:visited-style-name="Visited_20_Internet_20_Link">
https://t.me/air_alert_ua/45976</text:a>
</text:p>
      <!--NEWS-->
      <text:h text:style-name="P10" text:outline-level="1">
<text:span text:style-name="T4">
Kharkiv, Kharkivska Oblast(10:31). Red Alert: aerial threat. Sirens sounding. Take cover now!</text:span>
</text:h>
      <text:p text:style-name="P4">
Authors: liveuamap (Language: en)</text:p>
      <text:p text:style-name="P4">
Time: 2023-05-19T04:32:00</text:p>
      <text:p text:style-name="P4">
Location: Kharkiv (Latitude:49.98081000 Longtitude:36.25272000)</text:p>
      <text:p text:style-name="P4">
Videos: []</text:p>
      <text:p text:style-name="P4">
Images: []</text:p>
      <text:p text:style-name="P4">
Tags: ["Europe", "Central and Eastern Europe"]</text:p>
      <text:p text:style-name="P4">
Id: 22563958</text:p>
      <!--METADATA-->
      <text:p text:style-name="P4">
Kharkiv, Kharkiv region(10:31). Red Alert: aerial threat. Sirens sounding.Take cover now!</text:p>
      <text:p text:style-name="P4">
News Collection Link: <text:a xlink:type="simple" xlink:href="https://liveuamap.com/en/2023/19-may-kharkiv-kharkivska-oblast1031-red-alerg" text:style-name="Internet_20_link" text:visited-style-name="Visited_20_Internet_20_Link">
https://liveuamap.com/en/2023/19-may-kharkiv-kharkivska-oblast1031-red-alerg</text:a>
</text:p>
      <text:p text:style-name="P4">
News Source: <text:a xlink:type="simple" xlink:href="https://t.me/suspilnekharkiv/24988" text:style-name="Internet_20_link" text:visited-style-name="Visited_20_Internet_20_Link">
https://t.me/suspilnekharkiv/24988</text:a>
</text:p>
      <!--NEWS-->
      <text:h text:style-name="P10" text:outline-level="1">
<text:span text:style-name="T4">
Russian army conducted 39 missile strikes, 39 airstrikes and 50 shelling with MLRS, - General...</text:span>
</text:h>
      <text:p text:style-name="P4">
Authors: liveuamap (Language: en)</text:p>
      <text:p text:style-name="P4">
Time: 2023-05-19T04:41:00</text:p>
      <text:p text:style-name="P4">
Location: Bakhmut (Latitude:48.54911 Longtitude:37.94952)</text:p>
      <text:p text:style-name="P4">
Videos: []</text:p>
      <text:p text:style-name="P4">
Images: []</text:p>
      <text:p text:style-name="P4">
Tags: ["Russia"]</text:p>
      <text:p text:style-name="P4">
Id: 22563970</text:p>
      <!--METADATA-->
      <text:p text:style-name="P4">
Russian army conducted 39 missile strikes, 39 airstrikes and 50 shelling withMLRS, - General Staff of Armed Forces of Ukraine says in the morning report</text:p>
      <text:p text:style-name="P4">
News Collection Link: <text:a xlink:type="simple" xlink:href="https://liveuamap.com/en/2023/19-may-russian-army-conducted-39-missile-strikes-39-airstrikes" text:style-name="Internet_20_link" text:visited-style-name="Visited_20_Internet_20_Link">
https://liveuamap.com/en/2023/19-may-russian-army-conducted-39-missile-strikes-39-airstrikes</text:a>
</text:p>
      <text:p text:style-name="P4">
News Source: <text:a xlink:type="simple" xlink:href="https://t.me/lumsrc/4832" text:style-name="Internet_20_link" text:visited-style-name="Visited_20_Internet_20_Link">
https://t.me/lumsrc/4832</text:a>
</text:p>
      <!--NEWS-->
      <text:h text:style-name="P10" text:outline-level="1">
<text:span text:style-name="T4">
At Maryinka direction Russian army shelled Krasnohorivka, Maryinka and Pobyeda of Donetsk reg...</text:span>
</text:h>
      <text:p text:style-name="P4">
Authors: liveuamap (Language: en)</text:p>
      <text:p text:style-name="P4">
Time: 2023-05-19T04:42:00</text:p>
      <text:p text:style-name="P4">
Location: Velyka Novosilka (Latitude:47.83367 Longtitude:36.83493)</text:p>
      <text:p text:style-name="P4">
Videos: []</text:p>
      <text:p text:style-name="P4">
Images: []</text:p>
      <text:p text:style-name="P4">
Tags: ["Russia"]</text:p>
      <text:p text:style-name="P4">
Id: 22563964</text:p>
      <!--METADATA-->
      <text:p text:style-name="P4">
At Maryinka direction Russian army shelled Krasnohorivka, Maryinka and Pobyedaof Donetsk region. Russian aviation conducted airstrikes at Zolota Nyva andVelyka Novosilka, - General Staff of Armed Forces of Ukraine says in themorning report</text:p>
      <text:p text:style-name="P4">
News Collection Link: <text:a xlink:type="simple" xlink:href="https://liveuamap.com/en/2023/19-may-at-maryinka-direction-russian-army-shelled-krasnohorivka" text:style-name="Internet_20_link" text:visited-style-name="Visited_20_Internet_20_Link">
https://liveuamap.com/en/2023/19-may-at-maryinka-direction-russian-army-shelled-krasnohorivka</text:a>
</text:p>
      <text:p text:style-name="P4">
News Source: <text:a xlink:type="simple" xlink:href="https://t.me/lumsrc/4838" text:style-name="Internet_20_link" text:visited-style-name="Visited_20_Internet_20_Link">
https://t.me/lumsrc/4838</text:a>
</text:p>
      <!--NEWS-->
      <text:h text:style-name="P10" text:outline-level="1">
<text:span text:style-name="T4">
G7 agrees new sanctions to 'starve Russia's war machine'</text:span>
</text:h>
      <text:p text:style-name="P4">
Authors: liveuamap (Language: en)</text:p>
      <text:p text:style-name="P4">
Time: 2023-05-19T04:46:15</text:p>
      <text:p text:style-name="P4">
Location: Hiroshima-shi,Hiroshima-ken (Latitude:34.38529 Longtitude:132.45531)</text:p>
      <text:p text:style-name="P4">
Videos: []</text:p>
      <text:p text:style-name="P4">
Images: []</text:p>
      <text:p text:style-name="P4">
Tags: ["Japan", "Russia"]</text:p>
      <text:p text:style-name="P4">
Id: 22563959</text:p>
      <!--METADATA-->
      <text:p text:style-name="P4">
G7 agrees new sanctions to 'starve Russia's war machine'</text:p>
      <text:p text:style-name="P4">
News Collection Link: <text:a xlink:type="simple" xlink:href="https://liveuamap.com/en/2023/19-may-g7-agrees-new-sanctions-to-starve-russias-war-machine" text:style-name="Internet_20_link" text:visited-style-name="Visited_20_Internet_20_Link">
https://liveuamap.com/en/2023/19-may-g7-agrees-new-sanctions-to-starve-russias-war-machine</text:a>
</text:p>
      <text:p text:style-name="P4">
News Source: <text:a xlink:type="simple" xlink:href="https://twitter.com/AFP/status/1659478399453102081" text:style-name="Internet_20_link" text:visited-style-name="Visited_20_Internet_20_Link">
https://twitter.com/AFP/status/1659478399453102081</text:a>
</text:p>
      <!--NEWS-->
      <text:h text:style-name="P10" text:outline-level="1">
<text:span text:style-name="T4">
TASS: The Russian Defense Minister inspects the front lines in Zaporizhia, southeastern Ukraine</text:span>
</text:h>
      <text:p text:style-name="P4">
Authors: liveuamap (Language: en)</text:p>
      <text:p text:style-name="P4">
Time: 2023-05-19T05:03:42</text:p>
      <text:p text:style-name="P4">
Location: Zaporizhzhia (Latitude:46.81134 Longtitude:36.67786)</text:p>
      <text:p text:style-name="P4">
Videos: []</text:p>
      <text:p text:style-name="P4">
Images: []</text:p>
      <text:p text:style-name="P4">
Tags: ["Russia"]</text:p>
      <text:p text:style-name="P4">
Id: 22563971</text:p>
      <!--METADATA-->
      <text:p text:style-name="P4">
TASS: The Russian Defense Minister inspects the front lines in Zaporizhia,southeastern Ukraine</text:p>
      <text:p text:style-name="P4">
News Collection Link: <text:a xlink:type="simple" xlink:href="https://liveuamap.com/en/2023/19-may-tass-the-russian-defense-minister-inspects-the-front" text:style-name="Internet_20_link" text:visited-style-name="Visited_20_Internet_20_Link">
https://liveuamap.com/en/2023/19-may-tass-the-russian-defense-minister-inspects-the-front</text:a>
</text:p>
      <text:p text:style-name="P4">
News Source: <text:a xlink:type="simple" xlink:href="https://twitter.com/AlArabiya_Brk/status/1659482127983947776" text:style-name="Internet_20_link" text:visited-style-name="Visited_20_Internet_20_Link">
https://twitter.com/AlArabiya_Brk/status/1659482127983947776</text:a>
</text:p>
      <!--NEWS-->
      <text:h text:style-name="P10" text:outline-level="1">
<text:span text:style-name="T4">
Indian PM Narendra Modi and the Ukrainian President Volodymyr Zelensky will meet in Hiroshima...</text:span>
</text:h>
      <text:p text:style-name="P4">
Authors: liveuamap (Language: en)</text:p>
      <text:p text:style-name="P4">
Time: 2023-05-19T05:08:31</text:p>
      <text:p text:style-name="P4">
Location: Hiroshima-shi,Hiroshima-ken (Latitude:34.3846 Longtitude:132.45469)</text:p>
      <text:p text:style-name="P4">
Videos: []</text:p>
      <text:p text:style-name="P4">
Images: []</text:p>
      <text:p text:style-name="P4">
Tags: ["Japan", "Asia"]</text:p>
      <text:p text:style-name="P4">
Id: 22563973</text:p>
      <!--METADATA-->
      <text:p text:style-name="P4">
Indian PM Narendra Modi and the Ukrainian President Volodymyr Zelenskiy willmeet in Hiroshima. First meeting since Russia's aggressive war started on 24February 2022</text:p>
      <text:p text:style-name="P4">
News Collection Link: <text:a xlink:type="simple" xlink:href="https://liveuamap.com/en/2023/19-may-indian-pm-narendra-modi-and-the-ukrainian-president" text:style-name="Internet_20_link" text:visited-style-name="Visited_20_Internet_20_Link">
https://liveuamap.com/en/2023/19-may-indian-pm-narendra-modi-and-the-ukrainian-president</text:a>
</text:p>
      <text:p text:style-name="P4">
News Source: <text:a xlink:type="simple" xlink:href="https://twitter.com/mridulaghosh/status/1659480755557351428" text:style-name="Internet_20_link" text:visited-style-name="Visited_20_Internet_20_Link">
https://twitter.com/mridulaghosh/status/1659480755557351428</text:a>
</text:p>
      <!--NEWS-->
      <text:h text:style-name="P10" text:outline-level="1">
<text:span text:style-name="T4">
Donetsk Oblast(12:19). Red Alert: aerial threat. Sirens sounding. Take cover now!</text:span>
</text:h>
      <text:p text:style-name="P4">
Authors: liveuamap (Language: en)</text:p>
      <text:p text:style-name="P4">
Time: 2023-05-19T06:21:00</text:p>
      <text:p text:style-name="P4">
Location: Donetsk Oblast (Latitude:48.72764 Longtitude:37.57853)</text:p>
      <text:p text:style-name="P4">
Videos: []</text:p>
      <text:p text:style-name="P4">
Images: []</text:p>
      <text:p text:style-name="P4">
Tags: ["Europe", "Central and Eastern Europe"]</text:p>
      <text:p text:style-name="P4">
Id: 22563993</text:p>
      <!--METADATA-->
      <text:p text:style-name="P4">
Donetsk Oblast(12:19). Red Alert: aerial threat. Sirens sounding. Take covernow!</text:p>
      <text:p text:style-name="P4">
News Collection Link: <text:a xlink:type="simple" xlink:href="https://liveuamap.com/en/2023/19-may-donetsk-oblast1219-red-alert-aerial-thg" text:style-name="Internet_20_link" text:visited-style-name="Visited_20_Internet_20_Link">
https://liveuamap.com/en/2023/19-may-donetsk-oblast1219-red-alert-aerial-thg</text:a>
</text:p>
      <text:p text:style-name="P4">
News Source: <text:a xlink:type="simple" xlink:href="https://t.me/air_alert_ua/45984" text:style-name="Internet_20_link" text:visited-style-name="Visited_20_Internet_20_Link">
https://t.me/air_alert_ua/45984</text:a>
</text:p>
      <!--NEWS-->
      <text:h text:style-name="P10" text:outline-level="1">
<text:span text:style-name="T4">
Poltavska Oblast(12:23). Red Alert: aerial threat. Sirens sounding. Take cover now!</text:span>
</text:h>
      <text:p text:style-name="P4">
Authors: liveuamap (Language: en)</text:p>
      <text:p text:style-name="P4">
Time: 2023-05-19T06:24:00</text:p>
      <text:p text:style-name="P4">
Location: Poltavska Oblast (Latitude:49.47705000 Longtitude:33.81866000)</text:p>
      <text:p text:style-name="P4">
Videos: []</text:p>
      <text:p text:style-name="P4">
Images: []</text:p>
      <text:p text:style-name="P4">
Tags: ["Europe", "Central and Eastern Europe"]</text:p>
      <text:p text:style-name="P4">
Id: 22563994</text:p>
      <!--METADATA-->
      <text:p text:style-name="P4">
Poltava(12:23). Red Alert: aerial threat. Sirens sounding. Take covernow!</text:p>
      <text:p text:style-name="P4">
News Collection Link: <text:a xlink:type="simple" xlink:href="https://liveuamap.com/en/2023/19-may-poltavska-oblast1223-red-alert-aerial-g" text:style-name="Internet_20_link" text:visited-style-name="Visited_20_Internet_20_Link">
https://liveuamap.com/en/2023/19-may-poltavska-oblast1223-red-alert-aerial-g</text:a>
</text:p>
      <text:p text:style-name="P4">
News Source: <text:a xlink:type="simple" xlink:href="https://t.me/suspilnepoltava/11231" text:style-name="Internet_20_link" text:visited-style-name="Visited_20_Internet_20_Link">
https://t.me/suspilnepoltava/11231</text:a>
</text:p>
      <!--NEWS-->
      <text:h text:style-name="P10" text:outline-level="1">
<text:span text:style-name="T4">
Dnipro, Dnipropetrovska Oblast(12:23). Red Alert: aerial threat. Sirens sounding. Take cover ...</text:span>
</text:h>
      <text:p text:style-name="P4">
Authors: liveuamap (Language: en)</text:p>
      <text:p text:style-name="P4">
Time: 2023-05-19T06:25:00</text:p>
      <text:p text:style-name="P4">
Location: Dnipro (Latitude:48.46011 Longtitude:35.0395)</text:p>
      <text:p text:style-name="P4">
Videos: []</text:p>
      <text:p text:style-name="P4">
Images: []</text:p>
      <text:p text:style-name="P4">
Tags: ["Europe", "Central and Eastern Europe"]</text:p>
      <text:p text:style-name="P4">
Id: 22563995</text:p>
      <!--METADATA-->
      <text:p text:style-name="P4">
Dnipro, Dnipropetrovsk region(12:23). Red Alert: aerial threat. Sirenssounding. Take cover now!</text:p>
      <text:p text:style-name="P4">
News Collection Link: <text:a xlink:type="simple" xlink:href="https://liveuamap.com/en/2023/19-may-dnipro-dnipropetrovska-oblast1223-red-g" text:style-name="Internet_20_link" text:visited-style-name="Visited_20_Internet_20_Link">
https://liveuamap.com/en/2023/19-may-dnipro-dnipropetrovska-oblast1223-red-g</text:a>
</text:p>
      <text:p text:style-name="P4">
News Source: <text:a xlink:type="simple" xlink:href="https://t.me/suspilnednipro/15622" text:style-name="Internet_20_link" text:visited-style-name="Visited_20_Internet_20_Link">
https://t.me/suspilnednipro/15622</text:a>
</text:p>
      <!--NEWS-->
      <text:h text:style-name="P10" text:outline-level="1">
<text:span text:style-name="T4">
Kharkiv, Kharkiv region, Sumy region, Zaporizhzhya region (12:25). Red Alrt: Aerial Tchretate ....</text:span>
</text:h>
      <text:p text:style-name="P4">
Authors: liveuamap (Language: en)</text:p>
      <text:p text:style-name="P4">
Time: 2023-05-19T06:26:00</text:p>
      <text:p text:style-name="P4">
Location: Kharkiv (Latitude:49.98115 Longtitude:36.25178)</text:p>
      <text:p text:style-name="P4">
Videos: []</text:p>
      <text:p text:style-name="P4">
Images: []</text:p>
      <text:p text:style-name="P4">
Tags: ["Europe", "Central and Eastern Europe"]</text:p>
      <text:p text:style-name="P4">
Id: 22563996</text:p>
      <!--METADATA-->
      <text:p text:style-name="P4">
Kharkiv, Kharkiv region, Sumy region, Zaporizhzhya region(12:25). Red Alert:aerial threat. Sirens sounding. Take cover now!</text:p>
      <text:p text:style-name="P4">
News Collection Link: <text:a xlink:type="simple" xlink:href="https://liveuamap.com/en/2023/19-may-kharkiv-kharkivska-oblast-sumska-oblasg" text:style-name="Internet_20_link" text:visited-style-name="Visited_20_Internet_20_Link">
https://liveuamap.com/en/2023/19-may-kharkiv-kharkivska-oblast-sumska-oblasg</text:a>
</text:p>
      <text:p text:style-name="P4">
News Source: <text:a xlink:type="simple" xlink:href="https://t.me/air_alert_ua/45989" text:style-name="Internet_20_link" text:visited-style-name="Visited_20_Internet_20_Link">
https://t.me/air_alert_ua/45989</text:a>
</text:p>
      <!--NEWS-->
      <text:h text:style-name="P10" text:outline-level="1">
<text:span text:style-name="T4">
.@Pentagon's @sabrinasingh24 has this update on the U.S. Patriot missile defense system in Uk...</text:span>
</text:h>
      <text:p text:style-name="P4">
Authors: liveuamap (Language: en)</text:p>
      <text:p text:style-name="P4">
Time: 2023-05-19T06:52:23</text:p>
      <text:p text:style-name="P4">
Location: Arlington, Virginia (Latitude:38.86818 Longtitude:-77.05553)</text:p>
      <text:p text:style-name="P4">
Videos: []</text:p>
      <text:p text:style-name="P4">
Images: ["<text:a xlink:type="simple" xlink:href="https://liveuamap.com/pics/2023/05/19/22564001_0.png" text:style-name="Internet_20_link" text:visited-style-name="Visited_20_Internet_20_Link">
22564001_0.png</text:a>
"]</text:p>
      <text:p text:style-name="P4">
Tags: ["Russia", "Weapons"]</text:p>
      <text:p text:style-name="P4">
Id: 22564001</text:p>
      <!--METADATA-->
      <text:p text:style-name="P4">
's @sabrinasingh24 has this update on the U.S. Patriot missile defense systemin Ukraine, that Russia claims to have destroyed recently(with a Kindzhalhypersonic missile): "It has been repaired, it is fully back online andoperational."</text:p>
      <text:p text:style-name="P4">
<draw:frame draw:style-name="fr1" draw:name="Image66" text:anchor-type="as-char" svg:width="6.9236in" svg:height="1.460943in" draw:z-index="0">
<draw:image xlink:href="../Images/liveuamap/2023-05-19T06-52-23/22564001_0.png" xlink:type="simple" xlink:show="embed" xlink:actuate="onLoad" draw:mime-type="image/png"/>
</draw:frame>
News Collection Link: <text:a xlink:type="simple" xlink:href="https://liveuamap.com/en/2023/19-may-pentagons-sabrinasingh24-has-this-update-on-the-us" text:style-name="Internet_20_link" text:visited-style-name="Visited_20_Internet_20_Link">
https://liveuamap.com/en/2023/19-may-pentagons-sabrinasingh24-has-this-update-on-the-us</text:a>
</text:p>
      <text:p text:style-name="P4">
News Source: <text:a xlink:type="simple" xlink:href="https://twitter.com/Mike_Eckel/status/1659511287758331905" text:style-name="Internet_20_link" text:visited-style-name="Visited_20_Internet_20_Link">
https://twitter.com/Mike_Eckel/status/1659511287758331905</text:a>
</text:p>
      <!--NEWS-->
      <text:h text:style-name="P10" text:outline-level="1">
<text:span text:style-name="T4">
Donetsk Oblast(13:57). Red Alert: aerial threat. Sirens sounding. Take cover now!</text:span>
</text:h>
      <text:p text:style-name="P4">
Authors: liveuamap (Language: en)</text:p>
      <text:p text:style-name="P4">
Time: 2023-05-19T07:57:00</text:p>
      <text:p text:style-name="P4">
Location: Donetsk Oblast (Latitude:48.72744 Longtitude:37.5781)</text:p>
      <text:p text:style-name="P4">
Videos: []</text:p>
      <text:p text:style-name="P4">
Images: []</text:p>
      <text:p text:style-name="P4">
Tags: ["Europe", "Central and Eastern Europe"]</text:p>
      <text:p text:style-name="P4">
Id: 22564006</text:p>
      <!--METADATA-->
      <text:p text:style-name="P4">
Donetsk Oblast(13:57). Red Alert: aerial threat. Sirens sounding. Take covernow!</text:p>
      <text:p text:style-name="P4">
News Collection Link: <text:a xlink:type="simple" xlink:href="https://liveuamap.com/en/2023/19-may-donetsk-oblast1357-red-alert-aerial-thg" text:style-name="Internet_20_link" text:visited-style-name="Visited_20_Internet_20_Link">
https://liveuamap.com/en/2023/19-may-donetsk-oblast1357-red-alert-aerial-thg</text:a>
</text:p>
      <text:p text:style-name="P4">
News Source: <text:a xlink:type="simple" xlink:href="https://t.me/air_alert_ua/45999" text:style-name="Internet_20_link" text:visited-style-name="Visited_20_Internet_20_Link">
https://t.me/air_alert_ua/45999</text:a>
</text:p>
      <!--NEWS-->
      <text:h text:style-name="P10" text:outline-level="1">
<text:span text:style-name="T4">
Kharkiv, Kharkivska Oblast(13:57). Red Alert: aerial threat. Sirens sounding. Take cover now!</text:span>
</text:h>
      <text:p text:style-name="P4">
Authors: liveuamap (Language: en)</text:p>
      <text:p text:style-name="P4">
Time: 2023-05-19T07:58:00</text:p>
      <text:p text:style-name="P4">
Location: Kharkiv (Latitude:49.98179 Longtitude:36.25307)</text:p>
      <text:p text:style-name="P4">
Videos: []</text:p>
      <text:p text:style-name="P4">
Images: []</text:p>
      <text:p text:style-name="P4">
Tags: ["Europe", "Central and Eastern Europe"]</text:p>
      <text:p text:style-name="P4">
Id: 22564007</text:p>
      <!--METADATA-->
      <text:p text:style-name="P4">
Kharkiv, Kharkiv Region(13:57). Red Alert: aerial threat. Sirens sounding.Take cover now!</text:p>
      <text:p text:style-name="P4">
News Collection Link: <text:a xlink:type="simple" xlink:href="https://liveuamap.com/en/2023/19-may-kharkiv-kharkivska-oblast1357-red-alerg" text:style-name="Internet_20_link" text:visited-style-name="Visited_20_Internet_20_Link">
https://liveuamap.com/en/2023/19-may-kharkiv-kharkivska-oblast1357-red-alerg</text:a>
</text:p>
      <text:p text:style-name="P4">
News Source: <text:a xlink:type="simple" xlink:href="https://t.me/suspilnekharkiv/24996" text:style-name="Internet_20_link" text:visited-style-name="Visited_20_Internet_20_Link">
https://t.me/suspilnekharkiv/24996</text:a>
</text:p>
      <!--NEWS-->
      <text:h text:style-name="P10" text:outline-level="1">
<text:span text:style-name="T4">
2 drones were shot down near Pavlohrad and Vilniansk</text:span>
</text:h>
      <text:p text:style-name="P4">
Authors: liveuamap (Language: en)</text:p>
      <text:p text:style-name="P4">
Time: 2023-05-19T08:22:39</text:p>
      <text:p text:style-name="P4">
Location: Pavlohrad, Dnipropetrovsk Oblast (Latitude:48.50114 Longtitude:35.85114)</text:p>
      <text:p text:style-name="P4">
Videos: []</text:p>
      <text:p text:style-name="P4">
Images: ["<text:a xlink:type="simple" xlink:href="https://liveuamap.com/pics/2023/05/19/22564013_0.jpg" text:style-name="Internet_20_link" text:visited-style-name="Visited_20_Internet_20_Link">
22564013_0.jpg</text:a>
"]</text:p>
      <text:p text:style-name="P4">
Tags: ["Europe", "Central and Eastern Europe"]</text:p>
      <text:p text:style-name="P4">
Id: 22564013</text:p>
      <!--METADATA-->
      <text:p text:style-name="P4">
2 drones were shot down near Pavlohrad and Vilniansk</text:p>
      <text:p text:style-name="P4">
<draw:frame draw:style-name="fr1" draw:name="Image67" text:anchor-type="as-char" svg:width="6.9236in" svg:height="9.095041in" draw:z-index="0">
<draw:image xlink:href="../Images/liveuamap/2023-05-19T08-22-39/22564013_0.jpg" xlink:type="simple" xlink:show="embed" xlink:actuate="onLoad" draw:mime-type="image/jpeg"/>
</draw:frame>
News Collection Link: <text:a xlink:type="simple" xlink:href="https://liveuamap.com/en/2023/19-may-2-drones-were-shot-down-near-pavlohrad-and-vilniansk" text:style-name="Internet_20_link" text:visited-style-name="Visited_20_Internet_20_Link">
https://liveuamap.com/en/2023/19-may-2-drones-were-shot-down-near-pavlohrad-and-vilniansk</text:a>
</text:p>
      <text:p text:style-name="P4">
News Source: <text:a xlink:type="simple" xlink:href="https://t.me/dnepr_operativ/42156" text:style-name="Internet_20_link" text:visited-style-name="Visited_20_Internet_20_Link">
https://t.me/dnepr_operativ/42156</text:a>
</text:p>
      <!--NEWS-->
      <text:h text:style-name="P10" text:outline-level="1">
<text:span text:style-name="T4">
Biden informed G7 leaders on Friday that the U.S. will support a joint international effort t...</text:span>
</text:h>
      <text:p text:style-name="P4">
Authors: liveuamap (Language: en)</text:p>
      <text:p text:style-name="P4">
Time: 2023-05-19T10:32:32</text:p>
      <text:p text:style-name="P4">
Location: Hiroshima-shi,Hiroshima-ken (Latitude:34.38428 Longtitude:132.45671)</text:p>
      <text:p text:style-name="P4">
Videos: []</text:p>
      <text:p text:style-name="P4">
Images: []</text:p>
      <text:p text:style-name="P4">
Tags: ["Asia", "Avia"]</text:p>
      <text:p text:style-name="P4">
Id: 22564015</text:p>
      <!--METADATA-->
      <text:p text:style-name="P4">
Biden informed G7 leaders on Friday that the U.S. will support a jointinternational effort to train Ukrainian pilots on modern fighter aircraft,including F-16s, according to a senior administration official</text:p>
      <text:p text:style-name="P4">
News Collection Link: <text:a xlink:type="simple" xlink:href="https://liveuamap.com/en/2023/19-may-biden-informed-g7-leaders-on-friday-that-the-us-will" text:style-name="Internet_20_link" text:visited-style-name="Visited_20_Internet_20_Link">
https://liveuamap.com/en/2023/19-may-biden-informed-g7-leaders-on-friday-that-the-us-will</text:a>
</text:p>
      <text:p text:style-name="P4">
News Source: <text:a xlink:type="simple" xlink:href="https://twitter.com/laraseligman/status/1659565431101825024" text:style-name="Internet_20_link" text:visited-style-name="Visited_20_Internet_20_Link">
https://twitter.com/laraseligman/status/1659565431101825024</text:a>
</text:p>
      <!--NEWS-->
      <text:h text:style-name="P10" text:outline-level="1">
<text:span text:style-name="T4">
Biden informed G7 leaders on Friday that the U.S. will support a joint international effort t...</text:span>
</text:h>
      <text:p text:style-name="P4">
Authors: liveuamap (Language: en)</text:p>
      <text:p text:style-name="P4">
Time: 2023-05-19T10:32:32</text:p>
      <text:p text:style-name="P4">
Location: Hiroshima-shi,Hiroshima-ken (Latitude:34.38428 Longtitude:132.45671)</text:p>
      <text:p text:style-name="P4">
Videos: []</text:p>
      <text:p text:style-name="P4">
Images: []</text:p>
      <text:p text:style-name="P4">
Tags: ["Asia", "Avia"]</text:p>
      <text:p text:style-name="P4">
Id: 22564015</text:p>
      <!--METADATA-->
      <text:p text:style-name="P4">
Biden informed G7 leaders on Friday that the U.S. will support a jointinternational effort to train Ukrainian pilots on modern fighter aircraft,including F-16s, according to a senior administration official</text:p>
      <text:p text:style-name="P4">
News Collection Link: <text:a xlink:type="simple" xlink:href="https://liveuamap.com/en/2023/19-may-biden-informed-g7-leaders-on-friday-that-the-us-will" text:style-name="Internet_20_link" text:visited-style-name="Visited_20_Internet_20_Link">
https://liveuamap.com/en/2023/19-may-biden-informed-g7-leaders-on-friday-that-the-us-will</text:a>
</text:p>
      <text:p text:style-name="P4">
News Source: <text:a xlink:type="simple" xlink:href="https://twitter.com/laraseligman/status/1659565431101825024" text:style-name="Internet_20_link" text:visited-style-name="Visited_20_Internet_20_Link">
https://twitter.com/laraseligman/status/1659565431101825024</text:a>
</text:p>
      <!--NEWS-->
      <text:h text:style-name="P10" text:outline-level="1">
<text:span text:style-name="T4">
Zaporizka Oblast(16:47). Red Alert: aerial threat. Sirens sounding. Take cover now!</text:span>
</text:h>
      <text:p text:style-name="P4">
Authors: liveuamap (Language: en)</text:p>
      <text:p text:style-name="P4">
Time: 2023-05-19T10:48:00</text:p>
      <text:p text:style-name="P4">
Location: Zaporizka Oblast (Latitude:47.613221 Longtitude:35.764231)</text:p>
      <text:p text:style-name="P4">
Videos: []</text:p>
      <text:p text:style-name="P4">
Images: []</text:p>
      <text:p text:style-name="P4">
Tags: ["Europe", "Central and Eastern Europe"]</text:p>
      <text:p text:style-name="P4">
Id: 22564016</text:p>
      <!--METADATA-->
      <text:p text:style-name="P4">
Zaporizhzhia region(16:47). Red Alert: aerial threat. Sirens sounding. Take covernow!</text:p>
      <text:p text:style-name="P4">
News Collection Link: <text:a xlink:type="simple" xlink:href="https://liveuamap.com/en/2023/19-may-zaporizka-oblast1647-red-alert-aerial-g" text:style-name="Internet_20_link" text:visited-style-name="Visited_20_Internet_20_Link">
https://liveuamap.com/en/2023/19-may-zaporizka-oblast1647-red-alert-aerial-g</text:a>
</text:p>
      <text:p text:style-name="P4">
News Source: <text:a xlink:type="simple" xlink:href="https://t.me/air_alert_ua/46004" text:style-name="Internet_20_link" text:visited-style-name="Visited_20_Internet_20_Link">
https://t.me/air_alert_ua/46004</text:a>
</text:p>
      <!--NEWS-->
      <text:h text:style-name="P10" text:outline-level="1">
<text:span text:style-name="T4">
Donetsk Oblast(17:12). Red Alert: aerial threat. Sirens sounding. Take cover now!</text:span>
</text:h>
      <text:p text:style-name="P4">
Authors: liveuamap (Language: en)</text:p>
      <text:p text:style-name="P4">
Time: 2023-05-19T11:14:00</text:p>
      <text:p text:style-name="P4">
Location: Donetsk Oblast (Latitude:48.72688 Longtitude:37.57694)</text:p>
      <text:p text:style-name="P4">
Videos: []</text:p>
      <text:p text:style-name="P4">
Images: []</text:p>
      <text:p text:style-name="P4">
Tags: ["Europe", "Central and Eastern Europe"]</text:p>
      <text:p text:style-name="P4">
Id: 22564018</text:p>
      <!--METADATA-->
      <text:p text:style-name="P4">
Donetsk Oblast(17:12). Red Alert: aerial threat. Sirens sounding. Take covernow!</text:p>
      <text:p text:style-name="P4">
News Collection Link: <text:a xlink:type="simple" xlink:href="https://liveuamap.com/en/2023/19-may-donetsk-oblast1712-red-alert-aerial-thg" text:style-name="Internet_20_link" text:visited-style-name="Visited_20_Internet_20_Link">
https://liveuamap.com/en/2023/19-may-donetsk-oblast1712-red-alert-aerial-thg</text:a>
</text:p>
      <text:p text:style-name="P4">
News Source: <text:a xlink:type="simple" xlink:href="https://t.me/air_alert_ua/46005" text:style-name="Internet_20_link" text:visited-style-name="Visited_20_Internet_20_Link">
https://t.me/air_alert_ua/46005</text:a>
</text:p>
      <!--NEWS-->
      <text:h text:style-name="P10" text:outline-level="1">
<text:span text:style-name="T4">
At the Book Fair in Warsaw Ukraine will present the collective stand "Millions of bridges"</text:span>
</text:h>
      <text:p text:style-name="P4">
Authors: Ukrinform (Person)</text:p>
      <text:p text:style-name="P4">
Publisher: Укринформ (Organization)</text:p>
      <text:p text:style-name="P4">
Published Time: 2023-05-19T13:04:00+03:00</text:p>
      <text:p text:style-name="P4">
Modified Time: 2023-05-19T13:04:00+03:00</text:p>
      <text:p text:style-name="P4">
Description: At the International Book Fair in the Polish capital, Ukraine will present a collective stand under the slogan "Millions of bridges". - Ukrinform.</text:p>
      <text:p text:style-name="P4">
Images: ["<text:a xlink:type="simple" xlink:href="https://static.ukrinform.com/photos/2023_05/thumb_files/630_360_1684492058-594.jpg" text:style-name="Internet_20_link" text:visited-style-name="Visited_20_Internet_20_Link">
630_360_16844...</text:a>
"]</text:p>
      <text:p text:style-name="P4">
Tags: ['Книги', 'Україна', 'Варшава', 'Ярмарок', 'МКІП ']</text:p>
      <text:p text:style-name="P4">
Type: Article</text:p>
      <!--METADATA-->
      <text:p text:style-name="P4">
<draw:frame draw:style-name="fr1" draw:name="Image68" text:anchor-type="as-char" svg:width="6.9236in" svg:height="3.956343in" draw:z-index="0">
<draw:image xlink:href="../Images/yкринформ/2023-05-19T13-04-00-03-00/630_360_1684492058-594.jpg" xlink:type="simple" xlink:show="embed" xlink:actuate="onLoad" draw:mime-type="image/jpeg"/>
</draw:frame>
International Book Fair in the Poland capital, Ukraine is representing a collective stand under the slogan "Millions of bridges".</text:p>
      <text:p text:style-name="P4">
As Ukrinform reports, about it in <text:a xlink:type="simple" xlink:href="https://t.me/mkipu/6169" text:style-name="Internet_20_link" text:visited-style-name="Visited_20_Internet_20_Link">
</text:a>
The Ministry of Culture and Information Policy reports.</text:p>
      <text:p text:style-name="P4">
The ministry reported that Ukraine will take part in the role of the International Book Fair, which will take place from May 25 to May 28 in Warsaw.</text:p>
      <text:p text:style-name="P4">
Every year, more than 90,000 people from different countries are visitors, more than 500 participants take, about 200 professional events in the program. Collective Ukrainian stand of 200 square meters. m will be presented at the fair of the slogan "Millions of bridges".</text:p>
      <text:p text:style-name="P4">
According to the MKIP, this year the stand will represent the Ukrainian Institute of Books with co -organizers and partners, including the international bookstore in Warsaw, the Foundation "History and Culture", the Institute of Book(Poland), Ministry of Culture and National Heritage of Poland, Embassy of Ukraine Poland, Ministry of Culture and Information Policy of Ukraine, Ministry of Foreign Affairs of the Republic of Poland, Ministry of Foreign Ministry of Ukraine.</text:p>
      <text:p text:style-name="P4">
<text:span text:style-name="T4">
 Read also: </text:span>
 <text:a xlink:type="simple" xlink:href="https://www.ukrinform.ua/rubric-diaspora/3708208-na-knizkovomu-festivali-u-prazi-predstavili-ukrainskij-stend.html" text:style-name="Internet_20_link" text:visited-style-name="Visited_20_Internet_20_Link">
<text:span text:style-name="T4">
 book </text:span>
</text:a>
On the day of opening <text:a xlink:type="simple" xlink:href="https://www.ukrinform.ua/tag-armarok" text:style-name="Internet_20_link" text:visited-style-name="Visited_20_Internet_20_Link">
</text:a>
, On May 25, at 16:00, a special concert -youth of the Slobozhansky Symphony Orchestra from Kharkiv in the open -air is planned within the Ukrainian program.</text:p>
      <text:p text:style-name="P4">
As reported by Ukrinform, an extraordinary event was held within the framework of the 47th International Book Fair-[] <text:a xlink:type="simple" xlink:href="https://www.ukrinform.ua/rubric-diaspora/3703146-na-knizkovogo-armarku-v-buenosajresi-proveli-den-ukraini.html" text:style-name="Internet_20_link" text:visited-style-name="Visited_20_Internet_20_Link">
</text:a>
<text:span text:style-name="T5">
 Фото: Piotr Hruszwicki</text:span>
</text:p>
      <text:p text:style-name="P4">
News Source: <text:a xlink:type="simple" xlink:href="https://www.ukrinform.ua/rubric-culture/3711349-na-knizkovomu-armarku-u-varsavi-ukraina-predstavit-kolektivnij-stend-miljoni-mostiv.html" text:style-name="Internet_20_link" text:visited-style-name="Visited_20_Internet_20_Link">
https://www.ukrinform.ua/rubric-culture/3711349-na-knizkovomu-armarku-u-varsavi-ukraina-predstavit-kolektivnij-stend-miljoni-mostiv.html</text:a>
</text:p>
      <!--NEWS-->
      <text:h text:style-name="P10" text:outline-level="1">
<text:span text:style-name="T4">
At the Book Fair in Warsaw Ukraine will present the collective stand "Millions of bridges"</text:span>
</text:h>
      <text:p text:style-name="P4">
Authors: Ukrinform (Person)</text:p>
      <text:p text:style-name="P4">
Publisher: Укринформ (Organization)</text:p>
      <text:p text:style-name="P4">
Published Time: 2023-05-19T13:04:00+03:00</text:p>
      <text:p text:style-name="P4">
Modified Time: 2023-05-19T13:04:00+03:00</text:p>
      <text:p text:style-name="P4">
Description: At the International Book Fair in the Polish capital, Ukraine will present a collective stand under the slogan "Millions of bridges". - Ukrinform.</text:p>
      <text:p text:style-name="P4">
Images: ["<text:a xlink:type="simple" xlink:href="https://static.ukrinform.com/photos/2023_05/thumb_files/630_360_1684492058-594.jpg" text:style-name="Internet_20_link" text:visited-style-name="Visited_20_Internet_20_Link">
630_360_16844...</text:a>
"]</text:p>
      <text:p text:style-name="P4">
Tags: ['Книги', 'Україна', 'Варшава', 'Ярмарок', 'МКІП ']</text:p>
      <text:p text:style-name="P4">
Type: Article</text:p>
      <!--METADATA-->
      <text:p text:style-name="P4">
<draw:frame draw:style-name="fr1" draw:name="Image69" text:anchor-type="as-char" svg:width="6.9236in" svg:height="3.956343in" draw:z-index="0">
<draw:image xlink:href="../Images/yкринформ/2023-05-19T13-04-00-03-00/630_360_1684492058-594.jpg" xlink:type="simple" xlink:show="embed" xlink:actuate="onLoad" draw:mime-type="image/jpeg"/>
</draw:frame>
International Book Fair in the Poland capital, Ukraine is representing a collective stand under the slogan "Millions of bridges".</text:p>
      <text:p text:style-name="P4">
As Ukrinform reports, about it in <text:a xlink:type="simple" xlink:href="https://t.me/mkipu/6169" text:style-name="Internet_20_link" text:visited-style-name="Visited_20_Internet_20_Link">
</text:a>
The Ministry of Culture and Information Policy reports.</text:p>
      <text:p text:style-name="P4">
The ministry reported that Ukraine will take part in the role of the International Book Fair, which will take place from May 25 to May 28 in Warsaw.</text:p>
      <text:p text:style-name="P4">
Every year, more than 90,000 people from different countries are visitors, more than 500 participants take, about 200 professional events in the program. Collective Ukrainian stand of 200 square meters. m will be presented at the fair of the slogan "Millions of bridges".</text:p>
      <text:p text:style-name="P4">
According to the MKIP, this year the stand will represent the Ukrainian Institute of Books with co -organizers and partners, including the international bookstore in Warsaw, the Foundation "History and Culture", the Institute of Book(Poland), Ministry of Culture and National Heritage of Poland, Embassy of Ukraine Poland, Ministry of Culture and Information Policy of Ukraine, Ministry of Foreign Affairs of the Republic of Poland, Ministry of Foreign Ministry of Ukraine.</text:p>
      <text:p text:style-name="P4">
<text:span text:style-name="T4">
 Read also: </text:span>
 <text:a xlink:type="simple" xlink:href="https://www.ukrinform.ua/rubric-diaspora/3708208-na-knizkovomu-festivali-u-prazi-predstavili-ukrainskij-stend.html" text:style-name="Internet_20_link" text:visited-style-name="Visited_20_Internet_20_Link">
<text:span text:style-name="T4">
 book </text:span>
</text:a>
On the day of opening <text:a xlink:type="simple" xlink:href="https://www.ukrinform.ua/tag-armarok" text:style-name="Internet_20_link" text:visited-style-name="Visited_20_Internet_20_Link">
</text:a>
, On May 25, at 16:00, a special concert -youth of the Slobozhansky Symphony Orchestra from Kharkiv in the open -air is planned within the Ukrainian program.</text:p>
      <text:p text:style-name="P4">
As reported by Ukrinform, an extraordinary event was held within the framework of the 47th International Book Fair-[] <text:a xlink:type="simple" xlink:href="https://www.ukrinform.ua/rubric-diaspora/3703146-na-knizkovogo-armarku-v-buenosajresi-proveli-den-ukraini.html" text:style-name="Internet_20_link" text:visited-style-name="Visited_20_Internet_20_Link">
</text:a>
<text:span text:style-name="T5">
 Фото: Piotr Hruszwicki</text:span>
</text:p>
      <text:p text:style-name="P4">
News Source: <text:a xlink:type="simple" xlink:href="https://www.ukrinform.ua/rubric-culture/3711349-na-knizkovomu-armarku-u-varsavi-ukraina-predstavit-kolektivnij-stend-miljoni-mostiv.html" text:style-name="Internet_20_link" text:visited-style-name="Visited_20_Internet_20_Link">
https://www.ukrinform.ua/rubric-culture/3711349-na-knizkovomu-armarku-u-varsavi-ukraina-predstavit-kolektivnij-stend-miljoni-mostiv.html</text:a>
</text:p>
      <!--NEWS-->
      <text:h text:style-name="P10" text:outline-level="1">
<text:span text:style-name="T4">
Donetsk region, Dnipro, Dnipropetrovsk region, Poltava region (19:08). Red Alrt: Aerial Tx ...</text:span>
</text:h>
      <text:p text:style-name="P4">
Authors: liveuamap (Language: en)</text:p>
      <text:p text:style-name="P4">
Time: 2023-05-19T13:08:00</text:p>
      <text:p text:style-name="P4">
Location: Donetsk Oblast (Latitude:48.72621 Longtitude:37.57786)</text:p>
      <text:p text:style-name="P4">
Videos: []</text:p>
      <text:p text:style-name="P4">
Images: []</text:p>
      <text:p text:style-name="P4">
Tags: ["Europe", "Central and Eastern Europe"]</text:p>
      <text:p text:style-name="P4">
Id: 22564040</text:p>
      <!--METADATA-->
      <text:p text:style-name="P4">
Donetsk region, Dnipro, Dnipropetrovsk region, Poltava region(19:08). RedAlert: aerial threat. Sirens sounding. Take cover now!</text:p>
      <text:p text:style-name="P4">
News Collection Link: <text:a xlink:type="simple" xlink:href="https://liveuamap.com/en/2023/19-may-donetsk-oblast-dnipro-dnipropetrovska-g" text:style-name="Internet_20_link" text:visited-style-name="Visited_20_Internet_20_Link">
https://liveuamap.com/en/2023/19-may-donetsk-oblast-dnipro-dnipropetrovska-g</text:a>
</text:p>
      <text:p text:style-name="P4">
News Source: <text:a xlink:type="simple" xlink:href="https://t.me/air_alert_ua/46011" text:style-name="Internet_20_link" text:visited-style-name="Visited_20_Internet_20_Link">
https://t.me/air_alert_ua/46011</text:a>
</text:p>
      <!--NEWS-->
      <text:h text:style-name="P10" text:outline-level="1">
<text:span text:style-name="T4">
Kharkiv, Kharkivska Oblast(19:08). Red Alert: aerial threat. Sirens sounding. Take cover now!</text:span>
</text:h>
      <text:p text:style-name="P4">
Authors: liveuamap (Language: en)</text:p>
      <text:p text:style-name="P4">
Time: 2023-05-19T13:09:00</text:p>
      <text:p text:style-name="P4">
Location: Kharkiv (Latitude:49.98205 Longtitude:36.25243)</text:p>
      <text:p text:style-name="P4">
Videos: []</text:p>
      <text:p text:style-name="P4">
Images: []</text:p>
      <text:p text:style-name="P4">
Tags: ["Europe", "Central and Eastern Europe"]</text:p>
      <text:p text:style-name="P4">
Id: 22564041</text:p>
      <!--METADATA-->
      <text:p text:style-name="P4">
Kharkiv, Kharkiv region(19:08). Red Alert: aerial threat. Sirens sounding.Take cover now!</text:p>
      <text:p text:style-name="P4">
News Collection Link: <text:a xlink:type="simple" xlink:href="https://liveuamap.com/en/2023/19-may-kharkiv-kharkivska-oblast1908-red-alerg" text:style-name="Internet_20_link" text:visited-style-name="Visited_20_Internet_20_Link">
https://liveuamap.com/en/2023/19-may-kharkiv-kharkivska-oblast1908-red-alerg</text:a>
</text:p>
      <text:p text:style-name="P4">
News Source: <text:a xlink:type="simple" xlink:href="https://t.me/suspilnekharkiv/25005" text:style-name="Internet_20_link" text:visited-style-name="Visited_20_Internet_20_Link">
https://t.me/suspilnekharkiv/25005</text:a>
</text:p>
      <!--NEWS-->
      <text:h text:style-name="P10" text:outline-level="1">
<text:span text:style-name="T4">
Explosions near airfield in Mariupol</text:span>
</text:h>
      <text:p text:style-name="P4">
Authors: liveuamap (Language: en)</text:p>
      <text:p text:style-name="P4">
Time: 2023-05-19T14:25:04</text:p>
      <text:p text:style-name="P4">
Location: Mariupol, Donetsk region (Latitude:47.07421 Longtitude:37.44553)</text:p>
      <text:p text:style-name="P4">
Videos: []</text:p>
      <text:p text:style-name="P4">
Images: []</text:p>
      <text:p text:style-name="P4">
Tags: ["Europe", "Central and Eastern Europe"]</text:p>
      <text:p text:style-name="P4">
Id: 22564054</text:p>
      <!--METADATA-->
      <text:p text:style-name="P4">
Explosions near airfield in Mariupol</text:p>
      <text:p text:style-name="P4">
News Collection Link: <text:a xlink:type="simple" xlink:href="https://liveuamap.com/en/2023/19-may-explosions-near-airfield-in-mariupol-" text:style-name="Internet_20_link" text:visited-style-name="Visited_20_Internet_20_Link">
https://liveuamap.com/en/2023/19-may-explosions-near-airfield-in-mariupol-</text:a>
</text:p>
      <text:p text:style-name="P4">
News Source: <text:a xlink:type="simple" xlink:href="https://t.me/lachentyt/29460" text:style-name="Internet_20_link" text:visited-style-name="Visited_20_Internet_20_Link">
https://t.me/lachentyt/29460</text:a>
</text:p>
      <!--NEWS-->
      <text:h text:style-name="P10" text:outline-level="1">
<text:span text:style-name="T4">
Dnipro, Dnipropetrovska Oblast(20:25). Red Alert: aerial threat. Sirens sounding. Take cover ...</text:span>
</text:h>
      <text:p text:style-name="P4">
Authors: liveuamap (Language: en)</text:p>
      <text:p text:style-name="P4">
Time: 2023-05-19T14:27:00</text:p>
      <text:p text:style-name="P4">
Location: Dnipro (Latitude:48.45861 Longtitude:35.03987)</text:p>
      <text:p text:style-name="P4">
Videos: []</text:p>
      <text:p text:style-name="P4">
Images: []</text:p>
      <text:p text:style-name="P4">
Tags: ["Europe", "Central and Eastern Europe"]</text:p>
      <text:p text:style-name="P4">
Id: 22564055</text:p>
      <!--METADATA-->
      <text:p text:style-name="P4">
Dnipro, Dnipropetrovsk region(20:25). Red Alert: aerial threat. Sirenssounding. Take cover now!</text:p>
      <text:p text:style-name="P4">
News Collection Link: <text:a xlink:type="simple" xlink:href="https://liveuamap.com/en/2023/19-may-dnipro-dnipropetrovska-oblast2025-red-g" text:style-name="Internet_20_link" text:visited-style-name="Visited_20_Internet_20_Link">
https://liveuamap.com/en/2023/19-may-dnipro-dnipropetrovska-oblast2025-red-g</text:a>
</text:p>
      <text:p text:style-name="P4">
News Source: <text:a xlink:type="simple" xlink:href="https://t.me/suspilnednipro/15642" text:style-name="Internet_20_link" text:visited-style-name="Visited_20_Internet_20_Link">
https://t.me/suspilnednipro/15642</text:a>
</text:p>
      <!--NEWS-->
      <text:h text:style-name="P10" text:outline-level="1">
<text:span text:style-name="T4">
Air defense shot down 2 aerial targets over Dnipropetrovsk region</text:span>
</text:h>
      <text:p text:style-name="P4">
Authors: liveuamap (Language: en)</text:p>
      <text:p text:style-name="P4">
Time: 2023-05-19T14:59:30</text:p>
      <text:p text:style-name="P4">
Location: Dnipro (Latitude:48.31243 Longtitude:35.15762)</text:p>
      <text:p text:style-name="P4">
Videos: []</text:p>
      <text:p text:style-name="P4">
Images: []</text:p>
      <text:p text:style-name="P4">
Tags: ["Europe", "Central and Eastern Europe"]</text:p>
      <text:p text:style-name="P4">
Id: 22564059</text:p>
      <!--METADATA-->
      <text:p text:style-name="P4">
Air defense shot down 2 aerial targets over Dnipropetrovsk region</text:p>
      <text:p text:style-name="P4">
News Collection Link: <text:a xlink:type="simple" xlink:href="https://liveuamap.com/en/2023/19-may-air-defense-shot-down-2-aerial-targets-over-dnipropetrovsk" text:style-name="Internet_20_link" text:visited-style-name="Visited_20_Internet_20_Link">
https://liveuamap.com/en/2023/19-may-air-defense-shot-down-2-aerial-targets-over-dnipropetrovsk</text:a>
</text:p>
      <text:p text:style-name="P4">
News Source: <text:a xlink:type="simple" xlink:href="https://t.me/dneproperatyv/63152" text:style-name="Internet_20_link" text:visited-style-name="Visited_20_Internet_20_Link">
https://t.me/dneproperatyv/63152</text:a>
</text:p>
      <!--NEWS-->
      <text:h text:style-name="P10" text:outline-level="1">
<text:span text:style-name="T4">
The EU urged China to press on Russia to stop the war against Ukraine</text:span>
</text:h>
      <text:p text:style-name="P4">
Authors: Ukrinform (Person)</text:p>
      <text:p text:style-name="P4">
Publisher: Укринформ (Organization)</text:p>
      <text:p text:style-name="P4">
Published Time: 2023-05-19T15:48:00+03:00</text:p>
      <text:p text:style-name="P4">
Modified Time: 2023-05-19T15:48:00+03:00</text:p>
      <text:p text:style-name="P4">
Description: The European Union urged China to press on Russia to stop armed aggression in Ukraine. - Ukrinform.</text:p>
      <text:p text:style-name="P4">
Images: ["<text:a xlink:type="simple" xlink:href="https://static.ukrinform.com/photos/2023_05/thumb_files/630_360_1684500491-803.jpeg" text:style-name="Internet_20_link" text:visited-style-name="Visited_20_Internet_20_Link">
630_360_16845...</text:a>
"]</text:p>
      <text:p text:style-name="P4">
Tags: ['Китай', 'Мішель', 'Війна з Росією']</text:p>
      <text:p text:style-name="P4">
Type: Article</text:p>
      <!--METADATA-->
      <text:p text:style-name="P4">
<draw:frame draw:style-name="fr1" draw:name="Image70" text:anchor-type="as-char" svg:width="6.9236in" svg:height="3.956343in" draw:z-index="0">
<draw:image xlink:href="../Images/yкринформ/2023-05-19T15-48-00-03-00/630_360_1684500491-803.jpeg" xlink:type="simple" xlink:show="embed" xlink:actuate="onLoad" draw:mime-type="image/jpeg"/>
</draw:frame>
The European Union urged China to press on Russia to stop armed agression in Ukraine.</text:p>
      <text:p text:style-name="P4">
This was stated by the President of the European Council Charles Michelle before the G7 Summit, which takes place in Japanese Hiroshima, Ukrinform reports, citing <text:a xlink:type="simple" xlink:href="https://edition.cnn.com/europe/live-news/russia-ukraine-war-news-05-19-23/index.html" text:style-name="Internet_20_link" text:visited-style-name="Visited_20_Internet_20_Link">
</text:a>
He also emphasized the importance of strengthening the relationship of the block with Beijing, stating that "stable and constructive relations with <text:a xlink:type="simple" xlink:href="https://www.ukrinform.ua/tag-kitaj" text:style-name="Internet_20_link" text:visited-style-name="Visited_20_Internet_20_Link">
</text:a>
There are our common interests. "</text:p>
      <text:p text:style-name="P4">
At the same time, Michel emphasized that the EU would remain "firm" in its values and will express its interests.</text:p>
      <text:p text:style-name="P4">
He emphasized "the need to work together with China on global calls: climate change, conservation of natural resources, biodiversity", taking into account Beijing's role in the international community and its development economy.</text:p>
      <text:p text:style-name="P4">
“China is of special responsibility in the world. He must play marriage rules. And we urge China to press on Russia so that it causes armed aggression, ”Michelle said.</text:p>
      <text:p text:style-name="P4">
<text:span text:style-name="T4">
 Read also: </text:span>
 <text:a xlink:type="simple" xlink:href="https://www.ukrinform.ua/rubric-polytics/3711373-lideri-g7-zaklikali-rosiu-negajno-zupiniti-vijnu-ta-vivesti-vijska-z-ukraini.html" text:style-name="Internet_20_link" text:visited-style-name="Visited_20_Internet_20_Link">
</text:a>
“We will continue to express our concern about human rights, whether in Zhnonza, or in Cinzyan or Tibet. We will not tolerate the interference with nasikraine, which will blow up our democratic societies, ”he said.</text:p>
      <text:p text:style-name="P4">
Michel added that the EU will work to "reduce excessive dependence" on China and "to create a truly equal conditions for our companies and workers."</text:p>
      <text:p text:style-name="P4">
He also confirmed the commitment of the "one China's policy" on Taiwan, adding that there was no "unilateral change of status quo" from the EU.</text:p>
      <text:p text:style-name="P4">
<text:span text:style-name="T4">
 Read also: </text:span>
 <text:a xlink:type="simple" xlink:href="https://www.ukrinform.ua/rubric-vidbudova/3711429-lideri-g7-vislovili-gotovnist-peredati-ukraini-dosvid-u-zelenomu-vidrodzenni.html" text:style-name="Internet_20_link" text:visited-style-name="Visited_20_Internet_20_Link">
</text:a>
As it was reported, the 48th Summit began today in Japanese Hiroshima, which will last until May 21. The main theme of the meeting of the Japanese heading of G7 determined the stability of the global economy in the context of the consequences of the coronavirus pandemic and the consequences of Russian aggression in Ukraine.</text:p>
      <text:p text:style-name="P4">
The European Union at this summit is represented by President of European Radisharl Michelle and the President of the European Commission Ursula von Der Lyen.Such a meeting was held in Germany in June 2022.</text:p>
      <text:p text:style-name="P4">
<text:span text:style-name="T5">
Foto: Kyodo News/Getty Images</text:span>
</text:p>
      <text:p text:style-name="P4">
News Source: <text:a xlink:type="simple" xlink:href="https://www.ukrinform.ua/rubric-polytics/3711440-es-zaklikav-kitaj-tisnuti-na-rosiu-sob-vona-pripinila-vijnu-proti-ukraini.html" text:style-name="Internet_20_link" text:visited-style-name="Visited_20_Internet_20_Link">
https://www.ukrinform.ua/rubric-polytics/3711440-es-zaklikav-kitaj-tisnuti-na-rosiu-sob-vona-pripinila-vijnu-proti-ukraini.html</text:a>
</text:p>
      <!--NEWS-->
      <text:h text:style-name="P10" text:outline-level="1">
<text:span text:style-name="T4">
NATO Mission Chairman: NATO: It is not necessary to exaggerate the value of a counter -offensive</text:span>
</text:h>
      <text:p text:style-name="P4">
Authors: Ukrinform (Person)</text:p>
      <text:p text:style-name="P4">
Publisher: Укринформ (Organization)</text:p>
      <text:p text:style-name="P4">
Published Time: 2023-05-19T15:53:47+03:00</text:p>
      <text:p text:style-name="P4">
Modified Time: 2023-05-19T15:53:47+03:00</text:p>
      <text:p text:style-name="P4">
Description: It is not necessary to put all hopes on one counter -offensive and exaggerate its value. - Ukrinform.</text:p>
      <text:p text:style-name="P4">
Images: ["<text:a xlink:type="simple" xlink:href="https://static.ukrinform.com/photos/2023_05/thumb_files/630_360_1684500623-474.jpg" text:style-name="Internet_20_link" text:visited-style-name="Visited_20_Internet_20_Link">
630_360_16845...</text:a>
"]</text:p>
      <text:p text:style-name="P4">
Tags: ['НАТО', 'Війна з Росією', 'Контрнаступ', 'Наталія Галібаренко']</text:p>
      <text:p text:style-name="P4">
Type: Article</text:p>
      <!--METADATA-->
      <text:p text:style-name="P4">
<draw:frame draw:style-name="fr1" draw:name="Image71" text:anchor-type="as-char" svg:width="6.9236in" svg:height="3.956343in" draw:z-index="0">
<draw:image xlink:href="../Images/yкринформ/2023-05-19T15-53-47-03-00/630_360_1684500623-474.jpg" xlink:type="simple" xlink:show="embed" xlink:actuate="onLoad" draw:mime-type="image/jpeg"/>
</draw:frame>
It is not necessary to put all the hopes for one counter -offensive and exaggerate its values.</text:p>
      <text:p text:style-name="P4">
Natalia Galibarenko said this in an interview <text:a xlink:type="simple" xlink:href="https://www.lrt.lt/ru/novosti/17/1992228/posol-ukrainy-v-nato-ne-stoit-vozlagat-vse-nadezhdy-na-odnu-kontrataku" text:style-name="Internet_20_link" text:visited-style-name="Visited_20_Internet_20_Link">
</text:a>
, reports Ukrinform.</text:p>
      <text:p text:style-name="P4">
“The main purpose of any counter-offensive is to release as many territory as possible. But she also explained here in the NATO headquarters that we should not put all the hopes of one counter -offensive, exagge to its values, ”she suggested.</text:p>
      <text:p text:style-name="P4">
Galibarenko stressed that this is a difficult situation and one counter -offensive can not determine the course of the war - "there may be several counter -offensives, which is why Shastor does not reveal them."</text:p>
      <text:p text:style-name="P4">
<text:span text:style-name="T4">
 Read also: </text:span>
 <text:a xlink:type="simple" xlink:href="https://www.ukrinform.ua/rubric-ato/3711430-rosiani-raketnimi-obstrilami-namagautsa-zirvati-kontrnastup-skibickij.html" text:style-name="Internet_20_link" text:visited-style-name="Visited_20_Internet_20_Link">
<text:span text:style-name="T4">
 counter -offensive </text:span>
</text:a>
The representative of Ukraine in the Alliance commented on the possibility of negotiations by Isrose, emphasizing that even the agreement on grain shows that it could not be trusted, and the most striking example of the lack of legal force of Guarantee of Russia, according to Galibarenko, is the war against Ukraine.</text:p>
      <text:p text:style-name="P4">
“They would like to destroy us, and we want to live, so I do not see a big space for maneuver. Again, given that sooner or later any <text:a xlink:type="simple" xlink:href="https://www.ukrinform.ua/tag-vijna" text:style-name="Internet_20_link" text:visited-style-name="Visited_20_Internet_20_Link">
</text:a>
It should be completed at the table of the interruption, we believe that these negotiations should take place on the condition of Ukraine, so we are stubborn and try to do everything possible to free up the territory of the territory, ”the diplomat said.</text:p>
      <text:p text:style-name="P4">
<text:span text:style-name="T4">
 Read also: </text:span>
 <text:a xlink:type="simple" xlink:href="https://www.ukrinform.ua/rubric-ato/3710567-stoltenberg-sprostuvav-zaavi-pro-kontrnastup-ak-ostannij-sans-dla-ukraini.html" text:style-name="Internet_20_link" text:visited-style-name="Visited_20_Internet_20_Link">
<text:span text:style-name="T4">
 counter -offensive </text:span>
</text:a>
As reported by Ukrinform, on May 14, President Volodymyr Zelenskyy said that Ukraine will be ready to start a counter -offensive after completion of weapons supply under favorable weather conditions.</text:p>
      <text:p text:style-name="P4">
<text:span text:style-name="T5">
Foto: public</text:span>
</text:p>
      <text:p text:style-name="P4">
News Source: <text:a xlink:type="simple" xlink:href="https://www.ukrinform.ua/rubric-polytics/3711443-golova-misii-ukraini-pri-nato-ne-varto-perebilsuvati-znacenna-kontrnastupu.html" text:style-name="Internet_20_link" text:visited-style-name="Visited_20_Internet_20_Link">
https://www.ukrinform.ua/rubric-polytics/3711443-golova-misii-ukraini-pri-nato-ne-varto-perebilsuvati-znacenna-kontrnastupu.html</text:a>
</text:p>
      <!--NEWS-->
      <text:h text:style-name="P10" text:outline-level="1">
<text:span text:style-name="T4">
Russian authorities refused to let the Crimean truck bridge</text:span>
</text:h>
      <text:p text:style-name="P4">
Authors: Ukrinform (Person)</text:p>
      <text:p text:style-name="P4">
Publisher: Укринформ (Organization)</text:p>
      <text:p text:style-name="P4">
Published Time: 2023-05-19T15:56:00+03:00</text:p>
      <text:p text:style-name="P4">
Modified Time: 2023-05-19T15:56:00+03:00</text:p>
      <text:p text:style-name="P4">
Description: Russian invaders refused to restore the movement of trucks by an illegally built bridge through the Kerch Strait. - Ukrinform.</text:p>
      <text:p text:style-name="P4">
Images: ["<text:a xlink:type="simple" xlink:href="https://static.ukrinform.com/photos/2019_07/thumb_files/630_360_1562684252-550.jpeg" text:style-name="Internet_20_link" text:visited-style-name="Visited_20_Internet_20_Link">
630_360_15626...</text:a>
"]</text:p>
      <text:p text:style-name="P4">
Tags: ['Крим', 'Росія', 'Керченський міст', 'Вантажівка']</text:p>
      <text:p text:style-name="P4">
Type: Article</text:p>
      <!--METADATA-->
      <text:p text:style-name="P4">
<draw:frame draw:style-name="fr1" draw:name="Image72" text:anchor-type="as-char" svg:width="6.9236in" svg:height="3.956343in" draw:z-index="0">
<draw:image xlink:href="../Images/yкринформ/2023-05-19T15-56-00-03-00/630_360_1562684252-550.jpeg" xlink:type="simple" xlink:show="embed" xlink:actuate="onLoad" draw:mime-type="image/jpeg"/>
</draw:frame>
The Russian owners refused to restore the movement of trucks by the illegally built bridge of the Kerch Strait.</text:p>
      <text:p text:style-name="P4">
This was reported by an online edition <text:a xlink:type="simple" xlink:href="https://ua.krymr.com/a/news-krymskyi-mist-vantazhivky-khusnullin/32418799.html" text:style-name="Internet_20_link" text:visited-style-name="Visited_20_Internet_20_Link">
</text:a>
, reports Ukrinform.</text:p>
      <text:p text:style-name="P4">
“The Russian authorities refused to launch the movement of freight transport by the Crimean bridge. According to the Viceremier of the Russian Federation Marat Husnullin, such a decision was made by a security with a safety and to avoid provocations, ”the post reads.</text:p>
      <text:p text:style-name="P4">
<text:span text:style-name="T4">
 Read also: </text:span>
 <text:a xlink:type="simple" xlink:href="https://www.ukrinform.ua/rubric-crimea/3711306-na-zaliznicni-kolii-u-krimu-vpav-bezpilotnik-zmi.html" text:style-name="Internet_20_link" text:visited-style-name="Visited_20_Internet_20_Link">
<text:span text:style-name="T4">
 Railway </text:span>
 <text:span text:style-name="T4">
 tracks </text:span>
 <text:span text:style-name="T4">
 Crimea </text:span>
 <text:span text:style-name="T4">
 </text:span>
 Falling <text:span text:style-name="T4">
<text:span text:style-name="T5">
* drone </text:span>
* </text:span>
 <text:span text:style-name="T4">
 media </text:span>
</text:a>
It is noted that the bridge will not pass the empty trucks.</text:p>
      <text:p text:style-name="P4">
As reported by Ukrinform, <text:a xlink:type="simple" xlink:href="https://www.ukrinform.ua/tag-vibuh" text:style-name="Internet_20_link" text:visited-style-name="Visited_20_Internet_20_Link">
</text:a>
With the fire of the assistance through the Kerch Strait, it took place on October 8, 2022. As a result, two spans of the car cloth collapsed, railway cavities were engaged. At the same time the bridge was closed for trucks</text:p>
      <text:p text:style-name="P4">
News Source: <text:a xlink:type="simple" xlink:href="https://www.ukrinform.ua/rubric-crimea/3711445-rosijska-vlada-vidmovilasa-puskati-na-krimskij-mist-vantazivki.html" text:style-name="Internet_20_link" text:visited-style-name="Visited_20_Internet_20_Link">
https://www.ukrinform.ua/rubric-crimea/3711445-rosijska-vlada-vidmovilasa-puskati-na-krimskij-mist-vantazivki.html</text:a>
</text:p>
      <!--NEWS-->
      <text:h text:style-name="P10" text:outline-level="1">
<text:span text:style-name="T4">
Russian authorities refused to let the Crimean truck bridge</text:span>
</text:h>
      <text:p text:style-name="P4">
Authors: Ukrinform (Person)</text:p>
      <text:p text:style-name="P4">
Publisher: Укринформ (Organization)</text:p>
      <text:p text:style-name="P4">
Published Time: 2023-05-19T15:56:00+03:00</text:p>
      <text:p text:style-name="P4">
Modified Time: 2023-05-19T15:56:00+03:00</text:p>
      <text:p text:style-name="P4">
Description: Russian invaders refused to restore the movement of trucks by an illegally built bridge through the Kerch Strait. - Ukrinform.</text:p>
      <text:p text:style-name="P4">
Images: ["<text:a xlink:type="simple" xlink:href="https://static.ukrinform.com/photos/2019_07/thumb_files/630_360_1562684252-550.jpeg" text:style-name="Internet_20_link" text:visited-style-name="Visited_20_Internet_20_Link">
630_360_15626...</text:a>
"]</text:p>
      <text:p text:style-name="P4">
Tags: ['Крим', 'Росія', 'Керченський міст', 'Вантажівка']</text:p>
      <text:p text:style-name="P4">
Type: Article</text:p>
      <!--METADATA-->
      <text:p text:style-name="P4">
<draw:frame draw:style-name="fr1" draw:name="Image73" text:anchor-type="as-char" svg:width="6.9236in" svg:height="3.956343in" draw:z-index="0">
<draw:image xlink:href="../Images/yкринформ/2023-05-19T15-56-00-03-00/630_360_1562684252-550.jpeg" xlink:type="simple" xlink:show="embed" xlink:actuate="onLoad" draw:mime-type="image/jpeg"/>
</draw:frame>
The Russian owners refused to restore the movement of trucks by the illegally built bridge of the Kerch Strait.</text:p>
      <text:p text:style-name="P4">
This was reported by an online edition <text:a xlink:type="simple" xlink:href="https://ua.krymr.com/a/news-krymskyi-mist-vantazhivky-khusnullin/32418799.html" text:style-name="Internet_20_link" text:visited-style-name="Visited_20_Internet_20_Link">
</text:a>
, reports Ukrinform.</text:p>
      <text:p text:style-name="P4">
“The Russian authorities refused to launch the movement of freight transport by the Crimean bridge. According to the Viceremier of the Russian Federation Marat Husnullin, such a decision was made by a security with a safety and to avoid provocations, ”the post reads.</text:p>
      <text:p text:style-name="P4">
<text:span text:style-name="T4">
 Read also: </text:span>
 <text:a xlink:type="simple" xlink:href="https://www.ukrinform.ua/rubric-crimea/3711306-na-zaliznicni-kolii-u-krimu-vpav-bezpilotnik-zmi.html" text:style-name="Internet_20_link" text:visited-style-name="Visited_20_Internet_20_Link">
<text:span text:style-name="T4">
 Railway </text:span>
 <text:span text:style-name="T4">
 tracks </text:span>
 <text:span text:style-name="T4">
 Crimea </text:span>
 <text:span text:style-name="T4">
 </text:span>
 Falling <text:span text:style-name="T4">
<text:span text:style-name="T5">
* drone </text:span>
* </text:span>
 <text:span text:style-name="T4">
 media </text:span>
</text:a>
It is noted that the bridge will not pass the empty trucks.</text:p>
      <text:p text:style-name="P4">
As reported by Ukrinform, <text:a xlink:type="simple" xlink:href="https://www.ukrinform.ua/tag-vibuh" text:style-name="Internet_20_link" text:visited-style-name="Visited_20_Internet_20_Link">
</text:a>
With the fire of the assistance through the Kerch Strait, it took place on October 8, 2022. As a result, two spans of the car cloth collapsed, railway cavities were engaged. At the same time the bridge was closed for trucks</text:p>
      <text:p text:style-name="P4">
News Source: <text:a xlink:type="simple" xlink:href="https://www.ukrinform.ua/rubric-crimea/3711445-rosijska-vlada-vidmovilasa-puskati-na-krimskij-mist-vantazivki.html" text:style-name="Internet_20_link" text:visited-style-name="Visited_20_Internet_20_Link">
https://www.ukrinform.ua/rubric-crimea/3711445-rosijska-vlada-vidmovilasa-puskati-na-krimskij-mist-vantazivki.html</text:a>
</text:p>
      <!--NEWS-->
      <text:h text:style-name="P10" text:outline-level="1">
<text:span text:style-name="T4">
"Dnipro-1" snatched victory in the game with "Kolos" at the start of the 27th round of UPL</text:span>
</text:h>
      <text:p text:style-name="P4">
Authors: Ukrinform (Person)</text:p>
      <text:p text:style-name="P4">
Publisher: Укринформ (Organization)</text:p>
      <text:p text:style-name="P4">
Published Time: 2023-05-19T15:59:00+03:00</text:p>
      <text:p text:style-name="P4">
Modified Time: 2023-05-19T15:59:00+03:00</text:p>
      <text:p text:style-name="P4">
Description: The 27th round of the Ukrainian Football Championship among the Premier League clubs has started in Ukraine. - Ukrinform.</text:p>
      <text:p text:style-name="P4">
Images: ["<text:a xlink:type="simple" xlink:href="https://static.ukrinform.com/photos/2023_05/thumb_files/630_360_1684481598-659.jpg" text:style-name="Internet_20_link" text:visited-style-name="Visited_20_Internet_20_Link">
630_360_16844...</text:a>
"]</text:p>
      <text:p text:style-name="P4">
Tags: ['Футбол', "Прем'єр-ліга", 'Дніпро-1', 'Колос Ковалівка']</text:p>
      <text:p text:style-name="P4">
Type: Article</text:p>
      <!--METADATA-->
      <text:p text:style-name="P4">
<draw:frame draw:style-name="fr1" draw:name="Image74" text:anchor-type="as-char" svg:width="6.9236in" svg:height="3.956343in" draw:z-index="0">
<draw:image xlink:href="../Images/yкринформ/2023-05-19T15-59-00-03-00/630_360_1684481598-659.jpg" xlink:type="simple" xlink:show="embed" xlink:actuate="onLoad" draw:mime-type="image/jpeg"/>
</draw:frame>
In Ukrainian, he was the 27th round of the Ukrainian Football Championship among the Premier League clubs.</text:p>
      <text:p text:style-name="P4">
"Dnipro -1", which claims the highest award of the championship, in Uzhgorod the winner in a meeting against Kovalivsky "Kolos" - 2: 1, reports Ukrinform.</text:p>
      <text:p text:style-name="P4">
Goals: Artem Dovbik(57 minute), Edward Sarasi(90+4)- Sergey Mykushko(45+1), reports Ukrinform.</text:p>
      <text:p text:style-name="P4">
Now the match of Poltava Vorskla with Kryvyi Rih Kryvbas is ongoing. At 17.00, Shakhtar Donetsk will meet with Rivne "Heather".</text:p>
      <text:p text:style-name="P4">
On Saturday, May 20, the Odessa Chernomorets and Transcarpathian Minaj(початок о 13.00), Lugansk "Zorya" and "Ingulets" from Petrov(14.00), Alexandria and Dynamo Kyiv(15.00).</text:p>
      <text:p text:style-name="P4">
У понеділок, 21 травня, зійдуться харківські «Металіст 1925» та «Металіст»(15.00), Lviv "Movement" and "Lviv"(17.00).</text:p>
      <text:p text:style-name="P4">
<text:span text:style-name="T4">
Читайте також:</text:span>
 <text:a xlink:type="simple" xlink:href="https://www.ukrinform.ua/rubric-sports/3711278-za-kordonom-graut-206-ukrainskih-futbolistiv-cies-football-observatory.html" text:style-name="Internet_20_link" text:visited-style-name="Visited_20_Internet_20_Link">
 <text:span text:style-name="T4">
футбол</text:span>
 </text:a>
The position of teams in the upper part of the UPL standings: "Dnipro -1" - 64ochi(After 27 games), Shakhtar - 63(26), Zorya - 58(26), «Dynamo» - 50(26), Alexandria - 42(26), "Kryvbas" - 35(26), Vorskla - 33(26).«Колос» - 33 (27),</text:p>
      <text:p text:style-name="P4">
Photo: Scdnipro1.com.ua.</text:p>
      <text:p text:style-name="P4">
News Source: <text:a xlink:type="simple" xlink:href="https://www.ukrinform.ua/rubric-sports/3711448-dnipro-virvav-peremog-u-gri-z-kolosom-na-starti-27go-turu-upl.html" text:style-name="Internet_20_link" text:visited-style-name="Visited_20_Internet_20_Link">
https://www.ukrinform.ua/rubric-sports/3711448-dnipro-virvav-peremog-u-gri-z-kolosom-na-starti-27go-turu-upl.html</text:a>
</text:p>
      <!--NEWS-->
      <text:h text:style-name="P10" text:outline-level="1">
<text:span text:style-name="T4">
"Dnipro-1" snatched victory in the game with "Kolos" at the start of the 27th round of UPL</text:span>
</text:h>
      <text:p text:style-name="P4">
Authors: Ukrinform (Person)</text:p>
      <text:p text:style-name="P4">
Publisher: Укринформ (Organization)</text:p>
      <text:p text:style-name="P4">
Published Time: 2023-05-19T15:59:00+03:00</text:p>
      <text:p text:style-name="P4">
Modified Time: 2023-05-19T15:59:00+03:00</text:p>
      <text:p text:style-name="P4">
Description: The 27th round of the Ukrainian Football Championship among the Premier League clubs has started in Ukraine. - Ukrinform.</text:p>
      <text:p text:style-name="P4">
Images: ["<text:a xlink:type="simple" xlink:href="https://static.ukrinform.com/photos/2023_05/thumb_files/630_360_1684481598-659.jpg" text:style-name="Internet_20_link" text:visited-style-name="Visited_20_Internet_20_Link">
630_360_16844...</text:a>
"]</text:p>
      <text:p text:style-name="P4">
Tags: ['Футбол', "Прем'єр-ліга", 'Дніпро-1', 'Колос Ковалівка']</text:p>
      <text:p text:style-name="P4">
Type: Article</text:p>
      <!--METADATA-->
      <text:p text:style-name="P4">
<draw:frame draw:style-name="fr1" draw:name="Image75" text:anchor-type="as-char" svg:width="6.9236in" svg:height="3.956343in" draw:z-index="0">
<draw:image xlink:href="../Images/yкринформ/2023-05-19T15-59-00-03-00/630_360_1684481598-659.jpg" xlink:type="simple" xlink:show="embed" xlink:actuate="onLoad" draw:mime-type="image/jpeg"/>
</draw:frame>
In Ukrainian, he was the 27th round of the Ukrainian Football Championship among the Premier League clubs.</text:p>
      <text:p text:style-name="P4">
"Dnipro -1", which claims the highest award of the championship, in Uzhgorod the winner in a meeting against Kovalivsky "Kolos" - 2: 1, reports Ukrinform.</text:p>
      <text:p text:style-name="P4">
Goals: Artem Dovbik(57 minute), Edward Sarasi(90+4)- Sergey Mykushko(45+1), reports Ukrinform.</text:p>
      <text:p text:style-name="P4">
Now the match of Poltava Vorskla with Kryvyi Rih Kryvbas is ongoing. At 17.00, Shakhtar Donetsk will meet with Rivne "Heather".</text:p>
      <text:p text:style-name="P4">
On Saturday, May 20, the Odessa Chernomorets and Transcarpathian Minaj(початок о 13.00), Lugansk "Zorya" and "Ingulets" from Petrov(14.00), Alexandria and Dynamo Kyiv(15.00).</text:p>
      <text:p text:style-name="P4">
У понеділок, 21 травня, зійдуться харківські «Металіст 1925» та «Металіст»(15.00), Lviv "Movement" and "Lviv"(17.00).</text:p>
      <text:p text:style-name="P4">
<text:span text:style-name="T4">
Читайте також:</text:span>
 <text:a xlink:type="simple" xlink:href="https://www.ukrinform.ua/rubric-sports/3711278-za-kordonom-graut-206-ukrainskih-futbolistiv-cies-football-observatory.html" text:style-name="Internet_20_link" text:visited-style-name="Visited_20_Internet_20_Link">
 <text:span text:style-name="T4">
футбол</text:span>
 </text:a>
The position of teams in the upper part of the UPL standings: "Dnipro -1" - 64ochi(After 27 games), Shakhtar - 63(26), Zorya - 58(26), «Dynamo» - 50(26), Alexandria - 42(26), "Kryvbas" - 35(26), Vorskla - 33(26).«Колос» - 33 (27),</text:p>
      <text:p text:style-name="P4">
Photo: Scdnipro1.com.ua.</text:p>
      <text:p text:style-name="P4">
News Source: <text:a xlink:type="simple" xlink:href="https://www.ukrinform.ua/rubric-sports/3711448-dnipro-virvav-peremog-u-gri-z-kolosom-na-starti-27go-turu-upl.html" text:style-name="Internet_20_link" text:visited-style-name="Visited_20_Internet_20_Link">
https://www.ukrinform.ua/rubric-sports/3711448-dnipro-virvav-peremog-u-gri-z-kolosom-na-starti-27go-turu-upl.html</text:a>
</text:p>
      <!--NEWS-->
      <text:h text:style-name="P10" text:outline-level="1">
<text:span text:style-name="T4">
Ukrainians are asked to save electricity in the evening - shelling damaged the main lines</text:span>
</text:h>
      <text:p text:style-name="P4">
Authors: Ukrinform (Person)</text:p>
      <text:p text:style-name="P4">
Publisher: Укринформ (Organization)</text:p>
      <text:p text:style-name="P4">
Published Time: 2023-05-19T16:02:49+03:00</text:p>
      <text:p text:style-name="P4">
Modified Time: 2023-05-19T16:02:49+03:00</text:p>
      <text:p text:style-name="P4">
Description: The generation of Ukraine as of May 19, 2023 fully provides consumers' needs for electricity, but due to the next attack of the invaders, the main lines were damaged and it is necessary to save it in the evening. - Ukrinform.</text:p>
      <text:p text:style-name="P4">
Images: ["<text:a xlink:type="simple" xlink:href="https://static.ukrinform.com/photos/2022_10/thumb_files/630_360_1666341365-342.jpg" text:style-name="Internet_20_link" text:visited-style-name="Visited_20_Internet_20_Link">
630_360_16663...</text:a>
"]</text:p>
      <text:p text:style-name="P4">
Tags: ['Електроенергія', 'Обстріл', 'Війна з Росією']</text:p>
      <text:p text:style-name="P4">
Type: Article</text:p>
      <!--METADATA-->
      <text:p text:style-name="P4">
<draw:frame draw:style-name="fr1" draw:name="Image76" text:anchor-type="as-char" svg:width="6.9236in" svg:height="3.956343in" draw:z-index="0">
<draw:image xlink:href="../Images/yкринформ/2023-05-19T16-02-49-03-00/630_360_1666341365-342.jpg" xlink:type="simple" xlink:show="embed" xlink:actuate="onLoad" draw:mime-type="image/jpeg"/>
</draw:frame>
As of May 19, 2023, the generation of Ukraine fully provides consumers of consumers of velectro -energy, but as a result of the next attack of the invaders were damaged by the masters and to maintain the balance sheet it is necessary to save it for the evening.</text:p>
      <text:p text:style-name="P4">
According to Ukrinform, Ukrnergo reports in <text:a xlink:type="simple" xlink:href="https://www.facebook.com/npcukrenergo/posts/pfbid0m8brjRqi3V2FGovnDcm2RGZUi11wqqUUBZsK18FaWNfCKmpSPyH5ARi52pqZvcZil" text:style-name="Internet_20_link" text:visited-style-name="Visited_20_Internet_20_Link">
</text:a>
"Another night attack by the Russians with rockets and drones did not cause damage to the factory networks, but this day shelling was damaged by the wealthy lines, which provided the output of one Zelekhtro -stations in the east," the statement said.</text:p>
      <text:p text:style-name="P4">
The power company added that the shellings of damage will be given and distribution networks in frontline and border areas. They are restored, as well as a repair campaign at a number of nuclear and thermal power plants.</text:p>
      <text:p text:style-name="P4">
"Due to the totality of these factors, the volume of production has decreased <text:a xlink:type="simple" xlink:href="https://www.ukrinform.ua/tag-elektroenergia" text:style-name="Internet_20_link" text:visited-style-name="Visited_20_Internet_20_Link">
</text:a>
. It is currently sufficient to cover consumer needs, but to maintain a balance in the evening, there is a need for economical consumption of electricity in the evening, "Ukrenergo noted to postpone its use from evening hours(19:00 to 22:00)a meeting, a day, or a night.</text:p>
      <text:p text:style-name="P4">
<text:span text:style-name="T4">
 Read also: </text:span>
 <text:a xlink:type="simple" xlink:href="https://www.ukrinform.ua/rubric-economy/3710897-ukraina-pocinae-import-elektroenergii-dla-pokritta-deficitu.html" text:style-name="Internet_20_link" text:visited-style-name="Visited_20_Internet_20_Link">
<text:span text:style-name="T4">
 electroen </text:span>
</text:a>
At the same time, the export of electricity to Moldova and Poland to night and dayhodes with reduced consumption is ongoing, since existing technologies do not allow large volumes of electricity to be kept for a long time. Imports to Ukraine are present.</text:p>
      <text:p text:style-name="P4">
As reported by Ukrinform, as a result of shelling as of May 19 in Ukraine <text:a xlink:type="simple" xlink:href="https://www.ukrinform.ua/rubric-regions/3711323-v-ukraini-znestrumleni-15-naselenih-punktiv-cerez-obstrili.html" text:style-name="Internet_20_link" text:visited-style-name="Visited_20_Internet_20_Link">
</text:a>
in Zaporizhzhya Tadonian regions. Also due to shelling there is a shutdown of light in Mykolaiv and Dnipropetrovsk region.</text:p>
      <text:p text:style-name="P4">
As a result of preliminary shelling without light, part of consumers of Udonetsk, Zaporizhia, Sumy, Kharkiv, Kherson, Chernihiv region remains.</text:p>
      <text:p text:style-name="P4">
News Source: <text:a xlink:type="simple" xlink:href="https://www.ukrinform.ua/rubric-economy/3711451-ukrainciv-prosat-ekonomiti-vveceri-elektroenergiu-obstrilami-poskodzeni-magistralni-linii.html" text:style-name="Internet_20_link" text:visited-style-name="Visited_20_Internet_20_Link">
https://www.ukrinform.ua/rubric-economy/3711451-ukrainciv-prosat-ekonomiti-vveceri-elektroenergiu-obstrilami-poskodzeni-magistralni-linii.html</text:a>
</text:p>
      <!--NEWS-->
      <text:h text:style-name="P10" text:outline-level="1">
<text:span text:style-name="T4">
Ukrainians are asked to save electricity in the evening - shelling damaged the main lines</text:span>
</text:h>
      <text:p text:style-name="P4">
Authors: Ukrinform (Person)</text:p>
      <text:p text:style-name="P4">
Publisher: Укринформ (Organization)</text:p>
      <text:p text:style-name="P4">
Published Time: 2023-05-19T16:02:49+03:00</text:p>
      <text:p text:style-name="P4">
Modified Time: 2023-05-19T16:02:49+03:00</text:p>
      <text:p text:style-name="P4">
Description: The generation of Ukraine as of May 19, 2023 fully provides consumers' needs for electricity, but due to the next attack of the invaders, the main lines were damaged and it is necessary to save it in the evening. - Ukrinform.</text:p>
      <text:p text:style-name="P4">
Images: ["<text:a xlink:type="simple" xlink:href="https://static.ukrinform.com/photos/2022_10/thumb_files/630_360_1666341365-342.jpg" text:style-name="Internet_20_link" text:visited-style-name="Visited_20_Internet_20_Link">
630_360_16663...</text:a>
"]</text:p>
      <text:p text:style-name="P4">
Tags: ['Електроенергія', 'Обстріл', 'Війна з Росією']</text:p>
      <text:p text:style-name="P4">
Type: Article</text:p>
      <!--METADATA-->
      <text:p text:style-name="P4">
<draw:frame draw:style-name="fr1" draw:name="Image77" text:anchor-type="as-char" svg:width="6.9236in" svg:height="3.956343in" draw:z-index="0">
<draw:image xlink:href="../Images/yкринформ/2023-05-19T16-02-49-03-00/630_360_1666341365-342.jpg" xlink:type="simple" xlink:show="embed" xlink:actuate="onLoad" draw:mime-type="image/jpeg"/>
</draw:frame>
As of May 19, 2023, the generation of Ukraine fully provides consumers of consumers of velectro -energy, but as a result of the next attack of the invaders were damaged by the masters and to maintain the balance sheet it is necessary to save it for the evening.</text:p>
      <text:p text:style-name="P4">
According to Ukrinform, Ukrnergo reports in <text:a xlink:type="simple" xlink:href="https://www.facebook.com/npcukrenergo/posts/pfbid0m8brjRqi3V2FGovnDcm2RGZUi11wqqUUBZsK18FaWNfCKmpSPyH5ARi52pqZvcZil" text:style-name="Internet_20_link" text:visited-style-name="Visited_20_Internet_20_Link">
</text:a>
"Another night attack by the Russians with rockets and drones did not cause damage to the factory networks, but this day shelling was damaged by the wealthy lines, which provided the output of one Zelekhtro -stations in the east," the statement said.</text:p>
      <text:p text:style-name="P4">
The power company added that the shellings of damage will be given and distribution networks in frontline and border areas. They are restored, as well as a repair campaign at a number of nuclear and thermal power plants.</text:p>
      <text:p text:style-name="P4">
"Due to the totality of these factors, the volume of production has decreased <text:a xlink:type="simple" xlink:href="https://www.ukrinform.ua/tag-elektroenergia" text:style-name="Internet_20_link" text:visited-style-name="Visited_20_Internet_20_Link">
</text:a>
. It is currently sufficient to cover consumer needs, but to maintain a balance in the evening, there is a need for economical consumption of electricity in the evening, "Ukrenergo noted to postpone its use from evening hours(19:00 to 22:00)a meeting, a day, or a night.</text:p>
      <text:p text:style-name="P4">
<text:span text:style-name="T4">
 Read also: </text:span>
 <text:a xlink:type="simple" xlink:href="https://www.ukrinform.ua/rubric-economy/3710897-ukraina-pocinae-import-elektroenergii-dla-pokritta-deficitu.html" text:style-name="Internet_20_link" text:visited-style-name="Visited_20_Internet_20_Link">
<text:span text:style-name="T4">
 electroen </text:span>
</text:a>
At the same time, the export of electricity to Moldova and Poland to night and dayhodes with reduced consumption is ongoing, since existing technologies do not allow large volumes of electricity to be kept for a long time. Imports to Ukraine are present.</text:p>
      <text:p text:style-name="P4">
As reported by Ukrinform, as a result of shelling as of May 19 in Ukraine <text:a xlink:type="simple" xlink:href="https://www.ukrinform.ua/rubric-regions/3711323-v-ukraini-znestrumleni-15-naselenih-punktiv-cerez-obstrili.html" text:style-name="Internet_20_link" text:visited-style-name="Visited_20_Internet_20_Link">
</text:a>
in Zaporizhzhya Tadonian regions. Also due to shelling there is a shutdown of light in Mykolaiv and Dnipropetrovsk region.</text:p>
      <text:p text:style-name="P4">
As a result of preliminary shelling without light, part of consumers of Udonetsk, Zaporizhia, Sumy, Kharkiv, Kherson, Chernihiv region remains.</text:p>
      <text:p text:style-name="P4">
News Source: <text:a xlink:type="simple" xlink:href="https://www.ukrinform.ua/rubric-economy/3711451-ukrainciv-prosat-ekonomiti-vveceri-elektroenergiu-obstrilami-poskodzeni-magistralni-linii.html" text:style-name="Internet_20_link" text:visited-style-name="Visited_20_Internet_20_Link">
https://www.ukrinform.ua/rubric-economy/3711451-ukrainciv-prosat-ekonomiti-vveceri-elektroenergiu-obstrilami-poskodzeni-magistralni-linii.html</text:a>
</text:p>
      <!--NEWS-->
      <text:h text:style-name="P10" text:outline-level="1">
<text:span text:style-name="T4">
Zelensky invited the League of Arab states to join the Ukrainian formula of peace</text:span>
</text:h>
      <text:p text:style-name="P4">
Authors: Ukrinform (Person)</text:p>
      <text:p text:style-name="P4">
Publisher: Укринформ (Organization)</text:p>
      <text:p text:style-name="P4">
Published Time: 2023-05-19T16:04:00+03:00</text:p>
      <text:p text:style-name="P4">
Modified Time: 2023-05-19T16:04:00+03:00</text:p>
      <text:p text:style-name="P4">
Description: President Volodymyr Zelensky called on the members of the League of Arab states to join the implementation of the Ukrainian Peace formula. - Ukrinform.</text:p>
      <text:p text:style-name="P4">
Images: ["<text:a xlink:type="simple" xlink:href="https://static.ukrinform.com/photos/2023_05/thumb_files/630_360_1684498724-665.jpeg" text:style-name="Internet_20_link" text:visited-style-name="Visited_20_Internet_20_Link">
630_360_16844...</text:a>
"]</text:p>
      <text:p text:style-name="P4">
Tags: ['Ліга арабських держав', 'Зеленський', 'Формула миру']</text:p>
      <text:p text:style-name="P4">
Type: Article</text:p>
      <!--METADATA-->
      <text:p text:style-name="P4">
<draw:frame draw:style-name="fr1" draw:name="Image78" text:anchor-type="as-char" svg:width="6.9236in" svg:height="3.956343in" draw:z-index="0">
<draw:image xlink:href="../Images/yкринформ/2023-05-19T16-04-00-03-00/630_360_1684498724-665.jpeg" xlink:type="simple" xlink:show="embed" xlink:actuate="onLoad" draw:mime-type="image/jpeg"/>
</draw:frame>
The Presidential Division of Zelensky called on the members of the League of Arab states to join the pre -patience of the Ukrainian formula of peace.</text:p>
      <text:p text:style-name="P4">
The head of the Ukrainian state stated this at the Summit of the League of Arab states Udzhaddi, Saudi Arabia, Ukrinform correspondent reports.</text:p>
      <text:p text:style-name="P4">
“Each respectable delegation was given a document in their language with 10 points <text:a xlink:type="simple" xlink:href="https://www.ukrinform.ua/tag-formula-miru" text:style-name="Internet_20_link" text:visited-style-name="Visited_20_Internet_20_Link">
</text:a>
Please, you can choose the most suitable for you, and I will be grateful if each has chosen a direction to save people from Russian captivity. Therefore, I invite you who respects peace, to join the implementation of the formula of peace and therefore reduce enmity, suffering and evil, ”the President of Ukraine said.</text:p>
      <text:p text:style-name="P4">
<text:span text:style-name="T5">
Viso: <text:a xlink:type="simple" xlink:href="https://www.youtube.com/live/xfG4UQxaFbc" text:style-name="Internet_20_link" text:visited-style-name="Visited_20_Internet_20_Link">
</text:a>
</text:span>
</text:p>
      <text:p text:style-name="P4">
He noted that his main call at the summit: to protect our people, including the Muslim community of Ukraine. Zelensky recalled that Crimea was the first to be injured from the Russian occupation, and those who are still subjected to repression of the occupied Crimea are Muslims.</text:p>
      <text:p text:style-name="P4">
“See how many suffering the long -term wars of Libya, Syria, Yemen brought; How many lives have lost years of battles in Sudan and Somalia, Iraq, the Aafganistan. Anyone who multiplies suffering with new aggression sows the enmity Ipragne to restore the old times of the invading empire, which is not considered from volunteer nations. Who goes against the world will be cursed by the people, ” - said Zelensky to the leaders of the Arab countries.</text:p>
      <text:p text:style-name="P4">
<text:span text:style-name="T4">
 Read also: </text:span>
 <text:a xlink:type="simple" xlink:href="https://www.ukrinform.ua/rubric-polytics/3711433-zelenskij-zustrivsa-zi-spadkoemnim-princem-saudivskoi-aravii.html" text:style-name="Internet_20_link" text:visited-style-name="Visited_20_Internet_20_Link">
<text:span text:style-name="T4">
 Zelens </text:span>
</text:a>
In addition, the Ukrainian leader thanked the countries for the support of Ukraine's international laws and the UN Charter and emphasized the opportunity to expand positively with Saudi Arabia to liberate people from Russian captivity. The president also noted that Ukraine, along with the Arab countries, managed to ensure food security.</text:p>
      <text:p text:style-name="P4">
As reported by Ukrinform, President Volodymyr Zelenskyy, on Friday, begins to begin to Saudi Arabia, where he will raise the issue of returning from the Russian militon of Ukrainians, the formula of peace, the issue of energy security and protection of the Muslim community of Ukraine.</text:p>
      <text:p text:style-name="P4">
News Source: <text:a xlink:type="simple" xlink:href="https://www.ukrinform.ua/rubric-polytics/3711454-zelenskij-zaprosiv-cleniv-ligi-arabskih-derzav-dolucitisa-do-ukrainskoi-formuli-miru.html" text:style-name="Internet_20_link" text:visited-style-name="Visited_20_Internet_20_Link">
https://www.ukrinform.ua/rubric-polytics/3711454-zelenskij-zaprosiv-cleniv-ligi-arabskih-derzav-dolucitisa-do-ukrainskoi-formuli-miru.html</text:a>
</text:p>
      <!--NEWS-->
      <text:h text:style-name="P10" text:outline-level="1">
<text:span text:style-name="T4">
The State Department stated that weapons are in close contact with Ukraine</text:span>
</text:h>
      <text:p text:style-name="P4">
Authors: Ukrinform (Person)</text:p>
      <text:p text:style-name="P4">
Publisher: Укринформ (Organization)</text:p>
      <text:p text:style-name="P4">
Published Time: 2023-05-19T16:06:00+03:00</text:p>
      <text:p text:style-name="P4">
Modified Time: 2023-05-19T16:06:00+03:00</text:p>
      <text:p text:style-name="P4">
Description: In the US, they are well aware of the needs of Ukraine in service, as they are in close contact with Ukrainian leaders, and carefully evaluate Kyiv defensive requests. - Ukrinform.</text:p>
      <text:p text:style-name="P4">
Images: ["<text:a xlink:type="simple" xlink:href="https://static.ukrinform.com/photos/2022_09/thumb_files/630_360_1663888729-308.jpg" text:style-name="Internet_20_link" text:visited-style-name="Visited_20_Internet_20_Link">
630_360_16638...</text:a>
"]</text:p>
      <text:p text:style-name="P4">
Tags: ['США', 'Україна', 'Зброя', 'Держдеп']</text:p>
      <text:p text:style-name="P4">
Type: Article</text:p>
      <!--METADATA-->
      <text:p text:style-name="P4">
<draw:frame draw:style-name="fr1" draw:name="Image79" text:anchor-type="as-char" svg:width="6.9236in" svg:height="3.956343in" draw:z-index="0">
<draw:image xlink:href="../Images/yкринформ/2023-05-19T16-06-00-03-00/630_360_1663888729-308.jpg" xlink:type="simple" xlink:show="embed" xlink:actuate="onLoad" draw:mime-type="image/jpeg"/>
</draw:frame>
It is aware of the needs of Ukraine in arms, as they are in relation to Ukrainian leaders, and carefully evaluate the defense of Kiev.</text:p>
      <text:p text:style-name="P4">
This was stated by US Deputy Secretary of State Richard Verma <text:a xlink:type="simple" xlink:href="https://www.ukrinform.ua/rubric-world/3711370-ricard-verma-zastupnik-derzsekretara-ssa-z-upravlinna-ta-resursiv.html" text:style-name="Internet_20_link" text:visited-style-name="Visited_20_Internet_20_Link">
</text:a>
Commenting on the possibility of transmission of F-16 aircraft in the future and a distant radius.</text:p>
      <text:p text:style-name="P4">
According to the diplomat, the purpose of his recent visit to Kiev was, in particular, to evaluate security assistance and a better understanding of the needs of the Armed Forces. Verma noted that the USSH “very detailed process” of assessing the needs of Ukraine in the sphere <text:a xlink:type="simple" xlink:href="https://www.ukrinform.ua/tag-zbroa" text:style-name="Internet_20_link" text:visited-style-name="Visited_20_Internet_20_Link">
</text:a>
when appropriate queries come.</text:p>
      <text:p text:style-name="P4">
“But I just look at what was still provided, it has been very encouraged by Tavraz. And we will make Ukraine be able to protect and win in this way, ”Verma emphasized.</text:p>
      <text:p text:style-name="P4">
The American diplomat noted that the assessment of some defense requests of Ukraine is giving away without delay.</text:p>
      <text:p text:style-name="P4">
<text:span text:style-name="T4">
 Read also: </text:span>
 <text:a xlink:type="simple" xlink:href="https://www.ukrinform.ua/rubric-ato/3711371-poki-trivae-vijna-v-ukraini-treba-sukati-insi-instrumenti-vplivu-na-rosiu-derzdep-ssa.html" text:style-name="Internet_20_link" text:visited-style-name="Visited_20_Internet_20_Link">
</text:a>
“I do not want to talk for people in the Pentagon or in our system when these decisions are made, but we must clearly say that we are very close to Ukrainian leaders and know their needs(in arms - ed.), and we will evaluate them, because the struggle is ongoing, ”Verma emphasized.</text:p>
      <text:p text:style-name="P4">
He added that the United States is determined to ensure that Ukraine can return all its territories.</text:p>
      <text:p text:style-name="P4">
According to CNN information, Presidential Administration Joe Baidenprostag has made it clear to European allies that <text:a xlink:type="simple" xlink:href="https://www.ukrinform.ua/rubric-ato/3711314-ssa-ne-blokuvatimut-postavku-souznikami-vinisuvaciv-f16-v-ukrainu-snn.html" text:style-name="Internet_20_link" text:visited-style-name="Visited_20_Internet_20_Link">
</text:a>
<text:span text:style-name="T5">
Foto: DeptOFDEFence</text:span>
</text:p>
      <text:p text:style-name="P4">
News Source: <text:a xlink:type="simple" xlink:href="https://www.ukrinform.ua/rubric-ato/3711453-u-derzdepi-zaavili-so-u-pitanni-zbroi-perebuvaut-u-tisnomu-kontakti-z-ukrainou.html" text:style-name="Internet_20_link" text:visited-style-name="Visited_20_Internet_20_Link">
https://www.ukrinform.ua/rubric-ato/3711453-u-derzdepi-zaavili-so-u-pitanni-zbroi-perebuvaut-u-tisnomu-kontakti-z-ukrainou.html</text:a>
</text:p>
      <!--NEWS-->
      <text:h text:style-name="P10" text:outline-level="1">
<text:span text:style-name="T4">
For millions of losses in the construction of the Podilskyi Bridge from office removed the director of the enterprise</text:span>
</text:h>
      <text:p text:style-name="P4">
Authors: Ukrinform (Person)</text:p>
      <text:p text:style-name="P4">
Publisher: Укринформ (Organization)</text:p>
      <text:p text:style-name="P4">
Published Time: 2023-05-19T16:11:00+03:00</text:p>
      <text:p text:style-name="P4">
Modified Time: 2023-05-19T16:11:00+03:00</text:p>
      <text:p text:style-name="P4">
Description: In Kyiv, the director of the utility reported suspicion of official carelessness, which led to losses of over UAH 6 million during the construction of the Podilsky Bridge. - Ukrinform.</text:p>
      <text:p text:style-name="P4">
Images: ["<text:a xlink:type="simple" xlink:href="https://static.ukrinform.com/photos/2023_05/thumb_files/630_360_1684501863-599.jpg" text:style-name="Internet_20_link" text:visited-style-name="Visited_20_Internet_20_Link">
630_360_16845...</text:a>
"]</text:p>
      <text:p text:style-name="P4">
Tags: ['Прокуратура', 'Київ', 'Подільський міст', 'Збитки']</text:p>
      <text:p text:style-name="P4">
Type: Article</text:p>
      <!--METADATA-->
      <text:p text:style-name="P4">
<draw:frame draw:style-name="fr1" draw:name="Image80" text:anchor-type="as-char" svg:width="6.9236in" svg:height="3.956343in" draw:z-index="0">
<draw:image xlink:href="../Images/yкринформ/2023-05-19T16-11-00-03-00/630_360_1684501863-599.jpg" xlink:type="simple" xlink:show="embed" xlink:actuate="onLoad" draw:mime-type="image/jpeg"/>
</draw:frame>
The Kyiv -rector of the utility reported suspicion of official carelessness, which led to losses of more than UAH 6 million during the construction of the Podilsky Staff.</text:p>
      <text:p text:style-name="P4">
As Ukrinform reports, it reports in <text:a xlink:type="simple" xlink:href="https://t.me/kyiv_pro_office/1965" text:style-name="Internet_20_link" text:visited-style-name="Visited_20_Internet_20_Link">
</text:a>
Kyiv City Prosecutor's Office.</text:p>
      <text:p text:style-name="P4">
“Under the procedural leadership of the Podilsky District Prosecutor's Office of the city of Kyiv, it was reported on suspicion of the director of KP“ Directorate for the construction(Part 2 of Art. 367 of the Criminal Code of Ukraine)”, - the message reads.</text:p>
      <text:p text:style-name="P4">
According to the investigation materials, in April 2017, between KP “Directorate of Agriculture(https://www.ukrinform.ua/tag-podilskij-mist)Through the Dnieper River in Kyiv. "</text:p>
      <text:p text:style-name="P4">
In December 2020, the general contractor indicated in the documents false data on the volume of the cost of underwater works, in particular, the cleaning of the metal structures at a depth of 12-20 meters, with the involvement of the diving station of the Pozodilsky bridge crossing through the Dnieper.</text:p>
      <text:p text:style-name="P4">
According to the results of forensic construction, technical and economic examination, the amount of more than UAH 6 million is not documented.</text:p>
      <text:p text:style-name="P4">
At the request of the prosecutor's office, the suspect was removed from his position.</text:p>
      <text:p text:style-name="P4">
<text:span text:style-name="T4">
 Read also: </text:span>
 <text:a xlink:type="simple" xlink:href="https://www.ukrinform.ua/rubric-kyiv/3709696-u-kievi-suditimut-posadovciv-za-miljonni-zbitki-pid-cas-rekonstrukcii-zooparku.html" text:style-name="Internet_20_link" text:visited-style-name="Visited_20_Internet_20_Link">
<text:span text:style-name="T4">
 Zoo </text:span>
</text:a>
Earlier in this proceedings reported suspicion to the head of the general underground organization under Part 5 of Art. 191 of the Criminal Code of Ukraine.</text:p>
      <text:p text:style-name="P4">
As it was reported, in January, an indictment was sent to the court for a contractor in the case of theft on the construction of the Vidil Bridge in Kiev.</text:p>
      <text:p text:style-name="P4">
In early February law enforcement officers <text:a xlink:type="simple" xlink:href="https://www.ukrinform.ua/rubric-kyiv/3677354-budivnictvo-podilskogo-mostu-u-spravi-pro-rozkradanna-suditimut-se-odnogo-figuranta.html" text:style-name="Internet_20_link" text:visited-style-name="Visited_20_Internet_20_Link">
</text:a>
regarding the deputy head of the municipal enterprise "Directorate for the construction of road and transport structures of Kyiv" Taerivnik of the general contractor.</text:p>
      <text:p text:style-name="P4">
News Source: <text:a xlink:type="simple" xlink:href="https://www.ukrinform.ua/rubric-kyiv/3711459-za-miljonni-zbitki-pri-budivnictvi-podilskogo-mostu-vid-posadi-vidstoronili-direktora-pidpriemstva.html" text:style-name="Internet_20_link" text:visited-style-name="Visited_20_Internet_20_Link">
https://www.ukrinform.ua/rubric-kyiv/3711459-za-miljonni-zbitki-pri-budivnictvi-podilskogo-mostu-vid-posadi-vidstoronili-direktora-pidpriemstva.html</text:a>
</text:p>
      <!--NEWS-->
      <text:h text:style-name="P10" text:outline-level="1">
<text:span text:style-name="T4">
The National Bank presented a memorial coin "Forces of Support of the Armed Forces of Ukraine"</text:span>
</text:h>
      <text:p text:style-name="P4">
Authors: Ukrinform (Person)</text:p>
      <text:p text:style-name="P4">
Publisher: Укринформ (Organization)</text:p>
      <text:p text:style-name="P4">
Published Time: 2023-05-19T16:12:00+03:00</text:p>
      <text:p text:style-name="P4">
Modified Time: 2023-05-19T16:12:00+03:00</text:p>
      <text:p text:style-name="P4">
Description: The National Bank presented a video of working commemorative coins "Forces of Support of the Armed Forces of Ukraine". - Ukrinform.</text:p>
      <text:p text:style-name="P4">
Images: ["<text:a xlink:type="simple" xlink:href="https://static.ukrinform.com/photos/2023_05/thumb_files/630_360_1684499872-5187.jpeg" text:style-name="Internet_20_link" text:visited-style-name="Visited_20_Internet_20_Link">
630_360_16844...</text:a>
", "<text:a xlink:type="simple" xlink:href="https://static.ukrinform.com/photos/2023_05/thumb_files/630_360_1684499871-9234.jpeg" text:style-name="Internet_20_link" text:visited-style-name="Visited_20_Internet_20_Link">
630_360_16844...</text:a>
", "<text:a xlink:type="simple" xlink:href="https://static.ukrinform.com/photos/2023_05/thumb_files/630_360_1684499871-7653.jpeg" text:style-name="Internet_20_link" text:visited-style-name="Visited_20_Internet_20_Link">
630_360_16844...</text:a>
", "<text:a xlink:type="simple" xlink:href="https://static.ukrinform.com/photos/2023_05/thumb_files/630_360_1684499871-2238.jpeg" text:style-name="Internet_20_link" text:visited-style-name="Visited_20_Internet_20_Link">
630_360_16844...</text:a>
", "<text:a xlink:type="simple" xlink:href="https://static.ukrinform.com/photos/2023_05/thumb_files/630_360_1684499871-9792.jpeg" text:style-name="Internet_20_link" text:visited-style-name="Visited_20_Internet_20_Link">
630_360_16844...</text:a>
", "<text:a xlink:type="simple" xlink:href="https://static.ukrinform.com/photos/2023_05/thumb_files/630_360_1684499871-8021.jpeg" text:style-name="Internet_20_link" text:visited-style-name="Visited_20_Internet_20_Link">
630_360_16844...</text:a>
", "<text:a xlink:type="simple" xlink:href="https://static.ukrinform.com/photos/2023_05/thumb_files/630_360_1684499871-5586.jpeg" text:style-name="Internet_20_link" text:visited-style-name="Visited_20_Internet_20_Link">
630_360_16844...</text:a>
", "<text:a xlink:type="simple" xlink:href="https://static.ukrinform.com/photos/2023_05/thumb_files/630_360_1684499872-6362.jpeg" text:style-name="Internet_20_link" text:visited-style-name="Visited_20_Internet_20_Link">
630_360_16844...</text:a>
", "<text:a xlink:type="simple" xlink:href="https://static.ukrinform.com/photos/2023_05/thumb_files/630_360_1684499872-7671.jpeg" text:style-name="Internet_20_link" text:visited-style-name="Visited_20_Internet_20_Link">
630_360_16844...</text:a>
", "<text:a xlink:type="simple" xlink:href="https://static.ukrinform.com/photos/2023_05/thumb_files/630_360_1684499872-2411.jpeg" text:style-name="Internet_20_link" text:visited-style-name="Visited_20_Internet_20_Link">
630_360_16844...</text:a>
", "<text:a xlink:type="simple" xlink:href="https://static.ukrinform.com/photos/2023_05/thumb_files/630_360_1684499873-5209.jpeg" text:style-name="Internet_20_link" text:visited-style-name="Visited_20_Internet_20_Link">
630_360_16844...</text:a>
"]</text:p>
      <text:p text:style-name="P4">
Tags: ['Нацбанк', 'ЗСУ', 'Монета']</text:p>
      <text:p text:style-name="P4">
Type: Article</text:p>
      <!--METADATA-->
      <text:p text:style-name="P4">
<draw:frame draw:style-name="fr1" draw:name="Image81" text:anchor-type="as-char" svg:width="6.9236in" svg:height="3.956343in" draw:z-index="0">
<draw:image xlink:href="../Images/yкринформ/2023-05-19T16-12-00-03-00/630_360_1684499872-5187.jpeg" xlink:type="simple" xlink:show="embed" xlink:actuate="onLoad" draw:mime-type="image/jpeg"/>
</draw:frame>
The Union Bank presented a video of circulating memorial coins "Silament of the Armed Forces of Ukraine".</text:p>
      <text:p text:style-name="P4">
As Ukrinform reports, it reports <text:a xlink:type="simple" xlink:href="https://bank.gov.ua/ua/uah/numismatic-products/souvenier-coins" text:style-name="Internet_20_link" text:visited-style-name="Visited_20_Internet_20_Link">
</text:a>
The coin is dedicated to a separate kind of forces <text:a xlink:type="simple" xlink:href="https://www.ukrinform.ua/tag-zsu" text:style-name="Internet_20_link" text:visited-style-name="Visited_20_Internet_20_Link">
</text:a>
-Support of support, which is entrusted with the prompt support of engineering support, radiation, chemical and biological protection, topographic tidrometeorological support of troops.</text:p>
      <text:p text:style-name="P4">
<draw:frame draw:style-name="fr1" draw:name="Image82" text:anchor-type="as-char" svg:width="6.9236in" svg:height="3.956343in" draw:z-index="0">
<draw:image xlink:href="../Images/yкринформ/2023-05-19T16-12-00-03-00/630_360_1684499871-9234.jpeg" xlink:type="simple" xlink:show="embed" xlink:actuate="onLoad" draw:mime-type="image/jpeg"/>
</draw:frame>
Unazbank was presented a video of working commemorative coins "Forces of Support of Armed Forces of Ukraine" / Photo: Pavel Bagmut, Ukrinform <text:a xlink:type="simple" xlink:href="https://static.ukrinform.com/photos/2023_05/1684499871-9234.jpeg" text:style-name="Internet_20_link" text:visited-style-name="Visited_20_Internet_20_Link">
<draw:frame draw:style-name="fr1" draw:name="Image83" text:anchor-type="as-char" svg:width="6.9236in" svg:height="3.956343in" draw:z-index="0">
<draw:image xlink:href="../Images/yкринформ/2023-05-19T16-12-00-03-00/630_360_1684499871-9234.jpeg" xlink:type="simple" xlink:show="embed" xlink:actuate="onLoad" draw:mime-type="image/jpeg"/>
</draw:frame>
</text:a>
 <text:a xlink:type="simple" xlink:href="https://static.ukrinform.com/photos/2023_05/1684499871-7653.jpeg" text:style-name="Internet_20_link" text:visited-style-name="Visited_20_Internet_20_Link">
<draw:frame draw:style-name="fr1" draw:name="Image84" text:anchor-type="as-char" svg:width="6.9236in" svg:height="3.956343in" draw:z-index="0">
<draw:image xlink:href="../Images/yкринформ/2023-05-19T16-12-00-03-00/630_360_1684499871-7653.jpeg" xlink:type="simple" xlink:show="embed" xlink:actuate="onLoad" draw:mime-type="image/jpeg"/>
</draw:frame>
</text:a>
 <text:a xlink:type="simple" xlink:href="https://static.ukrinform.com/photos/2023_05/1684499871-2238.jpeg" text:style-name="Internet_20_link" text:visited-style-name="Visited_20_Internet_20_Link">
<draw:frame draw:style-name="fr1" draw:name="Image85" text:anchor-type="as-char" svg:width="6.9236in" svg:height="3.956343in" draw:z-index="0">
<draw:image xlink:href="../Images/yкринформ/2023-05-19T16-12-00-03-00/630_360_1684499871-2238.jpeg" xlink:type="simple" xlink:show="embed" xlink:actuate="onLoad" draw:mime-type="image/jpeg"/>
</draw:frame>
</text:a>
 <text:a xlink:type="simple" xlink:href="https://static.ukrinform.com/photos/2023_05/1684499871-9792.jpeg" text:style-name="Internet_20_link" text:visited-style-name="Visited_20_Internet_20_Link">
<draw:frame draw:style-name="fr1" draw:name="Image86" text:anchor-type="as-char" svg:width="6.9236in" svg:height="3.956343in" draw:z-index="0">
<draw:image xlink:href="../Images/yкринформ/2023-05-19T16-12-00-03-00/630_360_1684499871-9792.jpeg" xlink:type="simple" xlink:show="embed" xlink:actuate="onLoad" draw:mime-type="image/jpeg"/>
</draw:frame>
</text:a>
 <text:a xlink:type="simple" xlink:href="https://static.ukrinform.com/photos/2023_05/1684499871-8021.jpeg" text:style-name="Internet_20_link" text:visited-style-name="Visited_20_Internet_20_Link">
<draw:frame draw:style-name="fr1" draw:name="Image87" text:anchor-type="as-char" svg:width="6.9236in" svg:height="3.956343in" draw:z-index="0">
<draw:image xlink:href="../Images/yкринформ/2023-05-19T16-12-00-03-00/630_360_1684499871-8021.jpeg" xlink:type="simple" xlink:show="embed" xlink:actuate="onLoad" draw:mime-type="image/jpeg"/>
</draw:frame>
</text:a>
 <text:a xlink:type="simple" xlink:href="https://static.ukrinform.com/photos/2023_05/1684499871-5586.jpeg" text:style-name="Internet_20_link" text:visited-style-name="Visited_20_Internet_20_Link">
<draw:frame draw:style-name="fr1" draw:name="Image88" text:anchor-type="as-char" svg:width="6.9236in" svg:height="3.956343in" draw:z-index="0">
<draw:image xlink:href="../Images/yкринформ/2023-05-19T16-12-00-03-00/630_360_1684499871-5586.jpeg" xlink:type="simple" xlink:show="embed" xlink:actuate="onLoad" draw:mime-type="image/jpeg"/>
</draw:frame>
</text:a>
 <text:a xlink:type="simple" xlink:href="https://static.ukrinform.com/photos/2023_05/1684499872-5187.jpeg" text:style-name="Internet_20_link" text:visited-style-name="Visited_20_Internet_20_Link">
<draw:frame draw:style-name="fr1" draw:name="Image89" text:anchor-type="as-char" svg:width="6.9236in" svg:height="3.956343in" draw:z-index="0">
<draw:image xlink:href="../Images/yкринформ/2023-05-19T16-12-00-03-00/630_360_1684499872-5187.jpeg" xlink:type="simple" xlink:show="embed" xlink:actuate="onLoad" draw:mime-type="image/jpeg"/>
</draw:frame>
</text:a>
 <text:a xlink:type="simple" xlink:href="https://static.ukrinform.com/photos/2023_05/1684499872-6362.jpeg" text:style-name="Internet_20_link" text:visited-style-name="Visited_20_Internet_20_Link">
<draw:frame draw:style-name="fr1" draw:name="Image90" text:anchor-type="as-char" svg:width="6.9236in" svg:height="3.956343in" draw:z-index="0">
<draw:image xlink:href="../Images/yкринформ/2023-05-19T16-12-00-03-00/630_360_1684499872-6362.jpeg" xlink:type="simple" xlink:show="embed" xlink:actuate="onLoad" draw:mime-type="image/jpeg"/>
</draw:frame>
</text:a>
 <text:a xlink:type="simple" xlink:href="https://static.ukrinform.com/photos/2023_05/1684499872-7671.jpeg" text:style-name="Internet_20_link" text:visited-style-name="Visited_20_Internet_20_Link">
<draw:frame draw:style-name="fr1" draw:name="Image91" text:anchor-type="as-char" svg:width="6.9236in" svg:height="3.956343in" draw:z-index="0">
<draw:image xlink:href="../Images/yкринформ/2023-05-19T16-12-00-03-00/630_360_1684499872-7671.jpeg" xlink:type="simple" xlink:show="embed" xlink:actuate="onLoad" draw:mime-type="image/jpeg"/>
</draw:frame>
</text:a>
 <text:a xlink:type="simple" xlink:href="https://static.ukrinform.com/photos/2023_05/1684499872-2411.jpeg" text:style-name="Internet_20_link" text:visited-style-name="Visited_20_Internet_20_Link">
<draw:frame draw:style-name="fr1" draw:name="Image92" text:anchor-type="as-char" svg:width="6.9236in" svg:height="3.956343in" draw:z-index="0">
<draw:image xlink:href="../Images/yкринформ/2023-05-19T16-12-00-03-00/630_360_1684499872-2411.jpeg" xlink:type="simple" xlink:show="embed" xlink:actuate="onLoad" draw:mime-type="image/jpeg"/>
</draw:frame>
</text:a>
 <text:a xlink:type="simple" xlink:href="https://static.ukrinform.com/photos/2023_05/1684499873-5209.jpeg" text:style-name="Internet_20_link" text:visited-style-name="Visited_20_Internet_20_Link">
<draw:frame draw:style-name="fr1" draw:name="Image93" text:anchor-type="as-char" svg:width="6.9236in" svg:height="3.956343in" draw:z-index="0">
<draw:image xlink:href="../Images/yкринформ/2023-05-19T16-12-00-03-00/630_360_1684499873-5209.jpeg" xlink:type="simple" xlink:show="embed" xlink:actuate="onLoad" draw:mime-type="image/jpeg"/>
</draw:frame>
</text:a>
</text:p>
      <text:p text:style-name="P4">
The declared circulation is 20 thousand pieces.</text:p>
      <text:p text:style-name="P4">
<text:span text:style-name="T4">
 Read also: </text:span>
 <text:a xlink:type="simple" xlink:href="https://www.ukrinform.ua/rubric-economy/3700876-nbu-vvodit-v-obig-pamatnu-monetu-cornobil-vidrodzenna-ris-evrazijska.html" text:style-name="Internet_20_link" text:visited-style-name="Visited_20_Internet_20_Link">
<text:span text:style-name="T4">
 coins </text:span>
</text:a>
In addition, NBU Chairman Andriy Pishny during a presentation of the coin on the support of the Armed Forces, the National Bank plans to release generous circular commemorative coins dedicated to the Armed Forces in the second half of the year.</text:p>
      <text:p text:style-name="P4">
"Today we will present not the last commemorative coin that the National Bank will produce this year. We plan at least two more issues. We will be… thank the armed forces for what they are doing. This is a guying contribution that we can make," said the lush.</text:p>
      <text:p text:style-name="P4">
In his turn, the head of the Numismatic Products and Cash Operations Department of the NBU NBU Yevhen Kondratenko in a comment to Ukrinform, that future coins plan to devote to the forces of the Air Force and the Command of the United forces.</text:p>
      <text:p text:style-name="P4">
"Now we are working on a circuit forces of air defense - we have the opportunity to stand and talk about it today ... We also have received some permits for the creation of monetaryas dedicated to the Joint Forces Command," he said.</text:p>
      <text:p text:style-name="P4">
<text:span text:style-name="T4">
 Read also: </text:span>
 <text:a xlink:type="simple" xlink:href="https://www.ukrinform.ua/rubric-economy/3707246-bankivska-sistema-ukraini-finansovij-uspih-na-tli-dodatkovih-viklikiv.html" text:style-name="Internet_20_link" text:visited-style-name="Visited_20_Internet_20_Link">
</text:a>
At the same time, commenting on the possibility of changes in the style of banknotes, Kondratenko reported that it was a matter within the competence of the head of the National Bank. At the same time, Kondratenko noted that the overall trend in the world is aimed at rethinking the design of banknotes.</text:p>
      <text:p text:style-name="P4">
"Our closest neighbor - the EU - has a program by 2030, which work out questions about changing banknote design," the expert said.</text:p>
      <text:p text:style-name="P4">
As reported by Ukrinform, Ukrainian memorable <text:a xlink:type="simple" xlink:href="https://www.ukrinform.ua/rubric-economy/3671427-moneta-do-30ricca-nezaleznosti-ukraini-peremogla-u-finali-miznarodnogo-konkursu.html" text:style-name="Internet_20_link" text:visited-style-name="Visited_20_Internet_20_Link">
</text:a>
Win the finals of the prestigious international competition "Coin of the Year" from the authoritative -nomisatic edition of World Coin New.</text:p>
      <text:p text:style-name="P4">
News Source: <text:a xlink:type="simple" xlink:href="https://www.ukrinform.ua/rubric-economy/3711456-v-nbu-prezentuvali-rolik-obigovih-pamatnih-monet-sili-pidtrimki-zbrojnih-sil-ukraini.html" text:style-name="Internet_20_link" text:visited-style-name="Visited_20_Internet_20_Link">
https://www.ukrinform.ua/rubric-economy/3711456-v-nbu-prezentuvali-rolik-obigovih-pamatnih-monet-sili-pidtrimki-zbrojnih-sil-ukraini.html</text:a>
</text:p>
      <!--NEWS-->
      <text:h text:style-name="P10" text:outline-level="1">
<text:span text:style-name="T4">
The Government has appointed two Deputy Minister of Education and Science</text:span>
</text:h>
      <text:p text:style-name="P4">
Authors: Ukrinform (Person)</text:p>
      <text:p text:style-name="P4">
Publisher: Укринформ (Organization)</text:p>
      <text:p text:style-name="P4">
Published Time: 2023-05-19T16:17:13+03:00</text:p>
      <text:p text:style-name="P4">
Modified Time: 2023-05-19T16:17:13+03:00</text:p>
      <text:p text:style-name="P4">
Description: The Cabinet of Ministers appointed Mikhail Vinnytsky and Andriy Stashkiv Deputy Minister of Education and Science.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Міносвіти', 'Призначення']</text:p>
      <text:p text:style-name="P4">
Type: Article</text:p>
      <!--METADATA-->
      <text:p text:style-name="P4">
<draw:frame draw:style-name="fr1" draw:name="Image94" text:anchor-type="as-char" svg:width="6.9236in" svg:height="3.956343in" draw:z-index="0">
<draw:image xlink:href="../Images/yкринформ/2023-05-19T16-17-13-03-00/630_360_1659708198-453.jpg" xlink:type="simple" xlink:show="embed" xlink:actuate="onLoad" draw:mime-type="image/jpeg"/>
</draw:frame>
Cabinet ministers appointed Mikhail Vinnytsky and Andriy Stashkiv to the Deputy Minister of Education and Science.</text:p>
      <text:p text:style-name="P4">
About it reports <text:a xlink:type="simple" xlink:href="https://t.me/uriad24/2621" text:style-name="Internet_20_link" text:visited-style-name="Visited_20_Internet_20_Link">
</text:a>
The Online government, reports Ukrinform.</text:p>
      <text:p text:style-name="P4">
It is noted that the government approved the relevant orders at a meeting on May 19.</text:p>
      <text:p text:style-name="P4">
In addition, the Cabinet of Ministers released Marina Potapenko from the post of Deputy Ministry of Agency and Sports.</text:p>
      <text:p text:style-name="P4">
<text:span text:style-name="T4">
 Read also: </text:span>
 <text:a xlink:type="simple" xlink:href="https://www.ukrinform.ua/rubric-polytics/3710638-zelenskij-zvilniv-odnogo-i-priznaciv-troh-ocilnikiv-rda.html" text:style-name="Internet_20_link" text:visited-style-name="Visited_20_Internet_20_Link">
<text:span text:style-name="T4">
 appointed </text:span>
</text:a>
As reported by Ukrinform, the Verkhovna Rada appointed Oleksa Lisovyna on March 21 the Minister of Education and Science.</text:p>
      <text:p text:style-name="P4">
News Source: <text:a xlink:type="simple" xlink:href="https://www.ukrinform.ua/rubric-polytics/3711457-urad-priznaciv-dvoh-zastupnikiv-ministra-osviti-i-nauki.html" text:style-name="Internet_20_link" text:visited-style-name="Visited_20_Internet_20_Link">
https://www.ukrinform.ua/rubric-polytics/3711457-urad-priznaciv-dvoh-zastupnikiv-ministra-osviti-i-nauki.html</text:a>
</text:p>
      <!--NEWS-->
      <text:h text:style-name="P10" text:outline-level="1">
<text:span text:style-name="T4">
The Government has appointed two Deputy Minister of Education and Science</text:span>
</text:h>
      <text:p text:style-name="P4">
Authors: Ukrinform (Person)</text:p>
      <text:p text:style-name="P4">
Publisher: Укринформ (Organization)</text:p>
      <text:p text:style-name="P4">
Published Time: 2023-05-19T16:17:13+03:00</text:p>
      <text:p text:style-name="P4">
Modified Time: 2023-05-19T16:17:13+03:00</text:p>
      <text:p text:style-name="P4">
Description: The Cabinet of Ministers appointed Mikhail Vinnytsky and Andriy Stashkiv Deputy Minister of Education and Science.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Міносвіти', 'Призначення']</text:p>
      <text:p text:style-name="P4">
Type: Article</text:p>
      <!--METADATA-->
      <text:p text:style-name="P4">
<draw:frame draw:style-name="fr1" draw:name="Image95" text:anchor-type="as-char" svg:width="6.9236in" svg:height="3.956343in" draw:z-index="0">
<draw:image xlink:href="../Images/yкринформ/2023-05-19T16-17-13-03-00/630_360_1659708198-453.jpg" xlink:type="simple" xlink:show="embed" xlink:actuate="onLoad" draw:mime-type="image/jpeg"/>
</draw:frame>
Cabinet ministers appointed Mikhail Vinnytsky and Andriy Stashkiv to the Deputy Minister of Education and Science.</text:p>
      <text:p text:style-name="P4">
About it reports <text:a xlink:type="simple" xlink:href="https://t.me/uriad24/2621" text:style-name="Internet_20_link" text:visited-style-name="Visited_20_Internet_20_Link">
</text:a>
The Online government, reports Ukrinform.</text:p>
      <text:p text:style-name="P4">
It is noted that the government approved the relevant orders at a meeting on May 19.</text:p>
      <text:p text:style-name="P4">
In addition, the Cabinet of Ministers released Marina Potapenko from the post of Deputy Ministry of Agency and Sports.</text:p>
      <text:p text:style-name="P4">
<text:span text:style-name="T4">
 Read also: </text:span>
 <text:a xlink:type="simple" xlink:href="https://www.ukrinform.ua/rubric-polytics/3710638-zelenskij-zvilniv-odnogo-i-priznaciv-troh-ocilnikiv-rda.html" text:style-name="Internet_20_link" text:visited-style-name="Visited_20_Internet_20_Link">
<text:span text:style-name="T4">
 appointed </text:span>
</text:a>
As reported by Ukrinform, the Verkhovna Rada appointed Oleksa Lisovyna on March 21 the Minister of Education and Science.</text:p>
      <text:p text:style-name="P4">
News Source: <text:a xlink:type="simple" xlink:href="https://www.ukrinform.ua/rubric-polytics/3711457-urad-priznaciv-dvoh-zastupnikiv-ministra-osviti-i-nauki.html" text:style-name="Internet_20_link" text:visited-style-name="Visited_20_Internet_20_Link">
https://www.ukrinform.ua/rubric-polytics/3711457-urad-priznaciv-dvoh-zastupnikiv-ministra-osviti-i-nauki.html</text:a>
</text:p>
      <!--NEWS-->
      <text:h text:style-name="P10" text:outline-level="1">
<text:span text:style-name="T4">
Not just repair: Shmigal told about preparation for the new heating season</text:span>
</text:h>
      <text:p text:style-name="P4">
Authors: Ukrinform (Person)</text:p>
      <text:p text:style-name="P4">
Publisher: Укринформ (Organization)</text:p>
      <text:p text:style-name="P4">
Published Time: 2023-05-19T16:22:00+03:00</text:p>
      <text:p text:style-name="P4">
Modified Time: 2023-05-19T16:22:00+03:00</text:p>
      <text:p text:style-name="P4">
Description: The Cabinet of Ministers has approved the preparation plan and the decision to create a headquarters for the preparation of housing and communal services and fuel and energy complex for the next heating season. - Ukrinform.</text:p>
      <text:p text:style-name="P4">
Images: ["<text:a xlink:type="simple" xlink:href="https://static.ukrinform.com/photos/2023_03/thumb_files/630_360_1679674428-586.jpg" text:style-name="Internet_20_link" text:visited-style-name="Visited_20_Internet_20_Link">
630_360_16796...</text:a>
"]</text:p>
      <text:p text:style-name="P4">
Tags: None</text:p>
      <text:p text:style-name="P4">
Type: Article</text:p>
      <!--METADATA-->
      <text:p text:style-name="P4">
<draw:frame draw:style-name="fr1" draw:name="Image96" text:anchor-type="as-char" svg:width="6.9236in" svg:height="3.956343in" draw:z-index="0">
<draw:image xlink:href="../Images/yкринформ/2023-05-19T16-22-00-03-00/630_360_1679674428-586.jpg" xlink:type="simple" xlink:show="embed" xlink:actuate="onLoad" draw:mime-type="image/jpeg"/>
</draw:frame>
The Cabinet of Ministers approved the preparation plan and the decision to create a headquarters for the preparation of housing and communal services and fuel and energy complex before the next heating season.</text:p>
      <text:p text:style-name="P4">
About this Prime Minister of Ukraine Denis Shmigal <text:a xlink:type="simple" xlink:href="https://t.me/Denys_Smyhal/5266" text:style-name="Internet_20_link" text:visited-style-name="Visited_20_Internet_20_Link">
</text:a>
At a government meeting, Ukrinform reports.</text:p>
      <text:p text:style-name="P4">
"Today, they have approved the preparation plan for the autumn and winter period and the decision to create a headquarters for the preparation of housing and communal services of the tapal-energy complex for the next winter," Shmigal said.</text:p>
      <text:p text:style-name="P4">
<text:span text:style-name="T5">
Viso: <text:a xlink:type="simple" xlink:href="https://t.me/Denys_Smyhal/5266" text:style-name="Internet_20_link" text:visited-style-name="Visited_20_Internet_20_Link">
</text:a>
</text:span>
</text:p>
      <text:p text:style-name="P4">
According to him, intensive repairs of networks and energy entities are now underway. The goal is to protect against Russian attacks, because the power is clear that the enemy will not give up terrorism.</text:p>
      <text:p text:style-name="P4">
“But in our power to minimize its consequences. To do this, we will accumulate the help of partners, we make inventories of repair equipment, decentralize the momdom by means of small generation objects. We become stronger every day, ”the Prime Minister said.</text:p>
      <text:p text:style-name="P4">
He added that the CMU also establishes an algorithm for passing procedures for the start of repair of energy. It is about the interaction of critical infrastructure operators, ministries, recovery agencies and OVA. Everything will go quickly to make it until the next autumn and winter period.</text:p>
      <text:p text:style-name="P4">
“We move together for priorities for the goals set. Every success is part of our great victory, ”Shmigal stressed.</text:p>
      <text:p text:style-name="P4">
<text:span text:style-name="T4">
 Read also: </text:span>
 <text:a xlink:type="simple" xlink:href="https://www.ukrinform.ua/rubric-economy/3711451-ukrainciv-prosat-ekonomiti-vveceri-elektroenergiu-obstrilami-poskodzeni-magistralni-linii.html" text:style-name="Internet_20_link" text:visited-style-name="Visited_20_Internet_20_Link">
<text:span text:style-name="T4">
 Ukrainians </text:span>
</text:a>
As it was reported, the extent of Russian attacks on energy infrastructure of Ukraine has no precedents in modern military history. The destruction of the energy infrastructure has a negative impact on the Ukrainian economy and the abuse of people's lives.</text:p>
      <text:p text:style-name="P4">
News Source: <text:a xlink:type="simple" xlink:href="https://www.ukrinform.ua/rubric-economy/3711462-ne-prosto-remontuemo-smigal-rozpoviv-pro-pidgotovku-do-novogo-opaluvalnogo-sezonu.html" text:style-name="Internet_20_link" text:visited-style-name="Visited_20_Internet_20_Link">
https://www.ukrinform.ua/rubric-economy/3711462-ne-prosto-remontuemo-smigal-rozpoviv-pro-pidgotovku-do-novogo-opaluvalnogo-sezonu.html</text:a>
</text:p>
      <!--NEWS-->
      <text:h text:style-name="P10" text:outline-level="1">
<text:span text:style-name="T4">
In Ukraine, they initiate the creation of a day donor day</text:span>
</text:h>
      <text:p text:style-name="P4">
Authors: Ukrinform (Person)</text:p>
      <text:p text:style-name="P4">
Publisher: Укринформ (Organization)</text:p>
      <text:p text:style-name="P4">
Published Time: 2023-05-19T16:27:30+03:00</text:p>
      <text:p text:style-name="P4">
Modified Time: 2023-05-19T16:27:30+03:00</text:p>
      <text:p text:style-name="P4">
Description: The Ukrainian Federation of Food Banks (UFBP) initiates the establishment of a donor day of food in Ukraine, which is planned to be celebrated on the third Saturday of May. - Ukrinform.</text:p>
      <text:p text:style-name="P4">
Images: ["<text:a xlink:type="simple" xlink:href="https://static.ukrinform.com/photos/2023_05/thumb_files/630_360_1684501240-609.jpg" text:style-name="Internet_20_link" text:visited-style-name="Visited_20_Internet_20_Link">
630_360_16845...</text:a>
", "<text:a xlink:type="simple" xlink:href="https://static.ukrinform.com/photos/2023_05/1684501240-218.jpg" text:style-name="Internet_20_link" text:visited-style-name="Visited_20_Internet_20_Link">
1684501240-21...</text:a>
"]</text:p>
      <text:p text:style-name="P4">
Tags: ['Продукти', 'Україна', 'День донора їжі']</text:p>
      <text:p text:style-name="P4">
Type: Article</text:p>
      <!--METADATA-->
      <text:p text:style-name="P4">
<draw:frame draw:style-name="fr1" draw:name="Image97" text:anchor-type="as-char" svg:width="6.9236in" svg:height="3.956343in" draw:z-index="0">
<draw:image xlink:href="../Images/yкринформ/2023-05-19T16-27-30-03-00/630_360_1684501240-609.jpg" xlink:type="simple" xlink:show="embed" xlink:actuate="onLoad" draw:mime-type="image/jpeg"/>
</draw:frame>
Ukrainian Federation of Food Banks(UFBP)Initiates the establishment of the day of the food donor in Ukraine, which is planned to be celebrated on the third Saturday of May.</text:p>
      <text:p text:style-name="P4">
"We initiate the establishment of a day of food donor in Ukraine and offer a celebrated every year on the third Saturday of May," she informed.</text:p>
      <text:p text:style-name="P4">
Golovatenko emphasized <text:span text:style-name="T4">
, </text:span>
 What the day of food donor in Ukraine should overcome special attention of Ukrainian society to the need for effective consumption <text:a xlink:type="simple" xlink:href="https://www.ukrinform.ua/tag-produkti" text:style-name="Internet_20_link" text:visited-style-name="Visited_20_Internet_20_Link">
</text:a>
and reduction of product waste, as well as the importance of the contribution of every citizen to providing foods who need it.</text:p>
      <text:p text:style-name="P4">
<draw:frame draw:style-name="fr1" draw:name="Image98" text:anchor-type="as-char" svg:width="6.9236in" svg:height="4.891395in" draw:z-index="0">
<draw:image xlink:href="../Images/yкринформ/2023-05-19T16-27-30-03-00/1684501240-218.jpg" xlink:type="simple" xlink:show="embed" xlink:actuate="onLoad" draw:mime-type="image/jpeg"/>
</draw:frame>
At the same time, according to her, the introduction of the holiday is expected to draw attention to the social and responsible Ukrainian or foreign companies, the natural persons who support, help Ukrainians, transfer food for charity or to support UAfoodbank.</text:p>
      <text:p text:style-name="P4">
"In addition, by our initiative to commemorate the day of food donor in Ukraine, we are referring to the importance of introducing the best practices in Ukraine to overcoming famine in Ukraine in Ukraine," she summarized.</text:p>
      <text:p text:style-name="P4">
*!(https://www.ukrinform.ua/rubric-society/3686555-u-kievi-predstavili-platformu-kontrolu-za-nadhodzennam-gumanitarnoi-dopomogi.html)According to Ukrinform, according to UFBP, as of the beginning of 2023, 17.6 million Ukrainians need humanitarian assistance - this is about 40%of the population of Ukraine.</text:p>
      <text:p text:style-name="P4">
News Source: <text:a xlink:type="simple" xlink:href="https://www.ukrinform.ua/rubric-society/3711465-v-ukraini-iniciuut-stvorenna-dna-donora-izi.html" text:style-name="Internet_20_link" text:visited-style-name="Visited_20_Internet_20_Link">
https://www.ukrinform.ua/rubric-society/3711465-v-ukraini-iniciuut-stvorenna-dna-donora-izi.html</text:a>
</text:p>
      <!--NEWS-->
      <text:h text:style-name="P10" text:outline-level="1">
<text:span text:style-name="T4">
Berlusoni was discharged from the hospital</text:span>
</text:h>
      <text:p text:style-name="P4">
Authors: Ukrinform (Person)</text:p>
      <text:p text:style-name="P4">
Publisher: Укринформ (Organization)</text:p>
      <text:p text:style-name="P4">
Published Time: 2023-05-19T16:28:33+03:00</text:p>
      <text:p text:style-name="P4">
Modified Time: 2023-05-19T16:28:33+03:00</text:p>
      <text:p text:style-name="P4">
Description: Former Prime Minister of Italy, Silvio Berlusconi was discharged from a hospital in Milan, where he got more than six weeks ago because of leukemia and a pulmonary infection. - Ukrinform.</text:p>
      <text:p text:style-name="P4">
Images: ["<text:a xlink:type="simple" xlink:href="https://static.ukrinform.com/photos/2023_05/thumb_files/630_360_1684502676-680.jpg" text:style-name="Internet_20_link" text:visited-style-name="Visited_20_Internet_20_Link">
630_360_16845...</text:a>
"]</text:p>
      <text:p text:style-name="P4">
Tags: ['Берлусконі', 'Італія', 'Лікарня']</text:p>
      <text:p text:style-name="P4">
Type: Article</text:p>
      <!--METADATA-->
      <text:p text:style-name="P4">
<draw:frame draw:style-name="fr1" draw:name="Image99" text:anchor-type="as-char" svg:width="6.9236in" svg:height="3.956343in" draw:z-index="0">
<draw:image xlink:href="../Images/yкринформ/2023-05-19T16-28-33-03-00/630_360_1684502676-680.jpg" xlink:type="simple" xlink:show="embed" xlink:actuate="onLoad" draw:mime-type="image/jpeg"/>
</draw:frame>
The former Italian Premaster Silvio Berlusoni was discharged from a hospital in Milan, Kudyvin got more than six weeks ago because of leukemia and a pulmonary infection.</text:p>
      <text:p text:style-name="P4">
About it reports <text:a xlink:type="simple" xlink:href="https://www.france24.com/en/live-news/20230519-italy-s-berlusconi-leaves-hospital-after-six-weeks" text:style-name="Internet_20_link" text:visited-style-name="Visited_20_Internet_20_Link">
</text:a>
, reports Ukrinform.</text:p>
      <text:p text:style-name="P4">
It is noted that 86-year-old Berlusconi left San Rafaele Hospital, not commenting on journalists who were waiting on the street.</text:p>
      <text:p text:style-name="P4">
Berlusconi is a senator and chairman of the Forza Italia Party, a junior partner of the Vkoalidation Government George Meloni.</text:p>
      <text:p text:style-name="P4">
Prime Minister visited him in <text:a xlink:type="simple" xlink:href="https://www.ukrinform.ua/tag-bolnica" text:style-name="Internet_20_link" text:visited-style-name="Visited_20_Internet_20_Link">
</text:a>
on Sunday.</text:p>
      <text:p text:style-name="P4">
According to the media, Berlusconi's health is increasingly concerned. In 2020, he spent 11 days in a hospital with pneumonia and a coronavirus, which he became infected during a vacation in Sardinia.</text:p>
      <text:p text:style-name="P4">
<text:span text:style-name="T4">
 Read also: </text:span>
 <text:a xlink:type="simple" xlink:href="https://www.ukrinform.ua/rubric-world/3705715-berluskoni-z-likarni-zapisav-videozvernenna-do-odnopartijciv.html" text:style-name="Internet_20_link" text:visited-style-name="Visited_20_Internet_20_Link">
<text:span text:style-name="T4">
 Berlusoni </text:span>
</text:a>
In April 2023, he was hospitalized for the treatment of a pulmonary infection. The doctor found chronic myelomonocytic leukemia in politics - a rare blood type. This disease affects mainly the elderly.</text:p>
      <text:p text:style-name="P4">
As it was reported, on April 5, Berlusconi, who was holding the post-premiere of Italy four times, <text:a xlink:type="simple" xlink:href="https://www.ukrinform.ua/rubric-world/3692020-ekspremer-italii-berluskoni-potrapiv-do-reanimacii.html" text:style-name="Internet_20_link" text:visited-style-name="Visited_20_Internet_20_Link">
</text:a>
Milan Hospital San Rafaele.</text:p>
      <text:p text:style-name="P4">
<text:span text:style-name="T5">
Foto: Ansa</text:span>
</text:p>
      <text:p text:style-name="P4">
News Source: <text:a xlink:type="simple" xlink:href="https://www.ukrinform.ua/rubric-world/3711467-berluskoni-vipisali-z-likarni.html" text:style-name="Internet_20_link" text:visited-style-name="Visited_20_Internet_20_Link">
https://www.ukrinform.ua/rubric-world/3711467-berluskoni-vipisali-z-likarni.html</text:a>
</text:p>
      <!--NEWS-->
      <text:h text:style-name="P10" text:outline-level="1">
<text:span text:style-name="T4">
Russia has increased the number of "calibers" on ships in the Black Sea</text:span>
</text:h>
      <text:p text:style-name="P4">
Authors: Ukrinform (Person)</text:p>
      <text:p text:style-name="P4">
Publisher: Укринформ (Organization)</text:p>
      <text:p text:style-name="P4">
Published Time: 2023-05-19T16:31:00+03:00</text:p>
      <text:p text:style-name="P4">
Modified Time: 2023-05-19T16:31:00+03:00</text:p>
      <text:p text:style-name="P4">
Description: Currently, the enemy ship group consists of 8 units, of which three rocket launchers with a total volley of about 20 "calibers". - Ukrinform.</text:p>
      <text:p text:style-name="P4">
Images: ["<text:a xlink:type="simple" xlink:href="https://static.ukrinform.com/photos/2015_11/thumb_files/630_360_1447753045-4415-korabli-rf.jpg" text:style-name="Internet_20_link" text:visited-style-name="Visited_20_Internet_20_Link">
630_360_14477...</text:a>
"]</text:p>
      <text:p text:style-name="P4">
Tags: ['Ракета', ' Чорне море', 'Війна з Росією']</text:p>
      <text:p text:style-name="P4">
Type: Article</text:p>
      <!--METADATA-->
      <text:p text:style-name="P4">
<draw:frame draw:style-name="fr1" draw:name="Image100" text:anchor-type="as-char" svg:width="6.9236in" svg:height="3.956343in" draw:z-index="0">
<draw:image xlink:href="../Images/yкринформ/2023-05-19T16-31-00-03-00/630_360_1447753045-4415-korabli-rf.jpg" xlink:type="simple" xlink:show="embed" xlink:actuate="onLoad" draw:mime-type="image/jpeg"/>
</draw:frame>
Currently, the enemy ship group consists of 8 units, of which are rocket launchers with a total volley of about 20 "calibers".</text:p>
      <text:p text:style-name="P4">
This is stated in the message <text:a xlink:type="simple" xlink:href="https://www.facebook.com/OperationalCommandSouth/posts/pfbid0MeXtPknZRK1j3BNKePfARvG4Ypfy6Avfh2nR1twuLu8XbwhFLfn19ewovzqH7xeGl" text:style-name="Internet_20_link" text:visited-style-name="Visited_20_Internet_20_Link">
</text:a>
, reports Ukrinform</text:p>
      <text:p text:style-name="P4">
"Currently, the enemy ship group consists of 8 units, the submarine lane is taken at the base. There are 3 surfaces remaining at the service, about 20" calibers ", - the message reads</text:p>
      <text:p text:style-name="P4">
It is noted that the enemy activates air intelligence on the Nikolaev Nativity.</text:p>
      <text:p text:style-name="P4">
Over the past day, the enemy has made more than half a hundred artillery <text:a xlink:type="simple" xlink:href="https://www.ukrinform.ua/tag-obstril" text:style-name="Internet_20_link" text:visited-style-name="Visited_20_Internet_20_Link">
</text:a>
The Right Bank, including twice in the Dnipro-Buzi estuary.</text:p>
      <text:p text:style-name="P4">
Kherson shelling damaged health care facilities and facilities. Without human loss.</text:p>
      <text:p text:style-name="P4">
<text:span text:style-name="T4">
 Read also: </text:span>
 <text:a xlink:type="simple" xlink:href="https://www.ukrinform.ua/rubric-ato/3711243-rosia-vnoci-atakuvala-ukrainu-z-troh-napramkiv-robotu-ppo-mozna-vvazati-uspisnou-ignat.html" text:style-name="Internet_20_link" text:visited-style-name="Visited_20_Internet_20_Link">
</text:a>
As it was reported, as of 10 am in the Black and Azov Seas <text:a xlink:type="simple" xlink:href="https://www.ukrinform.ua/rubric-ato/3711359-rosia-trimae-u-cornomu-ta-azovskomu-morah-cotiri-raketonosii-zagalnij-zalp-24-kalibri.html" text:style-name="Internet_20_link" text:visited-style-name="Visited_20_Internet_20_Link">
</text:a>
</text:p>
      <text:p text:style-name="P4">
News Source: <text:a xlink:type="simple" xlink:href="https://www.ukrinform.ua/rubric-ato/3711468-rosia-zbilsila-kilkist-kalibriv-na-korablah-u-cornomu-mori.html" text:style-name="Internet_20_link" text:visited-style-name="Visited_20_Internet_20_Link">
https://www.ukrinform.ua/rubric-ato/3711468-rosia-zbilsila-kilkist-kalibriv-na-korablah-u-cornomu-mori.html</text:a>
</text:p>
      <!--NEWS-->
      <text:h text:style-name="P10" text:outline-level="1">
<text:span text:style-name="T4">
Seconded expenses of the Russian budget exceeded $ 37.5 billion - media</text:span>
</text:h>
      <text:p text:style-name="P4">
Authors: Ukrinform (Person)</text:p>
      <text:p text:style-name="P4">
Publisher: Укринформ (Organization)</text:p>
      <text:p text:style-name="P4">
Published Time: 2023-05-19T16:35:06+03:00</text:p>
      <text:p text:style-name="P4">
Modified Time: 2023-05-19T16:35:06+03:00</text:p>
      <text:p text:style-name="P4">
Description: The Russian budget's secret expenditures since the beginning of the year have exceeded 3 trillion rubles (over $ 37.5 billion). - Ukrinform.</text:p>
      <text:p text:style-name="P4">
Images: ["<text:a xlink:type="simple" xlink:href="https://static.ukrinform.com/photos/2023_05/thumb_files/630_360_1684503139-530.jpg" text:style-name="Internet_20_link" text:visited-style-name="Visited_20_Internet_20_Link">
630_360_16845...</text:a>
"]</text:p>
      <text:p text:style-name="P4">
Tags: ['Бюджет', 'Економіка', 'Росія']</text:p>
      <text:p text:style-name="P4">
Type: Article</text:p>
      <!--METADATA-->
      <text:p text:style-name="P4">
<draw:frame draw:style-name="fr1" draw:name="Image101" text:anchor-type="as-char" svg:width="6.9236in" svg:height="3.956343in" draw:z-index="0">
<draw:image xlink:href="../Images/yкринформ/2023-05-19T16-35-06-03-00/630_360_1684503139-530.jpg" xlink:type="simple" xlink:show="embed" xlink:actuate="onLoad" draw:mime-type="image/jpeg"/>
</draw:frame>
Secret losses of the Russian budget since the beginning of the year have exceeded 3 trillion rubles(over $ 37.5 billion).</text:p>
      <text:p text:style-name="P4">
Як повідомляє <text:a xlink:type="simple" xlink:href="https://thebell.io/sekretnye-raskhody-byudzheta-prevysili-3-trln-rubley" text:style-name="Internet_20_link" text:visited-style-name="Visited_20_Internet_20_Link">
 </text:a>
, it follows from the updated on May 16, the Danube Federal Portal "Electronic Budget", Ukrinform reports.</text:p>
      <text:p text:style-name="P4">
It is noted that these expenses include defense and national security, and after the war in Ukraine, they were likely to be expenditures on "attached" territory.</text:p>
      <text:p text:style-name="P4">
In the general structure of expenditures, secret articles take the first place, pushing everything that the state spends on social policy, the publication writes.</text:p>
      <text:p text:style-name="P4">
The material emphasizes that on May 16, the Ministry of Federation of the Russian Federation has updated data on general budget expenditures - since the beginning of the year they amounted to 11.9 trillion rubles. Where the speakers of these expenses, the Russian Ministry of Finance opens, and some of the articles year a year are secret.</text:p>
      <text:p text:style-name="P4">
<text:span text:style-name="T4">
 Read also: </text:span>
 <text:a xlink:type="simple" xlink:href="https://www.ukrinform.ua/rubric-world/3707664-deficit-budzetu-rf-za-sicenkviten-dosag-34-triljona-rubliv-so-bilse-ricnogo-prognozu.html" text:style-name="Internet_20_link" text:visited-style-name="Visited_20_Internet_20_Link">
</text:a>
At total costs of nearly 12 trillion rubles($ 150.2 billion)According to individual preferences, the operational data for the implementation of the federal budget to divide only 8.8 trillion rubles. The remaining 3.1 trillion rubles - and there is a secret part.</text:p>
      <text:p text:style-name="P4">
Most closed budget items usually include defense, national security and law enforcement. But now the expenses, indirectly related to the war, told Bloomberg economist Alexander Osmolovskaya-Suslin. These can, for example, social and other costs of intensifying the occupied territories of Ukraine.</text:p>
      <text:p text:style-name="P4">
At the end of March, "secret" articles accounted for almost a third of the total budget expenditures, now this share decreased to 26%. But in absolute numbers, the titras still remain in the first place.</text:p>
      <text:p text:style-name="P4">
Deducted secret expenses, since the beginning of the year the most state spending social policy(This budget article includes pensions for example)- 2,9 trillion rubles. Next is the national economy(Infrastructure costs)—1.09 trillion rubles. And unanswered expenditures for national defense - 804.2 billion rubles.</text:p>
      <text:p text:style-name="P4">
Current secret costs <text:a xlink:type="simple" xlink:href="https://www.ukrinform.ua/tag-budzet" text:style-name="Internet_20_link" text:visited-style-name="Visited_20_Internet_20_Link">
</text:a>
In absolute terms, they were higher than a year and two years ago, it follows from calculations. At the end of May 2022, they amounted to 2.5 trillion rubles, and for the same period of 2021 - 2.3 trillion rubles."Recordant articles" in terms of closed costs in the budget project have been national defense and national security and law enforcement.</text:p>
      <text:p text:style-name="P4">
<text:span text:style-name="T4">
 Read also: </text:span>
 <text:a xlink:type="simple" xlink:href="https://www.ukrinform.ua/rubric-world/3688646-vijna-i-taemni-vitrati-zidaut-rosijskij-budzet-bloomberg.html" text:style-name="Internet_20_link" text:visited-style-name="Visited_20_Internet_20_Link">
<text:span text:style-name="T4">
 War </text:span>
 <text:span text:style-name="T4">
 Secret </text:span>
 <text:span text:style-name="T4">
 Expenditure </text:span>
 <text:span text:style-name="T4">
 eat </text:span>
<text:span text:style-name="T4">
 Russian </text:span>
 <text:span text:style-name="T4">
 budget </text:span>
 <text:span text:style-name="T4">
 </text:span>
 bloomberg **</text:a>
The costs may also include annexed Ukrainian territories. For example, the budget included a special infrastructure projected 377 billion rubles, under which the reconstruction and construction in DNR and LNR could be hidden.</text:p>
      <text:p text:style-name="P4">
There is now a tendency to close information, which is visible not only by budgetary statistics, but also by general publications of macroeconomic indicators, reminiscent of the conversation with The Bell Osmolovskaya-Sulina. “With every month of the pubble access, more and more indicators are disappearing. I am afraid this trendy, ”she says.</text:p>
      <text:p text:style-name="P4">
News Source: <text:a xlink:type="simple" xlink:href="https://www.ukrinform.ua/rubric-world/3711470-zasekreceni-vitrati-rosijskogo-budzetu-perevisili-375-milarda-zmi.html" text:style-name="Internet_20_link" text:visited-style-name="Visited_20_Internet_20_Link">
https://www.ukrinform.ua/rubric-world/3711470-zasekreceni-vitrati-rosijskogo-budzetu-perevisili-375-milarda-zmi.html</text:a>
</text:p>
      <!--NEWS-->
      <text:h text:style-name="P10" text:outline-level="1">
<text:span text:style-name="T4">
Seconded expenses of the Russian budget exceeded $ 37.5 billion - media</text:span>
</text:h>
      <text:p text:style-name="P4">
Authors: Ukrinform (Person)</text:p>
      <text:p text:style-name="P4">
Publisher: Укринформ (Organization)</text:p>
      <text:p text:style-name="P4">
Published Time: 2023-05-19T16:35:06+03:00</text:p>
      <text:p text:style-name="P4">
Modified Time: 2023-05-19T16:35:06+03:00</text:p>
      <text:p text:style-name="P4">
Description: The Russian budget's secret expenditures since the beginning of the year have exceeded 3 trillion rubles (over $ 37.5 billion). - Ukrinform.</text:p>
      <text:p text:style-name="P4">
Images: ["<text:a xlink:type="simple" xlink:href="https://static.ukrinform.com/photos/2023_05/thumb_files/630_360_1684503139-530.jpg" text:style-name="Internet_20_link" text:visited-style-name="Visited_20_Internet_20_Link">
630_360_16845...</text:a>
"]</text:p>
      <text:p text:style-name="P4">
Tags: ['Бюджет', 'Економіка', 'Росія']</text:p>
      <text:p text:style-name="P4">
Type: Article</text:p>
      <!--METADATA-->
      <text:p text:style-name="P4">
<draw:frame draw:style-name="fr1" draw:name="Image102" text:anchor-type="as-char" svg:width="6.9236in" svg:height="3.956343in" draw:z-index="0">
<draw:image xlink:href="../Images/yкринформ/2023-05-19T16-35-06-03-00/630_360_1684503139-530.jpg" xlink:type="simple" xlink:show="embed" xlink:actuate="onLoad" draw:mime-type="image/jpeg"/>
</draw:frame>
Secret losses of the Russian budget since the beginning of the year have exceeded 3 trillion rubles(over $ 37.5 billion).</text:p>
      <text:p text:style-name="P4">
Як повідомляє <text:a xlink:type="simple" xlink:href="https://thebell.io/sekretnye-raskhody-byudzheta-prevysili-3-trln-rubley" text:style-name="Internet_20_link" text:visited-style-name="Visited_20_Internet_20_Link">
 </text:a>
, it follows from the updated on May 16, the Danube Federal Portal "Electronic Budget", Ukrinform reports.</text:p>
      <text:p text:style-name="P4">
It is noted that these expenses include defense and national security, and after the war in Ukraine, they were likely to be expenditures on "attached" territory.</text:p>
      <text:p text:style-name="P4">
In the general structure of expenditures, secret articles take the first place, pushing everything that the state spends on social policy, the publication writes.</text:p>
      <text:p text:style-name="P4">
The material emphasizes that on May 16, the Ministry of Federation of the Russian Federation has updated data on general budget expenditures - since the beginning of the year they amounted to 11.9 trillion rubles. Where the speakers of these expenses, the Russian Ministry of Finance opens, and some of the articles year a year are secret.</text:p>
      <text:p text:style-name="P4">
<text:span text:style-name="T4">
 Read also: </text:span>
 <text:a xlink:type="simple" xlink:href="https://www.ukrinform.ua/rubric-world/3707664-deficit-budzetu-rf-za-sicenkviten-dosag-34-triljona-rubliv-so-bilse-ricnogo-prognozu.html" text:style-name="Internet_20_link" text:visited-style-name="Visited_20_Internet_20_Link">
</text:a>
At total costs of nearly 12 trillion rubles($ 150.2 billion)According to individual preferences, the operational data for the implementation of the federal budget to divide only 8.8 trillion rubles. The remaining 3.1 trillion rubles - and there is a secret part.</text:p>
      <text:p text:style-name="P4">
Most closed budget items usually include defense, national security and law enforcement. But now the expenses, indirectly related to the war, told Bloomberg economist Alexander Osmolovskaya-Suslin. These can, for example, social and other costs of intensifying the occupied territories of Ukraine.</text:p>
      <text:p text:style-name="P4">
At the end of March, "secret" articles accounted for almost a third of the total budget expenditures, now this share decreased to 26%. But in absolute numbers, the titras still remain in the first place.</text:p>
      <text:p text:style-name="P4">
Deducted secret expenses, since the beginning of the year the most state spending social policy(This budget article includes pensions for example)- 2,9 trillion rubles. Next is the national economy(Infrastructure costs)—1.09 trillion rubles. And unanswered expenditures for national defense - 804.2 billion rubles.</text:p>
      <text:p text:style-name="P4">
Current secret costs <text:a xlink:type="simple" xlink:href="https://www.ukrinform.ua/tag-budzet" text:style-name="Internet_20_link" text:visited-style-name="Visited_20_Internet_20_Link">
</text:a>
In absolute terms, they were higher than a year and two years ago, it follows from calculations. At the end of May 2022, they amounted to 2.5 trillion rubles, and for the same period of 2021 - 2.3 trillion rubles."Recordant articles" in terms of closed costs in the budget project have been national defense and national security and law enforcement.</text:p>
      <text:p text:style-name="P4">
<text:span text:style-name="T4">
 Read also: </text:span>
 <text:a xlink:type="simple" xlink:href="https://www.ukrinform.ua/rubric-world/3688646-vijna-i-taemni-vitrati-zidaut-rosijskij-budzet-bloomberg.html" text:style-name="Internet_20_link" text:visited-style-name="Visited_20_Internet_20_Link">
<text:span text:style-name="T4">
 War </text:span>
 <text:span text:style-name="T4">
 Secret </text:span>
 <text:span text:style-name="T4">
 Expenditure </text:span>
 <text:span text:style-name="T4">
 eat </text:span>
<text:span text:style-name="T4">
 Russian </text:span>
 <text:span text:style-name="T4">
 budget </text:span>
 <text:span text:style-name="T4">
 </text:span>
 bloomberg **</text:a>
The costs may also include annexed Ukrainian territories. For example, the budget included a special infrastructure projected 377 billion rubles, under which the reconstruction and construction in DNR and LNR could be hidden.</text:p>
      <text:p text:style-name="P4">
There is now a tendency to close information, which is visible not only by budgetary statistics, but also by general publications of macroeconomic indicators, reminiscent of the conversation with The Bell Osmolovskaya-Sulina. “With every month of the pubble access, more and more indicators are disappearing. I am afraid this trendy, ”she says.</text:p>
      <text:p text:style-name="P4">
News Source: <text:a xlink:type="simple" xlink:href="https://www.ukrinform.ua/rubric-world/3711470-zasekreceni-vitrati-rosijskogo-budzetu-perevisili-375-milarda-zmi.html" text:style-name="Internet_20_link" text:visited-style-name="Visited_20_Internet_20_Link">
https://www.ukrinform.ua/rubric-world/3711470-zasekreceni-vitrati-rosijskogo-budzetu-perevisili-375-milarda-zmi.html</text:a>
</text:p>
      <!--NEWS-->
      <text:h text:style-name="P10" text:outline-level="1">
<text:span text:style-name="T4">
Six defenders of Ukraine were buried in Kropyvnytskyi</text:span>
</text:h>
      <text:p text:style-name="P4">
Authors: Ukrinform (Person)</text:p>
      <text:p text:style-name="P4">
Publisher: Укринформ (Organization)</text:p>
      <text:p text:style-name="P4">
Published Time: 2023-05-19T16:38:32+03:00</text:p>
      <text:p text:style-name="P4">
Modified Time: 2023-05-19T16:38:32+03:00</text:p>
      <text:p text:style-name="P4">
Description: In Kropyvnytskyi, six dead soldiers were held on the last way. - Ukrinform.</text:p>
      <text:p text:style-name="P4">
Images: ["<text:a xlink:type="simple" xlink:href="https://static.ukrinform.com/photos/2023_05/thumb_files/630_360_1684502531-6793.jpeg" text:style-name="Internet_20_link" text:visited-style-name="Visited_20_Internet_20_Link">
630_360_16845...</text:a>
", "<text:a xlink:type="simple" xlink:href="https://static.ukrinform.com/photos/2023_05/thumb_files/630_360_1684502530-2937.jpeg" text:style-name="Internet_20_link" text:visited-style-name="Visited_20_Internet_20_Link">
630_360_16845...</text:a>
", "<text:a xlink:type="simple" xlink:href="https://static.ukrinform.com/photos/2023_05/thumb_files/630_360_1684502530-5639.jpeg" text:style-name="Internet_20_link" text:visited-style-name="Visited_20_Internet_20_Link">
630_360_16845...</text:a>
", "<text:a xlink:type="simple" xlink:href="https://static.ukrinform.com/photos/2023_05/thumb_files/630_360_1684502530-5842.jpeg" text:style-name="Internet_20_link" text:visited-style-name="Visited_20_Internet_20_Link">
630_360_16845...</text:a>
", "<text:a xlink:type="simple" xlink:href="https://static.ukrinform.com/photos/2023_05/thumb_files/630_360_1684502530-1545.jpeg" text:style-name="Internet_20_link" text:visited-style-name="Visited_20_Internet_20_Link">
630_360_16845...</text:a>
", "<text:a xlink:type="simple" xlink:href="https://static.ukrinform.com/photos/2023_05/thumb_files/630_360_1684502530-3359.jpeg" text:style-name="Internet_20_link" text:visited-style-name="Visited_20_Internet_20_Link">
630_360_16845...</text:a>
", "<text:a xlink:type="simple" xlink:href="https://static.ukrinform.com/photos/2023_05/thumb_files/630_360_1684502530-3835.jpeg" text:style-name="Internet_20_link" text:visited-style-name="Visited_20_Internet_20_Link">
630_360_16845...</text:a>
", "<text:a xlink:type="simple" xlink:href="https://static.ukrinform.com/photos/2023_05/thumb_files/630_360_1684502531-8198.jpeg" text:style-name="Internet_20_link" text:visited-style-name="Visited_20_Internet_20_Link">
630_360_16845...</text:a>
", "<text:a xlink:type="simple" xlink:href="https://static.ukrinform.com/photos/2023_05/thumb_files/630_360_1684502531-8188.jpeg" text:style-name="Internet_20_link" text:visited-style-name="Visited_20_Internet_20_Link">
630_360_16845...</text:a>
", "<text:a xlink:type="simple" xlink:href="https://static.ukrinform.com/photos/2023_05/thumb_files/630_360_1684502531-4698.jpeg" text:style-name="Internet_20_link" text:visited-style-name="Visited_20_Internet_20_Link">
630_360_16845...</text:a>
", "<text:a xlink:type="simple" xlink:href="https://static.ukrinform.com/photos/2023_05/thumb_files/630_360_1684502531-7971.jpeg" text:style-name="Internet_20_link" text:visited-style-name="Visited_20_Internet_20_Link">
630_360_16845...</text:a>
", "<text:a xlink:type="simple" xlink:href="https://static.ukrinform.com/photos/2023_05/thumb_files/630_360_1684502531-3471.jpeg" text:style-name="Internet_20_link" text:visited-style-name="Visited_20_Internet_20_Link">
630_360_16845...</text:a>
"]</text:p>
      <text:p text:style-name="P4">
Tags: ['Кропивницький', 'Прощання', 'Військові']</text:p>
      <text:p text:style-name="P4">
Type: Article</text:p>
      <!--METADATA-->
      <text:p text:style-name="P4">
<draw:frame draw:style-name="fr1" draw:name="Image103" text:anchor-type="as-char" svg:width="6.9236in" svg:height="3.956343in" draw:z-index="0">
<draw:image xlink:href="../Images/yкринформ/2023-05-19T16-38-32-03-00/630_360_1684502531-6793.jpeg" xlink:type="simple" xlink:show="embed" xlink:actuate="onLoad" draw:mime-type="image/jpeg"/>
</draw:frame>
Six dead soldiers were held in the last way of the last path.</text:p>
      <text:p text:style-name="P4">
About it reports Kropyvnytskyi City Council in <text:a xlink:type="simple" xlink:href="https://www.facebook.com/krrada.official/posts/pfbid02oTurZK4JruEKQxDZdpmuLBnxvjh8qX1Pcu3cUi3tvGNojKYesNhJfTonRLGsuaTpl" text:style-name="Internet_20_link" text:visited-style-name="Visited_20_Internet_20_Link">
</text:a>
, reports Ukrinform.</text:p>
      <text:p text:style-name="P4">
Farewell to the dead took place on the alley of honor of the military burial of the Dalica Eastern Cemetery.</text:p>
      <text:p text:style-name="P4">
As it is noted, the deputy commander of the combat vehicle 39-year-old Dmitry Oliynykin was on May 11 in the area of the village of Mayorsk, Donetsk region.</text:p>
      <text:p text:style-name="P4">
The 47-year-old senior operator of the anti-tank guided missiles, Chief Sador Vladimir Chorny, the last battle was accepted on May 9 in Swativ district <text:a xlink:type="simple" xlink:href="https://www.ukrinform.ua/tag-lugansina" text:style-name="Internet_20_link" text:visited-style-name="Visited_20_Internet_20_Link">
</text:a>
. Graduate of the National Academy of Education of Arts, he was an artist on scenery on the filming of the films "Pomfir", "Iron Butterflies", "Gate".</text:p>
      <text:p text:style-name="P4">
Sagittarius-sanitary Oleksandr Solyanyk died on May 10 under Bakhmut.Senior Military Medic Sergeant Volodymyr Litvinenko died on May 15. He was 48 years old.</text:p>
      <text:p text:style-name="P4">
<text:span text:style-name="T4">
 Read also: </text:span>
 <text:a xlink:type="simple" xlink:href="https://www.ukrinform.ua/rubric-kyiv/3707275-u-kievi-poprosalisa-iz-zagiblim-pid-bahmutom-bijcem-viktorom-panaskom.html" text:style-name="Internet_20_link" text:visited-style-name="Visited_20_Internet_20_Link">
<text:span text:style-name="T4">
 Saying goodbye </text:span>
</text:a>
The chief sergeant of the Rifle Platoon 48-year-old Dmitry Avdeev and the 27-year-old-river-radiotelephonist Yevgeny Govorunets served in one part and killed in the battles on May 11 in the area of Ozarivka of the Bakhmut district.</text:p>
      <text:p text:style-name="P4">
The memorial service for the dead was held by Archbishop Kropyvnytsky and Golovanovsky Mark.</text:p>
      <text:p text:style-name="P4">
As reported by Ukrinform, <text:a xlink:type="simple" xlink:href="https://www.ukrinform.ua/rubric-regions/3708399-u-kropivnickomu-poprosalis-iz-cotirma-zagiblimi-voinami.html" text:style-name="Internet_20_link" text:visited-style-name="Visited_20_Internet_20_Link">
</text:a>
.</text:p>
      <text:p text:style-name="P4">
News Source: <text:a xlink:type="simple" xlink:href="https://www.ukrinform.ua/rubric-regions/3711473-u-kropivnickomu-pohovali-sistoh-zahisnikiv-ukraini.html" text:style-name="Internet_20_link" text:visited-style-name="Visited_20_Internet_20_Link">
https://www.ukrinform.ua/rubric-regions/3711473-u-kropivnickomu-pohovali-sistoh-zahisnikiv-ukraini.html</text:a>
</text:p>
      <!--NEWS-->
      <text:h text:style-name="P10" text:outline-level="1">
<text:span text:style-name="T4">
The Government approved an IBRD grant attract</text:span>
</text:h>
      <text:p text:style-name="P4">
Authors: Ukrinform (Person)</text:p>
      <text:p text:style-name="P4">
Publisher: Укринформ (Organization)</text:p>
      <text:p text:style-name="P4">
Published Time: 2023-05-19T16:41:56+03:00</text:p>
      <text:p text:style-name="P4">
Modified Time: 2023-05-19T16:41:56+03:00</text:p>
      <text:p text:style-name="P4">
Description: The Cabinet of Ministers has made a decision to attract a loan from the International Bank for Reconstruction and Development for $ 500 million and a $ 1.2 billion grant that will be aimed at paying salaries, pensions, social assistance and medicine. - Ukrinform.</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Пенсія', 'Зарплата', 'Шмигаль', 'МБРР']</text:p>
      <text:p text:style-name="P4">
Type: Article</text:p>
      <!--METADATA-->
      <text:p text:style-name="P4">
<draw:frame draw:style-name="fr1" draw:name="Image104" text:anchor-type="as-char" svg:width="6.9236in" svg:height="3.956343in" draw:z-index="0">
<draw:image xlink:href="../Images/yкринформ/2023-05-19T16-41-56-03-00/630_360_1678738628-217.jpg" xlink:type="simple" xlink:show="embed" xlink:actuate="onLoad" draw:mime-type="image/jpeg"/>
</draw:frame>
The Cabinet of Ministers made a decision to attract a loan from the International Bank of Reconstruction and Development for $ 500 million and a grant of $ 1.2 billion, which will be aimed at paying salaries, pensions, social assistance from Towedicin.</text:p>
      <text:p text:style-name="P4">
As Prime Minister Denis Shmigal emphasized <text:a xlink:type="simple" xlink:href="https://t.me/Denys_Smyhal/5266" text:style-name="Internet_20_link" text:visited-style-name="Visited_20_Internet_20_Link">
</text:a>
, it is part of a large project of cooperation, Ukrinform reports.</text:p>
      <text:p text:style-name="P4">
“We raise a $ 500 million loan and a $ 1.2 billion grant. It is a large project of cooperation with a total of $ 16.4 billion, plus1.4 billion euros. Funds go to pay salaries, <text:a xlink:type="simple" xlink:href="https://www.ukrinform.ua/tag-pensia" text:style-name="Internet_20_link" text:visited-style-name="Visited_20_Internet_20_Link">
</text:a>
, social assistance and medicine, ”Smigal said.</text:p>
      <text:p text:style-name="P4">
According to him, the CMU made a number of decisions to attract additional financial resources. He also agreed to participate in Ukraine in the European program "Combining Europe". It is a way to financing from the EU building modern transport, energy and digital infrastructure. The total budget of the program by 2027 is almost 21 billion euros.</text:p>
      <text:p text:style-name="P4">
The Agreement on $ 1.5 billion was also approved under the guarantees of Japan in the framework of the development of development policy and restoration. Tsokosht will be aimed at strengthening social protection and restoration of Ukraine.</text:p>
      <text:p text:style-name="P4">
<text:span text:style-name="T4">
 Read also: </text:span>
 <text:a xlink:type="simple" xlink:href="https://www.ukrinform.ua/rubric-economy/3711317-socialna-pidtrimka-minfin-predstaviv-dasbord-vidatkiv-budzetu-za-ostanni-3-roki.html" text:style-name="Internet_20_link" text:visited-style-name="Visited_20_Internet_20_Link">
<text:span text:style-name="T4">
 budget </text:span>
</text:a>
“The recovery that is happening right now. For more than a week, a programmium is operated. This is the payment of funds for the repair of housing that was damaged during the timewoman. The program is digital, its algorithm is simple and clear. Already, 11.7 thousand applications, most of the residents of Kharkiv, Kyiv, Mykolaiv region, ”said the Prime Minister.</text:p>
      <text:p text:style-name="P4">
He also noted that the government has already allocated the first resources to implement this program - UAH 4.4 billion from the Fund for the Elimination of the Consequences of Armed Aggression.</text:p>
      <text:p text:style-name="P4">
As it was reported, the CMU's Armed Aggression Fund has already collected 62 billion UAH. Almost half - Russian funds have been withdrawn.</text:p>
      <text:p text:style-name="P4">
News Source: <text:a xlink:type="simple" xlink:href="https://www.ukrinform.ua/rubric-economy/3711475-urad-shvaliv-zalucenna-grantu-vid-mbrr-grosi-spramuut-na-zarplati-ta-socdopomogu.html" text:style-name="Internet_20_link" text:visited-style-name="Visited_20_Internet_20_Link">
https://www.ukrinform.ua/rubric-economy/3711475-urad-shvaliv-zalucenna-grantu-vid-mbrr-grosi-spramuut-na-zarplati-ta-socdopomogu.html</text:a>
</text:p>
      <!--NEWS-->
      <text:h text:style-name="P10" text:outline-level="1">
<text:span text:style-name="T4">
The light pollution of the planet is directly related to the mutations of viruses - an expert</text:span>
</text:h>
      <text:p text:style-name="P4">
Authors: Ukrinform (Person)</text:p>
      <text:p text:style-name="P4">
Publisher: Укринформ (Organization)</text:p>
      <text:p text:style-name="P4">
Published Time: 2023-05-19T16:42:00+03:00</text:p>
      <text:p text:style-name="P4">
Modified Time: 2023-05-19T16:42:00+03:00</text:p>
      <text:p text:style-name="P4">
Description: Scientists have hypothesized the appearance of viral mutations due to intense light pollution of the Earth. - Ukrinform.</text:p>
      <text:p text:style-name="P4">
Images: ["<text:a xlink:type="simple" xlink:href="https://static.ukrinform.com/photos/2022_11/thumb_files/630_360_1667983531-970.jpg" text:style-name="Internet_20_link" text:visited-style-name="Visited_20_Internet_20_Link">
630_360_16679...</text:a>
"]</text:p>
      <text:p text:style-name="P4">
Tags: ['Медицина', 'Вірус', 'Коронавірус']</text:p>
      <text:p text:style-name="P4">
Type: Article</text:p>
      <!--METADATA-->
      <text:p text:style-name="P4">
<draw:frame draw:style-name="fr1" draw:name="Image105" text:anchor-type="as-char" svg:width="6.9236in" svg:height="3.956343in" draw:z-index="0">
<draw:image xlink:href="../Images/yкринформ/2023-05-19T16-42-00-03-00/630_360_1667983531-970.jpg" xlink:type="simple" xlink:show="embed" xlink:actuate="onLoad" draw:mime-type="image/jpeg"/>
</draw:frame>
The students have hypothesized the emergence of viral mutations due to the intense luminosity of the Earth.</text:p>
      <text:p text:style-name="P4">
About it in <text:a xlink:type="simple" xlink:href="https://www.ukrinform.ua/rubric-society/3711265-oleg-caban-psihoterapevt-doktor-medicnih-nauk.html" text:style-name="Internet_20_link" text:visited-style-name="Visited_20_Internet_20_Link">
</text:a>
The doctor of medical sciences, the head of the Department of Medical Psychology, Psychosomatic Medicine and Psychotherapy Mended and Psychology and Psychology of the Faculty of Psychology of the National Medical University named after O.O. Oleg Chaban.</text:p>
      <text:p text:style-name="P4">
“There is a lot of light in our lives. It is enough to inspect the land of the snack - it literally glows, except the oceans, of course. But there, despair people, our planet glows around the clock. In the metropolitan areas where humanity begins to scold, light never disappears!So, the "light pollution" of the planet is directly related to the mutations of viruses, "he said.</text:p>
      <text:p text:style-name="P4">
The scientist recalled that changes in circadian rhythms in humans and all living creatures occur due to added light.</text:p>
      <text:p text:style-name="P4">
<text:span text:style-name="T4">
 Read also: </text:span>
 <text:a xlink:type="simple" xlink:href="https://www.ukrinform.ua/rubric-society/3711382-covid19-pokazav-so-mi-dostatno-bezpomicni-istoti-ale-ludstvo-vizive-psiholog.html" text:style-name="Internet_20_link" text:visited-style-name="Visited_20_Internet_20_Link">
<text:span text:style-name="T4">
 humanity </text:span>
</text:a>
“Only we forgot that viruses and bacteria belong to the living world!And they also react to everything that a person created and what did not exist in nature. According to the hypothesis, the mutations of viruses and bacteria occur and will occur more in large metropolitan areas because, sorry for such unusual terminology, viruses and bacteria cannot sleep normally!It sounds really, but the violation of circadian rhythms also affects them, because they will live in our body, ”Chaban said.</text:p>
      <text:p text:style-name="P4">
It has been reported that a new study of a group of scientists <text:a xlink:type="simple" xlink:href="https://www.ukrinform.ua/rubric-world/3684365-naukovci-viavili-zvazok-covid19-z-enotovidnimi-sobakami-zmi.html" text:style-name="Internet_20_link" text:visited-style-name="Visited_20_Internet_20_Link">
</text:a>
With raccoon dogs in the earbage market.</text:p>
      <text:p text:style-name="P4">
News Source: <text:a xlink:type="simple" xlink:href="https://www.ukrinform.ua/rubric-society/3711396-svitlove-zabrudnenna-planeti-mae-bezposerednij-stosunok-do-mutacij-virusiv-ekspert.html" text:style-name="Internet_20_link" text:visited-style-name="Visited_20_Internet_20_Link">
https://www.ukrinform.ua/rubric-society/3711396-svitlove-zabrudnenna-planeti-mae-bezposerednij-stosunok-do-mutacij-virusiv-ekspert.html</text:a>
</text:p>
      <!--NEWS-->
      <text:h text:style-name="P10" text:outline-level="1">
<text:span text:style-name="T4">
Канада запровадила нові санкції проти понад 70 осіб та організацій з Росії</text:span>
</text:h>
      <text:p text:style-name="P4">
Authors: Ukrinform (Person)</text:p>
      <text:p text:style-name="P4">
Publisher: Укринформ (Organization)</text:p>
      <text:p text:style-name="P4">
Published Time: 2023-05-19T16:42:16+03:00</text:p>
      <text:p text:style-name="P4">
Modified Time: 2023-05-19T16:42:16+03:00</text:p>
      <text:p text:style-name="P4">
Description: Канада оголосила про нові санкції проти РФ, обмеження запроваджуються щодо більш як 70 осіб та організацій. — Укрінформ.</text:p>
      <text:p text:style-name="P4">
Images: ["<text:a xlink:type="simple" xlink:href="https://static.ukrinform.com/photos/2022_10/thumb_files/630_360_1665161088-125.png" text:style-name="Internet_20_link" text:visited-style-name="Visited_20_Internet_20_Link">
630_360_16651...</text:a>
", "<text:a xlink:type="simple" xlink:href="https://static.ukrinform.com/photos/2023_05/1684503691-669.png" text:style-name="Internet_20_link" text:visited-style-name="Visited_20_Internet_20_Link">
1684503691-66...</text:a>
"]</text:p>
      <text:p text:style-name="P4">
Tags: ['Канада', 'Санкції', 'Росія']</text:p>
      <text:p text:style-name="P4">
Type: Article</text:p>
      <!--METADATA-->
      <text:p text:style-name="P4">
<draw:frame draw:style-name="fr1" draw:name="Image106" text:anchor-type="as-char" svg:width="6.9236in" svg:height="3.956343in" draw:z-index="0">
<draw:image xlink:href="../Images/yкринформ/2023-05-19T16-42-16-03-00/630_360_1665161088-125.png" xlink:type="simple" xlink:show="embed" xlink:actuate="onLoad" draw:mime-type="image/png"/>
</draw:frame>
Canada is alocated for new sanctions against the Russian Federation, restrictions are imposed on more than70 people and organizations.</text:p>
      <text:p text:style-name="P4">
About it reports <text:a xlink:type="simple" xlink:href="https://www.theglobeandmail.com/world/article-canada-announces-new-russia-sanctions-as-g7-leaders-discuss-ukraine/" text:style-name="Internet_20_link" text:visited-style-name="Visited_20_Internet_20_Link">
</text:a>
, reports Ukrinform.</text:p>
      <text:p text:style-name="P4">
"Today, Canada has announced the introduction of more than 70 new sanctions against people who support illegal military actions of Russia and unseators of human rights violations," said Prime Minister Justin <text:a xlink:type="simple" xlink:href="https://www.ukrinform.ua/tag-trudo" text:style-name="Internet_20_link" text:visited-style-name="Visited_20_Internet_20_Link">
</text:a>
During the G7 summit in Hiroshima.</text:p>
      <text:p text:style-name="P4">
<draw:frame draw:style-name="fr1" draw:name="Image107" text:anchor-type="as-char" svg:width="6.9236in" svg:height="4.275964in" draw:z-index="0">
<draw:image xlink:href="../Images/yкринформ/2023-05-19T16-42-16-03-00/1684503691-669.png" xlink:type="simple" xlink:show="embed" xlink:actuate="onLoad" draw:mime-type="image/png"/>
</draw:frame>
The Prime Minister's office stated that sanctions concerned "17 people and 18 organizations related to Russian companies that supply military technologies and development of Russian armed forces, relatives of the sub-persons and the Kremlin elite."</text:p>
      <text:p text:style-name="P4">
<text:span text:style-name="T4">
 Read also: </text:span>
 <text:a xlink:type="simple" xlink:href="https://www.ukrinform.ua/rubric-polytics/3711355-aponia-i-francia-posiluvatimut-sankcii-proti-rf-i-pidtrimku-ukraini.html" text:style-name="Internet_20_link" text:visited-style-name="Visited_20_Internet_20_Link">
<text:span text:style-name="T4">
 St. </text:span>
</text:a>
Sanctions will also apply up to 30 people and eight organizations involved in human rights abuses, including the abduction of Ukrainian children.</text:p>
      <text:p text:style-name="P4">
As reported by Ukrinform, in Japanese <text:a xlink:type="simple" xlink:href="https://www.ukrinform.ua/rubric-world/3711170-v-aponii-rozpocinaetsa-samit-g7.html" text:style-name="Internet_20_link" text:visited-style-name="Visited_20_Internet_20_Link">
</text:a>
- highly developed countries of the world. G7 includes the United Kingdom, Canada, Germany, France, the United States and Japan and the European Union.</text:p>
      <text:p text:style-name="P4">
Photo: The Canadian Press</text:p>
      <text:p text:style-name="P4">
News Source: <text:a xlink:type="simple" xlink:href="https://www.ukrinform.ua/rubric-world/3711476-kanada-zaprovadila-novi-sankcii-proti-ponad-70-osib-ta-organizacij-z-rosii.html" text:style-name="Internet_20_link" text:visited-style-name="Visited_20_Internet_20_Link">
https://www.ukrinform.ua/rubric-world/3711476-kanada-zaprovadila-novi-sankcii-proti-ponad-70-osib-ta-organizacij-z-rosii.html</text:a>
</text:p>
      <!--NEWS-->
      <text:h text:style-name="P10" text:outline-level="1">
<text:span text:style-name="T4">
Канада запровадила нові санкції проти понад 70 осіб та організацій з Росії</text:span>
</text:h>
      <text:p text:style-name="P4">
Authors: Ukrinform (Person)</text:p>
      <text:p text:style-name="P4">
Publisher: Укринформ (Organization)</text:p>
      <text:p text:style-name="P4">
Published Time: 2023-05-19T16:42:16+03:00</text:p>
      <text:p text:style-name="P4">
Modified Time: 2023-05-19T16:42:16+03:00</text:p>
      <text:p text:style-name="P4">
Description: Канада оголосила про нові санкції проти РФ, обмеження запроваджуються щодо більш як 70 осіб та організацій. — Укрінформ.</text:p>
      <text:p text:style-name="P4">
Images: ["<text:a xlink:type="simple" xlink:href="https://static.ukrinform.com/photos/2022_10/thumb_files/630_360_1665161088-125.png" text:style-name="Internet_20_link" text:visited-style-name="Visited_20_Internet_20_Link">
630_360_16651...</text:a>
", "<text:a xlink:type="simple" xlink:href="https://static.ukrinform.com/photos/2023_05/1684503691-669.png" text:style-name="Internet_20_link" text:visited-style-name="Visited_20_Internet_20_Link">
1684503691-66...</text:a>
"]</text:p>
      <text:p text:style-name="P4">
Tags: ['Канада', 'Санкції', 'Росія']</text:p>
      <text:p text:style-name="P4">
Type: Article</text:p>
      <!--METADATA-->
      <text:p text:style-name="P4">
<draw:frame draw:style-name="fr1" draw:name="Image108" text:anchor-type="as-char" svg:width="6.9236in" svg:height="3.956343in" draw:z-index="0">
<draw:image xlink:href="../Images/yкринформ/2023-05-19T16-42-16-03-00/630_360_1665161088-125.png" xlink:type="simple" xlink:show="embed" xlink:actuate="onLoad" draw:mime-type="image/png"/>
</draw:frame>
Canada is alocated for new sanctions against the Russian Federation, restrictions are imposed on more than70 people and organizations.</text:p>
      <text:p text:style-name="P4">
About it reports <text:a xlink:type="simple" xlink:href="https://www.theglobeandmail.com/world/article-canada-announces-new-russia-sanctions-as-g7-leaders-discuss-ukraine/" text:style-name="Internet_20_link" text:visited-style-name="Visited_20_Internet_20_Link">
</text:a>
, reports Ukrinform.</text:p>
      <text:p text:style-name="P4">
"Today, Canada has announced the introduction of more than 70 new sanctions against people who support illegal military actions of Russia and unseators of human rights violations," said Prime Minister Justin <text:a xlink:type="simple" xlink:href="https://www.ukrinform.ua/tag-trudo" text:style-name="Internet_20_link" text:visited-style-name="Visited_20_Internet_20_Link">
</text:a>
During the G7 summit in Hiroshima.</text:p>
      <text:p text:style-name="P4">
<draw:frame draw:style-name="fr1" draw:name="Image109" text:anchor-type="as-char" svg:width="6.9236in" svg:height="4.275964in" draw:z-index="0">
<draw:image xlink:href="../Images/yкринформ/2023-05-19T16-42-16-03-00/1684503691-669.png" xlink:type="simple" xlink:show="embed" xlink:actuate="onLoad" draw:mime-type="image/png"/>
</draw:frame>
The Prime Minister's office stated that sanctions concerned "17 people and 18 organizations related to Russian companies that supply military technologies and development of Russian armed forces, relatives of the sub-persons and the Kremlin elite."</text:p>
      <text:p text:style-name="P4">
<text:span text:style-name="T4">
 Read also: </text:span>
 <text:a xlink:type="simple" xlink:href="https://www.ukrinform.ua/rubric-polytics/3711355-aponia-i-francia-posiluvatimut-sankcii-proti-rf-i-pidtrimku-ukraini.html" text:style-name="Internet_20_link" text:visited-style-name="Visited_20_Internet_20_Link">
<text:span text:style-name="T4">
 St. </text:span>
</text:a>
Sanctions will also apply up to 30 people and eight organizations involved in human rights abuses, including the abduction of Ukrainian children.</text:p>
      <text:p text:style-name="P4">
As reported by Ukrinform, in Japanese <text:a xlink:type="simple" xlink:href="https://www.ukrinform.ua/rubric-world/3711170-v-aponii-rozpocinaetsa-samit-g7.html" text:style-name="Internet_20_link" text:visited-style-name="Visited_20_Internet_20_Link">
</text:a>
- highly developed countries of the world. G7 includes the United Kingdom, Canada, Germany, France, the United States and Japan and the European Union.</text:p>
      <text:p text:style-name="P4">
Photo: The Canadian Press</text:p>
      <text:p text:style-name="P4">
News Source: <text:a xlink:type="simple" xlink:href="https://www.ukrinform.ua/rubric-world/3711476-kanada-zaprovadila-novi-sankcii-proti-ponad-70-osib-ta-organizacij-z-rosii.html" text:style-name="Internet_20_link" text:visited-style-name="Visited_20_Internet_20_Link">
https://www.ukrinform.ua/rubric-world/3711476-kanada-zaprovadila-novi-sankcii-proti-ponad-70-osib-ta-organizacij-z-rosii.html</text:a>
</text:p>
      <!--NEWS-->
      <text:h text:style-name="P10" text:outline-level="1">
<text:span text:style-name="T4">
A week before the capital's power, more than 20 complaints about closed shelters were received</text:span>
</text:h>
      <text:p text:style-name="P4">
Authors: Ukrinform (Person)</text:p>
      <text:p text:style-name="P4">
Publisher: Укринформ (Organization)</text:p>
      <text:p text:style-name="P4">
Published Time: 2023-05-19T16:48:16+03:00</text:p>
      <text:p text:style-name="P4">
Modified Time: 2023-05-19T16:48:16+03:00</text:p>
      <text:p text:style-name="P4">
Description: During this week, 22 complaints about closed shelters during air alarm were received by the Kyiv City Military Administration. - Ukrinform.</text:p>
      <text:p text:style-name="P4">
Images: ["<text:a xlink:type="simple" xlink:href="https://static.ukrinform.com/photos/2022_09/thumb_files/630_360_1664378590-688.jpg" text:style-name="Internet_20_link" text:visited-style-name="Visited_20_Internet_20_Link">
630_360_16643...</text:a>
"]</text:p>
      <text:p text:style-name="P4">
Tags: ['Київ', 'Бомбосховище', 'Укриття', 'Повітряна тривога']</text:p>
      <text:p text:style-name="P4">
Type: Article</text:p>
      <!--METADATA-->
      <text:p text:style-name="P4">
<draw:frame draw:style-name="fr1" draw:name="Image110" text:anchor-type="as-char" svg:width="6.9236in" svg:height="3.956343in" draw:z-index="0">
<draw:image xlink:href="../Images/yкринформ/2023-05-19T16-48-16-03-00/630_360_1664378590-688.jpg" xlink:type="simple" xlink:show="embed" xlink:actuate="onLoad" draw:mime-type="image/jpeg"/>
</draw:frame>
During this day, 22 complaints against the shelters during air alarm were received from the Kyiv City Military Administration.</text:p>
      <text:p text:style-name="P4">
Roman Tkachuk, Director of the Department of Municipal Security, reported this during a review of civil protection protective structures in Darnytskyi districtistolytsya, reports Ukrinform correspondent.</text:p>
      <text:p text:style-name="P4">
“During this week, 22 complaints were received by the military administration of Kyiv that they were closed during <text:a xlink:type="simple" xlink:href="https://www.ukrinform.ua/tag-povitrana-trivoga" text:style-name="Internet_20_link" text:visited-style-name="Visited_20_Internet_20_Link">
</text:a>
. Now we are understanding each address separately. We turn to the successes, we appeal to the prosecutor's office, ”Tkachuk said.</text:p>
      <text:p text:style-name="P4">
He stressed that in the case of air alarm, the owner of the shelter is obliged to recover it if the object is included in the general list of the Kyiv Protective Squad Fund.</text:p>
      <text:p text:style-name="P4">
<text:span text:style-name="T4">
 Read also: </text:span>
 <text:a xlink:type="simple" xlink:href="https://www.ukrinform.ua/rubric-kyiv/3710378-u-stolici-obicaut-pereviriti-ta-vidkriti-vsi-ukritta-pisla-skarg-kian.html" text:style-name="Internet_20_link" text:visited-style-name="Visited_20_Internet_20_Link">
<text:span text:style-name="T4">
 capitals </text:span>
 <text:span text:style-name="T4">
 </text:span>
 promise <text:span text:style-name="T4">
 </text:span>
 to check <text:span text:style-name="T4">
 </text:span>
 Open <text:span text:style-name="T4">
<text:span text:style-name="T5">
* all </text:span>
* </text:span>
 Shelter <text:span text:style-name="T4">
 </text:span>
 <text:span text:style-name="T4">
 </text:span>
 after <text:span text:style-name="T4">
 </text:span>
 complaint <text:span text:style-name="T4">
 </text:span>
 <text:span text:style-name="T4">
 </text:span>
 <text:span text:style-name="T4">
 Kyivans </text:span>
</text:a>
“The enemy performs air attacks on Kiev daily. During one of the following, we found the problem that not all shelters are open to the people of Kyivans. This is not a systemic problem, but there are some cases we need to respond to. I believe that during the war, when the enemy performs massive air attacks, closed shelters - Caeslochin, ”said the head of the KMVA Sergey Popko.</text:p>
      <text:p text:style-name="P4">
He noted that during a meeting of the Kiev Defense Council, he identified the task of certain structural units to identify such moments and do everything to work.</text:p>
      <text:p text:style-name="P4">
The Director of the Municipal Security Department added that if a citizen cannot get to the shelter during the sarry, because it is closed, then the number 101 or 1551 may call.</text:p>
      <text:p text:style-name="P4">
As reported by Ukrinform, in Kiev this year <text:a xlink:type="simple" xlink:href="https://www.ukrinform.ua/rubric-kyiv/3667426-u-kievi-cogo-roku-na-remont-ukrittiv-vidilat-ponad-350-miljoniv.html" text:style-name="Internet_20_link" text:visited-style-name="Visited_20_Internet_20_Link">
</text:a>
</text:p>
      <text:p text:style-name="P4">
News Source: <text:a xlink:type="simple" xlink:href="https://www.ukrinform.ua/rubric-kyiv/3711478-za-tizden-do-stolicnoi-vladi-nadijslo-ponad-20-skarg-na-zacineni-ukritta.html" text:style-name="Internet_20_link" text:visited-style-name="Visited_20_Internet_20_Link">
https://www.ukrinform.ua/rubric-kyiv/3711478-za-tizden-do-stolicnoi-vladi-nadijslo-ponad-20-skarg-na-zacineni-ukritta.html</text:a>
</text:p>
      <!--NEWS-->
      <text:h text:style-name="P10" text:outline-level="1">
<text:span text:style-name="T4">
Korea's recovery and assistance will be very useful in Ukraine - Zelenskaya</text:span>
</text:h>
      <text:p text:style-name="P4">
Authors: Ukrinform (Person)</text:p>
      <text:p text:style-name="P4">
Publisher: Укринформ (Organization)</text:p>
      <text:p text:style-name="P4">
Published Time: 2023-05-19T16:49:17+03:00</text:p>
      <text:p text:style-name="P4">
Modified Time: 2023-05-19T16:49:17+03:00</text:p>
      <text:p text:style-name="P4">
Description: The experience of growth and development of the Republic of Korea, as well as its assistance, is urgently needed by Ukraine. - Ukrinform.</text:p>
      <text:p text:style-name="P4">
Images: ["<text:a xlink:type="simple" xlink:href="https://static.ukrinform.com/photos/2023_05/thumb_files/630_360_1683737977-486.jpeg" text:style-name="Internet_20_link" text:visited-style-name="Visited_20_Internet_20_Link">
630_360_16837...</text:a>
"]</text:p>
      <text:p text:style-name="P4">
Tags: ['Корея', 'Олена Зеленська', 'Відновлення України']</text:p>
      <text:p text:style-name="P4">
Type: Article</text:p>
      <!--METADATA-->
      <text:p text:style-name="P4">
<draw:frame draw:style-name="fr1" draw:name="Image111" text:anchor-type="as-char" svg:width="6.9236in" svg:height="3.956343in" draw:z-index="0">
<draw:image xlink:href="../Images/yкринформ/2023-05-19T16-49-17-03-00/630_360_1683737977-486.jpeg" xlink:type="simple" xlink:show="embed" xlink:actuate="onLoad" draw:mime-type="image/jpeg"/>
</draw:frame>
The experience and development of the Republic of Korea, as well as its assistance, is extremely necessary for Ukraine.</text:p>
      <text:p text:style-name="P4">
Presidential wife Olena Zelensk in [] wrote about it.(https://t.me/FirstLadyOfUkraine/3183)transmits Ukrinform.</text:p>
      <text:p text:style-name="P4">
“Between Ukraine and the Republic <text:a xlink:type="simple" xlink:href="https://www.ukrinform.ua/tag-korea" text:style-name="Internet_20_link" text:visited-style-name="Visited_20_Internet_20_Link">
</text:a>
7000 kilometers. But for the day of staying in the country you feel understanding. The experience of fighting for itself, its country and the ability to appreciate it, ”said the first lady.</text:p>
      <text:p text:style-name="P4">
She noted that after centuries of dramatic history, poverty and destruction, despite the complex neighborhood of South Korea demonstrates the super -technological modernity, the economic miracle, and the Korean wave in culture and cinematovis conquer the world.</text:p>
      <text:p text:style-name="P4">
“It really inspires. To grow and develop despite circumstances and trials, contrary to them, this is an example of recovery from the Republic of Korea. This experience of the LCD's idol will be very needed now by Ukraine. Because we are not only fighting for ourselves - that no one in the world feels aggression and can grow and develop on our land freely, ”Zelenska is convinced.</text:p>
      <text:p text:style-name="P4">
<text:span text:style-name="T4">
 Read also: </text:span>
 <text:a xlink:type="simple" xlink:href="https://www.ukrinform.ua/rubric-economy/3711308-ukraina-gotova-stati-habom-dla-korejskih-kompanij-u-evropi-sviridenko.html" text:style-name="Internet_20_link" text:visited-style-name="Visited_20_Internet_20_Link">
</text:a>
As it was reported, the first lady of Ukraine is on a visit to the Republic of Korea, where she participated in the conference "Asian leadership. Era of turbulence: the path of release and innovation".</text:p>
      <text:p text:style-name="P4">
<text:span text:style-name="T5">
Foto: op</text:span>
</text:p>
      <text:p text:style-name="P4">
News Source: <text:a xlink:type="simple" xlink:href="https://www.ukrinform.ua/rubric-vidbudova/3711479-dosvid-vidnovlenna-i-dopomoga-korei-duze-znadoblatsa-ukraini-zelenska.html" text:style-name="Internet_20_link" text:visited-style-name="Visited_20_Internet_20_Link">
https://www.ukrinform.ua/rubric-vidbudova/3711479-dosvid-vidnovlenna-i-dopomoga-korei-duze-znadoblatsa-ukraini-zelenska.html</text:a>
</text:p>
      <!--NEWS-->
      <text:h text:style-name="P10" text:outline-level="1">
<text:span text:style-name="T4">
The head of Zaporizhzhya Ova released the deputy who appears in the "humanitarian" scandal</text:span>
</text:h>
      <text:p text:style-name="P4">
Authors: Ukrinform (Person)</text:p>
      <text:p text:style-name="P4">
Publisher: Укринформ (Organization)</text:p>
      <text:p text:style-name="P4">
Published Time: 2023-05-19T16:55:00+03:00</text:p>
      <text:p text:style-name="P4">
Modified Time: 2023-05-19T16:55:00+03:00</text:p>
      <text:p text:style-name="P4">
Description: The head of Zaporizhzhya Ova Yuri Malashko dismissed the deputy of Zalrasov, who was a figure of a scandal related to the probable sale of humanitarian aid. - Ukrinform.</text:p>
      <text:p text:style-name="P4">
Images: ["<text:a xlink:type="simple" xlink:href="https://static.ukrinform.com/photos/2023_05/thumb_files/630_360_1683818217-937.jpg" text:style-name="Internet_20_link" text:visited-style-name="Visited_20_Internet_20_Link">
630_360_16838...</text:a>
"]</text:p>
      <text:p text:style-name="P4">
Tags: ['Гуманітарна допомога', 'Скандал', 'Звільнення', 'Запоріжжя']</text:p>
      <text:p text:style-name="P4">
Type: Article</text:p>
      <!--METADATA-->
      <text:p text:style-name="P4">
<draw:frame draw:style-name="fr1" draw:name="Image112" text:anchor-type="as-char" svg:width="6.9236in" svg:height="3.956343in" draw:z-index="0">
<draw:image xlink:href="../Images/yкринформ/2023-05-19T16-55-00-03-00/630_360_1683818217-937.jpg" xlink:type="simple" xlink:show="embed" xlink:actuate="onLoad" draw:mime-type="image/jpeg"/>
</draw:frame>
The head of the Zaporozhye Ova Yuri Malashko dismissed the deputy of Zalrasov, which was a person who was involved in a scandal related to the probable sale of humanitarian aid.</text:p>
      <text:p text:style-name="P4">
Information on the release of Ukrinform correspondents was confirmed by OVA. Right details have not been disclosed at this time.</text:p>
      <text:p text:style-name="P4">
"The legislation states who and how it can release officials of this level," Ova said.</text:p>
      <text:p text:style-name="P4">
On the site of Ova in <text:a xlink:type="simple" xlink:href="https://www.zoda.gov.ua/article/2532/kerivnitstvo-oblderzhadministratsiji.html" text:style-name="Internet_20_link" text:visited-style-name="Visited_20_Internet_20_Link">
</text:a>
Nekrasov is no longer like a patron.</text:p>
      <text:p text:style-name="P4">
Nekrasov herself is now abroad, there is no abroad on her Facebook page for release.</text:p>
      <text:p text:style-name="P4">
<text:span text:style-name="T4">
 Read also: </text:span>
 <text:a xlink:type="simple" xlink:href="https://www.ukrinform.ua/rubric-regions/3562519-u-zaporizkij-ova-zapevnaut-so-ne-prodavali-gumanitarnu-dopomogu-supermarketam.html" text:style-name="Internet_20_link" text:visited-style-name="Visited_20_Internet_20_Link">
</text:a>
Earlier it was reported that Zlata Nekrasov headed the humanitarian headquarters. On 30 September 2022, counterintelligence of the Security Service of Ukraine jointly conducted a number of searches in Zaporizhzhya in the Investigation of the fact of the probable appropriation of the humanitarian aid, provided by the Zaporozhye region from the beginning of a large -scale invasion of the CPF. During the searches, substances similar to narcotic drugs were found to be examined; unregistered firearms and ammunition to it; a large amount of cash.</text:p>
      <text:p text:style-name="P4">
In turn, Nekrasov stated that no fact for the sale of manual assistance as a result <text:a xlink:type="simple" xlink:href="https://www.ukrinform.ua/tag-obsuk" text:style-name="Internet_20_link" text:visited-style-name="Visited_20_Internet_20_Link">
</text:a>
No SBU and NABU were detected.</text:p>
      <text:p text:style-name="P4">
News Source: <text:a xlink:type="simple" xlink:href="https://www.ukrinform.ua/rubric-regions/3711482-ocilnik-zaporizkoi-ova-zvilniv-zastupnicu-aka-figurue-u-gumanitarnomu-skandali.html" text:style-name="Internet_20_link" text:visited-style-name="Visited_20_Internet_20_Link">
https://www.ukrinform.ua/rubric-regions/3711482-ocilnik-zaporizkoi-ova-zvilniv-zastupnicu-aka-figurue-u-gumanitarnomu-skandali.html</text:a>
</text:p>
      <!--NEWS-->
      <text:h text:style-name="P10" text:outline-level="1">
<text:span text:style-name="T4">
The head of Zaporizhzhya Ova released the deputy who appears in the "humanitarian" scandal</text:span>
</text:h>
      <text:p text:style-name="P4">
Authors: Ukrinform (Person)</text:p>
      <text:p text:style-name="P4">
Publisher: Укринформ (Organization)</text:p>
      <text:p text:style-name="P4">
Published Time: 2023-05-19T16:55:00+03:00</text:p>
      <text:p text:style-name="P4">
Modified Time: 2023-05-19T16:55:00+03:00</text:p>
      <text:p text:style-name="P4">
Description: The head of Zaporizhzhya Ova Yuri Malashko dismissed the deputy of Zalrasov, who was a figure of a scandal related to the probable sale of humanitarian aid. - Ukrinform.</text:p>
      <text:p text:style-name="P4">
Images: ["<text:a xlink:type="simple" xlink:href="https://static.ukrinform.com/photos/2023_05/thumb_files/630_360_1683818217-937.jpg" text:style-name="Internet_20_link" text:visited-style-name="Visited_20_Internet_20_Link">
630_360_16838...</text:a>
"]</text:p>
      <text:p text:style-name="P4">
Tags: ['Гуманітарна допомога', 'Скандал', 'Звільнення', 'Запоріжжя']</text:p>
      <text:p text:style-name="P4">
Type: Article</text:p>
      <!--METADATA-->
      <text:p text:style-name="P4">
<draw:frame draw:style-name="fr1" draw:name="Image113" text:anchor-type="as-char" svg:width="6.9236in" svg:height="3.956343in" draw:z-index="0">
<draw:image xlink:href="../Images/yкринформ/2023-05-19T16-55-00-03-00/630_360_1683818217-937.jpg" xlink:type="simple" xlink:show="embed" xlink:actuate="onLoad" draw:mime-type="image/jpeg"/>
</draw:frame>
The head of the Zaporozhye Ova Yuri Malashko dismissed the deputy of Zalrasov, which was a person who was involved in a scandal related to the probable sale of humanitarian aid.</text:p>
      <text:p text:style-name="P4">
Information on the release of Ukrinform correspondents was confirmed by OVA. Right details have not been disclosed at this time.</text:p>
      <text:p text:style-name="P4">
"The legislation states who and how it can release officials of this level," Ova said.</text:p>
      <text:p text:style-name="P4">
On the site of Ova in <text:a xlink:type="simple" xlink:href="https://www.zoda.gov.ua/article/2532/kerivnitstvo-oblderzhadministratsiji.html" text:style-name="Internet_20_link" text:visited-style-name="Visited_20_Internet_20_Link">
</text:a>
Nekrasov is no longer like a patron.</text:p>
      <text:p text:style-name="P4">
Nekrasov herself is now abroad, there is no abroad on her Facebook page for release.</text:p>
      <text:p text:style-name="P4">
<text:span text:style-name="T4">
 Read also: </text:span>
 <text:a xlink:type="simple" xlink:href="https://www.ukrinform.ua/rubric-regions/3562519-u-zaporizkij-ova-zapevnaut-so-ne-prodavali-gumanitarnu-dopomogu-supermarketam.html" text:style-name="Internet_20_link" text:visited-style-name="Visited_20_Internet_20_Link">
</text:a>
Earlier it was reported that Zlata Nekrasov headed the humanitarian headquarters. On 30 September 2022, counterintelligence of the Security Service of Ukraine jointly conducted a number of searches in Zaporizhzhya in the Investigation of the fact of the probable appropriation of the humanitarian aid, provided by the Zaporozhye region from the beginning of a large -scale invasion of the CPF. During the searches, substances similar to narcotic drugs were found to be examined; unregistered firearms and ammunition to it; a large amount of cash.</text:p>
      <text:p text:style-name="P4">
In turn, Nekrasov stated that no fact for the sale of manual assistance as a result <text:a xlink:type="simple" xlink:href="https://www.ukrinform.ua/tag-obsuk" text:style-name="Internet_20_link" text:visited-style-name="Visited_20_Internet_20_Link">
</text:a>
No SBU and NABU were detected.</text:p>
      <text:p text:style-name="P4">
News Source: <text:a xlink:type="simple" xlink:href="https://www.ukrinform.ua/rubric-regions/3711482-ocilnik-zaporizkoi-ova-zvilniv-zastupnicu-aka-figurue-u-gumanitarnomu-skandali.html" text:style-name="Internet_20_link" text:visited-style-name="Visited_20_Internet_20_Link">
https://www.ukrinform.ua/rubric-regions/3711482-ocilnik-zaporizkoi-ova-zvilniv-zastupnicu-aka-figurue-u-gumanitarnomu-skandali.html</text:a>
</text:p>
      <!--NEWS-->
      <text:h text:style-name="P10" text:outline-level="1">
<text:span text:style-name="T4">
Vorskla beat Kryvbas in the Football Premier League of Ukraine</text:span>
</text:h>
      <text:p text:style-name="P4">
Authors: Ukrinform (Person)</text:p>
      <text:p text:style-name="P4">
Publisher: Укринформ (Organization)</text:p>
      <text:p text:style-name="P4">
Published Time: 2023-05-19T16:58:00+03:00</text:p>
      <text:p text:style-name="P4">
Modified Time: 2023-05-19T16:58:00+03:00</text:p>
      <text:p text:style-name="P4">
Description: The football players of the Poltava Vorskla were defeated by Kryvyi Rih Kryvbas in the 27th round of the Ukrainian Liga Championship. - Ukrinform.</text:p>
      <text:p text:style-name="P4">
Images: ["<text:a xlink:type="simple" xlink:href="https://static.ukrinform.com/photos/2023_05/thumb_files/630_360_1684505038-354.jpg" text:style-name="Internet_20_link" text:visited-style-name="Visited_20_Internet_20_Link">
630_360_16845...</text:a>
"]</text:p>
      <text:p text:style-name="P4">
Tags: ['Футбол', "Прем'єр-ліга", 'Ворскла']</text:p>
      <text:p text:style-name="P4">
Type: Article</text:p>
      <!--METADATA-->
      <text:p text:style-name="P4">
<draw:frame draw:style-name="fr1" draw:name="Image114" text:anchor-type="as-char" svg:width="6.9236in" svg:height="3.956343in" draw:z-index="0">
<draw:image xlink:href="../Images/yкринформ/2023-05-19T16-58-00-03-00/630_360_1684505038-354.jpg" xlink:type="simple" xlink:show="embed" xlink:actuate="onLoad" draw:mime-type="image/jpeg"/>
</draw:frame>
The football players of Vorskla were defeated by the Kryvyi Rih Kryvbas in the 27th Turne of Ukraine among the Premier League teams.</text:p>
      <text:p text:style-name="P4">
Meeting at the stadium. O. Butovsky in Poltava ended in favor of the hosts with a score of 1: 0, reports Ukrinform.</text:p>
      <text:p text:style-name="P4">
The success of Vorskli brought a head of forward Ruslan Stepanyuk in the 62nd minute.</text:p>
      <text:p text:style-name="P4">
The first game day continues the Shakhtar Donetsk duel with Rivne Heather.</text:p>
      <text:p text:style-name="P4">
On Saturday, May 20, the Odessa Chernomorets and Transcarpathian Minaj(13.00), Lugansk "Zorya" and "Ingulets" from Petrov(14.00), Alexandria of Takiiv Dynamo(15.00).</text:p>
      <text:p text:style-name="P4">
У неділю, 21 травня, зійдуться харківські «Металіст 1925» та «Металіст»(15.00), Lviv "Movement" and "Lviv"(17.00).</text:p>
      <text:p text:style-name="P4">
Як повідомлялося у стартовому поєдинку туру «Дніпро-1» здобув вольову перемогунад ковалівським «Колосом» (2:1).</text:p>
      <text:p text:style-name="P4">
<text:span text:style-name="T4">
Читайте також:</text:span>
 <text:a xlink:type="simple" xlink:href="https://www.ukrinform.ua/rubric-sports/3711449-dnipro1-virvav-peremogu-nad-kolosom-u-futbolnij-premerlizi-ukraini.html" text:style-name="Internet_20_link" text:visited-style-name="Visited_20_Internet_20_Link">
 <text:span text:style-name="T4">
футбол</text:span>
 </text:a>
In the UPL standings the Dnipro -1 leads - 64 points(After 27 games), further- "Shakhtar" - 63(26), Zorya - 58(26), «Dynamo» - 50(26), Alexandria - 42(26), Vorskla - 36(27), "Kryvbas" - 35(27), "Kolos" - 33(27)...</text:p>
      <text:p text:style-name="P4">
Фото: ФК «Ворскла».</text:p>
      <text:p text:style-name="P4">
News Source: <text:a xlink:type="simple" xlink:href="https://www.ukrinform.ua/rubric-sports/3711484-vorskla-obigrala-krivbas-u-futbolnij-premerlizi-ukraini.html" text:style-name="Internet_20_link" text:visited-style-name="Visited_20_Internet_20_Link">
https://www.ukrinform.ua/rubric-sports/3711484-vorskla-obigrala-krivbas-u-futbolnij-premerlizi-ukraini.html</text:a>
</text:p>
      <!--NEWS-->
      <text:h text:style-name="P10" text:outline-level="1">
<text:span text:style-name="T4">
Vorskla beat Kryvbas in the Football Premier League of Ukraine</text:span>
</text:h>
      <text:p text:style-name="P4">
Authors: Ukrinform (Person)</text:p>
      <text:p text:style-name="P4">
Publisher: Укринформ (Organization)</text:p>
      <text:p text:style-name="P4">
Published Time: 2023-05-19T16:58:00+03:00</text:p>
      <text:p text:style-name="P4">
Modified Time: 2023-05-19T16:58:00+03:00</text:p>
      <text:p text:style-name="P4">
Description: The football players of the Poltava Vorskla were defeated by Kryvyi Rih Kryvbas in the 27th round of the Ukrainian Liga Championship. - Ukrinform.</text:p>
      <text:p text:style-name="P4">
Images: ["<text:a xlink:type="simple" xlink:href="https://static.ukrinform.com/photos/2023_05/thumb_files/630_360_1684505038-354.jpg" text:style-name="Internet_20_link" text:visited-style-name="Visited_20_Internet_20_Link">
630_360_16845...</text:a>
"]</text:p>
      <text:p text:style-name="P4">
Tags: ['Футбол', "Прем'єр-ліга", 'Ворскла']</text:p>
      <text:p text:style-name="P4">
Type: Article</text:p>
      <!--METADATA-->
      <text:p text:style-name="P4">
<draw:frame draw:style-name="fr1" draw:name="Image115" text:anchor-type="as-char" svg:width="6.9236in" svg:height="3.956343in" draw:z-index="0">
<draw:image xlink:href="../Images/yкринформ/2023-05-19T16-58-00-03-00/630_360_1684505038-354.jpg" xlink:type="simple" xlink:show="embed" xlink:actuate="onLoad" draw:mime-type="image/jpeg"/>
</draw:frame>
The football players of Vorskla were defeated by the Kryvyi Rih Kryvbas in the 27th Turne of Ukraine among the Premier League teams.</text:p>
      <text:p text:style-name="P4">
Meeting at the stadium. O. Butovsky in Poltava ended in favor of the hosts with a score of 1: 0, reports Ukrinform.</text:p>
      <text:p text:style-name="P4">
The success of Vorskli brought a head of forward Ruslan Stepanyuk in the 62nd minute.</text:p>
      <text:p text:style-name="P4">
The first game day continues the Shakhtar Donetsk duel with Rivne Heather.</text:p>
      <text:p text:style-name="P4">
On Saturday, May 20, the Odessa Chernomorets and Transcarpathian Minaj(13.00), Lugansk "Zorya" and "Ingulets" from Petrov(14.00), Alexandria of Takiiv Dynamo(15.00).</text:p>
      <text:p text:style-name="P4">
У неділю, 21 травня, зійдуться харківські «Металіст 1925» та «Металіст»(15.00), Lviv "Movement" and "Lviv"(17.00).</text:p>
      <text:p text:style-name="P4">
Як повідомлялося у стартовому поєдинку туру «Дніпро-1» здобув вольову перемогунад ковалівським «Колосом» (2:1).</text:p>
      <text:p text:style-name="P4">
<text:span text:style-name="T4">
Читайте також:</text:span>
 <text:a xlink:type="simple" xlink:href="https://www.ukrinform.ua/rubric-sports/3711449-dnipro1-virvav-peremogu-nad-kolosom-u-futbolnij-premerlizi-ukraini.html" text:style-name="Internet_20_link" text:visited-style-name="Visited_20_Internet_20_Link">
 <text:span text:style-name="T4">
футбол</text:span>
 </text:a>
In the UPL standings the Dnipro -1 leads - 64 points(After 27 games), further- "Shakhtar" - 63(26), Zorya - 58(26), «Dynamo» - 50(26), Alexandria - 42(26), Vorskla - 36(27), "Kryvbas" - 35(27), "Kolos" - 33(27)...</text:p>
      <text:p text:style-name="P4">
Фото: ФК «Ворскла».</text:p>
      <text:p text:style-name="P4">
News Source: <text:a xlink:type="simple" xlink:href="https://www.ukrinform.ua/rubric-sports/3711484-vorskla-obigrala-krivbas-u-futbolnij-premerlizi-ukraini.html" text:style-name="Internet_20_link" text:visited-style-name="Visited_20_Internet_20_Link">
https://www.ukrinform.ua/rubric-sports/3711484-vorskla-obigrala-krivbas-u-futbolnij-premerlizi-ukraini.html</text:a>
</text:p>
      <!--NEWS-->
      <text:h text:style-name="P10" text:outline-level="1">
<text:span text:style-name="T4">
The US has expanded the sanction list through trade with Russia</text:span>
</text:h>
      <text:p text:style-name="P4">
Authors: Ukrinform (Person)</text:p>
      <text:p text:style-name="P4">
Publisher: Укринформ (Organization)</text:p>
      <text:p text:style-name="P4">
Published Time: 2023-05-19T17:03:00+03:00</text:p>
      <text:p text:style-name="P4">
Modified Time: 2023-05-19T17:03:00+03:00</text:p>
      <text:p text:style-name="P4">
Description: US Presidential Administration Joe Baiden added 71 companies to the Black List on Friday for Supporting Russia. - Ukrinform.</text:p>
      <text:p text:style-name="P4">
Images: ["<text:a xlink:type="simple" xlink:href="https://static.ukrinform.com/photos/2018_02/thumb_files/630_360_1519207950-5134.jpg" text:style-name="Internet_20_link" text:visited-style-name="Visited_20_Internet_20_Link">
630_360_15192...</text:a>
"]</text:p>
      <text:p text:style-name="P4">
Tags: ['Санкції', 'США', 'Війна з Росією']</text:p>
      <text:p text:style-name="P4">
Type: Article</text:p>
      <!--METADATA-->
      <text:p text:style-name="P4">
<draw:frame draw:style-name="fr1" draw:name="Image116" text:anchor-type="as-char" svg:width="6.9236in" svg:height="3.956343in" draw:z-index="0">
<draw:image xlink:href="../Images/yкринформ/2023-05-19T17-03-00-03-00/630_360_1519207950-5134.jpg" xlink:type="simple" xlink:show="embed" xlink:actuate="onLoad" draw:mime-type="image/jpeg"/>
</draw:frame>
US Presidential Administration Joe Baiden added 71 companies of the Dog List on Friday for the support of Russia.</text:p>
      <text:p text:style-name="P4">
About it reports <text:a xlink:type="simple" xlink:href="https://www.reuters.com/world/us-commerce-expands-blacklist-wider-russia-sanctions-2023-05-19/" text:style-name="Internet_20_link" text:visited-style-name="Visited_20_Internet_20_Link">
</text:a>
, reports Ukrinform.</text:p>
      <text:p text:style-name="P4">
“The actions of the US Ministry of Commerce are aimed at supporting the Russian military and expanding the scope of export control over Russia and Belarus. 69 Russian companies, one of the Armenia and one of the quirky list, was included in the doctrine, ”the message reads.</text:p>
      <text:p text:style-name="P4">
New export control measures are aimed at oil and gas projections in Russia Tabilorus, added in the department.</text:p>
      <text:p text:style-name="P4">
Washington's step is part of the last round <text:a xlink:type="simple" xlink:href="https://www.ukrinform.ua/tag-sankcii" text:style-name="Internet_20_link" text:visited-style-name="Visited_20_Internet_20_Link">
</text:a>
and export control from the US and other countries in response to Russia's teaching into Ukraine, the agency writes. They are intended to weaken the industry of Russia and its ability to support the war.</text:p>
      <text:p text:style-name="P4">
The new steps were taken after the US and the rest of the Great Seven Economics have agreed to strengthen sanctions against Russia during Japan meetings.</text:p>
      <text:p text:style-name="P4">
As reported by Ukrinform, Australia Prime Minister Anthony Albanese and the Ministers of Law of Ukraine have announced the new financial sanctions of Tazabron today for exports against economic and strategic significance of the Russian Federation today.</text:p>
      <text:p text:style-name="P4">
<text:a xlink:type="simple" xlink:href="https://www.ukrinform.ua/rubric-world/3711476-kanada-zaprovadila-novi-sankcii-proti-ponad-70-osib-ta-organizacij-z-rosii.html" text:style-name="Internet_20_link" text:visited-style-name="Visited_20_Internet_20_Link">
</text:a>
, restrictions are being made against more than 70 people and organizations.</text:p>
      <text:p text:style-name="P4">
<text:span text:style-name="T4">
 Read also: </text:span>
 <text:a xlink:type="simple" xlink:href="https://www.ukrinform.ua/rubric-polytics/3711355-aponia-i-francia-posiluvatimut-sankcii-proti-rf-i-pidtrimku-ukraini.html" text:style-name="Internet_20_link" text:visited-style-name="Visited_20_Internet_20_Link">
<text:span text:style-name="T4">
 St. </text:span>
</text:a>
In Japanese Hiroshima, the 48th Summit of the Seven Group will start today, which will be held until May 21. The main theme of the meeting of the Japanese presidency of the G7 was to ensure the stability of the global economy in the context of the consequences of the coronavirus and the consequences of Russian aggression against Ukraine.</text:p>
      <text:p text:style-name="P4">
The European Union at this summit is represented by President of European Radisharl Michelle and the President of the European Commission Ursula von Der Lyen.</text:p>
      <text:p text:style-name="P4">
Also participating in meeting G7 leaders <text:a xlink:type="simple" xlink:href="https://www.ukrinform.ua/rubric-ato/3711281-u-rnbo-zaavili-so-zelenskij-vizme-ucast-u-samiti-g7-onlajn.html" text:style-name="Internet_20_link" text:visited-style-name="Visited_20_Internet_20_Link">
</text:a>
.</text:p>
      <text:p text:style-name="P4">
Such a meeting was held in Germany in June 2022.</text:p>
      <text:p text:style-name="P4">
News Source: <text:a xlink:type="simple" xlink:href="https://www.ukrinform.ua/rubric-world/3711486-ssa-rozsirili-sankcijnij-spisok-cerez-torgivlu-z-rosieu.html" text:style-name="Internet_20_link" text:visited-style-name="Visited_20_Internet_20_Link">
https://www.ukrinform.ua/rubric-world/3711486-ssa-rozsirili-sankcijnij-spisok-cerez-torgivlu-z-rosieu.html</text:a>
</text:p>
      <!--NEWS-->
      <text:h text:style-name="P10" text:outline-level="1">
<text:span text:style-name="T4">
Kyiv region will receive windows for a million dollars - Ova</text:span>
</text:h>
      <text:p text:style-name="P4">
Authors: Ukrinform (Person)</text:p>
      <text:p text:style-name="P4">
Publisher: Укринформ (Organization)</text:p>
      <text:p text:style-name="P4">
Published Time: 2023-05-19T17:04:13+03:00</text:p>
      <text:p text:style-name="P4">
Modified Time: 2023-05-19T17:04:13+03:00</text:p>
      <text:p text:style-name="P4">
Description: The Kyiv region will receive windows worth $ 1 million for installation on objects damaged by a full -scale invasion of Russia. - Ukrinform.</text:p>
      <text:p text:style-name="P4">
Images: ["<text:a xlink:type="simple" xlink:href="https://static.ukrinform.com/photos/2023_05/thumb_files/630_360_1684504902-572.jpg" text:style-name="Internet_20_link" text:visited-style-name="Visited_20_Internet_20_Link">
630_360_16845...</text:a>
"]</text:p>
      <text:p text:style-name="P4">
Tags: ['Київщина', 'Відбудова']</text:p>
      <text:p text:style-name="P4">
Type: Article</text:p>
      <!--METADATA-->
      <text:p text:style-name="P4">
<draw:frame draw:style-name="fr1" draw:name="Image117" text:anchor-type="as-char" svg:width="6.9236in" svg:height="3.956343in" draw:z-index="0">
<draw:image xlink:href="../Images/yкринформ/2023-05-19T17-04-13-03-00/630_360_1684504902-572.jpg" xlink:type="simple" xlink:show="embed" xlink:actuate="onLoad" draw:mime-type="image/jpeg"/>
</draw:frame>
The Kiev region will receive windows worth $ 1 million for installation on objects damaged as a result of a full -scale invasion of Russia.</text:p>
      <text:p text:style-name="P4">
According to Ukrinform, Ruslan Kravchenko, the head of the Kyiv Regional Military Administration, reports in <text:a xlink:type="simple" xlink:href="https://www.facebook.com/RuslanKravchenkoKyiv/posts/pfbid0aCkEw9MmnfVPB2LvMSBeRrsuiYjcYXV3V9vY4x5rs1aoHZxpdZuyiSz8NqVDhtHTl" text:style-name="Internet_20_link" text:visited-style-name="Visited_20_Internet_20_Link">
</text:a>
.</text:p>
      <text:p text:style-name="P4">
“Київщина отримає вікна на суму 1 млн дол для встановлення на об’єктах,пошкоджених внаслідок повномасштабного вторгнення Росії. Таку допомогу надастьобласті некомерційна організація Global Empowerment Mission (GEM)Partnership with Govard G. Buffett's fund(HGBF). Підписали із засновником GEMМайком Каппоні відповідний меморандум про співпрацю”, – написав Кравченко.</text:p>
      <text:p text:style-name="P4">
Він зауважив, що одне з міст, яке потребує такої допомоги – Ірпінь. Сьогоднічимало жителів <text:a xlink:type="simple" xlink:href="https://www.ukrinform.ua/tag-kiivsina" text:style-name="Internet_20_link" text:visited-style-name="Visited_20_Internet_20_Link">
 </text:a>
who, because of the war, have not stopped their homes. One of the reasons is damaged, including the absence of windows.</text:p>
      <text:p text:style-name="P4">
According to him, more than 11 thousand has already been replaced thanks to the GEM HGBF windows. Double -glazed windows in the houses of Poltava, Zaporozhye, Bucha, Irpen, Mykolaiv, Kharkiv and Uman. The program also includes replacement of windows in schools, gardens of talacarins. "Our task is to carry out all the necessary work in a short time - the intake of the heating season," Kravchenko emphasized.</text:p>
      <text:p text:style-name="P4">
The parties also discussed the possibility of GEM in the internal arrangement of70 private homes that will be comprehensively rebuilt in Irpen.</text:p>
      <text:p text:style-name="P4">
The issues of comprehensive reconstruction of private and apartment residents in the Brovarsky and Buchan districts were also raised.</text:p>
      <text:p text:style-name="P4">
<text:span text:style-name="T4">
 Read also: </text:span>
 <text:a xlink:type="simple" xlink:href="https://www.ukrinform.ua/rubric-vidbudova/3710389-za-programou-evidnovlenna-vze-ponad-10-tisac-ukrainciv-podali-zaavi-na-otrimanna-dopomogi.html" text:style-name="Internet_20_link" text:visited-style-name="Visited_20_Internet_20_Link">
</text:a>
The chairman of the Kova recalled that no less important issue is the arrangement of shelters and providing education institutions with school buses.</text:p>
      <text:p text:style-name="P4">
“GEM arrangements are an example of constructive and effective cooperation. Tsetotically a signal for other international partners. Only together will we be able to solve the refugees and return the Ukrainians home as soon as possible. I am grateful to our journey for tremendous support in the restoration of the Kyiv region, ”Kravchenko said.</text:p>
      <text:p text:style-name="P4">
News Source: <text:a xlink:type="simple" xlink:href="https://www.ukrinform.ua/rubric-vidbudova/3711488-kiivsina-otrimae-vikna-na-miljon-dolariv-ova.html" text:style-name="Internet_20_link" text:visited-style-name="Visited_20_Internet_20_Link">
https://www.ukrinform.ua/rubric-vidbudova/3711488-kiivsina-otrimae-vikna-na-miljon-dolariv-ova.html</text:a>
</text:p>
      <!--NEWS-->
      <text:h text:style-name="P10" text:outline-level="1">
<text:span text:style-name="T4">
Russia will pay for the destroyed property of Ukrainians, losses of economy and lost lives - Shmigal</text:span>
</text:h>
      <text:p text:style-name="P4">
Authors: Ukrinform (Person)</text:p>
      <text:p text:style-name="P4">
Publisher: Укринформ (Organization)</text:p>
      <text:p text:style-name="P4">
Published Time: 2023-05-19T17:04:46+03:00</text:p>
      <text:p text:style-name="P4">
Modified Time: 2023-05-19T17:04:46+03:00</text:p>
      <text:p text:style-name="P4">
Description: Russia will necessarily pay for all the stolen and destroyed property of Ukrainians, for the loss of economy and for the lost lives of people. - Ukrinform.</text:p>
      <text:p text:style-name="P4">
Images: ["<text:a xlink:type="simple" xlink:href="https://static.ukrinform.com/photos/2023_04/thumb_files/630_360_1682514702-644.jpg" text:style-name="Internet_20_link" text:visited-style-name="Visited_20_Internet_20_Link">
630_360_16825...</text:a>
"]</text:p>
      <text:p text:style-name="P4">
Tags: ['Трибунал', 'Шмигаль', 'Реєстр', 'Війна з Росією']</text:p>
      <text:p text:style-name="P4">
Type: Article</text:p>
      <!--METADATA-->
      <text:p text:style-name="P4">
<draw:frame draw:style-name="fr1" draw:name="Image118" text:anchor-type="as-char" svg:width="6.9236in" svg:height="3.956343in" draw:z-index="0">
<draw:image xlink:href="../Images/yкринформ/2023-05-19T17-04-46-03-00/630_360_1682514702-644.jpg" xlink:type="simple" xlink:show="embed" xlink:actuate="onLoad" draw:mime-type="image/jpeg"/>
</draw:frame>
Russia will necessarily pay for all the stolen and destroyed property of Ukrainians, for losses and for the lost lives of people.</text:p>
      <text:p text:style-name="P4">
About this Prime Minister Denis Shmigal <text:a xlink:type="simple" xlink:href="https://t.me/Denys_Smyhal/5266" text:style-name="Internet_20_link" text:visited-style-name="Visited_20_Internet_20_Link">
</text:a>
The government of the government, reports Ukrinform.</text:p>
      <text:p text:style-name="P4">
“Russia will necessarily pay for all the stolen and destroyed property of Ukrainians, overcome of the economy and for the lost lives. Russia will also pay for all its rank, ”Shmigal said.</text:p>
      <text:p text:style-name="P4">
He stressed that the Council of Europe supported the initiative to create a special international criminal <text:a xlink:type="simple" xlink:href="https://www.ukrinform.ua/tag-tribunal" text:style-name="Internet_20_link" text:visited-style-name="Visited_20_Internet_20_Link">
</text:a>
Concerning the leadership of the Russian Federation. “The guilty of aggression and genocide - from Putin of a pre -expected war criminal - will sit on the dock. It guarantees the fairness and sustainable peace for Europe and the world. " -I am sure the Prime Minister.</text:p>
      <text:p text:style-name="P4">
The head of government also thanked the Council of Europe for a firm position on Russian aggression against Ukraine. He noted that the next step should be the creation of a corresponding compensation fund, which will be filled with confiscated Russian assets.</text:p>
      <text:p text:style-name="P4">
<text:span text:style-name="T4">
 Read also: </text:span>
 <text:a xlink:type="simple" xlink:href="https://www.ukrinform.ua/rubric-polytics/3710560-smigal-obgovoriv-iz-gensekom-radi-evropi-kroki-neobhidni-dla-peremogi-ukraini.html" text:style-name="Internet_20_link" text:visited-style-name="Visited_20_Internet_20_Link">
<text:span text:style-name="T4">
 Shmigal </text:span>
</text:a>
As it was reported, this week Prime Minister of Ukraine Denis Shmigal Together Iceland Catherine Katrin Jacobsdottry and Prime Minister of the Netherlands Rutte signed a political declaration on the advanced part of the register of losses against Ukraine. It took place in Reykjavik(Iceland)in the fields of the 4th summit of the Council of Europe.</text:p>
      <text:p text:style-name="P4">
News Source: <text:a xlink:type="simple" xlink:href="https://www.ukrinform.ua/rubric-economy/3711489-rosia-zaplatit-za-znisene-majno-ukrainciv-vtrati-ekonomiki-ta-vtraceni-zitta-smigal.html" text:style-name="Internet_20_link" text:visited-style-name="Visited_20_Internet_20_Link">
https://www.ukrinform.ua/rubric-economy/3711489-rosia-zaplatit-za-znisene-majno-ukrainciv-vtrati-ekonomiki-ta-vtraceni-zitta-smigal.html</text:a>
</text:p>
      <!--NEWS-->
      <text:h text:style-name="P10" text:outline-level="1">
<text:span text:style-name="T4">
Russia will pay for the destroyed property of Ukrainians, losses of economy and lost lives - Shmigal</text:span>
</text:h>
      <text:p text:style-name="P4">
Authors: Ukrinform (Person)</text:p>
      <text:p text:style-name="P4">
Publisher: Укринформ (Organization)</text:p>
      <text:p text:style-name="P4">
Published Time: 2023-05-19T17:04:46+03:00</text:p>
      <text:p text:style-name="P4">
Modified Time: 2023-05-19T17:04:46+03:00</text:p>
      <text:p text:style-name="P4">
Description: Russia will necessarily pay for all the stolen and destroyed property of Ukrainians, for the loss of economy and for the lost lives of people. - Ukrinform.</text:p>
      <text:p text:style-name="P4">
Images: ["<text:a xlink:type="simple" xlink:href="https://static.ukrinform.com/photos/2023_04/thumb_files/630_360_1682514702-644.jpg" text:style-name="Internet_20_link" text:visited-style-name="Visited_20_Internet_20_Link">
630_360_16825...</text:a>
"]</text:p>
      <text:p text:style-name="P4">
Tags: ['Трибунал', 'Шмигаль', 'Реєстр', 'Війна з Росією']</text:p>
      <text:p text:style-name="P4">
Type: Article</text:p>
      <!--METADATA-->
      <text:p text:style-name="P4">
<draw:frame draw:style-name="fr1" draw:name="Image119" text:anchor-type="as-char" svg:width="6.9236in" svg:height="3.956343in" draw:z-index="0">
<draw:image xlink:href="../Images/yкринформ/2023-05-19T17-04-46-03-00/630_360_1682514702-644.jpg" xlink:type="simple" xlink:show="embed" xlink:actuate="onLoad" draw:mime-type="image/jpeg"/>
</draw:frame>
Russia will necessarily pay for all the stolen and destroyed property of Ukrainians, for losses and for the lost lives of people.</text:p>
      <text:p text:style-name="P4">
About this Prime Minister Denis Shmigal <text:a xlink:type="simple" xlink:href="https://t.me/Denys_Smyhal/5266" text:style-name="Internet_20_link" text:visited-style-name="Visited_20_Internet_20_Link">
</text:a>
The government of the government, reports Ukrinform.</text:p>
      <text:p text:style-name="P4">
“Russia will necessarily pay for all the stolen and destroyed property of Ukrainians, overcome of the economy and for the lost lives. Russia will also pay for all its rank, ”Shmigal said.</text:p>
      <text:p text:style-name="P4">
He stressed that the Council of Europe supported the initiative to create a special international criminal <text:a xlink:type="simple" xlink:href="https://www.ukrinform.ua/tag-tribunal" text:style-name="Internet_20_link" text:visited-style-name="Visited_20_Internet_20_Link">
</text:a>
Concerning the leadership of the Russian Federation. “The guilty of aggression and genocide - from Putin of a pre -expected war criminal - will sit on the dock. It guarantees the fairness and sustainable peace for Europe and the world. " -I am sure the Prime Minister.</text:p>
      <text:p text:style-name="P4">
The head of government also thanked the Council of Europe for a firm position on Russian aggression against Ukraine. He noted that the next step should be the creation of a corresponding compensation fund, which will be filled with confiscated Russian assets.</text:p>
      <text:p text:style-name="P4">
<text:span text:style-name="T4">
 Read also: </text:span>
 <text:a xlink:type="simple" xlink:href="https://www.ukrinform.ua/rubric-polytics/3710560-smigal-obgovoriv-iz-gensekom-radi-evropi-kroki-neobhidni-dla-peremogi-ukraini.html" text:style-name="Internet_20_link" text:visited-style-name="Visited_20_Internet_20_Link">
<text:span text:style-name="T4">
 Shmigal </text:span>
</text:a>
As it was reported, this week Prime Minister of Ukraine Denis Shmigal Together Iceland Catherine Katrin Jacobsdottry and Prime Minister of the Netherlands Rutte signed a political declaration on the advanced part of the register of losses against Ukraine. It took place in Reykjavik(Iceland)in the fields of the 4th summit of the Council of Europe.</text:p>
      <text:p text:style-name="P4">
News Source: <text:a xlink:type="simple" xlink:href="https://www.ukrinform.ua/rubric-economy/3711489-rosia-zaplatit-za-znisene-majno-ukrainciv-vtrati-ekonomiki-ta-vtraceni-zitta-smigal.html" text:style-name="Internet_20_link" text:visited-style-name="Visited_20_Internet_20_Link">
https://www.ukrinform.ua/rubric-economy/3711489-rosia-zaplatit-za-znisene-majno-ukrainciv-vtrati-ekonomiki-ta-vtraceni-zitta-smigal.html</text:a>
</text:p>
      <!--NEWS-->
      <text:h text:style-name="P10" text:outline-level="1">
<text:span text:style-name="T4">
In the liberated territory of Kherson region, a study "Transformation of Communities in Occupation" was conducted</text:span>
</text:h>
      <text:p text:style-name="P4">
Authors: Ukrinform (Person)</text:p>
      <text:p text:style-name="P4">
Publisher: Укринформ (Organization)</text:p>
      <text:p text:style-name="P4">
Published Time: 2023-05-19T17:09:17+03:00</text:p>
      <text:p text:style-name="P4">
Modified Time: 2023-05-19T17:09:17+03:00</text:p>
      <text:p text:style-name="P4">
Description: In the liberated territory of Kherson region, a study "Transformation of Communities in Occupation" was conducted. - Ukrinform.</text:p>
      <text:p text:style-name="P4">
Images: ["<text:a xlink:type="simple" xlink:href="https://static.ukrinform.com/photos/2023_04/thumb_files/630_360_1682879203-914.jpg" text:style-name="Internet_20_link" text:visited-style-name="Visited_20_Internet_20_Link">
630_360_16828...</text:a>
", "<text:a xlink:type="simple" xlink:href="https://static.ukrinform.com/photos/2023_05/1684504432-870.jpg" text:style-name="Internet_20_link" text:visited-style-name="Visited_20_Internet_20_Link">
1684504432-87...</text:a>
", "<text:a xlink:type="simple" xlink:href="https://static.ukrinform.com/photos/2023_05/1684504577-456.jpg" text:style-name="Internet_20_link" text:visited-style-name="Visited_20_Internet_20_Link">
1684504577-45...</text:a>
", "<text:a xlink:type="simple" xlink:href="https://static.ukrinform.com/photos/2023_05/1684504433-506.jpg" text:style-name="Internet_20_link" text:visited-style-name="Visited_20_Internet_20_Link">
1684504433-50...</text:a>
"]</text:p>
      <text:p text:style-name="P4">
Tags: ['Деокупація', 'Херсонщина', 'Війна з Росією']</text:p>
      <text:p text:style-name="P4">
Type: Article</text:p>
      <!--METADATA-->
      <text:p text:style-name="P4">
<draw:frame draw:style-name="fr1" draw:name="Image120" text:anchor-type="as-char" svg:width="6.9236in" svg:height="3.956343in" draw:z-index="0">
<draw:image xlink:href="../Images/yкринформ/2023-05-19T17-09-17-03-00/630_360_1682879203-914.jpg" xlink:type="simple" xlink:show="embed" xlink:actuate="onLoad" draw:mime-type="image/jpeg"/>
</draw:frame>
The named territory of Kherson region conducted a study "Transformation of communities of the vows of occupation".</text:p>
      <text:p text:style-name="P4">
According to Ukrinform, about it during a round table in <text:a xlink:type="simple" xlink:href="https://www.ukrinform.ua/rubric-presshall/3708131-transformacia-gromad-v-umovah-okupacii.html" text:style-name="Internet_20_link" text:visited-style-name="Visited_20_Internet_20_Link">
</text:a>
Sergey Danilov, Deputy Director of the Center for Middle Eastern research, informed.</text:p>
      <text:p text:style-name="P4">
“As part of the study, two focus -group surveys were conducted and in the suburbs of Kherson - in Zelenivka. There was also a series of deep -structured interviews, ”Danilov said.</text:p>
      <text:p text:style-name="P4">
<draw:frame draw:style-name="fr1" draw:name="Image121" text:anchor-type="as-char" svg:width="6.9236in" svg:height="4.686251in" draw:z-index="0">
<draw:image xlink:href="../Images/yкринформ/2023-05-19T17-09-17-03-00/1684504432-870.jpg" xlink:type="simple" xlink:show="embed" xlink:actuate="onLoad" draw:mime-type="image/jpeg"/>
</draw:frame>
According to him, the idea of the study arose in discussions about the fact that society, communities that were in occupation were transformed. He subjected that this is important, because these changes will have the gravity in the most freed areas, they will affect how the community operates, how the authorities function, how social contacts of the pelvis will be built. And, accordingly, to influence all spheres of life.</text:p>
      <text:p text:style-name="P4">
<draw:frame draw:style-name="fr1" draw:name="Image122" text:anchor-type="as-char" svg:width="6.9236in" svg:height="4.615733in" draw:z-index="0">
<draw:image xlink:href="../Images/yкринформ/2023-05-19T17-09-17-03-00/1684504577-456.jpg" xlink:type="simple" xlink:show="embed" xlink:actuate="onLoad" draw:mime-type="image/jpeg"/>
</draw:frame>
Also, he said, it is important to think about those territories that are still in the release of the right shores of the Chichorson region and to act as efficiently and productively in Skadovsk, Genichesk, Chaplinka, Primorsky and so on to Sevastopol. Separate - how time deepens certain trends under occupation.</text:p>
      <text:p text:style-name="P4">
<text:span text:style-name="T4">
 Read also: </text:span>
 <text:a xlink:type="simple" xlink:href="https://www.ukrinform.ua/rubric-ato/3708886-zelenskij-peremoga-ce-ne-lise-povna-deokupacia-a-j-spravedlivi-viroki-vsim-ubivcam.html" text:style-name="Internet_20_link" text:visited-style-name="Visited_20_Internet_20_Link">
<text:span text:style-name="T4">
 Decoupaci </text:span>
</text:a>
In his turn, as a member of the Board of the Ukrainian Helsh Human Rights, Dementy Bely, who survived the occupation himself, noted during the round table, this study is very important for understanding the situation that was in the territory of the region.</text:p>
      <text:p text:style-name="P4">
<draw:frame draw:style-name="fr1" draw:name="Image123" text:anchor-type="as-char" svg:width="6.9236in" svg:height="5.000378in" draw:z-index="0">
<draw:image xlink:href="../Images/yкринформ/2023-05-19T17-09-17-03-00/1684504433-506.jpg" xlink:type="simple" xlink:show="embed" xlink:actuate="onLoad" draw:mime-type="image/jpeg"/>
</draw:frame>
“To understand what happened to us and what we are now. This is not a story for history - to fix what we were heroic, why someone has undergone a collaboration. And to understand - how to be now, how to live with the Tsodvidvid, which we have acquired, ”Belly says. This study also demonstrates how the daily resistance of occupation has been giving up in the occupation.<text:span text:style-name="T4">
 Read also: </text:span>
 <text:a xlink:type="simple" xlink:href="https://www.ukrinform.ua/rubric-culture/3711315-u-hersonskomu-muzei-vidkrili-vistavku-herson2022-hroniki-deokupacii.html" text:style-name="Internet_20_link" text:visited-style-name="Visited_20_Internet_20_Link">
<text:span text:style-name="T4">
 Decoupaci </text:span>
</text:a>
“I believe that we are all different now, we have become more evil, radical, decisive, more independent. We realized that we would live without power, and power without us is unlikely. We have realized that we have a leading community who can take responsibility and obey the will of the community, ”Bieli is convinced.</text:p>
      <text:p text:style-name="P4">
He noted that in Kherson's liberated Kherson, the authorities are subtly responding to the jackets, it hears criticism and tries to respond to it, understanding that the salesman has changed and the consequences may be unpredictable.</text:p>
      <text:p text:style-name="P4">
As reported by Ukrinform, the Armed Forces in the fall liberated the right -bank part of the Kherson region, including the city of Kherson. The part of the region, located on the left Berezidpipra, is temporarily captured by Russian troops.</text:p>
      <text:p text:style-name="P4">
News Source: <text:a xlink:type="simple" xlink:href="https://www.ukrinform.ua/rubric-regions/3711493-na-zvilnenij-teritorii-hersonsini-proveli-doslidzenna-transformacia-gromad-v-umovah-okupacii.html" text:style-name="Internet_20_link" text:visited-style-name="Visited_20_Internet_20_Link">
https://www.ukrinform.ua/rubric-regions/3711493-na-zvilnenij-teritorii-hersonsini-proveli-doslidzenna-transformacia-gromad-v-umovah-okupacii.html</text:a>
</text:p>
      <!--NEWS-->
      <text:h text:style-name="P10" text:outline-level="1">
<text:span text:style-name="T4">
In the liberated territory of Kherson region, a study "Transformation of Communities in Occupation" was conducted</text:span>
</text:h>
      <text:p text:style-name="P4">
Authors: Ukrinform (Person)</text:p>
      <text:p text:style-name="P4">
Publisher: Укринформ (Organization)</text:p>
      <text:p text:style-name="P4">
Published Time: 2023-05-19T17:09:17+03:00</text:p>
      <text:p text:style-name="P4">
Modified Time: 2023-05-19T17:09:17+03:00</text:p>
      <text:p text:style-name="P4">
Description: In the liberated territory of Kherson region, a study "Transformation of Communities in Occupation" was conducted. - Ukrinform.</text:p>
      <text:p text:style-name="P4">
Images: ["<text:a xlink:type="simple" xlink:href="https://static.ukrinform.com/photos/2023_04/thumb_files/630_360_1682879203-914.jpg" text:style-name="Internet_20_link" text:visited-style-name="Visited_20_Internet_20_Link">
630_360_16828...</text:a>
", "<text:a xlink:type="simple" xlink:href="https://static.ukrinform.com/photos/2023_05/1684504432-870.jpg" text:style-name="Internet_20_link" text:visited-style-name="Visited_20_Internet_20_Link">
1684504432-87...</text:a>
", "<text:a xlink:type="simple" xlink:href="https://static.ukrinform.com/photos/2023_05/1684504577-456.jpg" text:style-name="Internet_20_link" text:visited-style-name="Visited_20_Internet_20_Link">
1684504577-45...</text:a>
", "<text:a xlink:type="simple" xlink:href="https://static.ukrinform.com/photos/2023_05/1684504433-506.jpg" text:style-name="Internet_20_link" text:visited-style-name="Visited_20_Internet_20_Link">
1684504433-50...</text:a>
"]</text:p>
      <text:p text:style-name="P4">
Tags: ['Деокупація', 'Херсонщина', 'Війна з Росією']</text:p>
      <text:p text:style-name="P4">
Type: Article</text:p>
      <!--METADATA-->
      <text:p text:style-name="P4">
<draw:frame draw:style-name="fr1" draw:name="Image124" text:anchor-type="as-char" svg:width="6.9236in" svg:height="3.956343in" draw:z-index="0">
<draw:image xlink:href="../Images/yкринформ/2023-05-19T17-09-17-03-00/630_360_1682879203-914.jpg" xlink:type="simple" xlink:show="embed" xlink:actuate="onLoad" draw:mime-type="image/jpeg"/>
</draw:frame>
The named territory of Kherson region conducted a study "Transformation of communities of the vows of occupation".</text:p>
      <text:p text:style-name="P4">
According to Ukrinform, about it during a round table in <text:a xlink:type="simple" xlink:href="https://www.ukrinform.ua/rubric-presshall/3708131-transformacia-gromad-v-umovah-okupacii.html" text:style-name="Internet_20_link" text:visited-style-name="Visited_20_Internet_20_Link">
</text:a>
Sergey Danilov, Deputy Director of the Center for Middle Eastern research, informed.</text:p>
      <text:p text:style-name="P4">
“As part of the study, two focus -group surveys were conducted and in the suburbs of Kherson - in Zelenivka. There was also a series of deep -structured interviews, ”Danilov said.</text:p>
      <text:p text:style-name="P4">
<draw:frame draw:style-name="fr1" draw:name="Image125" text:anchor-type="as-char" svg:width="6.9236in" svg:height="4.686251in" draw:z-index="0">
<draw:image xlink:href="../Images/yкринформ/2023-05-19T17-09-17-03-00/1684504432-870.jpg" xlink:type="simple" xlink:show="embed" xlink:actuate="onLoad" draw:mime-type="image/jpeg"/>
</draw:frame>
According to him, the idea of the study arose in discussions about the fact that society, communities that were in occupation were transformed. He subjected that this is important, because these changes will have the gravity in the most freed areas, they will affect how the community operates, how the authorities function, how social contacts of the pelvis will be built. And, accordingly, to influence all spheres of life.</text:p>
      <text:p text:style-name="P4">
<draw:frame draw:style-name="fr1" draw:name="Image126" text:anchor-type="as-char" svg:width="6.9236in" svg:height="4.615733in" draw:z-index="0">
<draw:image xlink:href="../Images/yкринформ/2023-05-19T17-09-17-03-00/1684504577-456.jpg" xlink:type="simple" xlink:show="embed" xlink:actuate="onLoad" draw:mime-type="image/jpeg"/>
</draw:frame>
Also, he said, it is important to think about those territories that are still in the release of the right shores of the Chichorson region and to act as efficiently and productively in Skadovsk, Genichesk, Chaplinka, Primorsky and so on to Sevastopol. Separate - how time deepens certain trends under occupation.</text:p>
      <text:p text:style-name="P4">
<text:span text:style-name="T4">
 Read also: </text:span>
 <text:a xlink:type="simple" xlink:href="https://www.ukrinform.ua/rubric-ato/3708886-zelenskij-peremoga-ce-ne-lise-povna-deokupacia-a-j-spravedlivi-viroki-vsim-ubivcam.html" text:style-name="Internet_20_link" text:visited-style-name="Visited_20_Internet_20_Link">
<text:span text:style-name="T4">
 Decoupaci </text:span>
</text:a>
In his turn, as a member of the Board of the Ukrainian Helsh Human Rights, Dementy Bely, who survived the occupation himself, noted during the round table, this study is very important for understanding the situation that was in the territory of the region.</text:p>
      <text:p text:style-name="P4">
<draw:frame draw:style-name="fr1" draw:name="Image127" text:anchor-type="as-char" svg:width="6.9236in" svg:height="5.000378in" draw:z-index="0">
<draw:image xlink:href="../Images/yкринформ/2023-05-19T17-09-17-03-00/1684504433-506.jpg" xlink:type="simple" xlink:show="embed" xlink:actuate="onLoad" draw:mime-type="image/jpeg"/>
</draw:frame>
“To understand what happened to us and what we are now. This is not a story for history - to fix what we were heroic, why someone has undergone a collaboration. And to understand - how to be now, how to live with the Tsodvidvid, which we have acquired, ”Belly says. This study also demonstrates how the daily resistance of occupation has been giving up in the occupation.<text:span text:style-name="T4">
 Read also: </text:span>
 <text:a xlink:type="simple" xlink:href="https://www.ukrinform.ua/rubric-culture/3711315-u-hersonskomu-muzei-vidkrili-vistavku-herson2022-hroniki-deokupacii.html" text:style-name="Internet_20_link" text:visited-style-name="Visited_20_Internet_20_Link">
<text:span text:style-name="T4">
 Decoupaci </text:span>
</text:a>
“I believe that we are all different now, we have become more evil, radical, decisive, more independent. We realized that we would live without power, and power without us is unlikely. We have realized that we have a leading community who can take responsibility and obey the will of the community, ”Bieli is convinced.</text:p>
      <text:p text:style-name="P4">
He noted that in Kherson's liberated Kherson, the authorities are subtly responding to the jackets, it hears criticism and tries to respond to it, understanding that the salesman has changed and the consequences may be unpredictable.</text:p>
      <text:p text:style-name="P4">
As reported by Ukrinform, the Armed Forces in the fall liberated the right -bank part of the Kherson region, including the city of Kherson. The part of the region, located on the left Berezidpipra, is temporarily captured by Russian troops.</text:p>
      <text:p text:style-name="P4">
News Source: <text:a xlink:type="simple" xlink:href="https://www.ukrinform.ua/rubric-regions/3711493-na-zvilnenij-teritorii-hersonsini-proveli-doslidzenna-transformacia-gromad-v-umovah-okupacii.html" text:style-name="Internet_20_link" text:visited-style-name="Visited_20_Internet_20_Link">
https://www.ukrinform.ua/rubric-regions/3711493-na-zvilnenij-teritorii-hersonsini-proveli-doslidzenna-transformacia-gromad-v-umovah-okupacii.html</text:a>
</text:p>
      <!--NEWS-->
      <text:h text:style-name="P10" text:outline-level="1">
<text:span text:style-name="T4">
For a destroyed home that is not subject to repair, will pay compensation - the government will create a commission</text:span>
</text:h>
      <text:p text:style-name="P4">
Authors: Ukrinform (Person)</text:p>
      <text:p text:style-name="P4">
Publisher: Укринформ (Organization)</text:p>
      <text:p text:style-name="P4">
Published Time: 2023-05-19T17:11:00+03:00</text:p>
      <text:p text:style-name="P4">
Modified Time: 2023-05-19T17:11:00+03:00</text:p>
      <text:p text:style-name="P4">
Description: The Cabinet of Ministers prepares for the stage of payment of compensation to Ukrainians for destroyed housing, which is not repaired. - Ukrinform.</text:p>
      <text:p text:style-name="P4">
Images: ["<text:a xlink:type="simple" xlink:href="https://static.ukrinform.com/photos/2023_04/thumb_files/630_360_1681112744-799.jpg" text:style-name="Internet_20_link" text:visited-style-name="Visited_20_Internet_20_Link">
630_360_16811...</text:a>
"]</text:p>
      <text:p text:style-name="P4">
Tags: ['Компенсація', 'Житло', 'Шмигаль', 'Війна з Росією']</text:p>
      <text:p text:style-name="P4">
Type: Article</text:p>
      <!--METADATA-->
      <text:p text:style-name="P4">
<draw:frame draw:style-name="fr1" draw:name="Image128" text:anchor-type="as-char" svg:width="6.9236in" svg:height="3.956343in" draw:z-index="0">
<draw:image xlink:href="../Images/yкринформ/2023-05-19T17-11-00-03-00/630_360_1681112744-799.jpg" xlink:type="simple" xlink:show="embed" xlink:actuate="onLoad" draw:mime-type="image/jpeg"/>
</draw:frame>
Cabinet ministers are preparing for the stage of payment of compensation to Ukrainians for a destroyed, which is not subject to repair.</text:p>
      <text:p text:style-name="P4">
About this Prime Minister Denis Shmigal <text:a xlink:type="simple" xlink:href="https://t.me/Denys_Smyhal/5266" text:style-name="Internet_20_link" text:visited-style-name="Visited_20_Internet_20_Link">
</text:a>
The government of the government, reports Ukrinform.</text:p>
      <text:p text:style-name="P4">
“We are preparing for the next stage of compensation - for the destroyed <text:a xlink:type="simple" xlink:href="https://www.ukrinform.ua/tag-zitlo" text:style-name="Internet_20_link" text:visited-style-name="Visited_20_Internet_20_Link">
</text:a>
Ukrainians who are not repaired. We regulate the work of commissions that will determine the grounds for obtaining repayment and issue housing certificates for the purchase of real estate, ”Smigal said.</text:p>
      <text:p text:style-name="P4">
According to him, the commissions will be created under local authorities. Their members must know their powers and clearly perform their function. Then people will receive compensation quickly and without unnecessary bureaucracy, Schmigal assured.</text:p>
      <text:p text:style-name="P4">
<text:span text:style-name="T4">
 Read also: </text:span>
 <text:a xlink:type="simple" xlink:href="https://www.ukrinform.ua/rubric-economy/3711489-rosia-zaplatit-za-znisene-majno-ukrainciv-vtrati-ekonomiki-ta-vtraceni-zitta-smigal.html" text:style-name="Internet_20_link" text:visited-style-name="Visited_20_Internet_20_Link">
<text:span text:style-name="T4">
 Shmigal </text:span>
</text:a>
It has been reported that the register of damaged and destroyed property already contains an information about more than 10 thousand affected objects provided by almost 500 communities.</text:p>
      <text:p text:style-name="P4">
News Source: <text:a xlink:type="simple" xlink:href="https://www.ukrinform.ua/rubric-society/3711495-urad-gotue-viplati-kompensacij-ukraincam-za-zrujnovane-zitlo-ake-ne-pidlagae-remontu.html" text:style-name="Internet_20_link" text:visited-style-name="Visited_20_Internet_20_Link">
https://www.ukrinform.ua/rubric-society/3711495-urad-gotue-viplati-kompensacij-ukraincam-za-zrujnovane-zitlo-ake-ne-pidlagae-remontu.html</text:a>
</text:p>
      <!--NEWS-->
      <text:h text:style-name="P10" text:outline-level="1">
<text:span text:style-name="T4">
Ukraine expects that Denmark will join the Aviation Coalition - Stefanchuk</text:span>
</text:h>
      <text:p text:style-name="P4">
Authors: Ukrinform (Person)</text:p>
      <text:p text:style-name="P4">
Publisher: Укринформ (Organization)</text:p>
      <text:p text:style-name="P4">
Published Time: 2023-05-19T17:23:00+03:00</text:p>
      <text:p text:style-name="P4">
Modified Time: 2023-05-19T17:23:00+03:00</text:p>
      <text:p text:style-name="P4">
Description: Ukraine expects Denmark to participate in an international coalition to provide combat air potential. - Ukrinform.</text:p>
      <text:p text:style-name="P4">
Images: ["<text:a xlink:type="simple" xlink:href="https://static.ukrinform.com/photos/2023_05/thumb_files/630_360_1684505219-762.jpg" text:style-name="Internet_20_link" text:visited-style-name="Visited_20_Internet_20_Link">
630_360_16845...</text:a>
"]</text:p>
      <text:p text:style-name="P4">
Tags: ['Данія', 'Україна', 'Винищувач', 'Стефанчук', 'Авіаційна коаліція']</text:p>
      <text:p text:style-name="P4">
Type: Article</text:p>
      <!--METADATA-->
      <text:p text:style-name="P4">
<draw:frame draw:style-name="fr1" draw:name="Image129" text:anchor-type="as-char" svg:width="6.9236in" svg:height="3.956343in" draw:z-index="0">
<draw:image xlink:href="../Images/yкринформ/2023-05-19T17-23-00-03-00/630_360_1684505219-762.jpg" xlink:type="simple" xlink:show="embed" xlink:actuate="onLoad" draw:mime-type="image/jpeg"/>
</draw:frame>
The Ukraine deals with Denmark in the International Coalition to provide military -air potential.</text:p>
      <text:p text:style-name="P4">
Ruslan Stefanchuk, the Chairman of the Verkhovna Rada of Ukraine, stated this during a joint -briefing with the Acting Duties of Denmark Minister Troels Lundpoolesen, Ukrinform correspondent reports.</text:p>
      <text:p text:style-name="P4">
"Provision of modern weapons and training of our military is an important wave in the restoration of sovereign control over the territories of Ukraine within international recognized borders," the speaker of the Ukrainian Parliament said.</text:p>
      <text:p text:style-name="P4">
He noted that Denry Gaubitsa "Caesar", the installations of the Harpoon, M113 armored personnel carriers and Leopard tanks significantly increased the library capacity of the Ukrainian state.</text:p>
      <text:p text:style-name="P4">
"We are counting on Denmark's involvement in the International Coalition to provide Ukraine with air potential," Stefanchuk stressed.</text:p>
      <text:p text:style-name="P4">
<text:span text:style-name="T4">
 Read also: </text:span>
 <text:a xlink:type="simple" xlink:href="https://www.ukrinform.ua/rubric-polytics/3709697-dania-j-nadali-bude-porad-z-ukrainou-glava-mzs.html" text:style-name="Internet_20_link" text:visited-style-name="Visited_20_Internet_20_Link">
<text:span text:style-name="T4">
 Denmark </text:span>
</text:a>
The Chairman of the Verkhovna Rada emphasized that receiving fighters and training in Ukrainian pilotivotiva will allow to protect the sky, infrastructure and civilian population of Ukraine.</text:p>
      <text:p text:style-name="P4">
At the same time, he called on Denmark and Allies within the Vilnius Summit <text:a xlink:type="simple" xlink:href="https://www.ukrinform.ua/tag-nato" text:style-name="Internet_20_link" text:visited-style-name="Visited_20_Internet_20_Link">
</text:a>
to form a common vision of the profts and time frames of invitation of Ukraine to the Alliance.</text:p>
      <text:p text:style-name="P4">
In addition, Stefanchuk thanked Denmark for their help in the mine and treatment of Ukrainian military.</text:p>
      <text:p text:style-name="P4">
As reported <text:a xlink:type="simple" xlink:href="https://www.ukrinform.ua/rubric-polytics/3711312-stefancuk-pribuv-iz-vizitom-do-danii.html" text:style-name="Internet_20_link" text:visited-style-name="Visited_20_Internet_20_Link">
</text:a>
, The Chairman of the Verkhovna Rada of Ukraine Ruslantefanchuk is on an official visit to the Kingdom of Denmark.</text:p>
      <text:p text:style-name="P4">
News Source: <text:a xlink:type="simple" xlink:href="https://www.ukrinform.ua/rubric-ato/3711501-ukraina-rozrahovue-so-dania-priednaetsa-do-aviacijnoi-koalicii-stefancuk.html" text:style-name="Internet_20_link" text:visited-style-name="Visited_20_Internet_20_Link">
https://www.ukrinform.ua/rubric-ato/3711501-ukraina-rozrahovue-so-dania-priednaetsa-do-aviacijnoi-koalicii-stefancuk.html</text:a>
</text:p>
      <!--NEWS-->
      <text:h text:style-name="P10" text:outline-level="1">
<text:span text:style-name="T4">
Grain Agreement: The Russian Federation agreed to restore ship inspections to ports but not all</text:span>
</text:h>
      <text:p text:style-name="P4">
Authors: Ukrinform (Person)</text:p>
      <text:p text:style-name="P4">
Publisher: Укринформ (Organization)</text:p>
      <text:p text:style-name="P4">
Published Time: 2023-05-19T17:25:00+03:00</text:p>
      <text:p text:style-name="P4">
Modified Time: 2023-05-19T17:25:00+03:00</text:p>
      <text:p text:style-name="P4">
Description: Within the "grain agreement", only those vessels that go to the entrance to the seaports "Odesa" and "Chernomorsk" will be admitted to the inspection. - Ukrinform.</text:p>
      <text:p text:style-name="P4">
Images: ["<text:a xlink:type="simple" xlink:href="https://static.ukrinform.com/photos/2023_05/thumb_files/630_360_1683635778-514.jpg" text:style-name="Internet_20_link" text:visited-style-name="Visited_20_Internet_20_Link">
630_360_16836...</text:a>
"]</text:p>
      <text:p text:style-name="P4">
Tags: ['Росія', 'Корабель', 'зерновий коридор']</text:p>
      <text:p text:style-name="P4">
Type: Article</text:p>
      <!--METADATA-->
      <text:p text:style-name="P4">
<draw:frame draw:style-name="fr1" draw:name="Image130" text:anchor-type="as-char" svg:width="6.9236in" svg:height="3.956343in" draw:z-index="0">
<draw:image xlink:href="../Images/yкринформ/2023-05-19T17-25-00-03-00/630_360_1683635778-514.jpg" xlink:type="simple" xlink:show="embed" xlink:actuate="onLoad" draw:mime-type="image/jpeg"/>
</draw:frame>
Within the "Grain Agreement", only those vessels that go to the seaports "Odesa" and "Chernomorsk" will be admitted to the inspection.</text:p>
      <text:p text:style-name="P4">
According to Ukrinform, the Deputy Minister of Development of Communities, Territories and Infrastructure of Ukraine Yuriy Vaskov in an interview said this <text:a xlink:type="simple" xlink:href="https://interfax.com.ua/news/economic/911171.html" text:style-name="Internet_20_link" text:visited-style-name="Visited_20_Internet_20_Link">
</text:a>
.</text:p>
      <text:p text:style-name="P4">
"As of the morning of May 19, it became known that Russia agreed to restore the inspection of the entrance fleet to the ports" Odessa "and" Chernomorsk ", but refused to inspect the vessels heading to the port" Southern, "he said.</text:p>
      <text:p text:style-name="P4">
Vaskov recalled that 62 vessels are currently waiting for the entrance to Ukrainian Morports. According to him, after May 17, the DSM Capella ship with the sub -master of Barbados from 30 thousand tons of corn left the port of "Chernomorsk" to <text:a xlink:type="simple" xlink:href="https://www.ukrinform.ua/tag-tureccina" text:style-name="Internet_20_link" text:visited-style-name="Visited_20_Internet_20_Link">
</text:a>
, there is no other vessel to participate in Ukrainian ports.</text:p>
      <text:p text:style-name="P4">
The Deputy Minister emphasized that Ukraine is ready to export 6 million tonnes of agricultural products per month for the normal functioning of "grain -prodigy" Ukraine, but since November, Russia finds new reasons to restrict exports and suspend the "grain initiative". Therefore, in the first 17 days, less than 1 million tonnes of agricultural products were exported from seaports.</text:p>
      <text:p text:style-name="P4">
<text:span text:style-name="T4">
 Read also: </text:span>
 <text:a xlink:type="simple" xlink:href="https://www.ukrinform.ua/rubric-economy/3711541-lideri-g7-pidtrimali-cornomorsku-zernovu-iniciativu.html" text:style-name="Internet_20_link" text:visited-style-name="Visited_20_Internet_20_Link">
</text:a>
The ministry expects that the first inspection for entrance should pass the "oldest" vessels, which were expected for the longest time. In the case of its passage, such vessels can be in the Ukrainian port.</text:p>
      <text:p text:style-name="P4">
As reported by Ukrinform, Ukraine, the United Nations and Turkey, 18, 2023, agreed on the continuation of the Initiatives for the Secure Transportation of Agricultural Products through the Black Sea. The agreement was extended for 1,20 days, but in Russia it was stated that the agreement would be valid until May 18, 2023.</text:p>
      <text:p text:style-name="P4">
Viceremier-Minister for Recovery-Minister of Community Development, Territories of Tainfrastructure Alexander Kubrakov reported on May 17 that <text:a xlink:type="simple" xlink:href="https://www.ukrinform.ua/rubric-economy/3710574-zernovu-ugodu-prodovzili-na-dva-misaci.html" text:style-name="Internet_20_link" text:visited-style-name="Visited_20_Internet_20_Link">
</text:a>
S</text:p>
      <text:p text:style-name="P4">
<text:span text:style-name="T5">
Foto: trt haber</text:span>
</text:p>
      <text:p text:style-name="P4">
News Source: <text:a xlink:type="simple" xlink:href="https://www.ukrinform.ua/rubric-economy/3711601-zernova-ugoda-rf-pogodilas-vidnoviti-inspekcii-suden-do-portiv-ale-ne-vsih.html" text:style-name="Internet_20_link" text:visited-style-name="Visited_20_Internet_20_Link">
https://www.ukrinform.ua/rubric-economy/3711601-zernova-ugoda-rf-pogodilas-vidnoviti-inspekcii-suden-do-portiv-ale-ne-vsih.html</text:a>
</text:p>
      <!--NEWS-->
      <text:h text:style-name="P10" text:outline-level="1">
<text:span text:style-name="T4">
In the Kyiv region, a bridge was rebuilt across the Tal River</text:span>
</text:h>
      <text:p text:style-name="P4">
Authors: Ukrinform (Person)</text:p>
      <text:p text:style-name="P4">
Publisher: Укринформ (Organization)</text:p>
      <text:p text:style-name="P4">
Published Time: 2023-05-19T17:25:10+03:00</text:p>
      <text:p text:style-name="P4">
Modified Time: 2023-05-19T17:25:10+03:00</text:p>
      <text:p text:style-name="P4">
Description: In the Kiev region, the reconstruction of the bridge across the Tal River, which is located on the Kiev - Ivankiv - Ovruch highway. - Ukrinform.</text:p>
      <text:p text:style-name="P4">
Images: ["<text:a xlink:type="simple" xlink:href="https://static.ukrinform.com/photos/2023_05/thumb_files/630_360_1684506186-810.jpg" text:style-name="Internet_20_link" text:visited-style-name="Visited_20_Internet_20_Link">
630_360_16845...</text:a>
"]</text:p>
      <text:p text:style-name="P4">
Tags: ['Міст', 'Київщина', 'Відбудова', 'Міністерство відновлення']</text:p>
      <text:p text:style-name="P4">
Type: Article</text:p>
      <!--METADATA-->
      <text:p text:style-name="P4">
<draw:frame draw:style-name="fr1" draw:name="Image131" text:anchor-type="as-char" svg:width="6.9236in" svg:height="3.956343in" draw:z-index="0">
<draw:image xlink:href="../Images/yкринформ/2023-05-19T17-25-10-03-00/630_360_1684506186-810.jpg" xlink:type="simple" xlink:show="embed" xlink:actuate="onLoad" draw:mime-type="image/jpeg"/>
</draw:frame>
The UKIiv region ended the reconstruction of the bridge across the Tal River, which is on the Kiev - Ivankiv - Ovruch highway.</text:p>
      <text:p text:style-name="P4">
According to Ukrinform, the press service of the Ministry of Development of Communities, Territories and Infrastructure of Ukraine in [] reports it(https://www.facebook.com/Ministry.for.restoration/posts/pfbid02wKKSHfwc18Ls559KQ1smgnUcZ9FPJVrPNQ9hxtoctSvPQr1JA2ERj3o8y95vCD4Fl)It is noted that the bridge has already passed the first motor transport. The cities, in particular, allowed to restore a full transport connection between the Kiev Taivankiv community. This will simplify logistics for local residents and will also deliver goods.</text:p>
      <text:p text:style-name="P4">
The Ministry of Defense reminds that the bridge across the Tal River has undermined Russian -occupation troops, retreating from <text:a xlink:type="simple" xlink:href="https://www.ukrinform.ua/tag-kiivsina" text:style-name="Internet_20_link" text:visited-style-name="Visited_20_Internet_20_Link">
</text:a>
. All its structures were destroyed as a result of an explosion.</text:p>
      <text:p text:style-name="P4">
The preparation for the reconstruction conducted a bridge and the demining of the territory. It took 7 months for its construction. Active work was delayed in November 2022. The bridge across the Tal River was erected virtually "snail": supports, beams and runs were installed. It has 2 asphalt motion and sidewalks.</text:p>
      <text:p text:style-name="P4">
This is the second bridge rebuilt in the Kiev region. Last year, the bridge on the Kiev - Kharkiv - Dovzhansky highway was fully worked.</text:p>
      <text:p text:style-name="P4">
<text:span text:style-name="T4">
 Read also: </text:span>
 <text:a xlink:type="simple" xlink:href="https://www.ukrinform.ua/rubric-vidbudova/3693995-na-cernigivsini-vidkrili-mist-cerez-desnu-zrujnovanij-na-pocatku-vtorgnenna-rf.html" text:style-name="Internet_20_link" text:visited-style-name="Visited_20_Internet_20_Link">
<text:span text:style-name="T4">
 Opened </text:span>
 <text:span text:style-name="T4">
 Bridge </text:span>
</text:a>
Currently, works on construction of 10 bridges are underway in the Kyiv region, which have been laid down during the fighting. In addition to full reconstruction, another 20 temporary crossings were erected over the past year.</text:p>
      <text:p text:style-name="P4">
As reported by Ukrinform, in May this year the State Agency for Recovery and Infrastructure Development resumed direct connection of Lviv-Truskavets-Essay, installing a temporary bridge on the T-14-02 highway in the Lviv region.</text:p>
      <text:p text:style-name="P4">
<text:span text:style-name="T5">
Foto: Ministry of Defense</text:span>
</text:p>
      <text:p text:style-name="P4">
News Source: <text:a xlink:type="simple" xlink:href="https://www.ukrinform.ua/rubric-vidbudova/3711503-na-kiivsini-vidbuduvali-mist-cerez-ricku-tal.html" text:style-name="Internet_20_link" text:visited-style-name="Visited_20_Internet_20_Link">
https://www.ukrinform.ua/rubric-vidbudova/3711503-na-kiivsini-vidbuduvali-mist-cerez-ricku-tal.html</text:a>
</text:p>
      <!--NEWS-->
      <text:h text:style-name="P10" text:outline-level="1">
<text:span text:style-name="T4">
In Tbilisi at a rally against airline with Russia detained six people</text:span>
</text:h>
      <text:p text:style-name="P4">
Authors: Ukrinform (Person)</text:p>
      <text:p text:style-name="P4">
Publisher: Укринформ (Organization)</text:p>
      <text:p text:style-name="P4">
Published Time: 2023-05-19T17:25:55+03:00</text:p>
      <text:p text:style-name="P4">
Modified Time: 2023-05-19T17:25:55+03:00</text:p>
      <text:p text:style-name="P4">
Description: Six people detained the protest action against the restoration of airlines between Russia and Georgia, which passed near the Tbilisi Airport on Friday. - Ukrinform.</text:p>
      <text:p text:style-name="P4">
Images: ["<text:a xlink:type="simple" xlink:href="https://static.ukrinform.com/photos/2023_05/thumb_files/630_360_1684506210-362.png" text:style-name="Internet_20_link" text:visited-style-name="Visited_20_Internet_20_Link">
630_360_16845...</text:a>
"]</text:p>
      <text:p text:style-name="P4">
Tags: ['Грузія', 'Протест', 'Затримання']</text:p>
      <text:p text:style-name="P4">
Type: Article</text:p>
      <!--METADATA-->
      <text:p text:style-name="P4">
<draw:frame draw:style-name="fr1" draw:name="Image132" text:anchor-type="as-char" svg:width="6.9236in" svg:height="3.956343in" draw:z-index="0">
<draw:image xlink:href="../Images/yкринформ/2023-05-19T17-25-55-03-00/630_360_1684506210-362.png" xlink:type="simple" xlink:show="embed" xlink:actuate="onLoad" draw:mime-type="image/png"/>
</draw:frame>
The protesters against the restoration of airlines between Russia and Georgia, which passed the Tbilisi Airport building on Friday, detained six people.</text:p>
      <text:p text:style-name="P4">
About it reports <text:a xlink:type="simple" xlink:href="https://www.ekhokavkaza.com/a/v-tbilisi-na-mitinge-protiv-aviasoobscheniya-s-rossiey-zaderzhali-shestj-chelovek/32418937.html" text:style-name="Internet_20_link" text:visited-style-name="Visited_20_Internet_20_Link">
</text:a>
, reports Ukrinform.</text:p>
      <text:p text:style-name="P4">
The Georgian Ministry of Internal Affairs stated that activists were detained for disobedience of police and petty -housing.</text:p>
      <text:p text:style-name="P4">
The action near the Tbilisi Airport is being completed. The rally against airlines from Russia is planned in the evening near the Georgia Parliament building.</text:p>
      <text:p text:style-name="P4">
As it was reported, Russian President Vladimir <text:a xlink:type="simple" xlink:href="https://www.ukrinform.ua/tag-putin" text:style-name="Internet_20_link" text:visited-style-name="Visited_20_Internet_20_Link">
</text:a>
He signed the visa cancellation decrees for Georgia citizens from 15th and permission for direct airlines with this country.</text:p>
      <text:p text:style-name="P4">
Deputy Minister of Economy of Georgia Mariam Kvivishvili stated that Russian -A companies and aircraft that have not been imposed on sanctions will be possible to carry out direct air communications in the direction of Georgia.</text:p>
      <text:p text:style-name="P4">
<text:span text:style-name="T4">
 Read also: </text:span>
 <text:a xlink:type="simple" xlink:href="https://www.ukrinform.ua/rubric-world/3711310-u-gruzii-vidali-dozvil-na-poloti-se-odnij-rosijskij-aviakompanii.html" text:style-name="Internet_20_link" text:visited-style-name="Visited_20_Internet_20_Link">
<text:span text:style-name="T4">
 Georgia </text:span>
</text:a>
The EU spokesman, Peter, stated that the Government of Georgia's decision to renew aircraft placing from Russia contradicts the policies of EU sanctions against the aggressor country and summons the further promotion of Georgia to the EU.</text:p>
      <text:p text:style-name="P4">
Aircraft of the Russian airline "Azimuth" <text:a xlink:type="simple" xlink:href="https://www.ukrinform.ua/rubric-world/3711391-persij-rejs-z-rf-za-4-roki-v-aeroportu-tbilisi-mobilizuvali-bezprecedentnu-kilkist-pravoohoronciv.html" text:style-name="Internet_20_link" text:visited-style-name="Visited_20_Internet_20_Link">
</text:a>
Moscow is Tbilisi. He flew Izaeport and landed in the Georgian capital at 13:17 by Tbilisi.</text:p>
      <text:p text:style-name="P4">
The first flight from Moscow to Tbilisi arrived by a delegation of pro -Kremlin politicians and public figures.</text:p>
      <text:p text:style-name="P4">
In turn, Georgia President Salome Zurabishvili responded to the first -flight from Russia to Georgia in <text:a xlink:type="simple" xlink:href="https://twitter.com/Zourabichvili_S/status/1659490565912768514" text:style-name="Internet_20_link" text:visited-style-name="Visited_20_Internet_20_Link">
</text:a>
"Despite the resistance of the Georgian people, Russia landed its undesirable rais in Tbilisi," Zurabishvili wrote.</text:p>
      <text:p text:style-name="P4">
<text:span text:style-name="T5">
Foto: Radio Liberty</text:span>
</text:p>
      <text:p text:style-name="P4">
News Source: <text:a xlink:type="simple" xlink:href="https://www.ukrinform.ua/rubric-world/3711505-u-tbilisi-na-mitingu-proti-aviaspolucenna-z-rosieu-zatrimali-sistoh-ludej.html" text:style-name="Internet_20_link" text:visited-style-name="Visited_20_Internet_20_Link">
https://www.ukrinform.ua/rubric-world/3711505-u-tbilisi-na-mitingu-proti-aviaspolucenna-z-rosieu-zatrimali-sistoh-ludej.html</text:a>
</text:p>
      <!--NEWS-->
      <text:h text:style-name="P10" text:outline-level="1">
<text:span text:style-name="T4">
In Myanmar, the number of dead as a result of the cyclone increased to 145</text:span>
</text:h>
      <text:p text:style-name="P4">
Authors: Ukrinform (Person)</text:p>
      <text:p text:style-name="P4">
Publisher: Укринформ (Organization)</text:p>
      <text:p text:style-name="P4">
Published Time: 2023-05-19T17:33:48+03:00</text:p>
      <text:p text:style-name="P4">
Modified Time: 2023-05-19T17:33:48+03:00</text:p>
      <text:p text:style-name="P4">
Description: In Myanmar, the number of victims of the Mokco cyclone reached 145. - Ukrinform.</text:p>
      <text:p text:style-name="P4">
Images: ["<text:a xlink:type="simple" xlink:href="https://static.ukrinform.com/photos/2023_05/thumb_files/630_360_1684160933-227.jpg" text:style-name="Internet_20_link" text:visited-style-name="Visited_20_Internet_20_Link">
630_360_16841...</text:a>
"]</text:p>
      <text:p text:style-name="P4">
Tags: ['Мʼянма', 'Циклон']</text:p>
      <text:p text:style-name="P4">
Type: Article</text:p>
      <!--METADATA-->
      <text:p text:style-name="P4">
<draw:frame draw:style-name="fr1" draw:name="Image133" text:anchor-type="as-char" svg:width="6.9236in" svg:height="3.956343in" draw:z-index="0">
<draw:image xlink:href="../Images/yкринформ/2023-05-19T17-33-48-03-00/630_360_1684160933-227.jpg" xlink:type="simple" xlink:show="embed" xlink:actuate="onLoad" draw:mime-type="image/jpeg"/>
</draw:frame>
Mokco reached 145.</text:p>
      <text:p text:style-name="P4">
About it reports <text:a xlink:type="simple" xlink:href="https://apnews.com/article/myanmar-rohingya-cyclone-mocha-aid-91a3b33a94a12086c474400f9d0c1839" text:style-name="Internet_20_link" text:visited-style-name="Visited_20_Internet_20_Link">
</text:a>
, reports Ukrinform.</text:p>
      <text:p text:style-name="P4">
According to official data published on the MRTV state television, the number of cyclone sacrifice has increased to at least 145, including 117 representatives of the Muslim Minority of Rochindja.</text:p>
      <text:p text:style-name="P4">
There are also four soldiers and 24 Rakhain residents. In their death, those who refused to evacuate despite the prevention of power were accused of evacuating.</text:p>
      <text:p text:style-name="P4">
The above data concerns the western state of Rakhin, where the Mokko cyclone has caused the most harm. The dead in other parts of the country are not reported.</text:p>
      <text:p text:style-name="P4">
From last Friday, 63 302 Rochindi was evacuated, which were in 17 camps of U17 settlements.</text:p>
      <text:p text:style-name="P4">
<text:span text:style-name="T4">
 Read also: </text:span>
 <text:a xlink:type="simple" xlink:href="https://www.ukrinform.ua/rubric-world/3706550-u-manmi-obstrilali-gumkonvoj-akij-suprovodzuvali-diplomati-z-indonezii-ta-singapuru.html" text:style-name="Internet_20_link" text:visited-style-name="Visited_20_Internet_20_Link">
<text:span text:style-name="T4">
 yang </text:span>
</text:a>
"The military government has stated that unofficial data on the number of deaths of more than 400 persons are false, but in the absence of independent confirmation of the actual scales of victims and destruction remain uncertain," - the statement reads.</text:p>
      <text:p text:style-name="P4">
Myanmar's military leadership was reported(https://www.ukrinform.ua/rubric-world/3709564-manmu-nakriv-potuznij-ciklon-mokko-sonajmense-sestero-zagiblih.html)At least six people were killed.</text:p>
      <text:p text:style-name="P4">
Subsequently, 32 dead were reported.</text:p>
      <text:p text:style-name="P4">
News Source: <text:a xlink:type="simple" xlink:href="https://www.ukrinform.ua/rubric-world/3711507-u-manmi-kilkist-zagiblih-unaslidok-ciklonu-zrosla-do-145.html" text:style-name="Internet_20_link" text:visited-style-name="Visited_20_Internet_20_Link">
https://www.ukrinform.ua/rubric-world/3711507-u-manmi-kilkist-zagiblih-unaslidok-ciklonu-zrosla-do-145.html</text:a>
</text:p>
      <!--NEWS-->
      <text:h text:style-name="P10" text:outline-level="1">
<text:span text:style-name="T4">
Celebration of Embroidery Day took place at the Ukrainian House in Cyprus</text:span>
</text:h>
      <text:p text:style-name="P4">
Authors: Ukrinform (Person)</text:p>
      <text:p text:style-name="P4">
Publisher: Укринформ (Organization)</text:p>
      <text:p text:style-name="P4">
Published Time: 2023-05-19T17:36:00+03:00</text:p>
      <text:p text:style-name="P4">
Modified Time: 2023-05-19T17:36:00+03:00</text:p>
      <text:p text:style-name="P4">
Description: A festive event was held at the Ukrainian House in Cyprus in the city of Paphos, a festive event, the main event was a master class on embroidery of a bracelet from a member of the Union of Artists of Ukraine Lydia Ivanitskaya. - Ukrinform.</text:p>
      <text:p text:style-name="P4">
Images: ["<text:a xlink:type="simple" xlink:href="https://static.ukrinform.com/photos/2023_05/thumb_files/630_360_1684506712-881.jpg" text:style-name="Internet_20_link" text:visited-style-name="Visited_20_Internet_20_Link">
630_360_16845...</text:a>
", "<text:a xlink:type="simple" xlink:href="https://static.ukrinform.com/photos/2023_05/1684506725-380.jpg" text:style-name="Internet_20_link" text:visited-style-name="Visited_20_Internet_20_Link">
1684506725-38...</text:a>
", "<text:a xlink:type="simple" xlink:href="https://static.ukrinform.com/photos/2023_05/1684506737-696.jpg" text:style-name="Internet_20_link" text:visited-style-name="Visited_20_Internet_20_Link">
1684506737-69...</text:a>
", "<text:a xlink:type="simple" xlink:href="https://static.ukrinform.com/photos/2023_05/1684506765-153.jpg" text:style-name="Internet_20_link" text:visited-style-name="Visited_20_Internet_20_Link">
1684506765-15...</text:a>
"]</text:p>
      <text:p text:style-name="P4">
Tags: ['Діаспора', 'Кіпр', 'Культура', 'Вишиванка', 'День вишиванки']</text:p>
      <text:p text:style-name="P4">
Type: Article</text:p>
      <!--METADATA-->
      <text:p text:style-name="P4">
<draw:frame draw:style-name="fr1" draw:name="Image134" text:anchor-type="as-char" svg:width="6.9236in" svg:height="3.956343in" draw:z-index="0">
<draw:image xlink:href="../Images/yкринформ/2023-05-19T17-36-00-03-00/630_360_1684506712-881.jpg" xlink:type="simple" xlink:show="embed" xlink:actuate="onLoad" draw:mime-type="image/jpeg"/>
</draw:frame>
In the Ukrainian House in Cyprus in the city of Paphos, a festivewar took place on the Vyshivanka Day, the main event of which was a master class on embroidery of a bracelet-sacrifice of the description of the Union of Artists of Ukraine Lydia Ivanytska.</text:p>
      <text:p text:style-name="P4">
As Ukrinform reports, this is said <text:a xlink:type="simple" xlink:href="https://www.facebook.com/story.php" text:style-name="Internet_20_link" text:visited-style-name="Visited_20_Internet_20_Link">
</text:a>
Ukrainian House in Cyprus, Paphos.</text:p>
      <text:p text:style-name="P4">
<draw:frame draw:style-name="fr1" draw:name="Image135" text:anchor-type="as-char" svg:width="6.9236in" svg:height="7.994194in" draw:z-index="0">
<draw:image xlink:href="../Images/yкринформ/2023-05-19T17-36-00-03-00/1684506725-380.jpg" xlink:type="simple" xlink:show="embed" xlink:actuate="onLoad" draw:mime-type="image/jpeg"/>
</draw:frame>
</text:p>
      <text:p text:style-name="P4">
За повідомленням, майстер-клас з вишивки став справжньою творчою подорожжю длявсіх учасників. Під керівництвом Лідії Іванівни вони дізналися секрети технікиукраїнської вишивки й змогли створити свої власні унікальні обереги. Завдякимайстру та її терплячому навчанню, кожен учасник зміг розкрити свій творчийпотенціал і відчути гордість за українську спадщину.</text:p>
      <text:p text:style-name="P4">
<draw:frame draw:style-name="fr1" draw:name="Image136" text:anchor-type="as-char" svg:width="6.9236in" svg:height="7.994194in" draw:z-index="0">
<draw:image xlink:href="../Images/yкринформ/2023-05-19T17-36-00-03-00/1684506737-696.jpg" xlink:type="simple" xlink:show="embed" xlink:actuate="onLoad" draw:mime-type="image/jpeg"/>
</draw:frame>
"The whole Ukrainian home has turned into a sea of bright colors, the guests were dressed in folk costumes, which created an incredibly festive atmosphere. Ukrainian music was heard," the post reads.</text:p>
      <text:p text:style-name="P4">
<draw:frame draw:style-name="fr1" draw:name="Image137" text:anchor-type="as-char" svg:width="6.9236in" svg:height="7.994194in" draw:z-index="0">
<draw:image xlink:href="../Images/yкринформ/2023-05-19T17-36-00-03-00/1684506765-153.jpg" xlink:type="simple" xlink:show="embed" xlink:actuate="onLoad" draw:mime-type="image/jpeg"/>
</draw:frame>
The Ukrainian House sincerely thanked Lydia Ivanovna for its dedication to art, but what she does to preserve and promote Ukrainian culture by the experts of Ukraine. Acknowledgments are also expressed by anyone who participated in this event, making this day special and unforgettable.</text:p>
      <text:p text:style-name="P4">
We will remind, in the Ukrainian house in Paphos on April 30 <text:a xlink:type="simple" xlink:href="https://www.ukrinform.ua/rubric-diaspora/3703010-na-kipri-proveli-majsterklas-za-motivami-tvorcosti-ukrainskoi-mistkini-lubovi-pancenko.html" text:style-name="Internet_20_link" text:visited-style-name="Visited_20_Internet_20_Link">
</text:a>
A master class dedicated to Ukrainian artist Lyubov Panchenko gathered to honor her memory.</text:p>
      <text:p text:style-name="P4">
<text:span text:style-name="T5">
Foto: Ukrainian House in Cyprus, Paphos / Facebook</text:span>
</text:p>
      <text:p text:style-name="P4">
News Source: <text:a xlink:type="simple" xlink:href="https://www.ukrinform.ua/rubric-diaspora/3711509-svatkuvanna-dna-visivanki-vidbulosa-v-ukrainskomu-domi-na-kipri.html" text:style-name="Internet_20_link" text:visited-style-name="Visited_20_Internet_20_Link">
https://www.ukrinform.ua/rubric-diaspora/3711509-svatkuvanna-dna-visivanki-vidbulosa-v-ukrainskomu-domi-na-kipri.html</text:a>
</text:p>
      <!--NEWS-->
      <text:h text:style-name="P10" text:outline-level="1">
<text:span text:style-name="T4">
At the Biennale Architettura 2023 International Exhibition, a Ukrainian palle was opened</text:span>
</text:h>
      <text:p text:style-name="P4">
Authors: Ukrinform (Person)</text:p>
      <text:p text:style-name="P4">
Publisher: Укринформ (Organization)</text:p>
      <text:p text:style-name="P4">
Published Time: 2023-05-19T17:39:00+03:00</text:p>
      <text:p text:style-name="P4">
Modified Time: 2023-05-19T17:39:00+03:00</text:p>
      <text:p text:style-name="P4">
Description: On May 18, 2023, the official opening of the Ukrainian pavilion of the Before the Future at one of the largest architectural exhibitions in the world Biennale Architettura 2023 in Venice took place. - Ukrinform.</text:p>
      <text:p text:style-name="P4">
Images: ["<text:a xlink:type="simple" xlink:href="https://static.ukrinform.com/photos/2023_05/thumb_files/630_360_1684507250-217.jpg" text:style-name="Internet_20_link" text:visited-style-name="Visited_20_Internet_20_Link">
630_360_16845...</text:a>
"]</text:p>
      <text:p text:style-name="P4">
Tags: ['Архітектура', 'Україна', 'Виставка', 'Венеція']</text:p>
      <text:p text:style-name="P4">
Type: Article</text:p>
      <!--METADATA-->
      <text:p text:style-name="P4">
<draw:frame draw:style-name="fr1" draw:name="Image138" text:anchor-type="as-char" svg:width="6.9236in" svg:height="3.956343in" draw:z-index="0">
<draw:image xlink:href="../Images/yкринформ/2023-05-19T17-39-00-03-00/630_360_1684507250-217.jpg" xlink:type="simple" xlink:show="embed" xlink:actuate="onLoad" draw:mime-type="image/jpeg"/>
</draw:frame>
On May 18, 20123, the official opening of the Ukrainian Pavilion Before Thefuture was held at one of the largest architectural exhibitions in the world of Biennalearchitettura 2023 in Venice.</text:p>
      <text:p text:style-name="P4">
According to Ukrinform, the press service of the Ministry of Development of Communities, Territories and Infrastructure reports <text:a xlink:type="simple" xlink:href="https://www.facebook.com/Ministry.for.restoration/posts/pfbid0JKfgvcHU5S21UBYiGxELJmVBjncrewhDyFqYZ6KsxhtqDTwpFiHsx9zEC7UVZWGWl" text:style-name="Internet_20_link" text:visited-style-name="Visited_20_Internet_20_Link">
</text:a>
.</text:p>
      <text:p text:style-name="P4">
Зазначається, що рішення про участь України у виставці було ухвалено післямайже 10-річної перерви.</text:p>
      <text:p text:style-name="P4">
У виставці візьмуть участь понад 30 українських архітекторок та архітекторів іпредставників інших дисциплін. Передбачається, що виставка також допоможезалучити до відновлення найкращих іноземних фахівців.</text:p>
      <text:p text:style-name="P4">
«Для нас це можливість показати, що попри війну, ми орієнтовані навідродження, на творення архітектури оновленої <text:a xlink:type="simple" xlink:href="https://www.ukrinform.ua/tag-ukraina" text:style-name="Internet_20_link" text:visited-style-name="Visited_20_Internet_20_Link">
</text:a>
. The basis is the principles of barrier, energy efficiency and environmental friendliness. The year of a full -scale invasion has given a push to rethink the concept of security and this was reflected in the concept that will be represented by Ukrainian artists. It is important that Biennale is a cultural dialogue between Ukraine and the civilized world, the statement that will be building a future, ”said the Deputy Prime Minister of Ukraine's restoration-Minister of Community Development, Territories and Infrastructure Olekskubrakov.</text:p>
      <text:p text:style-name="P4">
<text:span text:style-name="T4">
 Read also: </text:span>
 <text:a xlink:type="simple" xlink:href="https://www.ukrinform.ua/rubric-diaspora/3710932-u-gelsinki-vidkrilasa-vistavka-do-vsesvitnogo-dna-visivanki.html" text:style-name="Internet_20_link" text:visited-style-name="Visited_20_Internet_20_Link">
<text:span text:style-name="T4">
 exhibitions </text:span>
</text:a>
In his turn, Minister of Culture and Information Policy Alexander Tkachenkococous recorded in <text:a xlink:type="simple" xlink:href="https://t.me/otkachenkokyiv/3590" text:style-name="Internet_20_link" text:visited-style-name="Visited_20_Internet_20_Link">
</text:a>
that Ukraine's participation in one acquired architectural exhibitions in the world is the opportunity to say that the countries are an active participant in absolutely all important processes.</text:p>
      <text:p text:style-name="P4">
"Today, May 19, the 18th Venetian Biennalearchitecture was discovered, where Ukraine, among other things, presented the exposition under the symbolic Ukrainian dna. ", - Tkachenko wrote.</text:p>
      <text:p text:style-name="P4">
He noted that the architecture of Ukraine retains the continuity of the national national traditions, which was reflected in the best creative achievements of modern Ukrainian architects.The exhibition will continue in Venice from May 20 to November 26.</text:p>
      <text:p text:style-name="P4">
As it was reported, Biennale Architettura is an international exhibition of architecture, which is spent every 2 years in Venice. Its main goal is to demonstrate the archaevistical solutions that would answer modern social, technological and cultural challenges.</text:p>
      <text:p text:style-name="P4">
For the last time, our state was presented on Biennale Architettura in 2014.</text:p>
      <text:p text:style-name="P4">
News Source: <text:a xlink:type="simple" xlink:href="https://www.ukrinform.ua/rubric-culture/3711516-na-miznarodnij-vistavci-biennale-architettura-2023-vidkrivsa-ukrainskij-paljon.html" text:style-name="Internet_20_link" text:visited-style-name="Visited_20_Internet_20_Link">
https://www.ukrinform.ua/rubric-culture/3711516-na-miznarodnij-vistavci-biennale-architettura-2023-vidkrivsa-ukrainskij-paljon.html</text:a>
</text:p>
      <!--NEWS-->
      <text:h text:style-name="P10" text:outline-level="1">
<text:span text:style-name="T4">
In Russia, the ICS prosecutor was wanted, who issued a warrant for Putin's arrest</text:span>
</text:h>
      <text:p text:style-name="P4">
Authors: Ukrinform (Person)</text:p>
      <text:p text:style-name="P4">
Publisher: Укринформ (Organization)</text:p>
      <text:p text:style-name="P4">
Published Time: 2023-05-19T17:40:00+03:00</text:p>
      <text:p text:style-name="P4">
Modified Time: 2023-05-19T17:40:00+03:00</text:p>
      <text:p text:style-name="P4">
Description: The Ministry of Internal Affairs of the Russian Federation has wanted the prosecutor of the International Criminal Court of Karim Khan, who issued a warrant for the arrest of Russian President Vladimir Putin and the Russian children's Ombudsman Maria Lviv-Belova through the abduction of children from Ukraine. - Ukrinform.</text:p>
      <text:p text:style-name="P4">
Images: ["<text:a xlink:type="simple" xlink:href="https://static.ukrinform.com/photos/2022_03/thumb_files/630_360_1647430462-245.jpg" text:style-name="Internet_20_link" text:visited-style-name="Visited_20_Internet_20_Link">
630_360_16474...</text:a>
"]</text:p>
      <text:p text:style-name="P4">
Tags: ['Розшук', 'Росія', 'Міжнародний кримінальний суд', 'Карім Хан']</text:p>
      <text:p text:style-name="P4">
Type: Article</text:p>
      <!--METADATA-->
      <text:p text:style-name="P4">
<draw:frame draw:style-name="fr1" draw:name="Image139" text:anchor-type="as-char" svg:width="6.9236in" svg:height="3.956343in" draw:z-index="0">
<draw:image xlink:href="../Images/yкринформ/2023-05-19T17-40-00-03-00/630_360_1647430462-245.jpg" xlink:type="simple" xlink:show="embed" xlink:actuate="onLoad" draw:mime-type="image/jpeg"/>
</draw:frame>
The Ministry of Internal Affairs of the Russian Federation has wanted the prosecutor of the International Criminal Court of Karim Khan, who issued a warrant for the arrest of Russian President Putin and the Russian Children's Ombudsman Maria Lviv-Belivovovovovovikhar.</text:p>
      <text:p text:style-name="P4">
About it reports Ukrinform with reference to <text:a xlink:type="simple" xlink:href="https://t.me/rian_ru/203214" text:style-name="Internet_20_link" text:visited-style-name="Visited_20_Internet_20_Link">
</text:a>
"The Ministry of Internal Affairs declared in <text:a xlink:type="simple" xlink:href="https://www.ukrinform.ua/tag-rozsuk" text:style-name="Internet_20_link" text:visited-style-name="Visited_20_Internet_20_Link">
</text:a>
Karim Khan's prosecutorial criminal court, ”the message reads.</text:p>
      <text:p text:style-name="P4">
<text:span text:style-name="T4">
 Read also: </text:span>
 <text:a xlink:type="simple" xlink:href="https://www.ukrinform.ua/rubric-world/3685340-order-dla-putina-so-vazlivo-znati-pro-mks-i-do-cogo-tut-eksprezident-sudanu.html" text:style-name="Internet_20_link" text:visited-style-name="Visited_20_Internet_20_Link">
</text:a>
As reported by Ukrinform, on March 17, the Chamber of Preliminary Issues of the ISS removed the arrest of Putin and Lviv-Bielova.</text:p>
      <text:p text:style-name="P4">
<text:a xlink:type="simple" xlink:href="https://www.ukrinform.ua/rubric-world/3683849-miznarodnij-kriminalnij-sud-vidav-order-na-arest-putina.html" text:style-name="Internet_20_link" text:visited-style-name="Visited_20_Internet_20_Link">
</text:a>
- illegal deportation and movement, including children, from the temporarily occupied territory of Ukraine at the less than February 24, 2022.</text:p>
      <text:p text:style-name="P4">
News Source: <text:a xlink:type="simple" xlink:href="https://www.ukrinform.ua/rubric-world/3711513-u-rosii-ogolosili-v-rozsuk-prokurora-mks-akij-vidav-order-na-arest-putina.html" text:style-name="Internet_20_link" text:visited-style-name="Visited_20_Internet_20_Link">
https://www.ukrinform.ua/rubric-world/3711513-u-rosii-ogolosili-v-rozsuk-prokurora-mks-akij-vidav-order-na-arest-putina.html</text:a>
</text:p>
      <!--NEWS-->
      <text:h text:style-name="P10" text:outline-level="1">
<text:span text:style-name="T4">
The Government has attributed to priority expenditures to restore the work of OVA in the de -checked territories</text:span>
</text:h>
      <text:p text:style-name="P4">
Authors: Ukrinform (Person)</text:p>
      <text:p text:style-name="P4">
Publisher: Укринформ (Organization)</text:p>
      <text:p text:style-name="P4">
Published Time: 2023-05-19T17:42:40+03:00</text:p>
      <text:p text:style-name="P4">
Modified Time: 2023-05-19T17:42:40+03:00</text:p>
      <text:p text:style-name="P4">
Description: The Cabinet of Ministers has expanded the list of priority expenditures of the budgets, for which payments are made by the Treasury bodies in martial law. - Ukrinform.</text:p>
      <text:p text:style-name="P4">
Images: ["<text:a xlink:type="simple" xlink:href="https://static.ukrinform.com/photos/2022_06/thumb_files/630_360_1654614058-410.jpg" text:style-name="Internet_20_link" text:visited-style-name="Visited_20_Internet_20_Link">
630_360_16546...</text:a>
"]</text:p>
      <text:p text:style-name="P4">
Tags: ['Деокупація', 'Кабмін', 'Військова адміністрація']</text:p>
      <text:p text:style-name="P4">
Type: Article</text:p>
      <!--METADATA-->
      <text:p text:style-name="P4">
<draw:frame draw:style-name="fr1" draw:name="Image140" text:anchor-type="as-char" svg:width="6.9236in" svg:height="3.956343in" draw:z-index="0">
<draw:image xlink:href="../Images/yкринформ/2023-05-19T17-42-40-03-00/630_360_1654614058-410.jpg" xlink:type="simple" xlink:show="embed" xlink:actuate="onLoad" draw:mime-type="image/jpeg"/>
</draw:frame>
The Cabinet of Ministers has expanded the list of priority budget expenditures, which pay payments by the Treasury bodies in martial law.</text:p>
      <text:p text:style-name="P4">
The decision was made at a government meeting on Friday, Ukrinform reports <text:a xlink:type="simple" xlink:href="https://minre.gov.ua/2023/05/19/vidteper-vydatky-na-vidnovlennya-diyalnosti-vijskovyh-administraczij-na-deokupovanyh-terytoriyah-nalezhat-do-priorytetnyh/" text:style-name="Internet_20_link" text:visited-style-name="Visited_20_Internet_20_Link">
</text:a>
Ministry of Reintegration of Temporarily Capked Territories.</text:p>
      <text:p text:style-name="P4">
“The changes developed by the Ministry of Finance have been developed with the participation of the Ministry of Reintegration jointly by the name of military administrations in order to support local authorities, in particular on <text:a xlink:type="simple" xlink:href="https://www.ukrinform.ua/tag-deokupacia" text:style-name="Internet_20_link" text:visited-style-name="Visited_20_Internet_20_Link">
</text:a>
», - said in the department.</text:p>
      <text:p text:style-name="P4">
According to the Government's decision, the Treasury bodies will pay payments for the implementation of military administration expenditures, which are transferred from the occupied territories and territories in which hostilities are conducted; military administrations of de -industries.</text:p>
      <text:p text:style-name="P4">
<text:span text:style-name="T4">
 Read also: </text:span>
 <text:a xlink:type="simple" xlink:href="https://www.ukrinform.ua/rubric-vidbudova/3711403-u-veresuk-obgovorili-vidnovlenna-na-deokupovanih-teritoriah.html" text:style-name="Internet_20_link" text:visited-style-name="Visited_20_Internet_20_Link">
<text:span text:style-name="T4">
 Vereshch </text:span>
</text:a>
In addition, the list of expenditures of the second stage has been expanded to which, in particular, the payment of medical examinations of the wards and employees of boarding institutions, institutions of the social protection system of the population, internally displaced persons.</text:p>
      <text:p text:style-name="P4">
News Source: <text:a xlink:type="simple" xlink:href="https://www.ukrinform.ua/rubric-economy/3711514-urad-vidnis-do-prioritetnih-vidatki-na-vidnovlenna-roboti-ova-na-deokupovanih-teritoriah.html" text:style-name="Internet_20_link" text:visited-style-name="Visited_20_Internet_20_Link">
https://www.ukrinform.ua/rubric-economy/3711514-urad-vidnis-do-prioritetnih-vidatki-na-vidnovlenna-roboti-ova-na-deokupovanih-teritoriah.html</text:a>
</text:p>
      <!--NEWS-->
      <text:h text:style-name="P10" text:outline-level="1">
<text:span text:style-name="T4">
Zelensky met with representatives of UAE, mislead and kwwait</text:span>
</text:h>
      <text:p text:style-name="P4">
Authors: Ukrinform (Person)</text:p>
      <text:p text:style-name="P4">
Publisher: Укринформ (Organization)</text:p>
      <text:p text:style-name="P4">
Published Time: 2023-05-19T17:49:00+03:00</text:p>
      <text:p text:style-name="P4">
Modified Time: 2023-05-19T17:49:00+03:00</text:p>
      <text:p text:style-name="P4">
Description: President of Ukraine Volodymyr Zelensky held meetings with the heads of delegations of the United Arab Emirates, the Sultanate of Oman and the state of Kuwait. - Ukrinform.</text:p>
      <text:p text:style-name="P4">
Images: ["<text:a xlink:type="simple" xlink:href="https://static.ukrinform.com/photos/2023_05/thumb_files/630_360_1684509305-356.jpeg" text:style-name="Internet_20_link" text:visited-style-name="Visited_20_Internet_20_Link">
630_360_16845...</text:a>
", "<text:a xlink:type="simple" xlink:href="https://static.ukrinform.com/photos/2023_05/1684507622-515.jpeg" text:style-name="Internet_20_link" text:visited-style-name="Visited_20_Internet_20_Link">
1684507622-51...</text:a>
", "<text:a xlink:type="simple" xlink:href="https://static.ukrinform.com/photos/2023_05/1684507630-337.jpeg" text:style-name="Internet_20_link" text:visited-style-name="Visited_20_Internet_20_Link">
1684507630-33...</text:a>
", "<text:a xlink:type="simple" xlink:href="https://static.ukrinform.com/photos/2023_05/1684507630-961.jpeg" text:style-name="Internet_20_link" text:visited-style-name="Visited_20_Internet_20_Link">
1684507630-96...</text:a>
"]</text:p>
      <text:p text:style-name="P4">
Tags: ['Кувейт', 'ОАЕ', 'Оман', 'Зеленський']</text:p>
      <text:p text:style-name="P4">
Type: Article</text:p>
      <!--METADATA-->
      <text:p text:style-name="P4">
<draw:frame draw:style-name="fr1" draw:name="Image141" text:anchor-type="as-char" svg:width="6.9236in" svg:height="3.956343in" draw:z-index="0">
<draw:image xlink:href="../Images/yкринформ/2023-05-19T17-49-00-03-00/630_360_1684509305-356.jpeg" xlink:type="simple" xlink:show="embed" xlink:actuate="onLoad" draw:mime-type="image/jpeg"/>
</draw:frame>
Volodymyr Zelensky Presidentials held meetings with the heads of delegations of the United Arab Emirates, the Sultanate of Oman and the state of Kuwait.</text:p>
      <text:p text:style-name="P4">
The negotiations took place within the framework of the President's visit to the Kingdom of Saudi Arabia to participate in the League Summit of Arab States, Ukrinform reports <text:a xlink:type="simple" xlink:href="https://www.president.gov.ua/news/u-saudivskij-araviyi-prezident-proviv-zustrichi-z-glavami-de-83001" text:style-name="Internet_20_link" text:visited-style-name="Visited_20_Internet_20_Link">
</text:a>
.</text:p>
      <text:p text:style-name="P4">
<text:span text:style-name="T5">
Viso: <text:a xlink:type="simple" xlink:href="https://t.me/V_Zelenskiy_official/6270" text:style-name="Internet_20_link" text:visited-style-name="Visited_20_Internet_20_Link">
</text:a>
</text:span>
</text:p>
      <text:p text:style-name="P4">
Thus, during a meeting with the Vice President, Viceremier-Minister, UAE Sheikhommansur Bin Zaida Al-Nagayan Zelensky, informed about the situation of Nafroronto and reflect Ukraine with full-scale aggression of the Russian Federation.</text:p>
      <text:p text:style-name="P4">
Particular attention was paid to the implementation of the Ukrainian formula of peacefulness of attachment in this process as many countries as possible, in particular the UAE.</text:p>
      <text:p text:style-name="P4">
<draw:frame draw:style-name="fr1" draw:name="Image142" text:anchor-type="as-char" svg:width="6.9236in" svg:height="4.617948in" draw:z-index="0">
<draw:image xlink:href="../Images/yкринформ/2023-05-19T17-49-00-03-00/1684507622-515.jpeg" xlink:type="simple" xlink:show="embed" xlink:actuate="onLoad" draw:mime-type="image/jpeg"/>
</draw:frame>
The participants of the meeting also discussed the issues of global food security and the work of the Black Sea Grain Initiative.</text:p>
      <text:p text:style-name="P4">
<text:span text:style-name="T4">
 Read also: </text:span>
 <text:a xlink:type="simple" xlink:href="https://www.ukrinform.ua/rubric-polytics/3711454-zelenskij-zaprosiv-cleniv-ligi-arabskih-derzav-dolucitisa-do-ukrainskoi-formuli-miru.html" text:style-name="Internet_20_link" text:visited-style-name="Visited_20_Internet_20_Link">
<text:span text:style-name="T4">
 Zelensky </text:span>
</text:a>
According to the OP, the parties agreed to exchange delegations to achieve specific results and interactions.</text:p>
      <text:p text:style-name="P4">
In addition, topical issues of development of trade and economic and investment cooperation between states were raised.</text:p>
      <text:p text:style-name="P4">
<draw:frame draw:style-name="fr1" draw:name="Image143" text:anchor-type="as-char" svg:width="6.9236in" svg:height="4.617948in" draw:z-index="0">
<draw:image xlink:href="../Images/yкринформ/2023-05-19T17-49-00-03-00/1684507630-337.jpeg" xlink:type="simple" xlink:show="embed" xlink:actuate="onLoad" draw:mime-type="image/jpeg"/>
</draw:frame>
During a meeting with the Viceremier-Minister of International Relations of Sultanate of Sultanate Oman, a special representative of the Sultan of International Forums Asaad Bin Bin Tarik al-Said discussed the realization of the Ukrainian formula of peace.</text:p>
      <text:p text:style-name="P4">
The President emphasized the importance of supporting Ukraine's peaceful efforts to the regions.</text:p>
      <text:p text:style-name="P4">
The parties also touched on the issues of bilateral interaction between Ukraine and Oman.</text:p>
      <text:p text:style-name="P4">
<draw:frame draw:style-name="fr1" draw:name="Image144" text:anchor-type="as-char" svg:width="6.9236in" svg:height="4.617948in" draw:z-index="0">
<draw:image xlink:href="../Images/yкринформ/2023-05-19T17-49-00-03-00/1684507630-961.jpeg" xlink:type="simple" xlink:show="embed" xlink:actuate="onLoad" draw:mime-type="image/jpeg"/>
</draw:frame>
At the same time, at a meeting with the hereditary prince of the state <text:a xlink:type="simple" xlink:href="https://www.ukrinform.ua/tag-kuvejt" text:style-name="Internet_20_link" text:visited-style-name="Visited_20_Internet_20_Link">
</text:a>
Sheikh Masshal al-Ahmad Al-Jaber-Sabak, the Galva state, expressed his gratitude to Kuwait for the consistent support of Ukraine's consistent and territorial integrity against the background of opposition to the full-scale Russian aggression, repeatedly certified during the vote.Zelensky focused on the prospects of practical interaction between Ukraine Kuwait on a number of humanitarian issues. The President also thanked Kuwait for the reception of Ukraine in the energy sphere. The parties agreed to strengthen the intensity in these directions.</text:p>
      <text:p text:style-name="P4">
As it was reported, the President <text:a xlink:type="simple" xlink:href="https://www.ukrinform.ua/rubric-polytics/3711350-zelenskij-pribuv-do-saudivskoi-aravii.html" text:style-name="Internet_20_link" text:visited-style-name="Visited_20_Internet_20_Link">
</text:a>
.</text:p>
      <text:p text:style-name="P4">
<text:span text:style-name="T5">
Foto: op</text:span>
</text:p>
      <text:p text:style-name="P4">
News Source: <text:a xlink:type="simple" xlink:href="https://www.ukrinform.ua/rubric-polytics/3711519-zelenskij-zustrivsa-z-predstavnikami-oae-omanu-ta-kuvejtu.html" text:style-name="Internet_20_link" text:visited-style-name="Visited_20_Internet_20_Link">
https://www.ukrinform.ua/rubric-polytics/3711519-zelenskij-zustrivsa-z-predstavnikami-oae-omanu-ta-kuvejtu.html</text:a>
</text:p>
      <!--NEWS-->
      <text:h text:style-name="P10" text:outline-level="1">
<text:span text:style-name="T4">
Humeniuk about the situation in Crimea: invaders pack things and study road maps</text:span>
</text:h>
      <text:p text:style-name="P4">
Authors: Ukrinform (Person)</text:p>
      <text:p text:style-name="P4">
Publisher: Укринформ (Organization)</text:p>
      <text:p text:style-name="P4">
Published Time: 2023-05-19T17:54:29+03:00</text:p>
      <text:p text:style-name="P4">
Modified Time: 2023-05-19T17:54:29+03:00</text:p>
      <text:p text:style-name="P4">
Description: Russian invaders consider the options for leaving the temporarily occupied Crimea. - Ukrinform.</text:p>
      <text:p text:style-name="P4">
Images: ["<text:a xlink:type="simple" xlink:href="https://static.ukrinform.com/photos/2023_05/thumb_files/630_360_1683203408-362.jpg" text:style-name="Internet_20_link" text:visited-style-name="Visited_20_Internet_20_Link">
630_360_16832...</text:a>
"]</text:p>
      <text:p text:style-name="P4">
Tags: ['Крим', 'Міст', 'Війна з Росією', 'Наталія Гуменюк']</text:p>
      <text:p text:style-name="P4">
Type: Article</text:p>
      <!--METADATA-->
      <text:p text:style-name="P4">
<draw:frame draw:style-name="fr1" draw:name="Image145" text:anchor-type="as-char" svg:width="6.9236in" svg:height="3.956343in" draw:z-index="0">
<draw:image xlink:href="../Images/yкринформ/2023-05-19T17-54-29-03-00/630_360_1683203408-362.jpg" xlink:type="simple" xlink:show="embed" xlink:actuate="onLoad" draw:mime-type="image/jpeg"/>
</draw:frame>
Russian -enchantments consider the options for exiting temporarily occupied Crimea.</text:p>
      <text:p text:style-name="P4">
The chief of the united coordination press center of Defense forces of Southern Natalia Humeniuk said on air <text:a xlink:type="simple" xlink:href="https://www.youtube.com/watch" text:style-name="Internet_20_link" text:visited-style-name="Visited_20_Internet_20_Link">
</text:a>
, reports Ukrinform.</text:p>
      <text:p text:style-name="P4">
“They continue to pack things, to be aware of the anxiety of their situation and, in Principl, they study the map of traffic, a map of roads, possible ways of exit, movement for" chosen ". Since with <text:a xlink:type="simple" xlink:href="https://www.ukrinform.ua/tag-krim" text:style-name="Internet_20_link" text:visited-style-name="Visited_20_Internet_20_Link">
</text:a>
You also need to get out, ”Gumeniuk said.</text:p>
      <text:p text:style-name="P4">
According to her, the main highway from the peninsula is still the so -called Crimean bridge. However, Humeniuk added, "the bridge is afraid of a storm."</text:p>
      <text:p text:style-name="P4">
"In addition, they use ferry crossing and so far hope that they will be able to drive a temporarily occupied mainland of Ukraine. But every time they are more alarming as they like to say, and they try to find alternative ways. There are not many of them, because the trenches they have arranged along the coast, the "teeth of the dragon", the impression that they are aimed at abandoning them on the peninsula, so that they were not so fast from there, ”the head of the united coordination press center.</text:p>
      <text:p text:style-name="P4">
<text:span text:style-name="T4">
 Read also: </text:span>
 <text:a xlink:type="simple" xlink:href="https://www.ukrinform.ua/rubric-crimea/3711306-na-zaliznicni-kolii-u-krimu-vpav-bezpilotnik-zmi.html" text:style-name="Internet_20_link" text:visited-style-name="Visited_20_Internet_20_Link">
<text:span text:style-name="T4">
 Crimea </text:span>
</text:a>
As reported, <text:a xlink:type="simple" xlink:href="https://www.ukrinform.ua/rubric-crimea/3711445-rosijska-vlada-vidmovilasa-puskati-na-krimskij-mist-vantazivki.html" text:style-name="Internet_20_link" text:visited-style-name="Visited_20_Internet_20_Link">
</text:a>
illegal bridge through the Kerch Strait.</text:p>
      <text:p text:style-name="P4">
News Source: <text:a xlink:type="simple" xlink:href="https://www.ukrinform.ua/rubric-crimea/3711523-gumenuk-pro-situaciu-v-krimu-zagarbniki-pakuut-reci-ta-vivcaut-dorozni-karti.html" text:style-name="Internet_20_link" text:visited-style-name="Visited_20_Internet_20_Link">
https://www.ukrinform.ua/rubric-crimea/3711523-gumenuk-pro-situaciu-v-krimu-zagarbniki-pakuut-reci-ta-vivcaut-dorozni-karti.html</text:a>
</text:p>
      <!--NEWS-->
      <text:h text:style-name="P10" text:outline-level="1">
<text:span text:style-name="T4">
More than 536 million have provided for military examinations in the Medicinal Program</text:span>
</text:h>
      <text:p text:style-name="P4">
Authors: Ukrinform (Person)</text:p>
      <text:p text:style-name="P4">
Publisher: Укринформ (Organization)</text:p>
      <text:p text:style-name="P4">
Published Time: 2023-05-19T17:59:50+03:00</text:p>
      <text:p text:style-name="P4">
Modified Time: 2023-05-19T17:59:50+03:00</text:p>
      <text:p text:style-name="P4">
Description: Medical examinations of military medical commissions (VLK) at civilian medical establishments in the Medicamental Program provides over UAH 536 million. - Ukrinform.</text:p>
      <text:p text:style-name="P4">
Images: ["<text:a xlink:type="simple" xlink:href="https://static.ukrinform.com/photos/2023_01/thumb_files/630_360_1675107920-435.jpg" text:style-name="Internet_20_link" text:visited-style-name="Visited_20_Internet_20_Link">
630_360_16751...</text:a>
"]</text:p>
      <text:p text:style-name="P4">
Tags: ['Нацслужба здоров’я', 'ВЛК']</text:p>
      <text:p text:style-name="P4">
Type: Article</text:p>
      <!--METADATA-->
      <text:p text:style-name="P4">
<draw:frame draw:style-name="fr1" draw:name="Image146" text:anchor-type="as-char" svg:width="6.9236in" svg:height="3.956343in" draw:z-index="0">
<draw:image xlink:href="../Images/yкринформ/2023-05-19T17-59-50-03-00/630_360_1675107920-435.jpg" xlink:type="simple" xlink:show="embed" xlink:actuate="onLoad" draw:mime-type="image/jpeg"/>
</draw:frame>
Rendering medical examinations of military military-medical commissions(VLK)Civil medical establishments in the program of medical guarantees provide more than UAH 536 million.</text:p>
      <text:p text:style-name="P4">
About it in <text:a xlink:type="simple" xlink:href="https://www.facebook.com/nszu.ukr/posts/pfbid02enfvbREpwFdg2tnneUiXp79i9SXG2EkRjSMnbnks7aszHhCLzgxrEWnQQUmAWLmtl" text:style-name="Internet_20_link" text:visited-style-name="Visited_20_Internet_20_Link">
</text:a>
The National Health Service of Ukraine reported(NSAU), reports Ukrinform.</text:p>
      <text:p text:style-name="P4">
“The passage of the GDL brought many uncomfortable things for Ukrainians who are going to protect our country with weapons in their hands. When developing a new package for us, it was important to formulate requirements that would allow quality reviews. The reception of proposals from medical institutions becomes. More than UAH 536 million is planned in this direction. Payment is made on the fact of conducting a medical examination, ” - said NSSU Chairman Natalia Husak at an intensifying meeting to improve the work of the VLK.</text:p>
      <text:p text:style-name="P4">
It is noted that at the territorial centers of acquisition and social support, freelance VLKs are already formed, which will work on the basis of civilians. NSAU will enter into contracts with these institutions and pay for services. <text:a xlink:type="simple" xlink:href="https://www.ukrinform.ua/tag-tarif" text:style-name="Internet_20_link" text:visited-style-name="Visited_20_Internet_20_Link">
</text:a>
It is 883 UAH for one medical examination.</text:p>
      <text:p text:style-name="P4">
<text:span text:style-name="T4">
 Read also: </text:span>
 <text:a xlink:type="simple" xlink:href="https://www.ukrinform.ua/rubric-society/3707265-u-medsilah-zsu-rozpovili-aki-zmini-planuut-u-roboti-vijskovolikarskih-komisij.html" text:style-name="Internet_20_link" text:visited-style-name="Visited_20_Internet_20_Link">
</text:a>
For all the military who will pass such VLK, the services will be free of charge.</text:p>
      <text:p text:style-name="P4">
As reported, <text:a xlink:type="simple" xlink:href="https://www.ukrinform.ua/rubric-society/3710230-nad-vdoskonalennam-roboti-vijskovolikarskih-komisij-pracue-mizuradova-roboca-grupa.html" text:style-name="Internet_20_link" text:visited-style-name="Visited_20_Internet_20_Link">
</text:a>
Representatives of the Armed Forces of Ukraine, the Ministry of Defense, the Ministry of Health, the Ministry of Veterans, the Ministry of Farm Transformation and the Public Organization "Principle".</text:p>
      <text:p text:style-name="P4">
According to the government's decision, a new "medical examination of persons, which is organized by territorial centers of tasotial support" was introduced into the program of medical. It is expected that 500 medical institutions will be governed within the package.</text:p>
      <text:p text:style-name="P4">
Also by the end of May, VLK in all military hospitals <text:a xlink:type="simple" xlink:href="https://www.ukrinform.ua/rubric-society/3711158-vijskovolikarski-komisii-do-kinca-travna-perejdut-na-ecergu-v-usih-gospitalah.html" text:style-name="Internet_20_link" text:visited-style-name="Visited_20_Internet_20_Link">
</text:a>
 .</text:p>
      <text:p text:style-name="P4">
News Source: <text:a xlink:type="simple" xlink:href="https://www.ukrinform.ua/rubric-society/3711524-na-medogladi-vijskovih-u-programi-medgarantij-peredbacili-ponad-536-miljoniv.html" text:style-name="Internet_20_link" text:visited-style-name="Visited_20_Internet_20_Link">
https://www.ukrinform.ua/rubric-society/3711524-na-medogladi-vijskovih-u-programi-medgarantij-peredbacili-ponad-536-miljoniv.html</text:a>
</text:p>
      <!--NEWS-->
      <text:h text:style-name="P10" text:outline-level="1">
<text:span text:style-name="T4">
G7 countries will force Russia to pay for post -war restoration of Ukraine</text:span>
</text:h>
      <text:p text:style-name="P4">
Authors: Ukrinform (Person)</text:p>
      <text:p text:style-name="P4">
Publisher: Укринформ (Organization)</text:p>
      <text:p text:style-name="P4">
Published Time: 2023-05-19T18:00:00+03:00</text:p>
      <text:p text:style-name="P4">
Modified Time: 2023-05-19T18:00:00+03:00</text:p>
      <text:p text:style-name="P4">
Description: The leaders of the Seven Group countries have expressed their intention to hold Russia accountable for crimes committed in Ukraine and to force the aggressor country to pay for the restoration of everything that was destroyed by war. - Ukrinform.</text:p>
      <text:p text:style-name="P4">
Images: ["<text:a xlink:type="simple" xlink:href="https://static.ukrinform.com/photos/2018_06/thumb_files/630_360_1528600995-9562.jpg" text:style-name="Internet_20_link" text:visited-style-name="Visited_20_Internet_20_Link">
630_360_15286...</text:a>
"]</text:p>
      <text:p text:style-name="P4">
Tags: ['Україна', 'Велика сімка', 'Росія', 'Війна з Росією', 'Відбудова']</text:p>
      <text:p text:style-name="P4">
Type: Article</text:p>
      <!--METADATA-->
      <text:p text:style-name="P4">
<draw:frame draw:style-name="fr1" draw:name="Image147" text:anchor-type="as-char" svg:width="6.9236in" svg:height="3.956343in" draw:z-index="0">
<draw:image xlink:href="../Images/yкринформ/2023-05-19T18-00-00-03-00/630_360_1528600995-9562.jpg" xlink:type="simple" xlink:show="embed" xlink:actuate="onLoad" draw:mime-type="image/jpeg"/>
</draw:frame>
The leaders of the Seven Group expressed their intention to hold Russia accountable to the hall in Ukraine and to force the aggressor country to pay the disposal of everything that was destroyed by the war.</text:p>
      <text:p text:style-name="P4">
According to Ukrinform, this is stated in the G7 statement on Ukraine, whose text was published on the website of the European Council.</text:p>
      <text:p text:style-name="P4">
"There should be no impunity for war crimes and other atrocities, including Russian attacks against civilians and civilian infrastructure. We recognize the efforts made during the Ukrainian government organized by the Government. which calls for the most serious crimes, under international law, which was committed in the territory of Ukraine, ” - said a servant.</text:p>
      <text:p text:style-name="P4">
In this context, G7 leaders supported efforts to create mechanism to bring criminals to justice, including through the International Criminal Court. They condemned the violent deportation and movement of Ukrainians from the temporarily occupied territories of Ukraine to Russia, including the numbers, and expressed their willingness to assist the ICS in the investigation of this crime, as well as those of gender -haired crimes.</text:p>
      <text:p text:style-name="P4">
<text:span text:style-name="T4">
 Read also: </text:span>
 <text:a xlink:type="simple" xlink:href="https://www.ukrinform.ua/rubric-vidbudova/3711429-lideri-g7-vislovili-gotovnist-peredati-ukraini-dosvid-u-zelenomu-vidrodzenni.html" text:style-name="Internet_20_link" text:visited-style-name="Visited_20_Internet_20_Link">
</text:a>
G7 Summit participants also stated that they would continue to search for ways to get rid of Russia for a long -term <text:a xlink:type="simple" xlink:href="https://www.ukrinform.ua/rubric-vidbudova" text:style-name="Internet_20_link" text:visited-style-name="Visited_20_Internet_20_Link">
</text:a>
Ukraine. They congratulated the decisions of Europe in response to the call of the UN General Assembly to create a register of losses caused to Ukraine as a result of aggression of the Russian Federation.</text:p>
      <text:p text:style-name="P4">
"We will continue to take possible measures within our internal legal framework for the search, detention, freezing, seizure and where it will be accepted - confiscation or collection of financial assets of those persons or installations that have been subjected to sanctions in connection with Russian aggression," in the statement.</text:p>
      <text:p text:style-name="P4">
G7 leaders emphasized that "in accordance with our legal systems, Russian sovereign assets in our jurisdictions will be released until Russia pays for the losses caused to Ukraine."As reported, <text:a xlink:type="simple" xlink:href="https://www.ukrinform.ua/rubric-world/3711170-v-aponii-rozpocinaetsa-samit-g7.html" text:style-name="Internet_20_link" text:visited-style-name="Visited_20_Internet_20_Link">
</text:a>
, which will last until May 21. Its participants consider ways to ensure the sustainability of the global economy, including the consequences of the coronavirus pandemic and Russian aggression against Ukraine.</text:p>
      <text:p text:style-name="P4">
News Source: <text:a xlink:type="simple" xlink:href="https://www.ukrinform.ua/rubric-vidbudova/3711525-kraini-g7-primusat-rosiu-zaplatiti-za-pislavoenne-vidnovlenna-ukraini.html" text:style-name="Internet_20_link" text:visited-style-name="Visited_20_Internet_20_Link">
https://www.ukrinform.ua/rubric-vidbudova/3711525-kraini-g7-primusat-rosiu-zaplatiti-za-pislavoenne-vidnovlenna-ukraini.html</text:a>
</text:p>
      <!--NEWS-->
      <text:h text:style-name="P10" text:outline-level="1">
<text:span text:style-name="T4">
Volkswagen sold all its assets in the Russian Federation to a local investor</text:span>
</text:h>
      <text:p text:style-name="P4">
Authors: Ukrinform (Person)</text:p>
      <text:p text:style-name="P4">
Publisher: Укринформ (Organization)</text:p>
      <text:p text:style-name="P4">
Published Time: 2023-05-19T18:01:10+03:00</text:p>
      <text:p text:style-name="P4">
Modified Time: 2023-05-19T18:01:10+03:00</text:p>
      <text:p text:style-name="P4">
Description: The German Automobile Concern Volkswagen Group has completed the sale of its shares at the Volkswagen Group LLC to the local investor of Art-Finance LLC with the support of the Russian dealer "Avlon". - Ukrinform.</text:p>
      <text:p text:style-name="P4">
Images: ["<text:a xlink:type="simple" xlink:href="https://static.ukrinform.com/photos/2020_01/thumb_files/630_360_1578221439-596.jpeg" text:style-name="Internet_20_link" text:visited-style-name="Visited_20_Internet_20_Link">
630_360_15782...</text:a>
"]</text:p>
      <text:p text:style-name="P4">
Tags: ['Бізнес', 'Німеччина', 'Volkswagen', 'Росія', 'Продаж']</text:p>
      <text:p text:style-name="P4">
Type: Article</text:p>
      <!--METADATA-->
      <text:p text:style-name="P4">
<draw:frame draw:style-name="fr1" draw:name="Image148" text:anchor-type="as-char" svg:width="6.9236in" svg:height="3.956343in" draw:z-index="0">
<draw:image xlink:href="../Images/yкринформ/2023-05-19T18-01-10-03-00/630_360_1578221439-596.jpeg" xlink:type="simple" xlink:show="embed" xlink:actuate="onLoad" draw:mime-type="image/jpeg"/>
</draw:frame>
The German Automatic concern Volkswagen Group has completed the sale of its shares at the Volkswagen Group of Rus LLC to the local investor of Art-Finance LLC with the support of the Russian Avlon dealer.</text:p>
      <text:p text:style-name="P4">
About it reports Ukrinform with reference to the Prescribes VG.</text:p>
      <text:p text:style-name="P4">
As it is noted, the Volkswagen Group sold its assets at the Volkswagen Groups of Rus, including its local subsidiaries of Volkswagen components of Taservis, Scania Lising LLC, Scania Finance LLC, Skaniya Insurance LLC.</text:p>
      <text:p text:style-name="P4">
Thus, the new owner will acquire all shares of Russian daughters. The agreement is approved by government governmental bodies.</text:p>
      <text:p text:style-name="P4">
The agreement includes production capacity in Kaluga, the importer structure(Distribution and after -sales business), as well as warehouse and financial services with all related employees.</text:p>
      <text:p text:style-name="P4">
As reported by Ukrinform, in mid -March the arbitration court of the Nizhny Novgorod region <text:a xlink:type="simple" xlink:href="https://www.ukrinform.ua/rubric-world/3684857-u-rosii-sud-arestuvav-aktivi-volkswagen.html" text:style-name="Internet_20_link" text:visited-style-name="Visited_20_Internet_20_Link">
</text:a>
According to the claim of the gas group on the recovery of the Damietsky auto concern 15.6 billion rubles.</text:p>
      <text:p text:style-name="P4">
<text:span text:style-name="T4">
 Read also: </text:span>
 <text:a xlink:type="simple" xlink:href="https://www.ukrinform.ua/rubric-technology/3682416-volkswagen-zbudue-persij-poza-evropou-zavod-avtomobilnih-batarej.html" text:style-name="Internet_20_link" text:visited-style-name="Visited_20_Internet_20_Link">
<text:span text:style-name="T4">
 VOLKSWAGEN </text:span>
 <text:span text:style-name="T4">
 </text:span>
 Build <text:span text:style-name="T4">
 </text:span>
 first <text:span text:style-name="T4">
 </text:span>
 <text:span text:style-name="T4">
 out </text:span>
 <text:span text:style-name="T4">
 </text:span>
 Europe <text:span text:style-name="T4">
<text:span text:style-name="T5">
* Plant </text:span>
* </text:span>
 <text:span text:style-name="T4">
 Automobile </text:span>
 <text:span text:style-name="T4">
 Battery </text:span>
 **</text:a>
Volkswagen was one of a number of foreign car manufacturers who suspended their activity in Russia after democratic countries have introduced sanctions against the Russian Federation after invasion of Ukraine.</text:p>
      <text:p text:style-name="P4">
The German manufacturer plant with a capacity of 225 thousand cars a year is located in Kaluga. By the spring of 2022, the company was produced by Volkswagenpolo, Volkswagen Tiguan and Skoda Rapid. Also in Kaluga worked factory -based engines with a capacity of 150 thousand units of production per year. At the beginning of 2022 VW, he reported that he would suspend production <text:a xlink:type="simple" xlink:href="https://www.ukrinform.ua/tag-avtomobil" text:style-name="Internet_20_link" text:visited-style-name="Visited_20_Internet_20_Link">
</text:a>
In Russia.</text:p>
      <text:p text:style-name="P4">
In addition, VW has been a contractual assembly on gas capacity in Nizhny Novgorod, where Skoda Octavia, Skoda Karoq and Skodakodiaq, and Volkswagen Taos were produced by the spring of 2022. In the summer, VW announced the closure of his Nizhizhegorod office.</text:p>
      <text:p text:style-name="P4">
News Source: <text:a xlink:type="simple" xlink:href="https://www.ukrinform.ua/rubric-world/3711526-volkswagen-prodav-usi-svoi-aktivi-v-rf-miscevomu-investoru.html" text:style-name="Internet_20_link" text:visited-style-name="Visited_20_Internet_20_Link">
https://www.ukrinform.ua/rubric-world/3711526-volkswagen-prodav-usi-svoi-aktivi-v-rf-miscevomu-investoru.html</text:a>
</text:p>
      <!--NEWS-->
      <text:h text:style-name="P10" text:outline-level="1">
<text:span text:style-name="T4">
In the village near Zaporozhye there are less than a thousand residents left</text:span>
</text:h>
      <text:p text:style-name="P4">
Authors: Ukrinform (Person)</text:p>
      <text:p text:style-name="P4">
Publisher: Укринформ (Organization)</text:p>
      <text:p text:style-name="P4">
Published Time: 2023-05-19T18:03:50+03:00</text:p>
      <text:p text:style-name="P4">
Modified Time: 2023-05-19T18:03:50+03:00</text:p>
      <text:p text:style-name="P4">
Description: As a result of hostile shelling in the community near Zaporozhye, 9 people were injured in a week. There are less than a thousand residents left out of the destroyed homes. - Ukrinform.</text:p>
      <text:p text:style-name="P4">
Images: ["<text:a xlink:type="simple" xlink:href="https://static.ukrinform.com/photos/2023_05/thumb_files/630_360_1684508373-7091.jpeg" text:style-name="Internet_20_link" text:visited-style-name="Visited_20_Internet_20_Link">
630_360_16845...</text:a>
", "<text:a xlink:type="simple" xlink:href="https://static.ukrinform.com/photos/2023_05/1684508373-5378.jpeg" text:style-name="Internet_20_link" text:visited-style-name="Visited_20_Internet_20_Link">
1684508373-53...</text:a>
", "<text:a xlink:type="simple" xlink:href="https://static.ukrinform.com/photos/2023_05/thumb_files/630_360_1684508371-5542.jpeg" text:style-name="Internet_20_link" text:visited-style-name="Visited_20_Internet_20_Link">
630_360_16845...</text:a>
", "<text:a xlink:type="simple" xlink:href="https://static.ukrinform.com/photos/2023_05/thumb_files/630_360_1684508371-1188.jpeg" text:style-name="Internet_20_link" text:visited-style-name="Visited_20_Internet_20_Link">
630_360_16845...</text:a>
", "<text:a xlink:type="simple" xlink:href="https://static.ukrinform.com/photos/2023_05/thumb_files/630_360_1684508371-6261.jpeg" text:style-name="Internet_20_link" text:visited-style-name="Visited_20_Internet_20_Link">
630_360_16845...</text:a>
", "<text:a xlink:type="simple" xlink:href="https://static.ukrinform.com/photos/2023_05/thumb_files/630_360_1684508371-8375.jpeg" text:style-name="Internet_20_link" text:visited-style-name="Visited_20_Internet_20_Link">
630_360_16845...</text:a>
", "<text:a xlink:type="simple" xlink:href="https://static.ukrinform.com/photos/2023_05/thumb_files/630_360_1684508372-2263.jpeg" text:style-name="Internet_20_link" text:visited-style-name="Visited_20_Internet_20_Link">
630_360_16845...</text:a>
", "<text:a xlink:type="simple" xlink:href="https://static.ukrinform.com/photos/2023_05/thumb_files/630_360_1684508371-5147.jpeg" text:style-name="Internet_20_link" text:visited-style-name="Visited_20_Internet_20_Link">
630_360_16845...</text:a>
", "<text:a xlink:type="simple" xlink:href="https://static.ukrinform.com/photos/2023_05/thumb_files/630_360_1684508373-5378.jpeg" text:style-name="Internet_20_link" text:visited-style-name="Visited_20_Internet_20_Link">
630_360_16845...</text:a>
"]</text:p>
      <text:p text:style-name="P4">
Tags: ['Евакуація', 'Обстріл', 'Запоріжжя']</text:p>
      <text:p text:style-name="P4">
Type: Article</text:p>
      <!--METADATA-->
      <text:p text:style-name="P4">
<draw:frame draw:style-name="fr1" draw:name="Image149" text:anchor-type="as-char" svg:width="6.9236in" svg:height="3.956343in" draw:z-index="0">
<draw:image xlink:href="../Images/yкринформ/2023-05-19T18-03-50-03-00/630_360_1684508373-7091.jpeg" xlink:type="simple" xlink:show="embed" xlink:actuate="onLoad" draw:mime-type="image/jpeg"/>
</draw:frame>
As a result of hostile shelling in the community near Zaporozhye, 9 people were injured in a week. People are evacuated from the destroyed homes, there are less than one thousand -family people left.</text:p>
      <text:p text:style-name="P4">
How the evacuation happens is seen by Ukrinform journalists.</text:p>
      <text:p text:style-name="P4">
"In seven days in the Stepnogorsk community 9 injured persons, and one of them has been coming. Recently, often and strongly <text:a xlink:type="simple" xlink:href="https://www.ukrinform.ua/tag-obstril" text:style-name="Internet_20_link" text:visited-style-name="Visited_20_Internet_20_Link">
</text:a>
", - says community police officer Andriy Khomenko.</text:p>
      <text:p text:style-name="P4">
This morning, a woman called him and reported that they went to Zaporozhye with her husband.</text:p>
      <text:p text:style-name="P4">
<draw:frame draw:style-name="fr1" draw:name="Image150" text:anchor-type="as-char" svg:width="6.9236in" svg:height="4.608521in" draw:z-index="0">
<draw:image xlink:href="../Images/yкринформ/2023-05-19T18-03-50-03-00/1684508373-5378.jpeg" xlink:type="simple" xlink:show="embed" xlink:actuate="onLoad" draw:mime-type="image/jpeg"/>
</draw:frame>
"A few days ago there was a shelling. The shells in the yard fell, a window was knocked out, a shed was destroyed, a facade was beaten in the house. A woman was in the kitchen, a man - award. The woman was not touched by a miracle, little left of the kitchen. , what's the kitchen. They agreed to evacuate. We help them, " - says the law enforcement officer.</text:p>
      <text:p text:style-name="P4">
<draw:frame draw:style-name="fr1" draw:name="Image151" text:anchor-type="as-char" svg:width="6.9236in" svg:height="3.956343in" draw:z-index="0">
<draw:image xlink:href="../Images/yкринформ/2023-05-19T18-03-50-03-00/630_360_1684508371-5542.jpeg" xlink:type="simple" xlink:show="embed" xlink:actuate="onLoad" draw:mime-type="image/jpeg"/>
</draw:frame>
Evacuation of people from the destroyed houses of the village of Stepnogorsk / Photo: Dmitrymolyenko, Ukrinform <text:a xlink:type="simple" xlink:href="https://static.ukrinform.com/photos/2023_05/1684508371-5542.jpeg" text:style-name="Internet_20_link" text:visited-style-name="Visited_20_Internet_20_Link">
<draw:frame draw:style-name="fr1" draw:name="Image152" text:anchor-type="as-char" svg:width="6.9236in" svg:height="3.956343in" draw:z-index="0">
<draw:image xlink:href="../Images/yкринформ/2023-05-19T18-03-50-03-00/630_360_1684508371-5542.jpeg" xlink:type="simple" xlink:show="embed" xlink:actuate="onLoad" draw:mime-type="image/jpeg"/>
</draw:frame>
</text:a>
 <text:a xlink:type="simple" xlink:href="https://static.ukrinform.com/photos/2023_05/1684508371-1188.jpeg" text:style-name="Internet_20_link" text:visited-style-name="Visited_20_Internet_20_Link">
<draw:frame draw:style-name="fr1" draw:name="Image153" text:anchor-type="as-char" svg:width="6.9236in" svg:height="3.956343in" draw:z-index="0">
<draw:image xlink:href="../Images/yкринформ/2023-05-19T18-03-50-03-00/630_360_1684508371-1188.jpeg" xlink:type="simple" xlink:show="embed" xlink:actuate="onLoad" draw:mime-type="image/jpeg"/>
</draw:frame>
</text:a>
 <text:a xlink:type="simple" xlink:href="https://static.ukrinform.com/photos/2023_05/1684508371-6261.jpeg" text:style-name="Internet_20_link" text:visited-style-name="Visited_20_Internet_20_Link">
<draw:frame draw:style-name="fr1" draw:name="Image154" text:anchor-type="as-char" svg:width="6.9236in" svg:height="3.956343in" draw:z-index="0">
<draw:image xlink:href="../Images/yкринформ/2023-05-19T18-03-50-03-00/630_360_1684508371-6261.jpeg" xlink:type="simple" xlink:show="embed" xlink:actuate="onLoad" draw:mime-type="image/jpeg"/>
</draw:frame>
</text:a>
 <text:a xlink:type="simple" xlink:href="https://static.ukrinform.com/photos/2023_05/1684508371-8375.jpeg" text:style-name="Internet_20_link" text:visited-style-name="Visited_20_Internet_20_Link">
<draw:frame draw:style-name="fr1" draw:name="Image155" text:anchor-type="as-char" svg:width="6.9236in" svg:height="3.956343in" draw:z-index="0">
<draw:image xlink:href="../Images/yкринформ/2023-05-19T18-03-50-03-00/630_360_1684508371-8375.jpeg" xlink:type="simple" xlink:show="embed" xlink:actuate="onLoad" draw:mime-type="image/jpeg"/>
</draw:frame>
</text:a>
 <text:a xlink:type="simple" xlink:href="https://static.ukrinform.com/photos/2023_05/1684508372-2263.jpeg" text:style-name="Internet_20_link" text:visited-style-name="Visited_20_Internet_20_Link">
<draw:frame draw:style-name="fr1" draw:name="Image156" text:anchor-type="as-char" svg:width="6.9236in" svg:height="3.956343in" draw:z-index="0">
<draw:image xlink:href="../Images/yкринформ/2023-05-19T18-03-50-03-00/630_360_1684508372-2263.jpeg" xlink:type="simple" xlink:show="embed" xlink:actuate="onLoad" draw:mime-type="image/jpeg"/>
</draw:frame>
</text:a>
 <text:a xlink:type="simple" xlink:href="https://static.ukrinform.com/photos/2023_05/1684508371-5147.jpeg" text:style-name="Internet_20_link" text:visited-style-name="Visited_20_Internet_20_Link">
<draw:frame draw:style-name="fr1" draw:name="Image157" text:anchor-type="as-char" svg:width="6.9236in" svg:height="3.956343in" draw:z-index="0">
<draw:image xlink:href="../Images/yкринформ/2023-05-19T18-03-50-03-00/630_360_1684508371-5147.jpeg" xlink:type="simple" xlink:show="embed" xlink:actuate="onLoad" draw:mime-type="image/jpeg"/>
</draw:frame>
</text:a>
 <text:a xlink:type="simple" xlink:href="https://static.ukrinform.com/photos/2023_05/1684508373-7091.jpeg" text:style-name="Internet_20_link" text:visited-style-name="Visited_20_Internet_20_Link">
<draw:frame draw:style-name="fr1" draw:name="Image158" text:anchor-type="as-char" svg:width="6.9236in" svg:height="3.956343in" draw:z-index="0">
<draw:image xlink:href="../Images/yкринформ/2023-05-19T18-03-50-03-00/630_360_1684508373-7091.jpeg" xlink:type="simple" xlink:show="embed" xlink:actuate="onLoad" draw:mime-type="image/jpeg"/>
</draw:frame>
</text:a>
 <text:a xlink:type="simple" xlink:href="https://static.ukrinform.com/photos/2023_05/1684508373-5378.jpeg" text:style-name="Internet_20_link" text:visited-style-name="Visited_20_Internet_20_Link">
<draw:frame draw:style-name="fr1" draw:name="Image159" text:anchor-type="as-char" svg:width="6.9236in" svg:height="3.956343in" draw:z-index="0">
<draw:image xlink:href="../Images/yкринформ/2023-05-19T18-03-50-03-00/630_360_1684508373-5378.jpeg" xlink:type="simple" xlink:show="embed" xlink:actuate="onLoad" draw:mime-type="image/jpeg"/>
</draw:frame>
</text:a>
</text:p>
      <text:p text:style-name="P4">
<text:span text:style-name="T4">
 Read also: </text:span>
 <text:a xlink:type="simple" xlink:href="https://www.ukrinform.ua/rubric-regions/3711230-vorog-za-dobu-80-raziv-obstrilav-zaporizku-oblast-e-poranenij.html" text:style-name="Internet_20_link" text:visited-style-name="Visited_20_Internet_20_Link">
<text:span text:style-name="T4">
 constipation </text:span>
</text:a>
People were taken to Zaporozhye, where they will temporarily live. People will keep free three meals a day. They can get home at any time.</text:p>
      <text:p text:style-name="P4">
In total, just over 800 residents remain in Stepnogorsk(Including 18 children in close)while there were about 4,500 to a full -scale invasion. The enemy fired at a settlement of all kinds of weapons, uses artillery thauviation. There is no water and gas in the city.</text:p>
      <text:p text:style-name="P4">
News Source: <text:a xlink:type="simple" xlink:href="https://www.ukrinform.ua/rubric-regions/3711527-u-selisi-nepodalik-zaporizza-zalisilosa-mense-tisaci-meskanciv.html" text:style-name="Internet_20_link" text:visited-style-name="Visited_20_Internet_20_Link">
https://www.ukrinform.ua/rubric-regions/3711527-u-selisi-nepodalik-zaporizza-zalisilosa-mense-tisaci-meskanciv.html</text:a>
</text:p>
      <!--NEWS-->
      <text:h text:style-name="P10" text:outline-level="1">
<text:span text:style-name="T4">
Tsarev was deprived of the Cabinet's honorary certificate</text:span>
</text:h>
      <text:p text:style-name="P4">
Authors: Ukrinform (Person)</text:p>
      <text:p text:style-name="P4">
Publisher: Укринформ (Organization)</text:p>
      <text:p text:style-name="P4">
Published Time: 2023-05-19T18:09:41+03:00</text:p>
      <text:p text:style-name="P4">
Modified Time: 2023-05-19T18:09:41+03:00</text:p>
      <text:p text:style-name="P4">
Description: The government has deprived the former MP from the forbidden "Party of Regions" Oleg Tsarev of Honorary Certificate of Cabinet of Ministers of Ukraine. - Ukrinform.</text:p>
      <text:p text:style-name="P4">
Images: ["<text:a xlink:type="simple" xlink:href="https://static.ukrinform.com/photos/2015_11/thumb_files/630_360_1446636665-5400-oleg-tsarev.jpg" text:style-name="Internet_20_link" text:visited-style-name="Visited_20_Internet_20_Link">
630_360_14466...</text:a>
"]</text:p>
      <text:p text:style-name="P4">
Tags: ['Царьов', 'Кабмін', 'Нагорода']</text:p>
      <text:p text:style-name="P4">
Type: Article</text:p>
      <!--METADATA-->
      <text:p text:style-name="P4">
<draw:frame draw:style-name="fr1" draw:name="Image160" text:anchor-type="as-char" svg:width="6.9236in" svg:height="3.956343in" draw:z-index="0">
<draw:image xlink:href="../Images/yкринформ/2023-05-19T18-09-41-03-00/630_360_1446636665-5400-oleg-tsarev.jpg" xlink:type="simple" xlink:show="embed" xlink:actuate="onLoad" draw:mime-type="image/jpeg"/>
</draw:frame>
The government has deprived the former MP from the forbidden "Party of Regions" Oleg Tsarev of Honorary Certificate of Cabinet of Ministers of Ukraine.</text:p>
      <text:p text:style-name="P4">
As Ukrinform reports, it reports <text:a xlink:type="simple" xlink:href="https://www.kmu.gov.ua/news/uriad-pozbavyv-tsarova-pochesnoi-hramoty-kabinetu-ministriv-ukrainy" text:style-name="Internet_20_link" text:visited-style-name="Visited_20_Internet_20_Link">
</text:a>
 <text:a xlink:type="simple" xlink:href="https://www.kmu.gov.ua/news/uriad-pozbavyv-tsarova-pochesnoi-hramoty-kabinetu-ministriv-ukrainy" text:style-name="Internet_20_link" text:visited-style-name="Visited_20_Internet_20_Link">
</text:a>
 <text:a xlink:type="simple" xlink:href="https://www.kmu.gov.ua/news/uriad-pozbavyv-tsarova-pochesnoi-hramoty-kabinetu-ministriv-ukrainy" text:style-name="Internet_20_link" text:visited-style-name="Visited_20_Internet_20_Link">
 </text:a>
Today, at the next meeting of the Cabinet of Ministers, it was decided to deprive Tsarev Oleganatoliyovych of the High Government Award - an honorary certificate of the Cabinet of Ministers of Ukraine.</text:p>
      <text:p text:style-name="P4">
"In the future, the government plans to deprive the Cabinet of Ministers of Ukraine of those persons who are in <text:a xlink:type="simple" xlink:href="https://www.ukrinform.ua/tag-sankcii" text:style-name="Internet_20_link" text:visited-style-name="Visited_20_Internet_20_Link">
</text:a>
Lists. This question is currently being worked out. After all, people who have betrayed our country are not worthy of any state award, " - said the Minister of the Cabinet of Ministers Nemchinov.</text:p>
      <text:p text:style-name="P4">
The government reminded that the procedure of deprivation of honorary literacy can only be reflected in the case of a deliberate crime.</text:p>
      <text:p text:style-name="P4">
<text:span text:style-name="T4">
 Read also: </text:span>
 <text:a xlink:type="simple" xlink:href="https://www.ukrinform.ua/rubric-society/3679086-apelacijnij-sud-zalisiv-bez-zmin-virok-olegu-carovu.html" text:style-name="Internet_20_link" text:visited-style-name="Visited_20_Internet_20_Link">
<text:span text:style-name="T4">
 Tsarov </text:span>
</text:a>
As reported by Ukrinform, former MPs from the forbidden "Party of Regions" Oleg Tsarev, Dmitry Svyatash and Igor Markov, who are hiding in urodias <text:a xlink:type="simple" xlink:href="https://www.ukrinform.ua/rubric-polytics/3707691-eksdeputatam-carovu-svatasu-i-markovu-ogolosili-pidozri-u-derzzradi.html" text:style-name="Internet_20_link" text:visited-style-name="Visited_20_Internet_20_Link">
</text:a>
</text:p>
      <text:p text:style-name="P4">
News Source: <text:a xlink:type="simple" xlink:href="https://www.ukrinform.ua/rubric-society/3711530-carova-pozbavili-pocesnoi-gramoti-kabminu.html" text:style-name="Internet_20_link" text:visited-style-name="Visited_20_Internet_20_Link">
https://www.ukrinform.ua/rubric-society/3711530-carova-pozbavili-pocesnoi-gramoti-kabminu.html</text:a>
</text:p>
      <!--NEWS-->
      <text:h text:style-name="P10" text:outline-level="1">
<text:span text:style-name="T4">
Chernihiv region received humanitarian aid from the Danish company</text:span>
</text:h>
      <text:p text:style-name="P4">
Authors: Ukrinform (Person)</text:p>
      <text:p text:style-name="P4">
Publisher: Укринформ (Organization)</text:p>
      <text:p text:style-name="P4">
Published Time: 2023-05-19T18:19:53+03:00</text:p>
      <text:p text:style-name="P4">
Modified Time: 2023-05-19T18:19:53+03:00</text:p>
      <text:p text:style-name="P4">
Description: Residents of Chernihiv and critical infrastructure establishments received humanitarian assistance from the Danish company Rockwool. - Ukrinform.</text:p>
      <text:p text:style-name="P4">
Images: ["<text:a xlink:type="simple" xlink:href="https://static.ukrinform.com/photos/2023_05/thumb_files/630_360_1684509435-937.jpg" text:style-name="Internet_20_link" text:visited-style-name="Visited_20_Internet_20_Link">
630_360_16845...</text:a>
", "<text:a xlink:type="simple" xlink:href="https://static.ukrinform.com/photos/2023_05/1684509505-734.jpg" text:style-name="Internet_20_link" text:visited-style-name="Visited_20_Internet_20_Link">
1684509505-73...</text:a>
", "<text:a xlink:type="simple" xlink:href="https://static.ukrinform.com/photos/2023_05/1684509504-699.jpg" text:style-name="Internet_20_link" text:visited-style-name="Visited_20_Internet_20_Link">
1684509504-69...</text:a>
", "<text:a xlink:type="simple" xlink:href="https://static.ukrinform.com/photos/2023_05/1684509504-396.jpg" text:style-name="Internet_20_link" text:visited-style-name="Visited_20_Internet_20_Link">
1684509504-39...</text:a>
"]</text:p>
      <text:p text:style-name="P4">
Tags: ['Данія', 'Гуманітарна допомога', 'Чернігівщина']</text:p>
      <text:p text:style-name="P4">
Type: Article</text:p>
      <!--METADATA-->
      <text:p text:style-name="P4">
<draw:frame draw:style-name="fr1" draw:name="Image161" text:anchor-type="as-char" svg:width="6.9236in" svg:height="3.956343in" draw:z-index="0">
<draw:image xlink:href="../Images/yкринформ/2023-05-19T18-19-53-03-00/630_360_1684509435-937.jpg" xlink:type="simple" xlink:show="embed" xlink:actuate="onLoad" draw:mime-type="image/jpeg"/>
</draw:frame>
Residents and critical infrastructure establishments received humanitarian assistance to the Danish company Rockwool.</text:p>
      <text:p text:style-name="P4">
This was reported in <text:a xlink:type="simple" xlink:href="https://t.me/chernigivskaODA/7734" text:style-name="Internet_20_link" text:visited-style-name="Visited_20_Internet_20_Link">
</text:a>
Vyacheslav Chaus, the chief of Chernihiv Ova, Ukrinform reports.</text:p>
      <text:p text:style-name="P4">
"The Danish company Rockwool has transferred 3600 square meters of mineral wool to consumer packaging," Chaus informed.</text:p>
      <text:p text:style-name="P4">
<draw:frame draw:style-name="fr1" draw:name="Image162" text:anchor-type="as-char" svg:width="6.9236in" svg:height="4.615733in" draw:z-index="0">
<draw:image xlink:href="../Images/yкринформ/2023-05-19T18-19-53-03-00/1684509505-734.jpg" xlink:type="simple" xlink:show="embed" xlink:actuate="onLoad" draw:mime-type="image/jpeg"/>
</draw:frame>
He noted that 24 families from Ivanivka had already received the insulation.</text:p>
      <text:p text:style-name="P4">
<draw:frame draw:style-name="fr1" draw:name="Image163" text:anchor-type="as-char" svg:width="6.9236in" svg:height="4.615733in" draw:z-index="0">
<draw:image xlink:href="../Images/yкринформ/2023-05-19T18-19-53-03-00/1684509504-699.jpg" xlink:type="simple" xlink:show="embed" xlink:actuate="onLoad" draw:mime-type="image/jpeg"/>
</draw:frame>
<text:span text:style-name="T4">
 Read also: </text:span>
 <text:a xlink:type="simple" xlink:href="https://www.ukrinform.ua/rubric-regions/3711521-francia-peredala-na-zakarpatta-9-tonn-gumanitarnoi-dopomogi.html" text:style-name="Internet_20_link" text:visited-style-name="Visited_20_Internet_20_Link">
</text:a>
“Today, 10 diesel generators have been received. Their feature and advantage are noise. Will be divided into critical infrastructure establishments according to the need, ”the head of the Ova added.</text:p>
      <text:p text:style-name="P4">
<draw:frame draw:style-name="fr1" draw:name="Image164" text:anchor-type="as-char" svg:width="6.9236in" svg:height="5.1927in" draw:z-index="0">
<draw:image xlink:href="../Images/yкринформ/2023-05-19T18-19-53-03-00/1684509504-396.jpg" xlink:type="simple" xlink:show="embed" xlink:actuate="onLoad" draw:mime-type="image/jpeg"/>
</draw:frame>
As reported by Ukrinform, <text:a xlink:type="simple" xlink:href="https://www.ukrinform.ua/rubric-economy/3707982-energetiki-cernigivsini-otrimali-vid-partneriv-majze-260-t-obladnanna.html" text:style-name="Internet_20_link" text:visited-style-name="Visited_20_Internet_20_Link">
</text:a>
in the form of equipment and supplies.</text:p>
      <text:p text:style-name="P4">
<text:span text:style-name="T5">
Foto: Vyacheslav Chaus, telegram</text:span>
</text:p>
      <text:p text:style-name="P4">
News Source: <text:a xlink:type="simple" xlink:href="https://www.ukrinform.ua/rubric-regions/3711536-cernigivsina-otrimala-gumanitarnu-dopomogu-vid-danskoi-kompanii.html" text:style-name="Internet_20_link" text:visited-style-name="Visited_20_Internet_20_Link">
https://www.ukrinform.ua/rubric-regions/3711536-cernigivsina-otrimala-gumanitarnu-dopomogu-vid-danskoi-kompanii.html</text:a>
</text:p>
      <!--NEWS-->
      <text:h text:style-name="P10" text:outline-level="1">
<text:span text:style-name="T4">
Chernihiv region received humanitarian aid from the Danish company</text:span>
</text:h>
      <text:p text:style-name="P4">
Authors: Ukrinform (Person)</text:p>
      <text:p text:style-name="P4">
Publisher: Укринформ (Organization)</text:p>
      <text:p text:style-name="P4">
Published Time: 2023-05-19T18:19:53+03:00</text:p>
      <text:p text:style-name="P4">
Modified Time: 2023-05-19T18:19:53+03:00</text:p>
      <text:p text:style-name="P4">
Description: Residents of Chernihiv and critical infrastructure establishments received humanitarian assistance from the Danish company Rockwool. - Ukrinform.</text:p>
      <text:p text:style-name="P4">
Images: ["<text:a xlink:type="simple" xlink:href="https://static.ukrinform.com/photos/2023_05/thumb_files/630_360_1684509435-937.jpg" text:style-name="Internet_20_link" text:visited-style-name="Visited_20_Internet_20_Link">
630_360_16845...</text:a>
", "<text:a xlink:type="simple" xlink:href="https://static.ukrinform.com/photos/2023_05/1684509505-734.jpg" text:style-name="Internet_20_link" text:visited-style-name="Visited_20_Internet_20_Link">
1684509505-73...</text:a>
", "<text:a xlink:type="simple" xlink:href="https://static.ukrinform.com/photos/2023_05/1684509504-699.jpg" text:style-name="Internet_20_link" text:visited-style-name="Visited_20_Internet_20_Link">
1684509504-69...</text:a>
", "<text:a xlink:type="simple" xlink:href="https://static.ukrinform.com/photos/2023_05/1684509504-396.jpg" text:style-name="Internet_20_link" text:visited-style-name="Visited_20_Internet_20_Link">
1684509504-39...</text:a>
"]</text:p>
      <text:p text:style-name="P4">
Tags: ['Данія', 'Гуманітарна допомога', 'Чернігівщина']</text:p>
      <text:p text:style-name="P4">
Type: Article</text:p>
      <!--METADATA-->
      <text:p text:style-name="P4">
<draw:frame draw:style-name="fr1" draw:name="Image165" text:anchor-type="as-char" svg:width="6.9236in" svg:height="3.956343in" draw:z-index="0">
<draw:image xlink:href="../Images/yкринформ/2023-05-19T18-19-53-03-00/630_360_1684509435-937.jpg" xlink:type="simple" xlink:show="embed" xlink:actuate="onLoad" draw:mime-type="image/jpeg"/>
</draw:frame>
Residents and critical infrastructure establishments received humanitarian assistance to the Danish company Rockwool.</text:p>
      <text:p text:style-name="P4">
This was reported in <text:a xlink:type="simple" xlink:href="https://t.me/chernigivskaODA/7734" text:style-name="Internet_20_link" text:visited-style-name="Visited_20_Internet_20_Link">
</text:a>
Vyacheslav Chaus, the chief of Chernihiv Ova, Ukrinform reports.</text:p>
      <text:p text:style-name="P4">
"The Danish company Rockwool has transferred 3600 square meters of mineral wool to consumer packaging," Chaus informed.</text:p>
      <text:p text:style-name="P4">
<draw:frame draw:style-name="fr1" draw:name="Image166" text:anchor-type="as-char" svg:width="6.9236in" svg:height="4.615733in" draw:z-index="0">
<draw:image xlink:href="../Images/yкринформ/2023-05-19T18-19-53-03-00/1684509505-734.jpg" xlink:type="simple" xlink:show="embed" xlink:actuate="onLoad" draw:mime-type="image/jpeg"/>
</draw:frame>
He noted that 24 families from Ivanivka had already received the insulation.</text:p>
      <text:p text:style-name="P4">
<draw:frame draw:style-name="fr1" draw:name="Image167" text:anchor-type="as-char" svg:width="6.9236in" svg:height="4.615733in" draw:z-index="0">
<draw:image xlink:href="../Images/yкринформ/2023-05-19T18-19-53-03-00/1684509504-699.jpg" xlink:type="simple" xlink:show="embed" xlink:actuate="onLoad" draw:mime-type="image/jpeg"/>
</draw:frame>
<text:span text:style-name="T4">
 Read also: </text:span>
 <text:a xlink:type="simple" xlink:href="https://www.ukrinform.ua/rubric-regions/3711521-francia-peredala-na-zakarpatta-9-tonn-gumanitarnoi-dopomogi.html" text:style-name="Internet_20_link" text:visited-style-name="Visited_20_Internet_20_Link">
</text:a>
“Today, 10 diesel generators have been received. Their feature and advantage are noise. Will be divided into critical infrastructure establishments according to the need, ”the head of the Ova added.</text:p>
      <text:p text:style-name="P4">
<draw:frame draw:style-name="fr1" draw:name="Image168" text:anchor-type="as-char" svg:width="6.9236in" svg:height="5.1927in" draw:z-index="0">
<draw:image xlink:href="../Images/yкринформ/2023-05-19T18-19-53-03-00/1684509504-396.jpg" xlink:type="simple" xlink:show="embed" xlink:actuate="onLoad" draw:mime-type="image/jpeg"/>
</draw:frame>
As reported by Ukrinform, <text:a xlink:type="simple" xlink:href="https://www.ukrinform.ua/rubric-economy/3707982-energetiki-cernigivsini-otrimali-vid-partneriv-majze-260-t-obladnanna.html" text:style-name="Internet_20_link" text:visited-style-name="Visited_20_Internet_20_Link">
</text:a>
in the form of equipment and supplies.</text:p>
      <text:p text:style-name="P4">
<text:span text:style-name="T5">
Foto: Vyacheslav Chaus, telegram</text:span>
</text:p>
      <text:p text:style-name="P4">
News Source: <text:a xlink:type="simple" xlink:href="https://www.ukrinform.ua/rubric-regions/3711536-cernigivsina-otrimala-gumanitarnu-dopomogu-vid-danskoi-kompanii.html" text:style-name="Internet_20_link" text:visited-style-name="Visited_20_Internet_20_Link">
https://www.ukrinform.ua/rubric-regions/3711536-cernigivsina-otrimala-gumanitarnu-dopomogu-vid-danskoi-kompanii.html</text:a>
</text:p>
      <!--NEWS-->
      <text:h text:style-name="P10" text:outline-level="1">
<text:span text:style-name="T4">
Russia raised the issue of civilian exchange - lubin</text:span>
</text:h>
      <text:p text:style-name="P4">
Authors: Ukrinform (Person)</text:p>
      <text:p text:style-name="P4">
Publisher: Укринформ (Organization)</text:p>
      <text:p text:style-name="P4">
Published Time: 2023-05-19T18:22:00+03:00</text:p>
      <text:p text:style-name="P4">
Modified Time: 2023-05-19T18:22:00+03:00</text:p>
      <text:p text:style-name="P4">
Description: Representatives of the State Duma of the Russian Federation, with whom the Office of the Commissioner of the Verkhovna Rada of Human Rights began joint activity on monitoring visits of the places of maintenance of civilians on both parties, raised the issue of civilian exchange. - Ukrinform.</text:p>
      <text:p text:style-name="P4">
Images: ["<text:a xlink:type="simple" xlink:href="https://static.ukrinform.com/photos/2023_02/thumb_files/630_360_1677395798-958.jpg" text:style-name="Internet_20_link" text:visited-style-name="Visited_20_Internet_20_Link">
630_360_16773...</text:a>
"]</text:p>
      <text:p text:style-name="P4">
Tags: ['Обмін', 'Україна', 'Росія', 'Дмитро Лубінець']</text:p>
      <text:p text:style-name="P4">
Type: Article</text:p>
      <!--METADATA-->
      <text:p text:style-name="P4">
<draw:frame draw:style-name="fr1" draw:name="Image169" text:anchor-type="as-char" svg:width="6.9236in" svg:height="3.956343in" draw:z-index="0">
<draw:image xlink:href="../Images/yкринформ/2023-05-19T18-22-00-03-00/630_360_1677395798-958.jpg" xlink:type="simple" xlink:show="embed" xlink:actuate="onLoad" draw:mime-type="image/jpeg"/>
</draw:frame>
Representatives of the State Duma of the Russian Federation, with whom the Office of the Commissioner of the Verkhovna Rada of human rights, began joint activity on monitoring visits of the places of maintenance of civilians on both parties, raised the issue of exchange.</text:p>
      <text:p text:style-name="P4">
This was reported by Ombudsman Dmitry Lubinets in <text:a xlink:type="simple" xlink:href="https://t.me/dmytro_lubinetzs/2492" text:style-name="Internet_20_link" text:visited-style-name="Visited_20_Internet_20_Link">
</text:a>
, reports Ukrinform.</text:p>
      <text:p text:style-name="P4">
“There are now a need for need <text:a xlink:type="simple" xlink:href="https://www.ukrinform.ua/tag-obmin" text:style-name="Internet_20_link" text:visited-style-name="Visited_20_Internet_20_Link">
</text:a>
/The return of civilians and even asked for their president, who was "awarded" the arrest warrant from the ICS, to give an order, the abyompetual authorities contributed to the exchange of civilians, ”Lubinets said.</text:p>
      <text:p text:style-name="P4">
According to him, Ukraine is ready to give Russian citizens to serve in the Russian Federation. "It is important whether the country really cares for" its "and whether it is ready to pick them up," Lubinets added.</text:p>
      <text:p text:style-name="P4">
<text:span text:style-name="T4">
 Read also: </text:span>
 <text:a xlink:type="simple" xlink:href="https://www.ukrinform.ua/rubric-ato/3711304-rosia-zbilsila-kilkist-pidtverdzen-cerez-mkch-polonu-ukrainskih-vijskovih-koordstab.html" text:style-name="Internet_20_link" text:visited-style-name="Visited_20_Internet_20_Link">
<text:span text:style-name="T4">
 Coordinate </text:span>
</text:a>
He stressed that Ukraine, for its part, provided a list of elderly citizens illegally held by the Russian side. "So the Russian Federation will be interested in the return of its citizens, because Ukraine states on all possible sites that it wants to return every civilian, which the Russian -owned Chud was illegally moved," the Ombudsman emphasized.</text:p>
      <text:p text:style-name="P4">
As it was reported, on May 19, Lubinets stated that <text:a xlink:type="simple" xlink:href="https://www.ukrinform.ua/rubric-society/3711160-ukraina-pracue-nad-okremim-majdancikom-dla-povernenna-civilnih-iz-rosii-lubinec.html" text:style-name="Internet_20_link" text:visited-style-name="Visited_20_Internet_20_Link">
</text:a>
</text:p>
      <text:p text:style-name="P4">
News Source: <text:a xlink:type="simple" xlink:href="https://www.ukrinform.ua/rubric-ato/3711539-rosia-porusila-pitanna-obminu-civilnimi-lubinec.html" text:style-name="Internet_20_link" text:visited-style-name="Visited_20_Internet_20_Link">
https://www.ukrinform.ua/rubric-ato/3711539-rosia-porusila-pitanna-obminu-civilnimi-lubinec.html</text:a>
</text:p>
      <!--NEWS-->
      <text:h text:style-name="P10" text:outline-level="1">
<text:span text:style-name="T4">
In the Kyiv region on the roadside found an anti -tank mine</text:span>
</text:h>
      <text:p text:style-name="P4">
Authors: Ukrinform (Person)</text:p>
      <text:p text:style-name="P4">
Publisher: Укринформ (Organization)</text:p>
      <text:p text:style-name="P4">
Published Time: 2023-05-19T18:27:00+03:00</text:p>
      <text:p text:style-name="P4">
Modified Time: 2023-05-19T18:27:00+03:00</text:p>
      <text:p text:style-name="P4">
Description: On the roadside of the village of Lipivka, Kyiv region found an anti -tank mine. - Ukrinform.</text:p>
      <text:p text:style-name="P4">
Images: ["<text:a xlink:type="simple" xlink:href="https://static.ukrinform.com/photos/2023_05/thumb_files/630_360_1684510265-373.jpeg" text:style-name="Internet_20_link" text:visited-style-name="Visited_20_Internet_20_Link">
630_360_16845...</text:a>
"]</text:p>
      <text:p text:style-name="P4">
Tags: ['Міна', 'Поліція', 'Київщина']</text:p>
      <text:p text:style-name="P4">
Type: Article</text:p>
      <!--METADATA-->
      <text:p text:style-name="P4">
<draw:frame draw:style-name="fr1" draw:name="Image170" text:anchor-type="as-char" svg:width="6.9236in" svg:height="3.956343in" draw:z-index="0">
<draw:image xlink:href="../Images/yкринформ/2023-05-19T18-27-00-03-00/630_360_1684510265-373.jpeg" xlink:type="simple" xlink:show="embed" xlink:actuate="onLoad" draw:mime-type="image/jpeg"/>
</draw:frame>
Nauzbicchi village of Lipivka of the Kiev region found an anti -tank mine.</text:p>
      <text:p text:style-name="P4">
According to Ukrinform, Andriy Nebitov, the head of the Main Directorate of the National Police in the Kiev Oblast, reported this in <text:a xlink:type="simple" xlink:href="https://t.me/andrii_nebytov/1316" text:style-name="Internet_20_link" text:visited-style-name="Visited_20_Internet_20_Link">
</text:a>
"Hostile anti -tank <text:a xlink:type="simple" xlink:href="https://www.ukrinform.ua/tag-mina" text:style-name="Internet_20_link" text:visited-style-name="Visited_20_Internet_20_Link">
</text:a>
They found today the roadsides of the village of Lipivka. The employees of the Buchan police department of the Kyiv Regional Department and summoned the SES, "Nepbitov said.</text:p>
      <text:p text:style-name="P4">
The mine has already been seized. The life of citizens does not threaten anything.</text:p>
      <text:p text:style-name="P4">
<text:span text:style-name="T4">
 Read also: </text:span>
 <text:a xlink:type="simple" xlink:href="https://www.ukrinform.ua/rubric-regions/3711362-osnovni-roboti-z-rozminuvanna-narazi-provodatsa-u-cotiroh-oblastah-dsns.html" text:style-name="Internet_20_link" text:visited-style-name="Visited_20_Internet_20_Link">
<text:span text:style-name="T4">
 demining </text:span>
</text:a>
"We continue to find explosive objects on the territories of the territory, so I warn citizens to be careful. In the case of dangerous objects, immediately dial 102," Nepbitov said.</text:p>
      <text:p text:style-name="P4">
According to Ukrinform, in April in the Kyiv region children found an anti -personnel mine.</text:p>
      <text:p text:style-name="P4">
<text:span text:style-name="T5">
Foto: Telegram Andrei Nephitov</text:span>
</text:p>
      <text:p text:style-name="P4">
News Source: <text:a xlink:type="simple" xlink:href="https://www.ukrinform.ua/rubric-regions/3711540-na-kiivsini-na-uzbicci-znajsli-protitankovu-minu.html" text:style-name="Internet_20_link" text:visited-style-name="Visited_20_Internet_20_Link">
https://www.ukrinform.ua/rubric-regions/3711540-na-kiivsini-na-uzbicci-znajsli-protitankovu-minu.html</text:a>
</text:p>
      <!--NEWS-->
      <text:h text:style-name="P10" text:outline-level="1">
<text:span text:style-name="T4">
G7 leaders supported the Black Sea grain initiative</text:span>
</text:h>
      <text:p text:style-name="P4">
Authors: Ukrinform (Person)</text:p>
      <text:p text:style-name="P4">
Publisher: Укринформ (Organization)</text:p>
      <text:p text:style-name="P4">
Published Time: 2023-05-19T18:28:21+03:00</text:p>
      <text:p text:style-name="P4">
Modified Time: 2023-05-19T18:28:21+03:00</text:p>
      <text:p text:style-name="P4">
Description: The leaders of the Seven Group countries have recognized the importance of continuing the exports of Ukrainian grain to the world market, in particular, using Solidarity Corridors and Black Sea Grain Initiative. - Ukrinform.</text:p>
      <text:p text:style-name="P4">
Images: ["<text:a xlink:type="simple" xlink:href="https://static.ukrinform.com/photos/2023_04/thumb_files/630_360_1680511197-485.jpg" text:style-name="Internet_20_link" text:visited-style-name="Visited_20_Internet_20_Link">
630_360_16805...</text:a>
"]</text:p>
      <text:p text:style-name="P4">
Tags: ['Експорт', 'Україна', 'Саміт G7', 'зерновий коридор']</text:p>
      <text:p text:style-name="P4">
Type: Article</text:p>
      <!--METADATA-->
      <text:p text:style-name="P4">
<draw:frame draw:style-name="fr1" draw:name="Image171" text:anchor-type="as-char" svg:width="6.9236in" svg:height="3.956343in" draw:z-index="0">
<draw:image xlink:href="../Images/yкринформ/2023-05-19T18-28-21-03-00/630_360_1680511197-485.jpg" xlink:type="simple" xlink:show="embed" xlink:actuate="onLoad" draw:mime-type="image/jpeg"/>
</draw:frame>
The leaders of the Seven Group have recognized the importance of continuing the exports of the Ukrainian Grain Market, in particular, using the Solidarity Corridors of the Taccoon Grain Initiative.</text:p>
      <text:p text:style-name="P4">
According to Ukrinform, this is stated in the G7 statement in Ukraine, full of textka published <text:a xlink:type="simple" xlink:href="https://www.consilium.europa.eu/media/64494/g7-2023-statement-on-ukraine.pdf" text:style-name="Internet_20_link" text:visited-style-name="Visited_20_Internet_20_Link">
</text:a>
.</text:p>
      <text:p text:style-name="P4">
“We will continue to support exports of Ukrainian agricultural products, including through Solidarity Corridors. In this connection, we are honored <text:a xlink:type="simple" xlink:href="https://www.ukrinform.ua/rubric-economy/3710574-zernovu-ugodu-prodovzili-na-dva-misaci.html" text:style-name="Internet_20_link" text:visited-style-name="Visited_20_Internet_20_Link">
</text:a>
, and we urge Russia to stop the threatening of global food supplies, and to allow the Black Sea grain to work at its maximum potential. We also remain given(Support - ed.)Initiatives “<text:a xlink:type="simple" xlink:href="https://www.ukrinform.ua/tag-zerno" text:style-name="Internet_20_link" text:visited-style-name="Visited_20_Internet_20_Link">
</text:a>
from Ukraine". Our contributions contribute to the delivery of humanitarian food aid to the most vulnerable countries, in partnership with the UN World Food Program, ”the document reads.</text:p>
      <text:p text:style-name="P4">
<text:span text:style-name="T4">
 Read also: </text:span>
 <text:a xlink:type="simple" xlink:href="https://www.ukrinform.ua/rubric-economy/3710970-zernova-ugoda-ne-peredbacae-vikonanna-vimog-rosii-posol-bodnar.html" text:style-name="Internet_20_link" text:visited-style-name="Visited_20_Internet_20_Link">
<text:span text:style-name="T4">
 grain </text:span>
 <text:span text:style-name="T4">
 </text:span>
 Agreement **</text:a>
G7 leaders emphasized that Russia's actions to transform food into weapons have only raised economic troubles in the most vulnerable countries of the world, led to the pre -excavation of global food danger and the threat of hunger for the precedent levels. The Seven countries will continue to support the Crains and provide them with humanitarian assistance to mitigate the crisis, as a result of Russian aggression against Ukraine.</text:p>
      <text:p text:style-name="P4">
At the same time, G7 leaders intended to promote the solution of global energy crisis, which was also triggered by Russian aggression.</text:p>
      <text:p text:style-name="P4">
<text:span text:style-name="T4">
 Read also: </text:span>
 <text:a xlink:type="simple" xlink:href="https://www.ukrinform.ua/rubric-polytics/3711373-lideri-g7-zaklikali-rosiu-negajno-zupiniti-vijnu-ta-vivesti-vijska-z-ukraini.html" text:style-name="Internet_20_link" text:visited-style-name="Visited_20_Internet_20_Link">
</text:a>
As it was reported, the 48th Summit of the Seven Group continues in Japan, which continue to Metrobot until May 21. Its participants consider ways to ensure a stable -glabral economy, including the consequences of the pandemic of the coronavirus of Tarosian aggression against Ukraine.</text:p>
      <text:p text:style-name="P4">
<text:span text:style-name="T5">
Foto: Minagro Policy</text:span>
</text:p>
      <text:p text:style-name="P4">
News Source: <text:a xlink:type="simple" xlink:href="https://www.ukrinform.ua/rubric-economy/3711541-lideri-g7-pidtrimali-cornomorsku-zernovu-iniciativu.html" text:style-name="Internet_20_link" text:visited-style-name="Visited_20_Internet_20_Link">
https://www.ukrinform.ua/rubric-economy/3711541-lideri-g7-pidtrimali-cornomorsku-zernovu-iniciativu.html</text:a>
</text:p>
      <!--NEWS-->
      <text:h text:style-name="P10" text:outline-level="1">
<text:span text:style-name="T4">
G7 leaders supported the Black Sea grain initiative</text:span>
</text:h>
      <text:p text:style-name="P4">
Authors: Ukrinform (Person)</text:p>
      <text:p text:style-name="P4">
Publisher: Укринформ (Organization)</text:p>
      <text:p text:style-name="P4">
Published Time: 2023-05-19T18:28:21+03:00</text:p>
      <text:p text:style-name="P4">
Modified Time: 2023-05-19T18:28:21+03:00</text:p>
      <text:p text:style-name="P4">
Description: The leaders of the Seven Group countries have recognized the importance of continuing the exports of Ukrainian grain to the world market, in particular, using Solidarity Corridors and Black Sea Grain Initiative. - Ukrinform.</text:p>
      <text:p text:style-name="P4">
Images: ["<text:a xlink:type="simple" xlink:href="https://static.ukrinform.com/photos/2023_04/thumb_files/630_360_1680511197-485.jpg" text:style-name="Internet_20_link" text:visited-style-name="Visited_20_Internet_20_Link">
630_360_16805...</text:a>
"]</text:p>
      <text:p text:style-name="P4">
Tags: ['Експорт', 'Україна', 'Саміт G7', 'зерновий коридор']</text:p>
      <text:p text:style-name="P4">
Type: Article</text:p>
      <!--METADATA-->
      <text:p text:style-name="P4">
<draw:frame draw:style-name="fr1" draw:name="Image172" text:anchor-type="as-char" svg:width="6.9236in" svg:height="3.956343in" draw:z-index="0">
<draw:image xlink:href="../Images/yкринформ/2023-05-19T18-28-21-03-00/630_360_1680511197-485.jpg" xlink:type="simple" xlink:show="embed" xlink:actuate="onLoad" draw:mime-type="image/jpeg"/>
</draw:frame>
The leaders of the Seven Group have recognized the importance of continuing the exports of the Ukrainian Grain Market, in particular, using the Solidarity Corridors of the Taccoon Grain Initiative.</text:p>
      <text:p text:style-name="P4">
According to Ukrinform, this is stated in the G7 statement in Ukraine, full of textka published <text:a xlink:type="simple" xlink:href="https://www.consilium.europa.eu/media/64494/g7-2023-statement-on-ukraine.pdf" text:style-name="Internet_20_link" text:visited-style-name="Visited_20_Internet_20_Link">
</text:a>
.</text:p>
      <text:p text:style-name="P4">
“We will continue to support exports of Ukrainian agricultural products, including through Solidarity Corridors. In this connection, we are honored <text:a xlink:type="simple" xlink:href="https://www.ukrinform.ua/rubric-economy/3710574-zernovu-ugodu-prodovzili-na-dva-misaci.html" text:style-name="Internet_20_link" text:visited-style-name="Visited_20_Internet_20_Link">
</text:a>
, and we urge Russia to stop the threatening of global food supplies, and to allow the Black Sea grain to work at its maximum potential. We also remain given(Support - ed.)Initiatives “<text:a xlink:type="simple" xlink:href="https://www.ukrinform.ua/tag-zerno" text:style-name="Internet_20_link" text:visited-style-name="Visited_20_Internet_20_Link">
</text:a>
from Ukraine". Our contributions contribute to the delivery of humanitarian food aid to the most vulnerable countries, in partnership with the UN World Food Program, ”the document reads.</text:p>
      <text:p text:style-name="P4">
<text:span text:style-name="T4">
 Read also: </text:span>
 <text:a xlink:type="simple" xlink:href="https://www.ukrinform.ua/rubric-economy/3710970-zernova-ugoda-ne-peredbacae-vikonanna-vimog-rosii-posol-bodnar.html" text:style-name="Internet_20_link" text:visited-style-name="Visited_20_Internet_20_Link">
<text:span text:style-name="T4">
 grain </text:span>
 <text:span text:style-name="T4">
 </text:span>
 Agreement **</text:a>
G7 leaders emphasized that Russia's actions to transform food into weapons have only raised economic troubles in the most vulnerable countries of the world, led to the pre -excavation of global food danger and the threat of hunger for the precedent levels. The Seven countries will continue to support the Crains and provide them with humanitarian assistance to mitigate the crisis, as a result of Russian aggression against Ukraine.</text:p>
      <text:p text:style-name="P4">
At the same time, G7 leaders intended to promote the solution of global energy crisis, which was also triggered by Russian aggression.</text:p>
      <text:p text:style-name="P4">
<text:span text:style-name="T4">
 Read also: </text:span>
 <text:a xlink:type="simple" xlink:href="https://www.ukrinform.ua/rubric-polytics/3711373-lideri-g7-zaklikali-rosiu-negajno-zupiniti-vijnu-ta-vivesti-vijska-z-ukraini.html" text:style-name="Internet_20_link" text:visited-style-name="Visited_20_Internet_20_Link">
</text:a>
As it was reported, the 48th Summit of the Seven Group continues in Japan, which continue to Metrobot until May 21. Its participants consider ways to ensure a stable -glabral economy, including the consequences of the pandemic of the coronavirus of Tarosian aggression against Ukraine.</text:p>
      <text:p text:style-name="P4">
<text:span text:style-name="T5">
Foto: Minagro Policy</text:span>
</text:p>
      <text:p text:style-name="P4">
News Source: <text:a xlink:type="simple" xlink:href="https://www.ukrinform.ua/rubric-economy/3711541-lideri-g7-pidtrimali-cornomorsku-zernovu-iniciativu.html" text:style-name="Internet_20_link" text:visited-style-name="Visited_20_Internet_20_Link">
https://www.ukrinform.ua/rubric-economy/3711541-lideri-g7-pidtrimali-cornomorsku-zernovu-iniciativu.html</text:a>
</text:p>
      <!--NEWS-->
      <text:h text:style-name="P10" text:outline-level="1">
<text:span text:style-name="T4">
Training of Ukrainian pilots on F-16: Biden confirmed the participation of American instructors</text:span>
</text:h>
      <text:p text:style-name="P4">
Authors: Ukrinform (Person)</text:p>
      <text:p text:style-name="P4">
Publisher: Укринформ (Organization)</text:p>
      <text:p text:style-name="P4">
Published Time: 2023-05-19T18:29:00+03:00</text:p>
      <text:p text:style-name="P4">
Modified Time: 2023-05-19T18:29:00+03:00</text:p>
      <text:p text:style-name="P4">
Description: US President Joe Biden assured the leaders of the Seven Group that the United States will support the efforts to prepare Ukrainian pilots on Western aircraft, including F-16. - Ukrinform.</text:p>
      <text:p text:style-name="P4">
Images: ["<text:a xlink:type="simple" xlink:href="https://static.ukrinform.com/photos/2023_05/thumb_files/630_360_1684500491-803.jpeg" text:style-name="Internet_20_link" text:visited-style-name="Visited_20_Internet_20_Link">
630_360_16845...</text:a>
"]</text:p>
      <text:p text:style-name="P4">
Tags: ['Байден', 'Військові навчання', 'Винищувач', 'Війна з Росією']</text:p>
      <text:p text:style-name="P4">
Type: Article</text:p>
      <!--METADATA-->
      <text:p text:style-name="P4">
<draw:frame draw:style-name="fr1" draw:name="Image173" text:anchor-type="as-char" svg:width="6.9236in" svg:height="3.956343in" draw:z-index="0">
<draw:image xlink:href="../Images/yкринформ/2023-05-19T18-29-00-03-00/630_360_1684500491-803.jpeg" xlink:type="simple" xlink:show="embed" xlink:actuate="onLoad" draw:mime-type="image/jpeg"/>
</draw:frame>
Presidential Joe Biden assured the leaders of the Seven Group that the United States supports the preparation of Ukrainian pilots on Western aircraft, including F-16.</text:p>
      <text:p text:style-name="P4">
About it reports on Friday <text:a xlink:type="simple" xlink:href="https://www.cnn.com/europe/live-news/russia-ukraine-war-news-05-19-23/h_64766a97bd9305d0f024645998ce89ff" text:style-name="Internet_20_link" text:visited-style-name="Visited_20_Internet_20_Link">
</text:a>
With a reference to a high -ranking official in the US administration, Ukrinform reports.</text:p>
      <text:p text:style-name="P4">
“The training is expected to be held not in <text:a xlink:type="simple" xlink:href="https://www.ukrinform.ua/tag-ssa" text:style-name="Internet_20_link" text:visited-style-name="Visited_20_Internet_20_Link">
</text:a>
, and, apparently, fully in Europe. However, the American staffing will participate in training with allies and partners, ”the official's publication quotes.</text:p>
      <text:p text:style-name="P4">
It is expected that it will take several months.</text:p>
      <text:p text:style-name="P4">
"Since the training will take place over the coming months, our coalition of the Ukrainians that participate in these efforts will decide when to give the planes, how much to provide, as well as who will give them," the official said.</text:p>
      <text:p text:style-name="P4">
<text:span text:style-name="T4">
 Read also: </text:span>
 <text:a xlink:type="simple" xlink:href="https://www.ukrinform.ua/rubric-ato/3711453-u-derzdepi-zaavili-so-u-pitanni-zbroi-perebuvaut-u-tisnomu-kontakti-z-ukrainou.html" text:style-name="Internet_20_link" text:visited-style-name="Visited_20_Internet_20_Link">
</text:a>
According to Ukrinform, according to Western media, earlier in the US administration <text:a xlink:type="simple" xlink:href="https://www.ukrinform.ua/rubric-ato/3711314-ssa-ne-blokuvatimut-postavku-souznikami-vinisuvaciv-f16-v-ukrainu-snn.html" text:style-name="Internet_20_link" text:visited-style-name="Visited_20_Internet_20_Link">
</text:a>
 <text:a xlink:type="simple" xlink:href="https://www.ukrinform.ua/rubric-ato/3711314-ssa-ne-blokuvatimut-postavku-souznikami-vinisuvaciv-f16-v-ukrainu-snn.html" text:style-name="Internet_20_link" text:visited-style-name="Visited_20_Internet_20_Link">
</text:a>
The European allies who will prevent them from supplying F-16 fighters to Ukraine.</text:p>
      <text:p text:style-name="P4">
<text:span text:style-name="T5">
Foto: Kyodo News/Getty Images</text:span>
</text:p>
      <text:p text:style-name="P4">
News Source: <text:a xlink:type="simple" xlink:href="https://www.ukrinform.ua/rubric-polytics/3711542-navcanna-ukrainskih-pilotiv-na-f16-bajden-pidtverdiv-ucast-amerikanskih-instruktoriv.html" text:style-name="Internet_20_link" text:visited-style-name="Visited_20_Internet_20_Link">
https://www.ukrinform.ua/rubric-polytics/3711542-navcanna-ukrainskih-pilotiv-na-f16-bajden-pidtverdiv-ucast-amerikanskih-instruktoriv.html</text:a>
</text:p>
      <!--NEWS-->
      <text:h text:style-name="P10" text:outline-level="1">
<text:span text:style-name="T4">
Ukrainian museums to exchange experience will visit French institutions</text:span>
</text:h>
      <text:p text:style-name="P4">
Authors: Ukrinform (Person)</text:p>
      <text:p text:style-name="P4">
Publisher: Укринформ (Organization)</text:p>
      <text:p text:style-name="P4">
Published Time: 2023-05-19T18:42:17+03:00</text:p>
      <text:p text:style-name="P4">
Modified Time: 2023-05-19T18:42:17+03:00</text:p>
      <text:p text:style-name="P4">
Description: In June, 15 Ukrainian museums will visit the French museum sector institutions to exchange experience and establish partnerships. - Ukrinform.</text:p>
      <text:p text:style-name="P4">
Images: ["<text:a xlink:type="simple" xlink:href="https://static.ukrinform.com/photos/2020_02/thumb_files/630_360_1580831959-348.jpeg" text:style-name="Internet_20_link" text:visited-style-name="Visited_20_Internet_20_Link">
630_360_15808...</text:a>
"]</text:p>
      <text:p text:style-name="P4">
Tags: ['Франція', 'Музей', 'Україна', 'МКІП ']</text:p>
      <text:p text:style-name="P4">
Type: Article</text:p>
      <!--METADATA-->
      <text:p text:style-name="P4">
<draw:frame draw:style-name="fr1" draw:name="Image174" text:anchor-type="as-char" svg:width="6.9236in" svg:height="3.956343in" draw:z-index="0">
<draw:image xlink:href="../Images/yкринформ/2023-05-19T18-42-17-03-00/630_360_1580831959-348.jpeg" xlink:type="simple" xlink:show="embed" xlink:actuate="onLoad" draw:mime-type="image/jpeg"/>
</draw:frame>
In June15, the Ukrainian museums will visit the French museum sector institutions to exchange experience and establish partnerships.</text:p>
      <text:p text:style-name="P4">
As Ukrinform reports, it reports in <text:a xlink:type="simple" xlink:href="https://t.me/mkipu/6171" text:style-name="Internet_20_link" text:visited-style-name="Visited_20_Internet_20_Link">
</text:a>
Ministry of Culture and Information Policy.</text:p>
      <text:p text:style-name="P4">
The program is carried out within the framework of the agreements between the Ministry <text:a xlink:type="simple" xlink:href="https://www.ukrinform.ua/tag-kultura" text:style-name="Internet_20_link" text:visited-style-name="Visited_20_Internet_20_Link">
</text:a>
and information policy of Ukraine Taministerism of France culture with the support and assistance of the French Institute of Ukraine and the Ukrainian Institute.</text:p>
      <text:p text:style-name="P4">
According to MKIP Deputy Head Galina Grigorenko, “in the post -war time, the Museum will encounter the problems of restoration of works that were evacuated in repositories, with issues of re -exhibition and building a new system of systemation with audiences, since the portrait of the visitor will change significantly. It is about the barrier and inclusiveness, proactive communication for Tai -interactive programs for all ages. ”</text:p>
      <text:p text:style-name="P4">
<text:span text:style-name="T4">
 Read also: </text:span>
 <text:a xlink:type="simple" xlink:href="https://www.ukrinform.ua/rubric-culture/3700684-diplomati-18-krain-vidvidali-muzej-hanenkiv-u-kievi.html" text:style-name="Internet_20_link" text:visited-style-name="Visited_20_Internet_20_Link">
<text:span text:style-name="T4">
 Museum </text:span>
</text:a>
Also this year, in cooperation, three Ukrainian restoratorists and a tent(keyboard)They will visit French institutions for programming and scientific work.</text:p>
      <text:p text:style-name="P4">
As reported by Ukrinform, in Lviv on May 18-19 <text:a xlink:type="simple" xlink:href="https://www.ukrinform.ua/rubric-culture/3711236-konsultativna-misia-es-provodit-u-lvovi-konferenciu-sodo-zlociniv-proti-kulturnoi-spadsini.html" text:style-name="Internet_20_link" text:visited-style-name="Visited_20_Internet_20_Link">
</text:a>
“Crime against Cultural Heritage - In War and Extra -War” organized by the European Union advisory mission(KSês).</text:p>
      <text:p text:style-name="P4">
Захід зібрав експертів високого міжнародного рівня, які обговорюютьвідшкодування збитків, завданих РФ культурним цінностям України, тарозслідування таких злочинів.</text:p>
      <text:p text:style-name="P4">
News Source: <text:a xlink:type="simple" xlink:href="https://www.ukrinform.ua/rubric-culture/3711548-ukrainski-muzejniki-dla-obminu-dosvidom-vidvidaut-francuzki-institucii.html" text:style-name="Internet_20_link" text:visited-style-name="Visited_20_Internet_20_Link">
https://www.ukrinform.ua/rubric-culture/3711548-ukrainski-muzejniki-dla-obminu-dosvidom-vidvidaut-francuzki-institucii.html</text:a>
</text:p>
      <!--NEWS-->
      <text:h text:style-name="P10" text:outline-level="1">
<text:span text:style-name="T4">
Ukrainian museums to exchange experience will visit French institutions</text:span>
</text:h>
      <text:p text:style-name="P4">
Authors: Ukrinform (Person)</text:p>
      <text:p text:style-name="P4">
Publisher: Укринформ (Organization)</text:p>
      <text:p text:style-name="P4">
Published Time: 2023-05-19T18:42:17+03:00</text:p>
      <text:p text:style-name="P4">
Modified Time: 2023-05-19T18:42:17+03:00</text:p>
      <text:p text:style-name="P4">
Description: In June, 15 Ukrainian museums will visit the French museum sector institutions to exchange experience and establish partnerships. - Ukrinform.</text:p>
      <text:p text:style-name="P4">
Images: ["<text:a xlink:type="simple" xlink:href="https://static.ukrinform.com/photos/2020_02/thumb_files/630_360_1580831959-348.jpeg" text:style-name="Internet_20_link" text:visited-style-name="Visited_20_Internet_20_Link">
630_360_15808...</text:a>
"]</text:p>
      <text:p text:style-name="P4">
Tags: ['Франція', 'Музей', 'Україна', 'МКІП ']</text:p>
      <text:p text:style-name="P4">
Type: Article</text:p>
      <!--METADATA-->
      <text:p text:style-name="P4">
<draw:frame draw:style-name="fr1" draw:name="Image175" text:anchor-type="as-char" svg:width="6.9236in" svg:height="3.956343in" draw:z-index="0">
<draw:image xlink:href="../Images/yкринформ/2023-05-19T18-42-17-03-00/630_360_1580831959-348.jpeg" xlink:type="simple" xlink:show="embed" xlink:actuate="onLoad" draw:mime-type="image/jpeg"/>
</draw:frame>
In June15, the Ukrainian museums will visit the French museum sector institutions to exchange experience and establish partnerships.</text:p>
      <text:p text:style-name="P4">
As Ukrinform reports, it reports in <text:a xlink:type="simple" xlink:href="https://t.me/mkipu/6171" text:style-name="Internet_20_link" text:visited-style-name="Visited_20_Internet_20_Link">
</text:a>
Ministry of Culture and Information Policy.</text:p>
      <text:p text:style-name="P4">
The program is carried out within the framework of the agreements between the Ministry <text:a xlink:type="simple" xlink:href="https://www.ukrinform.ua/tag-kultura" text:style-name="Internet_20_link" text:visited-style-name="Visited_20_Internet_20_Link">
</text:a>
and information policy of Ukraine Taministerism of France culture with the support and assistance of the French Institute of Ukraine and the Ukrainian Institute.</text:p>
      <text:p text:style-name="P4">
According to MKIP Deputy Head Galina Grigorenko, “in the post -war time, the Museum will encounter the problems of restoration of works that were evacuated in repositories, with issues of re -exhibition and building a new system of systemation with audiences, since the portrait of the visitor will change significantly. It is about the barrier and inclusiveness, proactive communication for Tai -interactive programs for all ages. ”</text:p>
      <text:p text:style-name="P4">
<text:span text:style-name="T4">
 Read also: </text:span>
 <text:a xlink:type="simple" xlink:href="https://www.ukrinform.ua/rubric-culture/3700684-diplomati-18-krain-vidvidali-muzej-hanenkiv-u-kievi.html" text:style-name="Internet_20_link" text:visited-style-name="Visited_20_Internet_20_Link">
<text:span text:style-name="T4">
 Museum </text:span>
</text:a>
Also this year, in cooperation, three Ukrainian restoratorists and a tent(keyboard)They will visit French institutions for programming and scientific work.</text:p>
      <text:p text:style-name="P4">
As reported by Ukrinform, in Lviv on May 18-19 <text:a xlink:type="simple" xlink:href="https://www.ukrinform.ua/rubric-culture/3711236-konsultativna-misia-es-provodit-u-lvovi-konferenciu-sodo-zlociniv-proti-kulturnoi-spadsini.html" text:style-name="Internet_20_link" text:visited-style-name="Visited_20_Internet_20_Link">
</text:a>
“Crime against Cultural Heritage - In War and Extra -War” organized by the European Union advisory mission(KSês).</text:p>
      <text:p text:style-name="P4">
Захід зібрав експертів високого міжнародного рівня, які обговорюютьвідшкодування збитків, завданих РФ культурним цінностям України, тарозслідування таких злочинів.</text:p>
      <text:p text:style-name="P4">
News Source: <text:a xlink:type="simple" xlink:href="https://www.ukrinform.ua/rubric-culture/3711548-ukrainski-muzejniki-dla-obminu-dosvidom-vidvidaut-francuzki-institucii.html" text:style-name="Internet_20_link" text:visited-style-name="Visited_20_Internet_20_Link">
https://www.ukrinform.ua/rubric-culture/3711548-ukrainski-muzejniki-dla-obminu-dosvidom-vidvidaut-francuzki-institucii.html</text:a>
</text:p>
      <!--NEWS-->
      <text:h text:style-name="P10" text:outline-level="1">
<text:span text:style-name="T4">
The enemy tried to storm the border guard point in Bakhmut but went with losses</text:span>
</text:h>
      <text:p text:style-name="P4">
Authors: Ukrinform (Person)</text:p>
      <text:p text:style-name="P4">
Publisher: Укринформ (Organization)</text:p>
      <text:p text:style-name="P4">
Published Time: 2023-05-19T18:45:00+03:00</text:p>
      <text:p text:style-name="P4">
Modified Time: 2023-05-19T18:45:00+03:00</text:p>
      <text:p text:style-name="P4">
Description: In Bakhmut, Donetsk region, the fighters of the State Border Service successfully repulsed another enemy attack on the stronghold. - Ukrinform.</text:p>
      <text:p text:style-name="P4">
Images: ["<text:a xlink:type="simple" xlink:href="https://static.ukrinform.com/photos/2023_04/thumb_files/630_360_1680422407-224.png" text:style-name="Internet_20_link" text:visited-style-name="Visited_20_Internet_20_Link">
630_360_16804...</text:a>
"]</text:p>
      <text:p text:style-name="P4">
Tags: ['Бахмут', 'Прикордонники', 'Війна з Росією']</text:p>
      <text:p text:style-name="P4">
Type: Article</text:p>
      <!--METADATA-->
      <text:p text:style-name="P4">
<draw:frame draw:style-name="fr1" draw:name="Image176" text:anchor-type="as-char" svg:width="6.9236in" svg:height="3.956343in" draw:z-index="0">
<draw:image xlink:href="../Images/yкринформ/2023-05-19T18-45-00-03-00/630_360_1680422407-224.png" xlink:type="simple" xlink:show="embed" xlink:actuate="onLoad" draw:mime-type="image/png"/>
</draw:frame>
In the Bakhmutidnetsk region, the fighters of the State Border Service successfully repulsed the alternation of attack on the stronghold.</text:p>
      <text:p text:style-name="P4">
According to Ukrinform, the State Border Service reports in <text:a xlink:type="simple" xlink:href="https://t.me/DPSUkr/11342" text:style-name="Internet_20_link" text:visited-style-name="Visited_20_Internet_20_Link">
</text:a>
“Another attempt to storm the border guards successfully repelled. The hostile group infanticAs the stronghold of the SPSU fighters, <text:a xlink:type="simple" xlink:href="https://www.ukrinform.ua/tag-obstril" text:style-name="Internet_20_link" text:visited-style-name="Visited_20_Internet_20_Link">
</text:a>
Fire point and tried to approach positions. Our defenders are responsible, and with the approaching the invaders, they were thrown by grenades, ”the testimony reads.</text:p>
      <text:p text:style-name="P4">
The SSSU noted that despite the short -lived battle, half of the stormtroopers were damaged: two killed, three more were wounded. Having failed, the enemy has snapped.</text:p>
      <text:p text:style-name="P4">
<text:span text:style-name="T4">
 Read also: </text:span>
 <text:a xlink:type="simple" xlink:href="https://www.ukrinform.ua/rubric-ato/3711346-rosiani-vidaut-bazane-za-dijsne-u-minoboroni-rozpovili-pro-situaciu-u-bahmuti.html" text:style-name="Internet_20_link" text:visited-style-name="Visited_20_Internet_20_Link">
<text:span text:style-name="T4">
 Bakhmut </text:span>
</text:a>
As reported by Ukrinform, <text:a xlink:type="simple" xlink:href="https://www.ukrinform.ua/rubric-ato/3711420-cerevatij-pro-bahmut-zsu-perehopluut-iniciativu-i-namagautsa-kontratakuvati.html" text:style-name="Internet_20_link" text:visited-style-name="Visited_20_Internet_20_Link">
</text:a>
, however, the forces of defense in a day were able to move to different squares up to 500 meters and hold the southwestern part of the city.</text:p>
      <text:p text:style-name="P4">
News Source: <text:a xlink:type="simple" xlink:href="https://www.ukrinform.ua/rubric-ato/3711550-vorog-namagavsa-sturmuvati-opornij-punkt-prikordonnikiv-u-bahmuti-ale-vidijsov-iz-vtratami.html" text:style-name="Internet_20_link" text:visited-style-name="Visited_20_Internet_20_Link">
https://www.ukrinform.ua/rubric-ato/3711550-vorog-namagavsa-sturmuvati-opornij-punkt-prikordonnikiv-u-bahmuti-ale-vidijsov-iz-vtratami.html</text:a>
</text:p>
      <!--NEWS-->
      <text:h text:style-name="P10" text:outline-level="1">
<text:span text:style-name="T4">
In Chernivtsi presents the first full collection of songs from films that starred Ivan Mykolaychuk</text:span>
</text:h>
      <text:p text:style-name="P4">
Authors: Ukrinform (Person)</text:p>
      <text:p text:style-name="P4">
Publisher: Укринформ (Organization)</text:p>
      <text:p text:style-name="P4">
Published Time: 2023-05-19T18:48:00+03:00</text:p>
      <text:p text:style-name="P4">
Modified Time: 2023-05-19T18:48:00+03:00</text:p>
      <text:p text:style-name="P4">
Description: In Chernivtsi during the Festival of Cinema "Mykolaychuk Open" in the middle of June presented a unique collection of notes and texts of songs of the Trio "Golden Keys", which were made in the films where Ivan Mykolaychuk was starred. - Ukrinform.</text:p>
      <text:p text:style-name="P4">
Images: ["<text:a xlink:type="simple" xlink:href="https://static.ukrinform.com/photos/2023_05/thumb_files/630_360_1684511597-379.jpg" text:style-name="Internet_20_link" text:visited-style-name="Visited_20_Internet_20_Link">
630_360_16845...</text:a>
", "<text:a xlink:type="simple" xlink:href="https://static.ukrinform.com/photos/2023_05/1684511515-521.jpg" text:style-name="Internet_20_link" text:visited-style-name="Visited_20_Internet_20_Link">
1684511515-52...</text:a>
", "<text:a xlink:type="simple" xlink:href="https://static.ukrinform.com/photos/2023_05/1684511516-939.jpg" text:style-name="Internet_20_link" text:visited-style-name="Visited_20_Internet_20_Link">
1684511516-93...</text:a>
", "<text:a xlink:type="simple" xlink:href="https://static.ukrinform.com/photos/2023_05/1684511516-487.jpg" text:style-name="Internet_20_link" text:visited-style-name="Visited_20_Internet_20_Link">
1684511516-48...</text:a>
"]</text:p>
      <text:p text:style-name="P4">
Tags: ['Іван Миколайчук', 'Книги', 'Чернівці', 'Пісня']</text:p>
      <text:p text:style-name="P4">
Type: Article</text:p>
      <!--METADATA-->
      <text:p text:style-name="P4">
<draw:frame draw:style-name="fr1" draw:name="Image177" text:anchor-type="as-char" svg:width="6.9236in" svg:height="3.956343in" draw:z-index="0">
<draw:image xlink:href="../Images/yкринформ/2023-05-19T18-48-00-03-00/630_360_1684511597-379.jpg" xlink:type="simple" xlink:show="embed" xlink:actuate="onLoad" draw:mime-type="image/jpeg"/>
</draw:frame>
In the middle of June, the unique collection of notes and texts of songs of the Trio "Golden Keys", Yakiviva, in the films where Ivan Nikolaychuk was starred during the festival "Mykolaychuk Open" in the middle of June.</text:p>
      <text:p text:style-name="P4">
This is reported in <text:a xlink:type="simple" xlink:href="https://www.facebook.com/oblrada.cv.ua/posts/pfbid0MPnmiPtz69dXZZHZDHJTAAUf5QQGR8VvT8hHGKuHFDMwsX1FdKuKQrWVKx1vh4EYl" text:style-name="Internet_20_link" text:visited-style-name="Visited_20_Internet_20_Link">
</text:a>
, reports Ukrinform.</text:p>
      <text:p text:style-name="P4">
"In <text:a xlink:type="simple" xlink:href="https://www.ukrinform.ua/tag-cernivci" text:style-name="Internet_20_link" text:visited-style-name="Visited_20_Internet_20_Link">
</text:a>
During the APEN Agrapher's Festival, Open is presented a unique edition - a printed collection of all nights and texts of the famous Trio "Golden Keys", which once founded Ivan Mykolaychuk. This book was the first full collection of films in which the brilliant Bukovinets was starred, " - the message reads.</text:p>
      <text:p text:style-name="P4">
<draw:frame draw:style-name="fr1" draw:name="Image178" text:anchor-type="as-char" svg:width="6.9236in" svg:height="6.9393in" draw:z-index="0">
<draw:image xlink:href="../Images/yкринформ/2023-05-19T18-48-00-03-00/1684511515-521.jpg" xlink:type="simple" xlink:show="embed" xlink:actuate="onLoad" draw:mime-type="image/jpeg"/>
</draw:frame>
</text:p>
      <text:p text:style-name="P4">
<draw:frame draw:style-name="fr1" draw:name="Image179" text:anchor-type="as-char" svg:width="6.9236in" svg:height="6.974886in" draw:z-index="0">
<draw:image xlink:href="../Images/yкринформ/2023-05-19T18-48-00-03-00/1684511516-939.jpg" xlink:type="simple" xlink:show="embed" xlink:actuate="onLoad" draw:mime-type="image/jpeg"/>
</draw:frame>
<text:span text:style-name="T4">
 Read also: </text:span>
 <text:a xlink:type="simple" xlink:href="https://www.ukrinform.ua/rubric-culture/3706893-u-kievi-prezentuvali-dokumentalnij-film-ta-knigu-skripleni-krovu.html" text:style-name="Internet_20_link" text:visited-style-name="Visited_20_Internet_20_Link">
<text:span text:style-name="T4">
 Book </text:span>
</text:a>
According to the general producer of the festival Alexei Gladushevsky, the book artist of Ukraine and a participant of the original composition of "Zolotyklyuch" Valentina Koroty-Kovalskaya. She will present it with her partner in the trio Nina Matvienko and film scholar Sergiy Trumbach on June 15 at the festival, which will be held on the birthday of Nikolaychuk.</text:p>
      <text:p text:style-name="P4">
<draw:frame draw:style-name="fr1" draw:name="Image180" text:anchor-type="as-char" svg:width="6.9236in" svg:height="6.955654in" draw:z-index="0">
<draw:image xlink:href="../Images/yкринформ/2023-05-19T18-48-00-03-00/1684511516-487.jpg" xlink:type="simple" xlink:show="embed" xlink:actuate="onLoad" draw:mime-type="image/jpeg"/>
</draw:frame>
Earlier on the page of the festival "Mykolaychuk Open" on Facebook the organizers reported that this year he will take place from June 15 to June 20 at the Cultural and Art Center named after Mykolaychuk in Chernivtsi.</text:p>
      <text:p text:style-name="P4">
<text:span text:style-name="T5">
Foto: Mykolaychuk Open</text:span>
</text:p>
      <text:p text:style-name="P4">
News Source: <text:a xlink:type="simple" xlink:href="https://www.ukrinform.ua/rubric-culture/3711559-u-cernivcah-prezentuut-perse-povne-zibranna-pisen-iz-filmiv-u-akih-znimavsa-ivan-mikolajcuk.html" text:style-name="Internet_20_link" text:visited-style-name="Visited_20_Internet_20_Link">
https://www.ukrinform.ua/rubric-culture/3711559-u-cernivcah-prezentuut-perse-povne-zibranna-pisen-iz-filmiv-u-akih-znimavsa-ivan-mikolajcuk.html</text:a>
</text:p>
      <!--NEWS-->
      <text:h text:style-name="P10" text:outline-level="1">
<text:span text:style-name="T4">
Russia continues to receive electronics from Germany - Spiegel</text:span>
</text:h>
      <text:p text:style-name="P4">
Authors: Ukrinform (Person)</text:p>
      <text:p text:style-name="P4">
Publisher: Укринформ (Organization)</text:p>
      <text:p text:style-name="P4">
Published Time: 2023-05-19T18:51:00+03:00</text:p>
      <text:p text:style-name="P4">
Modified Time: 2023-05-19T18:51:00+03:00</text:p>
      <text:p text:style-name="P4">
Description: Electronics supplies from German companies obviously fall into Russian armed groups despite sanctions. - Ukrinform.</text:p>
      <text:p text:style-name="P4">
Images: ["<text:a xlink:type="simple" xlink:href="https://static.ukrinform.com/photos/2023_05/thumb_files/630_360_1684511590-358.jpg" text:style-name="Internet_20_link" text:visited-style-name="Visited_20_Internet_20_Link">
630_360_16845...</text:a>
"]</text:p>
      <text:p text:style-name="P4">
Tags: ['Німеччина', 'Санкції', 'Технології', 'Війна з Росією']</text:p>
      <text:p text:style-name="P4">
Type: Article</text:p>
      <!--METADATA-->
      <text:p text:style-name="P4">
<draw:frame draw:style-name="fr1" draw:name="Image181" text:anchor-type="as-char" svg:width="6.9236in" svg:height="3.956343in" draw:z-index="0">
<draw:image xlink:href="../Images/yкринформ/2023-05-19T18-51-00-03-00/630_360_1684511590-358.jpg" xlink:type="simple" xlink:show="embed" xlink:actuate="onLoad" draw:mime-type="image/jpeg"/>
</draw:frame>
Supply electronics from German companies obviously fall into Russian armored groups despite sanctions.</text:p>
      <text:p text:style-name="P4">
Some such cases have been explored <text:a xlink:type="simple" xlink:href="https://www.spiegel.de/wirtschaft/russland-sanktionen-wie-deutsche-firmen-offenbar-die-russische-ruestungsindustrie-beliefern-a-301106cd-a13c-4610-97a2-d26ac1573226" text:style-name="Internet_20_link" text:visited-style-name="Visited_20_Internet_20_Link">
</text:a>
, reports Ukrinform.</text:p>
      <text:p text:style-name="P4">
According to the investigation, despite the ban on export, Russian companies are likely to receive microelectronics of German companies, and the delivery scheme is not even too conspiratorial.</text:p>
      <text:p text:style-name="P4">
One of the firms is Elix -St. GmbH - is in Stuttgart. According to the documents, they produce details for private use, for cameras, "for modules of a smart house". As stated in the documents, the customs found the cargo absolutely harmless. But if the officials looked more closely, they could have a suspicion that the buyer in the capital of Kazakhstan Astana was a mediator who founded the company in March 2022, shortly after Westermwriting the first sanctions against Russia.</text:p>
      <text:p text:style-name="P4">
In the first months, goods were sent to Kazakhstan for more than 800,000 euros. The company supplied products to Russia from 2018 to 2021. Elix-St. has a subsidiary in Moscow. On the website of Moscow Elix, they declare naps with Russian external intelligence of SVR, with the Airline "Sukhoy" Ingolcoma missile manufacturers.</text:p>
      <text:p text:style-name="P4">
The German magazine claims that officials in Germany knew about transactions.</text:p>
      <text:p text:style-name="P4">
<text:span text:style-name="T4">
 Read also: </text:span>
 <text:a xlink:type="simple" xlink:href="https://www.ukrinform.ua/rubric-world/3697714-rosia-otrimue-zahidni-zbrojni-tehnologii-v-obhid-sankcij-nyt.html" text:style-name="Internet_20_link" text:visited-style-name="Visited_20_Internet_20_Link">
<text:span text:style-name="T4">
 Russia </text:span>
 <text:span text:style-name="T4">
 Gains </text:span>
 <text:span text:style-name="T4">
 Western </text:span>
 <text:span text:style-name="T4">
 Armed </text:span>
<text:span text:style-name="T4">
 Technologies </text:span>
 <text:span text:style-name="T4">
 bypass </text:span>
 <text:span text:style-name="T4">
 </text:span>
 sanctions <text:span text:style-name="T4">
 </text:span>
 nyt **</text:a>
Together with the Norwegian Risk Analysis, Corisk Risk Analysis, the Russian Portallocation of IDories, and the International Research Association OCCRP Spiegelic data to identify trade routes from Elix-St. and other fed violators of the embargo.</text:p>
      <text:p text:style-name="P4">
In general, it turned out that there was a relatively simple microchips for use in drones, sometimes more complex components that can be used to control the winged <text:a xlink:type="simple" xlink:href="https://www.ukrinform.ua/tag-raketa" text:style-name="Internet_20_link" text:visited-style-name="Visited_20_Internet_20_Link">
</text:a>
. At the same time, it is noted that drones from the Netherlands, apparently, came to the Russian side of the front.</text:p>
      <text:p text:style-name="P4">
As it has been reported, European officials are currently emphasizing the importance of new sanctions, as it is impossible to avoid avoiding existing ones.</text:p>
      <text:p text:style-name="P4">
<text:span text:style-name="T5">
Foto: dpa</text:span>
</text:p>
      <text:p text:style-name="P4">
News Source: <text:a xlink:type="simple" xlink:href="https://www.ukrinform.ua/rubric-world/3711553-rf-popri-sankcii-prodovzue-otrimuvati-elektroniku-z-nimeccini-spiegel.html" text:style-name="Internet_20_link" text:visited-style-name="Visited_20_Internet_20_Link">
https://www.ukrinform.ua/rubric-world/3711553-rf-popri-sankcii-prodovzue-otrimuvati-elektroniku-z-nimeccini-spiegel.html</text:a>
</text:p>
      <!--NEWS-->
      <text:h text:style-name="P10" text:outline-level="1">
<text:span text:style-name="T4">
In the center of Zaporizhzhia will restore the house destroyed as a result of rocket strike</text:span>
</text:h>
      <text:p text:style-name="P4">
Authors: Ukrinform (Person)</text:p>
      <text:p text:style-name="P4">
Publisher: Укринформ (Organization)</text:p>
      <text:p text:style-name="P4">
Published Time: 2023-05-19T18:55:09+03:00</text:p>
      <text:p text:style-name="P4">
Modified Time: 2023-05-19T18:55:09+03:00</text:p>
      <text:p text:style-name="P4">
Description: At the end of May, a home that was partially destroyed as a result of a hostile rocket stroke will begin in Zaporozhye. - Ukrinform.</text:p>
      <text:p text:style-name="P4">
Images: ["<text:a xlink:type="simple" xlink:href="https://static.ukrinform.com/photos/2023_05/thumb_files/630_360_1684511630-342.jpg" text:style-name="Internet_20_link" text:visited-style-name="Visited_20_Internet_20_Link">
630_360_16845...</text:a>
"]</text:p>
      <text:p text:style-name="P4">
Tags: ['Будинок', 'Ракета', 'Запоріжжя']</text:p>
      <text:p text:style-name="P4">
Type: Article</text:p>
      <!--METADATA-->
      <text:p text:style-name="P4">
<draw:frame draw:style-name="fr1" draw:name="Image182" text:anchor-type="as-char" svg:width="6.9236in" svg:height="3.956343in" draw:z-index="0">
<draw:image xlink:href="../Images/yкринформ/2023-05-19T18-55-09-03-00/630_360_1684511630-342.jpg" xlink:type="simple" xlink:show="embed" xlink:actuate="onLoad" draw:mime-type="image/jpeg"/>
</draw:frame>
In the end of the day in Zaporizhzhya, a home restoration will begin, which was partially destroyed as a result of a hostile rocket strike.</text:p>
      <text:p text:style-name="P4">
About it in <text:a xlink:type="simple" xlink:href="https://t.me/kurtievofficial/10895" text:style-name="Internet_20_link" text:visited-style-name="Visited_20_Internet_20_Link">
</text:a>
Informs Anatoliy Kurtov, VO City City, Ukrinform reports.</text:p>
      <text:p text:style-name="P4">
"On the initiative of the President, with the assistance of the Zaporozhye Regional Military Administration and in partnership with the group of companies" Metinvest "and PJSC" Zaporizhstal ", which provided a tranche at the first stage of work in the amount , - the post says.</text:p>
      <text:p text:style-name="P4">
The City Hall added that the city approved the reconstruction program <text:a xlink:type="simple" xlink:href="https://www.ukrinform.ua/tag-zitlo" text:style-name="Internet_20_link" text:visited-style-name="Visited_20_Internet_20_Link">
</text:a>
The fund, which allocates the means of production of project documentation and more than 98 million at the first stage of work on the restoration of four destroyed buildings. 25 million - for the reconstruction of the high -rise building on Sobornoe Avenue, 151. The house is a monument of architecture.</text:p>
      <text:p text:style-name="P4">
<text:span text:style-name="T4">
 Read also: </text:span>
 <text:a xlink:type="simple" xlink:href="https://www.ukrinform.ua/rubric-regions/3711527-u-selisi-nepodalik-zaporizza-zalisilosa-mense-tisaci-meskanciv.html" text:style-name="Internet_20_link" text:visited-style-name="Visited_20_Internet_20_Link">
<text:span text:style-name="T4">
 constipation </text:span>
</text:a>
In general, since the beginning of the war, Russian missiles have partially destroyed in Zaporozhye 11 many floors.</text:p>
      <text:p text:style-name="P4">
Earlier it was reported that the house on Soborny Avenue in Zaporozhye was arranged on October 6, 2022. On the same day, there was another multi -storey house nearby. A total of 20 people were killed, 14 more - they got arose.</text:p>
      <text:p text:style-name="P4">
_Foto: Anatoly Kurteva Telegram</text:p>
      <text:p text:style-name="P4">
News Source: <text:a xlink:type="simple" xlink:href="https://www.ukrinform.ua/rubric-vidbudova/3711556-u-centri-zaporizza-vidnovlat-zrujnovanij-vnaslidok-raketnogo-udaru-budinok.html" text:style-name="Internet_20_link" text:visited-style-name="Visited_20_Internet_20_Link">
https://www.ukrinform.ua/rubric-vidbudova/3711556-u-centri-zaporizza-vidnovlat-zrujnovanij-vnaslidok-raketnogo-udaru-budinok.html</text:a>
</text:p>
      <!--NEWS-->
      <text:h text:style-name="P10" text:outline-level="1">
<text:span text:style-name="T4">
In Kharkiv region made a car to mine</text:span>
</text:h>
      <text:p text:style-name="P4">
Authors: Ukrinform (Person)</text:p>
      <text:p text:style-name="P4">
Publisher: Укринформ (Organization)</text:p>
      <text:p text:style-name="P4">
Published Time: 2023-05-19T18:55:17+03:00</text:p>
      <text:p text:style-name="P4">
Modified Time: 2023-05-19T18:55:17+03:00</text:p>
      <text:p text:style-name="P4">
Description: Specialists of Kharkiv region have produced a mine for mine, which was already launched in the Balakli community of Izyum district. - Ukrinform.</text:p>
      <text:p text:style-name="P4">
Images: ["<text:a xlink:type="simple" xlink:href="https://static.ukrinform.com/photos/2023_05/thumb_files/630_360_1684511286-292.jpeg" text:style-name="Internet_20_link" text:visited-style-name="Visited_20_Internet_20_Link">
630_360_16845...</text:a>
", "<text:a xlink:type="simple" xlink:href="https://static.ukrinform.com/photos/2023_05/1684511285-515.jpeg" text:style-name="Internet_20_link" text:visited-style-name="Visited_20_Internet_20_Link">
1684511285-51...</text:a>
", "<text:a xlink:type="simple" xlink:href="https://static.ukrinform.com/photos/2023_05/1684511285-283.jpeg" text:style-name="Internet_20_link" text:visited-style-name="Visited_20_Internet_20_Link">
1684511285-28...</text:a>
", "<text:a xlink:type="simple" xlink:href="https://static.ukrinform.com/photos/2023_05/1684511286-257.jpeg" text:style-name="Internet_20_link" text:visited-style-name="Visited_20_Internet_20_Link">
1684511286-25...</text:a>
"]</text:p>
      <text:p text:style-name="P4">
Tags: ['Міна', 'Розмінування', 'Харківщина', 'Війна з Росією']</text:p>
      <text:p text:style-name="P4">
Type: Article</text:p>
      <!--METADATA-->
      <text:p text:style-name="P4">
<draw:frame draw:style-name="fr1" draw:name="Image183" text:anchor-type="as-char" svg:width="6.9236in" svg:height="3.956343in" draw:z-index="0">
<draw:image xlink:href="../Images/yкринформ/2023-05-19T18-55-17-03-00/630_360_1684511286-292.jpeg" xlink:type="simple" xlink:show="embed" xlink:actuate="onLoad" draw:mime-type="image/jpeg"/>
</draw:frame>
Specialists of Kharkiv region have manufactured a mine for mine, which was already launched in the Balakli community of Izyum district.</text:p>
      <text:p text:style-name="P4">
This was reported in <text:a xlink:type="simple" xlink:href="https://t.me/synegubov/6234" text:style-name="Internet_20_link" text:visited-style-name="Visited_20_Internet_20_Link">
</text:a>
Head of Kharkiv Ovaologov Sinegubov, reports Ukrinform.</text:p>
      <text:p text:style-name="P4">
"We work in the Balakli community of the Izium district, where we launched the work for miners made by specialists of Kharkiv region," - informed Synigubov.</text:p>
      <text:p text:style-name="P4">
<draw:frame draw:style-name="fr1" draw:name="Image184" text:anchor-type="as-char" svg:width="6.9236in" svg:height="4.615733in" draw:z-index="0">
<draw:image xlink:href="../Images/yкринформ/2023-05-19T18-55-17-03-00/1684511285-515.jpeg" xlink:type="simple" xlink:show="embed" xlink:actuate="onLoad" draw:mime-type="image/jpeg"/>
</draw:frame>
</text:p>
      <text:p text:style-name="P4">
<draw:frame draw:style-name="fr1" draw:name="Image185" text:anchor-type="as-char" svg:width="6.9236in" svg:height="4.615733in" draw:z-index="0">
<draw:image xlink:href="../Images/yкринформ/2023-05-19T18-55-17-03-00/1684511285-283.jpeg" xlink:type="simple" xlink:show="embed" xlink:actuate="onLoad" draw:mime-type="image/jpeg"/>
</draw:frame>
The chief of Ova noted that the Balakli community is very clogged with hostile mines, so demining is one of the priority tasks.</text:p>
      <text:p text:style-name="P4">
<draw:frame draw:style-name="fr1" draw:name="Image186" text:anchor-type="as-char" svg:width="6.9236in" svg:height="4.615733in" draw:z-index="0">
<draw:image xlink:href="../Images/yкринформ/2023-05-19T18-55-17-03-00/1684511286-257.jpeg" xlink:type="simple" xlink:show="embed" xlink:actuate="onLoad" draw:mime-type="image/jpeg"/>
</draw:frame>
He added that several enterprises of the region together with OVA, SES, volunteers of Taginal organizations created such a machine to help pyrotechnics.</text:p>
      <text:p text:style-name="P4">
"While this machine is in a single copy, but it already shows high efficiency. It has a pressure principle of action and is capable of neutralizing anti -tank and prototypical mines, as well as" stretching "," Synigubov said.</text:p>
      <text:p text:style-name="P4">
As  <text:a xlink:type="simple" xlink:href="https://www.ukrinform.ua/rubric-regions/3655951-na-vinniccini-rozrobili-pristrij-dla-rozminuvanna-poliv-montuetsa-na-silgosptehniku.html" text:style-name="Internet_20_link" text:visited-style-name="Visited_20_Internet_20_Link">
 </text:a>
Ukrinform, in Vinnytsia region developed a device for detecting mines in the fields, which is mounted on ordinary agricultural machinery.</text:p>
      <text:p text:style-name="P4">
_Foto: Oleg Sinegubova Telegram</text:p>
      <text:p text:style-name="P4">
News Source: <text:a xlink:type="simple" xlink:href="https://www.ukrinform.ua/rubric-regions/3711557-na-harkivsini-vigotovili-masinu-dla-rozminuvanna.html" text:style-name="Internet_20_link" text:visited-style-name="Visited_20_Internet_20_Link">
https://www.ukrinform.ua/rubric-regions/3711557-na-harkivsini-vigotovili-masinu-dla-rozminuvanna.html</text:a>
</text:p>
      <!--NEWS-->
      <text:h text:style-name="P10" text:outline-level="1">
<text:span text:style-name="T4">
Hockey World Championship: Finland defeated Hungary, Latvia overcame Slovenia</text:span>
</text:h>
      <text:p text:style-name="P4">
Authors: Ukrinform (Person)</text:p>
      <text:p text:style-name="P4">
Publisher: Укринформ (Organization)</text:p>
      <text:p text:style-name="P4">
Published Time: 2023-05-19T18:56:45+03:00</text:p>
      <text:p text:style-name="P4">
Modified Time: 2023-05-19T18:56:45+03:00</text:p>
      <text:p text:style-name="P4">
Description: At the 2023 World Cup in Tampere (Finland) and Riga (Latvia), the fifth circles of the draw began. - Ukrinform.</text:p>
      <text:p text:style-name="P4">
Images: ["<text:a xlink:type="simple" xlink:href="https://static.ukrinform.com/photos/2023_05/thumb_files/630_360_1684511782-733.jpg" text:style-name="Internet_20_link" text:visited-style-name="Visited_20_Internet_20_Link">
630_360_16845...</text:a>
"]</text:p>
      <text:p text:style-name="P4">
Tags: ['Футбол', "Прем'єр-ліга", 'Верес', 'Шахтар']</text:p>
      <text:p text:style-name="P4">
Type: Article</text:p>
      <!--METADATA-->
      <text:p text:style-name="P4">
<draw:frame draw:style-name="fr1" draw:name="Image187" text:anchor-type="as-char" svg:width="6.9236in" svg:height="3.956343in" draw:z-index="0">
<draw:image xlink:href="../Images/yкринформ/2023-05-19T18-56-45-03-00/630_360_1684511782-733.jpg" xlink:type="simple" xlink:show="embed" xlink:actuate="onLoad" draw:mime-type="image/jpeg"/>
</draw:frame>
The World-2023 World Warmake(Finland)and Riga(Latvia)The fifth circles of the draw began.</text:p>
      <text:p text:style-name="P4">
Finland's national team confidently beat the Hungarian team - 7: 1(1:0, 1:1, 5:0), reports Ukrinform.</text:p>
      <text:p text:style-name="P4">
In another match Friday, Latvia took a mountain over Slovenia - 3: 2(1:0, 2:2, 0:0).</text:p>
      <text:p text:style-name="P4">
Сьогодні також зіграють Австрія - Німеччина, Казахстан - Словаччина.</text:p>
      <text:p text:style-name="P4">
П'ятий тур 20 травня завершать матчі США - Данія, Швеція - Франція, Канада -Швейцарія, Норвегія - Чехія.</text:p>
      <text:p text:style-name="P4">
<text:span text:style-name="T5">
Турнірне становище:</text:span>
</text:p>
      <text:p text:style-name="P4">
група А: США - 12 очок (After 4 games), Sweden - 11(4), Finland - 10(5). Denmark - 8(4), France - 4(4), Hungary - 2(5), Austria - 1(4), Germany -0(3);</text:p>
      <text:p text:style-name="P4">
Group B: Switzerland - 12 points(After 4 games), Canada - 11(4), Czech Republic - 10(4). Latvia - 8(5), Slovakia - 4(4), Norway - 4(4), Kazakhstan - 2(4), Slovenia - 0(5).</text:p>
      <text:p text:style-name="P4">
Чемпіонат світу з хокею триватиме до 28 травня.</text:p>
      <text:p text:style-name="P4">
Фото: globallookpress.com.</text:p>
      <text:p text:style-name="P4">
News Source: <text:a xlink:type="simple" xlink:href="https://www.ukrinform.ua/rubric-sports/3711558-cempionat-svitu-z-hokeu-finlandia-rozgromila-ugorsinu-latvia-peregrala-sloveniu.html" text:style-name="Internet_20_link" text:visited-style-name="Visited_20_Internet_20_Link">
https://www.ukrinform.ua/rubric-sports/3711558-cempionat-svitu-z-hokeu-finlandia-rozgromila-ugorsinu-latvia-peregrala-sloveniu.html</text:a>
</text:p>
      <!--NEWS-->
      <text:h text:style-name="P10" text:outline-level="1">
<text:span text:style-name="T4">
Hockey World Championship: Finland defeated Hungary, Latvia overcame Slovenia</text:span>
</text:h>
      <text:p text:style-name="P4">
Authors: Ukrinform (Person)</text:p>
      <text:p text:style-name="P4">
Publisher: Укринформ (Organization)</text:p>
      <text:p text:style-name="P4">
Published Time: 2023-05-19T18:56:45+03:00</text:p>
      <text:p text:style-name="P4">
Modified Time: 2023-05-19T18:56:45+03:00</text:p>
      <text:p text:style-name="P4">
Description: At the 2023 World Cup in Tampere (Finland) and Riga (Latvia), the fifth circles of the draw began. - Ukrinform.</text:p>
      <text:p text:style-name="P4">
Images: ["<text:a xlink:type="simple" xlink:href="https://static.ukrinform.com/photos/2023_05/thumb_files/630_360_1684511782-733.jpg" text:style-name="Internet_20_link" text:visited-style-name="Visited_20_Internet_20_Link">
630_360_16845...</text:a>
"]</text:p>
      <text:p text:style-name="P4">
Tags: ['Футбол', "Прем'єр-ліга", 'Верес', 'Шахтар']</text:p>
      <text:p text:style-name="P4">
Type: Article</text:p>
      <!--METADATA-->
      <text:p text:style-name="P4">
<draw:frame draw:style-name="fr1" draw:name="Image188" text:anchor-type="as-char" svg:width="6.9236in" svg:height="3.956343in" draw:z-index="0">
<draw:image xlink:href="../Images/yкринформ/2023-05-19T18-56-45-03-00/630_360_1684511782-733.jpg" xlink:type="simple" xlink:show="embed" xlink:actuate="onLoad" draw:mime-type="image/jpeg"/>
</draw:frame>
The World-2023 World Warmake(Finland)and Riga(Latvia)The fifth circles of the draw began.</text:p>
      <text:p text:style-name="P4">
Finland's national team confidently beat the Hungarian team - 7: 1(1:0, 1:1, 5:0), reports Ukrinform.</text:p>
      <text:p text:style-name="P4">
In another match Friday, Latvia took a mountain over Slovenia - 3: 2(1:0, 2:2, 0:0).</text:p>
      <text:p text:style-name="P4">
Сьогодні також зіграють Австрія - Німеччина, Казахстан - Словаччина.</text:p>
      <text:p text:style-name="P4">
П'ятий тур 20 травня завершать матчі США - Данія, Швеція - Франція, Канада -Швейцарія, Норвегія - Чехія.</text:p>
      <text:p text:style-name="P4">
<text:span text:style-name="T5">
Турнірне становище:</text:span>
</text:p>
      <text:p text:style-name="P4">
група А: США - 12 очок (After 4 games), Sweden - 11(4), Finland - 10(5). Denmark - 8(4), France - 4(4), Hungary - 2(5), Austria - 1(4), Germany -0(3);</text:p>
      <text:p text:style-name="P4">
Group B: Switzerland - 12 points(After 4 games), Canada - 11(4), Czech Republic - 10(4). Latvia - 8(5), Slovakia - 4(4), Norway - 4(4), Kazakhstan - 2(4), Slovenia - 0(5).</text:p>
      <text:p text:style-name="P4">
Чемпіонат світу з хокею триватиме до 28 травня.</text:p>
      <text:p text:style-name="P4">
Фото: globallookpress.com.</text:p>
      <text:p text:style-name="P4">
News Source: <text:a xlink:type="simple" xlink:href="https://www.ukrinform.ua/rubric-sports/3711558-cempionat-svitu-z-hokeu-finlandia-rozgromila-ugorsinu-latvia-peregrala-sloveniu.html" text:style-name="Internet_20_link" text:visited-style-name="Visited_20_Internet_20_Link">
https://www.ukrinform.ua/rubric-sports/3711558-cempionat-svitu-z-hokeu-finlandia-rozgromila-ugorsinu-latvia-peregrala-sloveniu.html</text:a>
</text:p>
      <!--NEWS-->
      <text:h text:style-name="P10" text:outline-level="1">
<text:span text:style-name="T4">
The formula of peace and interaction in the humanitarian sphere: Zelensky met with Prime Minister Iraq</text:span>
</text:h>
      <text:p text:style-name="P4">
Authors: Ukrinform (Person)</text:p>
      <text:p text:style-name="P4">
Publisher: Укринформ (Organization)</text:p>
      <text:p text:style-name="P4">
Published Time: 2023-05-19T19:03:00+03:00</text:p>
      <text:p text:style-name="P4">
Modified Time: 2023-05-19T19:03:00+03:00</text:p>
      <text:p text:style-name="P4">
Description: President Volodymyr Zelensky discussed with Prime Minister Iraq Muhammad Shia Sabbar AS-Sudani possible ways of participation of Iraq in the implementation of the Ukrainian formula of peace. - Ukrinform.</text:p>
      <text:p text:style-name="P4">
Images: ["<text:a xlink:type="simple" xlink:href="https://static.ukrinform.com/photos/2023_05/thumb_files/630_360_1684512092-568.jpeg" text:style-name="Internet_20_link" text:visited-style-name="Visited_20_Internet_20_Link">
630_360_16845...</text:a>
"]</text:p>
      <text:p text:style-name="P4">
Tags: ['Ірак', 'Зеленський', 'Війна з Росією', 'Формула миру']</text:p>
      <text:p text:style-name="P4">
Type: Article</text:p>
      <!--METADATA-->
      <text:p text:style-name="P4">
<draw:frame draw:style-name="fr1" draw:name="Image189" text:anchor-type="as-char" svg:width="6.9236in" svg:height="3.956343in" draw:z-index="0">
<draw:image xlink:href="../Images/yкринформ/2023-05-19T19-03-00-03-00/630_360_1684512092-568.jpeg" xlink:type="simple" xlink:show="embed" xlink:actuate="onLoad" draw:mime-type="image/jpeg"/>
</draw:frame>
The Presidential Lordir Zelensky discussed with Prime Minister Iraq Muhammed Schiasabbar As-Sudani possible ways of participating in Iraq in the implementation of Ukrainian formula.</text:p>
      <text:p text:style-name="P4">
Zelensky reported this in <text:a xlink:type="simple" xlink:href="https://t.me/V_Zelenskiy_official/6271" text:style-name="Internet_20_link" text:visited-style-name="Visited_20_Internet_20_Link">
</text:a>
, reports Ukrinform.</text:p>
      <text:p text:style-name="P4">
"During a meeting with Iraq Prime Minister, Muhammad Sabbar AS-SUMMACE, IRACA SACDANSED for the solidarity of Iraq with Ukraine and the Ukrainian people, solidification in support In the implementation of the Ukrainian formulamir, which is a reliable instrument of war, as well as the interaction of the Ugumanitarian sphere, "the President wrote.</text:p>
      <text:p text:style-name="P4">
<text:span text:style-name="T5">
Video: Vladimir Zelensky</text:span>
</text:p>
      <text:p text:style-name="P4">
He thanked <text:a xlink:type="simple" xlink:href="https://www.ukrinform.ua/tag-irak" text:style-name="Internet_20_link" text:visited-style-name="Visited_20_Internet_20_Link">
</text:a>
with the support of Ukraine in international organizations, including resolutions of the UN General Assembly.</text:p>
      <text:p text:style-name="P4">
<text:span text:style-name="T4">
 Read also: </text:span>
 <text:a xlink:type="simple" xlink:href="https://www.ukrinform.ua/rubric-polytics/3711454-zelenskij-zaprosiv-cleniv-ligi-arabskih-derzav-dolucitisa-do-ukrainskoi-formuli-miru.html" text:style-name="Internet_20_link" text:visited-style-name="Visited_20_Internet_20_Link">
<text:span text:style-name="T4">
 formulas </text:span>
 <text:span text:style-name="T4">
 peace </text:span>
</text:a>
In addition, Zelensky invited the Iraq Prime Minister to visit Ukraine with a visit to discuss important areas of interstate cooperation.</text:p>
      <text:p text:style-name="P4">
As it was reported, President Volodymyr Zelenskyy is on May 19 with a visit of Saudi Arabia.</text:p>
      <text:p text:style-name="P4">
He has already spent <text:a xlink:type="simple" xlink:href="https://www.ukrinform.ua/rubric-polytics/3711519-zelenskij-zustrivsa-z-predstavnikami-oae-omanu-ta-kuvejtu.html" text:style-name="Internet_20_link" text:visited-style-name="Visited_20_Internet_20_Link">
</text:a>
<text:span text:style-name="T5">
Foto: op</text:span>
</text:p>
      <text:p text:style-name="P4">
News Source: <text:a xlink:type="simple" xlink:href="https://www.ukrinform.ua/rubric-polytics/3711565-formula-miru-i-vzaemodia-v-gumanitarnij-sferi-zelenskij-zustrivsa-z-premerom-iraku.html" text:style-name="Internet_20_link" text:visited-style-name="Visited_20_Internet_20_Link">
https://www.ukrinform.ua/rubric-polytics/3711565-formula-miru-i-vzaemodia-v-gumanitarnij-sferi-zelenskij-zustrivsa-z-premerom-iraku.html</text:a>
</text:p>
      <!--NEWS-->
      <text:h text:style-name="P10" text:outline-level="1">
<text:span text:style-name="T4">
UPL: Shakhtar beat "Heather" in the 27th round</text:span>
</text:h>
      <text:p text:style-name="P4">
Authors: Ukrinform (Person)</text:p>
      <text:p text:style-name="P4">
Publisher: Укринформ (Organization)</text:p>
      <text:p text:style-name="P4">
Published Time: 2023-05-19T19:05:00+03:00</text:p>
      <text:p text:style-name="P4">
Modified Time: 2023-05-19T19:05:00+03:00</text:p>
      <text:p text:style-name="P4">
Description: Shakhtar Donetsk football players won the 20th win in the Ukrainian Premier League (UPL) team (UPL) of the 20122/23 season. - Ukrinform.</text:p>
      <text:p text:style-name="P4">
Images: ["<text:a xlink:type="simple" xlink:href="https://static.ukrinform.com/photos/2023_05/thumb_files/630_360_1684512414-956.jpg" text:style-name="Internet_20_link" text:visited-style-name="Visited_20_Internet_20_Link">
630_360_16845...</text:a>
"]</text:p>
      <text:p text:style-name="P4">
Tags: ['Еверест', 'Футбол', "Прем'єр-ліга", 'Шахтар']</text:p>
      <text:p text:style-name="P4">
Type: Article</text:p>
      <!--METADATA-->
      <text:p text:style-name="P4">
<draw:frame draw:style-name="fr1" draw:name="Image190" text:anchor-type="as-char" svg:width="6.9236in" svg:height="3.956343in" draw:z-index="0">
<draw:image xlink:href="../Images/yкринформ/2023-05-19T19-05-00-03-00/630_360_1684512414-956.jpg" xlink:type="simple" xlink:show="embed" xlink:actuate="onLoad" draw:mime-type="image/jpeg"/>
</draw:frame>
Shakhtar football player won the 20th victory in the Ukrainian Cup of Ukraine(UPL)season-2022/23.</text:p>
      <text:p text:style-name="P4">
In the duel in the 27th round, the Miners beat the Rivne "Heather" - 2: 1 and the first step of the standings and the first step, Ukrinform reports.</text:p>
      <text:p text:style-name="P4">
Alexander Zubkov was opened in the 35th minute. The Parity of Vladislav Sharai renewed the parity(74). А преможну крапку поставив захисник «Шахтаря»Микола Матвієнко (83).</text:p>
      <text:p text:style-name="P4">
На 47-й хвилині пенальті не реалізував нападник донеччан Данило Сікан.</text:p>
      <text:p text:style-name="P4">
У суботу, 20 травня, зіграють одеський «Чорноморець» та закарпатський «Минай»(13.00), Lugansk "Zorya" and "Ingulets" from Petrov(14.00), Alexandria of Takiiv Dynamo(15.00).</text:p>
      <text:p text:style-name="P4">
У неділю, 21 травня, зійдуться харківські «Металіст 1925» та «Металіст»(15.00), Lviv "Movement" and "Lviv"(17.00).</text:p>
      <text:p text:style-name="P4">
<text:span text:style-name="T5">
Результати попередніх поєдинків туру:</text:span>
</text:p>
      <text:p text:style-name="P4">
«Дніпро-1» - «Колос» (Kovalivka)- 2: 1.</text:p>
      <text:p text:style-name="P4">
Vorskla(Poltava)- “Kryvbas”(Kryvyi Rih)- 1: 0.</text:p>
      <text:p text:style-name="P4">
<text:span text:style-name="T4">
 Read also: </text:span>
 <text:a xlink:type="simple" xlink:href="https://www.ukrinform.ua/rubric-sports/3711128-katerina-monzul-rozsudit-harkivske-derbi-u-27mu-turi-upl.html" text:style-name="Internet_20_link" text:visited-style-name="Visited_20_Internet_20_Link">
</text:a>
Shakhtar is the leader in the UPL standings - 66 points(After 27 games)then -Dnipro -1 -64(27), Zorya - 58(26), «Dynamo» - 50(26), Alexandria - 42(26), Vorskla - 36(27), "Kryvbas" - 35(27), "Kolos" - 33(27)...</text:p>
      <text:p text:style-name="P4">
Фото: ФК «Шахтар».</text:p>
      <text:p text:style-name="P4">
News Source: <text:a xlink:type="simple" xlink:href="https://www.ukrinform.ua/rubric-sports/3711562-upl-sahtar-peregrav-veres-u-27mu-turi.html" text:style-name="Internet_20_link" text:visited-style-name="Visited_20_Internet_20_Link">
https://www.ukrinform.ua/rubric-sports/3711562-upl-sahtar-peregrav-veres-u-27mu-turi.html</text:a>
</text:p>
      <!--NEWS-->
      <text:h text:style-name="P10" text:outline-level="1">
<text:span text:style-name="T4">
UPL: Shakhtar beat "Heather" in the 27th round</text:span>
</text:h>
      <text:p text:style-name="P4">
Authors: Ukrinform (Person)</text:p>
      <text:p text:style-name="P4">
Publisher: Укринформ (Organization)</text:p>
      <text:p text:style-name="P4">
Published Time: 2023-05-19T19:05:00+03:00</text:p>
      <text:p text:style-name="P4">
Modified Time: 2023-05-19T19:05:00+03:00</text:p>
      <text:p text:style-name="P4">
Description: Shakhtar Donetsk football players won the 20th win in the Ukrainian Premier League (UPL) team (UPL) of the 20122/23 season. - Ukrinform.</text:p>
      <text:p text:style-name="P4">
Images: ["<text:a xlink:type="simple" xlink:href="https://static.ukrinform.com/photos/2023_05/thumb_files/630_360_1684512414-956.jpg" text:style-name="Internet_20_link" text:visited-style-name="Visited_20_Internet_20_Link">
630_360_16845...</text:a>
"]</text:p>
      <text:p text:style-name="P4">
Tags: ['Еверест', 'Футбол', "Прем'єр-ліга", 'Шахтар']</text:p>
      <text:p text:style-name="P4">
Type: Article</text:p>
      <!--METADATA-->
      <text:p text:style-name="P4">
<draw:frame draw:style-name="fr1" draw:name="Image191" text:anchor-type="as-char" svg:width="6.9236in" svg:height="3.956343in" draw:z-index="0">
<draw:image xlink:href="../Images/yкринформ/2023-05-19T19-05-00-03-00/630_360_1684512414-956.jpg" xlink:type="simple" xlink:show="embed" xlink:actuate="onLoad" draw:mime-type="image/jpeg"/>
</draw:frame>
Shakhtar football player won the 20th victory in the Ukrainian Cup of Ukraine(UPL)season-2022/23.</text:p>
      <text:p text:style-name="P4">
In the duel in the 27th round, the Miners beat the Rivne "Heather" - 2: 1 and the first step of the standings and the first step, Ukrinform reports.</text:p>
      <text:p text:style-name="P4">
Alexander Zubkov was opened in the 35th minute. The Parity of Vladislav Sharai renewed the parity(74). А преможну крапку поставив захисник «Шахтаря»Микола Матвієнко (83).</text:p>
      <text:p text:style-name="P4">
На 47-й хвилині пенальті не реалізував нападник донеччан Данило Сікан.</text:p>
      <text:p text:style-name="P4">
У суботу, 20 травня, зіграють одеський «Чорноморець» та закарпатський «Минай»(13.00), Lugansk "Zorya" and "Ingulets" from Petrov(14.00), Alexandria of Takiiv Dynamo(15.00).</text:p>
      <text:p text:style-name="P4">
У неділю, 21 травня, зійдуться харківські «Металіст 1925» та «Металіст»(15.00), Lviv "Movement" and "Lviv"(17.00).</text:p>
      <text:p text:style-name="P4">
<text:span text:style-name="T5">
Результати попередніх поєдинків туру:</text:span>
</text:p>
      <text:p text:style-name="P4">
«Дніпро-1» - «Колос» (Kovalivka)- 2: 1.</text:p>
      <text:p text:style-name="P4">
Vorskla(Poltava)- “Kryvbas”(Kryvyi Rih)- 1: 0.</text:p>
      <text:p text:style-name="P4">
<text:span text:style-name="T4">
 Read also: </text:span>
 <text:a xlink:type="simple" xlink:href="https://www.ukrinform.ua/rubric-sports/3711128-katerina-monzul-rozsudit-harkivske-derbi-u-27mu-turi-upl.html" text:style-name="Internet_20_link" text:visited-style-name="Visited_20_Internet_20_Link">
</text:a>
Shakhtar is the leader in the UPL standings - 66 points(After 27 games)then -Dnipro -1 -64(27), Zorya - 58(26), «Dynamo» - 50(26), Alexandria - 42(26), Vorskla - 36(27), "Kryvbas" - 35(27), "Kolos" - 33(27)...</text:p>
      <text:p text:style-name="P4">
Фото: ФК «Шахтар».</text:p>
      <text:p text:style-name="P4">
News Source: <text:a xlink:type="simple" xlink:href="https://www.ukrinform.ua/rubric-sports/3711562-upl-sahtar-peregrav-veres-u-27mu-turi.html" text:style-name="Internet_20_link" text:visited-style-name="Visited_20_Internet_20_Link">
https://www.ukrinform.ua/rubric-sports/3711562-upl-sahtar-peregrav-veres-u-27mu-turi.html</text:a>
</text:p>
      <!--NEWS-->
      <text:h text:style-name="P10" text:outline-level="1">
<text:span text:style-name="T4">
Nadiya Kichenok will play in the WTA 125 paired tournament in Paris</text:span>
</text:h>
      <text:p text:style-name="P4">
Authors: Ukrinform (Person)</text:p>
      <text:p text:style-name="P4">
Publisher: Укринформ (Organization)</text:p>
      <text:p text:style-name="P4">
Published Time: 2023-05-19T19:09:16+03:00</text:p>
      <text:p text:style-name="P4">
Modified Time: 2023-05-19T19:09:16+03:00</text:p>
      <text:p text:style-name="P4">
Description: The Ukrainian plays in a duet with American Alisha Parks. - Ukrinform.</text:p>
      <text:p text:style-name="P4">
Images: ["<text:a xlink:type="simple" xlink:href="https://static.ukrinform.com/photos/2023_05/thumb_files/630_360_1684512496-391.jpg" text:style-name="Internet_20_link" text:visited-style-name="Visited_20_Internet_20_Link">
630_360_16845...</text:a>
"]</text:p>
      <text:p text:style-name="P4">
Tags: ['Теніс']</text:p>
      <text:p text:style-name="P4">
Type: Article</text:p>
      <!--METADATA-->
      <text:p text:style-name="P4">
<draw:frame draw:style-name="fr1" draw:name="Image192" text:anchor-type="as-char" svg:width="6.9236in" svg:height="3.956343in" draw:z-index="0">
<draw:image xlink:href="../Images/yкринформ/2023-05-19T19-09-16-03-00/630_360_1684512496-391.jpg" xlink:type="simple" xlink:show="embed" xlink:actuate="onLoad" draw:mime-type="image/jpeg"/>
</draw:frame>
Ukrainian is in a duet with American Alisha Parks.</text:p>
      <text:p text:style-name="P4">
Nadiya Kichenok and Alisha Parks defeated Olivia Nicholls and Alicitia Rosolsk B1/2 finals at the WTA 125 tournament in Paris - 3: 6, 7: 6(4), 12-10, reports Ukrinform.</text:p>
      <text:p text:style-name="P4">
Tennis players played four mattballs, three of which are on a decisive tai breeze.</text:p>
      <text:p text:style-name="P4">
In the finale, Kichenok and Parks will play against Anna Danilina and Vera Zvonaryova.</text:p>
      <text:p text:style-name="P4">
<text:span text:style-name="T4">
 Read also: </text:span>
 <text:a xlink:type="simple" xlink:href="https://www.ukrinform.ua/rubric-sports/3711384-dara-snigur-vijsla-do-pivfinalu-turniru-u-francii.html" text:style-name="Internet_20_link" text:visited-style-name="Visited_20_Internet_20_Link">
<text:span text:style-name="T4">
 SNIGUR </text:span>
</text:a>
According to Ukrinform, Darya Snigur will play in the semifinals of the ITF Worldtennis Tour competition in the French city of St.</text:p>
      <text:p text:style-name="P4">
Photo: btu.org.ua</text:p>
      <text:p text:style-name="P4">
News Source: <text:a xlink:type="simple" xlink:href="https://www.ukrinform.ua/rubric-sports/3711564-nadia-kicenok-zigrae-u-finali-parnogo-turniru-wta-125-u-parizi.html" text:style-name="Internet_20_link" text:visited-style-name="Visited_20_Internet_20_Link">
https://www.ukrinform.ua/rubric-sports/3711564-nadia-kicenok-zigrae-u-finali-parnogo-turniru-wta-125-u-parizi.html</text:a>
</text:p>
      <!--NEWS-->
      <text:h text:style-name="P10" text:outline-level="1">
<text:span text:style-name="T4">
Russians concentrated attacks in four directions - 70 clashes per day</text:span>
</text:h>
      <text:p text:style-name="P4">
Authors: Ukrinform (Person)</text:p>
      <text:p text:style-name="P4">
Publisher: Укринформ (Organization)</text:p>
      <text:p text:style-name="P4">
Published Time: 2023-05-19T19:12:00+03:00</text:p>
      <text:p text:style-name="P4">
Modified Time: 2023-05-19T19:12:00+03:00</text:p>
      <text:p text:style-name="P4">
Description: The enemy continues to focus on the main efforts on the Lyman, Bakhmut, Avdiiv and Mariinsky directions. There were 70 combat clashes in these areas of the front. - Ukrinform.</text:p>
      <text:p text:style-name="P4">
Images: ["<text:a xlink:type="simple" xlink:href="https://static.ukrinform.com/photos/2023_05/thumb_files/630_360_1684512621-299.jpg" text:style-name="Internet_20_link" text:visited-style-name="Visited_20_Internet_20_Link">
630_360_16845...</text:a>
"]</text:p>
      <text:p text:style-name="P4">
Tags: ['Генштаб', 'ЗСУ', 'Війна з Росією']</text:p>
      <text:p text:style-name="P4">
Type: Article</text:p>
      <!--METADATA-->
      <text:p text:style-name="P4">
<draw:frame draw:style-name="fr1" draw:name="Image193" text:anchor-type="as-char" svg:width="6.9236in" svg:height="3.956343in" draw:z-index="0">
<draw:image xlink:href="../Images/yкринформ/2023-05-19T19-12-00-03-00/630_360_1684512621-299.jpg" xlink:type="simple" xlink:show="embed" xlink:actuate="onLoad" draw:mime-type="image/jpeg"/>
</draw:frame>
The opponent predicts the main efforts on the Liman, Bakhmut, Avdiiv and Mariinsky directions. In these areas of the front, 70 combat clashes were reached during the fronce.</text:p>
      <text:p text:style-name="P4">
This is stated in <text:a xlink:type="simple" xlink:href="https://www.facebook.com/GeneralStaff.ua/posts/pfbid0YQznhqzyg69EAbcTMPonoUx8dcoHedM7QA6TPxGjXk5UGVaNtaant44R6nr17o1Gl" text:style-name="Internet_20_link" text:visited-style-name="Visited_20_Internet_20_Link">
</text:a>
The General Staff of the Armed Forces, Ukrinform reports.</text:p>
      <text:p text:style-name="P4">
"The enemy continues to focus on the Bakhmut, Avdiivsky and Marinsky directions. There were 70 combat jams in these areas of the front.</text:p>
      <text:p text:style-name="P4">
According to the General Staff, the enemy struck in Ukraine 6 rocket strokes of 51 aircraft fire: "During this day, the enemy caused 6 -row and 51 aviation strikes, carried out more Dnipropetrovsk region, settlements in the Zaporizhzhia region and Beryslav in Kherson region are killed civilians, destroyed residential private homes and other civilian infrastructure. "</text:p>
      <text:p text:style-name="P4">
The General Staff notes that the probability of missile and aviation tasks all over Ukraine remains high.</text:p>
      <text:p text:style-name="P4">
On <text:span text:style-name="T4">
 Volynskyi </text:span>
 and <text:span text:style-name="T4">
 Polissya directions </text:span>
 Operational situation of non -significant changes, signs of formation of offensive groups of the enemy were not detected.</text:p>
      <text:p text:style-name="P4">
On <text:span text:style-name="T4">
 Siverskyi </text:span>
 and <text:span text:style-name="T4">
 Slobozhansky directions </text:span>
 the enemy struck aircraft in the areas of settlements Volfine, Slavgorod, Pletenivka of Sumy region. During this era he made mortar and artillery shelter of seizures of Bleshny Chernihiv region and Malushin in Sumy region, as well asuda, Hatyshche, Pletenivka, Posklyane, Budarki, Zemlyanka and Poplar in Kharkiv region.</text:p>
      <text:p text:style-name="P4">
In the <text:span text:style-name="T4">
 Kupyansk direction </text:span>
 the enemy was unsuccessful offensive actions in the area of the Luhansk region. He caused aviation strikes near Grigorivka, Vilshano and Kislivka of Kharkiv region. The enemy artillery and mortars were suffered by Figolivka, Novomlinsk, two -year, Western, Masutivka, Lyman First, Kislivka, Kotlyarivka, Tabaivka, Berestovo Kharkiv Region and Stelmakhivka of Luhansk Region.On <text:span text:style-name="T4">
 Bakhmut direction </text:span>
 the enemy continues to take offensive actions. Weighted battles are ongoing in Bakhmut. The enemy also led unsuccessful offensive actions by the Unapryamka of the settlements of Ivanovo and the White Gora.</text:p>
      <text:p text:style-name="P4">
<text:span text:style-name="T4">
 Read also: </text:span>
 <text:a xlink:type="simple" xlink:href="https://www.ukrinform.ua/rubric-ato/3711550-vorog-namagavsa-sturmuvati-opornij-punkt-prikordonnikiv-u-bahmuti-ale-vidijsov-iz-vtratami.html" text:style-name="Internet_20_link" text:visited-style-name="Visited_20_Internet_20_Link">
<text:span text:style-name="T4">
 Bakhmuti </text:span>
</text:a>
The invaders have inflicted aviation blows in the areas of the settlements Orikhovo-Vasylivka, Bakhmut, Ivanivske, Stupochka and White Mountain. Vasyukivka, Orikhovo-Vasylivka, Grigorivka, Bogdanivka, Bakhmut, Ivanivske, Yar, Predictine, White Gora, Diliyivka, Friendship and the North Nonnets region, were distracted by the enemy shelling.</text:p>
      <text:p text:style-name="P4">
In the <text:span text:style-name="T4">
 Avdeevsky direction </text:span>
 the enemy conducted offensive actions in the directionunovokalin, Stepov, Avdiivka and Pervomaisky, had no success. Over the day, he struck the air strike in the Avdiivka area. He made artillery shelling of Novokalinov, Berdychiv, Avdiivka, Tonny, Pervomaisky, Karlovka and Nevelsky Donetsk region.</text:p>
      <text:p text:style-name="P4">
In the <text:span text:style-name="T4">
 Marinsky direction </text:span>
 Defense units reflected numerous attacks in the area of Marinka. The shelling was suffered by Krasnogorivka, St. George, Marinka, Kurakhovo and Katerynivka of Donetsk region.</text:p>
      <text:p text:style-name="P4">
In the <text:span text:style-name="T4">
 Shakhtar direction </text:span>
 during the day the enemy led unsuccessful offensive in the area of Novomikhailivka. He has struck in the areas of the village of carbon, Blessed and Golden Niva. He was fired at the inhabited donations of Novomikhailivka, Kalledar, Bogoyavlenka, Maksimivka, Golden Niva Tavetik Novosilka.</text:p>
      <text:p text:style-name="P4">
On <text:span text:style-name="T4">
 Zaporizhzhya </text:span>
 and <text:span text:style-name="T4">
 Kherson directions </text:span>
 the enemy continues the Varioron actions. He struck the Kizomis settlement. Made <text:a xlink:type="simple" xlink:href="https://www.ukrinform.ua/tag-obstril" text:style-name="Internet_20_link" text:visited-style-name="Visited_20_Internet_20_Link">
</text:a>
settlements. Among them are Gulyapole, Novodanilovka, Mali Shcherbaki, Steppe, Kamianske and Slivnizpozhya region; as well as the gold beam, Berislav, Stepanivka and the city.</text:p>
      <text:p text:style-name="P4">
As reported by Ukrinform, <text:a xlink:type="simple" xlink:href="https://www.ukrinform.ua/rubric-ato/3711420-cerevatij-pro-bahmut-zsu-perehopluut-iniciativu-i-namagautsa-kontratakuvati.html" text:style-name="Internet_20_link" text:visited-style-name="Visited_20_Internet_20_Link">
</text:a>
, however, the forces of defense in a day were able to move to different squares up to 500 meters and hold the southwestern part of the city.</text:p>
      <text:p text:style-name="P4">
<text:span text:style-name="T5">
Foto: General Staff of the Armed Forces</text:span>
</text:p>
      <text:p text:style-name="P4">
News Source: <text:a xlink:type="simple" xlink:href="https://www.ukrinform.ua/rubric-ato/3711566-vorog-zoserediv-ataki-na-cotiroh-napramkah-70-zitknen-za-dobu.html" text:style-name="Internet_20_link" text:visited-style-name="Visited_20_Internet_20_Link">
https://www.ukrinform.ua/rubric-ato/3711566-vorog-zoserediv-ataki-na-cotiroh-napramkah-70-zitknen-za-dobu.html</text:a>
</text:p>
      <!--NEWS-->
      <text:h text:style-name="P10" text:outline-level="1">
<text:span text:style-name="T4">
SpaceX launched 22 satellites of Starlink next generation</text:span>
</text:h>
      <text:p text:style-name="P4">
Authors: Ukrinform (Person)</text:p>
      <text:p text:style-name="P4">
Publisher: Укринформ (Organization)</text:p>
      <text:p text:style-name="P4">
Published Time: 2023-05-19T19:13:00+03:00</text:p>
      <text:p text:style-name="P4">
Modified Time: 2023-05-19T19:13:00+03:00</text:p>
      <text:p text:style-name="P4">
Description: SpaceX launched 22 of its wide -band satellites on Friday on Friday V2 Mini Starlink and put a return rocket in the sea. - Ukrinform.</text:p>
      <text:p text:style-name="P4">
Images: ["<text:a xlink:type="simple" xlink:href="https://static.ukrinform.com/photos/2023_05/thumb_files/630_360_1684512969-707.jpeg" text:style-name="Internet_20_link" text:visited-style-name="Visited_20_Internet_20_Link">
630_360_16845...</text:a>
"]</text:p>
      <text:p text:style-name="P4">
Tags: ['Космос', 'SpaceX', 'Супутник', 'Технології']</text:p>
      <text:p text:style-name="P4">
Type: Article</text:p>
      <!--METADATA-->
      <text:p text:style-name="P4">
<draw:frame draw:style-name="fr1" draw:name="Image194" text:anchor-type="as-char" svg:width="6.9236in" svg:height="3.956343in" draw:z-index="0">
<draw:image xlink:href="../Images/yкринформ/2023-05-19T19-13-00-03-00/630_360_1684512969-707.jpeg" xlink:type="simple" xlink:show="embed" xlink:actuate="onLoad" draw:mime-type="image/jpeg"/>
</draw:frame>
On Friday, SSPACX launched 22 of its broadband Satellites Starlink and put a return rocket in the sea.</text:p>
      <text:p text:style-name="P4">
As Ukrinform reports, it reports <text:a xlink:type="simple" xlink:href="https://www.space.com/spacex-starlink-launch-group-6-3" text:style-name="Internet_20_link" text:visited-style-name="Visited_20_Internet_20_Link">
</text:a>
The Falcon 9 rocket, equipped with 22 next generation starlink spacex, started from the Space Forces station at Cape Canaveral in Florida in Florida at 09:19 Kyiv time.&gt;
 Watch Falcon 9 Launch 22 <text:a xlink:type="simple" xlink:href="https://twitter.com/Starlink" text:style-name="Internet_20_link" text:visited-style-name="Visited_20_Internet_20_Link">
&gt;
</text:a>
satellites to orbit → <text:a xlink:type="simple" xlink:href="https://t.co/bJFjLCiTbK" text:style-name="Internet_20_link" text:visited-style-name="Visited_20_Internet_20_Link">
&gt;
 </text:a>
 <text:a xlink:type="simple" xlink:href="https://t.co/OaZDKjH1yT" text:style-name="Internet_20_link" text:visited-style-name="Visited_20_Internet_20_Link">
 </text:a>
&gt;
&gt;
 — SpaceX(@SpaceX) <text:a xlink:type="simple" xlink:href="https://twitter.com/SpaceX/status/1659441526542585856" text:style-name="Internet_20_link" text:visited-style-name="Visited_20_Internet_20_Link">
&gt;
 </text:a>
The first degree Falcon 9 returned to the ground, as planned, about 8.5 minutes after the start. He landed on SpaceX's unmanned ship "AshortFall of Gravitas"(“Lack of gravity”), which was located in the Atlantic Okean off the coast of Florida.</text:p>
      <text:p text:style-name="P4">
It was the fifth launch and planting of this particular rocket carrier, the mission in [] reported(https://www.ukrinform.ua/tag-spacex).</text:p>
      <text:p text:style-name="P4">
The upper degree continued to be removed 22 satellites to low landorbitis, where they were unfolded about 65 minutes after launch.</text:p>
      <text:p text:style-name="P4">
<text:span text:style-name="T4">
 Read also: </text:span>
 <text:a xlink:type="simple" xlink:href="https://www.ukrinform.ua/rubric-technology/3702929-spacex-zapustila-na-orbitu-suputnik-vagou-67-tonni.html" text:style-name="Internet_20_link" text:visited-style-name="Visited_20_Internet_20_Link">
<text:span text:style-name="T4">
 SpaceX </text:span>
</text:a>
The US has already launched more than 4400 Starlink satellites. This figure can be less likely if the required permits are obtained.</text:p>
      <text:p text:style-name="P4">
V2 mini satellites are larger and more powerful than the first -generation Starlink ships. Full -size V2 satellites, which will be even larger and have a lot of power, will start with the help of a huge STARSPACX Starship missile, the development of which is still ongoing.</text:p>
      <text:p text:style-name="P4">
The launch of satellites on Friday was the 30th Falcon 9 flight this year and the 32-yorbital mission of SpaceX in 2023.</text:p>
      <text:p text:style-name="P4">
As reported, <text:a xlink:type="simple" xlink:href="https://www.ukrinform.ua/rubric-technology/3708974-spacex-zapustila-na-orbitu-56-novih-suputnikiv-starlink.html" text:style-name="Internet_20_link" text:visited-style-name="Visited_20_Internet_20_Link">
</text:a>
</text:p>
      <text:p text:style-name="P4">
News Source: <text:a xlink:type="simple" xlink:href="https://www.ukrinform.ua/rubric-technology/3711569-spacex-zapustila-na-orbitu-22-suputniki-starlink-nastupnogo-pokolinna.html" text:style-name="Internet_20_link" text:visited-style-name="Visited_20_Internet_20_Link">
https://www.ukrinform.ua/rubric-technology/3711569-spacex-zapustila-na-orbitu-22-suputniki-starlink-nastupnogo-pokolinna.html</text:a>
</text:p>
      <!--NEWS-->
      <text:h text:style-name="P10" text:outline-level="1">
<text:span text:style-name="T4">
SpaceX launched 22 satellites of Starlink next generation</text:span>
</text:h>
      <text:p text:style-name="P4">
Authors: Ukrinform (Person)</text:p>
      <text:p text:style-name="P4">
Publisher: Укринформ (Organization)</text:p>
      <text:p text:style-name="P4">
Published Time: 2023-05-19T19:13:00+03:00</text:p>
      <text:p text:style-name="P4">
Modified Time: 2023-05-19T19:13:00+03:00</text:p>
      <text:p text:style-name="P4">
Description: SpaceX launched 22 of its wide -band satellites on Friday on Friday V2 Mini Starlink and put a return rocket in the sea. - Ukrinform.</text:p>
      <text:p text:style-name="P4">
Images: ["<text:a xlink:type="simple" xlink:href="https://static.ukrinform.com/photos/2023_05/thumb_files/630_360_1684512969-707.jpeg" text:style-name="Internet_20_link" text:visited-style-name="Visited_20_Internet_20_Link">
630_360_16845...</text:a>
"]</text:p>
      <text:p text:style-name="P4">
Tags: ['Космос', 'SpaceX', 'Супутник', 'Технології']</text:p>
      <text:p text:style-name="P4">
Type: Article</text:p>
      <!--METADATA-->
      <text:p text:style-name="P4">
<draw:frame draw:style-name="fr1" draw:name="Image195" text:anchor-type="as-char" svg:width="6.9236in" svg:height="3.956343in" draw:z-index="0">
<draw:image xlink:href="../Images/yкринформ/2023-05-19T19-13-00-03-00/630_360_1684512969-707.jpeg" xlink:type="simple" xlink:show="embed" xlink:actuate="onLoad" draw:mime-type="image/jpeg"/>
</draw:frame>
On Friday, SSPACX launched 22 of its broadband Satellites Starlink and put a return rocket in the sea.</text:p>
      <text:p text:style-name="P4">
As Ukrinform reports, it reports <text:a xlink:type="simple" xlink:href="https://www.space.com/spacex-starlink-launch-group-6-3" text:style-name="Internet_20_link" text:visited-style-name="Visited_20_Internet_20_Link">
</text:a>
The Falcon 9 rocket, equipped with 22 next generation starlink spacex, started from the Space Forces station at Cape Canaveral in Florida in Florida at 09:19 Kyiv time.&gt;
 Watch Falcon 9 Launch 22 <text:a xlink:type="simple" xlink:href="https://twitter.com/Starlink" text:style-name="Internet_20_link" text:visited-style-name="Visited_20_Internet_20_Link">
&gt;
</text:a>
satellites to orbit → <text:a xlink:type="simple" xlink:href="https://t.co/bJFjLCiTbK" text:style-name="Internet_20_link" text:visited-style-name="Visited_20_Internet_20_Link">
&gt;
 </text:a>
 <text:a xlink:type="simple" xlink:href="https://t.co/OaZDKjH1yT" text:style-name="Internet_20_link" text:visited-style-name="Visited_20_Internet_20_Link">
 </text:a>
&gt;
&gt;
 — SpaceX(@SpaceX) <text:a xlink:type="simple" xlink:href="https://twitter.com/SpaceX/status/1659441526542585856" text:style-name="Internet_20_link" text:visited-style-name="Visited_20_Internet_20_Link">
&gt;
 </text:a>
The first degree Falcon 9 returned to the ground, as planned, about 8.5 minutes after the start. He landed on SpaceX's unmanned ship "AshortFall of Gravitas"(“Lack of gravity”), which was located in the Atlantic Okean off the coast of Florida.</text:p>
      <text:p text:style-name="P4">
It was the fifth launch and planting of this particular rocket carrier, the mission in [] reported(https://www.ukrinform.ua/tag-spacex).</text:p>
      <text:p text:style-name="P4">
The upper degree continued to be removed 22 satellites to low landorbitis, where they were unfolded about 65 minutes after launch.</text:p>
      <text:p text:style-name="P4">
<text:span text:style-name="T4">
 Read also: </text:span>
 <text:a xlink:type="simple" xlink:href="https://www.ukrinform.ua/rubric-technology/3702929-spacex-zapustila-na-orbitu-suputnik-vagou-67-tonni.html" text:style-name="Internet_20_link" text:visited-style-name="Visited_20_Internet_20_Link">
<text:span text:style-name="T4">
 SpaceX </text:span>
</text:a>
The US has already launched more than 4400 Starlink satellites. This figure can be less likely if the required permits are obtained.</text:p>
      <text:p text:style-name="P4">
V2 mini satellites are larger and more powerful than the first -generation Starlink ships. Full -size V2 satellites, which will be even larger and have a lot of power, will start with the help of a huge STARSPACX Starship missile, the development of which is still ongoing.</text:p>
      <text:p text:style-name="P4">
The launch of satellites on Friday was the 30th Falcon 9 flight this year and the 32-yorbital mission of SpaceX in 2023.</text:p>
      <text:p text:style-name="P4">
As reported, <text:a xlink:type="simple" xlink:href="https://www.ukrinform.ua/rubric-technology/3708974-spacex-zapustila-na-orbitu-56-novih-suputnikiv-starlink.html" text:style-name="Internet_20_link" text:visited-style-name="Visited_20_Internet_20_Link">
</text:a>
</text:p>
      <text:p text:style-name="P4">
News Source: <text:a xlink:type="simple" xlink:href="https://www.ukrinform.ua/rubric-technology/3711569-spacex-zapustila-na-orbitu-22-suputniki-starlink-nastupnogo-pokolinna.html" text:style-name="Internet_20_link" text:visited-style-name="Visited_20_Internet_20_Link">
https://www.ukrinform.ua/rubric-technology/3711569-spacex-zapustila-na-orbitu-22-suputniki-starlink-nastupnogo-pokolinna.html</text:a>
</text:p>
      <!--NEWS-->
      <text:h text:style-name="P10" text:outline-level="1">
<text:span text:style-name="T4">
The US Government has announced complex sanctions against hundreds of individuals and organizations in the Russian Federation</text:span>
</text:h>
      <text:p text:style-name="P4">
Authors: Ukrinform (Person)</text:p>
      <text:p text:style-name="P4">
Publisher: Укринформ (Organization)</text:p>
      <text:p text:style-name="P4">
Published Time: 2023-05-19T19:17:03+03:00</text:p>
      <text:p text:style-name="P4">
Modified Time: 2023-05-19T19:17:03+03:00</text:p>
      <text:p text:style-name="P4">
Description: The United States in coordination with G7 and other international partners officially announced the expansion of global sanctions and economic penalties against Russia, which this time covered hundreds of individuals and organizations. - Ukrinform.</text:p>
      <text:p text:style-name="P4">
Images: ["<text:a xlink:type="simple" xlink:href="https://static.ukrinform.com/photos/2020_06/thumb_files/630_360_1591893289-695.jpg" text:style-name="Internet_20_link" text:visited-style-name="Visited_20_Internet_20_Link">
630_360_15918...</text:a>
"]</text:p>
      <text:p text:style-name="P4">
Tags: ['Санкції', 'США', 'Росія', 'Саміт G7']</text:p>
      <text:p text:style-name="P4">
Type: Article</text:p>
      <!--METADATA-->
      <text:p text:style-name="P4">
<draw:frame draw:style-name="fr1" draw:name="Image196" text:anchor-type="as-char" svg:width="6.9236in" svg:height="3.956343in" draw:z-index="0">
<draw:image xlink:href="../Images/yкринформ/2023-05-19T19-17-03-03-00/630_360_1591893289-695.jpg" xlink:type="simple" xlink:show="embed" xlink:actuate="onLoad" draw:mime-type="image/jpeg"/>
</draw:frame>
To combine in coordination with G7 and other international partners officially announced the expansion of global sanctions and economic penalties against Russia, which has been covered by hundreds of individuals and organizations.</text:p>
      <text:p text:style-name="P4">
This is stated in <text:a xlink:type="simple" xlink:href="https://home.treasury.gov/news/press-releases/jy1494" text:style-name="Internet_20_link" text:visited-style-name="Visited_20_Internet_20_Link">
</text:a>
The Office of Control over Foreign Assets(OFAC)US Ministry of Finance, Ukrnir reports.</text:p>
      <text:p text:style-name="P4">
"Since the beginning of the illegal and unprocessed war, President Putin, the Our, the Gashalobal Coalition has been focused on the support of Ukraine and at the same time the restriction of Russia to carry out the invasion," the US Minister of Finans Janet Ellen said in this context.</text:p>
      <text:p text:style-name="P4">
According to her, today's actions "will further increase the pressure on the ability of Putinas to realize its barbaric invasion and will contribute to a common global habit aimed at stopping Russia's attempts to evade sanctions."</text:p>
      <text:p text:style-name="P4">
<text:span text:style-name="T4">
 Read also: </text:span>
 <text:a xlink:type="simple" xlink:href="https://www.ukrinform.ua/rubric-world/3711486-ssa-rozsirili-sankcijnij-spisok-cerez-torgivlu-z-rosieu.html" text:style-name="Internet_20_link" text:visited-style-name="Visited_20_Internet_20_Link">
<text:span text:style-name="T4">
 St. </text:span>
</text:a>
US Ministry of Finance sanctions, announced on Friday, have been imposed against 22 and 104 organizations and concerned individuals and legal entities in more than 20 Turinics countries. Restrictions are aimed at those who try to bypass or avoid sanctions and other economic measures introduced previously against Russia. In addition, restriction covers channels and schemes used by the Russian Federation to purchase critical technologies, expand opportunities for extraction of financial services, and tries to facilitate its own financial services sector. Lubrication is also aimed at new Russian sectors <text:a xlink:type="simple" xlink:href="https://www.ukrinform.ua/tag-minekonomiki" text:style-name="Internet_20_link" text:visited-style-name="Visited_20_Internet_20_Link">
</text:a>
and aim to cover accessrf to new categories of services.</text:p>
      <text:p text:style-name="P4">
At the same time, it is reported that the US State Department has imposed sanctions or property of almost 200 persons, organizations, ships and aircraft. The US parallel -saving trade has significantly expanded the category to which export control is spread, adding 71 legal entities to the Black List to prevent Russia from accessing the goods that it needed in the war against Ukraine.</text:p>
      <text:p text:style-name="P4">
<text:span text:style-name="T4">
 Read also: </text:span>
 <text:a xlink:type="simple" xlink:href="https://www.ukrinform.ua/rubric-world/3711476-kanada-zaprovadila-novi-sankcii-proti-ponad-70-osib-ta-organizacij-z-rosii.html" text:style-name="Internet_20_link" text:visited-style-name="Visited_20_Internet_20_Link">
<text:span text:style-name="T4">
 St. </text:span>
</text:a>
</text:p>
      <text:p text:style-name="P4">
As reported by Ukrinform, on May 19-21, the summit of the leaders of the Seven Group countries is held in Japan. The participants of the meeting pay attention, in particular, to the reaction of the Conventional, Sleepd Russian Federation against Ukraine.</text:p>
      <text:p text:style-name="P4">
News Source: <text:a xlink:type="simple" xlink:href="https://www.ukrinform.ua/rubric-world/3711568-urad-ssa-ogolosiv-pro-kompleksni-sankcii-proti-sotni-fizicnih-osib-ta-organizacij-v-rf.html" text:style-name="Internet_20_link" text:visited-style-name="Visited_20_Internet_20_Link">
https://www.ukrinform.ua/rubric-world/3711568-urad-ssa-ogolosiv-pro-kompleksni-sankcii-proti-sotni-fizicnih-osib-ta-organizacij-v-rf.html</text:a>
</text:p>
      <!--NEWS-->
      <text:h text:style-name="P10" text:outline-level="1">
<text:span text:style-name="T4">
The US Government has announced complex sanctions against hundreds of individuals and organizations in the Russian Federation</text:span>
</text:h>
      <text:p text:style-name="P4">
Authors: Ukrinform (Person)</text:p>
      <text:p text:style-name="P4">
Publisher: Укринформ (Organization)</text:p>
      <text:p text:style-name="P4">
Published Time: 2023-05-19T19:17:03+03:00</text:p>
      <text:p text:style-name="P4">
Modified Time: 2023-05-19T19:17:03+03:00</text:p>
      <text:p text:style-name="P4">
Description: The United States in coordination with G7 and other international partners officially announced the expansion of global sanctions and economic penalties against Russia, which this time covered hundreds of individuals and organizations. - Ukrinform.</text:p>
      <text:p text:style-name="P4">
Images: ["<text:a xlink:type="simple" xlink:href="https://static.ukrinform.com/photos/2020_06/thumb_files/630_360_1591893289-695.jpg" text:style-name="Internet_20_link" text:visited-style-name="Visited_20_Internet_20_Link">
630_360_15918...</text:a>
"]</text:p>
      <text:p text:style-name="P4">
Tags: ['Санкції', 'США', 'Росія', 'Саміт G7']</text:p>
      <text:p text:style-name="P4">
Type: Article</text:p>
      <!--METADATA-->
      <text:p text:style-name="P4">
<draw:frame draw:style-name="fr1" draw:name="Image197" text:anchor-type="as-char" svg:width="6.9236in" svg:height="3.956343in" draw:z-index="0">
<draw:image xlink:href="../Images/yкринформ/2023-05-19T19-17-03-03-00/630_360_1591893289-695.jpg" xlink:type="simple" xlink:show="embed" xlink:actuate="onLoad" draw:mime-type="image/jpeg"/>
</draw:frame>
To combine in coordination with G7 and other international partners officially announced the expansion of global sanctions and economic penalties against Russia, which has been covered by hundreds of individuals and organizations.</text:p>
      <text:p text:style-name="P4">
This is stated in <text:a xlink:type="simple" xlink:href="https://home.treasury.gov/news/press-releases/jy1494" text:style-name="Internet_20_link" text:visited-style-name="Visited_20_Internet_20_Link">
</text:a>
The Office of Control over Foreign Assets(OFAC)US Ministry of Finance, Ukrnir reports.</text:p>
      <text:p text:style-name="P4">
"Since the beginning of the illegal and unprocessed war, President Putin, the Our, the Gashalobal Coalition has been focused on the support of Ukraine and at the same time the restriction of Russia to carry out the invasion," the US Minister of Finans Janet Ellen said in this context.</text:p>
      <text:p text:style-name="P4">
According to her, today's actions "will further increase the pressure on the ability of Putinas to realize its barbaric invasion and will contribute to a common global habit aimed at stopping Russia's attempts to evade sanctions."</text:p>
      <text:p text:style-name="P4">
<text:span text:style-name="T4">
 Read also: </text:span>
 <text:a xlink:type="simple" xlink:href="https://www.ukrinform.ua/rubric-world/3711486-ssa-rozsirili-sankcijnij-spisok-cerez-torgivlu-z-rosieu.html" text:style-name="Internet_20_link" text:visited-style-name="Visited_20_Internet_20_Link">
<text:span text:style-name="T4">
 St. </text:span>
</text:a>
US Ministry of Finance sanctions, announced on Friday, have been imposed against 22 and 104 organizations and concerned individuals and legal entities in more than 20 Turinics countries. Restrictions are aimed at those who try to bypass or avoid sanctions and other economic measures introduced previously against Russia. In addition, restriction covers channels and schemes used by the Russian Federation to purchase critical technologies, expand opportunities for extraction of financial services, and tries to facilitate its own financial services sector. Lubrication is also aimed at new Russian sectors <text:a xlink:type="simple" xlink:href="https://www.ukrinform.ua/tag-minekonomiki" text:style-name="Internet_20_link" text:visited-style-name="Visited_20_Internet_20_Link">
</text:a>
and aim to cover accessrf to new categories of services.</text:p>
      <text:p text:style-name="P4">
At the same time, it is reported that the US State Department has imposed sanctions or property of almost 200 persons, organizations, ships and aircraft. The US parallel -saving trade has significantly expanded the category to which export control is spread, adding 71 legal entities to the Black List to prevent Russia from accessing the goods that it needed in the war against Ukraine.</text:p>
      <text:p text:style-name="P4">
<text:span text:style-name="T4">
 Read also: </text:span>
 <text:a xlink:type="simple" xlink:href="https://www.ukrinform.ua/rubric-world/3711476-kanada-zaprovadila-novi-sankcii-proti-ponad-70-osib-ta-organizacij-z-rosii.html" text:style-name="Internet_20_link" text:visited-style-name="Visited_20_Internet_20_Link">
<text:span text:style-name="T4">
 St. </text:span>
</text:a>
</text:p>
      <text:p text:style-name="P4">
As reported by Ukrinform, on May 19-21, the summit of the leaders of the Seven Group countries is held in Japan. The participants of the meeting pay attention, in particular, to the reaction of the Conventional, Sleepd Russian Federation against Ukraine.</text:p>
      <text:p text:style-name="P4">
News Source: <text:a xlink:type="simple" xlink:href="https://www.ukrinform.ua/rubric-world/3711568-urad-ssa-ogolosiv-pro-kompleksni-sankcii-proti-sotni-fizicnih-osib-ta-organizacij-v-rf.html" text:style-name="Internet_20_link" text:visited-style-name="Visited_20_Internet_20_Link">
https://www.ukrinform.ua/rubric-world/3711568-urad-ssa-ogolosiv-pro-kompleksni-sankcii-proti-sotni-fizicnih-osib-ta-organizacij-v-rf.html</text:a>
</text:p>
      <!--NEWS-->
      <text:h text:style-name="P10" text:outline-level="1">
<text:span text:style-name="T4">
Ukrainian aviation has made 12 beats in places of enemy cluster</text:span>
</text:h>
      <text:p text:style-name="P4">
Authors: Ukrinform (Person)</text:p>
      <text:p text:style-name="P4">
Publisher: Укринформ (Organization)</text:p>
      <text:p text:style-name="P4">
Published Time: 2023-05-19T19:23:07+03:00</text:p>
      <text:p text:style-name="P4">
Modified Time: 2023-05-19T19:23:07+03:00</text:p>
      <text:p text:style-name="P4">
Description: The forces of Ukraine's defense during the day were inflicted by 14 aircraft at the places of accumulation of personnel and military equipment of Russian invaders. - Ukrinform.</text:p>
      <text:p text:style-name="P4">
Images: ["<text:a xlink:type="simple" xlink:href="https://static.ukrinform.com/photos/2023_05/thumb_files/630_360_1683907349-208.jpg" text:style-name="Internet_20_link" text:visited-style-name="Visited_20_Internet_20_Link">
630_360_16839...</text:a>
"]</text:p>
      <text:p text:style-name="P4">
Tags: ['Авіація', 'ЗСУ', 'Війна з Росією']</text:p>
      <text:p text:style-name="P4">
Type: Article</text:p>
      <!--METADATA-->
      <text:p text:style-name="P4">
<draw:frame draw:style-name="fr1" draw:name="Image198" text:anchor-type="as-char" svg:width="6.9236in" svg:height="3.956343in" draw:z-index="0">
<draw:image xlink:href="../Images/yкринформ/2023-05-19T19-23-07-03-00/630_360_1683907349-208.jpg" xlink:type="simple" xlink:show="embed" xlink:actuate="onLoad" draw:mime-type="image/jpeg"/>
</draw:frame>
For a day, 14 air strikes were struck by 14 aircraft at the places of accumulation of personnel and military equipment of Russian invaders in a day.</text:p>
      <text:p text:style-name="P4">
According to Ukrinform, the General Staff of the Armed Forces of Ukraine reported in <text:a xlink:type="simple" xlink:href="https://www.facebook.com/GeneralStaff.ua/posts/pfbid0YQznhqzyg69EAbcTMPonoUx8dcoHedM7QA6TPxGjXk5UGVaNtaant44R6nr17o1Gl" text:style-name="Internet_20_link" text:visited-style-name="Visited_20_Internet_20_Link">
</text:a>
Having published the prompt information as of 18:00 on May 19.</text:p>
      <text:p text:style-name="P4">
"Aviation of defense forces per day made 12 beats in the areas of concentration of personal staff and military equipment, as well as 4 - on anti -aircraft missile complexes of the enemy," - the message reads.</text:p>
      <text:p text:style-name="P4">
During this day, Ukrainian soldiers destroyed 3 winged caliber missiles, 16 Iranian shock UAVs "Shahd" and 2 enemy reconnaissance UAVs of various types.</text:p>
      <text:p text:style-name="P4">
<text:span text:style-name="T4">
 Read also: </text:span>
 <text:a xlink:type="simple" xlink:href="https://www.ukrinform.ua/rubric-ato/3711567-raketna-ataka-kozni-dva-dni-rf-hoce-zirvati-nas-kontrnastup-ale-marno.html" text:style-name="Internet_20_link" text:visited-style-name="Visited_20_Internet_20_Link">
</text:a>
Missile troops and artillery units were amazed at 1 Office, 6 areas of weapons and military equipment, 2 artillery units in conjunction and 6 enemy -electronic radio stations were informed at the General Staff.</text:p>
      <text:p text:style-name="P4">
It was reported that the enemy continues to concentrate the main efforts of Nalimansk, Bakhmut, Avdiiv and Mariinsky. On these Front Foregers <text:a xlink:type="simple" xlink:href="https://www.ukrinform.ua/rubric-ato/3711566-vorog-zoserediv-ataki-na-cotiroh-napramkah-70-zitknen-za-dobu.html" text:style-name="Internet_20_link" text:visited-style-name="Visited_20_Internet_20_Link">
</text:a>
.</text:p>
      <text:p text:style-name="P4">
<text:span text:style-name="T5">
Foto: General Staff of the Armed Forces</text:span>
</text:p>
      <text:p text:style-name="P4">
News Source: <text:a xlink:type="simple" xlink:href="https://www.ukrinform.ua/rubric-ato/3711572-ukrainska-aviacia-zavdala-12-udariv-po-miscah-skupcenna-voroga.html" text:style-name="Internet_20_link" text:visited-style-name="Visited_20_Internet_20_Link">
https://www.ukrinform.ua/rubric-ato/3711572-ukrainska-aviacia-zavdala-12-udariv-po-miscah-skupcenna-voroga.html</text:a>
</text:p>
      <!--NEWS-->
      <text:h text:style-name="P10" text:outline-level="1">
<text:span text:style-name="T4">
The invaders connected the Jarilgach Island with the occupied Kherson region</text:span>
</text:h>
      <text:p text:style-name="P4">
Authors: Ukrinform (Person)</text:p>
      <text:p text:style-name="P4">
Publisher: Укринформ (Organization)</text:p>
      <text:p text:style-name="P4">
Published Time: 2023-05-19T19:30:13+03:00</text:p>
      <text:p text:style-name="P4">
Modified Time: 2023-05-19T19:30:13+03:00</text:p>
      <text:p text:style-name="P4">
Description: Russian invaders were arranged on the island of Jarilgach, in the Kherson region, a military training ground and connected the island with the mainland. - Ukrinform.</text:p>
      <text:p text:style-name="P4">
Images: ["<text:a xlink:type="simple" xlink:href="https://static.ukrinform.com/photos/2023_05/thumb_files/630_360_1684513749-580.jpg" text:style-name="Internet_20_link" text:visited-style-name="Visited_20_Internet_20_Link">
630_360_16845...</text:a>
"]</text:p>
      <text:p text:style-name="P4">
Tags: ['Херсонщина', 'Луганщина', 'Школа', 'Шпиталь', 'Російські військові', 'Війна з Росією']</text:p>
      <text:p text:style-name="P4">
Type: Article</text:p>
      <!--METADATA-->
      <text:p text:style-name="P4">
<draw:frame draw:style-name="fr1" draw:name="Image199" text:anchor-type="as-char" svg:width="6.9236in" svg:height="3.956343in" draw:z-index="0">
<draw:image xlink:href="../Images/yкринформ/2023-05-19T19-30-13-03-00/630_360_1684513749-580.jpg" xlink:type="simple" xlink:show="embed" xlink:actuate="onLoad" draw:mime-type="image/jpeg"/>
</draw:frame>
The Russianzagarbniki arranged on the island of Jarilgach, in the Kherson region, a military training ground and connected the island with the mainland.</text:p>
      <text:p text:style-name="P4">
This is stated in <text:a xlink:type="simple" xlink:href="https://www.facebook.com/GeneralStaff.ua/posts/pfbid0YQznhqzyg69EAbcTMPonoUx8dcoHedM7QA6TPxGjXk5UGVaNtaant44R6nr17o1Gl" text:style-name="Internet_20_link" text:visited-style-name="Visited_20_Internet_20_Link">
</text:a>
The General Staff of the Armed Forces, Ukrinform reports.</text:p>
      <text:p text:style-name="P4">
"According to the confirmed information, Russian occupation troops connected the Ostrovarilgach with the occupied mainland of the Kherson region in the district of Lazurne, after filling the crossing to the island with sand. This is done by the purpose of more intensive use , - the message says.</text:p>
      <text:p text:style-name="P4">
<text:span text:style-name="T4">
 Read also: </text:span>
 <text:a xlink:type="simple" xlink:href="https://www.ukrinform.ua/rubric-ato/3711566-vorog-zoserediv-ataki-na-cotiroh-napramkah-70-zitknen-za-dobu.html" text:style-name="Internet_20_link" text:visited-style-name="Visited_20_Internet_20_Link">
</text:a>
In addition, Russian invaders in the Luhansk region have arranged a military shield at the school.</text:p>
      <text:p text:style-name="P4">
"Russian occupation troops continue to suffer large losses on the battlefield. This is a result of which the enemy continues to equip civilian training in the occupied territories under medical institutions.(https://www.ukrinform.ua/tag-skola)The invaders are equipped with a military hospital. About 50 wounded invaders were referred for treatment, "the report reads.</text:p>
      <text:p text:style-name="P4">
As reported by Ukrinform, during the day Russian invaders have inflicted6 rocket strokes in Ukraine and 51 aviation shelling, as well as 30 shelling of the RSSU.</text:p>
      <text:p text:style-name="P4">
_ Photo: storts-trip.com _</text:p>
      <text:p text:style-name="P4">
News Source: <text:a xlink:type="simple" xlink:href="https://www.ukrinform.ua/rubric-regions/3711574-zagarbniki-zednali-ostriv-dzarilgac-z-okupovanou-hersonsinou.html" text:style-name="Internet_20_link" text:visited-style-name="Visited_20_Internet_20_Link">
https://www.ukrinform.ua/rubric-regions/3711574-zagarbniki-zednali-ostriv-dzarilgac-z-okupovanou-hersonsinou.html</text:a>
</text:p>
      <!--NEWS-->
      <text:h text:style-name="P10" text:outline-level="1">
<text:span text:style-name="T4">
US supported the "fighter coalition": Zelensky welcomes Baiden's decision</text:span>
</text:h>
      <text:p text:style-name="P4">
Authors: Ukrinform (Person)</text:p>
      <text:p text:style-name="P4">
Publisher: Укринформ (Organization)</text:p>
      <text:p text:style-name="P4">
Published Time: 2023-05-19T19:32:00+03:00</text:p>
      <text:p text:style-name="P4">
Modified Time: 2023-05-19T19:32:00+03:00</text:p>
      <text:p text:style-name="P4">
Description: President Volodymyr Zelenskyy welcomed the US decision to support the international coalition of fighters. - Ukrinform.</text:p>
      <text:p text:style-name="P4">
Images: ["<text:a xlink:type="simple" xlink:href="https://static.ukrinform.com/photos/2023_04/thumb_files/630_360_1682522773-211.jpeg" text:style-name="Internet_20_link" text:visited-style-name="Visited_20_Internet_20_Link">
630_360_16825...</text:a>
"]</text:p>
      <text:p text:style-name="P4">
Tags: ['Байден', 'США', 'Зеленський', 'Коаліція винищувачів']</text:p>
      <text:p text:style-name="P4">
Type: Article</text:p>
      <!--METADATA-->
      <text:p text:style-name="P4">
<draw:frame draw:style-name="fr1" draw:name="Image200" text:anchor-type="as-char" svg:width="6.9236in" svg:height="3.956343in" draw:z-index="0">
<draw:image xlink:href="../Images/yкринформ/2023-05-19T19-32-00-03-00/630_360_1682522773-211.jpeg" xlink:type="simple" xlink:show="embed" xlink:actuate="onLoad" draw:mime-type="image/jpeg"/>
</draw:frame>
The Presidential Divine Zelensky welcomed the US decision to support the international coalition of the seats.</text:p>
      <text:p text:style-name="P4">
Zelensky wrote about it in <text:a xlink:type="simple" xlink:href="https://twitter.com/ZelenskyyUa/status/1659590720225701892" text:style-name="Internet_20_link" text:visited-style-name="Visited_20_Internet_20_Link">
</text:a>
, reports Ukrinform.</text:p>
      <text:p text:style-name="P4">
"I congratulate the historical decision of the United States and President Joe Baiden to support the International King of Fighters. This will significantly strengthen our army in the sky. It is calculated to work the practical implementation of this decision during the #G7 Summit in Hiroshima," the President wrote.</text:p>
      <text:p text:style-name="P4">
The news that the United States is ready to approve the training of Ukrainian pilot fighters F-16 also welcome the Netherlands together with British, Danish Belgian colleagues.</text:p>
      <text:p text:style-name="P4">
<text:span text:style-name="T4">
 Read also: </text:span>
 <text:a xlink:type="simple" xlink:href="https://www.ukrinform.ua/rubric-ato/3711290-ukrainskim-pilotam-znadobitsa-do-cotiroh-misaciv-sob-opanuvati-litaki-f16-ignat.html" text:style-name="Internet_20_link" text:visited-style-name="Visited_20_Internet_20_Link">
</text:a>
“Together with my British, Danish and Belgian colleagues, we welcomed the fact that the United States is ready to approve the training of Ukrainian pilot fighters F-16. The conditions will be developed in the coming weeks. Ukraine can design for adamant support of the Netherlands and international partners, ”” he wrote in <text:a xlink:type="simple" xlink:href="https://twitter.com/MinPres/status/1659589584018190340" text:style-name="Internet_20_link" text:visited-style-name="Visited_20_Internet_20_Link">
</text:a>
Netherlands Prime Minister Mark Rutte.</text:p>
      <text:p text:style-name="P4">
As reported by Ukrinform, President Joe Biden assured the leaders of the Seven Group that <text:a xlink:type="simple" xlink:href="https://www.ukrinform.ua/rubric-polytics/3711542-navcanna-ukrainskih-pilotiv-na-f16-bajden-pidtverdiv-ucast-amerikanskih-instruktoriv.html" text:style-name="Internet_20_link" text:visited-style-name="Visited_20_Internet_20_Link">
</text:a>
Western specimens, including F-16.</text:p>
      <text:p text:style-name="P4">
<text:span text:style-name="T4">
 Read also: </text:span>
 <text:a xlink:type="simple" xlink:href="https://www.ukrinform.ua/rubric-ato/3709814-ukraina-hoce-otrimati-vid-souznikiv-4050-vinisuvaciv-f16-radnik-reznikova.html" text:style-name="Internet_20_link" text:visited-style-name="Visited_20_Internet_20_Link">
</text:a>
According to the Western media, earlier in the US administration to understand European allies that the United States will not interfere with them from suppliers of F-16 to Ukraine.</text:p>
      <text:p text:style-name="P4">
<text:span text:style-name="T5">
Foto: op</text:span>
</text:p>
      <text:p text:style-name="P4">
News Source: <text:a xlink:type="simple" xlink:href="https://www.ukrinform.ua/rubric-ato/3711575-ssa-pidtrimali-koaliciu-vinisuvaciv-zelenskij-vitae-risenna-bajdena.html" text:style-name="Internet_20_link" text:visited-style-name="Visited_20_Internet_20_Link">
https://www.ukrinform.ua/rubric-ato/3711575-ssa-pidtrimali-koaliciu-vinisuvaciv-zelenskij-vitae-risenna-bajdena.html</text:a>
</text:p>
      <!--NEWS-->
      <text:h text:style-name="P10" text:outline-level="1">
<text:span text:style-name="T4">
Korean business will provide Ukraine with heavy agrotechnics</text:span>
</text:h>
      <text:p text:style-name="P4">
Authors: Ukrinform (Person)</text:p>
      <text:p text:style-name="P4">
Publisher: Укринформ (Organization)</text:p>
      <text:p text:style-name="P4">
Published Time: 2023-05-19T19:33:17+03:00</text:p>
      <text:p text:style-name="P4">
Modified Time: 2023-05-19T19:33:17+03:00</text:p>
      <text:p text:style-name="P4">
Description: The Korean company will be transferred to Ukraine as technical assistance by 14 sets of heavy agricultural engineering. - Ukrinform.</text:p>
      <text:p text:style-name="P4">
Images: ["<text:a xlink:type="simple" xlink:href="https://static.ukrinform.com/photos/2023_05/thumb_files/630_360_1684159332-867.jpg" text:style-name="Internet_20_link" text:visited-style-name="Visited_20_Internet_20_Link">
630_360_16841...</text:a>
", "<text:a xlink:type="simple" xlink:href="https://static.ukrinform.com/photos/2023_05/1684513882-767.jpg" text:style-name="Internet_20_link" text:visited-style-name="Visited_20_Internet_20_Link">
1684513882-76...</text:a>
"]</text:p>
      <text:p text:style-name="P4">
Tags: ['Корея', 'Україна', 'Аграрії', 'Трактор']</text:p>
      <text:p text:style-name="P4">
Type: Article</text:p>
      <!--METADATA-->
      <text:p text:style-name="P4">
<draw:frame draw:style-name="fr1" draw:name="Image201" text:anchor-type="as-char" svg:width="6.9236in" svg:height="3.956343in" draw:z-index="0">
<draw:image xlink:href="../Images/yкринформ/2023-05-19T19-33-17-03-00/630_360_1684159332-867.jpg" xlink:type="simple" xlink:show="embed" xlink:actuate="onLoad" draw:mime-type="image/jpeg"/>
</draw:frame>
The Korean company will transmit Ukraine as technical assistance to 14 sets of heavy agrotechnics.</text:p>
      <text:p text:style-name="P4">
As Ukrinform reports, it reports <text:a xlink:type="simple" xlink:href="https://www.me.gov.ua/News/Detail" text:style-name="Internet_20_link" text:visited-style-name="Visited_20_Internet_20_Link">
</text:a>
“Tym - the leader among the manufacturers of tractors of the Republic of Korea, was made decision to transfer as a technical assistance to 14 sets of weighting agrotechnics. Also members of the Kuati Association(Korean -Ukrainian Association and Industry - Ed.)Prepare the following help tranche that can be able to put several thousand individual cleaning systems <text:a xlink:type="simple" xlink:href="https://www.ukrinform.ua/tag-voda" text:style-name="Internet_20_link" text:visited-style-name="Visited_20_Internet_20_Link">
</text:a>
that can be used in the stages of regions, ”said the first Viceremier -Minister - Ministry of Ukraine Yulia Sviridenko.</text:p>
      <text:p text:style-name="P4">
<draw:frame draw:style-name="fr1" draw:name="Image202" text:anchor-type="as-char" svg:width="6.9236in" svg:height="4.615733in" draw:z-index="0">
<draw:image xlink:href="../Images/yкринформ/2023-05-19T19-33-17-03-00/1684513882-767.jpg" xlink:type="simple" xlink:show="embed" xlink:actuate="onLoad" draw:mime-type="image/jpeg"/>
</draw:frame>
She thanked the Korean government and business for their assistance and the desire of the post -war renewal process of Ukraine.</text:p>
      <text:p text:style-name="P4">
As reported, <text:a xlink:type="simple" xlink:href="https://www.ukrinform.ua/rubric-economy/3711308-ukraina-gotova-stati-habom-dla-korejskih-kompanij-u-evropi-sviridenko.html" text:style-name="Internet_20_link" text:visited-style-name="Visited_20_Internet_20_Link">
</text:a>
For Korean companies in Europe.</text:p>
      <text:p text:style-name="P4">
News Source: <text:a xlink:type="simple" xlink:href="https://www.ukrinform.ua/rubric-economy/3711578-korejskij-biznes-nadast-ukraini-vazku-agrotehniku.html" text:style-name="Internet_20_link" text:visited-style-name="Visited_20_Internet_20_Link">
https://www.ukrinform.ua/rubric-economy/3711578-korejskij-biznes-nadast-ukraini-vazku-agrotehniku.html</text:a>
</text:p>
      <!--NEWS-->
      <text:h text:style-name="P10" text:outline-level="1">
<text:span text:style-name="T4">
An exhibition dedicated to Mariupol's defense opened in Kiev</text:span>
</text:h>
      <text:p text:style-name="P4">
Authors: Ukrinform (Person)</text:p>
      <text:p text:style-name="P4">
Publisher: Укринформ (Organization)</text:p>
      <text:p text:style-name="P4">
Published Time: 2023-05-19T19:34:00+03:00</text:p>
      <text:p text:style-name="P4">
Modified Time: 2023-05-19T19:34:00+03:00</text:p>
      <text:p text:style-name="P4">
Description: The National Museum of History of Ukraine in the Second World War presented the exhibition "Mariupol. 86 #Live", dedicated to the defense of the city, its residents and defenders. - Ukrinform.</text:p>
      <text:p text:style-name="P4">
Images: ["<text:a xlink:type="simple" xlink:href="https://static.ukrinform.com/photos/2023_05/thumb_files/630_360_1684514954-794.jpg" text:style-name="Internet_20_link" text:visited-style-name="Visited_20_Internet_20_Link">
630_360_16845...</text:a>
", "<text:a xlink:type="simple" xlink:href="https://static.ukrinform.com/photos/2023_05/thumb_files/630_360_1684514277-1647.jpeg" text:style-name="Internet_20_link" text:visited-style-name="Visited_20_Internet_20_Link">
630_360_16845...</text:a>
", "<text:a xlink:type="simple" xlink:href="https://static.ukrinform.com/photos/2023_05/thumb_files/630_360_1684514277-7573.jpeg" text:style-name="Internet_20_link" text:visited-style-name="Visited_20_Internet_20_Link">
630_360_16845...</text:a>
", "<text:a xlink:type="simple" xlink:href="https://static.ukrinform.com/photos/2023_05/thumb_files/630_360_1684514277-2918.jpeg" text:style-name="Internet_20_link" text:visited-style-name="Visited_20_Internet_20_Link">
630_360_16845...</text:a>
", "<text:a xlink:type="simple" xlink:href="https://static.ukrinform.com/photos/2023_05/thumb_files/630_360_1684514277-9296.jpeg" text:style-name="Internet_20_link" text:visited-style-name="Visited_20_Internet_20_Link">
630_360_16845...</text:a>
", "<text:a xlink:type="simple" xlink:href="https://static.ukrinform.com/photos/2023_05/thumb_files/630_360_1684514277-8095.jpeg" text:style-name="Internet_20_link" text:visited-style-name="Visited_20_Internet_20_Link">
630_360_16845...</text:a>
", "<text:a xlink:type="simple" xlink:href="https://static.ukrinform.com/photos/2023_05/thumb_files/630_360_1684514277-3950.jpeg" text:style-name="Internet_20_link" text:visited-style-name="Visited_20_Internet_20_Link">
630_360_16845...</text:a>
", "<text:a xlink:type="simple" xlink:href="https://static.ukrinform.com/photos/2023_05/thumb_files/630_360_1684514279-4516.jpeg" text:style-name="Internet_20_link" text:visited-style-name="Visited_20_Internet_20_Link">
630_360_16845...</text:a>
", "<text:a xlink:type="simple" xlink:href="https://static.ukrinform.com/photos/2023_05/thumb_files/630_360_1684514279-1785.jpeg" text:style-name="Internet_20_link" text:visited-style-name="Visited_20_Internet_20_Link">
630_360_16845...</text:a>
", "<text:a xlink:type="simple" xlink:href="https://static.ukrinform.com/photos/2023_05/thumb_files/630_360_1684514279-8501.jpeg" text:style-name="Internet_20_link" text:visited-style-name="Visited_20_Internet_20_Link">
630_360_16845...</text:a>
", "<text:a xlink:type="simple" xlink:href="https://static.ukrinform.com/photos/2023_05/thumb_files/630_360_1684514279-1409.jpeg" text:style-name="Internet_20_link" text:visited-style-name="Visited_20_Internet_20_Link">
630_360_16845...</text:a>
", "<text:a xlink:type="simple" xlink:href="https://static.ukrinform.com/photos/2023_05/thumb_files/630_360_1684514279-9396.jpeg" text:style-name="Internet_20_link" text:visited-style-name="Visited_20_Internet_20_Link">
630_360_16845...</text:a>
", "<text:a xlink:type="simple" xlink:href="https://static.ukrinform.com/photos/2023_05/thumb_files/630_360_1684514279-4255.jpeg" text:style-name="Internet_20_link" text:visited-style-name="Visited_20_Internet_20_Link">
630_360_16845...</text:a>
", "<text:a xlink:type="simple" xlink:href="https://static.ukrinform.com/photos/2023_05/thumb_files/630_360_1684514281-2400.jpeg" text:style-name="Internet_20_link" text:visited-style-name="Visited_20_Internet_20_Link">
630_360_16845...</text:a>
", "<text:a xlink:type="simple" xlink:href="https://static.ukrinform.com/photos/2023_05/thumb_files/630_360_1684514281-7401.jpeg" text:style-name="Internet_20_link" text:visited-style-name="Visited_20_Internet_20_Link">
630_360_16845...</text:a>
", "<text:a xlink:type="simple" xlink:href="https://static.ukrinform.com/photos/2023_05/thumb_files/630_360_1684514281-4919.jpeg" text:style-name="Internet_20_link" text:visited-style-name="Visited_20_Internet_20_Link">
630_360_16845...</text:a>
", "<text:a xlink:type="simple" xlink:href="https://static.ukrinform.com/photos/2023_05/1684515133-786.jpg" text:style-name="Internet_20_link" text:visited-style-name="Visited_20_Internet_20_Link">
1684515133-78...</text:a>
", "<text:a xlink:type="simple" xlink:href="https://static.ukrinform.com/photos/2023_05/1684515162-240.jpg" text:style-name="Internet_20_link" text:visited-style-name="Visited_20_Internet_20_Link">
1684515162-24...</text:a>
", "<text:a xlink:type="simple" xlink:href="https://static.ukrinform.com/photos/2023_05/1684515154-403.jpg" text:style-name="Internet_20_link" text:visited-style-name="Visited_20_Internet_20_Link">
1684515154-40...</text:a>
"]</text:p>
      <text:p text:style-name="P4">
Tags: ['Маріуполь', 'Виставка', 'Київ']</text:p>
      <text:p text:style-name="P4">
Type: Article</text:p>
      <!--METADATA-->
      <text:p text:style-name="P4">
<draw:frame draw:style-name="fr1" draw:name="Image203" text:anchor-type="as-char" svg:width="6.9236in" svg:height="3.956343in" draw:z-index="0">
<draw:image xlink:href="../Images/yкринформ/2023-05-19T19-34-00-03-00/630_360_1684514954-794.jpg" xlink:type="simple" xlink:show="embed" xlink:actuate="onLoad" draw:mime-type="image/jpeg"/>
</draw:frame>
The Union Museum of History of Ukraine in the Second World War presented the exhibition "Mariupol. 86 #Live", dedicated to the defense of the city, to its residents with the residents.</text:p>
      <text:p text:style-name="P4">
This was reported by Ukrinform correspondent.</text:p>
      <text:p text:style-name="P4">
"We have to work on the great narratives about this war. But it seems to me that we have not yet come so that we can tear this war away from our hearts TAKE TO HIV Pain together. That is why such exhibitions will be used by personal things - like those shells from the shore of the sea that little girl sacrificed with her from Mariupol - important for every citizen of Ukraine, " - said Deputy Minister of Culture and Information Policy Galinogrigorenko.</text:p>
      <text:p text:style-name="P4">
On <text:a xlink:type="simple" xlink:href="https://www.ukrinform.ua/tag-vistavka" text:style-name="Internet_20_link" text:visited-style-name="Visited_20_Internet_20_Link">
</text:a>
Pictures of Mariiupol are presented to a full -scale invasion and after, as well as the photos of the locals, in particular, children. Among the artifacts, visitors will see a mutilated flag from Azovstal, a surviving cup that Mariupolka removed from the city, a clock, even the pondants of a ballerina from the drama theater. There are also banners with reports, which have covered events in the city all 86 days."This is the first war in the history of mankind, whose events immediately fall on the first spal, immediately appear on telegrams -channels," - said journalist Yajajtivtina Alevta Shvetsova.</text:p>
      <text:p text:style-name="P4">
Also within the exhibition presented a movie about the blockade of the city of Maria.</text:p>
      <text:p text:style-name="P4">
<text:span text:style-name="T4">
 Read also: </text:span>
 <text:a xlink:type="simple" xlink:href="https://www.ukrinform.ua/rubric-kyiv/3711053-u-kievi-prezentuvali-dvi-fotovistavki-do-dna-pamati-zertv-deportacii-krimskih-tatar.html" text:style-name="Internet_20_link" text:visited-style-name="Visited_20_Internet_20_Link">
<text:span text:style-name="T4">
 exhibitions </text:span>
</text:a>
"There is no detail at the exhibition that it could be not important. Here is what people took with them: someone is a flag - and it is with blood baked now in a showcase. There are also keys that civilians are They took with them precursors, hoping that they would return home. However, they remained licked, " - said Mariupol Mayor Vadim Boychenko.</text:p>
      <text:p text:style-name="P4">
<draw:frame draw:style-name="fr1" draw:name="Image204" text:anchor-type="as-char" svg:width="6.9236in" svg:height="5.199111in" draw:z-index="0">
<draw:image xlink:href="../Images/yкринформ/2023-05-19T19-34-00-03-00/1684515133-786.jpg" xlink:type="simple" xlink:show="embed" xlink:actuate="onLoad" draw:mime-type="image/jpeg"/>
</draw:frame>
He also noted that the exposition covered the heroic act of the defenders of "Azovstal", who defended themselves from the enemy exceeding them ten times. The azov won the time so that other units could prepare better, restraint from the promotion towards the Dnieper and Zaporizhzhia.</text:p>
      <text:p text:style-name="P4">
<draw:frame draw:style-name="fr1" draw:name="Image205" text:anchor-type="as-char" svg:width="6.9236in" svg:height="5.199111in" draw:z-index="0">
<draw:image xlink:href="../Images/yкринформ/2023-05-19T19-34-00-03-00/1684515162-240.jpg" xlink:type="simple" xlink:show="embed" xlink:actuate="onLoad" draw:mime-type="image/jpeg"/>
</draw:frame>
The deputy head of the Kyiv City State Administration Anna Starostenkovizes that the city authorities would do everything possible for the care of the Mariupols who have moved to the capital, as well as to preserve the memory of the city's defense.</text:p>
      <text:p text:style-name="P4">
<text:span text:style-name="T4">
 Read also: </text:span>
 <text:a xlink:type="simple" xlink:href="https://www.ukrinform.ua/rubric-culture/3711315-u-hersonskomu-muzei-vidkrili-vistavku-herson2022-hroniki-deokupacii.html" text:style-name="Internet_20_link" text:visited-style-name="Visited_20_Internet_20_Link">
<text:span text:style-name="T4">
 exhibition </text:span>
</text:a>
</text:p>
      <text:p text:style-name="P4">
<draw:frame draw:style-name="fr1" draw:name="Image206" text:anchor-type="as-char" svg:width="6.9236in" svg:height="5.199111in" draw:z-index="0">
<draw:image xlink:href="../Images/yкринформ/2023-05-19T19-34-00-03-00/1684515154-403.jpg" xlink:type="simple" xlink:show="embed" xlink:actuate="onLoad" draw:mime-type="image/jpeg"/>
</draw:frame>
"We do not have to stop talking about those tragic events. We have already organized a series of events, in particular, phototheatral productions, impresses, opening the center" Yariupol "together with the city council She has never gone away that the trouble would never happen again, "she said.</text:p>
      <text:p text:style-name="P4">
The event was also performed(Carpilenko)After reading the poetry dedicated to the city.</text:p>
      <text:p text:style-name="P4">
The event was organized by the Mariupol City Council, the National Museum of History of Ukraine in the Second World War, the project “Yamariupol. Culture ”, CCP M.EHub.As reported by Ukrinform, <text:a xlink:type="simple" xlink:href="https://www.ukrinform.ua/rubric-kyiv/3709624-u-kievi-vidkrili-fotovistavku-pro-dosvid-vijni-pereselenciv-iz-mariupola.html" text:style-name="Internet_20_link" text:visited-style-name="Visited_20_Internet_20_Link">
</text:a>
, within which the stories of 27 displaced persons, whose lives have changed a full -scale invasion.</text:p>
      <text:p text:style-name="P4">
News Source: <text:a xlink:type="simple" xlink:href="https://www.ukrinform.ua/rubric-kyiv/3711581-u-kievi-vidkrilasa-vistavka-prisvacena-oboroni-mariupola.html" text:style-name="Internet_20_link" text:visited-style-name="Visited_20_Internet_20_Link">
https://www.ukrinform.ua/rubric-kyiv/3711581-u-kievi-vidkrilasa-vistavka-prisvacena-oboroni-mariupola.html</text:a>
</text:p>
      <!--NEWS-->
      <text:h text:style-name="P10" text:outline-level="1">
<text:span text:style-name="T4">
An exhibition dedicated to Mariupol's defense opened in Kiev</text:span>
</text:h>
      <text:p text:style-name="P4">
Authors: Ukrinform (Person)</text:p>
      <text:p text:style-name="P4">
Publisher: Укринформ (Organization)</text:p>
      <text:p text:style-name="P4">
Published Time: 2023-05-19T19:34:00+03:00</text:p>
      <text:p text:style-name="P4">
Modified Time: 2023-05-19T19:34:00+03:00</text:p>
      <text:p text:style-name="P4">
Description: The National Museum of History of Ukraine in the Second World War presented the exhibition "Mariupol. 86 #Live", dedicated to the defense of the city, its residents and defenders. - Ukrinform.</text:p>
      <text:p text:style-name="P4">
Images: ["<text:a xlink:type="simple" xlink:href="https://static.ukrinform.com/photos/2023_05/thumb_files/630_360_1684514954-794.jpg" text:style-name="Internet_20_link" text:visited-style-name="Visited_20_Internet_20_Link">
630_360_16845...</text:a>
", "<text:a xlink:type="simple" xlink:href="https://static.ukrinform.com/photos/2023_05/thumb_files/630_360_1684514277-1647.jpeg" text:style-name="Internet_20_link" text:visited-style-name="Visited_20_Internet_20_Link">
630_360_16845...</text:a>
", "<text:a xlink:type="simple" xlink:href="https://static.ukrinform.com/photos/2023_05/thumb_files/630_360_1684514277-7573.jpeg" text:style-name="Internet_20_link" text:visited-style-name="Visited_20_Internet_20_Link">
630_360_16845...</text:a>
", "<text:a xlink:type="simple" xlink:href="https://static.ukrinform.com/photos/2023_05/thumb_files/630_360_1684514277-2918.jpeg" text:style-name="Internet_20_link" text:visited-style-name="Visited_20_Internet_20_Link">
630_360_16845...</text:a>
", "<text:a xlink:type="simple" xlink:href="https://static.ukrinform.com/photos/2023_05/thumb_files/630_360_1684514277-9296.jpeg" text:style-name="Internet_20_link" text:visited-style-name="Visited_20_Internet_20_Link">
630_360_16845...</text:a>
", "<text:a xlink:type="simple" xlink:href="https://static.ukrinform.com/photos/2023_05/thumb_files/630_360_1684514277-8095.jpeg" text:style-name="Internet_20_link" text:visited-style-name="Visited_20_Internet_20_Link">
630_360_16845...</text:a>
", "<text:a xlink:type="simple" xlink:href="https://static.ukrinform.com/photos/2023_05/thumb_files/630_360_1684514277-3950.jpeg" text:style-name="Internet_20_link" text:visited-style-name="Visited_20_Internet_20_Link">
630_360_16845...</text:a>
", "<text:a xlink:type="simple" xlink:href="https://static.ukrinform.com/photos/2023_05/thumb_files/630_360_1684514279-4516.jpeg" text:style-name="Internet_20_link" text:visited-style-name="Visited_20_Internet_20_Link">
630_360_16845...</text:a>
", "<text:a xlink:type="simple" xlink:href="https://static.ukrinform.com/photos/2023_05/thumb_files/630_360_1684514279-1785.jpeg" text:style-name="Internet_20_link" text:visited-style-name="Visited_20_Internet_20_Link">
630_360_16845...</text:a>
", "<text:a xlink:type="simple" xlink:href="https://static.ukrinform.com/photos/2023_05/thumb_files/630_360_1684514279-8501.jpeg" text:style-name="Internet_20_link" text:visited-style-name="Visited_20_Internet_20_Link">
630_360_16845...</text:a>
", "<text:a xlink:type="simple" xlink:href="https://static.ukrinform.com/photos/2023_05/thumb_files/630_360_1684514279-1409.jpeg" text:style-name="Internet_20_link" text:visited-style-name="Visited_20_Internet_20_Link">
630_360_16845...</text:a>
", "<text:a xlink:type="simple" xlink:href="https://static.ukrinform.com/photos/2023_05/thumb_files/630_360_1684514279-9396.jpeg" text:style-name="Internet_20_link" text:visited-style-name="Visited_20_Internet_20_Link">
630_360_16845...</text:a>
", "<text:a xlink:type="simple" xlink:href="https://static.ukrinform.com/photos/2023_05/thumb_files/630_360_1684514279-4255.jpeg" text:style-name="Internet_20_link" text:visited-style-name="Visited_20_Internet_20_Link">
630_360_16845...</text:a>
", "<text:a xlink:type="simple" xlink:href="https://static.ukrinform.com/photos/2023_05/thumb_files/630_360_1684514281-2400.jpeg" text:style-name="Internet_20_link" text:visited-style-name="Visited_20_Internet_20_Link">
630_360_16845...</text:a>
", "<text:a xlink:type="simple" xlink:href="https://static.ukrinform.com/photos/2023_05/thumb_files/630_360_1684514281-7401.jpeg" text:style-name="Internet_20_link" text:visited-style-name="Visited_20_Internet_20_Link">
630_360_16845...</text:a>
", "<text:a xlink:type="simple" xlink:href="https://static.ukrinform.com/photos/2023_05/thumb_files/630_360_1684514281-4919.jpeg" text:style-name="Internet_20_link" text:visited-style-name="Visited_20_Internet_20_Link">
630_360_16845...</text:a>
", "<text:a xlink:type="simple" xlink:href="https://static.ukrinform.com/photos/2023_05/1684515133-786.jpg" text:style-name="Internet_20_link" text:visited-style-name="Visited_20_Internet_20_Link">
1684515133-78...</text:a>
", "<text:a xlink:type="simple" xlink:href="https://static.ukrinform.com/photos/2023_05/1684515162-240.jpg" text:style-name="Internet_20_link" text:visited-style-name="Visited_20_Internet_20_Link">
1684515162-24...</text:a>
", "<text:a xlink:type="simple" xlink:href="https://static.ukrinform.com/photos/2023_05/1684515154-403.jpg" text:style-name="Internet_20_link" text:visited-style-name="Visited_20_Internet_20_Link">
1684515154-40...</text:a>
"]</text:p>
      <text:p text:style-name="P4">
Tags: ['Маріуполь', 'Виставка', 'Київ']</text:p>
      <text:p text:style-name="P4">
Type: Article</text:p>
      <!--METADATA-->
      <text:p text:style-name="P4">
<draw:frame draw:style-name="fr1" draw:name="Image207" text:anchor-type="as-char" svg:width="6.9236in" svg:height="3.956343in" draw:z-index="0">
<draw:image xlink:href="../Images/yкринформ/2023-05-19T19-34-00-03-00/630_360_1684514954-794.jpg" xlink:type="simple" xlink:show="embed" xlink:actuate="onLoad" draw:mime-type="image/jpeg"/>
</draw:frame>
The Union Museum of History of Ukraine in the Second World War presented the exhibition "Mariupol. 86 #Live", dedicated to the defense of the city, to its residents with the residents.</text:p>
      <text:p text:style-name="P4">
This was reported by Ukrinform correspondent.</text:p>
      <text:p text:style-name="P4">
"We have to work on the great narratives about this war. But it seems to me that we have not yet come so that we can tear this war away from our hearts TAKE TO HIV Pain together. That is why such exhibitions will be used by personal things - like those shells from the shore of the sea that little girl sacrificed with her from Mariupol - important for every citizen of Ukraine, " - said Deputy Minister of Culture and Information Policy Galinogrigorenko.</text:p>
      <text:p text:style-name="P4">
On <text:a xlink:type="simple" xlink:href="https://www.ukrinform.ua/tag-vistavka" text:style-name="Internet_20_link" text:visited-style-name="Visited_20_Internet_20_Link">
</text:a>
Pictures of Mariiupol are presented to a full -scale invasion and after, as well as the photos of the locals, in particular, children. Among the artifacts, visitors will see a mutilated flag from Azovstal, a surviving cup that Mariupolka removed from the city, a clock, even the pondants of a ballerina from the drama theater. There are also banners with reports, which have covered events in the city all 86 days."This is the first war in the history of mankind, whose events immediately fall on the first spal, immediately appear on telegrams -channels," - said journalist Yajajtivtina Alevta Shvetsova.</text:p>
      <text:p text:style-name="P4">
Also within the exhibition presented a movie about the blockade of the city of Maria.</text:p>
      <text:p text:style-name="P4">
<text:span text:style-name="T4">
 Read also: </text:span>
 <text:a xlink:type="simple" xlink:href="https://www.ukrinform.ua/rubric-kyiv/3711053-u-kievi-prezentuvali-dvi-fotovistavki-do-dna-pamati-zertv-deportacii-krimskih-tatar.html" text:style-name="Internet_20_link" text:visited-style-name="Visited_20_Internet_20_Link">
<text:span text:style-name="T4">
 exhibitions </text:span>
</text:a>
"There is no detail at the exhibition that it could be not important. Here is what people took with them: someone is a flag - and it is with blood baked now in a showcase. There are also keys that civilians are They took with them precursors, hoping that they would return home. However, they remained licked, " - said Mariupol Mayor Vadim Boychenko.</text:p>
      <text:p text:style-name="P4">
<draw:frame draw:style-name="fr1" draw:name="Image208" text:anchor-type="as-char" svg:width="6.9236in" svg:height="5.199111in" draw:z-index="0">
<draw:image xlink:href="../Images/yкринформ/2023-05-19T19-34-00-03-00/1684515133-786.jpg" xlink:type="simple" xlink:show="embed" xlink:actuate="onLoad" draw:mime-type="image/jpeg"/>
</draw:frame>
He also noted that the exposition covered the heroic act of the defenders of "Azovstal", who defended themselves from the enemy exceeding them ten times. The azov won the time so that other units could prepare better, restraint from the promotion towards the Dnieper and Zaporizhzhia.</text:p>
      <text:p text:style-name="P4">
<draw:frame draw:style-name="fr1" draw:name="Image209" text:anchor-type="as-char" svg:width="6.9236in" svg:height="5.199111in" draw:z-index="0">
<draw:image xlink:href="../Images/yкринформ/2023-05-19T19-34-00-03-00/1684515162-240.jpg" xlink:type="simple" xlink:show="embed" xlink:actuate="onLoad" draw:mime-type="image/jpeg"/>
</draw:frame>
The deputy head of the Kyiv City State Administration Anna Starostenkovizes that the city authorities would do everything possible for the care of the Mariupols who have moved to the capital, as well as to preserve the memory of the city's defense.</text:p>
      <text:p text:style-name="P4">
<text:span text:style-name="T4">
 Read also: </text:span>
 <text:a xlink:type="simple" xlink:href="https://www.ukrinform.ua/rubric-culture/3711315-u-hersonskomu-muzei-vidkrili-vistavku-herson2022-hroniki-deokupacii.html" text:style-name="Internet_20_link" text:visited-style-name="Visited_20_Internet_20_Link">
<text:span text:style-name="T4">
 exhibition </text:span>
</text:a>
</text:p>
      <text:p text:style-name="P4">
<draw:frame draw:style-name="fr1" draw:name="Image210" text:anchor-type="as-char" svg:width="6.9236in" svg:height="5.199111in" draw:z-index="0">
<draw:image xlink:href="../Images/yкринформ/2023-05-19T19-34-00-03-00/1684515154-403.jpg" xlink:type="simple" xlink:show="embed" xlink:actuate="onLoad" draw:mime-type="image/jpeg"/>
</draw:frame>
"We do not have to stop talking about those tragic events. We have already organized a series of events, in particular, phototheatral productions, impresses, opening the center" Yariupol "together with the city council She has never gone away that the trouble would never happen again, "she said.</text:p>
      <text:p text:style-name="P4">
The event was also performed(Carpilenko)After reading the poetry dedicated to the city.</text:p>
      <text:p text:style-name="P4">
The event was organized by the Mariupol City Council, the National Museum of History of Ukraine in the Second World War, the project “Yamariupol. Culture ”, CCP M.EHub.As reported by Ukrinform, <text:a xlink:type="simple" xlink:href="https://www.ukrinform.ua/rubric-kyiv/3709624-u-kievi-vidkrili-fotovistavku-pro-dosvid-vijni-pereselenciv-iz-mariupola.html" text:style-name="Internet_20_link" text:visited-style-name="Visited_20_Internet_20_Link">
</text:a>
, within which the stories of 27 displaced persons, whose lives have changed a full -scale invasion.</text:p>
      <text:p text:style-name="P4">
News Source: <text:a xlink:type="simple" xlink:href="https://www.ukrinform.ua/rubric-kyiv/3711581-u-kievi-vidkrilasa-vistavka-prisvacena-oboroni-mariupola.html" text:style-name="Internet_20_link" text:visited-style-name="Visited_20_Internet_20_Link">
https://www.ukrinform.ua/rubric-kyiv/3711581-u-kievi-vidkrilasa-vistavka-prisvacena-oboroni-mariupola.html</text:a>
</text:p>
      <!--NEWS-->
      <text:h text:style-name="P10" text:outline-level="1">
<text:span text:style-name="T4">
Vashchuk entered the ranks of the National Guard of Ukraine</text:span>
</text:h>
      <text:p text:style-name="P4">
Authors: Ukrinform (Person)</text:p>
      <text:p text:style-name="P4">
Publisher: Укринформ (Organization)</text:p>
      <text:p text:style-name="P4">
Published Time: 2023-05-19T19:36:16+03:00</text:p>
      <text:p text:style-name="P4">
Modified Time: 2023-05-19T19:36:16+03:00</text:p>
      <text:p text:style-name="P4">
Description: The former football player will serve in the Bureva's offensive brigade. - Ukrinform.</text:p>
      <text:p text:style-name="P4">
Images: ["<text:a xlink:type="simple" xlink:href="https://static.ukrinform.com/photos/2023_05/thumb_files/630_360_1684514036-669.jpg" text:style-name="Internet_20_link" text:visited-style-name="Visited_20_Internet_20_Link">
630_360_16845...</text:a>
", "<text:a xlink:type="simple" xlink:href="https://static.ukrinform.com/photos/2023_05/1684514167-491.jpg" text:style-name="Internet_20_link" text:visited-style-name="Visited_20_Internet_20_Link">
1684514167-49...</text:a>
"]</text:p>
      <text:p text:style-name="P4">
Tags: ['Футбол', 'Нацгвардія']</text:p>
      <text:p text:style-name="P4">
Type: Article</text:p>
      <!--METADATA-->
      <text:p text:style-name="P4">
<draw:frame draw:style-name="fr1" draw:name="Image211" text:anchor-type="as-char" svg:width="6.9236in" svg:height="3.956343in" draw:z-index="0">
<draw:image xlink:href="../Images/yкринформ/2023-05-19T19-36-16-03-00/630_360_1684514036-669.jpg" xlink:type="simple" xlink:show="embed" xlink:actuate="onLoad" draw:mime-type="image/jpeg"/>
</draw:frame>
The former Futball player will serve in the brigade of the storm "storm".</text:p>
      <text:p text:style-name="P4">
The legendary ex-defender "Dynamo" Kyiv and national team of Ukraine Vladislav Vashchuk Nashay Naviva page on Facebook <text:a xlink:type="simple" xlink:href="https://www.facebook.com/vashchukvlad/posts/6027587340682532" text:style-name="Internet_20_link" text:visited-style-name="Visited_20_Internet_20_Link">
</text:a>
The decision to join the ranks of the National Guard of Ukraine reports.</text:p>
      <text:p text:style-name="P4">
“Yes, it was my personal decision. Yes, relatives and relatives are still shocked. So, I know that some will never understand me. But I really believe in the wake. I saw the Russian peace with my own eyes and I will do my best to see such a country with no one else or felt. And when the time comes, I can answer what I did during the war. National Guard of Ukraine. Soldier Vladislav Vashchuk. I serve Ukrainian. "</text:p>
      <text:p text:style-name="P4">
<draw:frame draw:style-name="fr1" draw:name="Image212" text:anchor-type="as-char" svg:width="6.9236in" svg:height="9.231467in" draw:z-index="0">
<draw:image xlink:href="../Images/yкринформ/2023-05-19T19-36-16-03-00/1684514167-491.jpg" xlink:type="simple" xlink:show="embed" xlink:actuate="onLoad" draw:mime-type="image/jpeg"/>
</draw:frame>
<text:span text:style-name="T4">
 Read Alsu: </text:span>
 y <text:span text:style-name="T4">
 Vashchuk </text:span>
 b.(https://www.ukrinform.ua/rubric-sports/3442876-okupanti-zaihali-na-btrah-do-budinku-vasuka-pid-kievom.html)According to Ukrinform, Vashchuk's house in Gostomel was in the occupation of Russian troops in March 2022.</text:p>
      <text:p text:style-name="P4">
Photo: facebook.com/vashchukvlad</text:p>
      <text:p text:style-name="P4">
News Source: <text:a xlink:type="simple" xlink:href="https://www.ukrinform.ua/rubric-sports/3711579-vasuk-vstupiv-do-lav-nacgvardii-ukraini.html" text:style-name="Internet_20_link" text:visited-style-name="Visited_20_Internet_20_Link">
https://www.ukrinform.ua/rubric-sports/3711579-vasuk-vstupiv-do-lav-nacgvardii-ukraini.html</text:a>
</text:p>
      <!--NEWS-->
      <text:h text:style-name="P10" text:outline-level="1">
<text:span text:style-name="T4">
Vashchuk entered the ranks of the National Guard of Ukraine</text:span>
</text:h>
      <text:p text:style-name="P4">
Authors: Ukrinform (Person)</text:p>
      <text:p text:style-name="P4">
Publisher: Укринформ (Organization)</text:p>
      <text:p text:style-name="P4">
Published Time: 2023-05-19T19:36:16+03:00</text:p>
      <text:p text:style-name="P4">
Modified Time: 2023-05-19T19:36:16+03:00</text:p>
      <text:p text:style-name="P4">
Description: The former football player will serve in the Bureva's offensive brigade. - Ukrinform.</text:p>
      <text:p text:style-name="P4">
Images: ["<text:a xlink:type="simple" xlink:href="https://static.ukrinform.com/photos/2023_05/thumb_files/630_360_1684514036-669.jpg" text:style-name="Internet_20_link" text:visited-style-name="Visited_20_Internet_20_Link">
630_360_16845...</text:a>
", "<text:a xlink:type="simple" xlink:href="https://static.ukrinform.com/photos/2023_05/1684514167-491.jpg" text:style-name="Internet_20_link" text:visited-style-name="Visited_20_Internet_20_Link">
1684514167-49...</text:a>
"]</text:p>
      <text:p text:style-name="P4">
Tags: ['Футбол', 'Нацгвардія']</text:p>
      <text:p text:style-name="P4">
Type: Article</text:p>
      <!--METADATA-->
      <text:p text:style-name="P4">
<draw:frame draw:style-name="fr1" draw:name="Image213" text:anchor-type="as-char" svg:width="6.9236in" svg:height="3.956343in" draw:z-index="0">
<draw:image xlink:href="../Images/yкринформ/2023-05-19T19-36-16-03-00/630_360_1684514036-669.jpg" xlink:type="simple" xlink:show="embed" xlink:actuate="onLoad" draw:mime-type="image/jpeg"/>
</draw:frame>
The former Futball player will serve in the brigade of the storm "storm".</text:p>
      <text:p text:style-name="P4">
The legendary ex-defender "Dynamo" Kyiv and national team of Ukraine Vladislav Vashchuk Nashay Naviva page on Facebook <text:a xlink:type="simple" xlink:href="https://www.facebook.com/vashchukvlad/posts/6027587340682532" text:style-name="Internet_20_link" text:visited-style-name="Visited_20_Internet_20_Link">
</text:a>
The decision to join the ranks of the National Guard of Ukraine reports.</text:p>
      <text:p text:style-name="P4">
“Yes, it was my personal decision. Yes, relatives and relatives are still shocked. So, I know that some will never understand me. But I really believe in the wake. I saw the Russian peace with my own eyes and I will do my best to see such a country with no one else or felt. And when the time comes, I can answer what I did during the war. National Guard of Ukraine. Soldier Vladislav Vashchuk. I serve Ukrainian. "</text:p>
      <text:p text:style-name="P4">
<draw:frame draw:style-name="fr1" draw:name="Image214" text:anchor-type="as-char" svg:width="6.9236in" svg:height="9.231467in" draw:z-index="0">
<draw:image xlink:href="../Images/yкринформ/2023-05-19T19-36-16-03-00/1684514167-491.jpg" xlink:type="simple" xlink:show="embed" xlink:actuate="onLoad" draw:mime-type="image/jpeg"/>
</draw:frame>
<text:span text:style-name="T4">
 Read Alsu: </text:span>
 y <text:span text:style-name="T4">
 Vashchuk </text:span>
 b.(https://www.ukrinform.ua/rubric-sports/3442876-okupanti-zaihali-na-btrah-do-budinku-vasuka-pid-kievom.html)According to Ukrinform, Vashchuk's house in Gostomel was in the occupation of Russian troops in March 2022.</text:p>
      <text:p text:style-name="P4">
Photo: facebook.com/vashchukvlad</text:p>
      <text:p text:style-name="P4">
News Source: <text:a xlink:type="simple" xlink:href="https://www.ukrinform.ua/rubric-sports/3711579-vasuk-vstupiv-do-lav-nacgvardii-ukraini.html" text:style-name="Internet_20_link" text:visited-style-name="Visited_20_Internet_20_Link">
https://www.ukrinform.ua/rubric-sports/3711579-vasuk-vstupiv-do-lav-nacgvardii-ukraini.html</text:a>
</text:p>
      <!--NEWS-->
      <text:h text:style-name="P10" text:outline-level="1">
<text:span text:style-name="T4">
Stefanchuk discussed the issue of reconstruction of Ukraine with the Minister of Entrepreneurship of Denmark</text:span>
</text:h>
      <text:p text:style-name="P4">
Authors: Ukrinform (Person)</text:p>
      <text:p text:style-name="P4">
Publisher: Укринформ (Organization)</text:p>
      <text:p text:style-name="P4">
Published Time: 2023-05-19T19:43:00+03:00</text:p>
      <text:p text:style-name="P4">
Modified Time: 2023-05-19T19:43:00+03:00</text:p>
      <text:p text:style-name="P4">
Description: The Chairman of the Verkhovna Rada Ruslan Stefanchuk met with Denmark Minister Morten Bedskou, during which they discussed the issues of reconstruction and investment in Ukraine. - Ukrinform.</text:p>
      <text:p text:style-name="P4">
Images: ["<text:a xlink:type="simple" xlink:href="https://static.ukrinform.com/photos/2023_05/thumb_files/630_360_1684514653-731.jpg" text:style-name="Internet_20_link" text:visited-style-name="Visited_20_Internet_20_Link">
630_360_16845...</text:a>
"]</text:p>
      <text:p text:style-name="P4">
Tags: ['Данія', 'Стефанчук', 'Відбудова']</text:p>
      <text:p text:style-name="P4">
Type: Article</text:p>
      <!--METADATA-->
      <text:p text:style-name="P4">
<draw:frame draw:style-name="fr1" draw:name="Image215" text:anchor-type="as-char" svg:width="6.9236in" svg:height="3.956343in" draw:z-index="0">
<draw:image xlink:href="../Images/yкринформ/2023-05-19T19-43-00-03-00/630_360_1684514653-731.jpg" xlink:type="simple" xlink:show="embed" xlink:actuate="onLoad" draw:mime-type="image/jpeg"/>
</draw:frame>
Ruslan Stefanchuk, the head of the Entrepreneurship Minister Morten Bedskou, discussed the issues of reconstruction of and investments in Ukraine.</text:p>
      <text:p text:style-name="P4">
Stefanchuk reported this in <text:a xlink:type="simple" xlink:href="https://www.facebook.com/stefanchuk.official/posts/pfbid02Pfpk4CUM4EvFDtV7NXeLevgUJ7Gqg87FAUTg8iW86CtK8Fnraj3JXRssoL56Svwtl" text:style-name="Internet_20_link" text:visited-style-name="Visited_20_Internet_20_Link">
</text:a>
, reports Ukrinform.</text:p>
      <text:p text:style-name="P4">
"During a meeting with the Minister of Entrepreneurship <text:a xlink:type="simple" xlink:href="https://www.ukrinform.ua/tag-dania" text:style-name="Internet_20_link" text:visited-style-name="Visited_20_Internet_20_Link">
</text:a>
Mortens Bedskou focused on the issue of Ukraine's reconstruction and investment in Ukraine. Denmark is now a leaders in terms of financial aid in our country. Despite the war, we have examples of quality Ukrainian-Danish cooperation. In particular - the restoration of water supply in Nikolaev. Now let's speak about the projects of future cooperation on the restoration of Ukraine, " -wrote the Chairman of the Verkhovna Rada.</text:p>
      <text:p text:style-name="P4">
According to him, Ukraine sees the possibility of investment in the green economy, development of the IT industry and security economy, priority-ecology and energy efficiency.</text:p>
      <text:p text:style-name="P4">
<text:span text:style-name="T4">
 Read also: </text:span>
 <text:a xlink:type="simple" xlink:href="https://www.ukrinform.ua/rubric-ato/3711501-ukraina-rozrahovue-so-dania-priednaetsa-do-aviacijnoi-koalicii-stefancuk.html" text:style-name="Internet_20_link" text:visited-style-name="Visited_20_Internet_20_Link">
<text:span text:style-name="T4">
 Stefanchuk </text:span>
</text:a>
"I also hope that Ukraine, thanks to our colleagues, can be able to get a lot of grain to enter the agro -market all over the world thanks to our colleagues," Stefanchuk added.</text:p>
      <text:p text:style-name="P4">
As reported by Ukrinform, Chairman of the Verkhovna Rada of Ukraine <text:a xlink:type="simple" xlink:href="https://www.ukrinform.ua/rubric-regions/3711312-stefancuk-pribuv-iz-vizitom-do-danii.html" text:style-name="Internet_20_link" text:visited-style-name="Visited_20_Internet_20_Link">
</text:a>
<text:span text:style-name="T5">
Foto: Facebook Ruslan Stefanchuk</text:span>
</text:p>
      <text:p text:style-name="P4">
News Source: <text:a xlink:type="simple" xlink:href="https://www.ukrinform.ua/rubric-vidbudova/3711584-stefancuk-obgovoriv-z-ministrom-pidpriemnictva-danii-pitanna-vidbudovi-ukraini.html" text:style-name="Internet_20_link" text:visited-style-name="Visited_20_Internet_20_Link">
https://www.ukrinform.ua/rubric-vidbudova/3711584-stefancuk-obgovoriv-z-ministrom-pidpriemnictva-danii-pitanna-vidbudovi-ukraini.html</text:a>
</text:p>
      <!--NEWS-->
      <text:h text:style-name="P10" text:outline-level="1">
<text:span text:style-name="T4">
In the suburbs of Bakhmut the pace of promotion of the Armed Forces slightly decreased - painter</text:span>
</text:h>
      <text:p text:style-name="P4">
Authors: Ukrinform (Person)</text:p>
      <text:p text:style-name="P4">
Publisher: Укринформ (Organization)</text:p>
      <text:p text:style-name="P4">
Published Time: 2023-05-19T19:44:59+03:00</text:p>
      <text:p text:style-name="P4">
Modified Time: 2023-05-19T19:44:59+03:00</text:p>
      <text:p text:style-name="P4">
Description: Deputy Minister of Defense of Ukraine Anna Malyar reported that in the suburbs of Bakhmut the pace of promotion of the Armed Forces of Ukraine had decreased somewhat. - Ukrinform.</text:p>
      <text:p text:style-name="P4">
Images: ["<text:a xlink:type="simple" xlink:href="https://static.ukrinform.com/photos/2023_04/thumb_files/630_360_1682412645-576.png" text:style-name="Internet_20_link" text:visited-style-name="Visited_20_Internet_20_Link">
630_360_16824...</text:a>
"]</text:p>
      <text:p text:style-name="P4">
Tags: ['Бахмут', 'ЗСУ', 'Війна з Росією', 'Ганна Маляр']</text:p>
      <text:p text:style-name="P4">
Type: Article</text:p>
      <!--METADATA-->
      <text:p text:style-name="P4">
<draw:frame draw:style-name="fr1" draw:name="Image216" text:anchor-type="as-char" svg:width="6.9236in" svg:height="3.956343in" draw:z-index="0">
<draw:image xlink:href="../Images/yкринформ/2023-05-19T19-44-59-03-00/630_360_1682412645-576.png" xlink:type="simple" xlink:show="embed" xlink:actuate="onLoad" draw:mime-type="image/png"/>
</draw:frame>
The Deputy Minister of Defense of Ukraine Anna Malyar reported that in the suburbs of Bakhmut the pace of the Armed Forces of Ukraine decreased somewhat.</text:p>
      <text:p text:style-name="P4">
As Ukrinform reports, the painter wrote in <text:a xlink:type="simple" xlink:href="https://t.me/annamaliar/765" text:style-name="Internet_20_link" text:visited-style-name="Visited_20_Internet_20_Link">
</text:a>
.</text:p>
      <text:p text:style-name="P4">
"Very rigid battles are ongoing in the Bakhmut direction. The enemy cannot win, so he takes the number. In particular, he increased the presence of Nabakhmut troops by several thousand people and tries to use the advantage in heavy artillery and the number of shells," Malyar said.</text:p>
      <text:p text:style-name="P4">
According to her, Russian troops continue to attack the cost of heavy losses that disorderly exceed Ukrainian losses.</text:p>
      <text:p text:style-name="P4">
"In Bakhmut, they turn the buildings into ashes. Only the foundation that cannot be defended. At the same time, our troops are held in Bakhmut Rubezharyon's" aircraft ". In the suburbs of Bakhmut today the pace of promotion of our military . Our enemy reflects all the attacks of the enemy in this direction, "the painter emphasized.</text:p>
      <text:p text:style-name="P4">
<text:span text:style-name="T4">
 Read also: </text:span>
 <text:a xlink:type="simple" xlink:href="https://www.ukrinform.ua/rubric-ato/3710825-u-rajoni-bahmuta-sili-oboroni-za-dobu-prosunulisa-miscami-na-1700-metriv-zsu.html" text:style-name="Internet_20_link" text:visited-style-name="Visited_20_Internet_20_Link">
<text:span text:style-name="T4">
 Bakhmuta </text:span>
</text:a>
According to her, the defense of Bakhmut and the suburbs performs his military tasks. In particular, they destroy the enemy, reduce his offensive potential and win the time of planned actions.</text:p>
      <text:p text:style-name="P4">
As reported by Ukrinform, the spokesman of the eastern group of troops Sussergiy Cherevati said that Bakhmut remains for the Russian army <text:a xlink:type="simple" xlink:href="https://www.ukrinform.ua/rubric-ato/3711420-cerevatij-pro-bahmut-zsu-perehopluut-iniciativu-i-namagautsa-kontratakuvati.html" text:style-name="Internet_20_link" text:visited-style-name="Visited_20_Internet_20_Link">
</text:a>
, however, the forces of the day could move to different sections up to 500 meters and hold the southern-western part of the city.</text:p>
      <text:p text:style-name="P4">
<text:span text:style-name="T5">
Foto: Liberov Constantine</text:span>
</text:p>
      <text:p text:style-name="P4">
News Source: <text:a xlink:type="simple" xlink:href="https://www.ukrinform.ua/rubric-ato/3711582-u-peredmisti-bahmuta-tempi-prosuvanna-zsu-deso-znizilis-malar.html" text:style-name="Internet_20_link" text:visited-style-name="Visited_20_Internet_20_Link">
https://www.ukrinform.ua/rubric-ato/3711582-u-peredmisti-bahmuta-tempi-prosuvanna-zsu-deso-znizilis-malar.html</text:a>
</text:p>
      <!--NEWS-->
      <text:h text:style-name="P10" text:outline-level="1">
<text:span text:style-name="T4">
The Russian Federation buys Chip and drones for war in Ukraine through Kazakhstan in Ukraine</text:span>
</text:h>
      <text:p text:style-name="P4">
Authors: Ukrinform (Person)</text:p>
      <text:p text:style-name="P4">
Publisher: Укринформ (Organization)</text:p>
      <text:p text:style-name="P4">
Published Time: 2023-05-19T19:52:56+03:00</text:p>
      <text:p text:style-name="P4">
Modified Time: 2023-05-19T19:52:56+03:00</text:p>
      <text:p text:style-name="P4">
Description: Despite Western sanctions, the Russian defense industry and the army receive the microelectronics they need and drones through "friendly" countries, including Kazakhstan. - Ukrinform.</text:p>
      <text:p text:style-name="P4">
Images: ["<text:a xlink:type="simple" xlink:href="https://static.ukrinform.com/photos/2023_05/thumb_files/630_360_1684515103-455.jpg" text:style-name="Internet_20_link" text:visited-style-name="Visited_20_Internet_20_Link">
630_360_16845...</text:a>
", "<text:a xlink:type="simple" xlink:href="https://static.ukrinform.com/photos/2023_05/1684514677-514.jpg" text:style-name="Internet_20_link" text:visited-style-name="Visited_20_Internet_20_Link">
1684514677-51...</text:a>
", "<text:a xlink:type="simple" xlink:href="https://static.ukrinform.com/photos/2023_05/1684514760-759.jpg" text:style-name="Internet_20_link" text:visited-style-name="Visited_20_Internet_20_Link">
1684514760-75...</text:a>
", "<text:a xlink:type="simple" xlink:href="https://static.ukrinform.com/photos/2023_05/1684514864-464.jpg" text:style-name="Internet_20_link" text:visited-style-name="Visited_20_Internet_20_Link">
1684514864-46...</text:a>
"]</text:p>
      <text:p text:style-name="P4">
Tags: ['Безпілотник', 'Казахстан', 'Санкції', 'Технології', 'Росія']</text:p>
      <text:p text:style-name="P4">
Type: Article</text:p>
      <!--METADATA-->
      <text:p text:style-name="P4">
<draw:frame draw:style-name="fr1" draw:name="Image217" text:anchor-type="as-char" svg:width="6.9236in" svg:height="3.956343in" draw:z-index="0">
<draw:image xlink:href="../Images/yкринформ/2023-05-19T19-52-56-03-00/630_360_1684515103-455.jpg" xlink:type="simple" xlink:show="embed" xlink:actuate="onLoad" draw:mime-type="image/jpeg"/>
</draw:frame>
Principled sanctions, the Russian defense industry and the army receive the necessary microelectronics and drones through "friendly" countries, including the company of the Kazakhstan.</text:p>
      <text:p text:style-name="P4">
This is stated in a joint investigation of the edition <text:a xlink:type="simple" xlink:href="https://istories.media/stories/2023/05/19/put-kontrabandista-kak-rossiya-poluchaet-chipi-i-bespilotniki-cherez-kazakhstan/" text:style-name="Internet_20_link" text:visited-style-name="Visited_20_Internet_20_Link">
</text:a>
 , <text:a xlink:type="simple" xlink:href="https://www.occrp.org/en/investigations/kazakhstan-has-become-a-pathway-for-the-supply-of-russias-war-machine-heres-how-it-works" text:style-name="Internet_20_link" text:visited-style-name="Visited_20_Internet_20_Link">
</text:a>
and journal <text:a xlink:type="simple" xlink:href="https://www.spiegel.de/wirtschaft/russland-sanktionen-wie-deutsche-firmen-offenbar-die-russische-ruestungsindustrie-beliefern-a-301106cd-a13c-4610-97a2-d26ac1573226" text:style-name="Internet_20_link" text:visited-style-name="Visited_20_Internet_20_Link">
</text:a>
, reports Ukrinform.</text:p>
      <text:p text:style-name="P4">
"Important History" managed to get acquainted with the detailed data of customs statistics of Russia. It follows that more than 500 drones in 2022 were reached by Kazakhstan company "Aspan Arba". It was registered after the war in Ukraine in April 2022. The Metalmininginfo sectoral portal reported that Aspan Arba would be the official DJI dealer in Kazakhstan.</text:p>
      <text:p text:style-name="P4">
<draw:frame draw:style-name="fr1" draw:name="Image218" text:anchor-type="as-char" svg:width="6.9236in" svg:height="4.130778in" draw:z-index="0">
<draw:image xlink:href="../Images/yкринформ/2023-05-19T19-52-56-03-00/1684514677-514.jpg" xlink:type="simple" xlink:show="embed" xlink:actuate="onLoad" draw:mime-type="image/jpeg"/>
</draw:frame>
<text:span text:style-name="T5">
Illustration: James O'Brien // OCCRP</text:span>
</text:p>
      <text:p text:style-name="P4">
It is noted that one of the main sellers of DJI drones in Russia is the company "Heavenly Mechanics". In February 2023, nearly 800 thousand rubles were over the account of the Moscow company, as a payroll from the People's Front Charity Fund. Everything for victory. " This fund helps with the equipment of the units of the Russian army fighting in Ukraine. The founder of the Foundation is the University of the People's Front, the founder and leader of which is Vladimirputin.</text:p>
      <text:p text:style-name="P4">
<draw:frame draw:style-name="fr1" draw:name="Image219" text:anchor-type="as-char" svg:width="6.9236in" svg:height="6.895757in" draw:z-index="0">
<draw:image xlink:href="../Images/yкринформ/2023-05-19T19-52-56-03-00/1684514760-759.jpg" xlink:type="simple" xlink:show="embed" xlink:actuate="onLoad" draw:mime-type="image/jpeg"/>
</draw:frame>
<text:span text:style-name="T5">
Opto from social networks</text:span>
</text:p>
      <text:p text:style-name="P4">
The DJI Chinese company herself at the end of April 2022 reported that it has been supplemented to Russia and Ukraine to prevent the use of drones of poverty actions.</text:p>
      <text:p text:style-name="P4">
According to the data of the Ministry of Digital Development of Kazakhstan, Aspan Arba has been licensed to import 18,000 DJI drones for $ 45 million. The exporter is DJI Europe B.V., the Dutch daughter of the Chinese company. 500 Aspan Arba drones sent a "heavenly mechanic" to Russia.<text:span text:style-name="T4">
 Read also: </text:span>
 <text:a xlink:type="simple" xlink:href="https://www.ukrinform.ua/rubric-world/3711553-rf-popri-sankcii-prodovzue-otrimuvati-elektroniku-z-nimeccini-spiegel.html" text:style-name="Internet_20_link" text:visited-style-name="Visited_20_Internet_20_Link">
<text:span text:style-name="T4">
 spiegel </text:span>
</text:a>
Also among the buyers of the Heavenly Mechanics itself Kamchatka regional radavetrans of war and labor and a shop for Ozon, where Russian.</text:p>
      <text:p text:style-name="P4">
Components for the production of electronics for the FSB, intelligence and the Defense Ministry of Defense are imported into Russia by Stack, which buys German chips of the Da Group of 22 Russian businessmen by the name of the DA Group.</text:p>
      <text:p text:style-name="P4">
<draw:frame draw:style-name="fr1" draw:name="Image220" text:anchor-type="as-char" svg:width="6.9236in" svg:height="3.849364in" draw:z-index="0">
<draw:image xlink:href="../Images/yкринформ/2023-05-19T19-52-56-03-00/1684514864-464.jpg" xlink:type="simple" xlink:show="embed" xlink:actuate="onLoad" draw:mime-type="image/jpeg"/>
</draw:frame>
According to the authors of the investigation, since the beginning of the Russian invasion of import microelectronics to Kazakhstan has increased more than twice. According to Kazakhstan's bureaucratic statistics, in 2021, the country was imported with an integrated micro -rhizome of $ 35 million(About the same amount was in previous years), A2022-more than $ 75 million. At the same time, the exports of the plants to Russia increased from $ 245,000 to $ 185 million.</text:p>
      <text:p text:style-name="P4">
The same situation with drones, the authors write. In 2021 the Bureau of National Statistics <text:a xlink:type="simple" xlink:href="https://www.ukrinform.ua/tag-kazahstan" text:style-name="Internet_20_link" text:visited-style-name="Visited_20_Internet_20_Link">
</text:a>
At all, it is not mentioned in their import-export report. And in 2022, Kazakhstan imported $ 5 million and exported to Russia - by $ 1.23 million.</text:p>
      <text:p text:style-name="P4">
<text:span text:style-name="T5">
Foto: astana.kz</text:span>
</text:p>
      <text:p text:style-name="P4">
News Source: <text:a xlink:type="simple" xlink:href="https://www.ukrinform.ua/rubric-world/3711587-rf-kupue-cerez-kazahstan-cipi-ta-bezpilotniki-dla-vijni-v-ukraini.html" text:style-name="Internet_20_link" text:visited-style-name="Visited_20_Internet_20_Link">
https://www.ukrinform.ua/rubric-world/3711587-rf-kupue-cerez-kazahstan-cipi-ta-bezpilotniki-dla-vijni-v-ukraini.html</text:a>
</text:p>
      <!--NEWS-->
      <text:h text:style-name="P10" text:outline-level="1">
<text:span text:style-name="T4">
The Russian Federation buys Chip and drones for war in Ukraine through Kazakhstan in Ukraine</text:span>
</text:h>
      <text:p text:style-name="P4">
Authors: Ukrinform (Person)</text:p>
      <text:p text:style-name="P4">
Publisher: Укринформ (Organization)</text:p>
      <text:p text:style-name="P4">
Published Time: 2023-05-19T19:52:56+03:00</text:p>
      <text:p text:style-name="P4">
Modified Time: 2023-05-19T19:52:56+03:00</text:p>
      <text:p text:style-name="P4">
Description: Despite Western sanctions, the Russian defense industry and the army receive the microelectronics they need and drones through "friendly" countries, including Kazakhstan. - Ukrinform.</text:p>
      <text:p text:style-name="P4">
Images: ["<text:a xlink:type="simple" xlink:href="https://static.ukrinform.com/photos/2023_05/thumb_files/630_360_1684515103-455.jpg" text:style-name="Internet_20_link" text:visited-style-name="Visited_20_Internet_20_Link">
630_360_16845...</text:a>
", "<text:a xlink:type="simple" xlink:href="https://static.ukrinform.com/photos/2023_05/1684514677-514.jpg" text:style-name="Internet_20_link" text:visited-style-name="Visited_20_Internet_20_Link">
1684514677-51...</text:a>
", "<text:a xlink:type="simple" xlink:href="https://static.ukrinform.com/photos/2023_05/1684514760-759.jpg" text:style-name="Internet_20_link" text:visited-style-name="Visited_20_Internet_20_Link">
1684514760-75...</text:a>
", "<text:a xlink:type="simple" xlink:href="https://static.ukrinform.com/photos/2023_05/1684514864-464.jpg" text:style-name="Internet_20_link" text:visited-style-name="Visited_20_Internet_20_Link">
1684514864-46...</text:a>
"]</text:p>
      <text:p text:style-name="P4">
Tags: ['Безпілотник', 'Казахстан', 'Санкції', 'Технології', 'Росія']</text:p>
      <text:p text:style-name="P4">
Type: Article</text:p>
      <!--METADATA-->
      <text:p text:style-name="P4">
<draw:frame draw:style-name="fr1" draw:name="Image221" text:anchor-type="as-char" svg:width="6.9236in" svg:height="3.956343in" draw:z-index="0">
<draw:image xlink:href="../Images/yкринформ/2023-05-19T19-52-56-03-00/630_360_1684515103-455.jpg" xlink:type="simple" xlink:show="embed" xlink:actuate="onLoad" draw:mime-type="image/jpeg"/>
</draw:frame>
Principled sanctions, the Russian defense industry and the army receive the necessary microelectronics and drones through "friendly" countries, including the company of the Kazakhstan.</text:p>
      <text:p text:style-name="P4">
This is stated in a joint investigation of the edition <text:a xlink:type="simple" xlink:href="https://istories.media/stories/2023/05/19/put-kontrabandista-kak-rossiya-poluchaet-chipi-i-bespilotniki-cherez-kazakhstan/" text:style-name="Internet_20_link" text:visited-style-name="Visited_20_Internet_20_Link">
</text:a>
 , <text:a xlink:type="simple" xlink:href="https://www.occrp.org/en/investigations/kazakhstan-has-become-a-pathway-for-the-supply-of-russias-war-machine-heres-how-it-works" text:style-name="Internet_20_link" text:visited-style-name="Visited_20_Internet_20_Link">
</text:a>
and journal <text:a xlink:type="simple" xlink:href="https://www.spiegel.de/wirtschaft/russland-sanktionen-wie-deutsche-firmen-offenbar-die-russische-ruestungsindustrie-beliefern-a-301106cd-a13c-4610-97a2-d26ac1573226" text:style-name="Internet_20_link" text:visited-style-name="Visited_20_Internet_20_Link">
</text:a>
, reports Ukrinform.</text:p>
      <text:p text:style-name="P4">
"Important History" managed to get acquainted with the detailed data of customs statistics of Russia. It follows that more than 500 drones in 2022 were reached by Kazakhstan company "Aspan Arba". It was registered after the war in Ukraine in April 2022. The Metalmininginfo sectoral portal reported that Aspan Arba would be the official DJI dealer in Kazakhstan.</text:p>
      <text:p text:style-name="P4">
<draw:frame draw:style-name="fr1" draw:name="Image222" text:anchor-type="as-char" svg:width="6.9236in" svg:height="4.130778in" draw:z-index="0">
<draw:image xlink:href="../Images/yкринформ/2023-05-19T19-52-56-03-00/1684514677-514.jpg" xlink:type="simple" xlink:show="embed" xlink:actuate="onLoad" draw:mime-type="image/jpeg"/>
</draw:frame>
<text:span text:style-name="T5">
Illustration: James O'Brien // OCCRP</text:span>
</text:p>
      <text:p text:style-name="P4">
It is noted that one of the main sellers of DJI drones in Russia is the company "Heavenly Mechanics". In February 2023, nearly 800 thousand rubles were over the account of the Moscow company, as a payroll from the People's Front Charity Fund. Everything for victory. " This fund helps with the equipment of the units of the Russian army fighting in Ukraine. The founder of the Foundation is the University of the People's Front, the founder and leader of which is Vladimirputin.</text:p>
      <text:p text:style-name="P4">
<draw:frame draw:style-name="fr1" draw:name="Image223" text:anchor-type="as-char" svg:width="6.9236in" svg:height="6.895757in" draw:z-index="0">
<draw:image xlink:href="../Images/yкринформ/2023-05-19T19-52-56-03-00/1684514760-759.jpg" xlink:type="simple" xlink:show="embed" xlink:actuate="onLoad" draw:mime-type="image/jpeg"/>
</draw:frame>
<text:span text:style-name="T5">
Opto from social networks</text:span>
</text:p>
      <text:p text:style-name="P4">
The DJI Chinese company herself at the end of April 2022 reported that it has been supplemented to Russia and Ukraine to prevent the use of drones of poverty actions.</text:p>
      <text:p text:style-name="P4">
According to the data of the Ministry of Digital Development of Kazakhstan, Aspan Arba has been licensed to import 18,000 DJI drones for $ 45 million. The exporter is DJI Europe B.V., the Dutch daughter of the Chinese company. 500 Aspan Arba drones sent a "heavenly mechanic" to Russia.<text:span text:style-name="T4">
 Read also: </text:span>
 <text:a xlink:type="simple" xlink:href="https://www.ukrinform.ua/rubric-world/3711553-rf-popri-sankcii-prodovzue-otrimuvati-elektroniku-z-nimeccini-spiegel.html" text:style-name="Internet_20_link" text:visited-style-name="Visited_20_Internet_20_Link">
<text:span text:style-name="T4">
 spiegel </text:span>
</text:a>
Also among the buyers of the Heavenly Mechanics itself Kamchatka regional radavetrans of war and labor and a shop for Ozon, where Russian.</text:p>
      <text:p text:style-name="P4">
Components for the production of electronics for the FSB, intelligence and the Defense Ministry of Defense are imported into Russia by Stack, which buys German chips of the Da Group of 22 Russian businessmen by the name of the DA Group.</text:p>
      <text:p text:style-name="P4">
<draw:frame draw:style-name="fr1" draw:name="Image224" text:anchor-type="as-char" svg:width="6.9236in" svg:height="3.849364in" draw:z-index="0">
<draw:image xlink:href="../Images/yкринформ/2023-05-19T19-52-56-03-00/1684514864-464.jpg" xlink:type="simple" xlink:show="embed" xlink:actuate="onLoad" draw:mime-type="image/jpeg"/>
</draw:frame>
According to the authors of the investigation, since the beginning of the Russian invasion of import microelectronics to Kazakhstan has increased more than twice. According to Kazakhstan's bureaucratic statistics, in 2021, the country was imported with an integrated micro -rhizome of $ 35 million(About the same amount was in previous years), A2022-more than $ 75 million. At the same time, the exports of the plants to Russia increased from $ 245,000 to $ 185 million.</text:p>
      <text:p text:style-name="P4">
The same situation with drones, the authors write. In 2021 the Bureau of National Statistics <text:a xlink:type="simple" xlink:href="https://www.ukrinform.ua/tag-kazahstan" text:style-name="Internet_20_link" text:visited-style-name="Visited_20_Internet_20_Link">
</text:a>
At all, it is not mentioned in their import-export report. And in 2022, Kazakhstan imported $ 5 million and exported to Russia - by $ 1.23 million.</text:p>
      <text:p text:style-name="P4">
<text:span text:style-name="T5">
Foto: astana.kz</text:span>
</text:p>
      <text:p text:style-name="P4">
News Source: <text:a xlink:type="simple" xlink:href="https://www.ukrinform.ua/rubric-world/3711587-rf-kupue-cerez-kazahstan-cipi-ta-bezpilotniki-dla-vijni-v-ukraini.html" text:style-name="Internet_20_link" text:visited-style-name="Visited_20_Internet_20_Link">
https://www.ukrinform.ua/rubric-world/3711587-rf-kupue-cerez-kazahstan-cipi-ta-bezpilotniki-dla-vijni-v-ukraini.html</text:a>
</text:p>
      <!--NEWS-->
      <text:h text:style-name="P10" text:outline-level="1">
<text:span text:style-name="T4">
In Poland, they found a warhead from a rocket that was previously discovered</text:span>
</text:h>
      <text:p text:style-name="P4">
Authors: Ukrinform (Person)</text:p>
      <text:p text:style-name="P4">
Publisher: Укринформ (Organization)</text:p>
      <text:p text:style-name="P4">
Published Time: 2023-05-19T20:03:33+03:00</text:p>
      <text:p text:style-name="P4">
Modified Time: 2023-05-19T20:03:33+03:00</text:p>
      <text:p text:style-name="P4">
Description: In Poland, they found a warhead from a rocket, which was discovered at the end of April in the forest near Bidgosch. - Ukrinform.</text:p>
      <text:p text:style-name="P4">
Images: ["<text:a xlink:type="simple" xlink:href="https://static.ukrinform.com/photos/2023_05/thumb_files/630_360_1684515507-139.jpg" text:style-name="Internet_20_link" text:visited-style-name="Visited_20_Internet_20_Link">
630_360_16845...</text:a>
", "<text:a xlink:type="simple" xlink:href="https://static.ukrinform.com/photos/2023_05/1684515507-951.jpeg" text:style-name="Internet_20_link" text:visited-style-name="Visited_20_Internet_20_Link">
1684515507-95...</text:a>
"]</text:p>
      <text:p text:style-name="P4">
Tags: ['Польща', 'Ракета', 'Експертиза']</text:p>
      <text:p text:style-name="P4">
Type: Article</text:p>
      <!--METADATA-->
      <text:p text:style-name="P4">
<draw:frame draw:style-name="fr1" draw:name="Image225" text:anchor-type="as-char" svg:width="6.9236in" svg:height="3.956343in" draw:z-index="0">
<draw:image xlink:href="../Images/yкринформ/2023-05-19T20-03-33-03-00/630_360_1684515507-139.jpg" xlink:type="simple" xlink:show="embed" xlink:actuate="onLoad" draw:mime-type="image/jpeg"/>
</draw:frame>
Poland was found a warhead from a rocket, which was discovered in Lisinepdal of Bidgosch at the end of April.</text:p>
      <text:p text:style-name="P4">
This was reported by Presidential Office President Pavel Srot, reports Ukrinform with reference to <text:a xlink:type="simple" xlink:href="https://www.pap.pl/aktualnosci/news%2C1574418%2Codnaleziono-glowice-rakiety-ktora-spadla-pod-bydgoszcza.html" text:style-name="Internet_20_link" text:visited-style-name="Visited_20_Internet_20_Link">
</text:a>
.</text:p>
      <text:p text:style-name="P4">
“As for the warhead, I can say that it is found and now there is an expert in the relevant institutions. This is a special warhead because it is a concrete -made carrier according to Russian technical thought. I guess that it was installed on this rocket so that this older modeling room could mislead Ukrainian <text:a xlink:type="simple" xlink:href="https://www.ukrinform.ua/tag-ppo" text:style-name="Internet_20_link" text:visited-style-name="Visited_20_Internet_20_Link">
</text:a>
”, - said the meal.</text:p>
      <text:p text:style-name="P4">
According to him, this rocket could not fly without a warhead, so someone died on it a "top of Russian technological thought".</text:p>
      <text:p text:style-name="P4">
As it became known, the case of the fall of the rocket was transferred from the district prosecutor's office of Ugdansk to the National Prosecutor's Office in Warsaw.</text:p>
      <text:p text:style-name="P4">
<draw:frame draw:style-name="fr1" draw:name="Image226" text:anchor-type="as-char" svg:width="6.9236in" svg:height="3.889001in" draw:z-index="0">
<draw:image xlink:href="../Images/yкринформ/2023-05-19T20-03-33-03-00/1684515507-951.jpeg" xlink:type="simple" xlink:show="embed" xlink:actuate="onLoad" draw:mime-type="image/jpeg"/>
</draw:frame>
Photo: Piotrolejarczyk / Onet</text:p>
      <text:p text:style-name="P4">
<text:span text:style-name="T4">
 Read Also: </text:span>
 <text:a xlink:type="simple" xlink:href="https://www.ukrinform.ua/rubric-polytics/3709535-duda-obgovorit-zi-stoltenbergom-padinna-raketi-pid-bidgosem.html" text:style-name="Internet_20_link" text:visited-style-name="Visited_20_Internet_20_Link">
<text:span text:style-name="T4">
 Tydgosch </text:span>
</text:a>
According to RMF.FM, experts of the Poland's technical institute forces have previously confirmed that the Russian X-55 missile was discovered in the forest near the city of Bydgoszchatn.</text:p>
      <text:p text:style-name="P4">
In late April, the commander of the Operational Command of the Polish Armed Forces of Poland said that the detected object could be associated with "which happened in the airspace on December 16", when Russia was conducting a massive firing of Ukraine by releasing 76 missiles.</text:p>
      <text:p text:style-name="P4">
According to the publication <text:a xlink:type="simple" xlink:href="https://www.onet.pl/informacje/onetwiadomosci/co-uderzylo-pod-bydgoszcza-sledczy-badaja-rosyjski-slad/6xyv7rb,79cfc278" text:style-name="Internet_20_link" text:visited-style-name="Visited_20_Internet_20_Link">
</text:a>
, one of the main versions of the investigation is the fall of the X-55 missile, released last year from the Russian aircraft, which was in the airspace of Belarus.</text:p>
      <text:p text:style-name="P4">
According to the media, then the Polish air defense forces monitored an object that violated the air space of the country, but it disappeared from the radars. Minister Blaschak earlier was that the Ukrainian side then informed Polish about the object, probably a rocket moving towards Poland.</text:p>
      <text:p text:style-name="P4">
_ First Photo: Rar _</text:p>
      <text:p text:style-name="P4">
News Source: <text:a xlink:type="simple" xlink:href="https://www.ukrinform.ua/rubric-world/3711591-u-polsi-znajsli-boegolovku-vid-raketi-aku-ranise-viavili-pid-bidgosem.html" text:style-name="Internet_20_link" text:visited-style-name="Visited_20_Internet_20_Link">
https://www.ukrinform.ua/rubric-world/3711591-u-polsi-znajsli-boegolovku-vid-raketi-aku-ranise-viavili-pid-bidgosem.html</text:a>
</text:p>
      <!--NEWS-->
      <text:h text:style-name="P10" text:outline-level="1">
<text:span text:style-name="T4">
In Poland, they found a warhead from a rocket that was previously discovered</text:span>
</text:h>
      <text:p text:style-name="P4">
Authors: Ukrinform (Person)</text:p>
      <text:p text:style-name="P4">
Publisher: Укринформ (Organization)</text:p>
      <text:p text:style-name="P4">
Published Time: 2023-05-19T20:03:33+03:00</text:p>
      <text:p text:style-name="P4">
Modified Time: 2023-05-19T20:03:33+03:00</text:p>
      <text:p text:style-name="P4">
Description: In Poland, they found a warhead from a rocket, which was discovered at the end of April in the forest near Bidgosch. - Ukrinform.</text:p>
      <text:p text:style-name="P4">
Images: ["<text:a xlink:type="simple" xlink:href="https://static.ukrinform.com/photos/2023_05/thumb_files/630_360_1684515507-139.jpg" text:style-name="Internet_20_link" text:visited-style-name="Visited_20_Internet_20_Link">
630_360_16845...</text:a>
", "<text:a xlink:type="simple" xlink:href="https://static.ukrinform.com/photos/2023_05/1684515507-951.jpeg" text:style-name="Internet_20_link" text:visited-style-name="Visited_20_Internet_20_Link">
1684515507-95...</text:a>
"]</text:p>
      <text:p text:style-name="P4">
Tags: ['Польща', 'Ракета', 'Експертиза']</text:p>
      <text:p text:style-name="P4">
Type: Article</text:p>
      <!--METADATA-->
      <text:p text:style-name="P4">
<draw:frame draw:style-name="fr1" draw:name="Image227" text:anchor-type="as-char" svg:width="6.9236in" svg:height="3.956343in" draw:z-index="0">
<draw:image xlink:href="../Images/yкринформ/2023-05-19T20-03-33-03-00/630_360_1684515507-139.jpg" xlink:type="simple" xlink:show="embed" xlink:actuate="onLoad" draw:mime-type="image/jpeg"/>
</draw:frame>
Poland was found a warhead from a rocket, which was discovered in Lisinepdal of Bidgosch at the end of April.</text:p>
      <text:p text:style-name="P4">
This was reported by Presidential Office President Pavel Srot, reports Ukrinform with reference to <text:a xlink:type="simple" xlink:href="https://www.pap.pl/aktualnosci/news%2C1574418%2Codnaleziono-glowice-rakiety-ktora-spadla-pod-bydgoszcza.html" text:style-name="Internet_20_link" text:visited-style-name="Visited_20_Internet_20_Link">
</text:a>
.</text:p>
      <text:p text:style-name="P4">
“As for the warhead, I can say that it is found and now there is an expert in the relevant institutions. This is a special warhead because it is a concrete -made carrier according to Russian technical thought. I guess that it was installed on this rocket so that this older modeling room could mislead Ukrainian <text:a xlink:type="simple" xlink:href="https://www.ukrinform.ua/tag-ppo" text:style-name="Internet_20_link" text:visited-style-name="Visited_20_Internet_20_Link">
</text:a>
”, - said the meal.</text:p>
      <text:p text:style-name="P4">
According to him, this rocket could not fly without a warhead, so someone died on it a "top of Russian technological thought".</text:p>
      <text:p text:style-name="P4">
As it became known, the case of the fall of the rocket was transferred from the district prosecutor's office of Ugdansk to the National Prosecutor's Office in Warsaw.</text:p>
      <text:p text:style-name="P4">
<draw:frame draw:style-name="fr1" draw:name="Image228" text:anchor-type="as-char" svg:width="6.9236in" svg:height="3.889001in" draw:z-index="0">
<draw:image xlink:href="../Images/yкринформ/2023-05-19T20-03-33-03-00/1684515507-951.jpeg" xlink:type="simple" xlink:show="embed" xlink:actuate="onLoad" draw:mime-type="image/jpeg"/>
</draw:frame>
Photo: Piotrolejarczyk / Onet</text:p>
      <text:p text:style-name="P4">
<text:span text:style-name="T4">
 Read Also: </text:span>
 <text:a xlink:type="simple" xlink:href="https://www.ukrinform.ua/rubric-polytics/3709535-duda-obgovorit-zi-stoltenbergom-padinna-raketi-pid-bidgosem.html" text:style-name="Internet_20_link" text:visited-style-name="Visited_20_Internet_20_Link">
<text:span text:style-name="T4">
 Tydgosch </text:span>
</text:a>
According to RMF.FM, experts of the Poland's technical institute forces have previously confirmed that the Russian X-55 missile was discovered in the forest near the city of Bydgoszchatn.</text:p>
      <text:p text:style-name="P4">
In late April, the commander of the Operational Command of the Polish Armed Forces of Poland said that the detected object could be associated with "which happened in the airspace on December 16", when Russia was conducting a massive firing of Ukraine by releasing 76 missiles.</text:p>
      <text:p text:style-name="P4">
According to the publication <text:a xlink:type="simple" xlink:href="https://www.onet.pl/informacje/onetwiadomosci/co-uderzylo-pod-bydgoszcza-sledczy-badaja-rosyjski-slad/6xyv7rb,79cfc278" text:style-name="Internet_20_link" text:visited-style-name="Visited_20_Internet_20_Link">
</text:a>
, one of the main versions of the investigation is the fall of the X-55 missile, released last year from the Russian aircraft, which was in the airspace of Belarus.</text:p>
      <text:p text:style-name="P4">
According to the media, then the Polish air defense forces monitored an object that violated the air space of the country, but it disappeared from the radars. Minister Blaschak earlier was that the Ukrainian side then informed Polish about the object, probably a rocket moving towards Poland.</text:p>
      <text:p text:style-name="P4">
_ First Photo: Rar _</text:p>
      <text:p text:style-name="P4">
News Source: <text:a xlink:type="simple" xlink:href="https://www.ukrinform.ua/rubric-world/3711591-u-polsi-znajsli-boegolovku-vid-raketi-aku-ranise-viavili-pid-bidgosem.html" text:style-name="Internet_20_link" text:visited-style-name="Visited_20_Internet_20_Link">
https://www.ukrinform.ua/rubric-world/3711591-u-polsi-znajsli-boegolovku-vid-raketi-aku-ranise-viavili-pid-bidgosem.html</text:a>
</text:p>
      <!--NEWS-->
      <text:h text:style-name="P10" text:outline-level="1">
<text:span text:style-name="T4">
UNESCO through a satellite monitors Russia's damage to cultural sites in Ukraine</text:span>
</text:h>
      <text:p text:style-name="P4">
Authors: Ukrinform (Person)</text:p>
      <text:p text:style-name="P4">
Publisher: Укринформ (Organization)</text:p>
      <text:p text:style-name="P4">
Published Time: 2023-05-19T20:05:00+03:00</text:p>
      <text:p text:style-name="P4">
Modified Time: 2023-05-19T20:05:00+03:00</text:p>
      <text:p text:style-name="P4">
Description: During hostilities in Ukraine, UNESCO works in six areas defined by the Ministry of Culture and Information Policy, the main of which is the monitoring and evaluation of the destruction of cultural heritage. - Ukrinform.</text:p>
      <text:p text:style-name="P4">
Images: ["<text:a xlink:type="simple" xlink:href="https://static.ukrinform.com/photos/2022_12/thumb_files/630_360_1670254529-992.jpeg" text:style-name="Internet_20_link" text:visited-style-name="Visited_20_Internet_20_Link">
630_360_16702...</text:a>
", "<text:a xlink:type="simple" xlink:href="https://static.ukrinform.com/photos/2023_05/1684515483-719.jpg" text:style-name="Internet_20_link" text:visited-style-name="Visited_20_Internet_20_Link">
1684515483-71...</text:a>
", "<text:a xlink:type="simple" xlink:href="https://static.ukrinform.com/photos/2023_05/1684515484-910.jpg" text:style-name="Internet_20_link" text:visited-style-name="Visited_20_Internet_20_Link">
1684515484-91...</text:a>
", "<text:a xlink:type="simple" xlink:href="https://static.ukrinform.com/photos/2023_05/1684515484-506.jpg" text:style-name="Internet_20_link" text:visited-style-name="Visited_20_Internet_20_Link">
1684515484-50...</text:a>
"]</text:p>
      <text:p text:style-name="P4">
Tags: ['Культурна спадщина', 'Супутник', 'Україна', 'ЮНЕСКО', 'Війна з Росією']</text:p>
      <text:p text:style-name="P4">
Type: Article</text:p>
      <!--METADATA-->
      <text:p text:style-name="P4">
<draw:frame draw:style-name="fr1" draw:name="Image229" text:anchor-type="as-char" svg:width="6.9236in" svg:height="3.956343in" draw:z-index="0">
<draw:image xlink:href="../Images/yкринформ/2023-05-19T20-05-00-03-00/630_360_1670254529-992.jpeg" xlink:type="simple" xlink:show="embed" xlink:actuate="onLoad" draw:mime-type="image/jpeg"/>
</draw:frame>
UNESCO works in the six areas defined by the Ministry of Culture and Information Policy in Ukraine, the main of which is to monitor and evaluate cultural heritage.</text:p>
      <text:p text:style-name="P4">
This was announced in Lviv during the Crime Against Heritage and Extra -War Conference by UNESCO Communication Officer in Ukraine by the Timers Kiara Deczi Bardesky, Ukrinform correspondent reports.</text:p>
      <text:p text:style-name="P4">
According to her, a special interactive map was created for this, which is updated.</text:p>
      <text:p text:style-name="P4">
“We have created a platform that see that 256 objects of ownership were damaged yesterday. We check this using a satellite analysis that is done every 24 hours. We have groups of specialists who collect information for proper analysis. We may not have direct evidence of crimes related to cultural values, because it is not a legal approach. UNESCO will be intentions, and evaluates the amount of damage, which will later help properly organize an intervention. And then the authorities of Ukraine can use it for legal actions, ”Bardesky said.</text:p>
      <text:p text:style-name="P4">
<draw:frame draw:style-name="fr1" draw:name="Image230" text:anchor-type="as-char" svg:width="6.9236in" svg:height="5.1927in" draw:z-index="0">
<draw:image xlink:href="../Images/yкринформ/2023-05-19T20-05-00-03-00/1684515483-719.jpg" xlink:type="simple" xlink:show="embed" xlink:actuate="onLoad" draw:mime-type="image/jpeg"/>
</draw:frame>
She stressed that the organization is currently working in Ukraine in six directions approved by the MCIP. The first is the monitoring and assessment of the situation of destruction <text:a xlink:type="simple" xlink:href="https://www.ukrinform.ua/tag-kulturna-spadsina" text:style-name="Internet_20_link" text:visited-style-name="Visited_20_Internet_20_Link">
</text:a>
in Ukraine. The second is the reconstruction and restoration of these objects, the third is the restoration of the institutional potential and capacity of cultural institutions, as well as support in the spheres.</text:p>
      <text:p text:style-name="P4">
<text:span text:style-name="T4">
 Read also: </text:span>
 <text:a xlink:type="simple" xlink:href="https://www.ukrinform.ua/rubric-culture/3691110-zelenska-obgovorila-z-gendirektorkou-unesko-zberezenna-ukrainskoi-kulturnoi-spadsini.html" text:style-name="Internet_20_link" text:visited-style-name="Visited_20_Internet_20_Link">
</text:a>
“Another sphere of our activity is to improve the stability of culture, as well as to the ability of creative industries, because we are already aware of the draina-people from Ukraine. We must ensure the functioning of the sphere and work of people. And the last of our direction we are actively working is the digital personality of the management of cultural heritage in Ukraine, which involves the consciousness of databases, which must cooperate different companies operating in this sector. This is a great priority for the Ministry, ”UNESCO is a UNESCO.</text:p>
      <text:p text:style-name="P4">
<draw:frame draw:style-name="fr1" draw:name="Image231" text:anchor-type="as-char" svg:width="6.9236in" svg:height="4.558037in" draw:z-index="0">
<draw:image xlink:href="../Images/yкринформ/2023-05-19T20-05-00-03-00/1684515484-910.jpg" xlink:type="simple" xlink:show="embed" xlink:actuate="onLoad" draw:mime-type="image/jpeg"/>
</draw:frame>
</text:p>
      <text:p text:style-name="P4">
<text:span text:style-name="T4">
 Read also: </text:span>
 <text:a xlink:type="simple" xlink:href="https://www.ukrinform.ua/rubric-culture/3701393-mario-vargas-ljosa-stav-ambasadorom-proektu-zberezit-ukrainsku-kulturu.html" text:style-name="Internet_20_link" text:visited-style-name="Visited_20_Internet_20_Link">
</text:a>
The organization also training for 17 journalists who work on lines to know how to cover events concerning the destruction of cultural values, it added.</text:p>
      <text:p text:style-name="P4">
<draw:frame draw:style-name="fr1" draw:name="Image232" text:anchor-type="as-char" svg:width="6.9236in" svg:height="4.718305in" draw:z-index="0">
<draw:image xlink:href="../Images/yкринформ/2023-05-19T20-05-00-03-00/1684515484-506.jpg" xlink:type="simple" xlink:show="embed" xlink:actuate="onLoad" draw:mime-type="image/jpeg"/>
</draw:frame>
As reported by Ukrinform, <text:a xlink:type="simple" xlink:href="https://www.ukrinform.ua/rubric-regions/3711069-u-lvovi-voseni-vidkrietsa-ofis-unesko.html" text:style-name="Internet_20_link" text:visited-style-name="Visited_20_Internet_20_Link">
</text:a>
. Its creation has allocated 1.5 million euros of Spain.</text:p>
      <text:p text:style-name="P4">
In Lviv, a conference organized by the European Union consultative on May 18-19 is held in Lviv on May 18-19(K bons). Захід зібрав експертів високого міжнародногорівня, які обговорюють відшкодування збитків, завданих Росією культурнимцінностям України, та розслідування таких злочинів.</text:p>
      <text:p text:style-name="P4">
<text:span text:style-name="T5">
Перше фото: МКІП</text:span>
</text:p>
      <text:p text:style-name="P4">
News Source: <text:a xlink:type="simple" xlink:href="https://www.ukrinform.ua/rubric-culture/3711596-unesko-sodobi-cerez-suputnik-monitorit-poskodzenna-rosieu-kulturnih-obektiv-v-ukraini.html" text:style-name="Internet_20_link" text:visited-style-name="Visited_20_Internet_20_Link">
https://www.ukrinform.ua/rubric-culture/3711596-unesko-sodobi-cerez-suputnik-monitorit-poskodzenna-rosieu-kulturnih-obektiv-v-ukraini.html</text:a>
</text:p>
      <!--NEWS-->
      <text:h text:style-name="P10" text:outline-level="1">
<text:span text:style-name="T4">
UNESCO through a satellite monitors Russia's damage to cultural sites in Ukraine</text:span>
</text:h>
      <text:p text:style-name="P4">
Authors: Ukrinform (Person)</text:p>
      <text:p text:style-name="P4">
Publisher: Укринформ (Organization)</text:p>
      <text:p text:style-name="P4">
Published Time: 2023-05-19T20:05:00+03:00</text:p>
      <text:p text:style-name="P4">
Modified Time: 2023-05-19T20:05:00+03:00</text:p>
      <text:p text:style-name="P4">
Description: During hostilities in Ukraine, UNESCO works in six areas defined by the Ministry of Culture and Information Policy, the main of which is the monitoring and evaluation of the destruction of cultural heritage. - Ukrinform.</text:p>
      <text:p text:style-name="P4">
Images: ["<text:a xlink:type="simple" xlink:href="https://static.ukrinform.com/photos/2022_12/thumb_files/630_360_1670254529-992.jpeg" text:style-name="Internet_20_link" text:visited-style-name="Visited_20_Internet_20_Link">
630_360_16702...</text:a>
", "<text:a xlink:type="simple" xlink:href="https://static.ukrinform.com/photos/2023_05/1684515483-719.jpg" text:style-name="Internet_20_link" text:visited-style-name="Visited_20_Internet_20_Link">
1684515483-71...</text:a>
", "<text:a xlink:type="simple" xlink:href="https://static.ukrinform.com/photos/2023_05/1684515484-910.jpg" text:style-name="Internet_20_link" text:visited-style-name="Visited_20_Internet_20_Link">
1684515484-91...</text:a>
", "<text:a xlink:type="simple" xlink:href="https://static.ukrinform.com/photos/2023_05/1684515484-506.jpg" text:style-name="Internet_20_link" text:visited-style-name="Visited_20_Internet_20_Link">
1684515484-50...</text:a>
"]</text:p>
      <text:p text:style-name="P4">
Tags: ['Культурна спадщина', 'Супутник', 'Україна', 'ЮНЕСКО', 'Війна з Росією']</text:p>
      <text:p text:style-name="P4">
Type: Article</text:p>
      <!--METADATA-->
      <text:p text:style-name="P4">
<draw:frame draw:style-name="fr1" draw:name="Image233" text:anchor-type="as-char" svg:width="6.9236in" svg:height="3.956343in" draw:z-index="0">
<draw:image xlink:href="../Images/yкринформ/2023-05-19T20-05-00-03-00/630_360_1670254529-992.jpeg" xlink:type="simple" xlink:show="embed" xlink:actuate="onLoad" draw:mime-type="image/jpeg"/>
</draw:frame>
UNESCO works in the six areas defined by the Ministry of Culture and Information Policy in Ukraine, the main of which is to monitor and evaluate cultural heritage.</text:p>
      <text:p text:style-name="P4">
This was announced in Lviv during the Crime Against Heritage and Extra -War Conference by UNESCO Communication Officer in Ukraine by the Timers Kiara Deczi Bardesky, Ukrinform correspondent reports.</text:p>
      <text:p text:style-name="P4">
According to her, a special interactive map was created for this, which is updated.</text:p>
      <text:p text:style-name="P4">
“We have created a platform that see that 256 objects of ownership were damaged yesterday. We check this using a satellite analysis that is done every 24 hours. We have groups of specialists who collect information for proper analysis. We may not have direct evidence of crimes related to cultural values, because it is not a legal approach. UNESCO will be intentions, and evaluates the amount of damage, which will later help properly organize an intervention. And then the authorities of Ukraine can use it for legal actions, ”Bardesky said.</text:p>
      <text:p text:style-name="P4">
<draw:frame draw:style-name="fr1" draw:name="Image234" text:anchor-type="as-char" svg:width="6.9236in" svg:height="5.1927in" draw:z-index="0">
<draw:image xlink:href="../Images/yкринформ/2023-05-19T20-05-00-03-00/1684515483-719.jpg" xlink:type="simple" xlink:show="embed" xlink:actuate="onLoad" draw:mime-type="image/jpeg"/>
</draw:frame>
She stressed that the organization is currently working in Ukraine in six directions approved by the MCIP. The first is the monitoring and assessment of the situation of destruction <text:a xlink:type="simple" xlink:href="https://www.ukrinform.ua/tag-kulturna-spadsina" text:style-name="Internet_20_link" text:visited-style-name="Visited_20_Internet_20_Link">
</text:a>
in Ukraine. The second is the reconstruction and restoration of these objects, the third is the restoration of the institutional potential and capacity of cultural institutions, as well as support in the spheres.</text:p>
      <text:p text:style-name="P4">
<text:span text:style-name="T4">
 Read also: </text:span>
 <text:a xlink:type="simple" xlink:href="https://www.ukrinform.ua/rubric-culture/3691110-zelenska-obgovorila-z-gendirektorkou-unesko-zberezenna-ukrainskoi-kulturnoi-spadsini.html" text:style-name="Internet_20_link" text:visited-style-name="Visited_20_Internet_20_Link">
</text:a>
“Another sphere of our activity is to improve the stability of culture, as well as to the ability of creative industries, because we are already aware of the draina-people from Ukraine. We must ensure the functioning of the sphere and work of people. And the last of our direction we are actively working is the digital personality of the management of cultural heritage in Ukraine, which involves the consciousness of databases, which must cooperate different companies operating in this sector. This is a great priority for the Ministry, ”UNESCO is a UNESCO.</text:p>
      <text:p text:style-name="P4">
<draw:frame draw:style-name="fr1" draw:name="Image235" text:anchor-type="as-char" svg:width="6.9236in" svg:height="4.558037in" draw:z-index="0">
<draw:image xlink:href="../Images/yкринформ/2023-05-19T20-05-00-03-00/1684515484-910.jpg" xlink:type="simple" xlink:show="embed" xlink:actuate="onLoad" draw:mime-type="image/jpeg"/>
</draw:frame>
</text:p>
      <text:p text:style-name="P4">
<text:span text:style-name="T4">
 Read also: </text:span>
 <text:a xlink:type="simple" xlink:href="https://www.ukrinform.ua/rubric-culture/3701393-mario-vargas-ljosa-stav-ambasadorom-proektu-zberezit-ukrainsku-kulturu.html" text:style-name="Internet_20_link" text:visited-style-name="Visited_20_Internet_20_Link">
</text:a>
The organization also training for 17 journalists who work on lines to know how to cover events concerning the destruction of cultural values, it added.</text:p>
      <text:p text:style-name="P4">
<draw:frame draw:style-name="fr1" draw:name="Image236" text:anchor-type="as-char" svg:width="6.9236in" svg:height="4.718305in" draw:z-index="0">
<draw:image xlink:href="../Images/yкринформ/2023-05-19T20-05-00-03-00/1684515484-506.jpg" xlink:type="simple" xlink:show="embed" xlink:actuate="onLoad" draw:mime-type="image/jpeg"/>
</draw:frame>
As reported by Ukrinform, <text:a xlink:type="simple" xlink:href="https://www.ukrinform.ua/rubric-regions/3711069-u-lvovi-voseni-vidkrietsa-ofis-unesko.html" text:style-name="Internet_20_link" text:visited-style-name="Visited_20_Internet_20_Link">
</text:a>
. Its creation has allocated 1.5 million euros of Spain.</text:p>
      <text:p text:style-name="P4">
In Lviv, a conference organized by the European Union consultative on May 18-19 is held in Lviv on May 18-19(K bons). Захід зібрав експертів високого міжнародногорівня, які обговорюють відшкодування збитків, завданих Росією культурнимцінностям України, та розслідування таких злочинів.</text:p>
      <text:p text:style-name="P4">
<text:span text:style-name="T5">
Перше фото: МКІП</text:span>
</text:p>
      <text:p text:style-name="P4">
News Source: <text:a xlink:type="simple" xlink:href="https://www.ukrinform.ua/rubric-culture/3711596-unesko-sodobi-cerez-suputnik-monitorit-poskodzenna-rosieu-kulturnih-obektiv-v-ukraini.html" text:style-name="Internet_20_link" text:visited-style-name="Visited_20_Internet_20_Link">
https://www.ukrinform.ua/rubric-culture/3711596-unesko-sodobi-cerez-suputnik-monitorit-poskodzenna-rosieu-kulturnih-obektiv-v-ukraini.html</text:a>
</text:p>
      <!--NEWS-->
      <text:h text:style-name="P10" text:outline-level="1">
<text:span text:style-name="T4">
The national team of Ukraine was selected in all five finals for artistic gymnastics</text:span>
</text:h>
      <text:p text:style-name="P4">
Authors: Ukrinform (Person)</text:p>
      <text:p text:style-name="P4">
Publisher: Укринформ (Organization)</text:p>
      <text:p text:style-name="P4">
Published Time: 2023-05-19T20:06:57+03:00</text:p>
      <text:p text:style-name="P4">
Modified Time: 2023-05-19T20:06:57+03:00</text:p>
      <text:p text:style-name="P4">
Description: During the championship, 12 sets of awards are played: five personal (in all -around and finals in separate types), three in adults and junior groups (in all -around and finals) and one in the team championship. - Ukrinform.</text:p>
      <text:p text:style-name="P4">
Images: ["<text:a xlink:type="simple" xlink:href="https://static.ukrinform.com/photos/2023_05/thumb_files/630_360_1684515831-307.jpg" text:style-name="Internet_20_link" text:visited-style-name="Visited_20_Internet_20_Link">
630_360_16845...</text:a>
"]</text:p>
      <text:p text:style-name="P4">
Tags: ['Гімнастика']</text:p>
      <text:p text:style-name="P4">
Type: Article</text:p>
      <!--METADATA-->
      <text:p text:style-name="P4">
<draw:frame draw:style-name="fr1" draw:name="Image237" text:anchor-type="as-char" svg:width="6.9236in" svg:height="3.956343in" draw:z-index="0">
<draw:image xlink:href="../Images/yкринформ/2023-05-19T20-06-57-03-00/630_360_1684515831-307.jpg" xlink:type="simple" xlink:show="embed" xlink:actuate="onLoad" draw:mime-type="image/jpeg"/>
</draw:frame>
During the championship, 12 sets of awards are played: Five Personal(In all -around finals in individual types), three - in adults and junior groups(Up and Finals)But one is in the team championship.</text:p>
      <text:p text:style-name="P4">
The Ukrainian Gymnastics National Team has reflected to all five finals of the 192023 European General, Ukrinform reports.</text:p>
      <text:p text:style-name="P4">
The adult part of the World Cup began for Ukraine by two exits to the finals. Victorianoprienko won the qualification in the hoop exercises, as well as a sowing position resulted in the finals in the ball exercises.</text:p>
      <text:p text:style-name="P4">
On the second day of Ukraine, three art gymnasts took part. Victorianoprienko competed both in exercises with maces, and with a ribbon, Pauline Karika -a lace. And here is another Ukrainian - Pauline Gorodnich - tried to choose the finals in the exercises with the ribbon.</text:p>
      <text:p text:style-name="P4">
Two Ukrainians were selected to the finals of personal all -around. Victorianoprienko, who was fourth before the second competitive day, holding a position. Like Pauline Karica, which with the 14th result also got Dotto-24 of the best.</text:p>
      <text:p text:style-name="P4">
Onoprienko was also qualified to all individual finals. Moreover, in the exercises, the Ukrainian gymnast won the Ukrainian gymnast, ahead of the Germany Bartholomeyev with a benefit of 0.650 points. In the status of the third spare will be interpreted before the finale of Pauline Gorodnich.</text:p>
      <text:p text:style-name="P4">
In the qualification of exercises with maces, Onoprienko took fifth place. The first spacious was Pauline Karic, which showed the ninth result.</text:p>
      <text:p text:style-name="P4">
Regarding the results in command all -around, Ukraine occupies an intermediate second -grain, second only to the Bulgaria national team. The qualification values of the national teams in group exercises will be crucial.</text:p>
      <text:p text:style-name="P4">
<text:span text:style-name="T4">
 Read also: </text:span>
 <text:a xlink:type="simple" xlink:href="https://www.ukrinform.ua/rubric-sports/3710472-cempionat-evropi-z-hudoznoi-gimnastiki-startuvav-u-azerbajdzani.html" text:style-name="Internet_20_link" text:visited-style-name="Visited_20_Internet_20_Link">
<text:span text:style-name="T4">
 gymnastics </text:span>
</text:a>
As reported by Ukrinform, on Saturday, May 20, the competition of vindival all -around will take place and qualification in the all -around group.</text:p>
      <text:p text:style-name="P4">
Photo: Getty Images</text:p>
      <text:p text:style-name="P4">
News Source: <text:a xlink:type="simple" xlink:href="https://www.ukrinform.ua/rubric-sports/3711593-zbirna-ukraini-vidibralasa-v-usi-pat-finaliv-na-ce-z-hudoznoi-gimnastiki.html" text:style-name="Internet_20_link" text:visited-style-name="Visited_20_Internet_20_Link">
https://www.ukrinform.ua/rubric-sports/3711593-zbirna-ukraini-vidibralasa-v-usi-pat-finaliv-na-ce-z-hudoznoi-gimnastiki.html</text:a>
</text:p>
      <!--NEWS-->
      <text:h text:style-name="P10" text:outline-level="1">
<text:span text:style-name="T4">
Zelensky will meet with Biden at the G7 summit - the head of the OP</text:span>
</text:h>
      <text:p text:style-name="P4">
Authors: Ukrinform (Person)</text:p>
      <text:p text:style-name="P4">
Publisher: Укринформ (Organization)</text:p>
      <text:p text:style-name="P4">
Published Time: 2023-05-19T20:10:00+03:00</text:p>
      <text:p text:style-name="P4">
Modified Time: 2023-05-19T20:10:00+03:00</text:p>
      <text:p text:style-name="P4">
Description: President of Ukraine Volodymyr Zelensky will visit the G7 Summit in Japan, where he plans to meet with US President Joe Biden. - Ukrinform.</text:p>
      <text:p text:style-name="P4">
Images: ["<text:a xlink:type="simple" xlink:href="https://static.ukrinform.com/photos/2023_02/thumb_files/630_360_1676889346-906.jpeg" text:style-name="Internet_20_link" text:visited-style-name="Visited_20_Internet_20_Link">
630_360_16768...</text:a>
"]</text:p>
      <text:p text:style-name="P4">
Tags: ['Байден', 'Зеленський', 'Єрмак', 'Саміт G7', 'Єдині новини']</text:p>
      <text:p text:style-name="P4">
Type: Article</text:p>
      <!--METADATA-->
      <text:p text:style-name="P4">
<draw:frame draw:style-name="fr1" draw:name="Image238" text:anchor-type="as-char" svg:width="6.9236in" svg:height="3.956343in" draw:z-index="0">
<draw:image xlink:href="../Images/yкринформ/2023-05-19T20-10-00-03-00/630_360_1676889346-906.jpeg" xlink:type="simple" xlink:show="embed" xlink:actuate="onLoad" draw:mime-type="image/jpeg"/>
</draw:frame>
President of Ukraine Volodymyr Zelenskyy will visit the G7 Summit in Japan, where he plans to meet with US President Joe Biden.</text:p>
      <text:p text:style-name="P4">
The head of the Presidential Office of Ukraine Andriy Yermak in the Ephiritelvahone "Unified News" has informed about it, Ukrinform correspondent reports.</text:p>
      <text:p text:style-name="P4">
"President(Ukraine - ed.)It will meet with the President of Bidenoma Day, ”he said.</text:p>
      <text:p text:style-name="P4">
Yermak noted that the heads of state will discuss the support of "aviation coalition" by <text:a xlink:type="simple" xlink:href="https://www.ukrinform.ua/tag-ssa" text:style-name="Internet_20_link" text:visited-style-name="Visited_20_Internet_20_Link">
</text:a>
and other issues.</text:p>
      <text:p text:style-name="P4">
“I think that not only this issue, but many other issues will be spoken in detail. But today we can talk about the creation of coalitionilica, and this indicates that Ukraine will soon have everything necessary to protect our Ukrainian sky to protect our cities of Tagin, "Yermak said.</text:p>
      <text:p text:style-name="P4">
<text:span text:style-name="T4">
 Read also: </text:span>
 <text:a xlink:type="simple" xlink:href="https://www.ukrinform.ua/rubric-ato/3711575-ssa-pidtrimali-koaliciu-vinisuvaciv-zelenskij-vitae-risenna-bajdena.html" text:style-name="Internet_20_link" text:visited-style-name="Visited_20_Internet_20_Link">
<text:span text:style-name="T4">
 Baiden </text:span>
</text:a>
OP head confirmed that Zelensky personally visits the G7 Summit in Japan. "Yes, I can confirm it," Yermak answered.</text:p>
      <text:p text:style-name="P4">
As it was reported, the 48th Summit Summit began in Japan, which lasts on May 21. Earlier in the NSDC stated, <text:a xlink:type="simple" xlink:href="https://www.ukrinform.ua/rubric-ato/3711281-u-rnbo-zaavili-so-zelenskij-vizme-ucast-u-samiti-g7-onlajn.html" text:style-name="Internet_20_link" text:visited-style-name="Visited_20_Internet_20_Link">
</text:a>
.</text:p>
      <text:p text:style-name="P4">
President Joe Biden assured the leaders of the Seven Group, who are connected to support efforts to prepare Ukrainian pilots on Western aircraft, including F-16.</text:p>
      <text:p text:style-name="P4">
<text:span text:style-name="T5">
Foto: op</text:span>
</text:p>
      <text:p text:style-name="P4">
News Source: <text:a xlink:type="simple" xlink:href="https://www.ukrinform.ua/rubric-polytics/3711598-zelenskij-zustrinetsa-z-bajdenom-na-samiti-g7-glava-op.html" text:style-name="Internet_20_link" text:visited-style-name="Visited_20_Internet_20_Link">
https://www.ukrinform.ua/rubric-polytics/3711598-zelenskij-zustrinetsa-z-bajdenom-na-samiti-g7-glava-op.html</text:a>
</text:p>
      <!--NEWS-->
      <text:h text:style-name="P10" text:outline-level="1">
<text:span text:style-name="T4">
In the capital will take place to the anniversary of the occupation of Mariupol</text:span>
</text:h>
      <text:p text:style-name="P4">
Authors: Ukrinform (Person)</text:p>
      <text:p text:style-name="P4">
Publisher: Укринформ (Organization)</text:p>
      <text:p text:style-name="P4">
Published Time: 2023-05-19T20:16:22+03:00</text:p>
      <text:p text:style-name="P4">
Modified Time: 2023-05-19T20:16:22+03:00</text:p>
      <text:p text:style-name="P4">
Description: To the anniversary of Mariupol's occupation on the territory of the Museum of History of Ukraine in the Second World War will host the exhibition "Mariupol. 86 #Live", a public lecture "Unbreakable" on the lost ethnic groups of the city and the performative literary impregnation " #live". - Ukrinform.</text:p>
      <text:p text:style-name="P4">
Images: ["<text:a xlink:type="simple" xlink:href="https://static.ukrinform.com/photos/2023_04/thumb_files/630_360_1682755701-983.jpg" text:style-name="Internet_20_link" text:visited-style-name="Visited_20_Internet_20_Link">
630_360_16827...</text:a>
"]</text:p>
      <text:p text:style-name="P4">
Tags: ['Маріуполь', 'Окупація', 'Річниця', 'Київ']</text:p>
      <text:p text:style-name="P4">
Type: Article</text:p>
      <!--METADATA-->
      <text:p text:style-name="P4">
<draw:frame draw:style-name="fr1" draw:name="Image239" text:anchor-type="as-char" svg:width="6.9236in" svg:height="3.956343in" draw:z-index="0">
<draw:image xlink:href="../Images/yкринформ/2023-05-19T20-16-22-03-00/630_360_1682755701-983.jpg" xlink:type="simple" xlink:show="embed" xlink:actuate="onLoad" draw:mime-type="image/jpeg"/>
</draw:frame>
The anniversary of Mariupol's occupation Day on the territory of the Museum of History of Ukraine in the Second World War will host the exhibition "Mariupol. 86 #Live", a public lecture "Unbreakable" on the lost ethnic groups of the city and the performative literary impregnation " #live".</text:p>
      <text:p text:style-name="P4">
This is stated in the release, which the organizers of the events were transmitted by Ukrinform.</text:p>
      <text:p text:style-name="P4">
According to the report, on May 20, Kievans and guests of the capital at 11 o'clock can listen to the public lecture "Unconquered: The Tragic History of the Greeks of the Nadazov". Vaii Dr. Historical Sciences, Researcher of Problems of Genealogy and Ethnic History of Ukraine Valery Tomazov will tell about the lost ethnic groups of the city of Maria. The meeting will take place in the space "Ukraine - Crucifixion".</text:p>
      <text:p text:style-name="P4">
Also, on May 21, the Main Alley of the Memorial is scheduled for a performative literary set "#live": the context of war in the modern poetry of Valeria "Naul" by Subotina and other authors. The poems will be performed by the actors of the Mariupol theater play "Concept".</text:p>
      <text:p text:style-name="P4">
<text:span text:style-name="T4">
 Read also: </text:span>
 <text:a xlink:type="simple" xlink:href="https://www.ukrinform.ua/rubric-kyiv/3711581-u-kievi-vidkrilasa-vistavka-prisvacena-oboroni-mariupola.html" text:style-name="Internet_20_link" text:visited-style-name="Visited_20_Internet_20_Link">
<text:span text:style-name="T4">
 Mariupe </text:span>
</text:a>
Organizers of the events: Mariupol City Council, National Museum of History of Ukraine in World War II, project "Yariupol. Culture", CCP M.EHub.</text:p>
      <text:p text:style-name="P4">
As it was reported, on May 20, 2022 the territory of the plant "<text:a xlink:type="simple" xlink:href="https://www.ukrinform.ua/tag-azovstal" text:style-name="Internet_20_link" text:visited-style-name="Visited_20_Internet_20_Link">
</text:a>
"He left the last Ukrainian defensefield. After 86 days of defense, Mariupol was in complete occupation. More than 22,000 residents were killed in the city, 90%of the city's infrastructure was destroyed, thousands of Mariupols had abandoned their homes.</text:p>
      <text:p text:style-name="P4">
News Source: <text:a xlink:type="simple" xlink:href="https://www.ukrinform.ua/rubric-kyiv/3711597-u-stolici-vidbudutsa-zahodi-do-ricnici-z-dna-okupacii-mariupola.html" text:style-name="Internet_20_link" text:visited-style-name="Visited_20_Internet_20_Link">
https://www.ukrinform.ua/rubric-kyiv/3711597-u-stolici-vidbudutsa-zahodi-do-ricnici-z-dna-okupacii-mariupola.html</text:a>
</text:p>
      <!--NEWS-->
      <text:h text:style-name="P10" text:outline-level="1">
<text:span text:style-name="T4">
Media: Lunin will leave Real in the summer</text:span>
</text:h>
      <text:p text:style-name="P4">
Authors: Ukrinform (Person)</text:p>
      <text:p text:style-name="P4">
Publisher: Укринформ (Organization)</text:p>
      <text:p text:style-name="P4">
Published Time: 2023-05-19T20:21:01+03:00</text:p>
      <text:p text:style-name="P4">
Modified Time: 2023-05-19T20:21:01+03:00</text:p>
      <text:p text:style-name="P4">
Description: The Ukrainian goalkeeper told the management that in the summer he wanted to change the team. - Ukrinform.</text:p>
      <text:p text:style-name="P4">
Images: ["<text:a xlink:type="simple" xlink:href="https://static.ukrinform.com/photos/2023_05/thumb_files/630_360_1684516394-105.jpeg" text:style-name="Internet_20_link" text:visited-style-name="Visited_20_Internet_20_Link">
630_360_16845...</text:a>
"]</text:p>
      <text:p text:style-name="P4">
Tags: ['Футбол', 'Реал Мадрид', 'Андрій Лунін']</text:p>
      <text:p text:style-name="P4">
Type: Article</text:p>
      <!--METADATA-->
      <text:p text:style-name="P4">
<draw:frame draw:style-name="fr1" draw:name="Image240" text:anchor-type="as-char" svg:width="6.9236in" svg:height="3.956343in" draw:z-index="0">
<draw:image xlink:href="../Images/yкринформ/2023-05-19T20-21-01-03-00/630_360_1684516394-105.jpeg" xlink:type="simple" xlink:show="embed" xlink:actuate="onLoad" draw:mime-type="image/jpeg"/>
</draw:frame>
The Ukrainian goalkeeper told the management that in the summer he wanted to change the team.</text:p>
      <text:p text:style-name="P4">
Real Madrid head coach Carlo Ancholotti met with Florentino Presidential Club Florentino after defeat from Manchester City(0:4)As part of the match-answer 1/2 of the Champions League finals, <text:a xlink:type="simple" xlink:href="https://as.com/futbol/primera/cumbre-con-ancelotti-n/" text:style-name="Internet_20_link" text:visited-style-name="Visited_20_Internet_20_Link">
</text:a>
AS, reports Ukrinform.</text:p>
      <text:p text:style-name="P4">
The parties discussed the club's plans for the summer transfer window and determined by the positions that need to be signed by new players.</text:p>
      <text:p text:style-name="P4">
Madrid seek to sign a forward, two midfielders, extreme defenders, as well as a goalkeeper who is ready to be a doubler for Tibo Kurtu. It is noted that Andriy Lunin, who is now the second number in Madrid, told the management that he wants to leave the team every year. The reason for this is the desire of the Ukrainian to receive more game time.</text:p>
      <text:p text:style-name="P4">
Real Madrid needs a veteran goalkeeper who is ready to perform the role of a spare butter and limit himself to a small number of minutes played, as the status of the untouched.</text:p>
      <text:p text:style-name="P4">
This season there are 10 matches in Lunin's account, in which he missed 9 heads 4 times left his gate "dry".</text:p>
      <text:p text:style-name="P4">
<text:span text:style-name="T4">
 Read also: </text:span>
 <text:a xlink:type="simple" xlink:href="https://www.ukrinform.ua/rubric-sports/3710685-man-siti-rozgromiv-real-i-vijsov-do-finalu-ligi-cempioniv.html" text:style-name="Internet_20_link" text:visited-style-name="Visited_20_Internet_20_Link">
</text:a>
As reported by Ukrinform, Man City will play in the finals of the Champions League, the wards of the pepagvardiola defeated Real Madrid in the semifinals(4:0).</text:p>
      <text:p text:style-name="P4">
Фото: Getty Images</text:p>
      <text:p text:style-name="P4">
News Source: <text:a xlink:type="simple" xlink:href="https://www.ukrinform.ua/rubric-sports/3711599-zmi-lunin-pokine-real-vlitku.html" text:style-name="Internet_20_link" text:visited-style-name="Visited_20_Internet_20_Link">
https://www.ukrinform.ua/rubric-sports/3711599-zmi-lunin-pokine-real-vlitku.html</text:a>
</text:p>
      <!--NEWS-->
      <text:h text:style-name="P10" text:outline-level="1">
<text:span text:style-name="T4">
Media: Lunin will leave Real in the summer</text:span>
</text:h>
      <text:p text:style-name="P4">
Authors: Ukrinform (Person)</text:p>
      <text:p text:style-name="P4">
Publisher: Укринформ (Organization)</text:p>
      <text:p text:style-name="P4">
Published Time: 2023-05-19T20:21:01+03:00</text:p>
      <text:p text:style-name="P4">
Modified Time: 2023-05-19T20:21:01+03:00</text:p>
      <text:p text:style-name="P4">
Description: The Ukrainian goalkeeper told the management that in the summer he wanted to change the team. - Ukrinform.</text:p>
      <text:p text:style-name="P4">
Images: ["<text:a xlink:type="simple" xlink:href="https://static.ukrinform.com/photos/2023_05/thumb_files/630_360_1684516394-105.jpeg" text:style-name="Internet_20_link" text:visited-style-name="Visited_20_Internet_20_Link">
630_360_16845...</text:a>
"]</text:p>
      <text:p text:style-name="P4">
Tags: ['Футбол', 'Реал Мадрид', 'Андрій Лунін']</text:p>
      <text:p text:style-name="P4">
Type: Article</text:p>
      <!--METADATA-->
      <text:p text:style-name="P4">
<draw:frame draw:style-name="fr1" draw:name="Image241" text:anchor-type="as-char" svg:width="6.9236in" svg:height="3.956343in" draw:z-index="0">
<draw:image xlink:href="../Images/yкринформ/2023-05-19T20-21-01-03-00/630_360_1684516394-105.jpeg" xlink:type="simple" xlink:show="embed" xlink:actuate="onLoad" draw:mime-type="image/jpeg"/>
</draw:frame>
The Ukrainian goalkeeper told the management that in the summer he wanted to change the team.</text:p>
      <text:p text:style-name="P4">
Real Madrid head coach Carlo Ancholotti met with Florentino Presidential Club Florentino after defeat from Manchester City(0:4)As part of the match-answer 1/2 of the Champions League finals, <text:a xlink:type="simple" xlink:href="https://as.com/futbol/primera/cumbre-con-ancelotti-n/" text:style-name="Internet_20_link" text:visited-style-name="Visited_20_Internet_20_Link">
</text:a>
AS, reports Ukrinform.</text:p>
      <text:p text:style-name="P4">
The parties discussed the club's plans for the summer transfer window and determined by the positions that need to be signed by new players.</text:p>
      <text:p text:style-name="P4">
Madrid seek to sign a forward, two midfielders, extreme defenders, as well as a goalkeeper who is ready to be a doubler for Tibo Kurtu. It is noted that Andriy Lunin, who is now the second number in Madrid, told the management that he wants to leave the team every year. The reason for this is the desire of the Ukrainian to receive more game time.</text:p>
      <text:p text:style-name="P4">
Real Madrid needs a veteran goalkeeper who is ready to perform the role of a spare butter and limit himself to a small number of minutes played, as the status of the untouched.</text:p>
      <text:p text:style-name="P4">
This season there are 10 matches in Lunin's account, in which he missed 9 heads 4 times left his gate "dry".</text:p>
      <text:p text:style-name="P4">
<text:span text:style-name="T4">
 Read also: </text:span>
 <text:a xlink:type="simple" xlink:href="https://www.ukrinform.ua/rubric-sports/3710685-man-siti-rozgromiv-real-i-vijsov-do-finalu-ligi-cempioniv.html" text:style-name="Internet_20_link" text:visited-style-name="Visited_20_Internet_20_Link">
</text:a>
As reported by Ukrinform, Man City will play in the finals of the Champions League, the wards of the pepagvardiola defeated Real Madrid in the semifinals(4:0).</text:p>
      <text:p text:style-name="P4">
Фото: Getty Images</text:p>
      <text:p text:style-name="P4">
News Source: <text:a xlink:type="simple" xlink:href="https://www.ukrinform.ua/rubric-sports/3711599-zmi-lunin-pokine-real-vlitku.html" text:style-name="Internet_20_link" text:visited-style-name="Visited_20_Internet_20_Link">
https://www.ukrinform.ua/rubric-sports/3711599-zmi-lunin-pokine-real-vlitku.html</text:a>
</text:p>
      <!--NEWS-->
      <text:h text:style-name="P10" text:outline-level="1">
<text:span text:style-name="T4">
Zaluzhni discussed with Millie's work Patriot and supplying long -range shells</text:span>
</text:h>
      <text:p text:style-name="P4">
Authors: Ukrinform (Person)</text:p>
      <text:p text:style-name="P4">
Publisher: Укринформ (Organization)</text:p>
      <text:p text:style-name="P4">
Published Time: 2023-05-19T20:29:00+03:00</text:p>
      <text:p text:style-name="P4">
Modified Time: 2023-05-19T20:29:00+03:00</text:p>
      <text:p text:style-name="P4">
Description: The Commander -in -Chief of the Armed Forces Valery Zaluzhny had a telephone conversation with the chairman of the United States Chiefs of Staff General Mark Millie. - Ukrinform.</text:p>
      <text:p text:style-name="P4">
Images: ["<text:a xlink:type="simple" xlink:href="https://static.ukrinform.com/photos/2023_02/thumb_files/630_360_1676531390-589.jpg" text:style-name="Internet_20_link" text:visited-style-name="Visited_20_Internet_20_Link">
630_360_16765...</text:a>
"]</text:p>
      <text:p text:style-name="P4">
Tags: ['Зброя', 'Валерій Залужний', 'Patriot ', 'Марк Міллі ']</text:p>
      <text:p text:style-name="P4">
Type: Article</text:p>
      <!--METADATA-->
      <text:p text:style-name="P4">
<draw:frame draw:style-name="fr1" draw:name="Image242" text:anchor-type="as-char" svg:width="6.9236in" svg:height="3.956343in" draw:z-index="0">
<draw:image xlink:href="../Images/yкринформ/2023-05-19T20-29-00-03-00/630_360_1676531390-589.jpg" xlink:type="simple" xlink:show="embed" xlink:actuate="onLoad" draw:mime-type="image/jpeg"/>
</draw:frame>
The Commander -in -Chief of the Armed Forces Valery Zaluzhny held a telephone conversation with the head of the United States Chiefs of Staff General Mark Millie.</text:p>
      <text:p text:style-name="P4">
This is reported in <text:a xlink:type="simple" xlink:href="https://t.me/CinCAFU/501" text:style-name="Internet_20_link" text:visited-style-name="Visited_20_Internet_20_Link">
</text:a>
Commander -in -law of Ukraine, reports Ukrinform.</text:p>
      <text:p text:style-name="P4">
"Told about massive attacks by the Russians with drones and <text:a xlink:type="simple" xlink:href="https://www.ukrinform.ua/tag-raketa" text:style-name="Internet_20_link" text:visited-style-name="Visited_20_Internet_20_Link">
</text:a>
different types, including aerobalist-47m2 "dagger". He thanked the Patriot complexes and noted their effective work. Priority contains additional air defense systems to protect our sky. They discussed the need to supply and ammunition, long -range shells in particular. Agreed to work in the future, " - the message reads.</text:p>
      <text:p text:style-name="P4">
The Commander -in -Chief of the Armed Forces noted that he had informed in detail about the situation of the deputy directions of the front, a defense operation and to prepare for further actions.</text:p>
      <text:p text:style-name="P4">
Zaluzhny also congratulated General Millie and the US military with a recent holiday - the National Day of the US Armed Forces.</text:p>
      <text:p text:style-name="P4">
<text:span text:style-name="T4">
 Read also: </text:span>
 <text:a xlink:type="simple" xlink:href="https://www.ukrinform.ua/rubric-ato/3710414-v-ofisi-prezidenta-zaavlaut-so-efektivnist-patriot-stala-velikim-geopoliticnim-udarom-po-rosii.html" text:style-name="Internet_20_link" text:visited-style-name="Visited_20_Internet_20_Link">
<text:span text:style-name="T4">
 patriot </text:span>
</text:a>
As reported by Ukrinform, the commander -in -chief of the Armed Forces of Ukraine Valeryzaluzhny said in <text:a xlink:type="simple" xlink:href="https://www.youtube.com/watch" text:style-name="Internet_20_link" text:visited-style-name="Visited_20_Internet_20_Link">
</text:a>
Dmitry Komarov's special prosecut "Year. Behind the scenes, ”that the victory of Ukraine is this dismissal of the entire occupied territory of Ukraine.</text:p>
      <text:p text:style-name="P4">
“The whole territory must be released. But this is not enough. Ukraine, as a state, should do everything so that everything that happens and begins on February 24. This should be rebuilt such a military institution that will never be able to repeat everything to the Russians, ”Zaluzhny said.</text:p>
      <text:p text:style-name="P4">
News Source: <text:a xlink:type="simple" xlink:href="https://www.ukrinform.ua/rubric-ato/3711605-zaluznij-obgovoriv-iz-milli-robotu-patriot-ta-postacanna-dalekobijnih-snaradiv.html" text:style-name="Internet_20_link" text:visited-style-name="Visited_20_Internet_20_Link">
https://www.ukrinform.ua/rubric-ato/3711605-zaluznij-obgovoriv-iz-milli-robotu-patriot-ta-postacanna-dalekobijnih-snaradiv.html</text:a>
</text:p>
      <!--NEWS-->
      <text:h text:style-name="P10" text:outline-level="1">
<text:span text:style-name="T4">
Zaluzhni discussed with Millie's work Patriot and supplying long -range shells</text:span>
</text:h>
      <text:p text:style-name="P4">
Authors: Ukrinform (Person)</text:p>
      <text:p text:style-name="P4">
Publisher: Укринформ (Organization)</text:p>
      <text:p text:style-name="P4">
Published Time: 2023-05-19T20:29:00+03:00</text:p>
      <text:p text:style-name="P4">
Modified Time: 2023-05-19T20:29:00+03:00</text:p>
      <text:p text:style-name="P4">
Description: The Commander -in -Chief of the Armed Forces Valery Zaluzhny had a telephone conversation with the chairman of the United States Chiefs of Staff General Mark Millie. - Ukrinform.</text:p>
      <text:p text:style-name="P4">
Images: ["<text:a xlink:type="simple" xlink:href="https://static.ukrinform.com/photos/2023_02/thumb_files/630_360_1676531390-589.jpg" text:style-name="Internet_20_link" text:visited-style-name="Visited_20_Internet_20_Link">
630_360_16765...</text:a>
"]</text:p>
      <text:p text:style-name="P4">
Tags: ['Зброя', 'Валерій Залужний', 'Patriot ', 'Марк Міллі ']</text:p>
      <text:p text:style-name="P4">
Type: Article</text:p>
      <!--METADATA-->
      <text:p text:style-name="P4">
<draw:frame draw:style-name="fr1" draw:name="Image243" text:anchor-type="as-char" svg:width="6.9236in" svg:height="3.956343in" draw:z-index="0">
<draw:image xlink:href="../Images/yкринформ/2023-05-19T20-29-00-03-00/630_360_1676531390-589.jpg" xlink:type="simple" xlink:show="embed" xlink:actuate="onLoad" draw:mime-type="image/jpeg"/>
</draw:frame>
The Commander -in -Chief of the Armed Forces Valery Zaluzhny held a telephone conversation with the head of the United States Chiefs of Staff General Mark Millie.</text:p>
      <text:p text:style-name="P4">
This is reported in <text:a xlink:type="simple" xlink:href="https://t.me/CinCAFU/501" text:style-name="Internet_20_link" text:visited-style-name="Visited_20_Internet_20_Link">
</text:a>
Commander -in -law of Ukraine, reports Ukrinform.</text:p>
      <text:p text:style-name="P4">
"Told about massive attacks by the Russians with drones and <text:a xlink:type="simple" xlink:href="https://www.ukrinform.ua/tag-raketa" text:style-name="Internet_20_link" text:visited-style-name="Visited_20_Internet_20_Link">
</text:a>
different types, including aerobalist-47m2 "dagger". He thanked the Patriot complexes and noted their effective work. Priority contains additional air defense systems to protect our sky. They discussed the need to supply and ammunition, long -range shells in particular. Agreed to work in the future, " - the message reads.</text:p>
      <text:p text:style-name="P4">
The Commander -in -Chief of the Armed Forces noted that he had informed in detail about the situation of the deputy directions of the front, a defense operation and to prepare for further actions.</text:p>
      <text:p text:style-name="P4">
Zaluzhny also congratulated General Millie and the US military with a recent holiday - the National Day of the US Armed Forces.</text:p>
      <text:p text:style-name="P4">
<text:span text:style-name="T4">
 Read also: </text:span>
 <text:a xlink:type="simple" xlink:href="https://www.ukrinform.ua/rubric-ato/3710414-v-ofisi-prezidenta-zaavlaut-so-efektivnist-patriot-stala-velikim-geopoliticnim-udarom-po-rosii.html" text:style-name="Internet_20_link" text:visited-style-name="Visited_20_Internet_20_Link">
<text:span text:style-name="T4">
 patriot </text:span>
</text:a>
As reported by Ukrinform, the commander -in -chief of the Armed Forces of Ukraine Valeryzaluzhny said in <text:a xlink:type="simple" xlink:href="https://www.youtube.com/watch" text:style-name="Internet_20_link" text:visited-style-name="Visited_20_Internet_20_Link">
</text:a>
Dmitry Komarov's special prosecut "Year. Behind the scenes, ”that the victory of Ukraine is this dismissal of the entire occupied territory of Ukraine.</text:p>
      <text:p text:style-name="P4">
“The whole territory must be released. But this is not enough. Ukraine, as a state, should do everything so that everything that happens and begins on February 24. This should be rebuilt such a military institution that will never be able to repeat everything to the Russians, ”Zaluzhny said.</text:p>
      <text:p text:style-name="P4">
News Source: <text:a xlink:type="simple" xlink:href="https://www.ukrinform.ua/rubric-ato/3711605-zaluznij-obgovoriv-iz-milli-robotu-patriot-ta-postacanna-dalekobijnih-snaradiv.html" text:style-name="Internet_20_link" text:visited-style-name="Visited_20_Internet_20_Link">
https://www.ukrinform.ua/rubric-ato/3711605-zaluznij-obgovoriv-iz-milli-robotu-patriot-ta-postacanna-dalekobijnih-snaradiv.html</text:a>
</text:p>
      <!--NEWS-->
      <text:h text:style-name="P10" text:outline-level="1">
<text:span text:style-name="T4">
The Government has expanded the directions of using microgrants under the Program "Own Case"</text:span>
</text:h>
      <text:p text:style-name="P4">
Authors: Ukrinform (Person)</text:p>
      <text:p text:style-name="P4">
Publisher: Укринформ (Organization)</text:p>
      <text:p text:style-name="P4">
Published Time: 2023-05-19T20:33:48+03:00</text:p>
      <text:p text:style-name="P4">
Modified Time: 2023-05-19T20:33:48+03:00</text:p>
      <text:p text:style-name="P4">
Description: The Cabinet of Ministers has expanded the directions of use of micro -grants under the Program "Own business" and increased the terms for recipients for concluding an agreement on the provision of funds and opening a bank account. - Ukrinform.</text:p>
      <text:p text:style-name="P4">
Images: ["<text:a xlink:type="simple" xlink:href="https://static.ukrinform.com/photos/2022_09/thumb_files/630_360_1664184137-668.jpg" text:style-name="Internet_20_link" text:visited-style-name="Visited_20_Internet_20_Link">
630_360_16641...</text:a>
"]</text:p>
      <text:p text:style-name="P4">
Tags: ['Кабмін', 'Мікрогрант', 'Власна справа']</text:p>
      <text:p text:style-name="P4">
Type: Article</text:p>
      <!--METADATA-->
      <text:p text:style-name="P4">
<draw:frame draw:style-name="fr1" draw:name="Image244" text:anchor-type="as-char" svg:width="6.9236in" svg:height="3.956343in" draw:z-index="0">
<draw:image xlink:href="../Images/yкринформ/2023-05-19T20-33-48-03-00/630_360_1664184137-668.jpg" xlink:type="simple" xlink:show="embed" xlink:actuate="onLoad" draw:mime-type="image/jpeg"/>
</draw:frame>
The Cabinet of Ministers has expanded the directions of use of microgrants under the "Own" program and increased the terms for the recipients for concluding an agreement on providing accounts and opening a bank account.</text:p>
      <text:p text:style-name="P4">
According to Ukrinform, the corresponding decision was made at a meeting of the Cabinet of Ministers on May 19, reports <text:a xlink:type="simple" xlink:href="https://www.me.gov.ua/News/Detail" text:style-name="Internet_20_link" text:visited-style-name="Visited_20_Internet_20_Link">
</text:a>
"The Grand Program" Own business "is the most popular among Ukrainians who want to open or develop our business. Today we have a programmer to make it more convenient for business," said the First Viceremier -Minister of Ukraine -Minister of Economy Juliasviridenko.</text:p>
      <text:p text:style-name="P4">
According to her, more than 4 thousand entrepreneurs totaling UAH 1 billion have received financial support from the state in the form of a micro -grant up to 250 thousand UAH. New small and microbusinesses have opened, companies launched in the field, and expanded the production of goods and services. Thousands of Ukrainians are already working on the jobs of micro -grants.</text:p>
      <text:p text:style-name="P4">
The Government's decision provides: expanding the list of directions of use of microgrants - recipients will be able to buy for them vehicles that are required for business activities, an increase in the period from 15 to 20 working days, during which a person recognized as the winner of a grant programs must be registered <text:a xlink:type="simple" xlink:href="https://www.ukrinform.ua/tag-fop" text:style-name="Internet_20_link" text:visited-style-name="Visited_20_Internet_20_Link">
</text:a>
if it is an entrepreneur, as well as to conclude an agreement to provide the micro -grant and open the bank to transfer funds.</text:p>
      <text:p text:style-name="P4">
The priority employment of officially registered non -employment work is envisaged in accordance with the conditions of providing the micro -grant with workplaces -after signing an agreement on the provision of the Microgrant, the State Employment Center shall inform the entrepreneur about the existence of the relevant candidates of the average unemployed, in the absence of their work.</text:p>
      <text:p text:style-name="P4">
<text:span text:style-name="T4">
 Read also: </text:span>
 <text:a xlink:type="simple" xlink:href="https://www.ukrinform.ua/rubric-economy/3709906-za-programou-vlasna-sprava-se-323-ukrainci-otrimaut-grosi-na-rozvitok-biznesu.html" text:style-name="Internet_20_link" text:visited-style-name="Visited_20_Internet_20_Link">
<text:span text:style-name="T4">
 own </text:span>
 <text:span text:style-name="T4">
 </text:span>
 case **</text:a>
In addition, if the recipient is not fulfilled by a mandatory condition for creation within 6 months of one or two jobs(Depending on the amount of Sumymicrogrant)But employment employees, he will have to return these funds to the state, etc.This year's budget provides UAH 1.8 billion in this year's budget, which will give you about 10 thousand microgrants.</text:p>
      <text:p text:style-name="P4">
News Source: <text:a xlink:type="simple" xlink:href="https://www.ukrinform.ua/rubric-economy/3711604-urad-rozsiriv-naprami-vikoristanna-mikrograntiv-za-programou-vlasna-sprava.html" text:style-name="Internet_20_link" text:visited-style-name="Visited_20_Internet_20_Link">
https://www.ukrinform.ua/rubric-economy/3711604-urad-rozsiriv-naprami-vikoristanna-mikrograntiv-za-programou-vlasna-sprava.html</text:a>
</text:p>
      <!--NEWS-->
      <text:h text:style-name="P10" text:outline-level="1">
<text:span text:style-name="T4">
Russia has banned entering Obama country and another 500 Americans</text:span>
</text:h>
      <text:p text:style-name="P4">
Authors: Ukrinform (Person)</text:p>
      <text:p text:style-name="P4">
Publisher: Укринформ (Organization)</text:p>
      <text:p text:style-name="P4">
Published Time: 2023-05-19T20:40:00+03:00</text:p>
      <text:p text:style-name="P4">
Modified Time: 2023-05-19T20:40:00+03:00</text:p>
      <text:p text:style-name="P4">
Description: The Ministry of Foreign Affairs of the Russian Federation stated that Russia has closed entrance to the country for fifty Americans in response to regularly applied sanctions by the US administration. - Ukrinform.</text:p>
      <text:p text:style-name="P4">
Images: ["<text:a xlink:type="simple" xlink:href="https://static.ukrinform.com/photos/2019_08/thumb_files/630_360_1564653201-959.jpg" text:style-name="Internet_20_link" text:visited-style-name="Visited_20_Internet_20_Link">
630_360_15646...</text:a>
"]</text:p>
      <text:p text:style-name="P4">
Tags: ['Обама', 'США', 'Заборона', 'Росія']</text:p>
      <text:p text:style-name="P4">
Type: Article</text:p>
      <!--METADATA-->
      <text:p text:style-name="P4">
<draw:frame draw:style-name="fr1" draw:name="Image245" text:anchor-type="as-char" svg:width="6.9236in" svg:height="3.956343in" draw:z-index="0">
<draw:image xlink:href="../Images/yкринформ/2023-05-19T20-40-00-03-00/630_360_1564653201-959.jpg" xlink:type="simple" xlink:show="embed" xlink:actuate="onLoad" draw:mime-type="image/jpeg"/>
</draw:frame>
The RFZAZ Foreign Ministry was that Russia is closing the entrance to the country for fifty Americans in accordance with the regularly applied sanctions by the US administration.</text:p>
      <text:p text:style-name="P4">
As Ukrinform reports, it reports <text:a xlink:type="simple" xlink:href="https://www.interfax.ru/russia/902345" text:style-name="Internet_20_link" text:visited-style-name="Visited_20_Internet_20_Link">
</text:a>
.</text:p>
      <text:p text:style-name="P4">
According to the statement of the Ministry of Foreign Affairs of Russia, the ban on entry into the Russian Federation will apply not only to "sign figures", in particular the US expatriate <text:a xlink:type="simple" xlink:href="https://www.ukrinform.ua/tag-obama" text:style-name="Internet_20_link" text:visited-style-name="Visited_20_Internet_20_Link">
</text:a>
, but also existing heads of different levels of executive power of the states. The Ministry's statement also mentions the name of the White House Curator with misinformation, including Russian, Nina Yankovich.</text:p>
      <text:p text:style-name="P4">
<text:span text:style-name="T4">
 Read also: </text:span>
 <text:a xlink:type="simple" xlink:href="https://www.ukrinform.ua/rubric-world/3612505-rodina-bajdena-druzina-ostina-i-timoti-snajder-rosia-zaboronila-vizd-200-gromadanam-ssa.html" text:style-name="Internet_20_link" text:visited-style-name="Visited_20_Internet_20_Link">
<text:span text:style-name="T4">
 banned </text:span>
 <text:span text:style-name="T4">
 Riding </text:span>
</text:a>
The list includes American exitors, senators and congressmen elected in November 2022, experts and employees of analytical centers and heads of companies of the military-industrial complex that supply weapons to Ukraine.</text:p>
      <text:p text:style-name="P4">
It is noted that "those in government and law enforcement agencies, who were directly related to the persecution of dissenters of the so -called" storm of the Capitol "were included in the list.</text:p>
      <text:p text:style-name="P4">
As reported by Ukrinform, <text:a xlink:type="simple" xlink:href="https://www.ukrinform.ua/rubric-world/3677621-ssa-vnesli-37-kitajskih-ta-rosijskih-kompanij-do-cornogo-spisku.html" text:style-name="Internet_20_link" text:visited-style-name="Visited_20_Internet_20_Link">
</text:a>
But 37 organizations were introduced there, including the help of the Russian army and the support of China's Armed Forces.</text:p>
      <text:p text:style-name="P4">
News Source: <text:a xlink:type="simple" xlink:href="https://www.ukrinform.ua/rubric-world/3711610-rosia-zaboronila-vizd-do-kraini-obami-ta-se-500-amerikancam.html" text:style-name="Internet_20_link" text:visited-style-name="Visited_20_Internet_20_Link">
https://www.ukrinform.ua/rubric-world/3711610-rosia-zaboronila-vizd-do-kraini-obami-ta-se-500-amerikancam.html</text:a>
</text:p>
      <!--NEWS-->
      <text:h text:style-name="P10" text:outline-level="1">
<text:span text:style-name="T4">
The Armed Forces is controlled by Avdiivka, in Marinka the fights were actually in the city center - the Ministry of Defense</text:span>
</text:h>
      <text:p text:style-name="P4">
Authors: Ukrinform (Person)</text:p>
      <text:p text:style-name="P4">
Publisher: Укринформ (Organization)</text:p>
      <text:p text:style-name="P4">
Published Time: 2023-05-19T20:47:00+03:00</text:p>
      <text:p text:style-name="P4">
Modified Time: 2023-05-19T20:47:00+03:00</text:p>
      <text:p text:style-name="P4">
Description: The most hot directions are Avdiivsky, Marinsky and Bakhmutsky in Donetsk, the enemy seeks to establish control of Avdiivka and Marinka. - Ukrinform.</text:p>
      <text:p text:style-name="P4">
Images: ["<text:a xlink:type="simple" xlink:href="https://static.ukrinform.com/photos/2023_04/thumb_files/630_360_1682412691-196.png" text:style-name="Internet_20_link" text:visited-style-name="Visited_20_Internet_20_Link">
630_360_16824...</text:a>
"]</text:p>
      <text:p text:style-name="P4">
Tags: ["Мар'їнка", 'Міноборони', 'Авдіївка', 'Війна з Росією']</text:p>
      <text:p text:style-name="P4">
Type: Article</text:p>
      <!--METADATA-->
      <text:p text:style-name="P4">
<draw:frame draw:style-name="fr1" draw:name="Image246" text:anchor-type="as-char" svg:width="6.9236in" svg:height="3.956343in" draw:z-index="0">
<draw:image xlink:href="../Images/yкринформ/2023-05-19T20-47-00-03-00/630_360_1682412691-196.png" xlink:type="simple" xlink:show="embed" xlink:actuate="onLoad" draw:mime-type="image/png"/>
</draw:frame>
The most hot directions are Avdiivsky, Marinsk and Bakhmut Nadonechyna, the enemy seeks to establish control of Avdiivka and Marinka.</text:p>
      <text:p text:style-name="P4">
About it in <text:a xlink:type="simple" xlink:href="https://t.me/annamaliar/767" text:style-name="Internet_20_link" text:visited-style-name="Visited_20_Internet_20_Link">
</text:a>
The Deputy Minister of Defense Anna Malyar wrote, Ukrinform reports.</text:p>
      <text:p text:style-name="P4">
"There are hard fighting now. The enemy aims to take control of Avdivkut Marinka. In the Avdiv direction, the enemy focused on the main efforts to capture the city.</text:p>
      <text:p text:style-name="P4">
In <text:a xlink:type="simple" xlink:href="https://www.ukrinform.ua/tag-marinka" text:style-name="Internet_20_link" text:visited-style-name="Visited_20_Internet_20_Link">
</text:a>
According to them, the enemy advanced the contents, the fighting was actually in the center, but the forces of defense were very complicated by the enemy.</text:p>
      <text:p text:style-name="P4">
<text:span text:style-name="T4">
 Read also: </text:span>
 <text:a xlink:type="simple" xlink:href="https://www.ukrinform.ua/rubric-ato/3711368-vorog-postijno-pragne-znisiti-vijskove-kerivnictvo-sil-oboroni-sob-zminiti-hid-vijni-malar.html" text:style-name="Internet_20_link" text:visited-style-name="Visited_20_Internet_20_Link">
<text:span text:style-name="T4">
 painter </text:span>
</text:a>
"Faced with a powerful resistance in the city, the enemy focused on the flanking of the city - in the north and south. The enemy carries significant losses in these areas - both in live power and in technology, but does not stop," - added the deputy minister.</text:p>
      <text:p text:style-name="P4">
As reported by Ukrinform, earlier the Deputy Minister of Defense of Ukraine Hannamari reported that <text:a xlink:type="simple" xlink:href="https://www.ukrinform.ua/rubric-ato/3711582-u-peredmisti-bahmuta-tempi-prosuvanna-zsu-deso-znizilis-malar.html" text:style-name="Internet_20_link" text:visited-style-name="Visited_20_Internet_20_Link">
</text:a>
<text:span text:style-name="T5">
Foto: Konstantin Liber</text:span>
</text:p>
      <text:p text:style-name="P4">
News Source: <text:a xlink:type="simple" xlink:href="https://www.ukrinform.ua/rubric-ato/3711608-zsu-kontroluut-avdiivku-u-marinci-boi-jsli-fakticno-v-centri-mista-minoboroni.html" text:style-name="Internet_20_link" text:visited-style-name="Visited_20_Internet_20_Link">
https://www.ukrinform.ua/rubric-ato/3711608-zsu-kontroluut-avdiivku-u-marinci-boi-jsli-fakticno-v-centri-mista-minoboroni.html</text:a>
</text:p>
      <!--NEWS-->
      <text:h text:style-name="P10" text:outline-level="1">
<text:span text:style-name="T4">
PAP forces in the Pavlograd area destroyed an enemy drone</text:span>
</text:h>
      <text:p text:style-name="P4">
Authors: Ukrinform (Person)</text:p>
      <text:p text:style-name="P4">
Publisher: Укринформ (Organization)</text:p>
      <text:p text:style-name="P4">
Published Time: 2023-05-19T21:04:00+03:00</text:p>
      <text:p text:style-name="P4">
Modified Time: 2023-05-19T21:04:00+03:00</text:p>
      <text:p text:style-name="P4">
Description: The forces of the Air Command "East" were destroyed in the area of Pavlograd in the Dnipropetrovsk region. - Ukrinform.</text:p>
      <text:p text:style-name="P4">
Images: ["<text:a xlink:type="simple" xlink:href="https://static.ukrinform.com/photos/2023_05/thumb_files/630_360_1683716278-8536.jpeg" text:style-name="Internet_20_link" text:visited-style-name="Visited_20_Internet_20_Link">
630_360_16837...</text:a>
"]</text:p>
      <text:p text:style-name="P4">
Tags: ['Безпілотник', 'Дніпропетровщина', 'Павлоград', 'Дрон']</text:p>
      <text:p text:style-name="P4">
Type: Article</text:p>
      <!--METADATA-->
      <text:p text:style-name="P4">
<draw:frame draw:style-name="fr1" draw:name="Image247" text:anchor-type="as-char" svg:width="6.9236in" svg:height="3.956343in" draw:z-index="0">
<draw:image xlink:href="../Images/yкринформ/2023-05-19T21-04-00-03-00/630_360_1683716278-8536.jpeg" xlink:type="simple" xlink:show="embed" xlink:actuate="onLoad" draw:mime-type="image/jpeg"/>
</draw:frame>
The forces of the East Aworld Command were destroyed in the Pavlograd by the Nadnipropetrovsk region enemy drone.</text:p>
      <text:p text:style-name="P4">
About it in <text:a xlink:type="simple" xlink:href="https://t.me/dnipropetrovskaODA/4729" text:style-name="Internet_20_link" text:visited-style-name="Visited_20_Internet_20_Link">
</text:a>
Informs the Chief -Propetrovsk Ova Sergei Lisak, Ukrinform reports.</text:p>
      <text:p text:style-name="P4">
"There is nothing to talk to the enemy. It should be destroyed as their drone in Pavlograd.</text:p>
      <text:p text:style-name="P4">
He also noted that the enemy continues <text:a xlink:type="simple" xlink:href="https://www.ukrinform.ua/tag-obstril" text:style-name="Internet_20_link" text:visited-style-name="Visited_20_Internet_20_Link">
</text:a>
Nikopol region.</text:p>
      <text:p text:style-name="P4">
"They hit three times throughout the day. Nikopol I and Chervonogrigoriv community was under enemy fire," Lisak wrote.</text:p>
      <text:p text:style-name="P4">
<text:span text:style-name="T4">
 Read also: </text:span>
 <text:a xlink:type="simple" xlink:href="https://www.ukrinform.ua/rubric-ato/3711414-na-shodi-ukrainski-vijskovi-znisili-dva-rosijski-bezpilotniki.html" text:style-name="Internet_20_link" text:visited-style-name="Visited_20_Internet_20_Link">
<text:span text:style-name="T4">
 destroy </text:span>
</text:a>
Transport and private enterprises are damaged in the city. It also affected the dwellings. Two houses were mutilated. People goals.</text:p>
      <text:p text:style-name="P4">
As reported by Ukrinform, the head of the Dnipropetrovsk Ova Sergei Lisakpopor informed that at night the enemy army hit Kryvyi Rih, there were victims.</text:p>
      <text:p text:style-name="P4">
News Source: <text:a xlink:type="simple" xlink:href="https://www.ukrinform.ua/rubric-regions/3711612-sili-ppo-u-rajoni-pavlograda-znisili-vorozij-bezpilotnik.html" text:style-name="Internet_20_link" text:visited-style-name="Visited_20_Internet_20_Link">
https://www.ukrinform.ua/rubric-regions/3711612-sili-ppo-u-rajoni-pavlograda-znisili-vorozij-bezpilotnik.html</text:a>
</text:p>
      <!--NEWS-->
      <text:h text:style-name="P10" text:outline-level="1">
<text:span text:style-name="T4">
Polish company through Stockholm Arbitration will require $ 1.2 billion in Gazprom</text:span>
</text:h>
      <text:p text:style-name="P4">
Authors: Ukrinform (Person)</text:p>
      <text:p text:style-name="P4">
Publisher: Укринформ (Organization)</text:p>
      <text:p text:style-name="P4">
Published Time: 2023-05-19T21:15:00+03:00</text:p>
      <text:p text:style-name="P4">
Modified Time: 2023-05-19T21:15:00+03:00</text:p>
      <text:p text:style-name="P4">
Description: The Polish company Europol GAZ will require about $ 1.2 billion in profits through Stockholm arbitration. - Ukrinform.</text:p>
      <text:p text:style-name="P4">
Images: ["<text:a xlink:type="simple" xlink:href="https://static.ukrinform.com/photos/2018_08/thumb_files/630_360_1535565724-6095.jpg" text:style-name="Internet_20_link" text:visited-style-name="Visited_20_Internet_20_Link">
630_360_15355...</text:a>
"]</text:p>
      <text:p text:style-name="P4">
Tags: ['Газпром', 'Польща', 'Позов', 'Стокгольмський арбітраж']</text:p>
      <text:p text:style-name="P4">
Type: Article</text:p>
      <!--METADATA-->
      <text:p text:style-name="P4">
<draw:frame draw:style-name="fr1" draw:name="Image248" text:anchor-type="as-char" svg:width="6.9236in" svg:height="3.956343in" draw:z-index="0">
<draw:image xlink:href="../Images/yкринформ/2023-05-19T21-15-00-03-00/630_360_1535565724-6095.jpg" xlink:type="simple" xlink:show="embed" xlink:actuate="onLoad" draw:mime-type="image/jpeg"/>
</draw:frame>
The Polish company Europol Gaz will require $ 1.2 billion in profits through Stockholm Arbitration.</text:p>
      <text:p text:style-name="P4">
About it reports <text:a xlink:type="simple" xlink:href="http://tvn24.pl/biznes/z-kraju/europol-gaz-wzywa-gazprom-do-arbitrazu-roszczenia-liczone-w-miliardach-zlotych-7134481" text:style-name="Internet_20_link" text:visited-style-name="Visited_20_Internet_20_Link">
</text:a>
Report to Europol Gaz, Ukrinform reports.</text:p>
      <text:p text:style-name="P4">
As it is noted, on May 9 this year, Europe filed a lawsuit against Gazpromexport to the Arbitration Court in Stockholm. The company will require compensation of about $ 285 million in size with percentage of gas transit in 2006-2009, as well as compensation for losses in the form of underpassed revenues of gas transportation in 2022 and in connection with the lack of gas transportation territory in the period from 2023 to 2045.</text:p>
      <text:p text:style-name="P4">
It is emphasized that in the 2010 agreement, Gazprom Export has pledged to take steps aimed at concluding a new contract for transportation of gas pipeline for 2022-2045. This Agreement also provides claims to Gazprom, even if such a contract is not concluded.</text:p>
      <text:p text:style-name="P4">
<text:span text:style-name="T4">
 Read also: </text:span>
 <text:a xlink:type="simple" xlink:href="https://www.ukrinform.ua/rubric-economy/3696008-zaleznist-evropi-vid-rosijskogo-gazu-skorotilasa-do-10-vid-pocatku-vijni-mvf.html" text:style-name="Internet_20_link" text:visited-style-name="Visited_20_Internet_20_Link">
</text:a>
As it was reported, on April 27, 2022 <text:a xlink:type="simple" xlink:href="https://www.ukrinform.ua/tag-gazprom" text:style-name="Internet_20_link" text:visited-style-name="Visited_20_Internet_20_Link">
</text:a>
He unilaterally stopped supplying gas to consumers of Upolshi under the Yamal contract. According to the Russian side, the refusal of the Polish oil and gas company PGNIG from the gas calculations for gas Urublya. Previously, the corresponding decree was signed by Putin.</text:p>
      <text:p text:style-name="P4">
The case in the arbitration court is in the previous stage.</text:p>
      <text:p text:style-name="P4">
Viceremier, Polish State Assets Minister Jacek Sasin reported in commentarpol media that Europol gaz estimates lost profits in over 5 billion zlotys($ 1.2 billion).</text:p>
      <text:p text:style-name="P4">
<text:span text:style-name="T4">
Читайте також:</text:span>
 <text:a xlink:type="simple" xlink:href="https://www.ukrinform.ua/rubric-economy/3703224-u-najblizci-roki-rosia-ne-zmoze-vidobuvati-stilki-z-gazu-ak-do-vijni-ekspertka.html" text:style-name="Internet_20_link" text:visited-style-name="Visited_20_Internet_20_Link">
 </text:a>
Europol Gaz owns a Polish section of transit gas pipelines Yamal -Evrop about 684 km long. Europol Gaz was previously jointly owned by Polish and Russian companies PGNIG and Gazprom. In November 2022, the government was forcibly transferred to Gazprom's assets into the state.</text:p>
      <text:p text:style-name="P4">
News Source: <text:a xlink:type="simple" xlink:href="https://www.ukrinform.ua/rubric-economy/3711613-polska-kompania-cerez-stokgolmskij-arbitraz-vimagatime-v-gazpromu-12-milarda.html" text:style-name="Internet_20_link" text:visited-style-name="Visited_20_Internet_20_Link">
https://www.ukrinform.ua/rubric-economy/3711613-polska-kompania-cerez-stokgolmskij-arbitraz-vimagatime-v-gazpromu-12-milarda.html</text:a>
</text:p>
      <!--NEWS-->
      <text:h text:style-name="P10" text:outline-level="1">
<text:span text:style-name="T4">
In April, 878 new HIV cases were registered in Ukraine, 99 people died of AIDS</text:span>
</text:h>
      <text:p text:style-name="P4">
Authors: Ukrinform (Person)</text:p>
      <text:p text:style-name="P4">
Publisher: Укринформ (Organization)</text:p>
      <text:p text:style-name="P4">
Published Time: 2023-05-19T21:21:03+03:00</text:p>
      <text:p text:style-name="P4">
Modified Time: 2023-05-19T21:21:03+03:00</text:p>
      <text:p text:style-name="P4">
Description: In April, 878 new HIV cases were registered in Ukraine, 99 people died of AIDS. - Ukrinform.</text:p>
      <text:p text:style-name="P4">
Images: ["<text:a xlink:type="simple" xlink:href="https://static.ukrinform.com/photos/2023_05/thumb_files/630_360_1684519274-268.jpeg" text:style-name="Internet_20_link" text:visited-style-name="Visited_20_Internet_20_Link">
630_360_16845...</text:a>
", "<text:a xlink:type="simple" xlink:href="https://static.ukrinform.com/photos/2023_05/1684520057-353.jpg" text:style-name="Internet_20_link" text:visited-style-name="Visited_20_Internet_20_Link">
1684520057-35...</text:a>
"]</text:p>
      <text:p text:style-name="P4">
Tags: ['МОЗ', 'ВІЛ/СНІД', 'Хвороба', 'Ігор Кузін']</text:p>
      <text:p text:style-name="P4">
Type: Article</text:p>
      <!--METADATA-->
      <text:p text:style-name="P4">
<draw:frame draw:style-name="fr1" draw:name="Image249" text:anchor-type="as-char" svg:width="6.9236in" svg:height="3.956343in" draw:z-index="0">
<draw:image xlink:href="../Images/yкринформ/2023-05-19T21-21-03-03-00/630_360_1684519274-268.jpeg" xlink:type="simple" xlink:show="embed" xlink:actuate="onLoad" draw:mime-type="image/jpeg"/>
</draw:frame>
In April, Ukraine registered 878 new cases of HIV infection, 99 people died of scenes.</text:p>
      <text:p text:style-name="P4">
About this  <text:a xlink:type="simple" xlink:href="https://moz.gov.ua/article/news/u-kvitni-v-ukraini-zareestrovano-878-novih-vipadkiv-vil-infekcii-99-ljudej-pomerli-vid-snidu" text:style-name="Internet_20_link" text:visited-style-name="Visited_20_Internet_20_Link">
 </text:a>
Ministry of Health, Ukrinform reports.</text:p>
      <text:p text:style-name="P4">
“In the context of martial law, the timing of the issuance of ARV therapy was extended, the issuance of antiretroviral drugs through mobile crews was introduced, information with neighboring states was exchanged in order to prevent therapy for Ukrainians who went abroad. This is systemic work <text:a xlink:type="simple" xlink:href="https://www.ukrinform.ua/tag-moz" text:style-name="Internet_20_link" text:visited-style-name="Visited_20_Internet_20_Link">
</text:a>
and international partners. And now we will say that these mechanisms that were introduced at the beginning of the war are showing their effectiveness, ”said Deputy Minister of Health, Chief State Sanitary Doctor Igor Kuzin.</text:p>
      <text:p text:style-name="P4">
<draw:frame draw:style-name="fr1" draw:name="Image250" text:anchor-type="as-char" svg:width="6.9236in" svg:height="4.615733in" draw:z-index="0">
<draw:image xlink:href="../Images/yкринформ/2023-05-19T21-21-03-03-00/1684520057-353.jpg" xlink:type="simple" xlink:show="embed" xlink:actuate="onLoad" draw:mime-type="image/jpeg"/>
</draw:frame>
<text:span text:style-name="T4">
 Read also: </text:span>
 <text:a xlink:type="simple" xlink:href="https://www.ukrinform.ua/rubric-regions/3706360-simejni-likari-u-lvovi-testuvatimut-na-vil-gepatit-i-sifilis.html" text:style-name="Internet_20_link" text:visited-style-name="Visited_20_Internet_20_Link">
<text:span text:style-name="T4">
 Family </text:span>
 <text:span text:style-name="T4">
 </text:span>
 Doctors <text:span text:style-name="T4">
 </text:span>
 <text:span text:style-name="T4">
 Lviv </text:span>
 <text:span text:style-name="T4">
 </text:span>
 test <text:span text:style-name="T4">
<text:span text:style-name="T5">
* HIV </text:span>
* </text:span>
 <text:span text:style-name="T4">
 Hepatitis </text:span>
 <text:span text:style-name="T4">
 </text:span>
 Syphilis **</text:a>
Currently, 121,000 people receive antiretroviral drugs in Ukraine, more than 264,000th patients regularly receive HIV prevention services at the expense of the state budget and 32,000 - care and support services.</text:p>
      <text:p text:style-name="P4">
HIV treatment for all patients is free of charge and adapted in the country.</text:p>
      <text:p text:style-name="P4">
As reported by Ukrinform, 112 268 people died in Ukraine, 89 dates. Since the beginning of the Covid-19 pandemic, more than 5.5 million cases of coronavirus disease have been recorded in Ukraine.</text:p>
      <text:p text:style-name="P4">
News Source: <text:a xlink:type="simple" xlink:href="https://www.ukrinform.ua/rubric-society/3711617-u-kvitni-v-ukraini-zareestruvali-878-novih-vipadkiv-vilinfekcii-99-ludej-pomerli-vid-snidu.html" text:style-name="Internet_20_link" text:visited-style-name="Visited_20_Internet_20_Link">
https://www.ukrinform.ua/rubric-society/3711617-u-kvitni-v-ukraini-zareestruvali-878-novih-vipadkiv-vilinfekcii-99-ludej-pomerli-vid-snidu.html</text:a>
</text:p>
      <!--NEWS-->
      <text:h text:style-name="P10" text:outline-level="1">
<text:span text:style-name="T4">
There are more than 4,000 Civil Protection Counties in Kyiv today</text:span>
</text:h>
      <text:p text:style-name="P4">
Authors: Ukrinform (Person)</text:p>
      <text:p text:style-name="P4">
Publisher: Укринформ (Organization)</text:p>
      <text:p text:style-name="P4">
Published Time: 2023-05-19T21:25:15+03:00</text:p>
      <text:p text:style-name="P4">
Modified Time: 2023-05-19T21:25:15+03:00</text:p>
      <text:p text:style-name="P4">
Description: There are 4014 civil protection shelters in Kyiv today, including 3 393 basements and basements. - Ukrinform.</text:p>
      <text:p text:style-name="P4">
Images: ["<text:a xlink:type="simple" xlink:href="https://static.ukrinform.com/photos/2018_12/thumb_files/630_360_1543929001-282.jpg" text:style-name="Internet_20_link" text:visited-style-name="Visited_20_Internet_20_Link">
630_360_15439...</text:a>
"]</text:p>
      <text:p text:style-name="P4">
Tags: ['Київ', 'Укриття', 'Повітряна тривога']</text:p>
      <text:p text:style-name="P4">
Type: Article</text:p>
      <!--METADATA-->
      <text:p text:style-name="P4">
<draw:frame draw:style-name="fr1" draw:name="Image251" text:anchor-type="as-char" svg:width="6.9236in" svg:height="3.956343in" draw:z-index="0">
<draw:image xlink:href="../Images/yкринформ/2023-05-19T21-25-15-03-00/630_360_1543929001-282.jpg" xlink:type="simple" xlink:show="embed" xlink:actuate="onLoad" draw:mime-type="image/jpeg"/>
</draw:frame>
There are 4014 civil protection shelters in Kiev today, including 3 393 basements.</text:p>
      <text:p text:style-name="P4">
According to Ukrinform, the Kyiv City Military Administration reports in <text:a xlink:type="simple" xlink:href="https://t.me/VA_Kyiv/1773" text:style-name="Internet_20_link" text:visited-style-name="Visited_20_Internet_20_Link">
</text:a>
.</text:p>
      <text:p text:style-name="P4">
“As of January 1, 2023, the Civil Protection Protective Fund was increased by 398 shelves. That is, today the use of 4014 shelters in the city of Kyivvvisvvvid state administrations is planned(3393 - basement and basements, 364 - underground parking, 211 - underground crossings, 46 - underground subway premises)”, - the message reads.</text:p>
      <text:p text:style-name="P4">
The KMVA noted that closing the shelter of civil protection is not a systemic problem <text:a xlink:type="simple" xlink:href="https://www.ukrinform.ua/tag-kiiv" text:style-name="Internet_20_link" text:visited-style-name="Visited_20_Internet_20_Link">
</text:a>
and point issues that will be resolved on the ground. Such objects will be manifested and will be accessible to unobstructed access.</text:p>
      <text:p text:style-name="P4">
The head of the KMVA Sergey Popko stressed that the enemy almost daily carried out air attacks on Kiev. And during one of these attacks, the administration revealed a corner that not all shelters are discovered for the people of Kyivans. He believes that during the war, when the enemy performs massive air attacks, the shelter is closed to which there is no release for the people of Kyivans is a crime.</text:p>
      <text:p text:style-name="P4">
<text:span text:style-name="T4">
 Read also: </text:span>
 <text:a xlink:type="simple" xlink:href="https://www.ukrinform.ua/rubric-kyiv/3710457-z-ponedilka-pid-cas-trivogi-gromadskij-transport-dovozitime-pasaziriv-do-najblizcogo-ukritta.html" text:style-name="Internet_20_link" text:visited-style-name="Visited_20_Internet_20_Link">
<text:span text:style-name="T4">
 shelter </text:span>
</text:a>
“Therefore, during a meeting of the Defense Council, I identified the tasks of structural units - to identify such problems and to make everything that these structures that were used as shelter worked. Our most important task is the safety of the health of Kyivans. That is why we are fighting and approaching peace in Ukraine after our wins, ”Popko said during a review of civil protection structures in the Darnitsky district of Kyiv.</text:p>
      <text:p text:style-name="P4">
This was initiated by the military administration after numerous complaints from the people of Kyivans. Popko journalists, together with the Director of the Municipal Security Department Roman Tkachuk, inspected shelters of different ownership and the answers of the media for all security issues.</text:p>
      <text:p text:style-name="P4">
If the shelter is closed, citizens can call: “101” or “1551”. Rescuers will come and open the shelter.</text:p>
      <text:p text:style-name="P4">
As reported by Ukrinform, this week to the Kyiv City Military Administration <text:a xlink:type="simple" xlink:href="https://www.ukrinform.ua/rubric-kyiv/3711478-za-tizden-do-stolicnoi-vladi-nadijslo-ponad-20-skarg-na-zacineni-ukritta.html" text:style-name="Internet_20_link" text:visited-style-name="Visited_20_Internet_20_Link">
</text:a>
during the air anxiety.</text:p>
      <text:p text:style-name="P4">
News Source: <text:a xlink:type="simple" xlink:href="https://www.ukrinform.ua/rubric-kyiv/3711618-u-kievi-na-sogodni-e-ponad-4-tisaci-ukrittiv-civilnogo-zahistu.html" text:style-name="Internet_20_link" text:visited-style-name="Visited_20_Internet_20_Link">
https://www.ukrinform.ua/rubric-kyiv/3711618-u-kievi-na-sogodni-e-ponad-4-tisaci-ukrittiv-civilnogo-zahistu.html</text:a>
</text:p>
      <!--NEWS-->
      <text:h text:style-name="P10" text:outline-level="1">
<text:span text:style-name="T4">
Ukraine will not punish residents of temporarily occupied territories for passports of the Russian Federation - Lubinets</text:span>
</text:h>
      <text:p text:style-name="P4">
Authors: Ukrinform (Person)</text:p>
      <text:p text:style-name="P4">
Publisher: Укринформ (Organization)</text:p>
      <text:p text:style-name="P4">
Published Time: 2023-05-19T21:27:00+03:00</text:p>
      <text:p text:style-name="P4">
Modified Time: 2023-05-19T21:27:00+03:00</text:p>
      <text:p text:style-name="P4">
Description: Ukraine will not punish citizens who have not been able to leave the temporarily occupied territories and have received Russian passports for survival. - Ukrinform.</text:p>
      <text:p text:style-name="P4">
Images: ["<text:a xlink:type="simple" xlink:href="https://static.ukrinform.com/photos/2023_05/thumb_files/630_360_1683218233-509.jpg" text:style-name="Internet_20_link" text:visited-style-name="Visited_20_Internet_20_Link">
630_360_16832...</text:a>
"]</text:p>
      <text:p text:style-name="P4">
Tags: ['Паспорт', 'Війна з Росією', 'Дмитро Лубінець', 'Єдині новини']</text:p>
      <text:p text:style-name="P4">
Type: Article</text:p>
      <!--METADATA-->
      <text:p text:style-name="P4">
<draw:frame draw:style-name="fr1" draw:name="Image252" text:anchor-type="as-char" svg:width="6.9236in" svg:height="3.956343in" draw:z-index="0">
<draw:image xlink:href="../Images/yкринформ/2023-05-19T21-27-00-03-00/630_360_1683218233-509.jpg" xlink:type="simple" xlink:show="embed" xlink:actuate="onLoad" draw:mime-type="image/jpeg"/>
</draw:frame>
Ukraine will not punish citizens who have not been able to leave the temporarily occupied territories were received by Russian passports for survival.</text:p>
      <text:p text:style-name="P4">
About it on the air of the nationwide TELEXON "The only news" said the Human Rights BP Dmitry Lubinets, Ukrinform reports.</text:p>
      <text:p text:style-name="P4">
"If you cannot leave for various reasons, and in order to survive, they are exposed to obtain a Russian passport - take and survive. The main thing is that we do not recognize this passport, we will in no way punish for the self -appearance of the Russian passport from a citizen of Ukraine. We made a separate test sentences that are made about collaborative activity. There is none of the female person who would be punished simply for the presence of Russian <text:a xlink:type="simple" xlink:href="https://www.ukrinform.ua/tag-pasport" text:style-name="Internet_20_link" text:visited-style-name="Visited_20_Internet_20_Link">
</text:a>
. For participation in the authorities, the lists of Ukrainian activists, Ukrainian children for deportation - we will punish it, "Lubinets said.</text:p>
      <text:p text:style-name="P4">
<text:span text:style-name="T4">
 Read also: </text:span>
 <text:a xlink:type="simple" xlink:href="https://www.ukrinform.ua/rubric-regions/3711217-na-lugansini-zagarbniki-zmusuut-vipusknikiv-skil-otrimuvati-pasporti-rf.html" text:style-name="Internet_20_link" text:visited-style-name="Visited_20_Internet_20_Link">
<text:span text:style-name="T4">
 Passport </text:span>
</text:a>
As reported by Ukrinform, Lubinets confirmed the facts of forced migration of Ukrainians, including children, from Kherson and Zaporizhzhya regions, occupied Crimea.</text:p>
      <text:p text:style-name="P4">
According to the Ombudsman, the Russians do so in order to create a "living shield" around their military facilities.</text:p>
      <text:p text:style-name="P4">
News Source: <text:a xlink:type="simple" xlink:href="https://www.ukrinform.ua/rubric-society/3711619-ukraina-ne-karatime-ziteliv-timcasovo-okupovanih-teritorij-za-pasporti-rf-lubinec.html" text:style-name="Internet_20_link" text:visited-style-name="Visited_20_Internet_20_Link">
https://www.ukrinform.ua/rubric-society/3711619-ukraina-ne-karatime-ziteliv-timcasovo-okupovanih-teritorij-za-pasporti-rf-lubinec.html</text:a>
</text:p>
      <!--NEWS-->
      <text:h text:style-name="P10" text:outline-level="1">
<text:span text:style-name="T4">
Zavatskaya completed the performances at the ITF tournament in Spain</text:span>
</text:h>
      <text:p text:style-name="P4">
Authors: Ukrinform (Person)</text:p>
      <text:p text:style-name="P4">
Publisher: Укринформ (Organization)</text:p>
      <text:p text:style-name="P4">
Published Time: 2023-05-19T21:43:18+03:00</text:p>
      <text:p text:style-name="P4">
Modified Time: 2023-05-19T21:43:18+03:00</text:p>
      <text:p text:style-name="P4">
Description: The Ukrainian gave way to Danilovich from Serbia. - Ukrinform.</text:p>
      <text:p text:style-name="P4">
Images: ["<text:a xlink:type="simple" xlink:href="https://static.ukrinform.com/photos/2023_05/thumb_files/630_360_1684521726-714.jpg" text:style-name="Internet_20_link" text:visited-style-name="Visited_20_Internet_20_Link">
630_360_16845...</text:a>
"]</text:p>
      <text:p text:style-name="P4">
Tags: ['Теніс']</text:p>
      <text:p text:style-name="P4">
Type: Article</text:p>
      <!--METADATA-->
      <text:p text:style-name="P4">
<draw:frame draw:style-name="fr1" draw:name="Image253" text:anchor-type="as-char" svg:width="6.9236in" svg:height="3.956343in" draw:z-index="0">
<draw:image xlink:href="../Images/yкринформ/2023-05-19T21-43-18-03-00/630_360_1684521726-714.jpg" xlink:type="simple" xlink:show="embed" xlink:actuate="onLoad" draw:mime-type="image/jpeg"/>
</draw:frame>
The Ukrainian woman from Serbia.</text:p>
      <text:p text:style-name="P4">
Katarina Zavatska gave way to Olga Danilovich in the quarterfinal match of the ITF W25U Santa Margerita-di-Pula-2: 6, 4: 6, reports Ukrinform.</text:p>
      <text:p text:style-name="P4">
This is the third full-time match between Zavatskaya and Danilovich: in 2018, the Ukrainka was played by Danilovich at the ITF W25 tournament in Santa Margerita Di-Pulu, and in 2021-at the WTA tournament 250 in Palermo. Both matches also took place on the ground.</text:p>
      <text:p text:style-name="P4">
Katarina fought for the third semifinals in the current season: in March it was played at this stage of the ITF W40 tournament in Maribor, and in April played a municipal match at the ITF W25 tournament in Santa Margerita Di Pula.</text:p>
      <text:p text:style-name="P4">
<text:span text:style-name="T4">
 Read also: </text:span>
 <text:a xlink:type="simple" xlink:href="https://www.ukrinform.ua/rubric-sports/3711576-kalinina-peremogla-drugu-raketku-rosii-i-vperse-vistupit-u-finali-turniru-wta-v-rimi.html" text:style-name="Internet_20_link" text:visited-style-name="Visited_20_Internet_20_Link">
<text:span text:style-name="T4">
 Kalinina </text:span>
</text:a>
According to Ukrinform, Kalinina will play for the first time in the WTA tournament.</text:p>
      <text:p text:style-name="P4">
Photo: btu.org.ua</text:p>
      <text:p text:style-name="P4">
News Source: <text:a xlink:type="simple" xlink:href="https://www.ukrinform.ua/rubric-sports/3711620-zavacka-zaversila-vistupi-na-turniri-itf-v-ispanii.html" text:style-name="Internet_20_link" text:visited-style-name="Visited_20_Internet_20_Link">
https://www.ukrinform.ua/rubric-sports/3711620-zavacka-zaversila-vistupi-na-turniri-itf-v-ispanii.html</text:a>
</text:p>
      <!--NEWS-->
      <text:h text:style-name="P10" text:outline-level="1">
<text:span text:style-name="T4">
In the area of Mariupol Airport, explosions were heard</text:span>
</text:h>
      <text:p text:style-name="P4">
Authors: Ukrinform (Person)</text:p>
      <text:p text:style-name="P4">
Publisher: Укринформ (Organization)</text:p>
      <text:p text:style-name="P4">
Published Time: 2023-05-19T21:46:00+03:00</text:p>
      <text:p text:style-name="P4">
Modified Time: 2023-05-19T21:46:00+03:00</text:p>
      <text:p text:style-name="P4">
Description: In the evening, several explosions were heard in the temporarily captured Mariupol, including the airport.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Аеропорт', 'Маріуполь', 'Вибух', 'Війна з Росією']</text:p>
      <text:p text:style-name="P4">
Type: Article</text:p>
      <!--METADATA-->
      <text:p text:style-name="P4">
<draw:frame draw:style-name="fr1" draw:name="Image254" text:anchor-type="as-char" svg:width="6.9236in" svg:height="3.956343in" draw:z-index="0">
<draw:image xlink:href="../Images/yкринформ/2023-05-19T21-46-00-03-00/630_360_1669987737-966.jpg" xlink:type="simple" xlink:show="embed" xlink:actuate="onLoad" draw:mime-type="image/jpeg"/>
</draw:frame>
In the evening, several explosions, in particular in the area of theeroport, were heard in the evening.</text:p>
      <text:p text:style-name="P4">
This was reported in <text:a xlink:type="simple" xlink:href="https://t.me/s/andriyshTime" text:style-name="Internet_20_link" text:visited-style-name="Visited_20_Internet_20_Link">
</text:a>
Advisor to the city head of theriupol Petro Andryushchenko, reports Ukrinform.</text:p>
      <text:p text:style-name="P4">
“Now - the airport. It's beautiful, ”he wrote in a comment.</text:p>
      <text:p text:style-name="P4">
Shortly before Andryushchenko <text:a xlink:type="simple" xlink:href="https://t.me/andriyshTime/9833" text:style-name="Internet_20_link" text:visited-style-name="Visited_20_Internet_20_Link">
</text:a>
About explosions in the area of the so -called LCD "Nevsky".  Mariupol City Council specified in <text:a xlink:type="simple" xlink:href="https://t.me/mariupolrada/14259" text:style-name="Internet_20_link" text:visited-style-name="Visited_20_Internet_20_Link">
</text:a>
Three powerful explosions were overgrown.</text:p>
      <text:p text:style-name="P4">
«Explosions in the Mariupol district. There are three powerful explosions that Chulymiriupols are known. Pre -hit into the location of the personal composition of the sales in the territory of the Mariupol airport. Judging by the video, in the case of confirmation of information, the enemy had to suffer significant losses, ” - said.</text:p>
      <text:p text:style-name="P4">
<text:span text:style-name="T4">
 Read also: </text:span>
 <text:a xlink:type="simple" xlink:href="https://www.ukrinform.ua/rubric-regions/3711333-u-mariupoli-fiksuut-peremisenna-rosijskih-vantazivok-iz-boepripasami.html" text:style-name="Internet_20_link" text:visited-style-name="Visited_20_Internet_20_Link">
</text:a>
Local residents write in the comments that there were something in the area of the airport, there were a large number of equipment in the territory.</text:p>
      <text:p text:style-name="P4">
As it was reported, over temporarily captured invaders <text:a xlink:type="simple" xlink:href="https://www.ukrinform.ua/tag-mariupol" text:style-name="Internet_20_link" text:visited-style-name="Visited_20_Internet_20_Link">
</text:a>
But the area around the city was recorded high activity of the Aviation of the Russian Federation.</text:p>
      <text:p text:style-name="P4">
News Source: <text:a xlink:type="simple" xlink:href="https://www.ukrinform.ua/rubric-ato/3711623-v-rajoni-aeroportu-mariupola-prolunali-vibuhi.html" text:style-name="Internet_20_link" text:visited-style-name="Visited_20_Internet_20_Link">
https://www.ukrinform.ua/rubric-ato/3711623-v-rajoni-aeroportu-mariupola-prolunali-vibuhi.html</text:a>
</text:p>
      <!--NEWS-->
      <text:h text:style-name="P10" text:outline-level="1">
<text:span text:style-name="T4">
In the area of Mariupol Airport, explosions were heard</text:span>
</text:h>
      <text:p text:style-name="P4">
Authors: Ukrinform (Person)</text:p>
      <text:p text:style-name="P4">
Publisher: Укринформ (Organization)</text:p>
      <text:p text:style-name="P4">
Published Time: 2023-05-19T21:46:00+03:00</text:p>
      <text:p text:style-name="P4">
Modified Time: 2023-05-19T21:46:00+03:00</text:p>
      <text:p text:style-name="P4">
Description: In the evening, several explosions were heard in the temporarily captured Mariupol, including the airport.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Аеропорт', 'Маріуполь', 'Вибух', 'Війна з Росією']</text:p>
      <text:p text:style-name="P4">
Type: Article</text:p>
      <!--METADATA-->
      <text:p text:style-name="P4">
<draw:frame draw:style-name="fr1" draw:name="Image255" text:anchor-type="as-char" svg:width="6.9236in" svg:height="3.956343in" draw:z-index="0">
<draw:image xlink:href="../Images/yкринформ/2023-05-19T21-46-00-03-00/630_360_1669987737-966.jpg" xlink:type="simple" xlink:show="embed" xlink:actuate="onLoad" draw:mime-type="image/jpeg"/>
</draw:frame>
In the evening, several explosions, in particular in the area of theeroport, were heard in the evening.</text:p>
      <text:p text:style-name="P4">
This was reported in <text:a xlink:type="simple" xlink:href="https://t.me/s/andriyshTime" text:style-name="Internet_20_link" text:visited-style-name="Visited_20_Internet_20_Link">
</text:a>
Advisor to the city head of theriupol Petro Andryushchenko, reports Ukrinform.</text:p>
      <text:p text:style-name="P4">
“Now - the airport. It's beautiful, ”he wrote in a comment.</text:p>
      <text:p text:style-name="P4">
Shortly before Andryushchenko <text:a xlink:type="simple" xlink:href="https://t.me/andriyshTime/9833" text:style-name="Internet_20_link" text:visited-style-name="Visited_20_Internet_20_Link">
</text:a>
About explosions in the area of the so -called LCD "Nevsky".  Mariupol City Council specified in <text:a xlink:type="simple" xlink:href="https://t.me/mariupolrada/14259" text:style-name="Internet_20_link" text:visited-style-name="Visited_20_Internet_20_Link">
</text:a>
Three powerful explosions were overgrown.</text:p>
      <text:p text:style-name="P4">
«Explosions in the Mariupol district. There are three powerful explosions that Chulymiriupols are known. Pre -hit into the location of the personal composition of the sales in the territory of the Mariupol airport. Judging by the video, in the case of confirmation of information, the enemy had to suffer significant losses, ” - said.</text:p>
      <text:p text:style-name="P4">
<text:span text:style-name="T4">
 Read also: </text:span>
 <text:a xlink:type="simple" xlink:href="https://www.ukrinform.ua/rubric-regions/3711333-u-mariupoli-fiksuut-peremisenna-rosijskih-vantazivok-iz-boepripasami.html" text:style-name="Internet_20_link" text:visited-style-name="Visited_20_Internet_20_Link">
</text:a>
Local residents write in the comments that there were something in the area of the airport, there were a large number of equipment in the territory.</text:p>
      <text:p text:style-name="P4">
As it was reported, over temporarily captured invaders <text:a xlink:type="simple" xlink:href="https://www.ukrinform.ua/tag-mariupol" text:style-name="Internet_20_link" text:visited-style-name="Visited_20_Internet_20_Link">
</text:a>
But the area around the city was recorded high activity of the Aviation of the Russian Federation.</text:p>
      <text:p text:style-name="P4">
News Source: <text:a xlink:type="simple" xlink:href="https://www.ukrinform.ua/rubric-ato/3711623-v-rajoni-aeroportu-mariupola-prolunali-vibuhi.html" text:style-name="Internet_20_link" text:visited-style-name="Visited_20_Internet_20_Link">
https://www.ukrinform.ua/rubric-ato/3711623-v-rajoni-aeroportu-mariupola-prolunali-vibuhi.html</text:a>
</text:p>
      <!--NEWS-->
      <text:h text:style-name="P10" text:outline-level="1">
<text:span text:style-name="T4">
Popov will not play for Dynamo by the end of the season</text:span>
</text:h>
      <text:p text:style-name="P4">
Authors: Ukrinform (Person)</text:p>
      <text:p text:style-name="P4">
Publisher: Укринформ (Organization)</text:p>
      <text:p text:style-name="P4">
Published Time: 2023-05-19T21:51:19+03:00</text:p>
      <text:p text:style-name="P4">
Modified Time: 2023-05-19T21:51:19+03:00</text:p>
      <text:p text:style-name="P4">
Description: Dynamo defender was injured. - Ukrinform.</text:p>
      <text:p text:style-name="P4">
Images: ["<text:a xlink:type="simple" xlink:href="https://static.ukrinform.com/photos/2023_05/thumb_files/630_360_1684522093-567.jpeg" text:style-name="Internet_20_link" text:visited-style-name="Visited_20_Internet_20_Link">
630_360_16845...</text:a>
"]</text:p>
      <text:p text:style-name="P4">
Tags: ['Динамо', 'Футбол', 'Попов']</text:p>
      <text:p text:style-name="P4">
Type: Article</text:p>
      <!--METADATA-->
      <text:p text:style-name="P4">
<draw:frame draw:style-name="fr1" draw:name="Image256" text:anchor-type="as-char" svg:width="6.9236in" svg:height="3.956343in" draw:z-index="0">
<draw:image xlink:href="../Images/yкринформ/2023-05-19T21-51-19-03-00/630_360_1684522093-567.jpeg" xlink:type="simple" xlink:show="embed" xlink:actuate="onLoad" draw:mime-type="image/jpeg"/>
</draw:frame>
Dynamo defender was injured.</text:p>
      <text:p text:style-name="P4">
Dynamo defender Denis Popov dropped by the end of the season due to injury, <text:a xlink:type="simple" xlink:href="https://sport.ua/uk/news/626898-dinamo-vtratilo-klyuchovogo-zahisnika-do-kintsya-sezonu" text:style-name="Internet_20_link" text:visited-style-name="Visited_20_Internet_20_Link">
</text:a>
Sport.ua, reports Ukrinform.</text:p>
      <text:p text:style-name="P4">
A 24-year-old footballer has a muscle damage. The National Team Matches are not reported about his possible readiness.</text:p>
      <text:p text:style-name="P4">
This season, Popov spent 24 games in all tournaments.</text:p>
      <text:p text:style-name="P4">
<text:span text:style-name="T4">
 Read also: </text:span>
 <text:a xlink:type="simple" xlink:href="https://www.ukrinform.ua/rubric-sports/3709862-uaf-vidstoronila-na-tri-matci-futbolista-dinamo-vanata.html" text:style-name="Internet_20_link" text:visited-style-name="Visited_20_Internet_20_Link">
<text:span text:style-name="T4">
 Dynamo </text:span>
</text:a>
As reported by Ukrinform, tomorrow, May 20, Dynamo will play with Alexandria in the 27th round of UPL.</text:p>
      <text:p text:style-name="P4">
Photo: fcDynamo.com</text:p>
      <text:p text:style-name="P4">
News Source: <text:a xlink:type="simple" xlink:href="https://www.ukrinform.ua/rubric-sports/3711625-popov-ne-zigrae-za-dinamo-do-kinca-sezonu.html" text:style-name="Internet_20_link" text:visited-style-name="Visited_20_Internet_20_Link">
https://www.ukrinform.ua/rubric-sports/3711625-popov-ne-zigrae-za-dinamo-do-kinca-sezonu.html</text:a>
</text:p>
      <!--NEWS-->
      <text:h text:style-name="P10" text:outline-level="1">
<text:span text:style-name="T4">
Ignati on the knockout</text:span>
</text:h>
      <text:p text:style-name="P4">
Authors: Ukrinform (Person)</text:p>
      <text:p text:style-name="P4">
Publisher: Укринформ (Organization)</text:p>
      <text:p text:style-name="P4">
Published Time: 2023-05-19T21:55:00+03:00</text:p>
      <text:p text:style-name="P4">
Modified Time: 2023-05-19T21:55:00+03:00</text:p>
      <text:p text:style-name="P4">
Description: The Armed Forces did not declare in the Air Force that the Ukrainian military with the help of the American Patrio system knocked down a Russian fighter. - Ukrinform.</text:p>
      <text:p text:style-name="P4">
Images: ["<text:a xlink:type="simple" xlink:href="https://static.ukrinform.com/photos/2017_11/thumb_files/630_360_1510113578-1723-pro-patriot-foto-global-look-press.jpg" text:style-name="Internet_20_link" text:visited-style-name="Visited_20_Internet_20_Link">
630_360_15101...</text:a>
"]</text:p>
      <text:p text:style-name="P4">
Tags: ['Літак', 'ЗСУ', 'Patriot ', 'Юрій Ігнат']</text:p>
      <text:p text:style-name="P4">
Type: Article</text:p>
      <!--METADATA-->
      <text:p text:style-name="P4">
<draw:frame draw:style-name="fr1" draw:name="Image257" text:anchor-type="as-char" svg:width="6.9236in" svg:height="3.956343in" draw:z-index="0">
<draw:image xlink:href="../Images/yкринформ/2023-05-19T21-55-00-03-00/630_360_1510113578-1723-pro-patriot-foto-global-look-press.jpg" xlink:type="simple" xlink:show="embed" xlink:actuate="onLoad" draw:mime-type="image/jpeg"/>
</draw:frame>
The Armed Forces did not declare that the Ukrainian military with the help of the American Patriot system of a crashing fighter.</text:p>
      <text:p text:style-name="P4">
This was stated by the Air Force spokesman Yuri Ignat on the program <text:a xlink:type="simple" xlink:href="https://www.youtube.com/watch" text:style-name="Internet_20_link" text:visited-style-name="Visited_20_Internet_20_Link">
</text:a>
, reports Ukrinform.</text:p>
      <text:p text:style-name="P4">
“We didn't announce it. Therefore, you must ask CNN or New Yorktimes. When we knock down something, we announce it on the page, planes or winged missiles appear in our info. We did not announce - so someone else will announce it, ”Ignat said.</text:p>
      <text:p text:style-name="P4">
<text:span text:style-name="T4">
 Read also: </text:span>
 <text:a xlink:type="simple" xlink:href="https://www.ukrinform.ua/rubric-ato/3710414-v-ofisi-prezidenta-zaavlaut-so-efektivnist-patriot-stala-velikim-geopoliticnim-udarom-po-rosii.html" text:style-name="Internet_20_link" text:visited-style-name="Visited_20_Internet_20_Link">
<text:span text:style-name="T4">
 patriot </text:span>
</text:a>
He added that another SAMP-T complex is expected, which is capable of smoking and aerobalistic goals.</text:p>
      <text:p text:style-name="P4">
As reported by the media reported on May 19, with reference to its sources that Ukraine had shot down Russian <text:a xlink:type="simple" xlink:href="https://www.ukrinform.ua/tag-vinisuvac" text:style-name="Internet_20_link" text:visited-style-name="Visited_20_Internet_20_Link">
</text:a>
The assistance of the American Patriot system.</text:p>
      <text:p text:style-name="P4">
News Source: <text:a xlink:type="simple" xlink:href="https://www.ukrinform.ua/rubric-ato/3711624-ignat-pro-zbitta-rosijskogo-litaka-sistemou-patriot-mi-pro-ce-ne-ogolosuvali.html" text:style-name="Internet_20_link" text:visited-style-name="Visited_20_Internet_20_Link">
https://www.ukrinform.ua/rubric-ato/3711624-ignat-pro-zbitta-rosijskogo-litaka-sistemou-patriot-mi-pro-ce-ne-ogolosuvali.html</text:a>
</text:p>
      <!--NEWS-->
      <text:h text:style-name="P10" text:outline-level="1">
<text:span text:style-name="T4">
Editor/editor to work on the site</text:span>
</text:h>
      <text:p text:style-name="P4">
Authors: Ukrinform (Person)</text:p>
      <text:p text:style-name="P4">
Publisher: Укринформ (Organization)</text:p>
      <text:p text:style-name="P4">
Published Time: 2023-05-19T22:00:00+03:00</text:p>
      <text:p text:style-name="P4">
Modified Time: 2023-05-19T22:00:00+03:00</text:p>
      <text:p text:style-name="P4">
Description: Ukrainian National Information Agency Ukrinform is looking for an editor/editor to work on the site. - Ukrinform.</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58" text:anchor-type="as-char" svg:width="6.9236in" svg:height="3.956343in" draw:z-index="0">
<draw:image xlink:href="../Images/yкринформ/2023-05-19T22-00-00-03-00/630_360_1645107758-865.jpg" xlink:type="simple" xlink:show="embed" xlink:actuate="onLoad" draw:mime-type="image/jpeg"/>
</draw:frame>
Ukrainian Ukrainian Information Agency "Ukrinform" is looking for an editor/editor for work on the site.</text:p>
      <text:p text:style-name="P4">
<text:span text:style-name="T4">
 Requirements for candidates for editor's job: </text:span>
</text:p>
      <ul>
        <li>
Higher Education; * excellent command of Ukrainian; * awareness of the socio-political situation in Ukraine and the world; * creativity; * Editorial experience with news in Internet media.</li>
      </ul>
      <text:p text:style-name="P4">
Social networks, profile education and knowledge of English language are welcome.</text:p>
      <text:p text:style-name="P4">
Resume send to <text:span text:style-name="T4">
 <text:a xlink:type="simple" xlink:href="Mailto: Subanovah@gmail.kom" text:style-name="Internet_20_link" text:visited-style-name="Visited_20_Internet_20_Link">
</text:a>
</text:span>
.</text:p>
      <text:p text:style-name="P4">
<text:span text:style-name="T4">
 Ukrinform offers: </text:span>
</text:p>
      <ul>
        <li>
full employment; * flexible work schedule in evening shifts and weekends; * wages by interview results(Depending on the qualification and experience of work); * Opportunity of remote work /office in the center of Kiev(Metro theatrical).</li>
      </ul>
      <text:p text:style-name="P4">
News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Ukraine has presented a unique portrait of a fighter with an HIV/AIDS epidemic</text:span>
</text:h>
      <text:p text:style-name="P4">
Authors: Ukrinform (Person)</text:p>
      <text:p text:style-name="P4">
Publisher: Укринформ (Organization)</text:p>
      <text:p text:style-name="P4">
Published Time: 2023-05-19T22:01:00+03:00</text:p>
      <text:p text:style-name="P4">
Modified Time: 2023-05-19T22:01:00+03:00</text:p>
      <text:p text:style-name="P4">
Description: In Ukraine, a portrait of a fighter with an HIV/AIDS epidemic, which created artificial intelligence based on unique photos, was presented to AIDS Day. - Ukrinform.</text:p>
      <text:p text:style-name="P4">
Images: ["<text:a xlink:type="simple" xlink:href="https://static.ukrinform.com/photos/2023_05/thumb_files/630_360_1684519275-929.jpeg" text:style-name="Internet_20_link" text:visited-style-name="Visited_20_Internet_20_Link">
630_360_16845...</text:a>
", "<text:a xlink:type="simple" xlink:href="https://static.ukrinform.com/photos/2023_05/1684519276-970.jpeg" text:style-name="Internet_20_link" text:visited-style-name="Visited_20_Internet_20_Link">
1684519276-97...</text:a>
", "<text:a xlink:type="simple" xlink:href="https://static.ukrinform.com/photos/2023_05/1684519274-268.jpeg" text:style-name="Internet_20_link" text:visited-style-name="Visited_20_Internet_20_Link">
1684519274-26...</text:a>
", "<text:a xlink:type="simple" xlink:href="https://static.ukrinform.com/photos/2023_05/1684519275-494.jpeg" text:style-name="Internet_20_link" text:visited-style-name="Visited_20_Internet_20_Link">
1684519275-49...</text:a>
", "<text:a xlink:type="simple" xlink:href="https://static.ukrinform.com/photos/2023_05/1684519274-259.jpeg" text:style-name="Internet_20_link" text:visited-style-name="Visited_20_Internet_20_Link">
1684519274-25...</text:a>
", "<text:a xlink:type="simple" xlink:href="https://static.ukrinform.com/photos/2023_05/1684519276-818.jpeg" text:style-name="Internet_20_link" text:visited-style-name="Visited_20_Internet_20_Link">
1684519276-81...</text:a>
"]</text:p>
      <text:p text:style-name="P4">
Tags: ['ВІЛ/СНІД', 'Штучний інтелект', 'Епідемія', 'Портрет']</text:p>
      <text:p text:style-name="P4">
Type: Article</text:p>
      <!--METADATA-->
      <text:p text:style-name="P4">
<draw:frame draw:style-name="fr1" draw:name="Image259" text:anchor-type="as-char" svg:width="6.9236in" svg:height="3.956343in" draw:z-index="0">
<draw:image xlink:href="../Images/yкринформ/2023-05-19T22-01-00-03-00/630_360_1684519275-929.jpeg" xlink:type="simple" xlink:show="embed" xlink:actuate="onLoad" draw:mime-type="image/jpeg"/>
</draw:frame>
In the Ukrainian day, the AIDS Day presented a portrait of a fighter with an HIV/AIDS epidemic, which created artificial intelligence based on unique photos.</text:p>
      <text:p text:style-name="P4">
According to Ukrinform, the charitable organization “All -Ukrainian Communist of People Living with HIV/AIDS” reports.</text:p>
      <text:p text:style-name="P4">
“For thirty -three years of Ukrainian independence, more than 50 thousand Ukrainians have taken the lives of AIDS. At the same time, thousands of HIV-positive Ukrainians are fighting for life. As a sign of their support for the Memorial Day of the dead from <text:a xlink:type="simple" xlink:href="https://www.ukrinform.ua/tag-vilsnid" text:style-name="Internet_20_link" text:visited-style-name="Visited_20_Internet_20_Link">
</text:a>
A unique portraiter with an HIV/AIDS epidemic was presented. The peculiarity of this portrait is that he has engulfed artificial intelligence, placing a photographic cell of people who fight and defeat the disease every day, ” -he will be in the message.</text:p>
      <text:p text:style-name="P4">
<draw:frame draw:style-name="fr1" draw:name="Image260" text:anchor-type="as-char" svg:width="6.671875in" svg:height="10.0in" draw:z-index="0">
<draw:image xlink:href="../Images/yкринформ/2023-05-19T22-01-00-03-00/1684519276-970.jpeg" xlink:type="simple" xlink:show="embed" xlink:actuate="onLoad" draw:mime-type="image/jpeg"/>
</draw:frame>
<draw:frame draw:style-name="fr1" draw:name="Image261" text:anchor-type="as-char" svg:width="6.9236in" svg:height="4.615733in" draw:z-index="0">
<draw:image xlink:href="../Images/yкринформ/2023-05-19T22-01-00-03-00/1684519274-268.jpeg" xlink:type="simple" xlink:show="embed" xlink:actuate="onLoad" draw:mime-type="image/jpeg"/>
</draw:frame>
In Ukraine, 33 cases of HIV and AIDS are on average daily.</text:p>
      <text:p text:style-name="P4">
<draw:frame draw:style-name="fr1" draw:name="Image262" text:anchor-type="as-char" svg:width="6.9236in" svg:height="4.615733in" draw:z-index="0">
<draw:image xlink:href="../Images/yкринформ/2023-05-19T22-01-00-03-00/1684519275-494.jpeg" xlink:type="simple" xlink:show="embed" xlink:actuate="onLoad" draw:mime-type="image/jpeg"/>
</draw:frame>
As it is noted, the number of people who took the medication increased every year and more than 130,000 patients with HIV received treatment. The number of patients receiving treatment was 121 189 people at the beginning of this year.</text:p>
      <text:p text:style-name="P4">
<text:span text:style-name="T4">
 Read also: </text:span>
 <text:a xlink:type="simple" xlink:href="https://www.ukrinform.ua/rubric-society/3711617-u-kvitni-v-ukraini-zareestruvali-878-novih-vipadkiv-vilinfekcii-99-ludej-pomerli-vid-snidu.html" text:style-name="Internet_20_link" text:visited-style-name="Visited_20_Internet_20_Link">
<text:span text:style-name="T4">
 AIDS </text:span>
</text:a>
The full -scale war has made it difficult to assist HIV/AIDS. In addition, the 100% Life Medical Center continues programs, motivates people to compose HIV tests, join work and treatment. Thanks to their efforts of Ukrainians(in controlled territories, refugees abroad)Provided by therapy.</text:p>
      <text:p text:style-name="P4">
<draw:frame draw:style-name="fr1" draw:name="Image263" text:anchor-type="as-char" svg:width="6.9236in" svg:height="4.615733in" draw:z-index="0">
<draw:image xlink:href="../Images/yкринформ/2023-05-19T22-01-00-03-00/1684519274-259.jpeg" xlink:type="simple" xlink:show="embed" xlink:actuate="onLoad" draw:mime-type="image/jpeg"/>
</draw:frame>
“Artificial intelligence based on 772 unique photos of the 100% life team generated a generalized image. The image of "Victoria, which defeats the epidemic" was published, a total of "painted" about 3 thousand photos. The artificial intellect was a female image, since the number of female photographs was much larger than the men's women - thousands of women work in the medical system of Tapaid organizations of Ukraine in the fight against HIV/AIDS, " - said Dmitry Sherembay Coordination Council.As it was reported, on the third Sunday of May, World Day is celebrated from the day.</text:p>
      <text:p text:style-name="P4">
News Source: <text:a xlink:type="simple" xlink:href="https://www.ukrinform.ua/rubric-society/3711626-v-ukraini-predstavili-unikalnij-portret-borca-z-epidemieu-vilsnidu.html" text:style-name="Internet_20_link" text:visited-style-name="Visited_20_Internet_20_Link">
https://www.ukrinform.ua/rubric-society/3711626-v-ukraini-predstavili-unikalnij-portret-borca-z-epidemieu-vilsnidu.html</text:a>
</text:p>
      <!--NEWS-->
      <text:h text:style-name="P10" text:outline-level="1">
<text:span text:style-name="T4">
On weekends in Ukraine it will rain in some places, south up to +28 °</text:span>
</text:h>
      <text:p text:style-name="P4">
Authors: Ukrinform (Person)</text:p>
      <text:p text:style-name="P4">
Publisher: Укринформ (Organization)</text:p>
      <text:p text:style-name="P4">
Published Time: 2023-05-19T22:10:00+03:00</text:p>
      <text:p text:style-name="P4">
Modified Time: 2023-05-19T22:10:00+03:00</text:p>
      <text:p text:style-name="P4">
Description: The weather on the weekend throughout Ukraine will be truly warm, although rains and thunderstorms will take place in places. - Ukrinform.</text:p>
      <text:p text:style-name="P4">
Images: ["<text:a xlink:type="simple" xlink:href="https://static.ukrinform.com/photos/2020_05/thumb_files/630_360_1590643900-769.jpg" text:style-name="Internet_20_link" text:visited-style-name="Visited_20_Internet_20_Link">
630_360_15906...</text:a>
"]</text:p>
      <text:p text:style-name="P4">
Tags: ['Дощ', 'Гроза', 'Погода', 'Прогноз']</text:p>
      <text:p text:style-name="P4">
Type: Article</text:p>
      <!--METADATA-->
      <text:p text:style-name="P4">
<draw:frame draw:style-name="fr1" draw:name="Image264" text:anchor-type="as-char" svg:width="6.9236in" svg:height="3.956343in" draw:z-index="0">
<draw:image xlink:href="../Images/yкринформ/2023-05-19T22-10-00-03-00/630_360_1590643900-769.jpg" xlink:type="simple" xlink:show="embed" xlink:actuate="onLoad" draw:mime-type="image/jpeg"/>
</draw:frame>
The weather will be truly warm throughout Ukraine, although there will be thunderstorms.</text:p>
      <text:p text:style-name="P4">
Ukrinform was reported in <text:a xlink:type="simple" xlink:href="https://sinoptik.ua" text:style-name="Internet_20_link" text:visited-style-name="Visited_20_Internet_20_Link">
</text:a>
According to the forecasters, on Saturday, May 20, the air temperature in the majority of the country is forecast from +22 to +26 ° C. In this case, it is possible for the time <text:a xlink:type="simple" xlink:href="https://www.ukrinform.ua/tag-dos" text:style-name="Internet_20_link" text:visited-style-name="Visited_20_Internet_20_Link">
</text:a>
with thunderstorms.</text:p>
      <text:p text:style-name="P4">
In the south, southeast and east of Ukraine it will be cloudy with clearings, alabesis and summer heat- +25… +28 ° C.</text:p>
      <text:p text:style-name="P4">
On Sunday, May 21, the precipitation map will change dramatically. Yes, rains with thunderstorms will flow in almost all southern, southeastern and central regions of Ukraine, and <text:a xlink:type="simple" xlink:href="https://ua.sinoptik.ua/погода-київ" text:style-name="Internet_20_link" text:visited-style-name="Visited_20_Internet_20_Link">
</text:a>
 <text:a xlink:type="simple" xlink:href="https://ua.sinoptik.ua/%D0%BF%D0%BE%D0%B3%D0%BE%D0%B4%D0%B0-%D0%BA%D0%B8%D1%97%D0%B2" text:style-name="Internet_20_link" text:visited-style-name="Visited_20_Internet_20_Link">
</text:a>
<text:a xlink:type="simple" xlink:href="https://ua.sinoptik.ua/погода-київ" text:style-name="Internet_20_link" text:visited-style-name="Visited_20_Internet_20_Link">
 </text:a>
But the rest of the regions will be cloudy, but without precipitation. The warmest will be in Kherson, Odessa and Zaporizhzhya region - +25… +27 ° C, in the rest of the territory - +22… +25 ° C.</text:p>
      <text:p text:style-name="P4">
The new week will start with a slight decrease in temperature. On Monday, May 22, in Luhansk and Donetsk,+19…+21 ° C is forecast, in the northern east of the air it will warm up to+21…+23 ° C,+24…+26 ° C is expected in the rest of the country.</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thunderstorms </text:span>
</text:a>
The weather at the beginning of the week will be rainy in Kharkiv, Donetsk, Lugansk, Dnipropetrovsk, <text:a xlink:type="simple" xlink:href="https://ua.sinoptik.ua/погода-запоріжжя" text:style-name="Internet_20_link" text:visited-style-name="Visited_20_Internet_20_Link">
</text:a>
Kirovograd and Kherson regions, in other regions - changing cloudiness, without precipitation.</text:p>
      <text:p text:style-name="P4">
News Source: <text:a xlink:type="simple" xlink:href="https://www.ukrinform.ua/rubric-regions/3711389-na-vihidnih-v-ukraini-podekudi-dositime-na-pivdni-do-28.html" text:style-name="Internet_20_link" text:visited-style-name="Visited_20_Internet_20_Link">
https://www.ukrinform.ua/rubric-regions/3711389-na-vihidnih-v-ukraini-podekudi-dositime-na-pivdni-do-28.html</text:a>
</text:p>
      <!--NEWS-->
      <text:h text:style-name="P10" text:outline-level="1">
<text:span text:style-name="T4">
Russia has begun to prepare for war against Ukraine since 2007 - Budanov</text:span>
</text:h>
      <text:p text:style-name="P4">
Authors: Ukrinform (Person)</text:p>
      <text:p text:style-name="P4">
Publisher: Укринформ (Organization)</text:p>
      <text:p text:style-name="P4">
Published Time: 2023-05-19T22:16:00+03:00</text:p>
      <text:p text:style-name="P4">
Modified Time: 2023-05-19T22:16:00+03:00</text:p>
      <text:p text:style-name="P4">
Description: Russia has begun to prepare for aggression against Ukraine since 2007, and planned a full-scale invasion in March 2021-Ukrinform.</text:p>
      <text:p text:style-name="P4">
Images: ["<text:a xlink:type="simple" xlink:href="https://static.ukrinform.com/photos/2023_04/thumb_files/630_360_1682089495-883.jpg" text:style-name="Internet_20_link" text:visited-style-name="Visited_20_Internet_20_Link">
630_360_16820...</text:a>
"]</text:p>
      <text:p text:style-name="P4">
Tags: ['Розвідка', 'Буданов', 'Війна з Росією']</text:p>
      <text:p text:style-name="P4">
Type: Article</text:p>
      <!--METADATA-->
      <text:p text:style-name="P4">
<draw:frame draw:style-name="fr1" draw:name="Image265" text:anchor-type="as-char" svg:width="6.9236in" svg:height="3.956343in" draw:z-index="0">
<draw:image xlink:href="../Images/yкринформ/2023-05-19T22-16-00-03-00/630_360_1682089495-883.jpg" xlink:type="simple" xlink:show="embed" xlink:actuate="onLoad" draw:mime-type="image/jpeg"/>
</draw:frame>
Rosia has been preparing for aggression against Ukraine since 2007, and began to start a full-scale invasion in March 2021</text:p>
      <text:p text:style-name="P4">
The head of the Main Directorate of Intelligence of the Ministry of Defense Kirilobudanov said in an interview with Special Profession Dmitry Komarov "Year. Behind", Ukrinform reports.</text:p>
      <text:p text:style-name="P4">
"Actively Russia began to prepare for aggression against Ukraine since 2007. 2014 They took advantage of their convenient moment for them, and in principle we will fulfill how it was moving. But at that time they were using the moment. 2014, it would not change anything. <text:a xlink:type="simple" xlink:href="https://www.ukrinform.ua/tag-vijna-z-rosieu" text:style-name="Internet_20_link" text:visited-style-name="Visited_20_Internet_20_Link">
</text:a>
Between us was inevitable, " -said Budanov.</text:p>
      <text:p text:style-name="P4">
He said that the Russian Federation wanted to start a full -scale invasion of Ukraine in 2021.</text:p>
      <text:p text:style-name="P4">
<text:span text:style-name="T4">
 Read also: </text:span>
 <text:a xlink:type="simple" xlink:href="https://www.ukrinform.ua/rubric-ato/3699864-zagrozi-povtornogo-nastupu-rosian-iz-bilorusi-zaraz-nemae-budanov.html" text:style-name="Internet_20_link" text:visited-style-name="Visited_20_Internet_20_Link">
<text:span text:style-name="T4">
 Budanov </text:span>
</text:a>
"Their plans were exposed, then the decision was made to publish all the cymaters and understanding of foreign partners and with their help diplomatic. In principle, they did. , - said the head of the GUR Ministry of Defense.</text:p>
      <text:p text:style-name="P4">
As it was reported, Budanov stated that Russia's potential for offensive actions is already absolutely exhausted, but it has a serious potential for defense.</text:p>
      <text:p text:style-name="P4">
<text:span text:style-name="T5">
Foto: GUR Ministry of Defense</text:span>
</text:p>
      <text:p text:style-name="P4">
News Source: <text:a xlink:type="simple" xlink:href="https://www.ukrinform.ua/rubric-ato/3711627-rosia-pocala-gotuvatisa-do-vijni-proti-ukraini-z-2007-roku-budanov.html" text:style-name="Internet_20_link" text:visited-style-name="Visited_20_Internet_20_Link">
https://www.ukrinform.ua/rubric-ato/3711627-rosia-pocala-gotuvatisa-do-vijni-proti-ukraini-z-2007-roku-budanov.html</text:a>
</text:p>
      <!--NEWS-->
      <text:h text:style-name="P10" text:outline-level="1">
<text:span text:style-name="T4">
In Germany want to cut and simplify the procedure for obtaining citizenship</text:span>
</text:h>
      <text:p text:style-name="P4">
Authors: Ukrinform (Person)</text:p>
      <text:p text:style-name="P4">
Publisher: Укринформ (Organization)</text:p>
      <text:p text:style-name="P4">
Published Time: 2023-05-19T22:27:20+03:00</text:p>
      <text:p text:style-name="P4">
Modified Time: 2023-05-19T22:27:20+03:00</text:p>
      <text:p text:style-name="P4">
Description: The Ministry of Internal Affairs of Germany has released a project of a new version of the Law on Citizenship, which provides for a reduction in the terms of naturalization. - Ukrinform.</text:p>
      <text:p text:style-name="P4">
Images: ["<text:a xlink:type="simple" xlink:href="https://static.ukrinform.com/photos/2021_12/thumb_files/630_360_1638800565-325.jpg" text:style-name="Internet_20_link" text:visited-style-name="Visited_20_Internet_20_Link">
630_360_16388...</text:a>
"]</text:p>
      <text:p text:style-name="P4">
Tags: ['Німеччина', 'Громадянство']</text:p>
      <text:p text:style-name="P4">
Type: Article</text:p>
      <!--METADATA-->
      <text:p text:style-name="P4">
<draw:frame draw:style-name="fr1" draw:name="Image266" text:anchor-type="as-char" svg:width="6.9236in" svg:height="3.956343in" draw:z-index="0">
<draw:image xlink:href="../Images/yкринформ/2023-05-19T22-27-20-03-00/630_360_1638800565-325.jpg" xlink:type="simple" xlink:show="embed" xlink:actuate="onLoad" draw:mime-type="image/jpeg"/>
</draw:frame>
The Ministry of Internal Affairs of Germany has released a project of a new version of the law, which provides for a shortening of naturalization.</text:p>
      <text:p text:style-name="P4">
This was reported by Ukrinform correspondent.</text:p>
      <text:p text:style-name="P4">
The project assumes that naturalization can be allowed in five years, and in the individual cases - three years instead of eight, as still.</text:p>
      <text:p text:style-name="P4">
“We only allow to naturalize in five years instead of eight. Those who are in particular integrated can reduce this period to three years. Cestos people who are well -versed in German, reach excellent results at work or volunteer. We intend to determine the enormous life achievements of the Gastarbeiter generation for our country. That is why we plan to make it easier for them, ”Nancy Phaseker said.</text:p>
      <text:p text:style-name="P4">
She gave an example of Canada - as an example of attracting skilled workers, which are also urgently needed by Germany.</text:p>
      <text:p text:style-name="P4">
<text:span text:style-name="T4">
 Read also: </text:span>
 <text:a xlink:type="simple" xlink:href="https://www.ukrinform.ua/rubric-polytics/3704856-zakonoproekt-pro-vidmovu-vid-gromadanstva-rf-na-stadii-rozrobki-lubinec.html" text:style-name="Internet_20_link" text:visited-style-name="Visited_20_Internet_20_Link">
<text:span text:style-name="T4">
 citizenship </text:span>
</text:a>
The conditions for faster naturalization are language skills, education, professional taeconomic integration, public participation and civic knowledge. A person should be able to pay for himself and his family members.</text:p>
      <text:p text:style-name="P4">
Fezer noted that many immigrants feel Germans, but do not want to break the country of origin. In the future, they will no longer be forced to give up some of their identity.</text:p>
      <text:p text:style-name="P4">
The minister emphasized that such manifestations as anti -Semitism, xenophobia or other ideas, motivated by inhumanity, which are incompatible with the guarantee of human dignity of the Vosvna Law of the Federal Republic of Germany and violate the free democratic basic order, will not be tolerated in society. And those who promote will not be able to become a German citizen.</text:p>
      <text:p text:style-name="P4">
<text:span text:style-name="T4">
 Read also: </text:span>
 <text:a xlink:type="simple" xlink:href="https://www.ukrinform.ua/rubric-society/3701713-konstitucijnij-sud-vzavsa-roztlumaciti-ci-edine-v-ukraini-gromadanstvo.html" text:style-name="Internet_20_link" text:visited-style-name="Visited_20_Internet_20_Link">
<text:span text:style-name="T4">
 citizenship </text:span>
</text:a>
"If you do not share our values, you can't become a German," the phase summed up. That is, if someone wants to naturalize in Germany, he must adhere to the values of a free society.The law of the law should now evaluate federal lands.</text:p>
      <text:p text:style-name="P4">
News Source: <text:a xlink:type="simple" xlink:href="https://www.ukrinform.ua/rubric-world/3711630-u-nimeccini-hocut-skorotiti-ta-sprostiti-proceduru-otrimanna-gromadanstva.html" text:style-name="Internet_20_link" text:visited-style-name="Visited_20_Internet_20_Link">
https://www.ukrinform.ua/rubric-world/3711630-u-nimeccini-hocut-skorotiti-ta-sprostiti-proceduru-otrimanna-gromadanstva.html</text:a>
</text:p>
      <!--NEWS-->
      <text:h text:style-name="P10" text:outline-level="1">
<text:span text:style-name="T4">
In Germany want to cut and simplify the procedure for obtaining citizenship</text:span>
</text:h>
      <text:p text:style-name="P4">
Authors: Ukrinform (Person)</text:p>
      <text:p text:style-name="P4">
Publisher: Укринформ (Organization)</text:p>
      <text:p text:style-name="P4">
Published Time: 2023-05-19T22:27:20+03:00</text:p>
      <text:p text:style-name="P4">
Modified Time: 2023-05-19T22:27:20+03:00</text:p>
      <text:p text:style-name="P4">
Description: The Ministry of Internal Affairs of Germany has released a project of a new version of the Law on Citizenship, which provides for a reduction in the terms of naturalization. - Ukrinform.</text:p>
      <text:p text:style-name="P4">
Images: ["<text:a xlink:type="simple" xlink:href="https://static.ukrinform.com/photos/2021_12/thumb_files/630_360_1638800565-325.jpg" text:style-name="Internet_20_link" text:visited-style-name="Visited_20_Internet_20_Link">
630_360_16388...</text:a>
"]</text:p>
      <text:p text:style-name="P4">
Tags: ['Німеччина', 'Громадянство']</text:p>
      <text:p text:style-name="P4">
Type: Article</text:p>
      <!--METADATA-->
      <text:p text:style-name="P4">
<draw:frame draw:style-name="fr1" draw:name="Image267" text:anchor-type="as-char" svg:width="6.9236in" svg:height="3.956343in" draw:z-index="0">
<draw:image xlink:href="../Images/yкринформ/2023-05-19T22-27-20-03-00/630_360_1638800565-325.jpg" xlink:type="simple" xlink:show="embed" xlink:actuate="onLoad" draw:mime-type="image/jpeg"/>
</draw:frame>
The Ministry of Internal Affairs of Germany has released a project of a new version of the law, which provides for a shortening of naturalization.</text:p>
      <text:p text:style-name="P4">
This was reported by Ukrinform correspondent.</text:p>
      <text:p text:style-name="P4">
The project assumes that naturalization can be allowed in five years, and in the individual cases - three years instead of eight, as still.</text:p>
      <text:p text:style-name="P4">
“We only allow to naturalize in five years instead of eight. Those who are in particular integrated can reduce this period to three years. Cestos people who are well -versed in German, reach excellent results at work or volunteer. We intend to determine the enormous life achievements of the Gastarbeiter generation for our country. That is why we plan to make it easier for them, ”Nancy Phaseker said.</text:p>
      <text:p text:style-name="P4">
She gave an example of Canada - as an example of attracting skilled workers, which are also urgently needed by Germany.</text:p>
      <text:p text:style-name="P4">
<text:span text:style-name="T4">
 Read also: </text:span>
 <text:a xlink:type="simple" xlink:href="https://www.ukrinform.ua/rubric-polytics/3704856-zakonoproekt-pro-vidmovu-vid-gromadanstva-rf-na-stadii-rozrobki-lubinec.html" text:style-name="Internet_20_link" text:visited-style-name="Visited_20_Internet_20_Link">
<text:span text:style-name="T4">
 citizenship </text:span>
</text:a>
The conditions for faster naturalization are language skills, education, professional taeconomic integration, public participation and civic knowledge. A person should be able to pay for himself and his family members.</text:p>
      <text:p text:style-name="P4">
Fezer noted that many immigrants feel Germans, but do not want to break the country of origin. In the future, they will no longer be forced to give up some of their identity.</text:p>
      <text:p text:style-name="P4">
The minister emphasized that such manifestations as anti -Semitism, xenophobia or other ideas, motivated by inhumanity, which are incompatible with the guarantee of human dignity of the Vosvna Law of the Federal Republic of Germany and violate the free democratic basic order, will not be tolerated in society. And those who promote will not be able to become a German citizen.</text:p>
      <text:p text:style-name="P4">
<text:span text:style-name="T4">
 Read also: </text:span>
 <text:a xlink:type="simple" xlink:href="https://www.ukrinform.ua/rubric-society/3701713-konstitucijnij-sud-vzavsa-roztlumaciti-ci-edine-v-ukraini-gromadanstvo.html" text:style-name="Internet_20_link" text:visited-style-name="Visited_20_Internet_20_Link">
<text:span text:style-name="T4">
 citizenship </text:span>
</text:a>
"If you do not share our values, you can't become a German," the phase summed up. That is, if someone wants to naturalize in Germany, he must adhere to the values of a free society.The law of the law should now evaluate federal lands.</text:p>
      <text:p text:style-name="P4">
News Source: <text:a xlink:type="simple" xlink:href="https://www.ukrinform.ua/rubric-world/3711630-u-nimeccini-hocut-skorotiti-ta-sprostiti-proceduru-otrimanna-gromadanstva.html" text:style-name="Internet_20_link" text:visited-style-name="Visited_20_Internet_20_Link">
https://www.ukrinform.ua/rubric-world/3711630-u-nimeccini-hocut-skorotiti-ta-sprostiti-proceduru-otrimanna-gromadanstva.html</text:a>
</text:p>
      <!--NEWS-->
      <text:h text:style-name="P10" text:outline-level="1">
<text:span text:style-name="T4">
Budanov: Gostomel landing - it was generally the only plan of</text:span>
</text:h>
      <text:p text:style-name="P4">
Authors: Ukrinform (Person)</text:p>
      <text:p text:style-name="P4">
Publisher: Укринформ (Organization)</text:p>
      <text:p text:style-name="P4">
Published Time: 2023-05-19T22:35:00+03:00</text:p>
      <text:p text:style-name="P4">
Modified Time: 2023-05-19T22:35:00+03:00</text:p>
      <text:p text:style-name="P4">
Description: The Russians had no doubt that they would be able to plant a landing in Gostomel - they did not have another plan for the capture of the capital of Ukraine. - Ukrinform.</text:p>
      <text:p text:style-name="P4">
Images: ["<text:a xlink:type="simple" xlink:href="https://static.ukrinform.com/photos/2023_04/thumb_files/630_360_1680432165-639.jpg" text:style-name="Internet_20_link" text:visited-style-name="Visited_20_Internet_20_Link">
630_360_16804...</text:a>
"]</text:p>
      <text:p text:style-name="P4">
Tags: ['Аеропорт "Гостомель"', 'Буданов', 'Війна з Росією']</text:p>
      <text:p text:style-name="P4">
Type: Article</text:p>
      <!--METADATA-->
      <text:p text:style-name="P4">
<draw:frame draw:style-name="fr1" draw:name="Image268" text:anchor-type="as-char" svg:width="6.9236in" svg:height="3.956343in" draw:z-index="0">
<draw:image xlink:href="../Images/yкринформ/2023-05-19T22-35-00-03-00/630_360_1680432165-639.jpg" xlink:type="simple" xlink:show="embed" xlink:actuate="onLoad" draw:mime-type="image/jpeg"/>
</draw:frame>
The Russians did not know that they would be able to plant a landing in Gostomel - they did not have another planning of the capital of Ukraine.</text:p>
      <text:p text:style-name="P4">
About it in an interview in the program "Year -Sketch. The intelligence officer ”said the head of the intelligence department of MOU Kirill Budanov, reports Ukrinform.</text:p>
      <text:p text:style-name="P4">
“The whole plan of the Russians was - a rapid landing way(At the airportGostomel - Order.)And to go from there. It was generally a single plan, ”said Budanov.</text:p>
      <text:p text:style-name="P4">
He added that the whole day on February 24, 2022 the Russians tried to plant a Tamdesant, and the holiday believed that they would succeed.</text:p>
      <text:p text:style-name="P4">
"First, they did not believe that it would be resisting at all, secondly, they believed that they would be laid rapidly, and the plane would unload the units that would enter Kiev any time," said GUR Chief.</text:p>
      <text:p text:style-name="P4">
According to him, the last role in this played the information that our intelligence spread.</text:p>
      <text:p text:style-name="P4">
<text:span text:style-name="T4">
 Read also: </text:span>
 <text:a xlink:type="simple" xlink:href="https://www.ukrinform.ua/rubric-ato/3711627-rosia-pocala-gotuvatisa-do-vijni-proti-ukraini-z-2007-roku-budanov.html" text:style-name="Internet_20_link" text:visited-style-name="Visited_20_Internet_20_Link">
<text:span text:style-name="T4">
 Budanov </text:span>
</text:a>
“The one they wanted to believe, she still took the mountain. Why, the Russian people were stupid, they did not believe that there would still be a war: they did not take with them fuel tanks, they stopped tanks, there was no supply of supplies, food, this is all true. But the truth is different-they had to create a picture-mounted offensive and an alternative to surrender. And to create a picture of these columns. So it was. No one hoped to fight like Umariupoli. There were no options. They believed that no one would be able to create a serious opposition, and they would enter the government quarter, change the leadership. In their view, the state management at this time should have escaped somewhere, if not - they would destroy it, ”Budanov said.</text:p>
      <text:p text:style-name="P4">
He added that Russia changed the invasion date within two weeks. Ukraine received the final information about the attack at 4 am on February 24 at about 15.00023.</text:p>
      <text:p text:style-name="P4">
<text:span text:style-name="T5">
Foto: EPA-EFE</text:span>
</text:p>
      <text:p text:style-name="P4">
News Source: <text:a xlink:type="simple" xlink:href="https://www.ukrinform.ua/rubric-ato/3711632-budanov-visadka-v-gostomeli-ce-vzagali-buv-edinij-plan-rosii.html" text:style-name="Internet_20_link" text:visited-style-name="Visited_20_Internet_20_Link">
https://www.ukrinform.ua/rubric-ato/3711632-budanov-visadka-v-gostomeli-ce-vzagali-buv-edinij-plan-rosii.html</text:a>
</text:p>
      <!--NEWS-->
      <text:h text:style-name="P10" text:outline-level="1">
<text:span text:style-name="T4">
The enemy fired 17 times the border of Sumy region - a total of 131 explosions</text:span>
</text:h>
      <text:p text:style-name="P4">
Authors: Ukrinform (Person)</text:p>
      <text:p text:style-name="P4">
Publisher: Укринформ (Organization)</text:p>
      <text:p text:style-name="P4">
Published Time: 2023-05-19T22:42:00+03:00</text:p>
      <text:p text:style-name="P4">
Modified Time: 2023-05-19T22:42:00+03:00</text:p>
      <text:p text:style-name="P4">
Description: Russian troops fired at the border communities of Sumy region 17 times, and 131 explosions were recorded. - Ukrinform.</text:p>
      <text:p text:style-name="P4">
Images: ["<text:a xlink:type="simple" xlink:href="https://static.ukrinform.com/photos/2023_05/thumb_files/630_360_1684337913-737.jpg" text:style-name="Internet_20_link" text:visited-style-name="Visited_20_Internet_20_Link">
630_360_16843...</text:a>
"]</text:p>
      <text:p text:style-name="P4">
Tags: ['Обстріл', 'Сумщина', 'Війна з Росією']</text:p>
      <text:p text:style-name="P4">
Type: Article</text:p>
      <!--METADATA-->
      <text:p text:style-name="P4">
<draw:frame draw:style-name="fr1" draw:name="Image269" text:anchor-type="as-char" svg:width="6.9236in" svg:height="3.956343in" draw:z-index="0">
<draw:image xlink:href="../Images/yкринформ/2023-05-19T22-42-00-03-00/630_360_1684337913-737.jpg" xlink:type="simple" xlink:show="embed" xlink:actuate="onLoad" draw:mime-type="image/jpeg"/>
</draw:frame>
The Russian border communities of Sumy region were fired 17 times, and there were 131 explosions.</text:p>
      <text:p text:style-name="P4">
According to Ukrinform, the Sumy Regional Military Administration reports in <text:a xlink:type="simple" xlink:href="https://t.me/Sumy_news_ODA/16300" text:style-name="Internet_20_link" text:visited-style-name="Visited_20_Internet_20_Link">
</text:a>
.</text:p>
      <text:p text:style-name="P4">
"The shelling was suffered by Belopilsk, Khotinsk, Krasnopil, Yunakovskaya, Putivl, Shalyginsk, Velikopisariv communities," - said the news.</text:p>
      <text:p text:style-name="P4">
The Schaligyn community fired from an automatic grenade launcher, and 10 explosions were recorded.</text:p>
      <text:p text:style-name="P4">
Putivl community Russians regioned from mortars, three <text:a xlink:type="simple" xlink:href="https://www.ukrinform.ua/tag-obstril" text:style-name="Internet_20_link" text:visited-style-name="Visited_20_Internet_20_Link">
</text:a>
.</text:p>
      <text:p text:style-name="P4">
The Hotin Community fired the aggressor from mortars, releasing three mines. A dwelling house was built.</text:p>
      <text:p text:style-name="P4">
<text:span text:style-name="T4">
 Read also: </text:span>
 <text:a xlink:type="simple" xlink:href="https://www.ukrinform.ua/rubric-ato/3711572-ukrainska-aviacia-zavdala-12-udariv-po-miscah-skupcenna-voroga.html" text:style-name="Internet_20_link" text:visited-style-name="Visited_20_Internet_20_Link">
<text:span text:style-name="T4">
 Ukrainian </text:span>
 <text:span text:style-name="T4">
 Aviation </text:span>
 <text:span text:style-name="T4">
 </text:span>
 made <text:span text:style-name="T4">
 </text:span>
 beats <text:span text:style-name="T4">
<text:span text:style-name="T5">
* locations </text:span>
* </text:span>
 <text:span text:style-name="T4">
 Build </text:span>
 <text:span text:style-name="T4">
 </text:span>
 enemy **</text:a>
In the Yuzakiv community near the village of Sadki, three people were killed in the dumping of explosives of the delayed aircraft on a car with employees of the Sumyoblenergo. The community was also fired by Zatillery, releasing 10 shells; Reactive volley fire systems, 34 explosions and mortars were recorded, releasing 6 mines.</text:p>
      <text:p text:style-name="P4">
In the Krasnopil community, the Russians released 14 mines from mortars. He also enemy shot the community with the RSSU, making 20 beats and artillery(6 explosions).</text:p>
      <text:p text:style-name="P4">
По Великописарівській громаді агресор здійснив обстріл з РСЗВ, зафіксовано 20вибухів.</text:p>
      <text:p text:style-name="P4">
Білопільську громаду росіяни обстріляли з артилерії, випустивши 6 снарядів.</text:p>
      <text:p text:style-name="P4">
Як повідомляв Укрінформ, російські війська у четвер, 18 травня, здійснили 10обстрілів прикордонних громад Сумської області.</text:p>
      <text:p text:style-name="P4">
News Source: <text:a xlink:type="simple" xlink:href="https://www.ukrinform.ua/rubric-ato/3711636-vorog-17-raziv-obstrilav-prikordonna-sumsini-zagalom-131-vibuh.html" text:style-name="Internet_20_link" text:visited-style-name="Visited_20_Internet_20_Link">
https://www.ukrinform.ua/rubric-ato/3711636-vorog-17-raziv-obstrilav-prikordonna-sumsini-zagalom-131-vibuh.html</text:a>
</text:p>
      <!--NEWS-->
      <text:h text:style-name="P10" text:outline-level="1">
<text:span text:style-name="T4">
Denmark is ready to teach Ukrainian pilots on F -16 - Stefanchuk</text:span>
</text:h>
      <text:p text:style-name="P4">
Authors: Ukrinform (Person)</text:p>
      <text:p text:style-name="P4">
Publisher: Укринформ (Organization)</text:p>
      <text:p text:style-name="P4">
Published Time: 2023-05-19T22:45:00+03:00</text:p>
      <text:p text:style-name="P4">
Modified Time: 2023-05-19T22:45:00+03:00</text:p>
      <text:p text:style-name="P4">
Description: Denmark has expressed their readiness to teach Ukrainian pilots to manage F-16 fighters. - Ukrinform.</text:p>
      <text:p text:style-name="P4">
Images: ["<text:a xlink:type="simple" xlink:href="https://static.ukrinform.com/photos/2023_05/thumb_files/630_360_1684525290-465.jpg" text:style-name="Internet_20_link" text:visited-style-name="Visited_20_Internet_20_Link">
630_360_16845...</text:a>
"]</text:p>
      <text:p text:style-name="P4">
Tags: ['Данія', 'Стефанчук', 'Війна з Росією', 'Коаліція винищувачів']</text:p>
      <text:p text:style-name="P4">
Type: Article</text:p>
      <!--METADATA-->
      <text:p text:style-name="P4">
<draw:frame draw:style-name="fr1" draw:name="Image270" text:anchor-type="as-char" svg:width="6.9236in" svg:height="3.956343in" draw:z-index="0">
<draw:image xlink:href="../Images/yкринформ/2023-05-19T22-45-00-03-00/630_360_1684525290-465.jpg" xlink:type="simple" xlink:show="embed" xlink:actuate="onLoad" draw:mime-type="image/jpeg"/>
</draw:frame>
Denmark was a willingness to teach Ukrainian pilots to manage F-16 fighters.</text:p>
      <text:p text:style-name="P4">
Ruslan Stefanchuk reported this in <text:a xlink:type="simple" xlink:href="https://www.facebook.com/stefanchuk.official" text:style-name="Internet_20_link" text:visited-style-name="Visited_20_Internet_20_Link">
</text:a>
, reports Ukrinform.</text:p>
      <text:p text:style-name="P4">
“Good news from our Danish friends and partners. Denmark is ready to teach Ukrainian pilots to manage F -16 fighters!”He wrote.</text:p>
      <text:p text:style-name="P4">
According to Stefanchuk, Denmark begins to discuss the specific plan of teaching our pilots in the near future, and "it will be a priority task."</text:p>
      <text:p text:style-name="P4">
<text:span text:style-name="T4">
 Read also: </text:span>
 <text:a xlink:type="simple" xlink:href="https://www.ukrinform.ua/rubric-ato/3711501-ukraina-rozrahovue-so-dania-priednaetsa-do-aviacijnoi-koalicii-stefancuk.html" text:style-name="Internet_20_link" text:visited-style-name="Visited_20_Internet_20_Link">
</text:a>
The Chairman of the Verkhovna Rada expressed gratitude Denmark's Defense Minister Troels Lundpolsen, who had a meeting today, for this decision.</text:p>
      <text:p text:style-name="P4">
As reported, Joe Biden assured the leaders of the Seven Group that <text:a xlink:type="simple" xlink:href="https://www.ukrinform.ua/rubric-polytics/3711542-navcanna-ukrainskih-pilotiv-na-f16-bajden-pidtverdiv-ucast-amerikanskih-instruktoriv.html" text:style-name="Internet_20_link" text:visited-style-name="Visited_20_Internet_20_Link">
</text:a>
Western specimens, including F-16.</text:p>
      <text:p text:style-name="P4">
<text:span text:style-name="T5">
Foto: Ruslan Stefanchuk, Facebook</text:span>
</text:p>
      <text:p text:style-name="P4">
News Source: <text:a xlink:type="simple" xlink:href="https://www.ukrinform.ua/rubric-ato/3711637-dania-gotova-navcati-ukrainskih-pilotiv-na-f16-stefancuk.html" text:style-name="Internet_20_link" text:visited-style-name="Visited_20_Internet_20_Link">
https://www.ukrinform.ua/rubric-ato/3711637-dania-gotova-navcati-ukrainskih-pilotiv-na-f16-stefancuk.html</text:a>
</text:p>
      <!--NEWS-->
      <text:h text:style-name="P10" text:outline-level="1">
<text:span text:style-name="T4">
Marchenko will play with Sachko at the ATR Tournament 250 in Switzerland</text:span>
</text:h>
      <text:p text:style-name="P4">
Authors: Ukrinform (Person)</text:p>
      <text:p text:style-name="P4">
Publisher: Укринформ (Organization)</text:p>
      <text:p text:style-name="P4">
Published Time: 2023-05-19T22:51:53+03:00</text:p>
      <text:p text:style-name="P4">
Modified Time: 2023-05-19T22:51:53+03:00</text:p>
      <text:p text:style-name="P4">
Description: Ukrainian tennis players will meet in the first round of selection for competitions in Geneva. - Ukrinform.</text:p>
      <text:p text:style-name="P4">
Images: ["<text:a xlink:type="simple" xlink:href="https://static.ukrinform.com/photos/2023_05/thumb_files/630_360_1684525817-589.jpeg" text:style-name="Internet_20_link" text:visited-style-name="Visited_20_Internet_20_Link">
630_360_16845...</text:a>
"]</text:p>
      <text:p text:style-name="P4">
Tags: ['Теніс', 'Марченко']</text:p>
      <text:p text:style-name="P4">
Type: Article</text:p>
      <!--METADATA-->
      <text:p text:style-name="P4">
<draw:frame draw:style-name="fr1" draw:name="Image271" text:anchor-type="as-char" svg:width="6.9236in" svg:height="3.956343in" draw:z-index="0">
<draw:image xlink:href="../Images/yкринформ/2023-05-19T22-51-53-03-00/630_360_1684525817-589.jpeg" xlink:type="simple" xlink:show="embed" xlink:actuate="onLoad" draw:mime-type="image/jpeg"/>
</draw:frame>
Ukrainian tennis players will meet in the first round of selection for the competition.</text:p>
      <text:p text:style-name="P4">
Tomorrow, May 20, there will be a match of the first round of qualification of soil -tournament of the ATR series 250 in Geneva(Switzerland)Between Ukrainian tennis players Ilymaimarchenko(ATP 321)and Vitaliy Sachko(ATR 282), reports Ukrinform.</text:p>
      <text:p text:style-name="P4">
They used to play with each other in 2019 in the first round on the chelender Vosmaning(Germany). Тоді перемогу святкував Сачко. Гра завершилася зрахунком 7:6 (10:8), 6: 3.</text:p>
      <text:p text:style-name="P4">
The match between Ilya and Vitaliy is scheduled for 15:00 for Kiev. The winner in the selection finals will play with Alessandro Giannescy(ATP 230)from Italy or Evseyev(ATP 296)From Kazakhstan.</text:p>
      <text:p text:style-name="P4">
<text:span text:style-name="T4">
 Read also: </text:span>
 <text:a xlink:type="simple" xlink:href="https://www.ukrinform.ua/rubric-sports/3711576-kalinina-peremogla-drugu-raketku-rosii-i-vperse-vistupit-u-finali-turniru-wta-v-rimi.html" text:style-name="Internet_20_link" text:visited-style-name="Visited_20_Internet_20_Link">
<text:span text:style-name="T4">
 Kalinina </text:span>
</text:a>
As reported by Ukrinform, Angelina Kalinina will play for the first time in his career the final forces of the Women's Tennis Association(WTA)- International BNL of Italy - у(Italy)Photo: btu.org.ua</text:p>
      <text:p text:style-name="P4">
News Source: <text:a xlink:type="simple" xlink:href="https://www.ukrinform.ua/rubric-sports/3711638-marcenko-zigrae-iz-sackom-na-turniri-atr-250-u-svejcarii.html" text:style-name="Internet_20_link" text:visited-style-name="Visited_20_Internet_20_Link">
https://www.ukrinform.ua/rubric-sports/3711638-marcenko-zigrae-iz-sackom-na-turniri-atr-250-u-svejcarii.html</text:a>
</text:p>
      <!--NEWS-->
      <text:h text:style-name="P10" text:outline-level="1">
<text:span text:style-name="T4">
The offensive from Belarus to Ukraine is absolutely unrealistic - the head of GUR</text:span>
</text:h>
      <text:p text:style-name="P4">
Authors: Ukrinform (Person)</text:p>
      <text:p text:style-name="P4">
Publisher: Укринформ (Organization)</text:p>
      <text:p text:style-name="P4">
Published Time: 2023-05-19T22:54:00+03:00</text:p>
      <text:p text:style-name="P4">
Modified Time: 2023-05-19T22:54:00+03:00</text:p>
      <text:p text:style-name="P4">
Description: The offensive from the territory of Belarus to Ukraine is now absolutely unrealistic. - Ukrinform.</text:p>
      <text:p text:style-name="P4">
Images: ["<text:a xlink:type="simple" xlink:href="https://static.ukrinform.com/photos/2023_05/thumb_files/630_360_1683451383-740.jpg" text:style-name="Internet_20_link" text:visited-style-name="Visited_20_Internet_20_Link">
630_360_16834...</text:a>
"]</text:p>
      <text:p text:style-name="P4">
Tags: ['Білорусь', 'Розвідка', 'Буданов']</text:p>
      <text:p text:style-name="P4">
Type: Article</text:p>
      <!--METADATA-->
      <text:p text:style-name="P4">
<draw:frame draw:style-name="fr1" draw:name="Image272" text:anchor-type="as-char" svg:width="6.9236in" svg:height="3.956343in" draw:z-index="0">
<draw:image xlink:href="../Images/yкринформ/2023-05-19T22-54-00-03-00/630_360_1683451383-740.jpg" xlink:type="simple" xlink:show="embed" xlink:actuate="onLoad" draw:mime-type="image/jpeg"/>
</draw:frame>
The offensive of Belarus's cherry to Ukraine is now absolutely unrealistic.</text:p>
      <text:p text:style-name="P4">
The head of the Main Directorate of Intelligence of the Ministry of Defense of Ukraine Kirilo Budanov said in an interview with Special Pro -Project Dmitry Komarov. Behind the scenes, ”Ukrinform reports.</text:p>
      <text:p text:style-name="P4">
"As of now, this is absolutely unrealistic. It will not be, and there is no plans," Budanov said.</text:p>
      <text:p text:style-name="P4">
He noted that the launch of rumors about the offensive on Ukraine from Belarus is special information attacks <text:a xlink:type="simple" xlink:href="https://www.ukrinform.ua/tag-rosia" text:style-name="Internet_20_link" text:visited-style-name="Visited_20_Internet_20_Link">
</text:a>
. "Stable in three weeks there are materials that are supported by some experts, facts, someone refers to something ...", - said the head of the GUR.</text:p>
      <text:p text:style-name="P4">
<text:span text:style-name="T4">
 Read also: </text:span>
 <text:a xlink:type="simple" xlink:href="https://www.ukrinform.ua/rubric-ato/3709444-na-teritorii-bilorusi-perebuvae-blizko-25-tisaci-vijskovih-rf.html" text:style-name="Internet_20_link" text:visited-style-name="Visited_20_Internet_20_Link">
<text:span text:style-name="T4">
 Belarus </text:span>
</text:a>
Budanov emphasized that Ukrainians are afraid of the offensive from Belarus in the nearer -degrees.</text:p>
      <text:p text:style-name="P4">
As reported by Ukrinform, as of mid -May, the situation on the border of Collispurs remains fully controlled. There are now about 2.5 thousand Russian soldiers on the territory of the Republic of Civil Code.</text:p>
      <text:p text:style-name="P4">
_ Photo: yurii stefanyak/Global Images Ukraine Via Getty Images _</text:p>
      <text:p text:style-name="P4">
News Source: <text:a xlink:type="simple" xlink:href="https://www.ukrinform.ua/rubric-ato/3711639-nastup-z-bilorusi-na-ukrainu-absolutno-nerealnij-ocilnik-gur.html" text:style-name="Internet_20_link" text:visited-style-name="Visited_20_Internet_20_Link">
https://www.ukrinform.ua/rubric-ato/3711639-nastup-z-bilorusi-na-ukrainu-absolutno-nerealnij-ocilnik-gur.html</text:a>
</text:p>
      <!--NEWS-->
      <text:h text:style-name="P10" text:outline-level="1">
<text:span text:style-name="T4">
Kuleba: Portugal joined the aviation coalition</text:span>
</text:h>
      <text:p text:style-name="P4">
Authors: Ukrinform (Person)</text:p>
      <text:p text:style-name="P4">
Publisher: Укринформ (Organization)</text:p>
      <text:p text:style-name="P4">
Published Time: 2023-05-19T22:59:00+03:00</text:p>
      <text:p text:style-name="P4">
Modified Time: 2023-05-19T22:59:00+03:00</text:p>
      <text:p text:style-name="P4">
Description: Foreign Minister Dmytro Kuleba stated that Portugal joined the aviation coalition and was ready to train Ukrainian pilots and mechanics. - Ukrinform.</text:p>
      <text:p text:style-name="P4">
Images: ["<text:a xlink:type="simple" xlink:href="https://static.ukrinform.com/photos/2023_05/thumb_files/630_360_1684526236-731.jpeg" text:style-name="Internet_20_link" text:visited-style-name="Visited_20_Internet_20_Link">
630_360_16845...</text:a>
", "<text:a xlink:type="simple" xlink:href="https://static.ukrinform.com/photos/2023_05/1684526236-253.jpeg" text:style-name="Internet_20_link" text:visited-style-name="Visited_20_Internet_20_Link">
1684526236-25...</text:a>
"]</text:p>
      <text:p text:style-name="P4">
Tags: ['Дмитро Кулеба', 'Португалія', 'Війна з Росією', 'Авіаційна коаліція']</text:p>
      <text:p text:style-name="P4">
Type: Article</text:p>
      <!--METADATA-->
      <text:p text:style-name="P4">
<draw:frame draw:style-name="fr1" draw:name="Image273" text:anchor-type="as-char" svg:width="6.9236in" svg:height="3.956343in" draw:z-index="0">
<draw:image xlink:href="../Images/yкринформ/2023-05-19T22-59-00-03-00/630_360_1684526236-731.jpeg" xlink:type="simple" xlink:show="embed" xlink:actuate="onLoad" draw:mime-type="image/jpeg"/>
</draw:frame>
The MSSDMitro Kuleba head said Portugal had joined the Tagotov Aviation Coalition to train Ukrainian pilots and mechanics.</text:p>
      <text:p text:style-name="P4">
About it reports <text:a xlink:type="simple" xlink:href="https://mfa.gov.ua/news/dmitro-kuleba-portugaliya-priyednalasya-do-aviacijnoyi-koaliciyi-gotova-trenuvati-ukrayinskih-pilotiv-i-mehanikiv" text:style-name="Internet_20_link" text:visited-style-name="Visited_20_Internet_20_Link">
</text:a>
, reports Ukrinform.</text:p>
      <text:p text:style-name="P4">
During his visit to Lisbon, Dmytro Kuleba negotiated with the Portuguese College of Zoau Kravinho and the Ministry of Defense Elena Carreirash.</text:p>
      <text:p text:style-name="P4">
The head of Ukrainian diplomacy told Portuguese partners in detail at the front and outlined the military needs of Ukraine for effective defense and counter -offensive operations.</text:p>
      <text:p text:style-name="P4">
<draw:frame draw:style-name="fr1" draw:name="Image274" text:anchor-type="as-char" svg:width="6.9236in" svg:height="5.187958in" draw:z-index="0">
<draw:image xlink:href="../Images/yкринформ/2023-05-19T22-59-00-03-00/1684526236-253.jpeg" xlink:type="simple" xlink:show="embed" xlink:actuate="onLoad" draw:mime-type="image/jpeg"/>
</draw:frame>
"Portugal has demonstrated leadership by joining the tank coalition. In the intensification of Russian missile shelling of Ukrainian cities Isl, it is critical that Ukraine is able to overthrow Russia of the Ukrainian sky," the minister stressed.</text:p>
      <text:p text:style-name="P4">
In this connection, Dmytro Kuleba expressed his gratitude to the Portugal government for the decision to join the aviation coalition by training Ukrainian pilots of Tamhechanics on Western fighting aircraft.</text:p>
      <text:p text:style-name="P4">
It is noted that the Portuguese side also confirmed its readiness to support Ukraine on its way to membership in the European Union.</text:p>
      <text:p text:style-name="P4">
The Foreign Minister coordinated positions in the context of preparing for the NATO summit. <text:a xlink:type="simple" xlink:href="https://www.ukrinform.ua/tag-kuleba" text:style-name="Internet_20_link" text:visited-style-name="Visited_20_Internet_20_Link">
</text:a>
He emphasized the importance of the leaders of the alliance leaders of the political decision to determine the algorithm of accession to NATO.</text:p>
      <text:p text:style-name="P4">
<text:span text:style-name="T4">
 Read also: </text:span>
 <text:a xlink:type="simple" xlink:href="https://www.ukrinform.ua/rubric-polytics/3711071-vstup-u-nato-aviacijna-koalicia-i-sankcii-kuleba-nazvav-klucovi-naprami-konsolidacii-partneriv.html" text:style-name="Internet_20_link" text:visited-style-name="Visited_20_Internet_20_Link">
<text:span text:style-name="T4">
 Cooleba </text:span>
</text:a>
In addition, the ministers discussed the prosecution of Russia and its reference guidance for crimes against Ukraine, including the creation of a special tribunal regarding the crime of aggression.</text:p>
      <text:p text:style-name="P4">
"Dmitry Kuleba also paid special attention to the formula of the President Vladimrazellensky peace as a way to establish a fair and long -term peace in Ukraine, to expand its circle of support, in particular through the accession of the countries of the global south," the Ministry of Foreign Affairs.</text:p>
      <text:p text:style-name="P4">
It was reported that Denmark has expressed their readiness to teach Ukrainian pilotiv to navigate F-16 fighters.</text:p>
      <text:p text:style-name="P4">
<text:span text:style-name="T5">
Foto: Foreign</text:span>
</text:p>
      <text:p text:style-name="P4">
News Source: <text:a xlink:type="simple" xlink:href="https://www.ukrinform.ua/rubric-ato/3711641-kuleba-portugalia-priednalasa-do-aviacijnoi-koalicii.html" text:style-name="Internet_20_link" text:visited-style-name="Visited_20_Internet_20_Link">
https://www.ukrinform.ua/rubric-ato/3711641-kuleba-portugalia-priednalasa-do-aviacijnoi-koalicii.html</text:a>
</text:p>
      <!--NEWS-->
      <text:h text:style-name="P10" text:outline-level="1">
<text:span text:style-name="T4">
Kuleba: Portugal joined the aviation coalition</text:span>
</text:h>
      <text:p text:style-name="P4">
Authors: Ukrinform (Person)</text:p>
      <text:p text:style-name="P4">
Publisher: Укринформ (Organization)</text:p>
      <text:p text:style-name="P4">
Published Time: 2023-05-19T22:59:00+03:00</text:p>
      <text:p text:style-name="P4">
Modified Time: 2023-05-19T22:59:00+03:00</text:p>
      <text:p text:style-name="P4">
Description: Foreign Minister Dmytro Kuleba stated that Portugal joined the aviation coalition and was ready to train Ukrainian pilots and mechanics. - Ukrinform.</text:p>
      <text:p text:style-name="P4">
Images: ["<text:a xlink:type="simple" xlink:href="https://static.ukrinform.com/photos/2023_05/thumb_files/630_360_1684526236-731.jpeg" text:style-name="Internet_20_link" text:visited-style-name="Visited_20_Internet_20_Link">
630_360_16845...</text:a>
", "<text:a xlink:type="simple" xlink:href="https://static.ukrinform.com/photos/2023_05/1684526236-253.jpeg" text:style-name="Internet_20_link" text:visited-style-name="Visited_20_Internet_20_Link">
1684526236-25...</text:a>
"]</text:p>
      <text:p text:style-name="P4">
Tags: ['Дмитро Кулеба', 'Португалія', 'Війна з Росією', 'Авіаційна коаліція']</text:p>
      <text:p text:style-name="P4">
Type: Article</text:p>
      <!--METADATA-->
      <text:p text:style-name="P4">
<draw:frame draw:style-name="fr1" draw:name="Image275" text:anchor-type="as-char" svg:width="6.9236in" svg:height="3.956343in" draw:z-index="0">
<draw:image xlink:href="../Images/yкринформ/2023-05-19T22-59-00-03-00/630_360_1684526236-731.jpeg" xlink:type="simple" xlink:show="embed" xlink:actuate="onLoad" draw:mime-type="image/jpeg"/>
</draw:frame>
The MSSDMitro Kuleba head said Portugal had joined the Tagotov Aviation Coalition to train Ukrainian pilots and mechanics.</text:p>
      <text:p text:style-name="P4">
About it reports <text:a xlink:type="simple" xlink:href="https://mfa.gov.ua/news/dmitro-kuleba-portugaliya-priyednalasya-do-aviacijnoyi-koaliciyi-gotova-trenuvati-ukrayinskih-pilotiv-i-mehanikiv" text:style-name="Internet_20_link" text:visited-style-name="Visited_20_Internet_20_Link">
</text:a>
, reports Ukrinform.</text:p>
      <text:p text:style-name="P4">
During his visit to Lisbon, Dmytro Kuleba negotiated with the Portuguese College of Zoau Kravinho and the Ministry of Defense Elena Carreirash.</text:p>
      <text:p text:style-name="P4">
The head of Ukrainian diplomacy told Portuguese partners in detail at the front and outlined the military needs of Ukraine for effective defense and counter -offensive operations.</text:p>
      <text:p text:style-name="P4">
<draw:frame draw:style-name="fr1" draw:name="Image276" text:anchor-type="as-char" svg:width="6.9236in" svg:height="5.187958in" draw:z-index="0">
<draw:image xlink:href="../Images/yкринформ/2023-05-19T22-59-00-03-00/1684526236-253.jpeg" xlink:type="simple" xlink:show="embed" xlink:actuate="onLoad" draw:mime-type="image/jpeg"/>
</draw:frame>
"Portugal has demonstrated leadership by joining the tank coalition. In the intensification of Russian missile shelling of Ukrainian cities Isl, it is critical that Ukraine is able to overthrow Russia of the Ukrainian sky," the minister stressed.</text:p>
      <text:p text:style-name="P4">
In this connection, Dmytro Kuleba expressed his gratitude to the Portugal government for the decision to join the aviation coalition by training Ukrainian pilots of Tamhechanics on Western fighting aircraft.</text:p>
      <text:p text:style-name="P4">
It is noted that the Portuguese side also confirmed its readiness to support Ukraine on its way to membership in the European Union.</text:p>
      <text:p text:style-name="P4">
The Foreign Minister coordinated positions in the context of preparing for the NATO summit. <text:a xlink:type="simple" xlink:href="https://www.ukrinform.ua/tag-kuleba" text:style-name="Internet_20_link" text:visited-style-name="Visited_20_Internet_20_Link">
</text:a>
He emphasized the importance of the leaders of the alliance leaders of the political decision to determine the algorithm of accession to NATO.</text:p>
      <text:p text:style-name="P4">
<text:span text:style-name="T4">
 Read also: </text:span>
 <text:a xlink:type="simple" xlink:href="https://www.ukrinform.ua/rubric-polytics/3711071-vstup-u-nato-aviacijna-koalicia-i-sankcii-kuleba-nazvav-klucovi-naprami-konsolidacii-partneriv.html" text:style-name="Internet_20_link" text:visited-style-name="Visited_20_Internet_20_Link">
<text:span text:style-name="T4">
 Cooleba </text:span>
</text:a>
In addition, the ministers discussed the prosecution of Russia and its reference guidance for crimes against Ukraine, including the creation of a special tribunal regarding the crime of aggression.</text:p>
      <text:p text:style-name="P4">
"Dmitry Kuleba also paid special attention to the formula of the President Vladimrazellensky peace as a way to establish a fair and long -term peace in Ukraine, to expand its circle of support, in particular through the accession of the countries of the global south," the Ministry of Foreign Affairs.</text:p>
      <text:p text:style-name="P4">
It was reported that Denmark has expressed their readiness to teach Ukrainian pilotiv to navigate F-16 fighters.</text:p>
      <text:p text:style-name="P4">
<text:span text:style-name="T5">
Foto: Foreign</text:span>
</text:p>
      <text:p text:style-name="P4">
News Source: <text:a xlink:type="simple" xlink:href="https://www.ukrinform.ua/rubric-ato/3711641-kuleba-portugalia-priednalasa-do-aviacijnoi-koalicii.html" text:style-name="Internet_20_link" text:visited-style-name="Visited_20_Internet_20_Link">
https://www.ukrinform.ua/rubric-ato/3711641-kuleba-portugalia-priednalasa-do-aviacijnoi-koalicii.html</text:a>
</text:p>
      <!--NEWS-->
      <text:h text:style-name="P10" text:outline-level="1">
<text:span text:style-name="T4">
CEO of the IAEA urged not to use the ZPP as a military base</text:span>
</text:h>
      <text:p text:style-name="P4">
Authors: Ukrinform (Person)</text:p>
      <text:p text:style-name="P4">
Publisher: Укринформ (Organization)</text:p>
      <text:p text:style-name="P4">
Published Time: 2023-05-19T23:02:44+03:00</text:p>
      <text:p text:style-name="P4">
Modified Time: 2023-05-19T23:02:44+03:00</text:p>
      <text:p text:style-name="P4">
Description: Raphael Mariana Grossi, Director General of the International Atomic Energy Agency Agency, urged not to use the Zaporizhzhya nuclear power plant occupied by Russia as a military base. - Ukrinform.</text:p>
      <text:p text:style-name="P4">
Images: ["<text:a xlink:type="simple" xlink:href="https://static.ukrinform.com/photos/2022_09/thumb_files/630_360_1662657925-767.jpg" text:style-name="Internet_20_link" text:visited-style-name="Visited_20_Internet_20_Link">
630_360_16626...</text:a>
"]</text:p>
      <text:p text:style-name="P4">
Tags: ['МАГАТЕ', 'Запорізька АЕС', 'Війна з Росією']</text:p>
      <text:p text:style-name="P4">
Type: Article</text:p>
      <!--METADATA-->
      <text:p text:style-name="P4">
<draw:frame draw:style-name="fr1" draw:name="Image277" text:anchor-type="as-char" svg:width="6.9236in" svg:height="3.956343in" draw:z-index="0">
<draw:image xlink:href="../Images/yкринформ/2023-05-19T23-02-44-03-00/630_360_1662657925-767.jpg" xlink:type="simple" xlink:show="embed" xlink:actuate="onLoad" draw:mime-type="image/jpeg"/>
</draw:frame>
Raphael Marianogrossi, CEO of the International Atomic Energy Agency Agency, urged not to use the Zaporizhzhya nuclear power occupied by Russia as a military base.</text:p>
      <text:p text:style-name="P4">
According to Ukrinform, the relevant Grossi statement is placed on <text:a xlink:type="simple" xlink:href="https://www.iaea.org/newscenter/pressreleases/update-158-iaea-director-general-statement-on-situation-in-ukraine" text:style-name="Internet_20_link" text:visited-style-name="Visited_20_Internet_20_Link">
</text:a>
.</text:p>
      <text:p text:style-name="P4">
"It is very simple: not to shoot at the station and not use it as a militarybaz. It is in the interests of everyone to agree on a set of principles to protect the station during the conflict," he said.</text:p>
      <text:p text:style-name="P4">
According to the CEO of the IAEA, he conducts intensive negotiations with all the painful sides to ensure the safety of the NPP and prevent the risk of serious nuclear accident on the continent.</text:p>
      <text:p text:style-name="P4">
The statement also reported that on Friday morning, a terrain near the city of Energodar, in which the majority of the Personal of the Zaporozhye ZPP, "indicates an exacerbation of the Uregion's martial law, lives under artillery.</text:p>
      <text:p text:style-name="P4">
<text:span text:style-name="T4">
 Read also: </text:span>
 <text:a xlink:type="simple" xlink:href="https://www.ukrinform.ua/rubric-economy/3708516-magate-planue-predstaviti-ugodu-sodo-zaes-cogo-misaca.html" text:style-name="Internet_20_link" text:visited-style-name="Visited_20_Internet_20_Link">
<text:span text:style-name="T4">
 IAEA </text:span>
</text:a>
"Experts of the IAEA, present at the Zaporizhzhya NPP, which is located only during the miles of energy from Energodar, informed the headquarters that the self -injured was not affected, but the proximity of the incident once again emphasized the existing nuclear safety, against the background in the statement.</text:p>
      <text:p text:style-name="P4">
It also states that after a full -scale invasion of the Russian Federation in the Ukrainian there was a significant reduction of staff <text:a xlink:type="simple" xlink:href="https://www.ukrinform.ua/tag-zaporizka-aes" text:style-name="Internet_20_link" text:visited-style-name="Visited_20_Internet_20_Link">
</text:a>
, and the staff of the station and their families were extremely complex and stressful conditions in the frontline.</text:p>
      <text:p text:style-name="P4">
"The recent evacuation of some inhabitants of Energodar added uncertainty to the dawn situation, and the IAEA experts have earlier this month recorded a more reduction Level ”, - reported to IAEA.</text:p>
      <text:p text:style-name="P4">
<text:span text:style-name="T4">
 Read also: </text:span>
 <text:a xlink:type="simple" xlink:href="https://www.ukrinform.ua/rubric-ato/3711397-militarizacia-zaporizkoi-aes-lideri-grupi-semi-zasudili-dii-rosii.html" text:style-name="Internet_20_link" text:visited-style-name="Visited_20_Internet_20_Link">
</text:a>
</text:p>
      <text:p text:style-name="P4">
As reported by Ukrinform, the leaders of the Seven Group countries in Hirosimymiiued a separate statement about Ukraine, which supported the efforts of the IAEA to regulate the situation around the Zaporizhzhya NPP and called the "irresponsible" actions of Russia on the militarization of the nuclear station.</text:p>
      <text:p text:style-name="P4">
_ Photo: Fredrik Dahl / IAEA _</text:p>
      <text:p text:style-name="P4">
News Source: <text:a xlink:type="simple" xlink:href="https://www.ukrinform.ua/rubric-ato/3711642-gendirektor-magate-zaklikav-ne-vikoristovuvati-zaes-ak-vijskovu-bazu.html" text:style-name="Internet_20_link" text:visited-style-name="Visited_20_Internet_20_Link">
https://www.ukrinform.ua/rubric-ato/3711642-gendirektor-magate-zaklikav-ne-vikoristovuvati-zaes-ak-vijskovu-bazu.html</text:a>
</text:p>
      <!--NEWS-->
      <text:h text:style-name="P10" text:outline-level="1">
<text:span text:style-name="T4">
The last half of a year to official events go to the doubles of Putin - Budanov</text:span>
</text:h>
      <text:p text:style-name="P4">
Authors: Ukrinform (Person)</text:p>
      <text:p text:style-name="P4">
Publisher: Укринформ (Organization)</text:p>
      <text:p text:style-name="P4">
Published Time: 2023-05-19T23:18:13+03:00</text:p>
      <text:p text:style-name="P4">
Modified Time: 2023-05-19T23:18:13+03:00</text:p>
      <text:p text:style-name="P4">
Description: Putin has begun the war with Ukraine, but for the last half a year, even official events are riding doubles. - Ukrinform.</text:p>
      <text:p text:style-name="P4">
Images: ["<text:a xlink:type="simple" xlink:href="https://static.ukrinform.com/photos/2023_05/thumb_files/630_360_1684527299-380.jpeg" text:style-name="Internet_20_link" text:visited-style-name="Visited_20_Internet_20_Link">
630_360_16845...</text:a>
"]</text:p>
      <text:p text:style-name="P4">
Tags: ['Путін', 'Розвідка', 'Буданов']</text:p>
      <text:p text:style-name="P4">
Type: Article</text:p>
      <!--METADATA-->
      <text:p text:style-name="P4">
<draw:frame draw:style-name="fr1" draw:name="Image278" text:anchor-type="as-char" svg:width="6.9236in" svg:height="3.956343in" draw:z-index="0">
<draw:image xlink:href="../Images/yкринформ/2023-05-19T23-18-13-03-00/630_360_1684527299-380.jpeg" xlink:type="simple" xlink:show="embed" xlink:actuate="onLoad" draw:mime-type="image/jpeg"/>
</draw:frame>
He started war with Ukraine, but for the last half of a year, even officials go to double.</text:p>
      <text:p text:style-name="P4">
The head of the Main Directorate of Intelligence of the Ministry of Defense of Ukraine Kirilo Budanov said in an interview with Special Pro -Project Dmitry Komarov. Behind the scenes, ”Ukrinform reports.</text:p>
      <text:p text:style-name="P4">
“I can tell you exactly what Putin existed. Is there now? Let's wait. I think everyone will see the truth. In any case, he was quite ill in 2021, he had quite serious health problems, ”Budanov said.</text:p>
      <text:p text:style-name="P4">
GUR leader added that in <text:a xlink:type="simple" xlink:href="https://www.ukrinform.ua/tag-putin" text:style-name="Internet_20_link" text:visited-style-name="Visited_20_Internet_20_Link">
</text:a>
Very multi -varied fears, phobias and developed not just.</text:p>
      <text:p text:style-name="P4">
“He does not trust his surroundings, he is afraid of the inner coup, he will be lost to lose power, which will also lead to a coup, he is afraid that it will poison him. This is associated with all its basic horrors. He has centuries, this is a known fact, ”Budanov said.</text:p>
      <text:p text:style-name="P4">
According to him, the last half of a year is not a presidency for official events.</text:p>
      <text:p text:style-name="P4">
<text:span text:style-name="T4">
 Read also: </text:span>
 <text:a xlink:type="simple" xlink:href="https://www.ukrinform.ua/rubric-ato/3605003-putin-mae-prinajmni-troh-dvijnikiv-rozvidka.html" text:style-name="Internet_20_link" text:visited-style-name="Visited_20_Internet_20_Link">
<text:span text:style-name="T4">
 double </text:span>
</text:a>
“What is the reason for this? There can be many reasons. He is alive or dead. There is such a collective Putin. Whether he is alive or not now, in principle, it is not for nothing. In Russia, there are clearly pronounced, two Kremlin towers, they will be won, and this collective Putin should balance these forces so that no one is holy. Because if one takes one, it will unanimously lead to some extent, ”Budanov said.</text:p>
      <text:p text:style-name="P4">
He emphasized that Putin accurately launched a war with Ukraine.</text:p>
      <text:p text:style-name="P4">
"I do not know whether he finishes her," Budanov said.</text:p>
      <text:p text:style-name="P4">
As reported by Ukrinform, according to intelligence actively <text:a xlink:type="simple" xlink:href="https://www.ukrinform.ua/rubric-ato/3711627-rosia-pocala-gotuvatisa-do-vijni-proti-ukraini-z-2007-roku-budanov.html" text:style-name="Internet_20_link" text:visited-style-name="Visited_20_Internet_20_Link">
</text:a>
.</text:p>
      <text:p text:style-name="P4">
_ Photo: GUR Ministry of Defense _</text:p>
      <text:p text:style-name="P4">
News Source: <text:a xlink:type="simple" xlink:href="https://www.ukrinform.ua/rubric-ato/3711644-ostanni-piv-roku-na-oficijni-zahodi-izdat-dvijniki-putina-budanov.html" text:style-name="Internet_20_link" text:visited-style-name="Visited_20_Internet_20_Link">
https://www.ukrinform.ua/rubric-ato/3711644-ostanni-piv-roku-na-oficijni-zahodi-izdat-dvijniki-putina-budanov.html</text:a>
</text:p>
      <!--NEWS-->
      <text:h text:style-name="P10" text:outline-level="1">
<text:span text:style-name="T4">
Russia spent on a media $ 1.9 billion last year last year</text:span>
</text:h>
      <text:p text:style-name="P4">
Authors: Ukrinform (Person)</text:p>
      <text:p text:style-name="P4">
Publisher: Укринформ (Organization)</text:p>
      <text:p text:style-name="P4">
Published Time: 2023-05-19T23:23:00+03:00</text:p>
      <text:p text:style-name="P4">
Modified Time: 2023-05-19T23:23:00+03:00</text:p>
      <text:p text:style-name="P4">
Description: During 2022, Russia spent $ 1.9 billion to promote propaganda through state media instead of the planned $ 1.5 billion 50% of the budget is directed at RT, VGTRC and Russia today. - Ukrinform.</text:p>
      <text:p text:style-name="P4">
Images: ["<text:a xlink:type="simple" xlink:href="https://static.ukrinform.com/photos/2021_03/thumb_files/630_360_1615897721-478.jpg" text:style-name="Internet_20_link" text:visited-style-name="Visited_20_Internet_20_Link">
630_360_16158...</text:a>
"]</text:p>
      <text:p text:style-name="P4">
Tags: ['Пропаганда', 'ЗМІ', 'Росія']</text:p>
      <text:p text:style-name="P4">
Type: Article</text:p>
      <!--METADATA-->
      <text:p text:style-name="P4">
<draw:frame draw:style-name="fr1" draw:name="Image279" text:anchor-type="as-char" svg:width="6.9236in" svg:height="3.956343in" draw:z-index="0">
<draw:image xlink:href="../Images/yкринформ/2023-05-19T23-23-00-03-00/630_360_1615897721-478.jpg" xlink:type="simple" xlink:show="embed" xlink:actuate="onLoad" draw:mime-type="image/jpeg"/>
</draw:frame>
During 20122, Russia spent on promoting propaganda through the state media $ 1.9llrd instead of the planned $ 1.5 billion 50% of the budget was directed to RT, the Russian Twediagroup "Russia Today".</text:p>
      <text:p text:style-name="P4">
This was reported by the founder of the initiative of "Notagonota" Alona Romanyuk to refer to the study of the project <text:a xlink:type="simple" xlink:href="https://www.debunk.org/about" text:style-name="Internet_20_link" text:visited-style-name="Visited_20_Internet_20_Link">
</text:a>
 <text:a xlink:type="simple" xlink:href="https://www.debunk.org/about" text:style-name="Internet_20_link" text:visited-style-name="Visited_20_Internet_20_Link">
</text:a>
In a comment to Ukrinform.</text:p>
      <text:p text:style-name="P4">
"This figure was deducted by analysts of the DEBUNK project in their great <text:a xlink:type="simple" xlink:href="https://www.debunk.org/kremlin-spent-1-9-billion-usd-on-propaganda-last-year-the-budget-exceeded-by-a-quarter" text:style-name="Internet_20_link" text:visited-style-name="Visited_20_Internet_20_Link">
</text:a>
 <text:a xlink:type="simple" xlink:href="https://www.debunk.org/kremlin-spent-1-9-billion-usd-on-propaganda-last-year-the-budget-exceeded-by-a-quarter" text:style-name="Internet_20_link" text:visited-style-name="Visited_20_Internet_20_Link">
 </text:a>
They indicate that the Kremlin had to spend $ 1.5 billion in propaganda, but, for all the evidence available in public access, you can calculate $ 1.9llrd. At the same time, it should be borne in mind that these funds were directed only to the state. This amount does not include social networks, propaganda through cinema, botthams, costs of propaganda through education, "she said.</text:p>
      <text:p text:style-name="P4">
The expert stressed that more than 50% of these funds went to RT, to VGTRK(All -Russian State Television and Radio Language Company)and on the media group "Russia today". At the same time, the study revealed a trend by which the budget has increased from year to year.</text:p>
      <text:p text:style-name="P4">
Romanyuk also noted that to calculate the full amount of funds that the government <text:a xlink:type="simple" xlink:href="https://www.ukrinform.ua/tag-rosia" text:style-name="Internet_20_link" text:visited-style-name="Visited_20_Internet_20_Link">
</text:a>
It was impossible to propagate propaganda because not all funds are shown in open sources.</text:p>
      <text:p text:style-name="P4">
"For example, in addition to the Cinema Foundation, other sources can also sponsor propaganda in films. And the same botthams - they are not marked in the budget, the alecosters are highlighted," the expert said.</text:p>
      <text:p text:style-name="P4">
<text:span text:style-name="T4">
 Read also: </text:span>
 <text:a xlink:type="simple" xlink:href="https://www.ukrinform.ua/rubric-economy/3635107-sankcii-proti-rosii-u-ssa-prognozuut-skorocenna-ekonomiki-rf-na-20-do-2030-roku.html" text:style-name="Internet_20_link" text:visited-style-name="Visited_20_Internet_20_Link">
</text:a>
According to Romanyuk, it is difficult to evaluate the effectiveness of propaganda, since there are no research on this topic.</text:p>
      <text:p text:style-name="P4">
"It is difficult to say about effectiveness, because there are no relevant research now. However, we see many politicians, experts and media, make Russian propaganda narrative The thoughts and views of people not only in Russia, but in Ukraine and the world are tedded, "she said.</text:p>
      <text:p text:style-name="P4">
News Source: <text:a xlink:type="simple" xlink:href="https://www.ukrinform.ua/rubric-world/3711327-rosia-torik-vitratila-na-propagandu-u-media-19-milarda.html" text:style-name="Internet_20_link" text:visited-style-name="Visited_20_Internet_20_Link">
https://www.ukrinform.ua/rubric-world/3711327-rosia-torik-vitratila-na-propagandu-u-media-19-milarda.html</text:a>
</text:p>
      <!--NEWS-->
      <text:h text:style-name="P10" text:outline-level="1">
<text:span text:style-name="T4">
GUR Head: New State entities will appear on the territory of Russia</text:span>
</text:h>
      <text:p text:style-name="P4">
Authors: Ukrinform (Person)</text:p>
      <text:p text:style-name="P4">
Publisher: Укринформ (Organization)</text:p>
      <text:p text:style-name="P4">
Published Time: 2023-05-19T23:29:00+03:00</text:p>
      <text:p text:style-name="P4">
Modified Time: 2023-05-19T23:29:00+03:00</text:p>
      <text:p text:style-name="P4">
Description: According to the head of the GUR Ministry of Defense Kirill Rudanov that more defeat will be suffered by Russia, the faster the process of its modification will begin. - Ukrinform.</text:p>
      <text:p text:style-name="P4">
Images: ["<text:a xlink:type="simple" xlink:href="https://static.ukrinform.com/photos/2021_04/thumb_files/630_360_1617996732-836.jpg" text:style-name="Internet_20_link" text:visited-style-name="Visited_20_Internet_20_Link">
630_360_16179...</text:a>
"]</text:p>
      <text:p text:style-name="P4">
Tags: ['Росія', 'Буданов', 'Війна з Росією']</text:p>
      <text:p text:style-name="P4">
Type: Article</text:p>
      <!--METADATA-->
      <text:p text:style-name="P4">
<draw:frame draw:style-name="fr1" draw:name="Image280" text:anchor-type="as-char" svg:width="6.9236in" svg:height="3.956343in" draw:z-index="0">
<draw:image xlink:href="../Images/yкринформ/2023-05-19T23-29-00-03-00/630_360_1617996732-836.jpg" xlink:type="simple" xlink:show="embed" xlink:actuate="onLoad" draw:mime-type="image/jpeg"/>
</draw:frame>
According to the GUR GUR Ministry of Defense Cyril Rudanov that Russia will be more defeated, the process of its modification will begin.</text:p>
      <text:p text:style-name="P4">
Budanov said this in an interview as part of Dmitry Komarov's special projection. Order, ”Ukrinform reports.</text:p>
      <text:p text:style-name="P4">
"Russia will change ... Will new state formations appear in its territory? And the Russians know great about it, ”Budanov is convinced.</text:p>
      <text:p text:style-name="P4">
He noted that the more defeat in the Russian Federation, the faster the process of its change will begin. According to the head of GUR, the world is not needed <text:a xlink:type="simple" xlink:href="https://www.ukrinform.ua/tag-rosia" text:style-name="Internet_20_link" text:visited-style-name="Visited_20_Internet_20_Link">
</text:a>
in the form in which it is now.</text:p>
      <text:p text:style-name="P4">
<text:span text:style-name="T4">
 Read also: </text:span>
 <text:a xlink:type="simple" xlink:href="https://www.ukrinform.ua/rubric-ato/3710134-budanov-80-zaav-prigozina-e-cistou-pravdou.html" text:style-name="Internet_20_link" text:visited-style-name="Visited_20_Internet_20_Link">
<text:span text:style-name="T4">
 Budanov </text:span>
</text:a>
As it was reported, Budanov stated that Russia has begun to prepare for the aggression of the anti-Ukraine since 2007, and began to start a full-scale invasion of 2021.</text:p>
      <text:p text:style-name="P4">
News Source: <text:a xlink:type="simple" xlink:href="https://www.ukrinform.ua/rubric-ato/3711647-kerivnik-gur-na-teritorii-rosii-zavlatsa-novi-derzavni-utvorenna.html" text:style-name="Internet_20_link" text:visited-style-name="Visited_20_Internet_20_Link">
https://www.ukrinform.ua/rubric-ato/3711647-kerivnik-gur-na-teritorii-rosii-zavlatsa-novi-derzavni-utvorenna.html</text:a>
</text:p>
      <!--NEWS-->
      <text:h text:style-name="P10" text:outline-level="1">
<text:span text:style-name="T4">
GUR Head: New State entities will appear on the territory of Russia</text:span>
</text:h>
      <text:p text:style-name="P4">
Authors: Ukrinform (Person)</text:p>
      <text:p text:style-name="P4">
Publisher: Укринформ (Organization)</text:p>
      <text:p text:style-name="P4">
Published Time: 2023-05-19T23:29:00+03:00</text:p>
      <text:p text:style-name="P4">
Modified Time: 2023-05-19T23:29:00+03:00</text:p>
      <text:p text:style-name="P4">
Description: According to the head of the GUR Ministry of Defense Kirill Rudanov that more defeat will be suffered by Russia, the faster the process of its modification will begin. - Ukrinform.</text:p>
      <text:p text:style-name="P4">
Images: ["<text:a xlink:type="simple" xlink:href="https://static.ukrinform.com/photos/2021_04/thumb_files/630_360_1617996732-836.jpg" text:style-name="Internet_20_link" text:visited-style-name="Visited_20_Internet_20_Link">
630_360_16179...</text:a>
"]</text:p>
      <text:p text:style-name="P4">
Tags: ['Росія', 'Буданов', 'Війна з Росією']</text:p>
      <text:p text:style-name="P4">
Type: Article</text:p>
      <!--METADATA-->
      <text:p text:style-name="P4">
<draw:frame draw:style-name="fr1" draw:name="Image281" text:anchor-type="as-char" svg:width="6.9236in" svg:height="3.956343in" draw:z-index="0">
<draw:image xlink:href="../Images/yкринформ/2023-05-19T23-29-00-03-00/630_360_1617996732-836.jpg" xlink:type="simple" xlink:show="embed" xlink:actuate="onLoad" draw:mime-type="image/jpeg"/>
</draw:frame>
According to the GUR GUR Ministry of Defense Cyril Rudanov that Russia will be more defeated, the process of its modification will begin.</text:p>
      <text:p text:style-name="P4">
Budanov said this in an interview as part of Dmitry Komarov's special projection. Order, ”Ukrinform reports.</text:p>
      <text:p text:style-name="P4">
"Russia will change ... Will new state formations appear in its territory? And the Russians know great about it, ”Budanov is convinced.</text:p>
      <text:p text:style-name="P4">
He noted that the more defeat in the Russian Federation, the faster the process of its change will begin. According to the head of GUR, the world is not needed <text:a xlink:type="simple" xlink:href="https://www.ukrinform.ua/tag-rosia" text:style-name="Internet_20_link" text:visited-style-name="Visited_20_Internet_20_Link">
</text:a>
in the form in which it is now.</text:p>
      <text:p text:style-name="P4">
<text:span text:style-name="T4">
 Read also: </text:span>
 <text:a xlink:type="simple" xlink:href="https://www.ukrinform.ua/rubric-ato/3710134-budanov-80-zaav-prigozina-e-cistou-pravdou.html" text:style-name="Internet_20_link" text:visited-style-name="Visited_20_Internet_20_Link">
<text:span text:style-name="T4">
 Budanov </text:span>
</text:a>
As it was reported, Budanov stated that Russia has begun to prepare for the aggression of the anti-Ukraine since 2007, and began to start a full-scale invasion of 2021.</text:p>
      <text:p text:style-name="P4">
News Source: <text:a xlink:type="simple" xlink:href="https://www.ukrinform.ua/rubric-ato/3711647-kerivnik-gur-na-teritorii-rosii-zavlatsa-novi-derzavni-utvorenna.html" text:style-name="Internet_20_link" text:visited-style-name="Visited_20_Internet_20_Link">
https://www.ukrinform.ua/rubric-ato/3711647-kerivnik-gur-na-teritorii-rosii-zavlatsa-novi-derzavni-utvorenna.html</text:a>
</text:p>
      <!--NEWS-->
      <text:h text:style-name="P10" text:outline-level="1">
<text:span text:style-name="T4">
The "Fighter Coalition" is extremely important for the rescue of thousands of lives of civilians - the head of the OP</text:span>
</text:h>
      <text:p text:style-name="P4">
Authors: Ukrinform (Person)</text:p>
      <text:p text:style-name="P4">
Publisher: Укринформ (Organization)</text:p>
      <text:p text:style-name="P4">
Published Time: 2023-05-19T23:36:00+03:00</text:p>
      <text:p text:style-name="P4">
Modified Time: 2023-05-19T23:36:00+03:00</text:p>
      <text:p text:style-name="P4">
Description: The decisions of different countries to support the international coalition of fighter jets are extremely important for the rescue of thousands of lives of civilian Ukrainians and the victory over a ruthless Russian aggressor. - Ukrinform.</text:p>
      <text:p text:style-name="P4">
Images: ["<text:a xlink:type="simple" xlink:href="https://static.ukrinform.com/photos/2022_10/thumb_files/630_360_1667055046-635.jpeg" text:style-name="Internet_20_link" text:visited-style-name="Visited_20_Internet_20_Link">
630_360_16670...</text:a>
"]</text:p>
      <text:p text:style-name="P4">
Tags: ['Літак', 'Єрмак', 'Війна з Росією', 'Коаліція винищувачів']</text:p>
      <text:p text:style-name="P4">
Type: Article</text:p>
      <!--METADATA-->
      <text:p text:style-name="P4">
<draw:frame draw:style-name="fr1" draw:name="Image282" text:anchor-type="as-char" svg:width="6.9236in" svg:height="3.956343in" draw:z-index="0">
<draw:image xlink:href="../Images/yкринформ/2023-05-19T23-36-00-03-00/630_360_1667055046-635.jpeg" xlink:type="simple" xlink:show="embed" xlink:actuate="onLoad" draw:mime-type="image/jpeg"/>
</draw:frame>
The decisions of different countries to support the international coalition of fighter jets is extremely important for the rescue of thousands of lives of civilian Ukrainians and victory over a rute -Russian aggressor.</text:p>
      <text:p text:style-name="P4">
About it in <text:a xlink:type="simple" xlink:href="https://t.me/ermaka2022/2723" text:style-name="Internet_20_link" text:visited-style-name="Visited_20_Internet_20_Link">
</text:a>
Presidential office Andriy Yermak reported, Ukrinform reports.</text:p>
      <text:p text:style-name="P4">
He noted that an international coalition for granting Ukraine is now being formed. Joint efforts of Ukrainian pilots will be prepared, the air forces will provide aircraft.</text:p>
      <text:p text:style-name="P4">
“We are grateful to democratic countries that help protect our sky and our city from terrorist attacks. We thank US President Joe Baiden Zaidya and Leadership, again demonstrated during our war, ”Yermak wrote.</text:p>
      <text:p text:style-name="P4">
According to him, the decision to support the international coalition of fighter jets is extremely important for the salvation of thousands of civilians and victory over a rude aggressor.</text:p>
      <text:p text:style-name="P4">
<text:span text:style-name="T4">
 Read also: </text:span>
 <text:a xlink:type="simple" xlink:href="https://www.ukrinform.ua/rubric-ato/3711575-ssa-pidtrimali-koaliciu-vinisuvaciv-zelenskij-vitae-risenna-bajdena.html" text:style-name="Internet_20_link" text:visited-style-name="Visited_20_Internet_20_Link">
<text:span text:style-name="T4">
 fighters </text:span>
</text:a>
OP Head also grateful to the US Presidential Advisor to the National Security of Sullivan: "It was a wonderful teamwork."</text:p>
      <text:p text:style-name="P4">
Yermak stressed that Ukraine appreciates what has already been done for a safe sky with an advantage in the fight against Russian terrorists in the air.</text:p>
      <text:p text:style-name="P4">
He recalled that this week, the United Kingdom Prime Minister Rishsunak, as well as the Netherlands Prime Minister, Mark Rutte, promised to create an international coalition of fighter jets for Ukraine. And now it is being formed.</text:p>
      <text:p text:style-name="P4">
<text:span text:style-name="T4">
 Read also: </text:span>
 <text:a xlink:type="simple" xlink:href="https://www.ukrinform.ua/rubric-ato/3711637-dania-gotova-navcati-ukrainskih-pilotiv-na-f16-stefancuk.html" text:style-name="Internet_20_link" text:visited-style-name="Visited_20_Internet_20_Link">
<text:span text:style-name="T4">
 Stefanchuk </text:span>
</text:a>
“Thank you for your leadership. To establish and start, you need to be cool. President Vladimir Zelensky's team works. Let's go to our own. There will be no Russians in our sky. There will be no on our earth, ”Yermak researched.</text:p>
      <text:p text:style-name="P4">
The Foreign Minister Dmytro Kuleba said that Portugal had joined the Daivation Coalition and is ready to train Ukrainian pilots and mechanics.</text:p>
      <text:p text:style-name="P4">
<text:span text:style-name="T5">
Foto: op</text:span>
</text:p>
      <text:p text:style-name="P4">
News Source: <text:a xlink:type="simple" xlink:href="https://www.ukrinform.ua/rubric-ato/3711648-koalicia-vinisuvaciv-ukraj-vazliva-dla-poratunku-tisac-zittiv-civilnih-glava-op.html" text:style-name="Internet_20_link" text:visited-style-name="Visited_20_Internet_20_Link">
https://www.ukrinform.ua/rubric-ato/3711648-koalicia-vinisuvaciv-ukraj-vazliva-dla-poratunku-tisac-zittiv-civilnih-glava-op.html</text:a>
</text:p>
      <!--NEWS-->
      <text:h text:style-name="P10" text:outline-level="1">
<text:span text:style-name="T4">
Trarea will miss three months due to injury</text:span>
</text:h>
      <text:p text:style-name="P4">
Authors: Ukrinform (Person)</text:p>
      <text:p text:style-name="P4">
Publisher: Укринформ (Organization)</text:p>
      <text:p text:style-name="P4">
Published Time: 2023-05-19T23:41:11+03:00</text:p>
      <text:p text:style-name="P4">
Modified Time: 2023-05-19T23:41:11+03:00</text:p>
      <text:p text:style-name="P4">
Description: The forward missed the match against Veres. - Ukrinform.</text:p>
      <text:p text:style-name="P4">
Images: ["<text:a xlink:type="simple" xlink:href="https://static.ukrinform.com/photos/2023_05/thumb_files/630_360_1684528712-447.jpg" text:style-name="Internet_20_link" text:visited-style-name="Visited_20_Internet_20_Link">
630_360_16845...</text:a>
"]</text:p>
      <text:p text:style-name="P4">
Tags: ['Футбол', 'Шахтар']</text:p>
      <text:p text:style-name="P4">
Type: Article</text:p>
      <!--METADATA-->
      <text:p text:style-name="P4">
<draw:frame draw:style-name="fr1" draw:name="Image283" text:anchor-type="as-char" svg:width="6.9236in" svg:height="3.956343in" draw:z-index="0">
<draw:image xlink:href="../Images/yкринформ/2023-05-19T23-41-11-03-00/630_360_1684528712-447.jpg" xlink:type="simple" xlink:show="embed" xlink:actuate="onLoad" draw:mime-type="image/jpeg"/>
</draw:frame>
The forward released the match against Veres.</text:p>
      <text:p text:style-name="P4">
Shakhtar striker Lassin Trarea will miss three months because of tendonitriceps, about it <text:a xlink:type="simple" xlink:href="https://shakhtar.com/uk-ua/news/2023/may/19_news/19_igor-jovicevic/" text:style-name="Internet_20_link" text:visited-style-name="Visited_20_Internet_20_Link">
</text:a>
Miners' head coach Igor Yovichevich after a victorious match against Veres(2:1), reports Ukrinform.</text:p>
      <text:p text:style-name="P4">
“Trarea will not play three months. Traore has new damage. Tendyninitriceps. I think it will be ready before the meeting. This is an important football player, our football. Especially in the alien half of the field, where it plays the corps well, gives "oxygen" to our eight, winger. That is, a very qualified fashionball player, ”Yovichevich said.</text:p>
      <text:p text:style-name="P4">
This season, Traore played 31 matches for Shakhtar in all tournaments, in which he was hammered and gave four productive programs.</text:p>
      <text:p text:style-name="P4">
<text:span text:style-name="T4">
 Read also: </text:span>
 <text:a xlink:type="simple" xlink:href="https://www.ukrinform.ua/rubric-sports/3711562-upl-sahtar-peregrav-veres-u-27mu-turi.html" text:style-name="Internet_20_link" text:visited-style-name="Visited_20_Internet_20_Link">
<text:span text:style-name="T4">
 Shakhtar </text:span>
</text:a>
As reported by Ukrinform, Shakhtar returned leadership in the standings of Ukraine, in the next game, Miners will play against the Dawn on May 24.</text:p>
      <text:p text:style-name="P4">
Photo: shakhtar.com</text:p>
      <text:p text:style-name="P4">
News Source: <text:a xlink:type="simple" xlink:href="https://www.ukrinform.ua/rubric-sports/3711649-traore-propustit-tri-misaci-cerez-travmu.html" text:style-name="Internet_20_link" text:visited-style-name="Visited_20_Internet_20_Link">
https://www.ukrinform.ua/rubric-sports/3711649-traore-propustit-tri-misaci-cerez-travmu.html</text:a>
</text:p>
      <!--NEWS-->
      <text:h text:style-name="P10" text:outline-level="1">
<text:span text:style-name="T4">
After victory, Ukraine is waiting for a long -term stage of reintegration of territories - Budanov</text:span>
</text:h>
      <text:p text:style-name="P4">
Authors: Ukrinform (Person)</text:p>
      <text:p text:style-name="P4">
Publisher: Укринформ (Organization)</text:p>
      <text:p text:style-name="P4">
Published Time: 2023-05-19T23:43:00+03:00</text:p>
      <text:p text:style-name="P4">
Modified Time: 2023-05-19T23:43:00+03:00</text:p>
      <text:p text:style-name="P4">
Description: After the victory, Ukraine must take a long -term stage of actual reintegration of temporarily occupied territories. - Ukrinform.</text:p>
      <text:p text:style-name="P4">
Images: ["<text:a xlink:type="simple" xlink:href="https://static.ukrinform.com/photos/2023_05/thumb_files/630_360_1684528686-968.png" text:style-name="Internet_20_link" text:visited-style-name="Visited_20_Internet_20_Link">
630_360_16845...</text:a>
"]</text:p>
      <text:p text:style-name="P4">
Tags: ['Деокупація', 'Розвідка', 'Буданов', 'Війна з Росією']</text:p>
      <text:p text:style-name="P4">
Type: Article</text:p>
      <!--METADATA-->
      <text:p text:style-name="P4">
<draw:frame draw:style-name="fr1" draw:name="Image284" text:anchor-type="as-char" svg:width="6.9236in" svg:height="3.956343in" draw:z-index="0">
<draw:image xlink:href="../Images/yкринформ/2023-05-19T23-43-00-03-00/630_360_1684528686-968.png" xlink:type="simple" xlink:show="embed" xlink:actuate="onLoad" draw:mime-type="image/png"/>
</draw:frame>
After the winning, Ukraine must undergo a long -term stage of actual reintegration of the temporary -corresponding territories.</text:p>
      <text:p text:style-name="P4">
The head of the Main Directorate of Intelligence of the Ministry of Defense of Ukraine Kirilo Budanov said in an interview with Special Pro -Project Dmitry Komarov. Behind the scenes, ”Ukrinform reports.</text:p>
      <text:p text:style-name="P4">
"I win do not complete all these events. I will surprise you a little, but the victory will stop. We are waiting for a fairly difficult stage, it will be said that many years of reintegration of our territories. nine years lived under Russian <text:a xlink:type="simple" xlink:href="https://www.ukrinform.ua/tag-propaganda" text:style-name="Internet_20_link" text:visited-style-name="Visited_20_Internet_20_Link">
</text:a>
, they are already with another perception of the world. It will not be as easy as it seems, ”Kirill Budanov said.</text:p>
      <text:p text:style-name="P4">
He added that the Victory Day will be clearly defined, and then there will be a long work and a long period.</text:p>
      <text:p text:style-name="P4">
<text:span text:style-name="T4">
 Read also: </text:span>
 <text:a xlink:type="simple" xlink:href="https://www.ukrinform.ua/rubric-economy/3711514-urad-vidnis-do-prioritetnih-vidatki-na-vidnovlenna-roboti-ova-na-deokupovanih-teritoriah.html" text:style-name="Internet_20_link" text:visited-style-name="Visited_20_Internet_20_Link">
<text:span text:style-name="T4">
 Government </text:span>
 <text:span text:style-name="T4">
 Distributed </text:span>
 <text:span text:style-name="T4">
 Priority </text:span>
 <text:span text:style-name="T4">
 </text:span>
 Expenditures <text:span text:style-name="T4">
<text:span text:style-name="T5">
 rebuilding </text:span>
* </text:span>
 <text:span text:style-name="T4">
 work </text:span>
 <text:span text:style-name="T4">
 OVA </text:span>
 <text:span text:style-name="T4">
 </text:span>
 deoccored <text:span text:style-name="T4">
 </text:span>
 <text:span text:style-name="T4">
 </text:span>
 <text:span text:style-name="T4">
 </text:span>
 territories **</text:a>
"Secondly, we will need to seriously modify the economy, to look at the vision of new alliances and alliances that will be created. There will be a new ararchitecture of safety in the world. It will not only relate to us. This is a worldwide. Therefore, there will be a lot of work," Budanov said.</text:p>
      <text:p text:style-name="P4">
According to him, after victory, the state model should not be changed in regions that have been occupied for a long time, a "rigid hand" may be required.</text:p>
      <text:p text:style-name="P4">
As reported by Ukrinform, the Cabinet of Ministers approved the resolution “On the preparation of actions to stabilize the situation in the de -enrolled territories <text:a xlink:type="simple" xlink:href="https://www.ukrinform.ua/rubric-regions/3708297-reintegracia-doneccini-i-lugansini-urad-shvaliv-postanovu-pro-persocergovi-kroki.html" text:style-name="Internet_20_link" text:visited-style-name="Visited_20_Internet_20_Link">
</text:a>
 ”.</text:p>
      <text:p text:style-name="P4">
News Source: <text:a xlink:type="simple" xlink:href="https://www.ukrinform.ua/rubric-ato/3711650-pisla-peremogi-ukrainu-cekae-bagatoricnij-etap-reintegracii-teritorij-budanov.html" text:style-name="Internet_20_link" text:visited-style-name="Visited_20_Internet_20_Link">
https://www.ukrinform.ua/rubric-ato/3711650-pisla-peremogi-ukrainu-cekae-bagatoricnij-etap-reintegracii-teritorij-budanov.html</text:a>
</text:p>
      <!--NEWS-->
      <text:h text:style-name="P10" text:outline-level="1">
<text:span text:style-name="T4">
In Slovakia, the court again acquitted a businessman accused of organizing the murder of a journalist</text:span>
</text:h>
      <text:p text:style-name="P4">
Authors: Ukrinform (Person)</text:p>
      <text:p text:style-name="P4">
Publisher: Укринформ (Organization)</text:p>
      <text:p text:style-name="P4">
Published Time: 2023-05-19T23:57:00+03:00</text:p>
      <text:p text:style-name="P4">
Modified Time: 2023-05-19T23:57:00+03:00</text:p>
      <text:p text:style-name="P4">
Description: The court in Slovakia justified the businessman accused of organizing the investigative journalist and his bride in 2018. - Ukrinform.</text:p>
      <text:p text:style-name="P4">
Images: ["<text:a xlink:type="simple" xlink:href="https://static.ukrinform.com/photos/2023_05/thumb_files/630_360_1684529642-137.jpg" text:style-name="Internet_20_link" text:visited-style-name="Visited_20_Internet_20_Link">
630_360_16845...</text:a>
", "<text:a xlink:type="simple" xlink:href="https://static.ukrinform.com/photos/2023_05/1684529728-860.jpg" text:style-name="Internet_20_link" text:visited-style-name="Visited_20_Internet_20_Link">
1684529728-86...</text:a>
"]</text:p>
      <text:p text:style-name="P4">
Tags: ['Суд', 'Журналіст', 'Словаччина', 'Вбивство']</text:p>
      <text:p text:style-name="P4">
Type: Article</text:p>
      <!--METADATA-->
      <text:p text:style-name="P4">
<draw:frame draw:style-name="fr1" draw:name="Image285" text:anchor-type="as-char" svg:width="6.9236in" svg:height="3.956343in" draw:z-index="0">
<draw:image xlink:href="../Images/yкринформ/2023-05-19T23-57-00-03-00/630_360_1684529642-137.jpg" xlink:type="simple" xlink:show="embed" xlink:actuate="onLoad" draw:mime-type="image/jpeg"/>
</draw:frame>
The Court of the Slavovina justified the businessman accused of organizing a journalist investigator and his bride in 2018.</text:p>
      <text:p text:style-name="P4">
As Ukrinform reports, it reports <text:a xlink:type="simple" xlink:href="https://apnews.com/article/slovakia-journalist-jan-kuciak-marian-kocner-a021c3c2935ba3657c2675df1e4b1de9" text:style-name="Internet_20_link" text:visited-style-name="Visited_20_Internet_20_Link">
</text:a>
.</text:p>
      <text:p text:style-name="P4">
The specialized criminal court in Pesynok, near the capital of Bratislava, ruled on Friday that Marian Kotsner is innocent in the murder of Yan Kutsiak, who wrote about him in the past, and his bride Martina Kusnirov.</text:p>
      <text:p text:style-name="P4">
In 2018, a crime against 27-year-old young people shocked the country and causing the government.</text:p>
      <text:p text:style-name="P4">
<draw:frame draw:style-name="fr1" draw:name="Image286" text:anchor-type="as-char" svg:width="6.9236in" svg:height="3.901573in" draw:z-index="0">
<draw:image xlink:href="../Images/yкринформ/2023-05-19T23-57-00-03-00/1684529728-860.jpg" xlink:type="simple" xlink:show="embed" xlink:actuate="onLoad" draw:mime-type="image/jpeg"/>
</draw:frame>
Jan Kutsyak Tamartina Kusnirov</text:p>
      <text:p text:style-name="P4">
The court stated that it was not proven that Kotsner was the organizer of the murder.</text:p>
      <text:p text:style-name="P4">
The International Institute of Press, based in Vienna, called the justification of the businessman "shocking".</text:p>
      <text:p text:style-name="P4">
At the same time, Kotzner's associate Allen Dzuzov, who was a mediator, was guilty of murder and sentenced to 25 years in prison. Triophigrants were previously convicted and sentenced to harsh terms.</text:p>
      <text:p text:style-name="P4">
The case has not yet been completed, since both the prosecutor's office and the defendants can apply.</text:p>
      <text:p text:style-name="P4">
<text:span text:style-name="T4">
 Read also: </text:span>
 <text:a xlink:type="simple" xlink:href="https://www.ukrinform.ua/rubric-society/3710507-imi-zaklikalo-pravoohoronciv-zrobiti-prioritetom-rozsliduvanna-zlociniv-proti-zurnalistiv.html" text:style-name="Internet_20_link" text:visited-style-name="Visited_20_Internet_20_Link">
<text:span text:style-name="T4">
 journalist </text:span>
</text:a>
The prosecutor's office demanded for both the persons involved in life imprisonment.</text:p>
      <text:p text:style-name="P4">
The parents of the killed left the courtroom before the sentence was completed. Motherartins stated that they would challenge the decision.</text:p>
      <text:p text:style-name="P4">
On February 21, 2018, in a house in the city of Poppy Kutsiak, he was wounded in his chest, Akusnirov - in the head.</text:p>
      <text:p text:style-name="P4">
Kotsner allegedly threatened <text:a xlink:type="simple" xlink:href="https://www.ukrinform.ua/tag-zurnalist" text:style-name="Internet_20_link" text:visited-style-name="Visited_20_Internet_20_Link">
</text:a>
After publication of an article about his business. In total, Kutsyak has published nine stories about the businessman, prosecutors report. Kutsyak investigated the possible corruption of the ears when he was killed.</text:p>
      <text:p text:style-name="P4">
The Pesinok Court ruled in this case for the second time.</text:p>
      <text:p text:style-name="P4">
As reported by Ukrinform, the experts were sentenced to the murder of the reporter.</text:p>
      <text:p text:style-name="P4">
_ The first photo from the site www.rte.ie _</text:p>
      <text:p text:style-name="P4">
News Source: <text:a xlink:type="simple" xlink:href="https://www.ukrinform.ua/rubric-world/3711653-u-slovaccini-sud-znovu-vipravdav-biznesmena-obvinuvacenogo-v-organizacii-vbivstva-zurnalista.html" text:style-name="Internet_20_link" text:visited-style-name="Visited_20_Internet_20_Link">
https://www.ukrinform.ua/rubric-world/3711653-u-slovaccini-sud-znovu-vipravdav-biznesmena-obvinuvacenogo-v-organizacii-vbivstva-zurnalista.html</text:a>
</text:p>
      <!--NEWS-->
      <text:h text:style-name="P10" text:outline-level="1">
<text:span text:style-name="T4">
The NSDC discussed how to strengthen the national cybersecurity system</text:span>
</text:h>
      <text:p text:style-name="P4">
Author: ['АРМІЯINFORM']</text:p>
      <text:p text:style-name="P4">
Time: 2023-05-19T30:00:00-04:00</text:p>
      <text:p text:style-name="P4">
Description: In the Aparati RNBO of Ukrainian, I was in the Zavodannya Grupi skewannny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31.03.23_kiberbezpeka-ssha.jpg" text:style-name="Internet_20_link" text:visited-style-name="Visited_20_Internet_20_Link">
31.03.23_kiberbezpeka-ssha.jpg</text:a>
']</text:p>
      <text:p text:style-name="P4">
Tags: ['КІБЕРБЕЗПЕКА', 'РНБО']</text:p>
      <text:p text:style-name="P4">
Category: News</text:p>
      <!--METADATA-->
      <text:p text:style-name="P4">
<draw:frame draw:style-name="fr1" draw:name="Image287" text:anchor-type="as-char" svg:width="6.9236in" svg:height="4.598424in" draw:z-index="0">
<draw:image xlink:href="../Images/AРМІЯINFORM/2023-05-19T30-00-00-04-00/31.03.23_kiberbezpeka-ssha.jpg" xlink:type="simple" xlink:show="embed" xlink:actuate="onLoad" draw:mime-type="image/jpeg"/>
</draw:frame>
The NSDC apparatus of Ukraine hosted a meeting of the working group on the improvement of the normative legal framework in the field of cybersecurity.</text:p>
      <text:p text:style-name="P4">
About it <text:a xlink:type="simple" xlink:href="https://www.rnbo.gov.ua/ua/Diialnist/6346.html" text:style-name="Internet_20_link" text:visited-style-name="Visited_20_Internet_20_Link">
reports</text:a>
President of National Security and Defense of Ukraine.</text:p>
      <text:p text:style-name="P4">
Participants discussed the bill concerning the efficiency of cybercrime on the objects of critical infrastructure in the conditions of action.</text:p>
      <text:p text:style-name="P4">
“Effective cybercrime investigation is one of the important components of the state. The implementation of cyber threats of national security is not only due to the criminal actions of the attackers, but also through the non -reference by the responsible persons of the rules to protect critical for state information systems, which is inadmissible in the conditions of martial law. To solve this problem and directed the said bill. I am confident that we will reach consensus on this issue and achieve the necessary disaster, ”Natalia Tkachuk emphasized.</text:p>
      <text:p text:style-name="P4">
It is noted that the event was attended by experts of the NSDC apparatus, the Ministry of Defense of Ukraine, the State Service for Special Communication and Protection of Information of Ukraine, etc.</text:p>
      <text:p text:style-name="P4">
News Source: <text:a xlink:type="simple" xlink:href="https://armyinform.com.ua/2023/05/19/u-rnbo-obgovoryly-yak-posylyty-naczionalnu-systemu-kiberbezpeky/" text:style-name="Internet_20_link" text:visited-style-name="Visited_20_Internet_20_Link">
https://armyinform.com.ua/2023/05/19/u-rnbo-obgovoryly-yak-posylyty-naczionalnu-systemu-kiberbezpeky/</text:a>
</text:p>
      <!--NEWS-->
      <text:h text:style-name="P10" text:outline-level="1">
<text:span text:style-name="T4">
For 15 years, a resident of Kherson region will be conducted by the occupants of pro -Ukrainian citizens will be conducted</text:span>
</text:h>
      <text:p text:style-name="P4">
Author: ['АРМІЯINFORM']</text:p>
      <text:p text:style-name="P4">
Time: 2023-05-19T31:00:00-04:00</text:p>
      <text:p text:style-name="P4">
Description: Meshkantsya Khersonshchini, who was building up the pensation of the INFORMASIA about the pro -Ukrainian Plane ... War with Ukraine 2022, the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360_240_1582135276-970.jpg" text:style-name="Internet_20_link" text:visited-style-name="Visited_20_Internet_20_Link">
360_240_1582135276-970.jpg</text:a>
']</text:p>
      <text:p text:style-name="P4">
Tags: ['ОФІС ГЕНПРОКУРОРА УКРАЇНИ', 'СУД']</text:p>
      <text:p text:style-name="P4">
Category: News</text:p>
      <!--METADATA-->
      <text:p text:style-name="P4">
<draw:frame draw:style-name="fr1" draw:name="Image288" text:anchor-type="as-char" svg:width="6.9236in" svg:height="4.617974in" draw:z-index="0">
<draw:image xlink:href="../Images/AРМІЯINFORM/2023-05-19T31-00-00-04-00/360_240_1582135276-970.jpg" xlink:type="simple" xlink:show="embed" xlink:actuate="onLoad" draw:mime-type="image/jpeg"/>
</draw:frame>
Illustrative photo</text:p>
      <text:p text:style-name="P4">
The resident of Kherson region, who passed the occupiers of the information about the pro -Ukrainian citizens, was sentenced to 15 years behind bars.</text:p>
      <text:p text:style-name="P4">
About it <text:a xlink:type="simple" xlink:href="https://www.gp.gov.ua/ua/posts/do-15-rokiv-za-gratami-zasudzeno-meskanuya-xersonshhini-yakii-zdavav-okupantam-informaciyu-pro-proukrayinski-nalastovanix-gromadyan" text:style-name="Internet_20_link" text:visited-style-name="Visited_20_Internet_20_Link">
reports</text:a>
Office of the Prosecutor General of Ukraine.</text:p>
      <text:p text:style-name="P4">
"The prosecutor in court proved that at the beginning of June 2022, during the temporary excavation of the settlement, a 44-year-old man cooperated with the enemy TAKOVATHER AGRESSOR INFORMATION ACTIVITIES about the place of residence of patriotic-minded villagers," the statement reads.</text:p>
      <text:p text:style-name="P4">
The convicted person personally accompanied the invaders to the yards of people. According to his information, the Russian military conducted searches, applied to people psychological and physical pressure.</text:p>
      <text:p text:style-name="P4">
The court found the man guilty of treason. Prior to the entry of a sentence of a legitimate force, the nobleman will be in custody.</text:p>
      <text:p text:style-name="P4">
News Source: <text:a xlink:type="simple" xlink:href="https://armyinform.com.ua/2023/05/19/15-rokiv-za-gratamy-provede-meshkanecz-hersonshhyny-yakyj-zdavav-okupantam-proukrayinskyh-gromadyan/" text:style-name="Internet_20_link" text:visited-style-name="Visited_20_Internet_20_Link">
https://armyinform.com.ua/2023/05/19/15-rokiv-za-gratamy-provede-meshkanecz-hersonshhyny-yakyj-zdavav-okupantam-proukrayinskyh-gromadyan/</text:a>
</text:p>
      <!--NEWS-->
      <text:h text:style-name="P10" text:outline-level="1">
<text:span text:style-name="T4">
Evorog: Half a million Ukrainians have already taken advantage of Chatbot</text:span>
</text:h>
      <text:p text:style-name="P4">
Author: ['АРМІЯINFORM']</text:p>
      <text:p text:style-name="P4">
Time: 2023-05-19T32:00:00-04:00</text:p>
      <text:p text:style-name="P4">
Description: Already PIV Miliona Smilivikh Ukraintsyv firing Chatbot єvorog. About the work of the house ... War with Ukraine 2022, the war with Ukraine is the latest news today, the news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yevorog-1.jpg" text:style-name="Internet_20_link" text:visited-style-name="Visited_20_Internet_20_Link">
yevorog-1.jpg</text:a>
']</text:p>
      <text:p text:style-name="P4">
Tags: ['МИХАЙЛО ФЕДОРОВ', 'ЧАТБОТ ЄВОРОГ']</text:p>
      <text:p text:style-name="P4">
Category: News</text:p>
      <!--METADATA-->
      <text:p text:style-name="P4">
<draw:frame draw:style-name="fr1" draw:name="Image289" text:anchor-type="as-char" svg:width="6.9236in" svg:height="3.894525in" draw:z-index="0">
<draw:image xlink:href="../Images/AРМІЯINFORM/2023-05-19T32-00-00-04-00/yevorog-1.jpg" xlink:type="simple" xlink:show="embed" xlink:actuate="onLoad" draw:mime-type="image/jpeg"/>
</draw:frame>
Already half a million bold Ukrainians have taken advantage of Chatbot Evorog.</text:p>
      <text:p text:style-name="P4">
About it <text:a xlink:type="simple" xlink:href="https://t.me/zedigital/3148" text:style-name="Internet_20_link" text:visited-style-name="Visited_20_Internet_20_Link">
reported</text:a>
Viceremier on innovation, development of education, science and technology Mikhail Fedorov in his Telegram.</text:p>
      <text:p text:style-name="P4">
“I am proud of everyone and thank you. Your smartphones have turned into a weapon that helps to defense forces every day. And the Russians realize that they are constantly subdivision of folk intelligence chambers, ”Mikhail Fedorov said.</text:p>
      <text:p text:style-name="P4">
He added that there are examples of the Chatbot's message when one colonurosian machinery recorded 9 settlements throughout its path of B100 km.</text:p>
      <text:p text:style-name="P4">
"This proves that Ukrainians in the temporarily occupied territories do not seem to do everything to make the Ukrainian flag return to their city or settlement," Viceremier said.</text:p>
      <text:p text:style-name="P4">
He emphasized in the future about the deployment of occupation troops, headquarters, ammunition warehouses, missile complexes, etc. to Chatbota Evorog in the telegram@evorog_bot.</text:p>
      <text:p text:style-name="P4">
But keep in mind the safety rules: Immediately after the data is transmitted to the Chatbot, delete correspondence and photo/video.</text:p>
      <text:p text:style-name="P4">
News Source: <text:a xlink:type="simple" xlink:href="https://armyinform.com.ua/2023/05/19/yevorog-piv-miljona-ukrayincziv-uzhe-skorystalysya-chatbotom/" text:style-name="Internet_20_link" text:visited-style-name="Visited_20_Internet_20_Link">
https://armyinform.com.ua/2023/05/19/yevorog-piv-miljona-ukrayincziv-uzhe-skorystalysya-chatbotom/</text:a>
</text:p>
      <!--NEWS-->
      <text:h text:style-name="P10" text:outline-level="1">
<text:span text:style-name="T4">
The recommendation for the residents of Tot is unchanged: not to receive passports of the Russian Federation, to leave or wait for the Armed Forces</text:span>
</text:h>
      <text:p text:style-name="P4">
Author: ['АРМІЯINFORM']</text:p>
      <text:p text:style-name="P4">
Time: 2023-05-19T33:00:00-04:00</text:p>
      <text:p text:style-name="P4">
Description: At the Tsomo Viceprem'r-Minigra Irina Vereshchuk, PID has pid for a direct Efir on the TV channel ... War with Ukraine 2022, War with Ukraine Latest News Today, News War with Ukraine 2022 is the last for today, will there be a war between Ukraine and Russia and when, when,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iryna-vereshhuk.jpeg" text:style-name="Internet_20_link" text:visited-style-name="Visited_20_Internet_20_Link">
iryna-vereshhuk.jpeg</text:a>
']</text:p>
      <text:p text:style-name="P4">
Tags: ['РЕКОМЕНДАЦІЇ', 'ТИМЧАСОВО ОКУПОВАНІ ТЕРИТОРІЇ']</text:p>
      <text:p text:style-name="P4">
Category: News</text:p>
      <!--METADATA-->
      <text:p text:style-name="P4">
<draw:frame draw:style-name="fr1" draw:name="Image290" text:anchor-type="as-char" svg:width="6.9236in" svg:height="4.598424in" draw:z-index="0">
<draw:image xlink:href="../Images/AРМІЯINFORM/2023-05-19T33-00-00-04-00/iryna-vereshhuk.jpeg" xlink:type="simple" xlink:show="embed" xlink:actuate="onLoad" draw:mime-type="image/jpeg"/>
</draw:frame>
Viceremer-Minister of Ukraine Irina Vereshchuk</text:p>
      <text:p text:style-name="P4">
Irina Vereshchuk emphasized this viceremer-Minister Irina Vereshchuk during a live broadcast of Rada. According to her, the Ukrainian Government views the enemy certification on temporarily occupied territories as a hostile weapon. It is an enemy tool that the enemy tries to legitimize his stay in the Ukrainian territory.</text:p>
      <text:p text:style-name="P4">
Viceremier said that a forced passport to save her life is not a crime. However, if a person has received a passport and collapse or commit unlawful in terms of Ukrainian legislation, then legal evaluation will be given in due time by authorized bodies.</text:p>
      <text:p text:style-name="P4">
“The experience of Kharkiv and Kherson region has shown that justice will be restored. Therefore, I want to reassure and to warn people at the same time: all cases of Russian passports will be considered in the context of those events and the options for which it happened. Our recommendation as a government remains unconscious: to evade cooperation with the enemy, if possible, not to receive passports, if possible - to leave or wait for the Armed Forces. We will come!” - Irina Vereshchuk summarized.</text:p>
      <text:p text:style-name="P4">
<text:span text:style-name="T4">
 Source: </text:span>
 <text:a xlink:type="simple" xlink:href="https://minre.gov.ua/2023/05/18/rekomendacziya-dlya-meshkancziv-tot-zalyshayetsya-nezminnoyu-za-mozhlyvosti-ne-otrymuvaty-vorozhi-pasporty-a-krashhe-vyyihaty-abo-dochekatysya-zsu/" text:style-name="Internet_20_link" text:visited-style-name="Visited_20_Internet_20_Link">
Ministry of Reintegration of the Temporarily Occupied Terminory of Ukraine</text:a>
</text:p>
      <text:p text:style-name="P4">
News Source: <text:a xlink:type="simple" xlink:href="https://armyinform.com.ua/2023/05/19/rekomendacziya-dlya-meshkancziv-tot-zalyshayetsya-nezminnoyu-za-mozhlyvosti-ne-otrymuvaty-vorozhi-pasporty-a-krashhe-vyyihaty-abo-dochekatysya-zsu/" text:style-name="Internet_20_link" text:visited-style-name="Visited_20_Internet_20_Link">
https://armyinform.com.ua/2023/05/19/rekomendacziya-dlya-meshkancziv-tot-zalyshayetsya-nezminnoyu-za-mozhlyvosti-ne-otrymuvaty-vorozhi-pasporty-a-krashhe-vyyihaty-abo-dochekatysya-zsu/</text:a>
</text:p>
      <!--NEWS-->
      <text:h text:style-name="P10" text:outline-level="1">
<text:span text:style-name="T4">
The French Ambassador visited Raisi in Kharkiv Region</text:span>
</text:h>
      <text:p text:style-name="P4">
Author: ['АРМІЯINFORM']</text:p>
      <text:p text:style-name="P4">
Time: 2023-05-19T34:00:00-04:00</text:p>
      <text:p text:style-name="P4">
Description: Outbreak of the I Hasteful Ambassador of the Franzajoko Resbubnyki to Ukrainian Fontsen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fwbjullwiaeu-yn-e1684432438317.jpg" text:style-name="Internet_20_link" text:visited-style-name="Visited_20_Internet_20_Link">
fwbjullwiaeu-yn-e1684432438317.jpg</text:a>
', '<text:a xlink:type="simple" xlink:href="https://armyinform.com.ua/wp-content/uploads/2023/05/fwbjst-wiaic-uz-150x150.jpg" text:style-name="Internet_20_link" text:visited-style-name="Visited_20_Internet_20_Link">
fwbjst-wiaic-uz-150x150.jpg</text:a>
', '<text:a xlink:type="simple" xlink:href="https://armyinform.com.ua/wp-content/uploads/2023/05/fwbjrniwyaatgze-150x150.jpg" text:style-name="Internet_20_link" text:visited-style-name="Visited_20_Internet_20_Link">
fwbjrniwyaatgze-150x150.jpg</text:a>
', '<text:a xlink:type="simple" xlink:href="https://armyinform.com.ua/wp-content/uploads/2023/05/fwbjtonwcaadtoc-150x150.jpg" text:style-name="Internet_20_link" text:visited-style-name="Visited_20_Internet_20_Link">
fwbjtonwcaadtoc-150x150.jpg</text:a>
']</text:p>
      <text:p text:style-name="P4">
Tags: ['ІЗЮМ', 'НАДЗВИЧАЙНИЙ І\xa0ПОВНОВАЖНИЙ ПОСОЛ ФРАНЦУЗЬКОЇ РЕСПУБЛІКИ В\xa0УКРАЇНІ']</text:p>
      <text:p text:style-name="P4">
Category: News</text:p>
      <!--METADATA-->
      <text:p text:style-name="P4">
<draw:frame draw:style-name="fr1" draw:name="Image291" text:anchor-type="as-char" svg:width="6.9236in" svg:height="6.490875in" draw:z-index="0">
<draw:image xlink:href="../Images/AРМІЯINFORM/2023-05-19T34-00-00-04-00/fwbjullwiaeu-yn-e1684432438317.jpg" xlink:type="simple" xlink:show="embed" xlink:actuate="onLoad" draw:mime-type="image/jpeg"/>
</draw:frame>
The Ambassador Extraordinary and Plenipotentiary of the French Republic to Ukraine, Etienne Deposen, visited the place of mass burial in the city of Izum.</text:p>
      <text:p text:style-name="P4">
He [wrote] about it(https://twitter.com/EdePoncins/status/1659234876195733507?cxt=HHwWhoCwqYbV5IYuAAAA)In his tweet.</text:p>
      <text:p text:style-name="P4">
“I am again in the city of Izium, which was tortured during the months of occupation of the Russian year. They returned to the tragic places where Ukrainians who have been buried in massive. We remind that the fight against impunity for Russia's war crimes is an epriority of France, ”his post reads.</text:p>
      <text:p text:style-name="P4">
<text:a xlink:type="simple" xlink:href="https://armyinform.com.ua/wp-content/uploads/2023/05/fwbjst-wiaic-uz.jpg" text:style-name="Internet_20_link" text:visited-style-name="Visited_20_Internet_20_Link">
!(Images/AРМІЯINFORM/2023-05-19T34-00-00-04-00/fwbjst-wiaic-uz-150x150.jpg)</text:a>
</text:p>
      <text:p text:style-name="P4">
<text:a xlink:type="simple" xlink:href="https://armyinform.com.ua/wp-content/uploads/2023/05/fwbjrniwyaatgze.jpg" text:style-name="Internet_20_link" text:visited-style-name="Visited_20_Internet_20_Link">
<draw:frame draw:style-name="fr1" draw:name="Image292" text:anchor-type="as-char" svg:width="6.9236in" svg:height="6.9236in" draw:z-index="0">
<draw:image xlink:href="../Images/AРМІЯINFORM/2023-05-19T34-00-00-04-00/fwbjrniwyaatgze-150x150.jpg" xlink:type="simple" xlink:show="embed" xlink:actuate="onLoad" draw:mime-type="image/jpeg"/>
</draw:frame>
</text:a>
</text:p>
      <text:p text:style-name="P4">
<text:a xlink:type="simple" xlink:href="https://armyinform.com.ua/wp-content/uploads/2023/05/fwbjtonwcaadtoc.jpg" text:style-name="Internet_20_link" text:visited-style-name="Visited_20_Internet_20_Link">
<draw:frame draw:style-name="fr1" draw:name="Image293" text:anchor-type="as-char" svg:width="6.9236in" svg:height="6.9236in" draw:z-index="0">
<draw:image xlink:href="../Images/AРМІЯINFORM/2023-05-19T34-00-00-04-00/fwbjtonwcaadtoc-150x150.jpg" xlink:type="simple" xlink:show="embed" xlink:actuate="onLoad" draw:mime-type="image/jpeg"/>
</draw:frame>
</text:a>
</text:p>
      <text:p text:style-name="P4">
News Source: <text:a xlink:type="simple" xlink:href="https://armyinform.com.ua/2023/05/19/posol-francziyi-vdruge-vidvidav-izyum-na-harkivshhyni/" text:style-name="Internet_20_link" text:visited-style-name="Visited_20_Internet_20_Link">
https://armyinform.com.ua/2023/05/19/posol-francziyi-vdruge-vidvidav-izyum-na-harkivshhyni/</text:a>
</text:p>
      <!--NEWS-->
      <text:h text:style-name="P10" text:outline-level="1">
<text:span text:style-name="T4">
Drone Army: Almost 500 Pegas</text:span>
</text:h>
      <text:p text:style-name="P4">
Author: ['АРМІЯINFORM']</text:p>
      <text:p text:style-name="P4">
Time: 2023-05-19T35:00:00-04:00</text:p>
      <text:p text:style-name="P4">
Description: Ukrainian Zahisniki on the Nygaryachiy Dilyanka to the front was detonated by Mayzhe 500 Drone-Kamіkadze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novyj-proekt-10-768x432-1.webp" text:style-name="Internet_20_link" text:visited-style-name="Visited_20_Internet_20_Link">
novyj-proekt-10-768x432-1.webp</text:a>
']</text:p>
      <text:p text:style-name="P4">
Tags: ['UNITED24', 'АРМІЯ ДРОНІВ', 'МИХАЙЛО ФЕДОРОВ']</text:p>
      <text:p text:style-name="P4">
Category: News</text:p>
      <!--METADATA-->
      <text:p text:style-name="P4">
<draw:frame draw:style-name="fr1" draw:name="Image294" text:anchor-type="as-char" svg:width="6.9236in" svg:height="3.894525in" draw:z-index="0">
<draw:image xlink:href="../ConvertedIMGs/AРМІЯINFORM/2023-05-19T35-00-00-04-00/novyj-proekt-10-768x432-1.png" xlink:type="simple" xlink:show="embed" xlink:actuate="onLoad" draw:mime-type="image/png"/>
</draw:frame>
Ukrainian defenders on the hottest plot of the front received almost 500 drones-Kamikadze Pegasus from the Army of Drones.</text:p>
      <text:p text:style-name="P4">
About it <text:a xlink:type="simple" xlink:href="https://t.me/zedigital/3149" text:style-name="Internet_20_link" text:visited-style-name="Visited_20_Internet_20_Link">
reports</text:a>
Viceremier-Minister of Zinnovations, Development of Education, Science and Technology-Minister of Digital Transformation of Ukraine Mikhail Fedorov.</text:p>
      <text:p text:style-name="P4">
“Thanks to your support of the drones army through the United24, almost 500 drones were handed over to the fighters to the hottest areas of the front. Quick, maneuverable, capable of embarrassing accuracy. More drones are more saved lives, ”the message reads.</text:p>
      <text:p text:style-name="P4">
He added that Drons-Kamikadze in the hands of professional pilots of the army of drones is a powerful addition to artillery. Quick, maneuverable, capable of hitting the target with sniper.</text:p>
      <text:p text:style-name="P4">
They also showed the result of the work of special forces drone-Kamikadze "Pegas".</text:p>
      <text:p text:style-name="P4">
"Minus a van with the occupiers on the outskirts of Bakhmut," the post reads.</text:p>
      <text:p text:style-name="P4">
News Source: <text:a xlink:type="simple" xlink:href="https://armyinform.com.ua/2023/05/19/armiya-droniv-majzhe-500-droniv-pegas-peredaly-oboronczyam-na-najgaryachishyh-dilyankah-frontu/" text:style-name="Internet_20_link" text:visited-style-name="Visited_20_Internet_20_Link">
https://armyinform.com.ua/2023/05/19/armiya-droniv-majzhe-500-droniv-pegas-peredaly-oboronczyam-na-najgaryachishyh-dilyankah-frontu/</text:a>
</text:p>
      <!--NEWS-->
      <text:h text:style-name="P10" text:outline-level="1">
<text:span text:style-name="T4">
Staying the military of the Russian Federation at the ZPP is the risks to the nuclear security of the entire continent - Herman Galushchenko</text:span>
</text:h>
      <text:p text:style-name="P4">
Author: ['АРМІЯINFORM']</text:p>
      <text:p text:style-name="P4">
Time: 2023-05-19T36:00:00-04:00</text:p>
      <text:p text:style-name="P4">
Description: Kozhna Khvilina has a rally at the Masters of the Rosiyskiyi I Techniki - Ts Dry Riziki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630_360_1659601205-271.jpg" text:style-name="Internet_20_link" text:visited-style-name="Visited_20_Internet_20_Link">
630_360_1659601205-271.jpg</text:a>
']</text:p>
      <text:p text:style-name="P4">
Tags: ['ГЕРМАН ГАЛУЩЕНКО', 'ЗАПОРІЗЬКА АЕС', 'ЯДЕРНА БЕЗПЕКА']</text:p>
      <text:p text:style-name="P4">
Category: News</text:p>
      <!--METADATA-->
      <text:p text:style-name="P4">
<draw:frame draw:style-name="fr1" draw:name="Image295" text:anchor-type="as-char" svg:width="6.9236in" svg:height="3.956343in" draw:z-index="0">
<draw:image xlink:href="../Images/AРМІЯINFORM/2023-05-19T36-00-00-04-00/630_360_1659601205-271.jpg" xlink:type="simple" xlink:show="embed" xlink:actuate="onLoad" draw:mime-type="image/jpeg"/>
</draw:frame>
Every minute of staying at the Russian military and equipment - the risks to the nuclear and radiation safety of the entire continent.</text:p>
      <text:p text:style-name="P4">
This <text:a xlink:type="simple" xlink:href="https://www.kmu.gov.ua/news/perebuvannia-viiskovykh-rf-na-terytorii-zaes-nese-ryzyky-dlia-iadernoi-bezpeky-vsoho-kontynentu-herman-halushchenko" text:style-name="Internet_20_link" text:visited-style-name="Visited_20_Internet_20_Link">
noted</text:a>
Energy Minister of Ukraine Herman Galushchenko during a briefing, a proposal security situation in the country for a Chinese government delegation on Cholosis with a special representative of the China Government for Eurasia Lee Huey.</text:p>
      <text:p text:style-name="P4">
The head of the Ministry of Energy informed foreign guests about the dangers and risks of binding with the capture of Russia of Zaporizhzhya NPP.</text:p>
      <text:p text:style-name="P4">
Herman Galushchenko noted that by their actions the Russians violated all seven key nuclear security. They continue to be held in hostages of personnel, applying psychological and physical pressure.</text:p>
      <text:p text:style-name="P4">
“We urge the international community to respond strictly to the facts of nuclear terrorism committed by Russia. In order to ensure the nuclear and radiation safety of the ZPPC, it must be de -enrolled, demilitarized and returned to the full -time of the Ukrainian operator, which will ensure the safe operation of the object, ”the minister said.</text:p>
      <text:p text:style-name="P4">
News Source: <text:a xlink:type="simple" xlink:href="https://armyinform.com.ua/2023/05/19/perebuvannya-vijskovyh-rf-na-zaes-nese-ryzyky-dlya-yadernoyi-bezpeky-vsogo-kontynentu-german-galushhenko/" text:style-name="Internet_20_link" text:visited-style-name="Visited_20_Internet_20_Link">
https://armyinform.com.ua/2023/05/19/perebuvannya-vijskovyh-rf-na-zaes-nese-ryzyky-dlya-yadernoyi-bezpeky-vsogo-kontynentu-german-galushhenko/</text:a>
</text:p>
      <!--NEWS-->
      <text:h text:style-name="P10" text:outline-level="1">
<text:span text:style-name="T4">
The General Staff of the Armed Forces reported about 39 missile, 39 aircraft strikes of the Russian Federation and 29 fighting in the east</text:span>
</text:h>
      <text:p text:style-name="P4">
Author: ['АРМІЯINFORM']</text:p>
      <text:p text:style-name="P4">
Time: 2023-05-19T37:00:00-04:00</text:p>
      <text:p text:style-name="P4">
Description: The opponent of 39 missiles of 39 Avіaetsiyni shock, and such a healthy is a healthy one ... The war with Ukraine 2022, the war with Ukraine is the latest news today, the war with Ukraine 2022 is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630_360_1667121269-457.jpg" text:style-name="Internet_20_link" text:visited-style-name="Visited_20_Internet_20_Link">
630_360_1667121269-457.jpg</text:a>
']</text:p>
      <text:p text:style-name="P4">
Tags: ['ВІЙНА', 'ВОРОЖІ ОБСТРІЛИ', 'ГЕНШТАБ ЗСУ', 'ОПЕРАТИВНА ІНФОРМАЦІЯ']</text:p>
      <text:p text:style-name="P4">
Category: News</text:p>
      <!--METADATA-->
      <text:p text:style-name="P4">
<draw:frame draw:style-name="fr1" draw:name="Image296" text:anchor-type="as-char" svg:width="6.9236in" svg:height="3.956343in" draw:z-index="0">
<draw:image xlink:href="../Images/AРМІЯINFORM/2023-05-19T37-00-00-04-00/630_360_1667121269-457.jpg" xlink:type="simple" xlink:show="embed" xlink:actuate="onLoad" draw:mime-type="image/jpeg"/>
</draw:frame>
<text:span text:style-name="T4">
<text:span text:style-name="T5">
* 🔥 Situation on Russian invasion </text:span>
</text:span>
*</text:p>
      <text:p text:style-name="P4">
Last day, the enemy struck 39 rocket launchers and 39 aircraft strikes, as well as 50 shelling of rocket launchers.</text:p>
      <text:p text:style-name="P4">
About this <text:a xlink:type="simple" xlink:href="https://www.facebook.com/GeneralStaff.ua/posts/pfbid0BmwkMAiBygu3sYXJMvdaP6UNuAQDhreFacQQqcHSmj9m3XYxjwveNu4VUFpBbVCvl" text:style-name="Internet_20_link" text:visited-style-name="Visited_20_Internet_20_Link">
it is referred</text:a>
In the operational information of the General Staff of the Armed Forces.</text:p>
      <text:p text:style-name="P4">
The enemy continues to focus on the Bakhmut, Avdeev and Marinsk directions in the Liman, Bakhmut, Avdiiv, and Mariinsky directions. During the day, 29 combat jams occurred in these areas of the front. The hottest battles are conducted by Bakhmut Tamarin.</text:p>
      <text:p text:style-name="P4">
Also this era, the Russian Federation has once again inflicted a massive rocket-Aviac strike in Ukraine. Detailed information will be published later.</text:p>
      <text:p text:style-name="P4">
The General Staff emphasized that the likelihood of further missile and aviation strikes throughout Ukraine remains very high.</text:p>
      <text:p text:style-name="P4">
News Source: <text:a xlink:type="simple" xlink:href="https://armyinform.com.ua/2023/05/19/genshtab-zsu-povidomyv-pro-39-raketnyh-39-aviaczijnyh-udary-rf-i-29-bojovyh-zitknen-na-shodi/" text:style-name="Internet_20_link" text:visited-style-name="Visited_20_Internet_20_Link">
https://armyinform.com.ua/2023/05/19/genshtab-zsu-povidomyv-pro-39-raketnyh-39-aviaczijnyh-udary-rf-i-29-bojovyh-zitknen-na-shodi/</text:a>
</text:p>
      <!--NEWS-->
      <text:h text:style-name="P10" text:outline-level="1">
<text:span text:style-name="T4">
Defense forces struck seven stations of the IP and three artillery units</text:span>
</text:h>
      <text:p text:style-name="P4">
Author: ['АРМІЯINFORM']</text:p>
      <text:p text:style-name="P4">
Time: 2023-05-19T38:00:00-04:00</text:p>
      <text:p text:style-name="P4">
Description: PIDRODILI RAKENSH INICHKI I URAZILIA OF ZOSERDHENNYA OZBRONNA T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630_360_1681489070-713.jpg" text:style-name="Internet_20_link" text:visited-style-name="Visited_20_Internet_20_Link">
630_360_1681489070-713.jpg</text:a>
']</text:p>
      <text:p text:style-name="P4">
Tags: ['ГЕНЕРАЛЬНИЙ ШТАБ ЗС УКРАЇНИ', 'ОПЕРАТИВНА ІНФОРМАЦІЯ']</text:p>
      <text:p text:style-name="P4">
Category: News</text:p>
      <!--METADATA-->
      <text:p text:style-name="P4">
<draw:frame draw:style-name="fr1" draw:name="Image297" text:anchor-type="as-char" svg:width="6.9236in" svg:height="3.956343in" draw:z-index="0">
<draw:image xlink:href="../Images/AРМІЯINFORM/2023-05-19T38-00-00-04-00/630_360_1681489070-713.jpg" xlink:type="simple" xlink:show="embed" xlink:actuate="onLoad" draw:mime-type="image/jpeg"/>
</draw:frame>
<text:span text:style-name="T4">
<text:span text:style-name="T5">
* 🔥 Situation on Russian invasion </text:span>
</text:span>
*</text:p>
      <text:p text:style-name="P4">
Divisions of missile troops and artillery struck the area of concentration of weapons of Tavi equipment, ammunition composition, three artillery units of reference positions, an anti-aircraft missile complex of enemy, seven station electronic struggle and a radar station.</text:p>
      <text:p text:style-name="P4">
About this <text:a xlink:type="simple" xlink:href="https://www.facebook.com/GeneralStaff.ua/posts/pfbid0BmwkMAiBygu3sYXJMvdaP6UNuAQDhreFacQQqcHSmj9m3XYxjwveNu4VUFpBbVCvl" text:style-name="Internet_20_link" text:visited-style-name="Visited_20_Internet_20_Link">
it is referred</text:a>
In the operational information of the General Staff of the Armed Forces.</text:p>
      <text:p text:style-name="P4">
The aviation of defense forces over the past 24 hours has struck sections of concentration of personal staff and enemy military equipment.</text:p>
      <text:p text:style-name="P4">
Also, our defenders destroyed 21 winged rocket and eight enemy UAVs of different types.</text:p>
      <text:p text:style-name="P4">
News Source: <text:a xlink:type="simple" xlink:href="https://armyinform.com.ua/2023/05/19/syly-oborony-urazyly-sim-stanczij-reb-ta-try-artylerijski-pidrozdily/" text:style-name="Internet_20_link" text:visited-style-name="Visited_20_Internet_20_Link">
https://armyinform.com.ua/2023/05/19/syly-oborony-urazyly-sim-stanczij-reb-ta-try-artylerijski-pidrozdily/</text:a>
</text:p>
      <!--NEWS-->
      <text:h text:style-name="P10" text:outline-level="1">
<text:span text:style-name="T4">
The enemy focused on four destinations, for Bakhmut and Mar ’ Yunko is undergoing heavy battles</text:span>
</text:h>
      <text:p text:style-name="P4">
Author: ['АРМІЯINFORM']</text:p>
      <text:p text:style-name="P4">
Time: 2023-05-19T39:00:00-04:00</text:p>
      <text:p text:style-name="P4">
Description: Opponent Dali Zo -Sudzhu, Zusillya at Limansky, Bakhmutskiy,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30_360_1682620469-597.jpg" text:style-name="Internet_20_link" text:visited-style-name="Visited_20_Internet_20_Link">
630_360_1682620469-597.jpg</text:a>
']</text:p>
      <text:p text:style-name="P4">
Tags: ['ВІЙНА', 'ГЕНЕРАЛЬНИЙ ШТАБ ЗС УКРАЇНИ', 'ОПЕРАТИВНА ІНФОРМАЦІЯ']</text:p>
      <text:p text:style-name="P4">
Category: News</text:p>
      <!--METADATA-->
      <text:p text:style-name="P4">
<draw:frame draw:style-name="fr1" draw:name="Image298" text:anchor-type="as-char" svg:width="6.9236in" svg:height="3.956343in" draw:z-index="0">
<draw:image xlink:href="../Images/AРМІЯINFORM/2023-05-19T39-00-00-04-00/630_360_1682620469-597.jpg" xlink:type="simple" xlink:show="embed" xlink:actuate="onLoad" draw:mime-type="image/jpeg"/>
</draw:frame>
<text:span text:style-name="T4">
<text:span text:style-name="T5">
* 🔥 Situation on Russian invasion </text:span>
</text:span>
*</text:p>
      <text:p text:style-name="P4">
The enemy continues to focus the main efforts on the Lyman, Bakhmut, Avdiiv and Mariinsky directions. At the epicenter of the fighting - Bakhmut Tamarin.</text:p>
      <text:p text:style-name="P4">
About this <text:a xlink:type="simple" xlink:href="https://www.facebook.com/GeneralStaff.ua/posts/pfbid0BmwkMAiBygu3sYXJMvdaP6UNuAQDhreFacQQqcHSmj9m3XYxjwveNu4VUFpBbVCvl" text:style-name="Internet_20_link" text:visited-style-name="Visited_20_Internet_20_Link">
it is referred</text:a>
In the operational information of the General Staff of the Armed Forces.</text:p>
      <text:p text:style-name="P4">
At the Seversky, Slobozhansky and Kupyansk directions, the enemy fired in seizures of mortars and artillery.</text:p>
      <text:p text:style-name="P4">
In the Liman direction during the last day the enemy of offensive actions was not.</text:p>
      <text:p text:style-name="P4">
In the Bakhmut direction, the enemy unsuccessfully stepped in the direction of the inhabited state of Ivanivske.</text:p>
      <text:p text:style-name="P4">
On Avdiivsky - he took offensive actions in the direction of the settlements of Severtnet Pervomaisko, had no success.</text:p>
      <text:p text:style-name="P4">
In the Mariinsky direction, the units of the Defense Forces reflected numerous attacks in the city of Marinka, as well as an attack in the direction of Novomikhailivka.</text:p>
      <text:p text:style-name="P4">
In Zaporizhzhya and Kherson directions, the enemy continues to conduct defense.</text:p>
      <text:p text:style-name="P4">
News Source: <text:a xlink:type="simple" xlink:href="https://armyinform.com.ua/2023/05/19/vorog-zoseredyvsya-na-chotyroh-napryamkah-za-bahmut-i-maryinku-vedutsya-vazhki-boyi/" text:style-name="Internet_20_link" text:visited-style-name="Visited_20_Internet_20_Link">
https://armyinform.com.ua/2023/05/19/vorog-zoseredyvsya-na-chotyroh-napryamkah-za-bahmut-i-maryinku-vedutsya-vazhki-boyi/</text:a>
</text:p>
      <!--NEWS-->
      <text:h text:style-name="P10" text:outline-level="1">
<text:span text:style-name="T4">
In Lugansk local hospital, the occupiers were turned into a military hospital</text:span>
</text:h>
      <text:p text:style-name="P4">
Author: ['АРМІЯINFORM']</text:p>
      <text:p text:style-name="P4">
Time: 2023-05-19T40:00:00-04:00</text:p>
      <text:p text:style-name="P4">
Description: At Zv'yazka with the Great Sanitary Highers, Rosіyskі PRAPATS AND ROOM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639993209788d-c303a064cc4d4e3ca9970acb00328288.webp" text:style-name="Internet_20_link" text:visited-style-name="Visited_20_Internet_20_Link">
639993209788d-c303a064cc4d4e3ca9970acb00328288.webp</text:a>
']</text:p>
      <text:p text:style-name="P4">
Tags: ['ГЕНЕРАЛЬНИЙ ШТАБ ЗС УКРАЇНИ', 'ОПЕРАТИВНА ІНФОРМАЦІЯ', 'ПВК "ВАГНЕР"']</text:p>
      <text:p text:style-name="P4">
Category: News</text:p>
      <!--METADATA-->
      <text:p text:style-name="P4">
<draw:frame draw:style-name="fr1" draw:name="Image299" text:anchor-type="as-char" svg:width="6.9236in" svg:height="3.894525in" draw:z-index="0">
<draw:image xlink:href="../ConvertedIMGs/AРМІЯINFORM/2023-05-19T40-00-00-04-00/639993209788d-c303a064cc4d4e3ca9970acb00328288.png" xlink:type="simple" xlink:show="embed" xlink:actuate="onLoad" draw:mime-type="image/png"/>
</draw:frame>
<text:span text:style-name="T4">
<text:span text:style-name="T5">
* 🔥 Situation on Russian invasion </text:span>
</text:span>
*</text:p>
      <text:p text:style-name="P4">
Due to the great sanitary loss, Russian invaders are increasingly using civilian medical establishments of settlements for their own purposes.</text:p>
      <text:p text:style-name="P4">
About this <text:a xlink:type="simple" xlink:href="https://www.facebook.com/GeneralStaff.ua/posts/pfbid0BmwkMAiBygu3sYXJMvdaP6UNuAQDhreFacQQqcHSmj9m3XYxjwveNu4VUFpBbVCvl" text:style-name="Internet_20_link" text:visited-style-name="Visited_20_Internet_20_Link">
it is referred</text:a>
In the operational information of the General Staff of the Armed Forces.</text:p>
      <text:p text:style-name="P4">
In the temporarily occupied Lugansk, in particular, invaders use an inhabitant hospital as a military hospital.</text:p>
      <text:p text:style-name="P4">
There, they treat the wounded servicemen of the Russian Tangimans Federation with Wagner PEC.</text:p>
      <text:p text:style-name="P4">
News Source: <text:a xlink:type="simple" xlink:href="https://armyinform.com.ua/2023/05/19/u-lugansku-misczevu-likarnyu-okupanty-peretvoryly-na-vijskovyj-gospital/" text:style-name="Internet_20_link" text:visited-style-name="Visited_20_Internet_20_Link">
https://armyinform.com.ua/2023/05/19/u-lugansku-misczevu-likarnyu-okupanty-peretvoryly-na-vijskovyj-gospital/</text:a>
</text:p>
      <!--NEWS-->
      <text:h text:style-name="P10" text:outline-level="1">
<text:span text:style-name="T4">
Air Forces destroyed 16 shahd and three winged caliber missiles</text:span>
</text:h>
      <text:p text:style-name="P4">
Author: ['АРМІЯINFORM']</text:p>
      <text:p text:style-name="P4">
Time: 2023-05-19T41:00:00-04:00</text:p>
      <text:p text:style-name="P4">
Description: In NICH at 19, the Rosiyskiy traveled to the Ukrainian, the Ukrainian-Skhіdnoye ... War with Ukraine 2022, war with Ukraine Latest news today, News War with Ukraine 2022 are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239503_b1be5f67e9yzf55cf13c59bd0a14f35a_orig_new_960x380_0.jpg" text:style-name="Internet_20_link" text:visited-style-name="Visited_20_Internet_20_Link">
239503_b1be5f67e9yzf55cf13c59bd0a14f35a_orig_new_960x380_0.jpg</text:a>
']</text:p>
      <text:p text:style-name="P4">
Tags: ['SHAHED-136/131', 'КАЛІБРИ', 'КОМАНДУВАННЯ ПОВІТРЯНИХ СИЛ ЗСУ', 'ХРОНІКА ОБОРОНИ']</text:p>
      <text:p text:style-name="P4">
Category: News</text:p>
      <!--METADATA-->
      <text:p text:style-name="P4">
!(Images/AРМІЯINFORM/2023-05-19T41-00-00-04-00/239503_b1be5f67e9yzf55cf13c59bd0a14f35a_orig_new_960x380_0.jpg)On the night of May 19, Russian invaders attacked Ukraine from the northern-east directions by the shock drones of Shahd-136/131 and the winged "Caliber" from ships in the Black Sea.</text:p>
      <text:p text:style-name="P4">
About it <text:a xlink:type="simple" xlink:href="https://t.me/kpszsu/2524" text:style-name="Internet_20_link" text:visited-style-name="Visited_20_Internet_20_Link">
reports</text:a>
Armed Forces Command.</text:p>
      <text:p text:style-name="P4">
22 "Shahamed" and six "calibers" were recorded.</text:p>
      <text:p text:style-name="P4">
"During this night attack, three winged rockets and 16 percussion drones were announced by the forces and means of air defense of the Center, West and South of the Air Force of the Armed Forces of Ukraine," the statement reads.</text:p>
      <text:p text:style-name="P4">
News Source: <text:a xlink:type="simple" xlink:href="https://armyinform.com.ua/2023/05/19/syly-ppo-znyshhyly-16-shahed-ta-try-krylati-rakety-kalibr/" text:style-name="Internet_20_link" text:visited-style-name="Visited_20_Internet_20_Link">
https://armyinform.com.ua/2023/05/19/syly-ppo-znyshhyly-16-shahed-ta-try-krylati-rakety-kalibr/</text:a>
</text:p>
      <!--NEWS-->
      <text:h text:style-name="P10" text:outline-level="1">
<text:span text:style-name="T4">
Our defenders destroyed six SAU "Carnation" on the left bank of the Dnieper - Natalia Humeniuk</text:span>
</text:h>
      <text:p text:style-name="P4">
Author: ['Володимир Віват']</text:p>
      <text:p text:style-name="P4">
Time: 2023-05-19T42:00:00-04:00</text:p>
      <text:p text:style-name="P4">
Description: At the Zoni Vidpovydalnosti forces of the defense of Pivnoy Ukrainian, Vnochi Vydmien is a voyage ... War with Ukraine 2022, war with Ukraine Latest news today,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1/2022-11-31-mykolayivshhyna1.jpg" text:style-name="Internet_20_link" text:visited-style-name="Visited_20_Internet_20_Link">
2022-11-31-mykolayivshhyna1.jpg</text:a>
']</text:p>
      <text:p text:style-name="P4">
Tags: ['ЄДИНІ НОВИНИ', 'КРИВИЙ РІГ', 'МИКОЛАЇВЩИНА', 'НАТАЛІЯ ГУМЕНЮК', 'ХЕРСОНЩИНА']</text:p>
      <text:p text:style-name="P4">
Category: News</text:p>
      <!--METADATA-->
      <text:p text:style-name="P4">
<draw:frame draw:style-name="fr1" draw:name="Image300" text:anchor-type="as-char" svg:width="6.9236in" svg:height="5.1927in" draw:z-index="0">
<draw:image xlink:href="../Images/AРМІЯINFORM/2023-05-19T42-00-00-04-00/2022-11-31-mykolayivshhyna1.jpg" xlink:type="simple" xlink:show="embed" xlink:actuate="onLoad" draw:mime-type="image/jpeg"/>
</draw:frame>
In the area of responsibility of the Defense Forces of the South of Ukraine tonight, hostile activity is renewed tonight. Three rockets of maritime base "Caliber" were designed by our defenders over Mykolaiv region. Unfortunately, there was a hit for a precision industrial production in Kryvyi Rih, there is information about the victim, she has already been provided with medical assistance.</text:p>
      <text:p text:style-name="P4">
This was reported on the National Marathon "Unified News" by the chiefly coordinating press center of defense forces of southern Ukraine, Captain 1RORRA Natalia Humeniuk.</text:p>
      <ul>
        <li>
The enemy tries to deplete our anti -air defense, and split into society in anticipation of further development of the events of the nation of the collision, - Natalia Humeniuk said with his night attacks.</li>
      </ul>
      <text:p text:style-name="P4">
The officer also reported that the operational situation of Nakherson region remains. The enemy is actively trying to conduct air intelligence.</text:p>
      <ul>
        <li>
We continue the counter -battery. Over the past day, our defenders have summarized the ugllan-10 drone, a complex of long visual observation "Mur", and rocket-artillery units were forever put in the ground on the left-winger Six SAU "Carnation", which the enemy fired at the Kherson region, " Defense of South of Ukraine.</li>
      </ul>
      <text:p text:style-name="P4">
News Source: <text:a xlink:type="simple" xlink:href="https://armyinform.com.ua/2023/05/19/nashi-zahysnyky-znyshhyly-shist-sau-gvozdyka-na-livomu-berezi-dnipra-nataliya-gumenyuk/" text:style-name="Internet_20_link" text:visited-style-name="Visited_20_Internet_20_Link">
https://armyinform.com.ua/2023/05/19/nashi-zahysnyky-znyshhyly-shist-sau-gvozdyka-na-livomu-berezi-dnipra-nataliya-gumenyuk/</text:a>
</text:p>
      <!--NEWS-->
      <text:h text:style-name="P10" text:outline-level="1">
<text:span text:style-name="T4">
Relatives of captive paratroopers met with representatives of the coordination headquarters</text:span>
</text:h>
      <text:p text:style-name="P4">
Author: ['АРМІЯINFORM']</text:p>
      <text:p text:style-name="P4">
Time: 2023-05-19T43:00:00-04:00</text:p>
      <text:p text:style-name="P4">
Description: At the coordinating headquarters, Zustychy Zustychi, Blizkikhi Biitsiv Smremo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39efe113-522e-4ce5-a155-4e6e8374b840.jpg" text:style-name="Internet_20_link" text:visited-style-name="Visited_20_Internet_20_Link">
39efe113-522e-4ce5-a155-4e6e8374b840.jpg</text:a>
']</text:p>
      <text:p text:style-name="P4">
Tags: ['ВІЙСЬКОВОПОЛОНЕНІ', 'ДЕСАНТНИКИ', 'КООРДИНАЦІЙНИЙ ШТАБ З ПИТАНЬ ПОВОДЖЕННЯ З ВІЙСЬКОВОПОЛОНЕНИМИ']</text:p>
      <text:p text:style-name="P4">
Category: News</text:p>
      <!--METADATA-->
      <text:p text:style-name="P4">
<draw:frame draw:style-name="fr1" draw:name="Image301" text:anchor-type="as-char" svg:width="6.9236in" svg:height="3.888755in" draw:z-index="0">
<draw:image xlink:href="../Images/AРМІЯINFORM/2023-05-19T43-00-00-04-00/39efe113-522e-4ce5-a155-4e6e8374b840.jpg" xlink:type="simple" xlink:show="embed" xlink:actuate="onLoad" draw:mime-type="image/jpeg"/>
</draw:frame>
The coordination headquarters met with relatives and close soldiers of the individual airmobile brigade from Zhytomyr region, which is part of the landing and assault troops of the Armed Forces of Ukraine. Representatives of the coordination headquarters, Security Service of Ukraine communicated with the families of captives and missing persons(The united center)and the International Committee of the Red Cross.</text:p>
      <text:p text:style-name="P4">
About it <text:a xlink:type="simple" xlink:href="https://t.me/Koord_shtab/1076" text:style-name="Internet_20_link" text:visited-style-name="Visited_20_Internet_20_Link">
reports</text:a>
Coordinating headquarters of inquiries for the treatment of prisoners of war.</text:p>
      <text:p text:style-name="P4">
According to the headquarters representative, it is impossible to argue that the prisoners can not be exposed to the extent, because they can be moved to other places. The aggressor country does not provide official information. However, important information about the probable place of detention can be obtained from other sources, including those defenders who are already free from captivity.</text:p>
      <text:p text:style-name="P4">
A representative of the International Committee of the Red Cross assured that the ICRC Chopochera was accessed to all without exception of prisoners of war, not just to those who were confirmed by the Ministry of Defense of the Russian Federation.</text:p>
      <text:p text:style-name="P4">
The staff representative also drew attention to the fact that not all information received from captivity can be public.</text:p>
      <text:p text:style-name="P4">
"The publication of some information can be detrimental to those who are still innocent," he added. - And our task is to pick up all. "</text:p>
      <text:p text:style-name="P4">
The problematic issues concerning communication by the National Police of Ukraine and military units were discussed separately.</text:p>
      <text:p text:style-name="P4">
News Source: <text:a xlink:type="simple" xlink:href="https://armyinform.com.ua/2023/05/19/rodychi-polonenyh-desantnykiv-zustrilysya-z-predstavnykamy-koordynaczijnogo-shtabu-2/" text:style-name="Internet_20_link" text:visited-style-name="Visited_20_Internet_20_Link">
https://armyinform.com.ua/2023/05/19/rodychi-polonenyh-desantnykiv-zustrilysya-z-predstavnykamy-koordynaczijnogo-shtabu-2/</text:a>
</text:p>
      <!--NEWS-->
      <text:h text:style-name="P10" text:outline-level="1">
<text:span text:style-name="T4">
Ukrainian defenders per day eliminated more than 600 invaders, destroyed 4 tanks and 12 Artisystems</text:span>
</text:h>
      <text:p text:style-name="P4">
Author: ['АРМІЯINFORM']</text:p>
      <text:p text:style-name="P4">
Time: 2023-05-19T44:00:00-04:00</text:p>
      <text:p text:style-name="P4">
Description: Zagalni Boyov, Find the enemy on 02/24/22 to 05/19/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7805f05a-04d3-4435-974a-783a155892a2-scaled.jpg" text:style-name="Internet_20_link" text:visited-style-name="Visited_20_Internet_20_Link">
7805f05a-04d3-4435-974a-783a155892a2-scaled.jpg</text:a>
']</text:p>
      <text:p text:style-name="P4">
Tags: ['STOPRUSSIA', 'АГРЕСІЯ РФ', 'ВТОРГНЕННЯ РФ', 'ВТРАТИ ВОРОГА', 'ГШ ЗСУ']</text:p>
      <text:p text:style-name="P4">
Category: News</text:p>
      <!--METADATA-->
      <text:p text:style-name="P4">
<draw:frame draw:style-name="fr1" draw:name="Image302" text:anchor-type="as-char" svg:width="6.9236in" svg:height="6.975527in" draw:z-index="0">
<draw:image xlink:href="../Images/AРМІЯINFORM/2023-05-19T44-00-00-04-00/7805f05a-04d3-4435-974a-783a155892a2-scaled.jpg" xlink:type="simple" xlink:show="embed" xlink:actuate="onLoad" draw:mime-type="image/jpeg"/>
</draw:frame>
The total combat loss of the enemy from 24.02.22 to 19.05.23 will be orientated:</text:p>
      <text:p text:style-name="P4">
<text:span text:style-name="T4">
<text:span text:style-name="T5">
 Personnel - </text:span>
* 201760(+660)persons eliminated</text:span>
<text:span text:style-name="T5">
 tanks - </text:span>
<text:span text:style-name="T5">
 3777(+4)</text:span>
<text:span text:style-name="T4">
 combat armored vehicles - </text:span>
 7377(+4)<text:span text:style-name="T4">
<text:span text:style-name="T5">
 Artillery systems - </text:span>
<text:span text:style-name="T5">
 3210(+12)</text:span>
 </text:span>
 RSZV - <text:span text:style-name="T4">
 564(+1)</text:span>
<text:span text:style-name="T5">
 air defense - </text:span>
<text:span text:style-name="T5">
 319(+1)</text:span>
<text:span text:style-name="T4">
 aircraft - </text:span>
 308(0)<text:span text:style-name="T4">
<text:span text:style-name="T5">
 helicopters - </text:span>
* 294(0)</text:span>
<text:span text:style-name="T5">
 UAV Operative Tactical Level-</text:span>
<text:span text:style-name="T5">
 2769(+10)</text:span>
<text:span text:style-name="T4">
 Winged missiles - </text:span>
 1011(+21)<text:span text:style-name="T4">
<text:span text:style-name="T5">
 ships / boats - </text:span>
* 18(0)</text:span>
<text:span text:style-name="T5">
 Automobile equipment and tanks - </text:span>
<text:span text:style-name="T5">
 6083(+10)</text:span>
<text:span text:style-name="T4">
 SPECIAL TECHANGE - </text:span>
 419(+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9.05.23.</text:p>
      <text:p text:style-name="P4">
News Source: <text:a xlink:type="simple" xlink:href="https://armyinform.com.ua/2023/05/19/ukrayinski-zahysnyky-za-dobu-likviduvaly-ponad-600-okupantiv-znyshhyly-4-tanky-i-12-artsystem/" text:style-name="Internet_20_link" text:visited-style-name="Visited_20_Internet_20_Link">
https://armyinform.com.ua/2023/05/19/ukrayinski-zahysnyky-za-dobu-likviduvaly-ponad-600-okupantiv-znyshhyly-4-tanky-i-12-artsystem/</text:a>
</text:p>
      <!--NEWS-->
      <text:h text:style-name="P10" text:outline-level="1">
<text:span text:style-name="T4">
Ukrainian defenders per day eliminated more than 600 invaders, destroyed 4 tanks and 12 Artisystems</text:span>
</text:h>
      <text:p text:style-name="P4">
Author: ['АРМІЯINFORM']</text:p>
      <text:p text:style-name="P4">
Time: 2023-05-19T44:00:00-04:00</text:p>
      <text:p text:style-name="P4">
Description: Zagalni Boyov, Find the enemy on 02/24/22 to 05/19/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7805f05a-04d3-4435-974a-783a155892a2-scaled.jpg" text:style-name="Internet_20_link" text:visited-style-name="Visited_20_Internet_20_Link">
7805f05a-04d3-4435-974a-783a155892a2-scaled.jpg</text:a>
']</text:p>
      <text:p text:style-name="P4">
Tags: ['STOPRUSSIA', 'АГРЕСІЯ РФ', 'ВТОРГНЕННЯ РФ', 'ВТРАТИ ВОРОГА', 'ГШ ЗСУ']</text:p>
      <text:p text:style-name="P4">
Category: News</text:p>
      <!--METADATA-->
      <text:p text:style-name="P4">
<draw:frame draw:style-name="fr1" draw:name="Image303" text:anchor-type="as-char" svg:width="6.9236in" svg:height="6.975527in" draw:z-index="0">
<draw:image xlink:href="../Images/AРМІЯINFORM/2023-05-19T44-00-00-04-00/7805f05a-04d3-4435-974a-783a155892a2-scaled.jpg" xlink:type="simple" xlink:show="embed" xlink:actuate="onLoad" draw:mime-type="image/jpeg"/>
</draw:frame>
The total combat loss of the enemy from 24.02.22 to 19.05.23 will be orientated:</text:p>
      <text:p text:style-name="P4">
<text:span text:style-name="T4">
<text:span text:style-name="T5">
 Personnel - </text:span>
* 201760(+660)persons eliminated</text:span>
<text:span text:style-name="T5">
 tanks - </text:span>
<text:span text:style-name="T5">
 3777(+4)</text:span>
<text:span text:style-name="T4">
 combat armored vehicles - </text:span>
 7377(+4)<text:span text:style-name="T4">
<text:span text:style-name="T5">
 Artillery systems - </text:span>
<text:span text:style-name="T5">
 3210(+12)</text:span>
 </text:span>
 RSZV - <text:span text:style-name="T4">
 564(+1)</text:span>
<text:span text:style-name="T5">
 air defense - </text:span>
<text:span text:style-name="T5">
 319(+1)</text:span>
<text:span text:style-name="T4">
 aircraft - </text:span>
 308(0)<text:span text:style-name="T4">
<text:span text:style-name="T5">
 helicopters - </text:span>
* 294(0)</text:span>
<text:span text:style-name="T5">
 UAV Operative Tactical Level-</text:span>
<text:span text:style-name="T5">
 2769(+10)</text:span>
<text:span text:style-name="T4">
 Winged missiles - </text:span>
 1011(+21)<text:span text:style-name="T4">
<text:span text:style-name="T5">
 ships / boats - </text:span>
* 18(0)</text:span>
<text:span text:style-name="T5">
 Automobile equipment and tanks - </text:span>
<text:span text:style-name="T5">
 6083(+10)</text:span>
<text:span text:style-name="T4">
 SPECIAL TECHANGE - </text:span>
 419(+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19.05.23.</text:p>
      <text:p text:style-name="P4">
News Source: <text:a xlink:type="simple" xlink:href="https://armyinform.com.ua/2023/05/19/ukrayinski-zahysnyky-za-dobu-likviduvaly-ponad-600-okupantiv-znyshhyly-4-tanky-i-12-artsystem/" text:style-name="Internet_20_link" text:visited-style-name="Visited_20_Internet_20_Link">
https://armyinform.com.ua/2023/05/19/ukrayinski-zahysnyky-za-dobu-likviduvaly-ponad-600-okupantiv-znyshhyly-4-tanky-i-12-artsystem/</text:a>
</text:p>
      <!--NEWS-->
      <text:h text:style-name="P10" text:outline-level="1">
<text:span text:style-name="T4">
In Ukraine a moment of silence</text:span>
</text:h>
      <text:p text:style-name="P4">
Author: ['АРМІЯINFORM']</text:p>
      <text:p text:style-name="P4">
Time: 2023-05-19T45: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04" text:anchor-type="as-char" svg:width="6.9236in" svg:height="3.895992in" draw:z-index="0">
<draw:image xlink:href="../Images/AРМІЯINFORM/2023-05-19T45-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19/v-ukrayini-hvylyna-movchannya/" text:style-name="Internet_20_link" text:visited-style-name="Visited_20_Internet_20_Link">
https://armyinform.com.ua/2023/05/19/v-ukrayini-hvylyna-movchannya/</text:a>
</text:p>
      <!--NEWS-->
      <text:h text:style-name="P10" text:outline-level="1">
<text:span text:style-name="T4">
Reported suspicion to a high -ranking Russian military who ordered to seize Gostomel airfield</text:span>
</text:h>
      <text:p text:style-name="P4">
Author: ['АРМІЯINFORM']</text:p>
      <text:p text:style-name="P4">
Time: 2023-05-19T46:00:00-04:00</text:p>
      <text:p text:style-name="P4">
Description: The intercessor of the commander of the VISTRICH VIISK of the RF RF RF about PIDOZRA U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5400034378530277027-y.jpg" text:style-name="Internet_20_link" text:visited-style-name="Visited_20_Internet_20_Link">
photo-5400034378530277027-y.jpg</text:a>
']</text:p>
      <text:p text:style-name="P4">
Tags: ['АГРЕСІЯ РФ', 'ВТОРГНЕННЯ РФ', 'ОФІС ГЕНЕРАЛЬНОГО ПРОКУРОРА УКРАЇНИ']</text:p>
      <text:p text:style-name="P4">
Category: News</text:p>
      <!--METADATA-->
      <text:p text:style-name="P4">
<draw:frame draw:style-name="fr1" draw:name="Image305" text:anchor-type="as-char" svg:width="6.9236in" svg:height="4.662612in" draw:z-index="0">
<draw:image xlink:href="../Images/AРМІЯINFORM/2023-05-19T46-00-00-04-00/photo-5400034378530277027-y.jpg" xlink:type="simple" xlink:show="embed" xlink:actuate="onLoad" draw:mime-type="image/jpeg"/>
</draw:frame>
The Deputy Commander of the Air Force of the Armed Forces of the Russian Federation was informed by profunds in committing deliberate actions in order to change the boundaries of the territory and the State Border of Ukraine, which led to the death of people, as well as in the management of the aggressive.</text:p>
      <text:p text:style-name="P4">
According to the investigation, the serviceman of the Armed Forces of the Russian Federation organized the preparation and long-term orders for the implementation of units of the airborne military forces of the Russian Federation, with the use of units of army aviation of the Armed Forces of the Armed Forces of the Russian Federation, the defeat of the targeting targets and other objects in the territory of Ukraine. Among them is the Kyiv-Antonov-2 airfrastructure of ATP "Antonov".</text:p>
      <text:p text:style-name="P4">
Thus, it ensured a large -scale invasion of the units of the Armed Forces of the Russian Federation of Ukraine for its occupation.</text:p>
      <text:p text:style-name="P4">
These actions of the suspect have led to the death of people, including children, to obtain theirite injuries of varying severity. As well as causing material bonds in the form of destruction of buildings, property and infrastructure.</text:p>
      <text:p text:style-name="P4">
<text:span text:style-name="T4">
 Source: </text:span>
 <text:a xlink:type="simple" xlink:href="https://www.gp.gov.ua/ua/posts/povidomleno-pro-pidozru-zastupniku-komanduyucogo-povitryano-desantnix-viisk-zs-rf-yakii-viddav-nakaz-na-urazennya-ta-zaxoplennya-nazemnix-cilei-na-teritoriyi-ukrayini" text:style-name="Internet_20_link" text:visited-style-name="Visited_20_Internet_20_Link">
<text:span text:style-name="T5">
opice of the Prosecutor General of Ukraine</text:span>
</text:a>
</text:p>
      <text:p text:style-name="P4">
News Source: <text:a xlink:type="simple" xlink:href="https://armyinform.com.ua/2023/05/19/povidomleno-pro-pidozru-vysokopostavlenomu-rosijskomu-vijskovomu-yakyj-nakazav-zahopyty-aerodrom-gostomelya/" text:style-name="Internet_20_link" text:visited-style-name="Visited_20_Internet_20_Link">
https://armyinform.com.ua/2023/05/19/povidomleno-pro-pidozru-vysokopostavlenomu-rosijskomu-vijskovomu-yakyj-nakazav-zahopyty-aerodrom-gostomelya/</text:a>
</text:p>
      <!--NEWS-->
      <text:h text:style-name="P10" text:outline-level="1">
<text:span text:style-name="T4">
Japan will take for the first time for the treatment of wounded Ukrainian military</text:span>
</text:h>
      <text:p text:style-name="P4">
Author: ['АРМІЯINFORM']</text:p>
      <text:p text:style-name="P4">
Time: 2023-05-19T47:00:00-04:00</text:p>
      <text:p text:style-name="P4">
Description: At VIDPOVID to record Ukrainian, the defense of the defense of the Japanese praised the Rishnnya about the Priyom Buck ... The war with Ukraine 2022, the war with Ukraine is the latest news today, the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medicine.jpg" text:style-name="Internet_20_link" text:visited-style-name="Visited_20_Internet_20_Link">
medicine.jpg</text:a>
']</text:p>
      <text:p text:style-name="P4">
Tags: ['ДОПОМОГА ПАРТНЕРІВ', 'ЛІКУВАННЯ ТА РЕАБІЛІТАЦІЯ', 'СВІТ ПІДТРИМУЄ УКРАЇНУ', 'ЯПОНІЯ']</text:p>
      <text:p text:style-name="P4">
Category: News</text:p>
      <!--METADATA-->
      <text:p text:style-name="P4">
<draw:frame draw:style-name="fr1" draw:name="Image306" text:anchor-type="as-char" svg:width="6.9236in" svg:height="3.894525in" draw:z-index="0">
<draw:image xlink:href="../Images/AРМІЯINFORM/2023-05-19T47-00-00-04-00/medicine.jpg" xlink:type="simple" xlink:show="embed" xlink:actuate="onLoad" draw:mime-type="image/jpeg"/>
</draw:frame>
Illustrative photo</text:p>
      <text:p text:style-name="P4">
In response to the request of Ukraine, the Ministry of Defense of Japan has decided to give up two Ukrainian wounded fighters for rehabilitation treatment.</text:p>
      <text:p text:style-name="P4">
This is stated in <text:a xlink:type="simple" xlink:href="https://www.mod.go.jp/j/approach/exchange/area/2023/20230518_ukr-j.html" text:style-name="Internet_20_link" text:visited-style-name="Visited_20_Internet_20_Link">
message</text:a>
Japan's Ministry of Defense.</text:p>
      <text:p text:style-name="P4">
According to the report, Ukrainian servicemen will arrive in June this year to the central hospital of self -defense forces.</text:p>
      <text:p text:style-name="P4">
"The Ministry of Defense of Japan and self -defense forces will continue to work with the international community and will provide maximum support to Ukraine," the Japanese defense department reported.</text:p>
      <text:p text:style-name="P4">
We will remind, the Cabinet of Ministers of Ukraine <text:a xlink:type="simple" xlink:href="https://armyinform.com.ua/2023/05/03/poranenym-vijskovym-sprostyly-vyyizd-na-likuvannya-za-kordon-rozyasnennya/" text:style-name="Internet_20_link" text:visited-style-name="Visited_20_Internet_20_Link">
simplified</text:a>
The mechanism of referral of the retention of the defenders of Ukraine abroad.</text:p>
      <text:p text:style-name="P4">
News Source: <text:a xlink:type="simple" xlink:href="https://armyinform.com.ua/2023/05/19/yaponiya-vpershe-pryjme-na-likuvannya-poranenyh-ukrayinskyh-vijskovyh/" text:style-name="Internet_20_link" text:visited-style-name="Visited_20_Internet_20_Link">
https://armyinform.com.ua/2023/05/19/yaponiya-vpershe-pryjme-na-likuvannya-poranenyh-ukrayinskyh-vijskovyh/</text:a>
</text:p>
      <!--NEWS-->
      <text:h text:style-name="P10" text:outline-level="1">
<text:span text:style-name="T4">
GUR fixes attempts to spread in the media misinformation on the Defense Forces of Ukraine</text:span>
</text:h>
      <text:p text:style-name="P4">
Author: ['АРМІЯINFORM']</text:p>
      <text:p text:style-name="P4">
Time: 2023-05-19T48:00:00-04:00</text:p>
      <text:p text:style-name="P4">
Description: Ostannim for an hour in the Ukrainian INformation Poli Fіksui of Proposal Rosostii on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gur-1.jpg" text:style-name="Internet_20_link" text:visited-style-name="Visited_20_Internet_20_Link">
gur-1.jpg</text:a>
']</text:p>
      <text:p text:style-name="P4">
Tags: ['АГРЕСІЯ РФ', 'ВТОРГНЕННЯ РФ', 'ГУР МОУ', 'РОСІЙСЬКА ДЕЗІНФОРМАЦІЯ']</text:p>
      <text:p text:style-name="P4">
Category: News</text:p>
      <!--METADATA-->
      <text:p text:style-name="P4">
<draw:frame draw:style-name="fr1" draw:name="Image307" text:anchor-type="as-char" svg:width="6.9236in" svg:height="3.894525in" draw:z-index="0">
<draw:image xlink:href="../Images/AРМІЯINFORM/2023-05-19T48-00-00-04-00/gur-1.jpg" xlink:type="simple" xlink:show="embed" xlink:actuate="onLoad" draw:mime-type="image/jpeg"/>
</draw:frame>
Recently, materials that have direct misinformation on a variety of media platforms have been recorded in the Ukrainian information field and are aimed at discrediting the Ukrainian security forces of Ibron.</text:p>
      <text:p text:style-name="P4">
About it <text:a xlink:type="simple" xlink:href="https://gur.gov.ua/content/do-uvahy-predstavnykiv-zmi-bloheriv-ta-lideriv-suspilnoi-dumky.html" text:style-name="Internet_20_link" text:visited-style-name="Visited_20_Internet_20_Link">
reports</text:a>
Main Directorate of Intelligence of Defense of Ukraine.</text:p>
      <text:p text:style-name="P4">
“Such proposals can also be announced on behalf of the Ukrainian special services. Please keep vigilance in such cases to turn to law enforcement, ”the media, bloggers and leaders of public opinion said in the appeal.</text:p>
      <text:p text:style-name="P4">
News Source: <text:a xlink:type="simple" xlink:href="https://armyinform.com.ua/2023/05/19/gur-fiksuye-sproby-poshyrennya-u-media-dezinformacziyi-pro-syly-oborony-ukrayiny/" text:style-name="Internet_20_link" text:visited-style-name="Visited_20_Internet_20_Link">
https://armyinform.com.ua/2023/05/19/gur-fiksuye-sproby-poshyrennya-u-media-dezinformacziyi-pro-syly-oborony-ukrayiny/</text:a>
</text:p>
      <!--NEWS-->
      <text:h text:style-name="P10" text:outline-level="1">
<text:span text:style-name="T4">
Diamond, copper, aluminum and terrorists' military leadership: Britain has imposed new sanctions on the Russian Federation</text:span>
</text:h>
      <text:p text:style-name="P4">
Author: ['АРМІЯINFORM']</text:p>
      <text:p text:style-name="P4">
Time: 2023-05-19T49:00:00-04:00</text:p>
      <text:p text:style-name="P4">
Description: Great British has stolen about the fence of the Rosiysky diamond on the Suma 4 Millard ... War with Ukraine 2022, the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ussiandiamonds.jpg" text:style-name="Internet_20_link" text:visited-style-name="Visited_20_Internet_20_Link">
russiandiamonds.jpg</text:a>
']</text:p>
      <text:p text:style-name="P4">
Tags: ['G7', 'STOPRUSSIA', 'АНТИРОСІЙСЬКІ САНКЦІЇ', 'ВЕЛИКА БРИТАНІЯ', 'ЕКОНОМІКА РФ', 'КРАХ ЕКОНОМІКИ РФ']</text:p>
      <text:p text:style-name="P4">
Category: News</text:p>
      <!--METADATA-->
      <text:p text:style-name="P4">
<draw:frame draw:style-name="fr1" draw:name="Image308" text:anchor-type="as-char" svg:width="6.9236in" svg:height="3.894525in" draw:z-index="0">
<draw:image xlink:href="../Images/AРМІЯINFORM/2023-05-19T49-00-00-04-00/russiandiamonds.jpg" xlink:type="simple" xlink:show="embed" xlink:actuate="onLoad" draw:mime-type="image/jpeg"/>
</draw:frame>
The United Kingdom has announced a ban on the supply of Russian diamonds worth $ 4 million, and limited the import of copper, aluminum and nickel of Russian.</text:p>
      <text:p text:style-name="P4">
This was stated in the office of the British Prime Minister, which <text:a xlink:type="simple" xlink:href="https://www.gov.uk/government/news/new-sanctions-demonstrate-g7-resolve-on-russia" text:style-name="Internet_20_link" text:visited-style-name="Visited_20_Internet_20_Link">
reports</text:a>
The UK government press service.</text:p>
      <text:p text:style-name="P4">
Along with these trading measures, the British government also prepares newly individual individuals aimed at 86 people and Putin's military-industrial complex, as well as those involved in key sources of income, such as energy, metals and navigation. In addition, they will be limited to those who help to bypass sanctions.</text:p>
      <text:p text:style-name="P4">
“For the sake of global peace and security, we must show that brutal saturation and coercion do not bear fruit. According to today's gloom of sanctions, the countries of the Great Seven remain the only ones in front of the facials of Russia and the adamant in our support of Ukraine. We are going to Hiroshima now, a city that is an example of the horror of war. We need to double efforts to protect the values of freedom, democracy and tolerance, both in Ukraine and here in the Indo-Pacific, ”said Prime Minister Risha Sunak on the eve of the G7 summit.</text:p>
      <text:p text:style-name="P4">
News Source: <text:a xlink:type="simple" xlink:href="https://armyinform.com.ua/2023/05/19/almazy-mid-alyuminij-ta-vijskove-kerivnycztvo-terorystiv-brytaniya-naklala-novi-sankcziyi-na-rf/" text:style-name="Internet_20_link" text:visited-style-name="Visited_20_Internet_20_Link">
https://armyinform.com.ua/2023/05/19/almazy-mid-alyuminij-ta-vijskove-kerivnycztvo-terorystiv-brytaniya-naklala-novi-sankcziyi-na-rf/</text:a>
</text:p>
      <!--NEWS-->
      <text:h text:style-name="P10" text:outline-level="1">
<text:span text:style-name="T4">
Diamond, copper, aluminum and terrorists' military leadership: Britain has imposed new sanctions on the Russian Federation</text:span>
</text:h>
      <text:p text:style-name="P4">
Author: ['АРМІЯINFORM']</text:p>
      <text:p text:style-name="P4">
Time: 2023-05-19T49:00:00-04:00</text:p>
      <text:p text:style-name="P4">
Description: Great British has stolen about the fence of the Rosiysky diamond on the Suma 4 Millard ... War with Ukraine 2022, the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russiandiamonds.jpg" text:style-name="Internet_20_link" text:visited-style-name="Visited_20_Internet_20_Link">
russiandiamonds.jpg</text:a>
']</text:p>
      <text:p text:style-name="P4">
Tags: ['G7', 'STOPRUSSIA', 'АНТИРОСІЙСЬКІ САНКЦІЇ', 'ВЕЛИКА БРИТАНІЯ', 'ЕКОНОМІКА РФ', 'КРАХ ЕКОНОМІКИ РФ']</text:p>
      <text:p text:style-name="P4">
Category: News</text:p>
      <!--METADATA-->
      <text:p text:style-name="P4">
<draw:frame draw:style-name="fr1" draw:name="Image309" text:anchor-type="as-char" svg:width="6.9236in" svg:height="3.894525in" draw:z-index="0">
<draw:image xlink:href="../Images/AРМІЯINFORM/2023-05-19T49-00-00-04-00/russiandiamonds.jpg" xlink:type="simple" xlink:show="embed" xlink:actuate="onLoad" draw:mime-type="image/jpeg"/>
</draw:frame>
The United Kingdom has announced a ban on the supply of Russian diamonds worth $ 4 million, and limited the import of copper, aluminum and nickel of Russian.</text:p>
      <text:p text:style-name="P4">
This was stated in the office of the British Prime Minister, which <text:a xlink:type="simple" xlink:href="https://www.gov.uk/government/news/new-sanctions-demonstrate-g7-resolve-on-russia" text:style-name="Internet_20_link" text:visited-style-name="Visited_20_Internet_20_Link">
reports</text:a>
The UK government press service.</text:p>
      <text:p text:style-name="P4">
Along with these trading measures, the British government also prepares newly individual individuals aimed at 86 people and Putin's military-industrial complex, as well as those involved in key sources of income, such as energy, metals and navigation. In addition, they will be limited to those who help to bypass sanctions.</text:p>
      <text:p text:style-name="P4">
“For the sake of global peace and security, we must show that brutal saturation and coercion do not bear fruit. According to today's gloom of sanctions, the countries of the Great Seven remain the only ones in front of the facials of Russia and the adamant in our support of Ukraine. We are going to Hiroshima now, a city that is an example of the horror of war. We need to double efforts to protect the values of freedom, democracy and tolerance, both in Ukraine and here in the Indo-Pacific, ”said Prime Minister Risha Sunak on the eve of the G7 summit.</text:p>
      <text:p text:style-name="P4">
News Source: <text:a xlink:type="simple" xlink:href="https://armyinform.com.ua/2023/05/19/almazy-mid-alyuminij-ta-vijskove-kerivnycztvo-terorystiv-brytaniya-naklala-novi-sankcziyi-na-rf/" text:style-name="Internet_20_link" text:visited-style-name="Visited_20_Internet_20_Link">
https://armyinform.com.ua/2023/05/19/almazy-mid-alyuminij-ta-vijskove-kerivnycztvo-terorystiv-brytaniya-naklala-novi-sankcziyi-na-rf/</text:a>
</text:p>
      <!--NEWS-->
      <text:h text:style-name="P10" text:outline-level="1">
<text:span text:style-name="T4">
The potential of the Russian Federation for serious offensive actions is completely exhausted - Cyril Budanov</text:span>
</text:h>
      <text:p text:style-name="P4">
Author: ['АРМІЯINFORM']</text:p>
      <text:p text:style-name="P4">
Time: 2023-05-19T50:00:00-04:00</text:p>
      <text:p text:style-name="P4">
Description: Potzіal to Seryoznich of the advanced Army of the Russian Federation is absolutely vities. Everyone, Scho of the stench ... War with Ukraine 2022, war with Ukraine latest news today, news war with Ukraine 2022 The last for today, will there be a war between Ukraine and Russia and when, the war with Ukraine in 2022 will be or not, will be whether the war with Ukraine in the near future says, the war with Ukraine, Ukrainian news today, Ukrainian news in Ukrainian media in Russian</text:p>
      <text:p text:style-name="P4">
Images: ['<text:a xlink:type="simple" xlink:href="https://armyinform.com.ua/wp-content/uploads/2023/05/20230519-1.jpg" text:style-name="Internet_20_link" text:visited-style-name="Visited_20_Internet_20_Link">
20230519-1.jpg</text:a>
']</text:p>
      <text:p text:style-name="P4">
Tags: ['STOPRUSSIA', 'АГРЕСІЯ РФ', 'ВТОРГНЕННЯ РФ', 'ГУР МІНОБОРОНИ УКРАЇНИ', 'КИРИЛО БУДАНОВ']</text:p>
      <text:p text:style-name="P4">
Category: News</text:p>
      <!--METADATA-->
      <text:p text:style-name="P4">
<draw:frame draw:style-name="fr1" draw:name="Image310" text:anchor-type="as-char" svg:width="6.9236in" svg:height="3.473339in" draw:z-index="0">
<draw:image xlink:href="../Images/AРМІЯINFORM/2023-05-19T50-00-00-04-00/20230519-1.jpg" xlink:type="simple" xlink:show="embed" xlink:actuate="onLoad" draw:mime-type="image/jpeg"/>
</draw:frame>
The potential for serious offensive actions of the army of the Russian Federation is completely exhausted. Everything that they could use were already involved. However, Rosarmia has a serious potential for defense.</text:p>
      <text:p text:style-name="P4">
About it <text:a xlink:type="simple" xlink:href="https://gur.gov.ua/content/kryms-kyi-mist-ne-potriben-nachal-nyk-hur-mo-ukrainy-kyrylo-budanov.html" text:style-name="Internet_20_link" text:visited-style-name="Visited_20_Internet_20_Link">
stated</text:a>
Head of the Main Department of Intelligence of the Ministry of Defense of Ukraine Major General Kirill Budanov.</text:p>
      <text:p text:style-name="P4">
“Defense they built echelorated, correct, powerful. But this is not a Tarosian army that could carry out serious offensive operations, ”he reported.</text:p>
      <text:p text:style-name="P4">
With regard to local action at the Bakhmut level, as the head of GUR IU noted, the occupiers "50-70 meters per day can be passed, and sometimes-not."</text:p>
      <text:p text:style-name="P4">
"This is, sorry, a little level for the way they said, the second army of the world. set of various militarized formations, ”-summarized the General-Major Cyril Budanov.</text:p>
      <text:p text:style-name="P4">
News Source: <text:a xlink:type="simple" xlink:href="https://armyinform.com.ua/2023/05/19/potenczial-rf-dlya-serjoznyh-nastupalnyh-dij-absolyutno-vycherpanyj-kyrylo-budanov/" text:style-name="Internet_20_link" text:visited-style-name="Visited_20_Internet_20_Link">
https://armyinform.com.ua/2023/05/19/potenczial-rf-dlya-serjoznyh-nastupalnyh-dij-absolyutno-vycherpanyj-kyrylo-budanov/</text:a>
</text:p>
      <!--NEWS-->
      <text:h text:style-name="P10" text:outline-level="1">
<text:span text:style-name="T4">
Almost 6,000 explosive items were neutralized by pyrotechnics per day</text:span>
</text:h>
      <text:p text:style-name="P4">
Author: ['АРМІЯINFORM']</text:p>
      <text:p text:style-name="P4">
Time: 2023-05-19T51:00:00-04:00</text:p>
      <text:p text:style-name="P4">
Description: The last minute of the Kirotechnici Pilled Service of Ukraine was Zvozvichah ... War with Ukraine 2022, War with Ukraine Latest News Today, News War with Ukraine 2022 The last ones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626bf4da61ec9-1-1.jpeg" text:style-name="Internet_20_link" text:visited-style-name="Visited_20_Internet_20_Link">
626bf4da61ec9-1-1.jpeg</text:a>
', '<text:a xlink:type="simple" xlink:href="https://armyinform.com.ua/wp-content/uploads/2023/05/106cd281-394f-42e0-a7a8-2e4ccdccf229.jpg" text:style-name="Internet_20_link" text:visited-style-name="Visited_20_Internet_20_Link">
106cd281-394f-42e0-a7a8-2e4ccdccf229.jpg</text:a>
']</text:p>
      <text:p text:style-name="P4">
Tags: ['АГРЕСІЯ РФ', 'ВТОРГНЕННЯ РФ', 'ДСНС УКРАЇНИ', 'РОЗМІНУВАННЯ']</text:p>
      <text:p text:style-name="P4">
Category: News</text:p>
      <!--METADATA-->
      <text:p text:style-name="P4">
<draw:frame draw:style-name="fr1" draw:name="Image311" text:anchor-type="as-char" svg:width="6.9236in" svg:height="4.32725in" draw:z-index="0">
<draw:image xlink:href="../Images/AРМІЯINFORM/2023-05-19T51-00-00-04-00/626bf4da61ec9-1-1.jpeg" xlink:type="simple" xlink:show="embed" xlink:actuate="onLoad" draw:mime-type="image/jpeg"/>
</draw:frame>
During the last day, pyrotechnic units of the State Service of Ukraine of Uncertain Situations <text:span text:style-name="T4">
 142 times </text:span>
 have been involved in the implementation of the tasks.</text:p>
      <text:p text:style-name="P4">
About it <text:a xlink:type="simple" xlink:href="https://dsns.gov.ua/uk/news/nadzvicaini-podiyi/informaciia-shhodo-diialnosti-pirotexnicnix-pidrozdiliv-dsns-116" text:style-name="Internet_20_link" text:visited-style-name="Visited_20_Internet_20_Link">
reports</text:a>
SESU of Ukraine.</text:p>
      <text:p text:style-name="P4">
Pyrotechnical units revealed, seized and disposed of <text:span text:style-name="T4">
 5989 production of objects </text:span>
, in particular 9 aviation bombs, inspected the territory of 232 hectares.</text:p>
      <text:p text:style-name="P4">
During the large -scale aggression, pyrotechnic units worked: the screen region 18 173 times, Kyiv region - 7 728, Donetsk region - 5 294, Mykolaiv region - 4 914, Kherson region - 4 887, Chernihiv region - 4 616, Sumy region - 2023, Cherkasy region.</text:p>
      <text:p text:style-name="P4">
Reference: In total since the beginning of a large -scale military invasion of the Russian Federation, the territory of Ukraine has been disposed of <text:span text:style-name="T4">
 373 889 extinguishing objects </text:span>
 and 2 891 kg of explosive substance, including <text:span text:style-name="T4">
 2 235 Aviation bombs </text:span>
. The territory of about 85 thousand 952 hectares was surveyed.</text:p>
      <text:p text:style-name="P4">
A total of 174 thousand square meters remain. km of potentially dangerous territories, measuring 30% of the total area of the state.</text:p>
      <text:p text:style-name="P4">
<draw:frame draw:style-name="fr1" draw:name="Image312" text:anchor-type="as-char" svg:width="6.9236in" svg:height="8.6545in" draw:z-index="0">
<draw:image xlink:href="../Images/AРМІЯINFORM/2023-05-19T51-00-00-04-00/106cd281-394f-42e0-a7a8-2e4ccdccf229.jpg" xlink:type="simple" xlink:show="embed" xlink:actuate="onLoad" draw:mime-type="image/jpeg"/>
</draw:frame>
We would like to remind you if you find suspicious objects similar to wreckage from rockets or rockets, in no case touch your finds yourself and do not allow it to be tired. And:</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News Source: <text:a xlink:type="simple" xlink:href="https://armyinform.com.ua/2023/05/19/majzhe-6-tysyach-vybuhonebezpechnyh-predmetiv-zneshkodyly-pirotehniky-za-dobu/" text:style-name="Internet_20_link" text:visited-style-name="Visited_20_Internet_20_Link">
https://armyinform.com.ua/2023/05/19/majzhe-6-tysyach-vybuhonebezpechnyh-predmetiv-zneshkodyly-pirotehniky-za-dobu/</text:a>
</text:p>
      <!--NEWS-->
      <text:h text:style-name="P10" text:outline-level="1">
<text:span text:style-name="T4">
Great Seven leaders will discuss the supply of F-16 fighters for Ukraine</text:span>
</text:h>
      <text:p text:style-name="P4">
Author: ['АРМІЯINFORM']</text:p>
      <text:p text:style-name="P4">
Time: 2023-05-19T52:00:00-04:00</text:p>
      <text:p text:style-name="P4">
Description: Syogodnі, 19 Herbalop, on the Samyti Kraina G7 in Japanese Lider to talk to the feasibility of VIISKOVO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62eeb5f6-9c0e-4aac-a872-5844a7ea0b05.jpg" text:style-name="Internet_20_link" text:visited-style-name="Visited_20_Internet_20_Link">
62eeb5f6-9c0e-4aac-a872-5844a7ea0b05.jpg</text:a>
']</text:p>
      <text:p text:style-name="P4">
Tags: ['ВИНИЩУВАЧІ F-16', 'САМІТ G7', 'ХІРОСІМА', 'ШАРЛЬ МІШЕЛЬ']</text:p>
      <text:p text:style-name="P4">
Category: News</text:p>
      <!--METADATA-->
      <text:p text:style-name="P4">
<draw:frame draw:style-name="fr1" draw:name="Image313" text:anchor-type="as-char" svg:width="6.9236in" svg:height="3.894525in" draw:z-index="0">
<draw:image xlink:href="../Images/AРМІЯINFORM/2023-05-19T52-00-00-04-00/62eeb5f6-9c0e-4aac-a872-5844a7ea0b05.jpg" xlink:type="simple" xlink:show="embed" xlink:actuate="onLoad" draw:mime-type="image/jpeg"/>
</draw:frame>
Today, on May 19, at the G7 Summit in Japan, leaders will discuss the strengthening of Ukraine's military support, including F-16 fighters.</text:p>
      <text:p text:style-name="P4">
This was during a press conference in Hiroshima <text:a xlink:type="simple" xlink:href="https://twitter.com/CharlesMichel/status/1659358142176657410" text:style-name="Internet_20_link" text:visited-style-name="Visited_20_Internet_20_Link">
reported</text:a>
Chapter of the European Council Charles Michel.</text:p>
      <text:p text:style-name="P4">
“As for the military support of Ukraine, today we have the opportunity to discuss Tsutham(<text:span text:style-name="T5">
Development of F-16 fighters Ukraine.</text:span>
 <text:span text:style-name="T5">
-Ed .</text:span>
)Together with Joe Bodenom, other G7 members, ”said Charles Michel.</text:p>
      <text:p text:style-name="P4">
We will remind, the Secretary of the National Security Service of Ukraine Alexey Danilov <text:a xlink:type="simple" xlink:href="https://armyinform.com.ua/2023/05/16/vchasne-nadannya-litakiv-f-16-vryatuye-bilshe-zhyttiv-j-nablyzyt-zakinchennya-vijny-oleksij-danilov/" text:style-name="Internet_20_link" text:visited-style-name="Visited_20_Internet_20_Link">
declared</text:a>
that the timely provision of the F-16 aircraft will save more lives to Ukraine. And the head of Ukrainian foreign policy awareness Dmitry Kuleb <text:a xlink:type="simple" xlink:href="https://armyinform.com.ua/2023/04/24/nadannya-f-16-stane-investycziyeyu-desyatylittya/" text:style-name="Internet_20_link" text:visited-style-name="Visited_20_Internet_20_Link">
emphasized</text:a>
that the F-16 will be an investment of decade in the continent's safety.</text:p>
      <text:p text:style-name="P4">
The United Kingdom and the Netherlands this week <text:a xlink:type="simple" xlink:href="https://armyinform.com.ua/2023/05/17/brytaniya-ta-niderlandy-inicziyuyut-stvorennya-mizhnarodnoyi-koalicziyi-dlya-zakupivli-vynyshhuvachiv-f-16-dlya-ukrayiny/" text:style-name="Internet_20_link" text:visited-style-name="Visited_20_Internet_20_Link">
declared</text:a>
that form an international coalition for the procurement of aircraft for Ukraine and pilots. In the UK in the summer <text:a xlink:type="simple" xlink:href="https://armyinform.com.ua/2023/05/15/czogo-lita-u-brytaniyi-rozpochnutsya-navchannya-ukrayinskyh-pilotiv/" text:style-name="Internet_20_link" text:visited-style-name="Visited_20_Internet_20_Link">
will start</text:a>
Learning Ukrainian pilots.</text:p>
      <text:p text:style-name="P4">
_ Prepared Vitaliy Lytvyn_</text:p>
      <text:p text:style-name="P4">
News Source: <text:a xlink:type="simple" xlink:href="https://armyinform.com.ua/2023/05/19/lidery-velykoyi-simky-obgovoryat-postachannya-vynyshhuvachiv-f-16-dlya-ukrayiny/" text:style-name="Internet_20_link" text:visited-style-name="Visited_20_Internet_20_Link">
https://armyinform.com.ua/2023/05/19/lidery-velykoyi-simky-obgovoryat-postachannya-vynyshhuvachiv-f-16-dlya-ukrayiny/</text:a>
</text:p>
      <!--NEWS-->
      <text:h text:style-name="P10" text:outline-level="1">
<text:span text:style-name="T4">
Great Seven leaders will discuss the supply of F-16 fighters for Ukraine</text:span>
</text:h>
      <text:p text:style-name="P4">
Author: ['АРМІЯINFORM']</text:p>
      <text:p text:style-name="P4">
Time: 2023-05-19T52:00:00-04:00</text:p>
      <text:p text:style-name="P4">
Description: Syogodnі, 19 Herbalop, on the Samyti Kraina G7 in Japanese Lider to talk to the feasibility of VIISKOVO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62eeb5f6-9c0e-4aac-a872-5844a7ea0b05.jpg" text:style-name="Internet_20_link" text:visited-style-name="Visited_20_Internet_20_Link">
62eeb5f6-9c0e-4aac-a872-5844a7ea0b05.jpg</text:a>
']</text:p>
      <text:p text:style-name="P4">
Tags: ['ВИНИЩУВАЧІ F-16', 'САМІТ G7', 'ХІРОСІМА', 'ШАРЛЬ МІШЕЛЬ']</text:p>
      <text:p text:style-name="P4">
Category: News</text:p>
      <!--METADATA-->
      <text:p text:style-name="P4">
<draw:frame draw:style-name="fr1" draw:name="Image314" text:anchor-type="as-char" svg:width="6.9236in" svg:height="3.894525in" draw:z-index="0">
<draw:image xlink:href="../Images/AРМІЯINFORM/2023-05-19T52-00-00-04-00/62eeb5f6-9c0e-4aac-a872-5844a7ea0b05.jpg" xlink:type="simple" xlink:show="embed" xlink:actuate="onLoad" draw:mime-type="image/jpeg"/>
</draw:frame>
Today, on May 19, at the G7 Summit in Japan, leaders will discuss the strengthening of Ukraine's military support, including F-16 fighters.</text:p>
      <text:p text:style-name="P4">
This was during a press conference in Hiroshima <text:a xlink:type="simple" xlink:href="https://twitter.com/CharlesMichel/status/1659358142176657410" text:style-name="Internet_20_link" text:visited-style-name="Visited_20_Internet_20_Link">
reported</text:a>
Chapter of the European Council Charles Michel.</text:p>
      <text:p text:style-name="P4">
“As for the military support of Ukraine, today we have the opportunity to discuss Tsutham(<text:span text:style-name="T5">
Development of F-16 fighters Ukraine.</text:span>
 <text:span text:style-name="T5">
-Ed .</text:span>
)Together with Joe Bodenom, other G7 members, ”said Charles Michel.</text:p>
      <text:p text:style-name="P4">
We will remind, the Secretary of the National Security Service of Ukraine Alexey Danilov <text:a xlink:type="simple" xlink:href="https://armyinform.com.ua/2023/05/16/vchasne-nadannya-litakiv-f-16-vryatuye-bilshe-zhyttiv-j-nablyzyt-zakinchennya-vijny-oleksij-danilov/" text:style-name="Internet_20_link" text:visited-style-name="Visited_20_Internet_20_Link">
declared</text:a>
that the timely provision of the F-16 aircraft will save more lives to Ukraine. And the head of Ukrainian foreign policy awareness Dmitry Kuleb <text:a xlink:type="simple" xlink:href="https://armyinform.com.ua/2023/04/24/nadannya-f-16-stane-investycziyeyu-desyatylittya/" text:style-name="Internet_20_link" text:visited-style-name="Visited_20_Internet_20_Link">
emphasized</text:a>
that the F-16 will be an investment of decade in the continent's safety.</text:p>
      <text:p text:style-name="P4">
The United Kingdom and the Netherlands this week <text:a xlink:type="simple" xlink:href="https://armyinform.com.ua/2023/05/17/brytaniya-ta-niderlandy-inicziyuyut-stvorennya-mizhnarodnoyi-koalicziyi-dlya-zakupivli-vynyshhuvachiv-f-16-dlya-ukrayiny/" text:style-name="Internet_20_link" text:visited-style-name="Visited_20_Internet_20_Link">
declared</text:a>
that form an international coalition for the procurement of aircraft for Ukraine and pilots. In the UK in the summer <text:a xlink:type="simple" xlink:href="https://armyinform.com.ua/2023/05/15/czogo-lita-u-brytaniyi-rozpochnutsya-navchannya-ukrayinskyh-pilotiv/" text:style-name="Internet_20_link" text:visited-style-name="Visited_20_Internet_20_Link">
will start</text:a>
Learning Ukrainian pilots.</text:p>
      <text:p text:style-name="P4">
_ Prepared Vitaliy Lytvyn_</text:p>
      <text:p text:style-name="P4">
News Source: <text:a xlink:type="simple" xlink:href="https://armyinform.com.ua/2023/05/19/lidery-velykoyi-simky-obgovoryat-postachannya-vynyshhuvachiv-f-16-dlya-ukrayiny/" text:style-name="Internet_20_link" text:visited-style-name="Visited_20_Internet_20_Link">
https://armyinform.com.ua/2023/05/19/lidery-velykoyi-simky-obgovoryat-postachannya-vynyshhuvachiv-f-16-dlya-ukrayiny/</text:a>
</text:p>
      <!--NEWS-->
      <text:h text:style-name="P10" text:outline-level="1">
<text:span text:style-name="T4">
Even more NASAMS for Ukraine: Ruslan Stefanchuk visited the company in Norway</text:span>
</text:h>
      <text:p text:style-name="P4">
Author: ['АРМІЯINFORM']</text:p>
      <text:p text:style-name="P4">
Time: 2023-05-19T53:00:00-04:00</text:p>
      <text:p text:style-name="P4">
Description: SPIKER Verkhnevo, for the sake of Ukrainian, Ruslan Stefanchuk PID Hour Vizita before Norwegi Vidvіda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5stef18055.jpg" text:style-name="Internet_20_link" text:visited-style-name="Visited_20_Internet_20_Link">
5stef18055.jpg</text:a>
', '<text:a xlink:type="simple" xlink:href="https://armyinform.com.ua/wp-content/uploads/2023/05/zrk-nasams_infografika-1536x1132-1.jpg" text:style-name="Internet_20_link" text:visited-style-name="Visited_20_Internet_20_Link">
zrk-nasams_infografika-1536x1132-1.jpg</text:a>
']</text:p>
      <text:p text:style-name="P4">
Tags: ['NASAMS', 'STOPRUSSIA', 'АГРЕСІЯ РФ', 'ВТОРГНЕННЯ РФ', 'ГОЛОВА ВЕРХОВНОЇ РАДИ', 'РУСЛАН СТЕФАНЧУК']</text:p>
      <text:p text:style-name="P4">
Category: News</text:p>
      <!--METADATA-->
      <text:p text:style-name="P4">
<draw:frame draw:style-name="fr1" draw:name="Image315" text:anchor-type="as-char" svg:width="6.9236in" svg:height="4.615733in" draw:z-index="0">
<draw:image xlink:href="../Images/AРМІЯINFORM/2023-05-19T53-00-00-04-00/5stef18055.jpg" xlink:type="simple" xlink:show="embed" xlink:actuate="onLoad" draw:mime-type="image/jpeg"/>
</draw:frame>
Speaker of the Verkhovna Rada of Ukraine Ruslan Stefanchuk, during a visit to Norway, was visited by an enterprise where they produce, in particular <text:a xlink:type="simple" xlink:href="https://armyinform.com.ua/2022/06/27/nasams-shho-vidomo-pro-norvezkyj-zenitnyj-raketnyj-kompleks/" text:style-name="Internet_20_link" text:visited-style-name="Visited_20_Internet_20_Link">
PPONASAMS</text:a>
, and <text:a xlink:type="simple" xlink:href="https://t.me/verkhovnaradaukrainy/50913" text:style-name="Internet_20_link" text:visited-style-name="Visited_20_Internet_20_Link">
stated</text:a>
that Ukraine will receive even more of these systems.</text:p>
      <text:p text:style-name="P4">
About it <text:a xlink:type="simple" xlink:href="https://www.rada.gov.ua/news/Top-novyna/236677.html" text:style-name="Internet_20_link" text:visited-style-name="Visited_20_Internet_20_Link">
reports</text:a>
Verkhovna Rada of Ukraine.</text:p>
      <text:p text:style-name="P4">
According to Ruslan Stefanchuk, Ukraine needs even more such anti-aircraft missile complexes, "in order to knock down everything more effectively in agony in peaceful Ukrainian cities, and to protect against brutal attacks, which the Russian Federation continues to carry out against Ukraine."</text:p>
      <text:p text:style-name="P4">
"Your knowledge and technologies are currently practiced on the first line of this war and help Ukrainians to save the greatest values - life," Ruslan Stefanchuk said at a meeting with President Masuda Garakhanite President Kongsberg Defence &amp; Aerospace.</text:p>
      <text:p text:style-name="P4">
For his part, Masuda Garakhan President stressed that for them a great honor to make a contribution and change the situation in Ukraine, and noticed that the SCRCs were refined continuously from the beginning of their creation.</text:p>
      <text:p text:style-name="P4">
“Ukraine has to win the war that Russia has unleashed. And Ukraine is won.</text:p>
      <text:p text:style-name="P4">
<draw:frame draw:style-name="fr1" draw:name="Image316" text:anchor-type="as-char" svg:width="6.9236in" svg:height="5.100385in" draw:z-index="0">
<draw:image xlink:href="../Images/AРМІЯINFORM/2023-05-19T53-00-00-04-00/zrk-nasams_infografika-1536x1132-1.jpg" xlink:type="simple" xlink:show="embed" xlink:actuate="onLoad" draw:mime-type="image/jpeg"/>
</draw:frame>
<text:span text:style-name="T4">
 Sams </text:span>
(Norwegian/National Advanced Surface to Air Missile System)—Mobie anti -aircraft missile complex(Air defense systems), which is intended to knock down missiles, planes and other air targets at small and medium altitudes.</text:p>
      <text:p text:style-name="P4">
News Source: <text:a xlink:type="simple" xlink:href="https://armyinform.com.ua/2023/05/19/golova-verhovnoyi-rady-ukrayiny-oznajomyvsya-z-robotoyu-norvezkoyi-ppo-nasams/" text:style-name="Internet_20_link" text:visited-style-name="Visited_20_Internet_20_Link">
https://armyinform.com.ua/2023/05/19/golova-verhovnoyi-rady-ukrayiny-oznajomyvsya-z-robotoyu-norvezkoyi-ppo-nasams/</text:a>
</text:p>
      <!--NEWS-->
      <text:h text:style-name="P10" text:outline-level="1">
<text:span text:style-name="T4">
Almost 200 trips to eliminate the consequences of enemy shelling were made by SES units</text:span>
</text:h>
      <text:p text:style-name="P4">
Author: ['АРМІЯINFORM']</text:p>
      <text:p text:style-name="P4">
Time: 2023-05-19T54:00:00-04:00</text:p>
      <text:p text:style-name="P4">
Description: The last time, 18 injuries, the holding of the Service of Ukraine Zvazvichahi ... the war with Ukraine 2022, the war with Ukraine is th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dsns.jpg" text:style-name="Internet_20_link" text:visited-style-name="Visited_20_Internet_20_Link">
dsns.jpg</text:a>
']</text:p>
      <text:p text:style-name="P4">
Tags: ['АГРЕСІЯ РФ', 'ВТОРГНЕННЯ РФ', 'ДСНС УКРАЇНИ']</text:p>
      <text:p text:style-name="P4">
Category: News</text:p>
      <!--METADATA-->
      <text:p text:style-name="P4">
<draw:frame draw:style-name="fr1" draw:name="Image317" text:anchor-type="as-char" svg:width="6.9236in" svg:height="4.369813in" draw:z-index="0">
<draw:image xlink:href="../Images/AРМІЯINFORM/2023-05-19T54-00-00-04-00/dsns.jpg" xlink:type="simple" xlink:show="embed" xlink:actuate="onLoad" draw:mime-type="image/jpeg"/>
</draw:frame>
Illustrative photo</text:p>
      <text:p text:style-name="P4">
During the last day, on May 18, the units of the State Service of Ukraine of excellent situations made <text:span text:style-name="T4">
 197 departures </text:span>
 to eliminate the consequences of the occupants of settlements and infrastructure. Eliminated <text:span text:style-name="T4">
 16 fires </text:span>
. Psychological assistance was provided to 112 people.</text:p>
      <text:p text:style-name="P4">
About this <text:a xlink:type="simple" xlink:href="https://dsns.gov.ua/uk/news/nadzvicaini-podiyi/operativna-informaciia-dsns-shhodo-naslidkiv-vedennia-boiovix-dii-rosiiskoiu-federacijeiu-161" text:style-name="Internet_20_link" text:visited-style-name="Visited_20_Internet_20_Link">
it is referred</text:a>
in the report of the SES of Ukraine.</text:p>
      <text:p text:style-name="P4">
Since the beginning of large -scale aggression of Russia, the units of the SES of Ukraine made 95 066 trips to eliminate the consequences of shelling, 14 605 fires have been liquidated, 4 054 persons were rescued, 214 607 persons were provided with psychological assistance.</text:p>
      <text:p text:style-name="P4">
News Source: <text:a xlink:type="simple" xlink:href="https://armyinform.com.ua/2023/05/19/majzhe-200-vyyizdiv-na-likvidacziyu-naslidkiv-vorozhyh-obstriliv-zdijsnyly-pidrozdily-dsns/" text:style-name="Internet_20_link" text:visited-style-name="Visited_20_Internet_20_Link">
https://armyinform.com.ua/2023/05/19/majzhe-200-vyyizdiv-na-likvidacziyu-naslidkiv-vorozhyh-obstriliv-zdijsnyly-pidrozdily-dsns/</text:a>
</text:p>
      <!--NEWS-->
      <text:h text:style-name="P10" text:outline-level="1">
<text:span text:style-name="T4">
In Chernivtsi, a Russian agent was detained, who was spying on the defense forces units</text:span>
</text:h>
      <text:p text:style-name="P4">
Author: ['АРМІЯINFORM']</text:p>
      <text:p text:style-name="P4">
Time: 2023-05-19T55:00:00-04:00</text:p>
      <text:p text:style-name="P4">
Description: The Service of the Begatyki conducted a bugatatapna with a special operation, in the Hod, the war of the same agent was shouted ... the war with Ukraine 2022, the war with Ukraine is the latest news today, the News War with Ukraine 2022 The last ones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a-sbu.jpg" text:style-name="Internet_20_link" text:visited-style-name="Visited_20_Internet_20_Link">
golovna-sbu.jpg</text:a>
']</text:p>
      <text:p text:style-name="P4">
Tags: ['STOPRUSSIA', 'АГРЕСІЯ РФ', 'ВТОРГНЕННЯ РФ', 'КОЛАБОРАНТИ', 'СБУ']</text:p>
      <text:p text:style-name="P4">
Category: News</text:p>
      <!--METADATA-->
      <text:p text:style-name="P4">
<draw:frame draw:style-name="fr1" draw:name="Image318" text:anchor-type="as-char" svg:width="6.9236in" svg:height="4.615733in" draw:z-index="0">
<draw:image xlink:href="../Images/AРМІЯINFORM/2023-05-19T55-00-00-04-00/golovna-sbu.jpg" xlink:type="simple" xlink:show="embed" xlink:actuate="onLoad" draw:mime-type="image/jpeg"/>
</draw:frame>
Illustrative photo</text:p>
      <text:p text:style-name="P4">
The Security Service conducted a multi -stage special operation during which she detained the willow agent of the Main Directorate of the General Staff of the Armed Forces of the Russian Federation(better known as the game).</text:p>
      <text:p text:style-name="P4">
Зловмисник збирав для окупантів розвіддані про місця розташування Сил оборонита об’єктів критичної інфраструктури у східних і західних регіонах України.Передусім ворога цікавили локації підрозділів СБУ і Держприкордонслужби, атакож точні координати ключових мостів та електропідстанцій на Харківщині таБуковині.</text:p>
      <text:p text:style-name="P4">
Затримано російського агента у Чернівцях під час проведення ним прихованоїфотофіксації військового об’єкта. Ним виявився місцевий житель, який у 2021році переїхав до Харкова і працював техніком з налаштування інтернету.</text:p>
      <text:p text:style-name="P4">
Після початку широкомасштабного вторгнення він почав активно поширюватипрокремлівські наративи на власній сторінці у забороненій соцмережі«Одноклассники» та потрапив у поле зору російської воєнної розвідки. Згодом нанього дистанційно вийшов кадровий співробітник гру, який запропонував негласнуспівпрацю на користь країни-агресора.</text:p>
      <text:p text:style-name="P4">
Перебуваючи у Харкові, ворожий агент виконував вказівки свого російського«куратора» щодо збору даних про дислокацію блокпостів та фортифікаційнихспоруд у місті. Крім того, він передавав окупантам геолокації місцевихенергооб’єктів.</text:p>
      <text:p text:style-name="P4">
Невдовзі фігурант отримав нове завдання — повернутись до Чернівців підвиглядом відвідування родичів. Хоча насправді метою «поїздки» було шпигуванняза обласним управлінням СБУ, прикордонним загоном та місцевим військкоматом.Також у центрі уваги зловмисника були транспортні мости регіону — їхкоординати і система охорони.</text:p>
      <text:p text:style-name="P4">
На підставі зібраних доказів слідчі Служби безпеки повідомили російськомуагенту про підозру у державній зраді, вчиненій в умовах воєнного стану. Наразівін перебуває під вартою. Триває розслідування.</text:p>
      <text:p text:style-name="P4">
<text:span text:style-name="T4">
Джерело:</text:span>
 <text:a xlink:type="simple" xlink:href="https://ssu.gov.ua/novyny/sbu-zatrymala-u-chernivtsiakh-rosiiskoho-ahenta-yakyi-shpyhuvav-za-pidrozdilamy-zsu-sluzhby-bezpeky-ta-prykordonnykiv-video" text:style-name="Internet_20_link" text:visited-style-name="Visited_20_Internet_20_Link">
<text:span text:style-name="T5">
СБУ</text:span>
</text:a>
</text:p>
      <text:p text:style-name="P4">
News Source: <text:a xlink:type="simple" xlink:href="https://armyinform.com.ua/2023/05/19/u-chernivczyah-zatrymano-rosijskogo-agenta-yakyj-shpyguvav-za-pidrozdilamy-syl-oborony/" text:style-name="Internet_20_link" text:visited-style-name="Visited_20_Internet_20_Link">
https://armyinform.com.ua/2023/05/19/u-chernivczyah-zatrymano-rosijskogo-agenta-yakyj-shpyguvav-za-pidrozdilamy-syl-oborony/</text:a>
</text:p>
      <!--NEWS-->
      <text:h text:style-name="P10" text:outline-level="1">
<text:span text:style-name="T4">
Landing and Batalya boats: with the participation of the river division, training was held in the north direction</text:span>
</text:h>
      <text:p text:style-name="P4">
Author: ['АРМІЯINFORM']</text:p>
      <text:p text:style-name="P4">
Time: 2023-05-19T56:00:00-04:00</text:p>
      <text:p text:style-name="P4">
Description: Ahead of the Kyivshchini-Rikovo-Richkovy Divizіon I pirzdili the forces of the Teritarian defense, ... the war with Ukraine 2022, the war with Ukraine latest news today, the news War with Ukraine 2022 is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47119998_252913770723812_7693096016656376753_n-e1684486908554.jpg" text:style-name="Internet_20_link" text:visited-style-name="Visited_20_Internet_20_Link">
347119998_252913770723812_7693096016656376753_n-e1684486908554.jpg</text:a>
', '<text:a xlink:type="simple" xlink:href="https://armyinform.com.ua/wp-content/uploads/2023/05/348216109_619655906860181_5436570768419567805_n-150x150.jpg" text:style-name="Internet_20_link" text:visited-style-name="Visited_20_Internet_20_Link">
348216109_619655906860181_5436570768419567805_n-150x150.jpg</text:a>
', '<text:a xlink:type="simple" xlink:href="https://armyinform.com.ua/wp-content/uploads/2023/05/347119718_927234845162125_5248268700127823146_n-150x150.jpg" text:style-name="Internet_20_link" text:visited-style-name="Visited_20_Internet_20_Link">
347119718_927234845162125_5248268700127823146_n-150x150.jpg</text:a>
', '<text:a xlink:type="simple" xlink:href="https://armyinform.com.ua/wp-content/uploads/2023/05/347123072_244791811564343_6687519037096151585_n-150x150.jpg" text:style-name="Internet_20_link" text:visited-style-name="Visited_20_Internet_20_Link">
347123072_244791811564343_6687519037096151585_n-150x150.jpg</text:a>
', '<text:a xlink:type="simple" xlink:href="https://armyinform.com.ua/wp-content/uploads/2023/05/347796619_719617980169247_1522592415040286934_n-150x150.jpg" text:style-name="Internet_20_link" text:visited-style-name="Visited_20_Internet_20_Link">
347796619_719617980169247_1522592415040286934_n-150x150.jpg</text:a>
', '<text:a xlink:type="simple" xlink:href="https://armyinform.com.ua/wp-content/uploads/2023/05/347836988_998478767813310_8922991085507467888_n-150x150.jpg" text:style-name="Internet_20_link" text:visited-style-name="Visited_20_Internet_20_Link">
347836988_998478767813310_8922991085507467888_n-150x150.jpg</text:a>
', '<text:a xlink:type="simple" xlink:href="https://armyinform.com.ua/wp-content/uploads/2023/05/348249521_3346822702245621_226490703795210365_n-150x150.jpg" text:style-name="Internet_20_link" text:visited-style-name="Visited_20_Internet_20_Link">
348249521_3346822702245621_226490703795210365_n-150x150.jpg</text:a>
']</text:p>
      <text:p text:style-name="P4">
Tags: ['ВІЙСЬКОВО-РІЧКОВИЙ ДИВІЗІОН', 'ДРГ', 'НАВЧАННЯ', 'СЕРГІЙ НАЄВ']</text:p>
      <text:p text:style-name="P4">
Category: News</text:p>
      <!--METADATA-->
      <text:p text:style-name="P4">
<draw:frame draw:style-name="fr1" draw:name="Image319" text:anchor-type="as-char" svg:width="6.9236in" svg:height="4.292632in" draw:z-index="0">
<draw:image xlink:href="../Images/AРМІЯINFORM/2023-05-19T56-00-00-04-00/347119998_252913770723812_7693096016656376753_n-e1684486908554.jpg" xlink:type="simple" xlink:show="embed" xlink:actuate="onLoad" draw:mime-type="image/jpeg"/>
</draw:frame>
For the first time in the Kyiv region, the military division and units of the territorial defense forces that are part of the northern operating area troops, working out for the destruction of the enemy sabotage and intelligence groups.</text:p>
      <text:p text:style-name="P4">
About it <text:a xlink:type="simple" xlink:href="https://www.facebook.com/JointForcesCommandAFU/posts/pfbid0Zm5hyWzjczHJwP8rURXV1Jb6RRCgvUhFLUxsPw6wpUwbe5mHP4KNy6j99SeEvAYZl" text:style-name="Internet_20_link" text:visited-style-name="Visited_20_Internet_20_Link">
reports</text:a>
Command of the Joint Forces of the Armed Forces.</text:p>
      <text:p text:style-name="P4">
“Ukraine has a significant branched river network, which, in addition to the use of transit, is a natural obstacle to the promotion of troops. Authorizing such a disposition on these reservoirs can successfully perform real-efficient landing operations, ”-said the commander of the United States of Ukraine, Lieutenant General-Lieutenant Sergey Naev.</text:p>
      <text:p text:style-name="P4">
According to him, the war with Russia forced Ukraine to revise and renovate the resistance of the actions of the occupying troops. In particular, in those areas of Ukraine where there is an extensive network of rivers. And, analyzing the state of affairs, the Armed Forces of Ukraine came to the conclusion that the river flotillas were needed.</text:p>
      <text:p text:style-name="P4">
“The need to create a military river fleet on the Dnieper in the Berezhinized year indicated unfriendly actions by Belarus, which unofficially maintains the aggression of the Russian Federation against Ukraine. In addition, it should be borne in mind that the army of Belarus has 19 vessels of a military-year-old Division in Pinsk and a base in Loev, that is, on the border with us, ”Lieutenant General Sergey Naev reported.</text:p>
      <text:p text:style-name="P4">
<text:a xlink:type="simple" xlink:href="https://armyinform.com.ua/wp-content/uploads/2023/05/348216109_619655906860181_5436570768419567805_n.jpg" text:style-name="Internet_20_link" text:visited-style-name="Visited_20_Internet_20_Link">
!(Images/AРМІЯINFORM/2023-05-19T56-00-00-04-00/348216109_619655906860181_5436570768419567805_n-150x150.jpg)</text:a>
</text:p>
      <text:p text:style-name="P4">
<text:a xlink:type="simple" xlink:href="https://armyinform.com.ua/wp-content/uploads/2023/05/347119718_927234845162125_5248268700127823146_n.jpg" text:style-name="Internet_20_link" text:visited-style-name="Visited_20_Internet_20_Link">
<draw:frame draw:style-name="fr1" draw:name="Image320" text:anchor-type="as-char" svg:width="6.9236in" svg:height="6.9236in" draw:z-index="0">
<draw:image xlink:href="../Images/AРМІЯINFORM/2023-05-19T56-00-00-04-00/347119718_927234845162125_5248268700127823146_n-150x150.jpg" xlink:type="simple" xlink:show="embed" xlink:actuate="onLoad" draw:mime-type="image/jpeg"/>
</draw:frame>
</text:a>
</text:p>
      <text:p text:style-name="P4">
<text:a xlink:type="simple" xlink:href="https://armyinform.com.ua/wp-content/uploads/2023/05/347123072_244791811564343_6687519037096151585_n.jpg" text:style-name="Internet_20_link" text:visited-style-name="Visited_20_Internet_20_Link">
<draw:frame draw:style-name="fr1" draw:name="Image321" text:anchor-type="as-char" svg:width="6.9236in" svg:height="6.9236in" draw:z-index="0">
<draw:image xlink:href="../Images/AРМІЯINFORM/2023-05-19T56-00-00-04-00/347123072_244791811564343_6687519037096151585_n-150x150.jpg" xlink:type="simple" xlink:show="embed" xlink:actuate="onLoad" draw:mime-type="image/jpeg"/>
</draw:frame>
</text:a>
</text:p>
      <text:p text:style-name="P4">
<text:a xlink:type="simple" xlink:href="https://armyinform.com.ua/wp-content/uploads/2023/05/348249521_3346822702245621_226490703795210365_n.jpg" text:style-name="Internet_20_link" text:visited-style-name="Visited_20_Internet_20_Link">
<draw:frame draw:style-name="fr1" draw:name="Image322" text:anchor-type="as-char" svg:width="6.9236in" svg:height="6.9236in" draw:z-index="0">
<draw:image xlink:href="../Images/AРМІЯINFORM/2023-05-19T56-00-00-04-00/348249521_3346822702245621_226490703795210365_n-150x150.jpg" xlink:type="simple" xlink:show="embed" xlink:actuate="onLoad" draw:mime-type="image/jpeg"/>
</draw:frame>
</text:a>
According to the commander, since then the unit has acquired a personnel and ship composition. It has in service with boats that can carry and evacuate the personal composition, perform the functions of escorting, protection, patrol, intelligence. At the end of last year, the unit included patrolmen provided by the United States.</text:p>
      <text:p text:style-name="P4">
“The landing of the river landing and the capture of a certain bridgehead is a small part of the primary tasks, to which warriors are always ready, which defend the rest. I am satisfied with the preparation of our units, ”-emphasized the Lieutenant General Sergey Naev.</text:p>
      <text:p text:style-name="P4">
According to the legend of exercises, the point of management of the group of troops receives a message about the attack on the checkpoint, at which there is a clash with the use of weapons, there are wounded. Unknown abducts weapons and disappear in a unique direction.</text:p>
      <text:p text:style-name="P4">
Immediately involved a rapid response group arrives at the scene where cars detect. The decision to launch UAVs for conducting aero -intelligence and search for DRG is made. Over a certain period of time, the DRG is found in the ambush of the river. The information is transmitted to the management point where the decision on the use of artillery and river landing is made.</text:p>
      <text:p text:style-name="P4">
Further, according to the classic scheme: boats of guards arrive at the place, which are planted with advanced units for the purpose of exploring the terrain and covering the landing of the main group of river landing. The advanced watch shows observation posts of the enemy by firearms. Then gives permission to land.</text:p>
      <text:p text:style-name="P4">
The landing is unloaded ashore and enters the battle along the shoreline. At the same time, the boats of the guard enters the enemy and destroy it. Fire groups surround the enemy DRG and clean the terrain. The capture group is delayed. After the operation, the wounded and the convoy prisoners occur.</text:p>
      <text:p text:style-name="P4">
News Source: <text:a xlink:type="simple" xlink:href="https://armyinform.com.ua/2023/05/19/desantuvannya-i-bataliya-kateriv-za-uchasti-richkovogo-dyvizionu-vidbulysya-navchannya-na-pivnichnomu-napryamku/" text:style-name="Internet_20_link" text:visited-style-name="Visited_20_Internet_20_Link">
https://armyinform.com.ua/2023/05/19/desantuvannya-i-bataliya-kateriv-za-uchasti-richkovogo-dyvizionu-vidbulysya-navchannya-na-pivnichnomu-napryamku/</text:a>
</text:p>
      <!--NEWS-->
      <text:h text:style-name="P10" text:outline-level="1">
<text:span text:style-name="T4">
Russians have been preparing for the existence in military conditions - Doctor of Historical Sciences Larisa Yakubova</text:span>
</text:h>
      <text:p text:style-name="P4">
Author: ['Антон Печерський']</text:p>
      <text:p text:style-name="P4">
Time: 2023-05-19T57:00:00-04:00</text:p>
      <text:p text:style-name="P4">
Description: Meshkancyve Rosiysko federals Gotuta to iznuvannnya in the wings of the people of ten -rifl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1_yakubova.jpg" text:style-name="Internet_20_link" text:visited-style-name="Visited_20_Internet_20_Link">
01_yakubova.jpg</text:a>
', '<text:a xlink:type="simple" xlink:href="https://armyinform.com.ua/wp-content/uploads/2023/05/02-16.jpg" text:style-name="Internet_20_link" text:visited-style-name="Visited_20_Internet_20_Link">
02-16.jpg</text:a>
', '<text:a xlink:type="simple" xlink:href="https://armyinform.com.ua/wp-content/uploads/2023/05/03-14.jpg" text:style-name="Internet_20_link" text:visited-style-name="Visited_20_Internet_20_Link">
03-14.jpg</text:a>
']</text:p>
      <text:p text:style-name="P4">
Tags: ['ВТОРГНЕННЯ РФ']</text:p>
      <text:p text:style-name="P4">
Category: News</text:p>
      <!--METADATA-->
      <text:p text:style-name="P4">
<draw:frame draw:style-name="fr1" draw:name="Image323" text:anchor-type="as-char" svg:width="6.9236in" svg:height="4.615733in" draw:z-index="0">
<draw:image xlink:href="../Images/AРМІЯINFORM/2023-05-19T57-00-00-04-00/01_yakubova.jpg" xlink:type="simple" xlink:show="embed" xlink:actuate="onLoad" draw:mime-type="image/jpeg"/>
</draw:frame>
The inhabitants of the Russian Federation are preparing for the existence in the war conditions for the two years, affirming in the public consciousness of the belief that the war is the cenorm of the Russian life. This observation was made by Doctor of Historical Sciences(Institute of History of Ukraine of NASU)Larisa Yakubova during the operation of the round table "Rashism. Understand to overcome. ”</text:p>
      <text:p text:style-name="P4">
Signals that Russians have to be patience for a quarter of a century have been broadcast by the Kremlin since November 2022. Citizens of the Russian Federation are prepared for the fact that hundreds of thousands will be sent to the Ukrainian Front, and the war of anti -Ukraine is now a new Russian national idea for at least the next anniversary. In this state, gradually degraded and decomposed, Russia can be able to exist for a long time, because the ideology of Rashism, the Russians will be able to change their consciousness.</text:p>
      <ul>
        <li>
Closer indoctrin generations will be absolutely incapable of changing their consciousness because the sign of totalitarianism is the desubject objectification of man, - the expert said.</li>
      </ul>
      <text:p text:style-name="P4">
This is, according to Larisa Yakubova, an oncologically ill totalitarian, which destroyed and replaced society and the state, able to exist for many years. Russian citizens will consider it normal, unnoticed that they live under the reign of a totalitarian regime, and not realizing that the ideology of Rashism has been broadcast by him in common with fascism dissent.</text:p>
      <text:p text:style-name="P4">
<draw:frame draw:style-name="fr1" draw:name="Image324" text:anchor-type="as-char" svg:width="6.9236in" svg:height="4.615733in" draw:z-index="0">
<draw:image xlink:href="../Images/AРМІЯINFORM/2023-05-19T57-00-00-04-00/02-16.jpg" xlink:type="simple" xlink:show="embed" xlink:actuate="onLoad" draw:mime-type="image/jpeg"/>
</draw:frame>
The main features of such a system in political practice are endless populism of zesting, and the main task is to destroy any signs of subjectivity, except for the officially allowed totalitarianism of the state political and Russian national identities. Citizens of the Russian Federation were not noticed how they were delayed in totalitarianism, due to the fact that the creations of ideology and dominant regime avoided its definition and name.According to the scientist, from the proclamation of the official ideology, which in Ukraine, the term "Rashism" has already been marked, the Kremlin regime is currently keeping the only way to avoid the use of historically compromised terms such as "Nazism" or "fascism". This was warned by the beloved philosopher Vladimirapoutin Ivan Ilyin, who is considered one of the main theorists of Russian fascism.</text:p>
      <text:p text:style-name="P4">
<draw:frame draw:style-name="fr1" draw:name="Image325" text:anchor-type="as-char" svg:width="6.9236in" svg:height="4.615733in" draw:z-index="0">
<draw:image xlink:href="../Images/AРМІЯINFORM/2023-05-19T57-00-00-04-00/03-14.jpg" xlink:type="simple" xlink:show="embed" xlink:actuate="onLoad" draw:mime-type="image/jpeg"/>
</draw:frame>
Thus, the threat to the Russian totalitarian regime in Ukraine and the world can be no dangerous and long -term. This should be taken into account when developing planning and counteracting the aggression of the Russian Federation.</text:p>
      <ul>
        <li>
The task of the world community in this situation to minimize the risks to the world from this body. The task of Ukraine is to survive and minimize its losses and, cessation of this situation, keep it under control until Russia, as well as the Soviet Union at one time, will come to naught and lose its internal potential for generating these colossal extent of problems, - summed up Larisa Yakubov. .</li>
      </ul>
      <text:p text:style-name="P4">
**</text:p>
      <text:p text:style-name="P4">
Read also:</text:p>
      <text:p text:style-name="P4">
** <text:a xlink:type="simple" xlink:href="https://armyinform.com.ua/2023/05/17/shho-take-naspravdi-rashyzm-i-yak-jogo-peremogty-dumky-ekspertiv/" text:style-name="Internet_20_link" text:visited-style-name="Visited_20_Internet_20_Link">
what is Rashism actually and how to win it: Thought Experts</text:a>
Recall that the round table "Rashism. To understand to overcome ”the UMILITARY MEDIA CENTER took place with the assistance of the World Congress of Ukrainians on the occasion of the Verkhovna Rada of Ukraine by the Verkhovna Rada of Ukraine on the statement of“ vanity of the political regime of the Russian Federation of Rashism, the condemnation To support the condemnation of the ideology, politics and practice of Rashism.</text:p>
      <text:p text:style-name="P4">
<text:span text:style-name="T5">
Foto Dmitry Yurchenko</text:span>
</text:p>
      <text:p text:style-name="P4">
News Source: <text:a xlink:type="simple" xlink:href="https://armyinform.com.ua/2023/05/19/rosiyan-gotuyut-do-isnuvannya-u-voyennyh-umovah-desyatyrichchyamy-doktor-istorychnyh-nauk-larysa-yakubova/" text:style-name="Internet_20_link" text:visited-style-name="Visited_20_Internet_20_Link">
https://armyinform.com.ua/2023/05/19/rosiyan-gotuyut-do-isnuvannya-u-voyennyh-umovah-desyatyrichchyamy-doktor-istorychnyh-nauk-larysa-yakubova/</text:a>
</text:p>
      <!--NEWS-->
      <text:h text:style-name="P10" text:outline-level="1">
<text:span text:style-name="T4">
Russians have been preparing for the existence in military conditions - Doctor of Historical Sciences Larisa Yakubova</text:span>
</text:h>
      <text:p text:style-name="P4">
Author: ['Антон Печерський']</text:p>
      <text:p text:style-name="P4">
Time: 2023-05-19T57:00:00-04:00</text:p>
      <text:p text:style-name="P4">
Description: Meshkancyve Rosiysko federals Gotuta to iznuvannnya in the wings of the people of ten -rifl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01_yakubova.jpg" text:style-name="Internet_20_link" text:visited-style-name="Visited_20_Internet_20_Link">
01_yakubova.jpg</text:a>
', '<text:a xlink:type="simple" xlink:href="https://armyinform.com.ua/wp-content/uploads/2023/05/02-16.jpg" text:style-name="Internet_20_link" text:visited-style-name="Visited_20_Internet_20_Link">
02-16.jpg</text:a>
', '<text:a xlink:type="simple" xlink:href="https://armyinform.com.ua/wp-content/uploads/2023/05/03-14.jpg" text:style-name="Internet_20_link" text:visited-style-name="Visited_20_Internet_20_Link">
03-14.jpg</text:a>
']</text:p>
      <text:p text:style-name="P4">
Tags: ['ВТОРГНЕННЯ РФ']</text:p>
      <text:p text:style-name="P4">
Category: News</text:p>
      <!--METADATA-->
      <text:p text:style-name="P4">
<draw:frame draw:style-name="fr1" draw:name="Image326" text:anchor-type="as-char" svg:width="6.9236in" svg:height="4.615733in" draw:z-index="0">
<draw:image xlink:href="../Images/AРМІЯINFORM/2023-05-19T57-00-00-04-00/01_yakubova.jpg" xlink:type="simple" xlink:show="embed" xlink:actuate="onLoad" draw:mime-type="image/jpeg"/>
</draw:frame>
The inhabitants of the Russian Federation are preparing for the existence in the war conditions for the two years, affirming in the public consciousness of the belief that the war is the cenorm of the Russian life. This observation was made by Doctor of Historical Sciences(Institute of History of Ukraine of NASU)Larisa Yakubova during the operation of the round table "Rashism. Understand to overcome. ”</text:p>
      <text:p text:style-name="P4">
Signals that Russians have to be patience for a quarter of a century have been broadcast by the Kremlin since November 2022. Citizens of the Russian Federation are prepared for the fact that hundreds of thousands will be sent to the Ukrainian Front, and the war of anti -Ukraine is now a new Russian national idea for at least the next anniversary. In this state, gradually degraded and decomposed, Russia can be able to exist for a long time, because the ideology of Rashism, the Russians will be able to change their consciousness.</text:p>
      <ul>
        <li>
Closer indoctrin generations will be absolutely incapable of changing their consciousness because the sign of totalitarianism is the desubject objectification of man, - the expert said.</li>
      </ul>
      <text:p text:style-name="P4">
This is, according to Larisa Yakubova, an oncologically ill totalitarian, which destroyed and replaced society and the state, able to exist for many years. Russian citizens will consider it normal, unnoticed that they live under the reign of a totalitarian regime, and not realizing that the ideology of Rashism has been broadcast by him in common with fascism dissent.</text:p>
      <text:p text:style-name="P4">
<draw:frame draw:style-name="fr1" draw:name="Image327" text:anchor-type="as-char" svg:width="6.9236in" svg:height="4.615733in" draw:z-index="0">
<draw:image xlink:href="../Images/AРМІЯINFORM/2023-05-19T57-00-00-04-00/02-16.jpg" xlink:type="simple" xlink:show="embed" xlink:actuate="onLoad" draw:mime-type="image/jpeg"/>
</draw:frame>
The main features of such a system in political practice are endless populism of zesting, and the main task is to destroy any signs of subjectivity, except for the officially allowed totalitarianism of the state political and Russian national identities. Citizens of the Russian Federation were not noticed how they were delayed in totalitarianism, due to the fact that the creations of ideology and dominant regime avoided its definition and name.According to the scientist, from the proclamation of the official ideology, which in Ukraine, the term "Rashism" has already been marked, the Kremlin regime is currently keeping the only way to avoid the use of historically compromised terms such as "Nazism" or "fascism". This was warned by the beloved philosopher Vladimirapoutin Ivan Ilyin, who is considered one of the main theorists of Russian fascism.</text:p>
      <text:p text:style-name="P4">
<draw:frame draw:style-name="fr1" draw:name="Image328" text:anchor-type="as-char" svg:width="6.9236in" svg:height="4.615733in" draw:z-index="0">
<draw:image xlink:href="../Images/AРМІЯINFORM/2023-05-19T57-00-00-04-00/03-14.jpg" xlink:type="simple" xlink:show="embed" xlink:actuate="onLoad" draw:mime-type="image/jpeg"/>
</draw:frame>
Thus, the threat to the Russian totalitarian regime in Ukraine and the world can be no dangerous and long -term. This should be taken into account when developing planning and counteracting the aggression of the Russian Federation.</text:p>
      <ul>
        <li>
The task of the world community in this situation to minimize the risks to the world from this body. The task of Ukraine is to survive and minimize its losses and, cessation of this situation, keep it under control until Russia, as well as the Soviet Union at one time, will come to naught and lose its internal potential for generating these colossal extent of problems, - summed up Larisa Yakubov. .</li>
      </ul>
      <text:p text:style-name="P4">
**</text:p>
      <text:p text:style-name="P4">
Read also:</text:p>
      <text:p text:style-name="P4">
** <text:a xlink:type="simple" xlink:href="https://armyinform.com.ua/2023/05/17/shho-take-naspravdi-rashyzm-i-yak-jogo-peremogty-dumky-ekspertiv/" text:style-name="Internet_20_link" text:visited-style-name="Visited_20_Internet_20_Link">
what is Rashism actually and how to win it: Thought Experts</text:a>
Recall that the round table "Rashism. To understand to overcome ”the UMILITARY MEDIA CENTER took place with the assistance of the World Congress of Ukrainians on the occasion of the Verkhovna Rada of Ukraine by the Verkhovna Rada of Ukraine on the statement of“ vanity of the political regime of the Russian Federation of Rashism, the condemnation To support the condemnation of the ideology, politics and practice of Rashism.</text:p>
      <text:p text:style-name="P4">
<text:span text:style-name="T5">
Foto Dmitry Yurchenko</text:span>
</text:p>
      <text:p text:style-name="P4">
News Source: <text:a xlink:type="simple" xlink:href="https://armyinform.com.ua/2023/05/19/rosiyan-gotuyut-do-isnuvannya-u-voyennyh-umovah-desyatyrichchyamy-doktor-istorychnyh-nauk-larysa-yakubova/" text:style-name="Internet_20_link" text:visited-style-name="Visited_20_Internet_20_Link">
https://armyinform.com.ua/2023/05/19/rosiyan-gotuyut-do-isnuvannya-u-voyennyh-umovah-desyatyrichchyamy-doktor-istorychnyh-nauk-larysa-yakubova/</text:a>
</text:p>
      <!--NEWS-->
      <text:h text:style-name="P10" text:outline-level="1">
<text:span text:style-name="T4">
Ukraine managed to return another child taken to the Russian Federation</text:span>
</text:h>
      <text:p text:style-name="P4">
Author: ['АРМІЯINFORM']</text:p>
      <text:p text:style-name="P4">
Time: 2023-05-19T58:00:00-04:00</text:p>
      <text:p text:style-name="P4">
Description: In Ukraine, 14-rib Divchina turned, Yaka was based in the Russian Federation of a large-scale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ombudsmen.jpg" text:style-name="Internet_20_link" text:visited-style-name="Visited_20_Internet_20_Link">
ombudsmen.jpg</text:a>
']</text:p>
      <text:p text:style-name="P4">
Tags: ['ВИЗВОЛЕННЯ З ПОЛОНУ', 'ДЕПОРТАЦІЯ УКРАЇНСЬКИХ ДІТЕЙ', 'УПОВНОВАЖЕНИЙ З ПРАВ ЛЮДИНИ']</text:p>
      <text:p text:style-name="P4">
Category: News</text:p>
      <!--METADATA-->
      <text:p text:style-name="P4">
<draw:frame draw:style-name="fr1" draw:name="Image329" text:anchor-type="as-char" svg:width="6.9236in" svg:height="3.894525in" draw:z-index="0">
<draw:image xlink:href="../Images/AРМІЯINFORM/2023-05-19T58-00-00-04-00/ombudsmen.jpg" xlink:type="simple" xlink:show="embed" xlink:actuate="onLoad" draw:mime-type="image/jpeg"/>
</draw:frame>
A 14-year-old girl who found herself in the Russian Federation was returned to Ukraine after the Russian Army.</text:p>
      <text:p text:style-name="P4">
About it <text:a xlink:type="simple" xlink:href="https://t.me/dmytro_lubinetzs/2484" text:style-name="Internet_20_link" text:visited-style-name="Visited_20_Internet_20_Link">
reported</text:a>
Dmitry Lubinets, Commissioner of Human Rights.</text:p>
      <text:p text:style-name="P4">
“14-year-old Veronica, who is in the Russian Federation after Ukraine has invaded Ukraine, is now home. Her grandmother with horror and tears in mind remembers that she had to go to return her grandson to her native land, ”Dmitry Lubinets said.</text:p>
      <text:p text:style-name="P4">
He added that the child will undergo rehabilitation and receive the necessary assistance - which is different and humanitarian.</text:p>
      <text:p text:style-name="P4">
Recently in Ukraine with the Russian Federation managed <text:a xlink:type="simple" xlink:href="https://armyinform.com.ua/2023/05/18/v-ukrayinu-z-rosiyi-povernuly-divchynku-batky-yakoyi-zahyshhaly-mariupol/" text:style-name="Internet_20_link" text:visited-style-name="Visited_20_Internet_20_Link">
return</text:a>
Six -year -old daughter -in -law of Mariupol, who have been in Russian captivity for a long time. Nowadays, it is in full composition in Ukraine and happy that it is possible to connect.</text:p>
      <text:p text:style-name="P4">
News Source: <text:a xlink:type="simple" xlink:href="https://armyinform.com.ua/2023/05/19/ukrayini-vdalosya-povernuty-shhe-odnu-dytynu-vyvezenu-do-rf/" text:style-name="Internet_20_link" text:visited-style-name="Visited_20_Internet_20_Link">
https://armyinform.com.ua/2023/05/19/ukrayini-vdalosya-povernuty-shhe-odnu-dytynu-vyvezenu-do-rf/</text:a>
</text:p>
      <!--NEWS-->
      <text:h text:style-name="P10" text:outline-level="1">
<text:span text:style-name="T4">
In essence, the Armed Forces completed their military assignments - Anna Malyar on Bakhmut's Defense</text:span>
</text:h>
      <text:p text:style-name="P4">
Author: ['Дмитро Чалий']</text:p>
      <text:p text:style-name="P4">
Time: 2023-05-19T59:00:00-04:00</text:p>
      <text:p text:style-name="P4">
Description: - Nazhi Mi Rozdlya, the situation in the MISTIA TO OBMISTI. The fraudsters are at the war ... The war with Ukraine 2022, the war with Ukraine is the latest news today, the news of the war with Ukraine 2022 is the last for today, will there be a war between Ukraine and Russia and when, the war with Ukraine in 2022 will be or not, whether there will be or not, will there be The war with Ukraine in the near future says, the war with Ukraine, Ukrainian news today, Ukrainian news in Ukrainian media in Russian</text:p>
      <text:p text:style-name="P4">
Images: ['<text:a xlink:type="simple" xlink:href="https://armyinform.com.ua/wp-content/uploads/2022/09/bahmut.jpg" text:style-name="Internet_20_link" text:visited-style-name="Visited_20_Internet_20_Link">
bahmut.jpg</text:a>
']</text:p>
      <text:p text:style-name="P4">
Tags: ['БАХМУТ', 'ГАННА МАЛЯР', 'ЄДИНІ НОВИНИ']</text:p>
      <text:p text:style-name="P4">
Category: News</text:p>
      <!--METADATA-->
      <text:p text:style-name="P4">
<draw:frame draw:style-name="fr1" draw:name="Image330" text:anchor-type="as-char" svg:width="6.9236in" svg:height="3.607845in" draw:z-index="0">
<draw:image xlink:href="../Images/AРМІЯINFORM/2023-05-19T59-00-00-04-00/bahmut.jpg" xlink:type="simple" xlink:show="embed" xlink:actuate="onLoad" draw:mime-type="image/jpeg"/>
</draw:frame>
- We are currently sharing the situation in the city and the suburbs. In the suburbs, we have an active action. It is north and south. We need to understand the cost of our promotion. It is extremely difficult to carry out combat missions, because he has been a great deal of effort. We see that the enemy will decide to return the lost kilometers, but they do not succeed. Ouria reflects all hostile attacks, - said Anna Malyar during a benchmark marathon <text:a xlink:type="simple" xlink:href="https://www.youtube.com/live/WY8sDvZdWEA" text:style-name="Internet_20_link" text:visited-style-name="Visited_20_Internet_20_Link">
"Unin"</text:a>
.</text:p>
      <text:p text:style-name="P4">
Також вона зазначила, що в самому Бахмуті точаться бої на південно-західнійчастині міста, а росіяни заявляють, що вже контролюють увесь Бахмут.</text:p>
      <text:p text:style-name="P4">
— Південно-західну частину наразі контролюють ЗСУ. Попри те, що росіян більшеза кількістю і вони мають більше озброєння, наші військові їх дуже потужнозупиняють. Загарбники просуватися не можуть. Вони з минулого серпнянамагаються захопити місто. По суті, ЗСУ виконали свої військові задачі. Тамбуло кілька завдань — знищення противника та зменшення їхнього наступальногопотенціалу, — розповіла Ганна Маляр.</text:p>
      <text:p text:style-name="P4">
Вона підкреслила, що в боях за Бахмут було знищено багато професійного складупротивника. Також просування ворога вглиб території фактично зупинено.</text:p>
      <text:p text:style-name="P4">
News Source: <text:a xlink:type="simple" xlink:href="https://armyinform.com.ua/2023/05/19/po-suti-zsu-vykonaly-svoyi-vijskovi-zavdannya-ganna-malyar-pro-oboronu-bahmuta/" text:style-name="Internet_20_link" text:visited-style-name="Visited_20_Internet_20_Link">
https://armyinform.com.ua/2023/05/19/po-suti-zsu-vykonaly-svoyi-vijskovi-zavdannya-ganna-malyar-pro-oboronu-bahmuta/</text:a>
</text:p>
      <!--NEWS-->
      <text:h text:style-name="P10" text:outline-level="1">
<text:span text:style-name="T4">
Reported suspicion to the Russian general who ordered the destruction of "Dream"</text:span>
</text:h>
      <text:p text:style-name="P4">
Author: ['АРМІЯINFORM']</text:p>
      <text:p text:style-name="P4">
Time: 2023-05-19T60:00:00-04:00</text:p>
      <text:p text:style-name="P4">
Description: Zibrazo Docazov’s base on the intercessor of the commander-in-and-hate-paramedic WICH of the Russian Federatio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77c5e6aeecd7cb26ffbf210caac08e63-e1684490622765.jpg" text:style-name="Internet_20_link" text:visited-style-name="Visited_20_Internet_20_Link">
77c5e6aeecd7cb26ffbf210caac08e63-e1684490622765.jpg</text:a>
']</text:p>
      <text:p text:style-name="P4">
Tags: ['STOPRUSSIA', 'АГРЕСІЯ РФ', 'ВТОРГНЕННЯ РФ', 'СБУ']</text:p>
      <text:p text:style-name="P4">
Category: News</text:p>
      <!--METADATA-->
      <text:p text:style-name="P4">
<draw:frame draw:style-name="fr1" draw:name="Image331" text:anchor-type="as-char" svg:width="6.9236in" svg:height="4.258014in" draw:z-index="0">
<draw:image xlink:href="../Images/AРМІЯINFORM/2023-05-19T60-00-00-04-00/77c5e6aeecd7cb26ffbf210caac08e63-e1684490622765.jpg" xlink:type="simple" xlink:show="embed" xlink:actuate="onLoad" draw:mime-type="image/jpeg"/>
</draw:frame>
The evidence was collected at the Deputy Commander of the Airborne Troops of the Russian Federation Lieutenant-General Anatoly Kontsev, who participates in aggressiveness against Ukraine. It was by his order that the invaders made temporary -seizures of the Gostomel airport at the beginning of a large -scale invasion.</text:p>
      <text:p text:style-name="P4">
Then, during the active fighting, Russian invaders destroyed the largest Ukrainian A-225 Ukrainian Airplane.</text:p>
      <text:p text:style-name="P4">
For the assault of the strategically important airfield in Ukraine, the concerts of special purpose of the Airborne troops and the Army Aviation of the Ukrainian-Aviation-Aviation of Ukraine.</text:p>
      <text:p text:style-name="P4">
It is established that the Russian general is a part of the Higher Military Command of the Armed Forces of the Russian Federation and was directly involved in planning, preparation of pads of armed aggression against Ukraine.</text:p>
      <text:p text:style-name="P4">
According to the investigation, since 2019, he has organized in Russia Tabilorus the preparation of enemy paratroopers for the defeat and capture of strategic developmental goals in our country.</text:p>
      <text:p text:style-name="P4">
On the basis of the evidence collected, investigators of the Security Service informed the concert proading under two articles of the Criminal Code of Ukraine: encroachment of the sprouttorial integrity and inviolability of Ukraine and planning, preparation, resolution and maintenance).</text:p>
      <text:p text:style-name="P4">
Санкція статей передбачає покарання до 15 років тюрми.</text:p>
      <text:p text:style-name="P4">
<text:span text:style-name="T4">
Джерело:</text:span>
 <text:a xlink:type="simple" xlink:href="https://ssu.gov.ua/novyny/sbu-povidomyla-pro-pidozru-rosiiskomu-heneralu-yakyi-viddav-nakaz-znyshchyty-mriiu" text:style-name="Internet_20_link" text:visited-style-name="Visited_20_Internet_20_Link">
<text:span text:style-name="T5">
СБУ</text:span>
</text:a>
</text:p>
      <text:p text:style-name="P4">
News Source: <text:a xlink:type="simple" xlink:href="https://armyinform.com.ua/2023/05/19/povidomleno-pro-pidozru-rosijskomu-generalu-yakyj-viddav-nakaz-znyshhyty-mriyu/" text:style-name="Internet_20_link" text:visited-style-name="Visited_20_Internet_20_Link">
https://armyinform.com.ua/2023/05/19/povidomleno-pro-pidozru-rosijskomu-generalu-yakyj-viddav-nakaz-znyshhyty-mriyu/</text:a>
</text:p>
      <!--NEWS-->
      <text:h text:style-name="P10" text:outline-level="1">
<text:span text:style-name="T4">
Today the exchange of "all on all" is more real than three months ago - coordination headquarters</text:span>
</text:h>
      <text:p text:style-name="P4">
Author: ['АРМІЯINFORM']</text:p>
      <text:p text:style-name="P4">
Time: 2023-05-19T61:00:00-04:00</text:p>
      <text:p text:style-name="P4">
Description: At the coordinating headquarters, Zustinich Zustinov was nyskovo service of Smremoy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ff30d3f5-9493-4910-88ea-f9d10ca88dc8.jpg" text:style-name="Internet_20_link" text:visited-style-name="Visited_20_Internet_20_Link">
ff30d3f5-9493-4910-88ea-f9d10ca88dc8.jpg</text:a>
']</text:p>
      <text:p text:style-name="P4">
Tags: ['ВІЙСЬКОВОПОЛОНЕНІ', 'КООРДИНАЦІЙНИЙ ШТАБ З ПИТАНЬ ПОВОДЖЕННЯ З ВІЙСЬКОВОПОЛОНЕНИМИ', 'МОРПІХИ']</text:p>
      <text:p text:style-name="P4">
Category: News</text:p>
      <!--METADATA-->
      <text:p text:style-name="P4">
<draw:frame draw:style-name="fr1" draw:name="Image332" text:anchor-type="as-char" svg:width="6.9236in" svg:height="4.615733in" draw:z-index="0">
<draw:image xlink:href="../Images/AРМІЯINFORM/2023-05-19T61-00-00-04-00/ff30d3f5-9493-4910-88ea-f9d10ca88dc8.jpg" xlink:type="simple" xlink:show="embed" xlink:actuate="onLoad" draw:mime-type="image/jpeg"/>
</draw:frame>
The Coordination Headquarters met with the families of the Marine Infantry Battalion in Mariupol, during which the Secretary of the Working Group on Media Coordinating Staff Bogdan Okhrimenko and the representative of the Staff were answered by the Secretary of the Working Group.</text:p>
      <text:p text:style-name="P4">
About it <text:a xlink:type="simple" xlink:href="https://t.me/Koord_shtab/1077" text:style-name="Internet_20_link" text:visited-style-name="Visited_20_Internet_20_Link">
reports</text:a>
Coordinating headquarters of inquiries for the treatment of prisoners of war.</text:p>
      <text:p text:style-name="P4">
The relatives were interested in the interaction of the coordination headquarters with the military unit in search of the people and the return of prisoners.</text:p>
      <text:p text:style-name="P4">
“The military unit is engaged in combat. It captures what happened to Napoli's battle, conducts an official investigation and accounting. Some of the notes to our work - to exchanges, - explained Bogdan Okhrimenko. "The information provided by parts and relatives provides."</text:p>
      <text:p text:style-name="P4">
He emphasized that they are looking for everyone as a living - as long as we do not know a person or body.</text:p>
      <text:p text:style-name="P4">
"If a person dies, he usually stays in the location - at the site of death. Then the office of the Commissioner for Persons who disappeared in the face of comprehensive circumstances is connected. We carry out repatriation and exchanges of bodies, then-DNA tests. Thus, about many people we return during the exchange, there was no information, but they were alive in captivity. The information provided by part is the basis of our search work. Fortunately, there are many cases, the casualties think that a person has died, and then it is in captivity, ”Bogdan Okhrimenko said.</text:p>
      <text:p text:style-name="P4">
In addition, the staff representative noted that the coordination headquarters employed delegated representatives of the troops: if additional information is needed, we are in contact with the management of the parts.</text:p>
      <text:p text:style-name="P4">
The meeting also discussed the possibility of exchange of "everyone".</text:p>
      <text:p text:style-name="P4">
“Today it is more real than, for example, three months ago. It depends on the success of the counter -offensive and the replenishment of our exchange fund, ” - said Bogdan Okhrimenko.</text:p>
      <text:p text:style-name="P4">
The relatives also noticed that the number of confirmations of the captivity of the Rosiy Cherry International Committee of the Red Cross had increased(ICCH).</text:p>
      <text:p text:style-name="P4">
«Теперішній МКЧХ значно ефективніший, ніж на початку широкомасштабноговторгнення. Роль Червоного Хреста дуже важлива», — зазначив представник штабу.</text:p>
      <text:p text:style-name="P4">
News Source: <text:a xlink:type="simple" xlink:href="https://armyinform.com.ua/2023/05/19/obmin-vsih-na-vsih-sogodni-realnyj-nizh-try-misyaczi-tomu-koordynaczijnyj-shtab/" text:style-name="Internet_20_link" text:visited-style-name="Visited_20_Internet_20_Link">
https://armyinform.com.ua/2023/05/19/obmin-vsih-na-vsih-sogodni-realnyj-nizh-try-misyaczi-tomu-koordynaczijnyj-shtab/</text:a>
</text:p>
      <!--NEWS-->
      <text:h text:style-name="P10" text:outline-level="1">
<text:span text:style-name="T4">
The length of the Ukrainian defense line reaches 3750 kilometers</text:span>
</text:h>
      <text:p text:style-name="P4">
Author: ['АРМІЯINFORM']</text:p>
      <text:p text:style-name="P4">
Time: 2023-05-19T62:00:00-04:00</text:p>
      <text:p text:style-name="P4">
Description: 3750 km - the extension of the defense of the defense in the Suplansi is relevant ... The war with Ukraine 2022, the war with Ukraine is the latest news today, the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6fb3c2c-e69c9d6-306149145-407284438251307-5120521666388728918-n.jpg" text:style-name="Internet_20_link" text:visited-style-name="Visited_20_Internet_20_Link">
6fb3c2c-e69c9d6-306149145-407284438251307-5120521666388728918-n.jpg</text:a>
', '<text:a xlink:type="simple" xlink:href="https://armyinform.com.ua/wp-content/uploads/2023/05/photo_5420530306064174958_y.jpg" text:style-name="Internet_20_link" text:visited-style-name="Visited_20_Internet_20_Link">
photo_5420530306064174958_y.jpg</text:a>
']</text:p>
      <text:p text:style-name="P4">
Tags: ['АГРЕСІЯ РФ', 'ВТОРГНЕННЯ РФ', 'ЛІНІЯ ОБОРОНИ']</text:p>
      <text:p text:style-name="P4">
Category: News</text:p>
      <!--METADATA-->
      <text:p text:style-name="P4">
<draw:frame draw:style-name="fr1" draw:name="Image333" text:anchor-type="as-char" svg:width="6.9236in" svg:height="3.883237in" draw:z-index="0">
<draw:image xlink:href="../Images/AРМІЯINFORM/2023-05-19T62-00-00-04-00/6fb3c2c-e69c9d6-306149145-407284438251307-5120521666388728918-n.jpg" xlink:type="simple" xlink:show="embed" xlink:actuate="onLoad" draw:mime-type="image/jpeg"/>
</draw:frame>
<text:span text:style-name="T4">
 3750 km </text:span>
-this is the relevant length of the defense line in the modern Russian-Ukrainian war.</text:p>
      <text:p text:style-name="P4">
For comparison: Maximum scale <text:span text:style-name="T4">
 Soviet-German Front </text:span>
(_Apanny November 1943.)- 6.2 thousand km.</text:p>
      <text:p text:style-name="P4">
<text:span text:style-name="T4">
 The First World War </text:span>
 was limited to plots - 480 km in the west and 900 km of the raincoat.</text:p>
      <text:p text:style-name="P4">
<draw:frame draw:style-name="fr1" draw:name="Image334" text:anchor-type="as-char" svg:width="6.9236in" svg:height="7.926841in" draw:z-index="0">
<draw:image xlink:href="../Images/AРМІЯINFORM/2023-05-19T62-00-00-04-00/photo_5420530306064174958_y.jpg" xlink:type="simple" xlink:show="embed" xlink:actuate="onLoad" draw:mime-type="image/jpeg"/>
</draw:frame>
“The figure of 3750 km shows us the level of tension that is felt daily on the dog's defense of Ukraine, protecting our land from Russian invaders.</text:p>
      <text:p text:style-name="P4">
The figure of 3750 km gives an opportunity to evaluate the courage and the thirst for the freedom of our heroes in the fight against Russia, which we will inevitably win and release in every time the territories occupied by it and return historical justice - we will bring to the internationally recognized borders of Ukraine, " - [noted] <text:a xlink:type="simple" xlink:href="https://t.me/militarymediacenter/1982" text:style-name="Internet_20_link" text:visited-style-name="Visited_20_Internet_20_Link">
noted</text:a>
в Military Media Center.</text:p>
      <text:p text:style-name="P4">
News Source: <text:a xlink:type="simple" xlink:href="https://armyinform.com.ua/2023/05/19/aktualna-protyazhnist-liniyi-oborony-u-suchasnij-vijni-syagaye-3750-kilometriv/" text:style-name="Internet_20_link" text:visited-style-name="Visited_20_Internet_20_Link">
https://armyinform.com.ua/2023/05/19/aktualna-protyazhnist-liniyi-oborony-u-suchasnij-vijni-syagaye-3750-kilometriv/</text:a>
</text:p>
      <!--NEWS-->
      <text:h text:style-name="P10" text:outline-level="1">
<text:span text:style-name="T4">
Russians want to psychologically exhaust our national resistance - Anna Malyar</text:span>
</text:h>
      <text:p text:style-name="P4">
Author: ['Дмитро Чалий']</text:p>
      <text:p text:style-name="P4">
Time: 2023-05-19T63:00:00-04:00</text:p>
      <text:p text:style-name="P4">
Description: About the PID Hour of the Television Marathon “єini News” Rospovіla an intercessor of the defense of the defens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bahmut-3.jpg" text:style-name="Internet_20_link" text:visited-style-name="Visited_20_Internet_20_Link">
bahmut-3.jpg</text:a>
']</text:p>
      <text:p text:style-name="P4">
Tags: ['ГАННА МАЛЯР', 'ЄДИНІ НОВИНИ', 'ОПІР']</text:p>
      <text:p text:style-name="P4">
Category: News</text:p>
      <!--METADATA-->
      <text:p text:style-name="P4">
<draw:frame draw:style-name="fr1" draw:name="Image335" text:anchor-type="as-char" svg:width="6.9236in" svg:height="3.894525in" draw:z-index="0">
<draw:image xlink:href="../Images/AРМІЯINFORM/2023-05-19T63-00-00-04-00/bahmut-3.jpg" xlink:type="simple" xlink:show="embed" xlink:actuate="onLoad" draw:mime-type="image/jpeg"/>
</draw:frame>
About it during a television marathon <text:a xlink:type="simple" xlink:href="https://www.youtube.com/live/WY8sDvZdWEA" text:style-name="Internet_20_link" text:visited-style-name="Visited_20_Internet_20_Link">
"Unin"</text:a>
The Deputy Defense Minister of Ukraine Anna Malyar told.</text:p>
      <ul>
        <li>
Over the last month, we have seen an increase in hostile shelling of the border areas of the North and those bordering the Russian Federation. They began to more convex objects of civil infrastructure and, unfortunately, we have the dead. In this way, they intimidate the civilian population. They want to learn our national resistance in the psychological way. After all, we are now united, powerful and strong, - said Anna Malyar.</li>
      </ul>
      <text:p text:style-name="P4">
In addition, she said, the enemy wants to keep our troops, which are half -nights, in constant tension.</text:p>
      <ul>
        <li>
They do not want us to use units from the north in other directions. They are very afraid, - said Anna Malyar.</li>
      </ul>
      <text:p text:style-name="P4">
She also added that, resorting to such shellings, the enemy is looking for a label place, but the key goal they set is the capture of the whole of Ukraine, they cannot be overwhelmed, and therefore act such fragments.</text:p>
      <text:p text:style-name="P4">
News Source: <text:a xlink:type="simple" xlink:href="https://armyinform.com.ua/2023/05/19/rosiyany-hochut-psyhologichno-vysnazhyty-nash-naczionalnyj-opir-ganna-malyar/" text:style-name="Internet_20_link" text:visited-style-name="Visited_20_Internet_20_Link">
https://armyinform.com.ua/2023/05/19/rosiyany-hochut-psyhologichno-vysnazhyty-nash-naczionalnyj-opir-ganna-malyar/</text:a>
</text:p>
      <!--NEWS-->
      <text:h text:style-name="P10" text:outline-level="1">
<text:span text:style-name="T4">
The President of Ukraine arrived in Saudi Arabia, where will present our formula of peace</text:span>
</text:h>
      <text:p text:style-name="P4">
Author: ['АРМІЯINFORM']</text:p>
      <text:p text:style-name="P4">
Time: 2023-05-19T64:00:00-04:00</text:p>
      <text:p text:style-name="P4">
Description: About Tse Volodymyr Zelensky, Vodimav at his telegram-channel. “Vitusti on Samitі ... War with Ukraine 2022, War with Ukraine Latest News Today, News War with Ukraine 2022 Last for today, will there be a war between Ukraine and Russia and when, the war with Ukraine in 2022 will be or not, whether there will be, will there be The war with Ukraine in the near future says, the war with Ukraine, Ukrainian news today, Ukrainian news in Ukrainian media in Russian</text:p>
      <text:p text:style-name="P4">
Images: ['<text:a xlink:type="simple" xlink:href="https://armyinform.com.ua/wp-content/uploads/2023/05/zelenskyj-saudivska-araviya.jpg" text:style-name="Internet_20_link" text:visited-style-name="Visited_20_Internet_20_Link">
zelenskyj-saudivska-araviya.jpg</text:a>
']</text:p>
      <text:p text:style-name="P4">
Tags: ['ВІЗИТ ПРЕЗИДЕНТА УКРАЇНИ', 'ВОЛОДИМИР ЗЕЛЕНСЬКИЙ', 'ПРЕЗИДЕНТ УКРАЇНИ', 'САУДІВСЬКА АРАВІЯ']</text:p>
      <text:p text:style-name="P4">
Category: News</text:p>
      <!--METADATA-->
      <text:p text:style-name="P4">
<draw:frame draw:style-name="fr1" draw:name="Image336" text:anchor-type="as-char" svg:width="6.9236in" svg:height="4.617948in" draw:z-index="0">
<draw:image xlink:href="../Images/AРМІЯINFORM/2023-05-19T64-00-00-04-00/zelenskyj-saudivska-araviya.jpg" xlink:type="simple" xlink:show="embed" xlink:actuate="onLoad" draw:mime-type="image/jpeg"/>
</draw:frame>
Archival photo. The visit of the Minister of Foreign Affairs of the King of the Prince Faisal Faisal Faisal Farhan Al Sauda. Kyiv, February 26, 2023.</text:p>
      <text:p text:style-name="P4">
Volodymyr Zelenskyy <text:a xlink:type="simple" xlink:href="https://t.me/V_Zelenskiy_official/6267" text:style-name="Internet_20_link" text:visited-style-name="Visited_20_Internet_20_Link">
reported</text:a>
In his telegram channel.</text:p>
      <text:p text:style-name="P4">
“I will speak at the Summit of the League of Arab States. I will meet with the hereditary Princemmummad Bin Salman al-Sudom and have other bilateral negotiations.</text:p>
      <text:p text:style-name="P4">
Our priorities are the return of all political prisoners of Crimea and temporary -corresponding territories, the return of all prisoners and illegally deported, the representation of our formula of peace, to which more states need to be attracted to the implementation of energy security of the next winter.</text:p>
      <text:p text:style-name="P4">
Another priority is the protection of the Muslim community of Ukraine. Together with us - Mustafa Dzhemilev, the leader of the Crimean Tatar people. The Crimea was the first to suffer from the Occupation of the Occupation, and most of those who are repressed in the occupied Crimea are Muslims, ”the President of Ukraine said.</text:p>
      <text:p text:style-name="P4">
News Source: <text:a xlink:type="simple" xlink:href="https://armyinform.com.ua/2023/05/19/prezydent-ukrayiny-prybuv-do-saudivskoyi-araviyi-de-predstavyt-nashu-formulu-myru/" text:style-name="Internet_20_link" text:visited-style-name="Visited_20_Internet_20_Link">
https://armyinform.com.ua/2023/05/19/prezydent-ukrayiny-prybuv-do-saudivskoyi-araviyi-de-predstavyt-nashu-formulu-myru/</text:a>
</text:p>
      <!--NEWS-->
      <text:h text:style-name="P10" text:outline-level="1">
<text:span text:style-name="T4">
During the day, Russian troops fired 126 settlements of Ukraine</text:span>
</text:h>
      <text:p text:style-name="P4">
Author: ['АРМІЯINFORM']</text:p>
      <text:p text:style-name="P4">
Time: 2023-05-19T65:00:00-04:00</text:p>
      <text:p text:style-name="P4">
Description: The last passes of Rosiyski Vіsyska fired the Teritarian of 11 regions of Ukraine.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photo_5420558674323163658_y.jpg" text:style-name="Internet_20_link" text:visited-style-name="Visited_20_Internet_20_Link">
photo_5420558674323163658_y.jpg</text:a>
']</text:p>
      <text:p text:style-name="P4">
Tags: ['STOPRUSSIA', 'АГРЕСІЯ РФ', 'ХАРКІВСЬКИЙ ТРИБУНАЛ']</text:p>
      <text:p text:style-name="P4">
Category: News</text:p>
      <!--METADATA-->
      <text:p text:style-name="P4">
<draw:frame draw:style-name="fr1" draw:name="Image337" text:anchor-type="as-char" svg:width="6.9236in" svg:height="5.165906in" draw:z-index="0">
<draw:image xlink:href="../Images/AРМІЯINFORM/2023-05-19T65-00-00-04-00/photo_5420558674323163658_y.jpg" xlink:type="simple" xlink:show="embed" xlink:actuate="onLoad" draw:mime-type="image/jpeg"/>
</draw:frame>
During the last day, Russian troops fired the territory of 11 regions of Ukraine.</text:p>
      <text:p text:style-name="P4">
About it <text:a xlink:type="simple" xlink:href="https://t.me/militarymediacenter/1980" text:style-name="Internet_20_link" text:visited-style-name="Visited_20_Internet_20_Link">
reports</text:a>
Military Mediacenter.</text:p>
      <text:p text:style-name="P4">
“In general from different types of weapons(mortars, grenade launchers, artillery, RSZV, SDR, UAV, Aviation, Winged Maritime Base Missiles)The shelling of 126 and 166 infrastructure objects was carried out, ”the message reads.</text:p>
      <text:p text:style-name="P4">
Among the civilian population are dead and injured, the number of victims is clarified.</text:p>
      <text:p text:style-name="P4">
News Source: <text:a xlink:type="simple" xlink:href="https://armyinform.com.ua/2023/05/19/za-dobu-rosijski-vijska-obstrilyaly-126-naselenyh-punktiv-ukrayiny/" text:style-name="Internet_20_link" text:visited-style-name="Visited_20_Internet_20_Link">
https://armyinform.com.ua/2023/05/19/za-dobu-rosijski-vijska-obstrilyaly-126-naselenyh-punktiv-ukrayiny/</text:a>
</text:p>
      <!--NEWS-->
      <text:h text:style-name="P10" text:outline-level="1">
<text:span text:style-name="T4">
"Moshchun and Fighting in Gostomel - events that completely destroyed the Russian plan" - Cyril Budanov</text:span>
</text:h>
      <text:p text:style-name="P4">
Author: ['АРМІЯINFORM']</text:p>
      <text:p text:style-name="P4">
Time: 2023-05-19T66:00:00-04:00</text:p>
      <text:p text:style-name="P4">
Description: Head of the head management of the ROZVIKIA OF MAKHOSKAYA Major General Kirilo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p>
      <text:p text:style-name="P4">
Tags: ['STOPRUSSIA', 'АГРЕСІЯ РФ', 'ВТОРГНЕННЯ РФ', 'ГУР МОУ', 'ІНТЕРВ’Ю', 'КИРИЛО БУДАНОВ']</text:p>
      <text:p text:style-name="P4">
Category: News</text:p>
      <!--METADATA-->
      <text:p text:style-name="P4">
Head of the Main Directorate of Intelligence of the Ministry of Defense of Ukraine, Major-General Kirill Budanov gave an interview of the project "Different People".</text:p>
      <text:p text:style-name="P4">
Gur IU press service <text:a xlink:type="simple" xlink:href="https://gur.gov.ua/content/kryms-kyi-mist-ne-potriben-nachal-nyk-hur-mo-ukrainy-kyrylo-budanov.html" text:style-name="Internet_20_link" text:visited-style-name="Visited_20_Internet_20_Link">
cites</text:a>
The main theses of the interview.</text:p>
      <text:p text:style-name="P4">
<text:span text:style-name="T4">
 "Art of War": </text:span>
</text:p>
      <text:p text:style-name="P4">
The fact that we disorient the opponent is exactly a fact. Until everything is not tired, they, I think, will not understand what was happening at all.</text:p>
      <text:p text:style-name="P4">
What is more important: to confuse the enemy or risk that someone in Ukraine will not understand it correctly? As for me, the answer is obvious: to confuse the worker.</text:p>
      <text:p text:style-name="P4">
<text:span text:style-name="T4">
 Nuclear Risks: </text:span>
</text:p>
      <text:p text:style-name="P4">
We did not approach the nuclear war, but we did not depart. In general, this threat is inspired by artificially. Of course, everything is possible in theory, but the likelihood is zero, because all this will end with a strategic loss of Russian federation.</text:p>
      <text:p text:style-name="P4">
The strategic loss is the destruction of the whole strategic goal of the existence of this political system.</text:p>
      <text:p text:style-name="P4">
<text:span text:style-name="T4">
 Russia's future in the world: </text:span>
</text:p>
      <text:p text:style-name="P4">
The Russian leadership wanted "grandeur" to all be reckoned with them - "bipolar world", as they say. The bipolar world may be, but without them. They simply can no longer: neither the level of economy nor in the level of military diplomatic force.</text:p>
      <text:p text:style-name="P4">
<text:span text:style-name="T4">
 The military potential of the Russian Army: </text:span>
</text:p>
      <text:p text:style-name="P4">
Everything that the Russians could use against us have already been involved.</text:p>
      <text:p text:style-name="P4">
The potential for serious offensive actions of the army of the Russian Federation is completely exhausted. The containers have a serious potential for defense. Defense they constructed a seven, correct, powerful. But this is no longer the Russian army that could conduct serious offensive operations.</text:p>
      <text:p text:style-name="P4">
Local actions at the level of Bakhmut-yes, 50-70 meters a day they manage to pass, and sometimes-it is not possible. It's, sorry, a little bit is not a level for how they said, the second army of the world.</text:p>
      <text:p text:style-name="P4">
The Group of the Russian Federation, which is involved in hostilities against Ukraine - about 370 thousand -war component, about 20 thousand national guards and about 7 thousand, with a zuzstan for now, a set of various militarized formations.</text:p>
      <text:p text:style-name="P4">
<text:span text:style-name="T4">
 Shogg's envy: </text:span>
</text:p>
      <text:p text:style-name="P4">
What says [the owner of the so -called Wagner PEC] Prigozhin is mostly true. Yerechi, who are twoly perceived, but somewhere 80% of what he says is pure.</text:p>
      <text:p text:style-name="P4">
It is unfortunate to recognize, but the so -called PVC under the conditional name "Wagner" shows efficiency - unlike the Russian army. Against this background, their conflicts were even more exacerbated.Shoggy and Gerasimov's team does everything to erase these PVCs. Unfortunately, I have to admit that Vagner is the most effective. No one in Russian federation is compared to the efficiency of fighting.</text:p>
      <text:p text:style-name="P4">
<text:span text:style-name="T4">
 Spies in International Legion: </text:span>
</text:p>
      <text:p text:style-name="P4">
The number of foreign volunteers in early March 2022 reached thousands. Only those who came under the criteria of moral and combat readiness were taken to the international legion.</text:p>
      <text:p text:style-name="P4">
In the international legion there were spies from different countries, but it is a low percent. Most of those who tried to "shoo out" - and such attempts were, the safety safety was filtered at the stage of selection and interviews.</text:p>
      <text:p text:style-name="P4">
<text:span text:style-name="T4">
 Russian agency in Ukraine: </text:span>
</text:p>
      <text:p text:style-name="P4">
The agent network of the Russian Federation in Ukraine remains, but its capacity is much in the myth.</text:p>
      <text:p text:style-name="P4">
<text:span text:style-name="T4">
 Competition of special services of Ukraine: </text:span>
</text:p>
      <text:p text:style-name="P4">
I personally respect the baby General. I have friendly with him, you can say, even personal relationships. Everything is wonderful with him.</text:p>
      <text:p text:style-name="P4">
Healthy competition between special services is always a normal process. It is very good that it is.</text:p>
      <text:p text:style-name="P4">
<text:span text:style-name="T4">
 GUR agents in the Kremlin: </text:span>
</text:p>
      <text:p text:style-name="P4">
Yes, in Russia we have our sources that inform us perfectly.</text:p>
      <text:p text:style-name="P4">
<text:span text:style-name="T4">
 Valuation of Russian special services: </text:span>
</text:p>
      <text:p text:style-name="P4">
The Russian army is not the second in the world. Apparently, not the third, but in the top ten.</text:p>
      <text:p text:style-name="P4">
We are in a state of war with one of the most powerful military vehicles that were taising and very serious, unlike the army, the most powerful system of special services. It would be wrong to underestimate the enemy.</text:p>
      <text:p text:style-name="P4">
Because we act more or less effectively, it means that we act correctly.</text:p>
      <text:p text:style-name="P4">
<text:span text:style-name="T4">
 "guerrilla" movement in Russia: </text:span>
</text:p>
      <text:p text:style-name="P4">
The forces of resistance in Russia are branched, often not combined into a single system, but also controlled organisms.</text:p>
      <text:p text:style-name="P4">
In our opinion, you do not need to combine them. The traitor in one organization will destroy only one organization. If they are combined, the losses will be not right.</text:p>
      <text:p text:style-name="P4">
<text:span text:style-name="T4">
 Ukraine is not Russia: </text:span>
</text:p>
      <text:p text:style-name="P4">
The protest potential of Russian society is almost zero. It will only be possible to shake Russia in the middle when the elites are ready for it. There is no civic society - it is not Ukraine, even incorrectly comparing.</text:p>
      <text:p text:style-name="P4">
<text:span text:style-name="T4">
 A ferry crossing Taman: </text:span>
</text:p>
      <text:p text:style-name="P4">
Most of the radical pro-Russian population with the first departments of the Safety and Defense Forces of Ukraine in the Crimea in any format will immediately move through the ferry to the mainland of the Russian Federation.</text:p>
      <text:p text:style-name="P4">
I think the Crimean bridge is not needed.</text:p>
      <text:p text:style-name="P4">
<text:span text:style-name="T4">
 Belarusian factor: </text:span>
We used to use all our possible communication paths that we had. Even one people's deputy was, it is also true to prevent Belarus as a country into this war.</text:p>
      <text:p text:style-name="P4">
Putin lost his hope of drawing Lukashenko into the war. Ammunition from Belarus was Russian, this is true - they took out almost everything that could be. They use polygon -Belarusian to prepare their mobilized ones. After all, that's all.</text:p>
      <text:p text:style-name="P4">
<text:span text:style-name="T4">
 Drones in the war: </text:span>
</text:p>
      <text:p text:style-name="P4">
The war proved the concept of maximum efficiency of use of drones and as intelligence, and as Kamikadze.</text:p>
      <text:p text:style-name="P4">
Drones of reusable use(with a discharge of ammunition)showed less efficiency due to high saturation by means of air defense, both in us and the guide.</text:p>
      <text:p text:style-name="P4">
Dron Kamikadze, which flies one way, is more likely to success.</text:p>
      <text:p text:style-name="P4">
Drones that should work as planes for the task of blows - they are usually beaten.</text:p>
      <text:p text:style-name="P4">
<text:span text:style-name="T4">
 Participation in Crimean Ride 2016: </text:span>
</text:p>
      <text:p text:style-name="P4">
Yes, I took. So what?</text:p>
      <text:p text:style-name="P4">
Does it pull "in the field" now? Pulls. Is there anything? At best, rarely. I am and I am with them, but it is clear that it is not 90% of my life.</text:p>
      <text:p text:style-name="P4">
<text:span text:style-name="T4">
 A decisive moment in the war: </text:span>
</text:p>
      <text:p text:style-name="P4">
The first day of a full -scale invasion of the Russian Federation and battles in Moshchun - these are events that were destroyed by the end of the Russian Federation.</text:p>
      <text:p text:style-name="P4">
The knocking of them from Irpen put a point, but the main thing is the bridge and fighting in Gostomel. These are the events that completely destroyed the Russian plan.</text:p>
      <text:p text:style-name="P4">
We need to make efforts to finish everything in 2023.</text:p>
      <text:p text:style-name="P4">
News Source: <text:a xlink:type="simple" xlink:href="https://armyinform.com.ua/2023/05/19/moshhun-i-boyi-v-gostomeli-podiyi-yaki-povnistyu-zrujnuvaly-rosijskyj-zadum-%e2%80%95-kyrylo-budanov/" text:style-name="Internet_20_link" text:visited-style-name="Visited_20_Internet_20_Link">
https://armyinform.com.ua/2023/05/19/moshhun-i-boyi-v-gostomeli-podiyi-yaki-povnistyu-zrujnuvaly-rosijskyj-zadum-%e2%80%95-kyrylo-budanov/</text:a>
</text:p>
      <!--NEWS-->
      <text:h text:style-name="P10" text:outline-level="1">
<text:span text:style-name="T4">
Ukrainian experts are trained in Poland for the treatment and rehabilitation of the victims of the war</text:span>
</text:h>
      <text:p text:style-name="P4">
Author: ['АРМІЯINFORM']</text:p>
      <text:p text:style-name="P4">
Time: 2023-05-19T67:00:00-04:00</text:p>
      <text:p text:style-name="P4">
Description: At VIISKOVO-MEDICH INTITITITITITISTIC OF WASHSAVI Ukrainian Fakhivtsi to pass Pidgotovka from sphere ... War with Ukraine 2022, War with Ukraine Latest News today, News War with Ukraine 2022 Last for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olska.jpg" text:style-name="Internet_20_link" text:visited-style-name="Visited_20_Internet_20_Link">
polska.jpg</text:a>
']</text:p>
      <text:p text:style-name="P4">
Tags: ['ДОПОМОГА ПАРТНЕРІВ', 'ЛІКУВАННЯ ТА РЕАБІЛІТАЦІЯ', 'ПОЛЬЩА', 'СВІТ ПІДТРИМУЄ УКРАЇНУ']</text:p>
      <text:p text:style-name="P4">
Category: News</text:p>
      <!--METADATA-->
      <text:p text:style-name="P4">
<draw:frame draw:style-name="fr1" draw:name="Image338" text:anchor-type="as-char" svg:width="6.9236in" svg:height="3.894525in" draw:z-index="0">
<draw:image xlink:href="../Images/AРМІЯINFORM/2023-05-19T67-00-00-04-00/polska.jpg" xlink:type="simple" xlink:show="embed" xlink:actuate="onLoad" draw:mime-type="image/jpeg"/>
</draw:frame>
At the Military Medical Institute in Warsaw, Ukrainian specialists are undergoing a preparation in the field of wounded rehabilitation, as well as the diagnosis and treatment of persons who were injured in the war.</text:p>
      <text:p text:style-name="P4">
About it <text:a xlink:type="simple" xlink:href="https://www.prezydent.pl/malzonka-prezydenta/aktywnosc/ukrainscy-specjalisci-szkola-sie-w-polsce-z-rehabilitacji-rannych-oraz-leczenia-traumy-wojennej,68662" text:style-name="Internet_20_link" text:visited-style-name="Visited_20_Internet_20_Link">
reports</text:a>
The Office of the President.</text:p>
      <text:p text:style-name="P4">
The course is part of the program of training of doctors from Ukraine, initiated by wives of presidents of Poland and Ukraine.</text:p>
      <text:p text:style-name="P4">
“I am very grateful to the management of the hospital, all doctors, physiotherapists of TamedSesters for meeting my colleagues from Ukraine. The project is the consequence of Lviv's business(<text:span text:style-name="T5">
 In September 2022 the wife of the Polish President of the visa-Ukrainian specialized children's medical center and the 8th City Clinical Hospital of Lviv.</text:span>
 _-Ed.). Мені там розповіли про великунеобхідність у підготовці лікарів з різних напрямків», — сказала АгатаКорнгаузер–Дуда.</text:p>
      <text:p text:style-name="P4">
Під час зустрічі з фізіотерапевтами польська перша леді вислухала коментаріщодо процесу лікування постраждалих від війни. Говорили про наданняневідкладної допомоги, супровід пацієнтів під час реабілітації та сучасніметоди протезування. Фахівці розповіли про майбутнє застосування отриманих уПольщі навичок у роботі з постраждалими та людьми з інвалідністю.</text:p>
      <text:p text:style-name="P4">
«Я дуже сподіваюся, що навчання сприятиме збагаченню системи охорони здоров'яв Україні та допоможе вам у роботі та вашим пацієнтам у процесі відновленняздоров'я та фізичної форми», — наголосила дружина польського президента.</text:p>
      <text:p text:style-name="P4">
News Source: <text:a xlink:type="simple" xlink:href="https://armyinform.com.ua/2023/05/19/ukrayinski-fahivczi-prohodyat-u-polshhi-navchannya-z-likuvannya-ta-reabilitacziyi-postrazhdalyh-vid-vijny/" text:style-name="Internet_20_link" text:visited-style-name="Visited_20_Internet_20_Link">
https://armyinform.com.ua/2023/05/19/ukrayinski-fahivczi-prohodyat-u-polshhi-navchannya-z-likuvannya-ta-reabilitacziyi-postrazhdalyh-vid-vijny/</text:a>
</text:p>
      <!--NEWS-->
      <text:h text:style-name="P10" text:outline-level="1">
<text:span text:style-name="T4">
Office of the Prosecutor General of Ukraine: More than 88 thousand military crimes are documented</text:span>
</text:h>
      <text:p text:style-name="P4">
Author: ['АРМІЯINFORM']</text:p>
      <text:p text:style-name="P4">
Time: 2023-05-19T68: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19052023ua.jpg" text:style-name="Internet_20_link" text:visited-style-name="Visited_20_Internet_20_Link">
warcrime-19052023ua.jpg</text:a>
', '<text:a xlink:type="simple" xlink:href="https://armyinform.com.ua/wp-content/uploads/2023/05/warcrime-19052023en.jpg" text:style-name="Internet_20_link" text:visited-style-name="Visited_20_Internet_20_Link">
warcrime-19052023en.jpg</text:a>
']</text:p>
      <text:p text:style-name="P4">
Tags: ['АГРЕСІЯ РФ', 'ВТОРГНЕННЯ РФ', 'ОФІС ГЕНЕРАЛЬНОГО ПРОКУРОРА УКРАЇНИ']</text:p>
      <text:p text:style-name="P4">
Category: News</text:p>
      <!--METADATA-->
      <text:p text:style-name="P4">
<draw:frame draw:style-name="fr1" draw:name="Image339" text:anchor-type="as-char" svg:width="6.9236in" svg:height="4.448413in" draw:z-index="0">
<draw:image xlink:href="../Images/AРМІЯINFORM/2023-05-19T68-00-00-04-00/warcrime-19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y 19 </text:span>
 Registered:</text:p>
      <ul>
        <li>
88 002 Military Crimes, * 17 186 Crimes against National Security of Ukraine.</li>
      </ul>
      <text:p text:style-name="P4">
In addition, according to the official data of juvenile prosecutors, <text:span text:style-name="T4">
 1471 the child has become </text:span>
 due to aggression of the Russian Federation, including:</text:p>
      <ul>
        <li>
482 - children were killed; * 979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340" text:anchor-type="as-char" svg:width="6.9236in" svg:height="4.448413in" draw:z-index="0">
<draw:image xlink:href="../Images/AРМІЯINFORM/2023-05-19T68-00-00-04-00/warcrime-19052023en.jpg" xlink:type="simple" xlink:show="embed" xlink:actuate="onLoad" draw:mime-type="image/jpeg"/>
</draw:frame>
</text:p>
      <text:p text:style-name="P4">
News Source: <text:a xlink:type="simple" xlink:href="https://armyinform.com.ua/2023/05/19/ofis-genprokurora-ukrayiny-zadokumentovano-ponad-88-tysyach-voyennyh-zlochyniv/" text:style-name="Internet_20_link" text:visited-style-name="Visited_20_Internet_20_Link">
https://armyinform.com.ua/2023/05/19/ofis-genprokurora-ukrayiny-zadokumentovano-ponad-88-tysyach-voyennyh-zlochyniv/</text:a>
</text:p>
      <!--NEWS-->
      <text:h text:style-name="P10" text:outline-level="1">
<text:span text:style-name="T4">
On the fighting in the Black Sea, Russia holds three carbon carriers</text:span>
</text:h>
      <text:p text:style-name="P4">
Author: ['АРМІЯINFORM']</text:p>
      <text:p text:style-name="P4">
Time: 2023-05-19T69:00:00-04:00</text:p>
      <text:p text:style-name="P4">
Description: The village on Syogodni, 19 Herbalop, Chorny Morce at the Boyal Cherguvanni is tortured 6 ... The war with Ukraine 2022, the war with Ukraine is the latest news today, the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6563.png" text:style-name="Internet_20_link" text:visited-style-name="Visited_20_Internet_20_Link">
6563.png</text:a>
']</text:p>
      <text:p text:style-name="P4">
Tags: ['STOPRUSSIA', 'АГРЕСІЯ РФ', 'ВМС ЗС УКРАЇНИ', 'ВТОРГНЕННЯ РФ', 'КАЛІБРИ']</text:p>
      <text:p text:style-name="P4">
Category: News</text:p>
      <!--METADATA-->
      <text:p text:style-name="P4">
<draw:frame draw:style-name="fr1" draw:name="Image341" text:anchor-type="as-char" svg:width="6.9236in" svg:height="3.863616in" draw:z-index="0">
<draw:image xlink:href="../Images/AРМІЯINFORM/2023-05-19T69-00-00-04-00/6563.png" xlink:type="simple" xlink:show="embed" xlink:actuate="onLoad" draw:mime-type="image/png"/>
</draw:frame>
As of today, May 19, 6 enemy ships are re -elastic in the Black Sea, of which 3 are the carriers of the Caliber winged missiles, whose total volley is 16 missiles.</text:p>
      <text:p text:style-name="P4">
About it <text:a xlink:type="simple" xlink:href="https://www.facebook.com/watch/" text:style-name="Internet_20_link" text:visited-style-name="Visited_20_Internet_20_Link">
report</text:a>
The Navy of the Armed Forces.</text:p>
      <text:p text:style-name="P4">
There are 2 enemy ships in the Azov Sea, including 1 carriage carriage missiles "Caliber", the total volley of which is - 8 rockets; In the Mediterranean there are 7 -wave ships, of which - 1 carrier of the winged missiles "Caliber", the total volley of which will set up - 4 rockets.</text:p>
      <text:p text:style-name="P4">
News Source: <text:a xlink:type="simple" xlink:href="https://armyinform.com.ua/2023/05/19/na-bojovomu-cherguvanni-u-chornomu-mori-rosiya-trymaye-try-nosiyi-kalibriv/" text:style-name="Internet_20_link" text:visited-style-name="Visited_20_Internet_20_Link">
https://armyinform.com.ua/2023/05/19/na-bojovomu-cherguvanni-u-chornomu-mori-rosiya-trymaye-try-nosiyi-kalibriv/</text:a>
</text:p>
      <!--NEWS-->
      <text:h text:style-name="P10" text:outline-level="1">
<text:span text:style-name="T4">
NATO Secretary General Assessed Ukraine forces to return the occupied lands</text:span>
</text:h>
      <text:p text:style-name="P4">
Author: ['АРМІЯINFORM']</text:p>
      <text:p text:style-name="P4">
Time: 2023-05-19T70:00:00-04:00</text:p>
      <text:p text:style-name="P4">
Description: General Secretary of NATO єns Stoltenberg PID Hour Zustrichi Zri-Ministrom Portuglia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stoltenberg-3.jpg" text:style-name="Internet_20_link" text:visited-style-name="Visited_20_Internet_20_Link">
stoltenberg-3.jpg</text:a>
']</text:p>
      <text:p text:style-name="P4">
Tags: ['STOPRUSSIA', 'АГРЕСІЯ РФ', 'ВТОРГНЕННЯ РФ', 'ЄНС СТОЛТЕНБЕРГ', 'НАТО']</text:p>
      <text:p text:style-name="P4">
Category: News</text:p>
      <!--METADATA-->
      <text:p text:style-name="P4">
<draw:frame draw:style-name="fr1" draw:name="Image342" text:anchor-type="as-char" svg:width="6.9236in" svg:height="3.894525in" draw:z-index="0">
<draw:image xlink:href="../Images/AРМІЯINFORM/2023-05-19T70-00-00-04-00/stoltenberg-3.jpg" xlink:type="simple" xlink:show="embed" xlink:actuate="onLoad" draw:mime-type="image/jpeg"/>
</draw:frame>
NATO Secretary General Jens Stoltenberg, during a meeting with Prime Minister-portugal Anthony, Foreign Affairs Minister Zooo Kravino Taminist Defense Helen Carreiras in Lisbon congratulated the support given by Potovport Galia of Ukraine, including the supply of Leopard Tanks.</text:p>
      <text:p text:style-name="P4">
About it <text:a xlink:type="simple" xlink:href="https://www.nato.int/cps/en/natohq/news_214696.htm" text:style-name="Internet_20_link" text:visited-style-name="Visited_20_Internet_20_Link">
reports</text:a>
NATO press service.</text:p>
      <text:p text:style-name="P4">
"NATO will support Ukraine as much as it will be needed," NATO's Secretary General has approved, expressing confidence that the Ukrainian forces have the possibility necessary to return the occupied lands.</text:p>
      <text:p text:style-name="P4">
He recalled that NATO Allies' support developed on various different different stages of the conflict, and greeted recent Alliance members about <text:a xlink:type="simple" xlink:href="https://armyinform.com.ua/2023/05/15/naskilky-efektyvnymy-ye-storm-shadow-bude-vydno-na-poli-boyu-yurij-ignat/" text:style-name="Internet_20_link" text:visited-style-name="Visited_20_Internet_20_Link">
providing rocket missiles</text:a>
and <text:a xlink:type="simple" xlink:href="https://armyinform.com.ua/2023/05/15/czogo-lita-u-brytaniyi-rozpochnutsya-navchannya-ukrayinskyh-pilotiv/" text:style-name="Internet_20_link" text:visited-style-name="Visited_20_Internet_20_Link">
teaching Ukrainian pilots</text:a>
Use of Western Shrews.</text:p>
      <text:p text:style-name="P4">
On the eve of NATO Summit(https://armyinform.com.ua/2022/11/09/nastupnyj-samit-nato-vidbudetsya-vlitku-2023-roku-v-lytvi/)Jens Stoltenberg stressed that a member will send a powerful signal of support to Ukraine through a strategic bargain, which will allow Ukraine to move from doctrinal times to equipment and training in NATO standards, as well as to carry out operational compatibility with the Alliance.</text:p>
      <text:p text:style-name="P4">
News Source: <text:a xlink:type="simple" xlink:href="https://armyinform.com.ua/2023/05/19/gensek-nato-oczinyv-syly-ukrayiny-povernuty-okupovani-zemli/" text:style-name="Internet_20_link" text:visited-style-name="Visited_20_Internet_20_Link">
https://armyinform.com.ua/2023/05/19/gensek-nato-oczinyv-syly-ukrayiny-povernuty-okupovani-zemli/</text:a>
</text:p>
      <!--NEWS-->
      <text:h text:style-name="P10" text:outline-level="1">
<text:span text:style-name="T4">
The F-16 aircraft can significantly strengthen Ukraine's air defense-Yuri Ignat</text:span>
</text:h>
      <text:p text:style-name="P4">
Author: ['Дмитро Чалий']</text:p>
      <text:p text:style-name="P4">
Time: 2023-05-19T71:00:00-04:00</text:p>
      <text:p text:style-name="P4">
Description: About the PID Hour of the Televasia Marathon “єini News” Rospovyv Rechnik commandanny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f-16.jpeg" text:style-name="Internet_20_link" text:visited-style-name="Visited_20_Internet_20_Link">
f-16.jpeg</text:a>
']</text:p>
      <text:p text:style-name="P4">
Tags: ['F-16', 'ВТОРГНЕННЯ РФ', 'ЄДИНІ НОВИНИ', 'ППО ЗСУ', 'ЮРІЙ ІГНАТ']</text:p>
      <text:p text:style-name="P4">
Category: News</text:p>
      <!--METADATA-->
      <text:p text:style-name="P4">
<draw:frame draw:style-name="fr1" draw:name="Image343" text:anchor-type="as-char" svg:width="6.9236in" svg:height="4.056076in" draw:z-index="0">
<draw:image xlink:href="../Images/AРМІЯINFORM/2023-05-19T71-00-00-04-00/f-16.jpeg" xlink:type="simple" xlink:show="embed" xlink:actuate="onLoad" draw:mime-type="image/jpeg"/>
</draw:frame>
About it during a television marathon <text:a xlink:type="simple" xlink:href="https://www.youtube.com/live/WY8sDvZdWEA" text:style-name="Internet_20_link" text:visited-style-name="Visited_20_Internet_20_Link">
"Unin"</text:a>
Yuri Ignatus told the Air Force Air Force.</text:p>
      <ul>
        <li>
We need to intensify, because the enemy does not depart from our plans. The aircraft-16 will certainly help Ukraine drive away Russian aviation. If this is alternated, say, in the Sumy, Chernihiv or Kharkiv region, then Russian pilots are unlikely to dare to fly closer and to throw Ababombs, - said Yuri Ignat. - Therefore, the issue of aircraft and their dispersal and all the territory of Ukraine will solve this problem, and most importantly, that it will solve the problem of rockets and drones that are constantly attacking Ukraine. After all, this aircraft is part of the state's air defense.</li>
      </ul>
      <text:p text:style-name="P4">
Moreover, he believes that Ukrainian combat pilots will be able to quickly master the use of the F-16 aircraft.</text:p>
      <text:p text:style-name="P4">
-For our pilots to learn how to fly on the F-16 is not a problem, this needs to be needed, but here to fight and use all the weapons that this aircraft has, a pretty thing. I am sure that our pilots will easily cope with it, - said Ignat.</text:p>
      <text:p text:style-name="P4">
News Source: <text:a xlink:type="simple" xlink:href="https://armyinform.com.ua/2023/05/19/litak-f-16-mozhe-znachno-posylyty-ppo-ukrayiny-yurij-ignat/" text:style-name="Internet_20_link" text:visited-style-name="Visited_20_Internet_20_Link">
https://armyinform.com.ua/2023/05/19/litak-f-16-mozhe-znachno-posylyty-ppo-ukrayiny-yurij-ignat/</text:a>
</text:p>
      <!--NEWS-->
      <text:h text:style-name="P10" text:outline-level="1">
<text:span text:style-name="T4">
Shelling Russia wants to disrupt the counter -offensive - GUR</text:span>
</text:h>
      <text:p text:style-name="P4">
Author: ['АРМІЯINFORM']</text:p>
      <text:p text:style-name="P4">
Time: 2023-05-19T72:00:00-04:00</text:p>
      <text:p text:style-name="P4">
Description: Piagain to be the inspection of Zirvati Planki Togotovka before the active wiresovikh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20230519-02.jpg" text:style-name="Internet_20_link" text:visited-style-name="Visited_20_Internet_20_Link">
20230519-02.jpg</text:a>
']</text:p>
      <text:p text:style-name="P4">
Tags: ['ВАДИМ СКІБІЦЬКИЙ', 'ВОРОЖІ ОБСТРІЛИ', 'ГУР МОУ', 'КОНТРНАСТУП']</text:p>
      <text:p text:style-name="P4">
Category: News</text:p>
      <!--METADATA-->
      <text:p text:style-name="P4">
<draw:frame draw:style-name="fr1" draw:name="Image344" text:anchor-type="as-char" svg:width="6.9236in" svg:height="4.454183in" draw:z-index="0">
<draw:image xlink:href="../Images/AРМІЯINFORM/2023-05-19T72-00-00-04-00/20230519-02.jpg" xlink:type="simple" xlink:show="embed" xlink:actuate="onLoad" draw:mime-type="image/jpeg"/>
</draw:frame>
The invaders are trying to fire plans and prepare for active military action during the spring and summer campaign. At the same time, intense blows are elected both along the front lines and in the rest of Ukraine.</text:p>
      <text:p text:style-name="P4">
This was stated(https://gur.gov.ua/content/obstrilamy-rosiia-khoche-zirvaty-kontrnastup.html)GUR MOU.</text:p>
      <text:p text:style-name="P4">
"Previously, they have not been able to put our energy system, and now they have the best priorities are to disrupt our plans and prepare for active actions during the spring and summer campaign,"-explained a representative of Ukraine's military intelligence.</text:p>
      <text:p text:style-name="P4">
According to Vadim Skibitsky, the aggressor tries to strike the accumulation of more weapons and military facilities.</text:p>
      <text:p text:style-name="P4">
“In relation to rocket weapons now, its Russians are used by the driving points(Decision -making centers), the ways of supplying the tangents of concentration of ammunition, equipment, fuel storage, and the areas of concentration of troops. The enemy began special attention to the placement of our air defense facilities, ”explained a representative of military intelligence.</text:p>
      <text:p text:style-name="P4">
In addition, on the front line, the Russians actively use the aircraft component. According to Vadim Skibitsky, the operative-tactical aircraft of the occupant is used about 20-25 aircraft bombs CAC-500 and strikes at the linefront line and in frontlines.</text:p>
      <text:p text:style-name="P4">
News Source: <text:a xlink:type="simple" xlink:href="https://armyinform.com.ua/2023/05/19/obstrilamy-rosiya-hoche-zirvaty-kontrnastup-gur/" text:style-name="Internet_20_link" text:visited-style-name="Visited_20_Internet_20_Link">
https://armyinform.com.ua/2023/05/19/obstrilamy-rosiya-hoche-zirvaty-kontrnastup-gur/</text:a>
</text:p>
      <!--NEWS-->
      <text:h text:style-name="P10" text:outline-level="1">
<text:span text:style-name="T4">
Italy joins the exercises of the Ukrainian military</text:span>
</text:h>
      <text:p text:style-name="P4">
Author: ['АРМІЯINFORM']</text:p>
      <text:p text:style-name="P4">
Time: 2023-05-19T73:00:00-04:00</text:p>
      <text:p text:style-name="P4">
Description: The Mini Construction of the Defense of ITALICHENTSED to the plot in єvropeisii іnitsyativni wage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italy.jpg" text:style-name="Internet_20_link" text:visited-style-name="Visited_20_Internet_20_Link">
italy.jpg</text:a>
']</text:p>
      <text:p text:style-name="P4">
Tags: ['ВІЙСЬКОВІ НАВЧАННЯ', 'ДОПОМОГА ПАРТНЕРІВ', 'ІТАЛІЯ', 'СВІТ ПІДТРИМУЄ УКРАЇНУ']</text:p>
      <text:p text:style-name="P4">
Category: News</text:p>
      <!--METADATA-->
      <text:p text:style-name="P4">
<draw:frame draw:style-name="fr1" draw:name="Image345" text:anchor-type="as-char" svg:width="6.9236in" svg:height="3.894525in" draw:z-index="0">
<draw:image xlink:href="../Images/AРМІЯINFORM/2023-05-19T73-00-00-04-00/italy.jpg" xlink:type="simple" xlink:show="embed" xlink:actuate="onLoad" draw:mime-type="image/jpeg"/>
</draw:frame>
The Italian Ministry of Defense is involved in participating in the European initiative of Ukrainian soldiers.</text:p>
      <text:p text:style-name="P4">
This was officially officially <text:a xlink:type="simple" xlink:href="https://www.difesa.it/Primo_Piano/Pagine/Missioni-internazionali-audizione-Ministro-Crosetto.aspx" text:style-name="Internet_20_link" text:visited-style-name="Visited_20_Internet_20_Link">
stated</text:a>
Italy's Defense Minister Guido Trozetto during his <text:a xlink:type="simple" xlink:href="https://webtvdifesaaz.blob.core.windows.net/asset-ac980630-c171-4fe5-8ddc-a01fc7a43d16/intervento_crosetto_1280x720_2023.mp4" text:style-name="Internet_20_link" text:visited-style-name="Visited_20_Internet_20_Link">
report</text:a>
about the cost of military missions abroad.</text:p>
      <text:p text:style-name="P4">
Italy will train the Ukrainian military with staff, which will be sent to commands in Brussels, Poland and Germany.</text:p>
      <text:p text:style-name="P4">
"We will also offer specialized training modules in schools and military personnel in the Italian territory," said Guvido Crossetto.</text:p>
      <text:p text:style-name="P4">
Recall that in November 2022 the European Union officially <text:a xlink:type="simple" xlink:href="https://armyinform.com.ua/2022/11/15/usi-krayiny-yes-pogodylysya-navchaty-ukrayinskyh-vijskovyh-u-ramkah-novoyi-misiyi-zhozep-borrel/" text:style-name="Internet_20_link" text:visited-style-name="Visited_20_Internet_20_Link">
launched</text:a>
The training mission to study 15,000 Ukrainian servicemen, which will participate not only countries at the borders with Ukraine, but also all Member States.</text:p>
      <text:p text:style-name="P4">
_ Prepared Vitaliy Lytvyn_</text:p>
      <text:p text:style-name="P4">
News Source: <text:a xlink:type="simple" xlink:href="https://armyinform.com.ua/2023/05/19/italiya-doluchayetsya-do-navchan-ukrayinskyh-vijskovyh/" text:style-name="Internet_20_link" text:visited-style-name="Visited_20_Internet_20_Link">
https://armyinform.com.ua/2023/05/19/italiya-doluchayetsya-do-navchan-ukrayinskyh-vijskovyh/</text:a>
</text:p>
      <!--NEWS-->
      <text:h text:style-name="P10" text:outline-level="1">
<text:span text:style-name="T4">
The Head of State celebrated 117 servicemen awards, 93 of them were posthumously</text:span>
</text:h>
      <text:p text:style-name="P4">
Author: ['АРМІЯINFORM']</text:p>
      <text:p text:style-name="P4">
Time: 2023-05-19T74:00:00-04:00</text:p>
      <text:p text:style-name="P4">
Description: President of Ukraine Volodymyr Zelensky Vidniy of the Nagorods of 117 Zakhisnikiv ... War with Ukraine 2022, War with Ukraine Latest News Today, News War with Ukraine 2022 Last today, will there be a war between Ukraine and Russia and when, Ukraine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2/04/6_o.jpg" text:style-name="Internet_20_link" text:visited-style-name="Visited_20_Internet_20_Link">
6_o.jpg</text:a>
']</text:p>
      <text:p text:style-name="P4">
Tags: ['НАГОРОДЖЕННЯ ВІЙСЬКОВОСЛУЖБОВЦІВ', 'УКАЗ ПРЕЗИДЕНТА УКРАЇНИ']</text:p>
      <text:p text:style-name="P4">
Category: News</text:p>
      <!--METADATA-->
      <text:p text:style-name="P4">
<draw:frame draw:style-name="fr1" draw:name="Image346" text:anchor-type="as-char" svg:width="6.9236in" svg:height="4.621503in" draw:z-index="0">
<draw:image xlink:href="../Images/AРМІЯINFORM/2023-05-19T74-00-00-04-00/6_o.jpg" xlink:type="simple" xlink:show="embed" xlink:actuate="onLoad" draw:mime-type="image/jpeg"/>
</draw:frame>
President of Ukraine Volodymyr Zelensky celebrated the state awards of 117 defenders of Ukraine. 93 servicemen were awarded posthumously.</text:p>
      <text:p text:style-name="P4">
This is stated in the decree <text:a xlink:type="simple" xlink:href="https://www.president.gov.ua/documents/2822023-46773" text:style-name="Internet_20_link" text:visited-style-name="Visited_20_Internet_20_Link">
No. 282/2023</text:a>
, published by the Presidential Office website.</text:p>
      <text:p text:style-name="P4">
The awards were awarded "for personal courage, revealed in the protection of state -sevotory and territorial integrity of Ukraine, selfless fulfillment of a military duty."</text:p>
      <text:p text:style-name="P4">
<text:span text:style-name="T4">
 To award the Order of Bohdan Khmelnitsky II degree </text:span>
</text:p>
      <text:p text:style-name="P4">
Bohnak Anton Ivanovich - Senior Lieutenant</text:p>
      <text:p text:style-name="P4">
<text:span text:style-name="T4">
 To award the Order of Bohdan Khmelnitsky III degree </text:span>
</text:p>
      <text:p text:style-name="P4">
Fedia Vyacheslav Vladimirovich - Lieutenant Colonel</text:p>
      <text:p text:style-name="P4">
Chuprin Vladislav Anatolyevich - Senior Lieutenant</text:p>
      <text:p text:style-name="P4">
Yurchenko Alexei Markovich(posthumously)- Junior Lieutenant</text:p>
      <text:p text:style-name="P4">
<text:span text:style-name="T4">
 reward the Order </text:span>
 <text:span text:style-name="T4">
 "</text:span>
 <text:span text:style-name="T4">
 for courage </text:span>
 <text:span text:style-name="T4">
" </text:span>
 <text:span text:style-name="T4">
 and degree </text:span>
</text:p>
      <text:p text:style-name="P4">
Vyshnevsky Artem Vladimirovich - Senior Soldier</text:p>
      <text:p text:style-name="P4">
Grinchuk Oleg Alexandrovich - Senior Soldier</text:p>
      <text:p text:style-name="P4">
<text:span text:style-name="T4">
 reward the Order </text:span>
 <text:span text:style-name="T4">
 "</text:span>
 <text:span text:style-name="T4">
 for courage </text:span>
 <text:span text:style-name="T4">
" </text:span>
 <text:span text:style-name="T4">
 </text:span>
 II degree **</text:p>
      <text:p text:style-name="P4">
Roman Kalashchuk(posthumously)- Soldier</text:p>
      <text:p text:style-name="P4">
Nesshheretsky Maxim Petrovich(posthumously)- Junior Sergeant</text:p>
      <text:p text:style-name="P4">
Eugene Vladimirovich - Senior Soldier</text:p>
      <text:p text:style-name="P4">
Quail Victor Nikolaevich(posthumously)- Soldier</text:p>
      <text:p text:style-name="P4">
Sidorov Nikolai Ivanovich(posthumously)- Junior Sergeant</text:p>
      <text:p text:style-name="P4">
Khom Vasily Vasilyevich - Senior Soldier</text:p>
      <text:p text:style-name="P4">
<text:span text:style-name="T4">
 reward the Order </text:span>
 <text:span text:style-name="T4">
 "</text:span>
 <text:span text:style-name="T4">
 for courage </text:span>
 <text:span text:style-name="T4">
" </text:span>
 <text:span text:style-name="T4">
 </text:span>
 III degree **</text:p>
      <text:p text:style-name="P4">
Alutina Nikolai Nikolaevich(posthumously)- Soldier</text:p>
      <text:p text:style-name="P4">
Androshchuk Oleg Vasilyevich(posthumously)- Soldier</text:p>
      <text:p text:style-name="P4">
Vladimir Borisovich(posthumously)- Soldier</text:p>
      <text:p text:style-name="P4">
Voitenko Viktor Petrovich(posthumously)- Senior soldier</text:p>
      <text:p text:style-name="P4">
Gennady Alexandrovich Golovkova(posthumously)- Soldier</text:p>
      <text:p text:style-name="P4">
Golubenko Mykola Vasilyevich(posthumously)- Soldier</text:p>
      <text:p text:style-name="P4">
Alexander Gribenyuk(posthumously)- Soldier</text:p>
      <text:p text:style-name="P4">
Alexander Davidov(posthumously)- Soldier</text:p>
      <text:p text:style-name="P4">
Dyachuk Yuri Nikolaevich(posthumously)- Soldier</text:p>
      <text:p text:style-name="P4">
Zhuravsky Sergey Vladimirovich(posthumously)- Soldier</text:p>
      <text:p text:style-name="P4">
Zbaransky Artem Valeriyovych(posthumously)- Soldier</text:p>
      <text:p text:style-name="P4">
Ivanova Vitaliy Alexandrovich(posthumously)- Senior Sergeant</text:p>
      <text:p text:style-name="P4">
Valentin's groove - junior sergeant</text:p>
      <text:p text:style-name="P4">
Knyazev Yuri Vladimirovich(posthumously)- Soldier</text:p>
      <text:p text:style-name="P4">
Kobyletsky Vladimir Romanovich(posthumously)- sailor</text:p>
      <text:p text:style-name="P4">
Andrei Romanovich Kozhemiak(posthumously)- Junior Sergeant</text:p>
      <text:p text:style-name="P4">
Kolodyazhny Vladimir Sergeyevich(posthumously)- Junior Sergeant</text:p>
      <text:p text:style-name="P4">
Kostenkov Vitaliy Olegovich - SoldierLysy Grigory Petrovich(posthumously)- Senior soldier</text:p>
      <text:p text:style-name="P4">
Likhushrst Andriy Alexandrovich(posthumously)- Soldier</text:p>
      <text:p text:style-name="P4">
Sergey Dmitrovich forest(posthumously)- Senior Sergeant</text:p>
      <text:p text:style-name="P4">
Malich Roman Anatolyevich - Senior Sergeant</text:p>
      <text:p text:style-name="P4">
Melnik Oleg Igorovich(posthumously)- Soldier</text:p>
      <text:p text:style-name="P4">
Mykola Mykola(posthumously)- Senior soldier</text:p>
      <text:p text:style-name="P4">
Mugashev Alexander Oleksandrovych-Headquarters</text:p>
      <text:p text:style-name="P4">
Proskurovsky Igor Nikolaevich(posthumously)- Senior Lieutenant</text:p>
      <text:p text:style-name="P4">
Pugach Alexei Igorovich(posthumously)- Junior Sergeant</text:p>
      <text:p text:style-name="P4">
Romanenko Roman Viktorovich(posthumously)- Soldier</text:p>
      <text:p text:style-name="P4">
Sadzikovsky Paul(posthumously)- Soldier</text:p>
      <text:p text:style-name="P4">
Svidunova Eugene Igorovich(posthumously)- Soldier</text:p>
      <text:p text:style-name="P4">
Semiletkov Grigory Grigorovich(posthumously)- Soldier</text:p>
      <text:p text:style-name="P4">
Vladislav Serdyuchenko(posthumously)- Soldier</text:p>
      <text:p text:style-name="P4">
Bogdan Skakunova(posthumously)- Soldier</text:p>
      <text:p text:style-name="P4">
Alexander Sparov(posthumously)- Senior Sergeant</text:p>
      <text:p text:style-name="P4">
Tkachenko Oleg Anatolyevich(posthumously)- Junior Sergeant</text:p>
      <text:p text:style-name="P4">
Phil Ivan Romanovich(posthumously)- Senior soldier</text:p>
      <text:p text:style-name="P4">
Anatoly Anatolyevich's tsar(posthumously)- Senior soldier</text:p>
      <text:p text:style-name="P4">
Chernyshenko Sergey Vladimirovich(posthumously)- Soldier</text:p>
      <text:p text:style-name="P4">
Chumakova Ivan Demyanovich(posthumously)-Master-Stateist</text:p>
      <text:p text:style-name="P4">
Yuri Olegovich Shvets(posthumously)- Captain</text:p>
      <text:p text:style-name="P4">
Shishkina Arthur Anatolyevich(posthumously)- Junior Sergeant</text:p>
      <text:p text:style-name="P4">
Ruslan Vasilyevich Sin(posthumously)- Soldier</text:p>
      <text:p text:style-name="P4">
Vitaliy Srubkovsky(posthumously)- Senior Sergeant</text:p>
      <text:p text:style-name="P4">
Yalam Mikhail Georgievich(posthumously)- sailor</text:p>
      <text:p text:style-name="P4">
<text:span text:style-name="T4">
 Reward Medal </text:span>
 <text:span text:style-name="T4">
 "</text:span>
 <text:span text:style-name="T4">
 for military service to Ukraine </text:span>
 <text:span text:style-name="T4">
" </text:span>
 **</text:p>
      <text:p text:style-name="P4">
Garnik Nikolai Vasilyevich - Junior Sergeant</text:p>
      <text:p text:style-name="P4">
Gas Eugene Anatolyevich - Lieutenant Colonel</text:p>
      <text:p text:style-name="P4">
Degtyarev Dmitry Pavlovich - sailor</text:p>
      <text:p text:style-name="P4">
Dovzhenko Alexander Vasilyevich - Sergeant</text:p>
      <text:p text:style-name="P4">
Andrei Drozdov(posthumously)- Soldier</text:p>
      <text:p text:style-name="P4">
Zelenko Sergey Alexandrovich - Lieutenant Colonel</text:p>
      <text:p text:style-name="P4">
Korotkov Sergey Alexandrovich - Captain</text:p>
      <text:p text:style-name="P4">
Lyapina Pavel Sergeyevich - Captain</text:p>
      <text:p text:style-name="P4">
Taran Roman Petrovich - Senior Soldier</text:p>
      <text:p text:style-name="P4">
Finka Alexander Sergeyevich - Senior Sergeant</text:p>
      <text:p text:style-name="P4">
<text:span text:style-name="T4">
 reward the medal </text:span>
 <text:span text:style-name="T4">
 "</text:span>
 <text:span text:style-name="T4">
 </text:span>
 Defender of the Fatherland <text:span text:style-name="T4">
 </text:span>
" <text:span text:style-name="T4">
 </text:span>
</text:p>
      <text:p text:style-name="P4">
Augustina Alexander Vladimirovich(posthumously)- Soldier</text:p>
      <text:p text:style-name="P4">
Yuri Anatolyevich ram(posthumously)- Soldier</text:p>
      <text:p text:style-name="P4">
Brenko Ruslan Vasilyevich(posthumously)- Junior Lieutenant</text:p>
      <text:p text:style-name="P4">
Valitsky Victor Nikolaevich(posthumously)- Soldier</text:p>
      <text:p text:style-name="P4">
Vysotsky Ivan Vladimirovich(posthumously)- Soldier</text:p>
      <text:p text:style-name="P4">
Alexander Volochaya(posthumously)- Soldier</text:p>
      <text:p text:style-name="P4">
Ivan Mikhailovich(posthumously)- Soldier</text:p>
      <text:p text:style-name="P4">
Graha Ruslan Grigorovich(posthumously)- SergeantGuber Nicholas Ludwykovich(posthumously)- Soldier</text:p>
      <text:p text:style-name="P4">
Demchuk Victor Vyacheslavovich(posthumously)- Soldier</text:p>
      <text:p text:style-name="P4">
Demianchuk Vasily Miroslavovich(posthumously)- Soldier</text:p>
      <text:p text:style-name="P4">
Dmitruk Viktor Petrovich(posthumously)- Soldier</text:p>
      <text:p text:style-name="P4">
Donovo Sergei Alexandrovich(posthumously)- Soldier</text:p>
      <text:p text:style-name="P4">
Eugene Zelenkova(posthumously)-headquarters</text:p>
      <text:p text:style-name="P4">
Kalinichenko Sergey Grigorovich(posthumously)- Junior Sergeant</text:p>
      <text:p text:style-name="P4">
Kvasnevsky Sergey Alexandrovich - Matros</text:p>
      <text:p text:style-name="P4">
Kononenko Ilya Nikolaevich(posthumously)- Soldier</text:p>
      <text:p text:style-name="P4">
Krasnevich Mikhail Ivanovich(posthumously)- Soldier</text:p>
      <text:p text:style-name="P4">
Kryvka Alexander Vladimirovich(posthumously)- Soldier</text:p>
      <text:p text:style-name="P4">
Alexander Dmitrovich Kubrak(posthumously)- Senior soldier</text:p>
      <text:p text:style-name="P4">
Sergey Kuznetsov(posthumously)- Sergeant</text:p>
      <text:p text:style-name="P4">
Kushnerik Victor Vasilyevich(posthumously)- Soldier</text:p>
      <text:p text:style-name="P4">
Lazar Pavel Nikolaevich(posthumously)- Junior Sergeant</text:p>
      <text:p text:style-name="P4">
Lutsiv Igor Yevgenovich(posthumously)- Sergeant</text:p>
      <text:p text:style-name="P4">
Maidenburg Sergey Konstantinovich(posthumously)- Senior soldier</text:p>
      <text:p text:style-name="P4">
Markelova Leonid Vasilyevich(posthumously)- Soldier</text:p>
      <text:p text:style-name="P4">
Matviychuk Sergey Nikolaevich(posthumously)- Soldier</text:p>
      <text:p text:style-name="P4">
Pavel Alexandrovich(posthumously)- Soldier</text:p>
      <text:p text:style-name="P4">
Sergei Arkadyevich - Senior Sergeant</text:p>
      <text:p text:style-name="P4">
Pavlov Andriy Anatoliyovych(posthumously)- Senior Sergeant</text:p>
      <text:p text:style-name="P4">
Valery Ivanovich's basement(posthumously)- Sergeant</text:p>
      <text:p text:style-name="P4">
Rosinchuk Viktor Bogdanovich(posthumously)- Junior Sergeant</text:p>
      <text:p text:style-name="P4">
Rudnik Alexander Evgenyevich(posthumously)- Sergeant</text:p>
      <text:p text:style-name="P4">
Alexander Ivanovich Savenko(posthumously)- Senior Lieutenant</text:p>
      <text:p text:style-name="P4">
Savchenko Igor Pavlovich(posthumously)- Soldier</text:p>
      <text:p text:style-name="P4">
Saka Alexander Andreevich(posthumously)- Senior soldier</text:p>
      <text:p text:style-name="P4">
Sakalyuk Vladimir Mikhailovich(posthumously)- Soldier</text:p>
      <text:p text:style-name="P4">
Sahardal Sergey Alexandrovich(posthumously)- Soldier</text:p>
      <text:p text:style-name="P4">
Vyacheslav Sverdlova(posthumously)- Senior soldier</text:p>
      <text:p text:style-name="P4">
Stefanyuk Taras Dmitrovich(posthumously)- Chief Sergeant</text:p>
      <text:p text:style-name="P4">
Stotsky Valery Vasilyevich(posthumously)- Soldier</text:p>
      <text:p text:style-name="P4">
Tanigina Pavel Andreevich(posthumously)- Soldier</text:p>
      <text:p text:style-name="P4">
Tregub Andrei Anatolyevich - Sergeant</text:p>
      <text:p text:style-name="P4">
Chabana Yuri Sergeyevich(posthumously)- Soldier</text:p>
      <text:p text:style-name="P4">
Sheshuryak Anatoly Dmitrovich(posthumously)- Soldier</text:p>
      <text:p text:style-name="P4">
Schultz Sergey Vasilyevich(posthumously)- Soldier</text:p>
      <text:p text:style-name="P4">
Yakimuk Sergey Ivanovich(posthumously)- Soldier</text:p>
      <text:p text:style-name="P4">
Yatskovich Vladimir Petrovich(posthumously)- Junior Sergeant</text:p>
      <text:p text:style-name="P4">
Cabbage Sergey - Sergeant.</text:p>
      <text:p text:style-name="P4">
News Source: <text:a xlink:type="simple" xlink:href="https://armyinform.com.ua/2023/05/19/glava-derzhavy-vidznachyv-nagorodamy-117-vijskovosluzhbovcziv-iz-nyh-93-posmertno/" text:style-name="Internet_20_link" text:visited-style-name="Visited_20_Internet_20_Link">
https://armyinform.com.ua/2023/05/19/glava-derzhavy-vidznachyv-nagorodamy-117-vijskovosluzhbovcziv-iz-nyh-93-posmertno/</text:a>
</text:p>
      <!--NEWS-->
      <text:h text:style-name="P10" text:outline-level="1">
<text:span text:style-name="T4">
The purpose of Poland should be to ensure Ukraine's accession to the European Union and NATO - Andrzej Duda</text:span>
</text:h>
      <text:p text:style-name="P4">
Author: ['АРМІЯINFORM']</text:p>
      <text:p text:style-name="P4">
Time: 2023-05-19T75:00:00-04:00</text:p>
      <text:p text:style-name="P4">
Description: INTEGRATICAIKAYASY TO єVROPEISKY Union, the PIVNIKHALATLANTICAL Alliance of Mayu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duda-3-1.jpg" text:style-name="Internet_20_link" text:visited-style-name="Visited_20_Internet_20_Link">
duda-3-1.jpg</text:a>
']</text:p>
      <text:p text:style-name="P4">
Tags: ['АНДЖЕЙ ДУДА', 'ДОПОМОГА ПАРТНЕРІВ', 'ПОЛЬЩА', 'СВІТ ПІДТРИМУЄ УКРАЇНУ']</text:p>
      <text:p text:style-name="P4">
Category: News</text:p>
      <!--METADATA-->
      <text:p text:style-name="P4">
<draw:frame draw:style-name="fr1" draw:name="Image347" text:anchor-type="as-char" svg:width="6.9236in" svg:height="3.894525in" draw:z-index="0">
<draw:image xlink:href="../Images/AРМІЯINFORM/2023-05-19T75-00-00-04-00/duda-3-1.jpg" xlink:type="simple" xlink:show="embed" xlink:actuate="onLoad" draw:mime-type="image/jpeg"/>
</draw:frame>
Ukraine's integration into the European Union and the North Atlantic Alliances are the purpose of Poland.</text:p>
      <text:p text:style-name="P4">
This was during the Pism Strategic Ark 2023 conference in Warsaw <text:a xlink:type="simple" xlink:href="https://youtu.be/lQivZW0mHmQ" text:style-name="Internet_20_link" text:visited-style-name="Visited_20_Internet_20_Link">
declared</text:a>
Polish President Andrzej Duda.</text:p>
      <text:p text:style-name="P4">
“Our goal should be to ensure Ukraine's accession to the European Union. This will encourage Ukraine to introduce the necessary reforms that have already been carried out and to modernize the country, ”the Polish President emphasized.</text:p>
      <text:p text:style-name="P4">
He also added that Russia's success may encourage other countries to implement its aggressive policy, and now the event should strengthen the support of global peace.</text:p>
      <text:p text:style-name="P4">
“We need to prove that no one can benefit from aggression. We must make mechanisms that will support Ukraine in the long run - in financial support and in the field of defense, ”Andrzej Duda said.</text:p>
      <text:p text:style-name="P4">
We will remind, earlier the Polish president <text:a xlink:type="simple" xlink:href="https://armyinform.com.ua/2023/05/18/treba-poyasnyty-vsij-mizhnarodnij-spilnoti-shho-v-ukrayini-vyrishuyetsya-dolya-svitu-prezydent-polshhi/" text:style-name="Internet_20_link" text:visited-style-name="Visited_20_Internet_20_Link">
declared</text:a>
: The whole international community should be explained that the fate of the world is decided in Ukraine.</text:p>
      <text:p text:style-name="P4">
News Source: <text:a xlink:type="simple" xlink:href="https://armyinform.com.ua/2023/05/19/metoyu-polshhi-maye-staty-zabezpechennya-vstupu-ukrayiny-do-yevropejskogo-soyuzu-ta-nato-andzhej-duda/" text:style-name="Internet_20_link" text:visited-style-name="Visited_20_Internet_20_Link">
https://armyinform.com.ua/2023/05/19/metoyu-polshhi-maye-staty-zabezpechennya-vstupu-ukrayiny-do-yevropejskogo-soyuzu-ta-nato-andzhej-duda/</text:a>
</text:p>
      <!--NEWS-->
      <text:h text:style-name="P10" text:outline-level="1">
<text:span text:style-name="T4">
Expenditures on resumption of military administrations in de -enrolled territories belong to priority</text:span>
</text:h>
      <text:p text:style-name="P4">
Author: ['АРМІЯINFORM']</text:p>
      <text:p text:style-name="P4">
Time: 2023-05-19T76:00:00-04:00</text:p>
      <text:p text:style-name="P4">
Description: Syogodnі, 19 Herbalop, Kabmіn Rodshiriv Pereslik Priitary Vidatkiv budgets, for the Yakim ... War with Ukraine 2022, War with Ukraine Latest News today, News War with Ukraine 2022 Last for Ukraine,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minreintegracziyi-01.jpg" text:style-name="Internet_20_link" text:visited-style-name="Visited_20_Internet_20_Link">
minreintegracziyi-01.jpg</text:a>
']</text:p>
      <text:p text:style-name="P4">
Tags: ['ВІЙСЬКОВА АДМІНІСТРАЦІЯ', 'МІНРЕІНТЕГРАЦІЇ']</text:p>
      <text:p text:style-name="P4">
Category: News</text:p>
      <!--METADATA-->
      <text:p text:style-name="P4">
<draw:frame draw:style-name="fr1" draw:name="Image348" text:anchor-type="as-char" svg:width="6.9236in" svg:height="5.1927in" draw:z-index="0">
<draw:image xlink:href="../Images/AРМІЯINFORM/2023-05-19T76-00-00-04-00/minreintegracziyi-01.jpg" xlink:type="simple" xlink:show="embed" xlink:actuate="onLoad" draw:mime-type="image/jpeg"/>
</draw:frame>
Today, on May 19, the Cabinet has expanded the list of priority budget expenditures, for which payments are made by Treasury bodies in martial law.</text:p>
      <text:p text:style-name="P4">
About it <text:a xlink:type="simple" xlink:href="https://minre.gov.ua/2023/05/19/vidteper-vydatky-na-vidnovlennya-diyalnosti-vijskovyh-administraczij-na-deokupovanyh-terytoriyah-nalezhat-do-priorytetnyh/" text:style-name="Internet_20_link" text:visited-style-name="Visited_20_Internet_20_Link">
reports</text:a>
Ministry of Reintegration of the Temporarily Coopered Territories of Ukraine.</text:p>
      <text:p text:style-name="P4">
The changes developed by the Ministry of Finance have been developed with the participation of the Ministry of Reintegration jointly by the departed military administrations in order to support local authorities, in particular in de -industrial territories.</text:p>
      <text:p text:style-name="P4">
Yes, the Treasury bodies will make payments to the expenditures:</text:p>
      <ul>
        <li>
military administrations that are displaced from the occupied territories and territories in which hostilities are conducted; * Military administrations of deocal territories.</li>
      </ul>
      <text:p text:style-name="P4">
In addition, the list of expenditures of the second stage is expanded, which, in particular, includes the payment of medical examinations of the wards and employees of boarding schools, institutions of the social protection system of the population, internally displaced persons.</text:p>
      <text:p text:style-name="P4">
News Source: <text:a xlink:type="simple" xlink:href="https://armyinform.com.ua/2023/05/19/vydatky-na-vidnovlennya-diyalnosti-vijskovyh-administraczij-na-deokupovanyh-terytoriyah-nalezhat-do-priorytetnyh/" text:style-name="Internet_20_link" text:visited-style-name="Visited_20_Internet_20_Link">
https://armyinform.com.ua/2023/05/19/vydatky-na-vidnovlennya-diyalnosti-vijskovyh-administraczij-na-deokupovanyh-terytoriyah-nalezhat-do-priorytetnyh/</text:a>
</text:p>
      <!--NEWS-->
      <text:h text:style-name="P10" text:outline-level="1">
<text:span text:style-name="T4">
Coordination Staff: Prisoners of defenders are psychologically pressed and offering Russian citizenship</text:span>
</text:h>
      <text:p text:style-name="P4">
Author: ['АРМІЯINFORM']</text:p>
      <text:p text:style-name="P4">
Time: 2023-05-19T77:00:00-04:00</text:p>
      <text:p text:style-name="P4">
Description: At the coordinating headquarters, Zustinchi Zustnni of the Rodin National Guard, Yaki was killed ... The war with Ukraine 2022, the war with Ukraine is the latest news today, the war with Ukraine 2022 is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8fffbffa-653f-4a90-b14a-7238fb7e5823-e1684500974276.jpg" text:style-name="Internet_20_link" text:visited-style-name="Visited_20_Internet_20_Link">
8fffbffa-653f-4a90-b14a-7238fb7e5823-e1684500974276.jpg</text:a>
']</text:p>
      <text:p text:style-name="P4">
Tags: ['ВІЙСЬКОВОПОЛОНЕНІ', 'КООРДИНАЦІЙНИЙ ШТАБ З ПИТАНЬ ПОВОДЖЕННЯ З ВІЙСЬКОВОПОЛОНЕНИМИ', 'ЧЕРОБИЛЬСЬКА АЕС']</text:p>
      <text:p text:style-name="P4">
Category: News</text:p>
      <!--METADATA-->
      <text:p text:style-name="P4">
<draw:frame draw:style-name="fr1" draw:name="Image349" text:anchor-type="as-char" svg:width="6.9236in" svg:height="4.431104in" draw:z-index="0">
<draw:image xlink:href="../Images/AРМІЯINFORM/2023-05-19T77-00-00-04-00/8fffbffa-653f-4a90-b14a-7238fb7e5823-e1684500974276.jpg" xlink:type="simple" xlink:show="embed" xlink:actuate="onLoad" draw:mime-type="image/jpeg"/>
</draw:frame>
The coordination headquarters met with the unification of the families of the National Guard, who defended the Chornobyl nuclear power plant. Representatives of the coordination headquarters, the National Guard of Ukraine Tanational Police were answered as close.</text:p>
      <text:p text:style-name="P4">
About it <text:a xlink:type="simple" xlink:href="https://t.me/Koord_shtab/1078" text:style-name="Internet_20_link" text:visited-style-name="Visited_20_Internet_20_Link">
reports</text:a>
Coordinating headquarters of inquiries for the treatment of prisoners of war.</text:p>
      <text:p text:style-name="P4">
The staff representative assured the audience that the defenders who returned from captivity were interviewed, the facts of bullying and torture were recorded. The information is saved for accuse documents.</text:p>
      <text:p text:style-name="P4">
Red Cross International Committee(ICCH)On their own initiative, it conducts a survey with defenders who agree to provide information.</text:p>
      <text:p text:style-name="P4">
They discussed whether the moving of captives from one place of keeping on another return from captivity.</text:p>
      <text:p text:style-name="P4">
“There are exchanges when we return many guys whose maintenance we have not expected. Data on the place is not a decisive factor for release, - said the representative of the headquarters. - The enemy provokes relatives, forcing the prisoners to call it that the Russian side gives them for exchange, and Ukraine does not want to take away. This is an open manipulation. The negotiations on the release of the Chernobyl defenders, as well as all other boys and girls, do not stop. We are ready to pick up everyone when this aggressor country agrees. "</text:p>
      <text:p text:style-name="P4">
There were several National Guards who were released at the meeting.</text:p>
      <text:p text:style-name="P4">
“I was told in the pre -trial detention center that I was awaited as an officer at home for 15 years. Get a passport of the Russian Federation. All psychologically press. Russian citizenship is offered almost everyone, ”said one of the released defenders.</text:p>
      <text:p text:style-name="P4">
The defenders who returned advised during such calls, when the boys speak the text, simply tell them the main news from Ukraine - that all the way, the relatives are alive, that everything is done to release them.</text:p>
      <text:p text:style-name="P4">
News Source: <text:a xlink:type="simple" xlink:href="https://armyinform.com.ua/2023/05/19/koordynaczijnyj-shtab-na-polonenyh-zahysnykiv-psyhologichno-tysnut-i-proponuyut-gromadyanstvo-rf/" text:style-name="Internet_20_link" text:visited-style-name="Visited_20_Internet_20_Link">
https://armyinform.com.ua/2023/05/19/koordynaczijnyj-shtab-na-polonenyh-zahysnykiv-psyhologichno-tysnut-i-proponuyut-gromadyanstvo-rf/</text:a>
</text:p>
      <!--NEWS-->
      <text:h text:style-name="P10" text:outline-level="1">
<text:span text:style-name="T4">
Ukrainian scientists received the Boris Paton Prize for a significant contribution to supporting the combat capability of the Armed Forces of Ukraine</text:span>
</text:h>
      <text:p text:style-name="P4">
Author: ['Володимир Загребельний']</text:p>
      <text:p text:style-name="P4">
Time: 2023-05-19T78:00:00-04:00</text:p>
      <text:p text:style-name="P4">
Description: In the middle capital, the 19th traveler was naked by the perephysides of National Premi ... War with Ukraine 2022, the war with Ukraine Latest news today, the news war with Ukraine 2022 The last to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premiya-golovna.jpg" text:style-name="Internet_20_link" text:visited-style-name="Visited_20_Internet_20_Link">
premiya-golovna.jpg</text:a>
', '<text:a xlink:type="simple" xlink:href="https://armyinform.com.ua/wp-content/uploads/2023/05/premiya-002-150x150.jpg" text:style-name="Internet_20_link" text:visited-style-name="Visited_20_Internet_20_Link">
premiya-002-150x150.jpg</text:a>
', '<text:a xlink:type="simple" xlink:href="https://armyinform.com.ua/wp-content/uploads/2023/05/premiya-004-150x150.jpg" text:style-name="Internet_20_link" text:visited-style-name="Visited_20_Internet_20_Link">
premiya-004-150x150.jpg</text:a>
', '<text:a xlink:type="simple" xlink:href="https://armyinform.com.ua/wp-content/uploads/2023/05/premiya-003-150x150.jpg" text:style-name="Internet_20_link" text:visited-style-name="Visited_20_Internet_20_Link">
premiya-003-150x150.jpg</text:a>
', '<text:a xlink:type="simple" xlink:href="https://armyinform.com.ua/wp-content/uploads/2023/05/premiya-005-150x150.jpg" text:style-name="Internet_20_link" text:visited-style-name="Visited_20_Internet_20_Link">
premiya-005-150x150.jpg</text:a>
', '<text:a xlink:type="simple" xlink:href="https://armyinform.com.ua/wp-content/uploads/2023/05/premiya-005-1-150x150.jpg" text:style-name="Internet_20_link" text:visited-style-name="Visited_20_Internet_20_Link">
premiya-005-1-150x150.jpg</text:a>
', '<text:a xlink:type="simple" xlink:href="https://armyinform.com.ua/wp-content/uploads/2023/05/premiya-006-150x150.jpg" text:style-name="Internet_20_link" text:visited-style-name="Visited_20_Internet_20_Link">
premiya-006-150x150.jpg</text:a>
', '<text:a xlink:type="simple" xlink:href="https://armyinform.com.ua/wp-content/uploads/2023/05/premiya-007-150x150.jpg" text:style-name="Internet_20_link" text:visited-style-name="Visited_20_Internet_20_Link">
premiya-007-150x150.jpg</text:a>
', '<text:a xlink:type="simple" xlink:href="https://armyinform.com.ua/wp-content/uploads/2023/05/premiya-008-150x150.jpg" text:style-name="Internet_20_link" text:visited-style-name="Visited_20_Internet_20_Link">
premiya-008-150x150.jpg</text:a>
', '<text:a xlink:type="simple" xlink:href="https://armyinform.com.ua/wp-content/uploads/2023/05/premiya-009-150x150.jpg" text:style-name="Internet_20_link" text:visited-style-name="Visited_20_Internet_20_Link">
premiya-009-150x150.jpg</text:a>
', '<text:a xlink:type="simple" xlink:href="https://armyinform.com.ua/wp-content/uploads/2023/05/premiya-010-150x150.jpg" text:style-name="Internet_20_link" text:visited-style-name="Visited_20_Internet_20_Link">
premiya-010-150x150.jpg</text:a>
', '<text:a xlink:type="simple" xlink:href="https://armyinform.com.ua/wp-content/uploads/2023/05/premiya-012-150x150.jpg" text:style-name="Internet_20_link" text:visited-style-name="Visited_20_Internet_20_Link">
premiya-012-150x150.jpg</text:a>
', '<text:a xlink:type="simple" xlink:href="https://armyinform.com.ua/wp-content/uploads/2022/12/volodymyr-zagrebelnyj-2.jpg" text:style-name="Internet_20_link" text:visited-style-name="Visited_20_Internet_20_Link">
volodymyr-zagrebelnyj-2.jpg</text:a>
']</text:p>
      <text:p text:style-name="P4">
Tags: ['НАУКОВЦІ', 'ПРЕМІЯ ІМЕНІ ПАТОНА']</text:p>
      <text:p text:style-name="P4">
Category: News</text:p>
      <!--METADATA-->
      <text:p text:style-name="P4">
<draw:frame draw:style-name="fr1" draw:name="Image350" text:anchor-type="as-char" svg:width="6.9236in" svg:height="4.615733in" draw:z-index="0">
<draw:image xlink:href="../Images/AРМІЯINFORM/2023-05-19T78-00-00-04-00/premiya-golovna.jpg" xlink:type="simple" xlink:show="embed" xlink:actuate="onLoad" draw:mime-type="image/jpeg"/>
</draw:frame>
In the city center, on May 19, the winners of the Boris Paton National Prescription of Ukraine were awarded. This year's prize was awarded to the collectives of researchers of five Ukrainian universities in the fields of medicine of the Tavi-industrial complex.</text:p>
      <text:p text:style-name="P4">
At the beginning of the ceremony in a letter-argument to scientists, President of Ukraine, Volodymyr Zelensky stressed that "without a powerful advanced science it is extraordinary to defend the state from the encroachment of the aggressor, to ensure its sustainable development and a worthy future."</text:p>
      <text:p text:style-name="P4">
<text:a xlink:type="simple" xlink:href="https://armyinform.com.ua/wp-content/uploads/2023/05/premiya-002.jpg" text:style-name="Internet_20_link" text:visited-style-name="Visited_20_Internet_20_Link">
!(Images/AРМІЯINFORM/2023-05-19T78-00-00-04-00/premiya-002-150x150.jpg)</text:a>
</text:p>
      <text:p text:style-name="P4">
<text:a xlink:type="simple" xlink:href="https://armyinform.com.ua/wp-content/uploads/2023/05/premiya-004.jpg" text:style-name="Internet_20_link" text:visited-style-name="Visited_20_Internet_20_Link">
<draw:frame draw:style-name="fr1" draw:name="Image351" text:anchor-type="as-char" svg:width="6.9236in" svg:height="6.9236in" draw:z-index="0">
<draw:image xlink:href="../Images/AРМІЯINFORM/2023-05-19T78-00-00-04-00/premiya-004-150x150.jpg" xlink:type="simple" xlink:show="embed" xlink:actuate="onLoad" draw:mime-type="image/jpeg"/>
</draw:frame>
</text:a>
He thanked the scientists for the contribution they make for the victory of Ukraine, a wealthy Chief of the General Staff of the Armed Forces of Ukraine, Majorvolodir Koval, Marovolodir.</text:p>
      <text:p text:style-name="P4">
"In these difficult times, despite all the attempts of the enemy, our scientists today are the egarants of our victories and curtain," he stressed, presenting the work of the Ukrainian Military Medical Academy "Medical Support Siloboron on the basis of a single medical space". It should be noted that it was for the shells that they received this honorary prize.</text:p>
      <text:p text:style-name="P4">
The authors of the work have scientifically substantiated, developed and implemented a functional-organizational model of medical support of the forces of defense for the Nazadakh of a single medical space in the conditions of hostilities.</text:p>
      <text:p text:style-name="P4">
<text:a xlink:type="simple" xlink:href="https://armyinform.com.ua/wp-content/uploads/2023/05/premiya-003.jpg" text:style-name="Internet_20_link" text:visited-style-name="Visited_20_Internet_20_Link">
!(Images/AРМІЯINFORM/2023-05-19T78-00-00-04-00/premiya-003-150x150.jpg)</text:a>
</text:p>
      <text:p text:style-name="P4">
<text:a xlink:type="simple" xlink:href="https://armyinform.com.ua/wp-content/uploads/2023/05/premiya-005.jpg" text:style-name="Internet_20_link" text:visited-style-name="Visited_20_Internet_20_Link">
<draw:frame draw:style-name="fr1" draw:name="Image352" text:anchor-type="as-char" svg:width="6.9236in" svg:height="6.9236in" draw:z-index="0">
<draw:image xlink:href="../Images/AРМІЯINFORM/2023-05-19T78-00-00-04-00/premiya-005-150x150.jpg" xlink:type="simple" xlink:show="embed" xlink:actuate="onLoad" draw:mime-type="image/jpeg"/>
</draw:frame>
</text:a>
"The main achievement and practical result of this work is thousands of preserved life of servicemen, patriots, defenders of Ukraine, who today pricing life and health upholding the independence and existence of our nanny Ukraine," Major General Vladimir Koval added.</text:p>
      <text:p text:style-name="P4">
Among this year's winners:</text:p>
      <text:p text:style-name="P4">
<text:a xlink:type="simple" xlink:href="https://armyinform.com.ua/wp-content/uploads/2023/05/premiya-005-1.jpg" text:style-name="Internet_20_link" text:visited-style-name="Visited_20_Internet_20_Link">
<draw:frame draw:style-name="fr1" draw:name="Image353" text:anchor-type="as-char" svg:width="6.9236in" svg:height="6.9236in" draw:z-index="0">
<draw:image xlink:href="../Images/AРМІЯINFORM/2023-05-19T78-00-00-04-00/premiya-005-1-150x150.jpg" xlink:type="simple" xlink:show="embed" xlink:actuate="onLoad" draw:mime-type="image/jpeg"/>
</draw:frame>
</text:a>
</text:p>
      <text:p text:style-name="P4">
<text:a xlink:type="simple" xlink:href="https://armyinform.com.ua/wp-content/uploads/2023/05/premiya-006.jpg" text:style-name="Internet_20_link" text:visited-style-name="Visited_20_Internet_20_Link">
<draw:frame draw:style-name="fr1" draw:name="Image354" text:anchor-type="as-char" svg:width="6.9236in" svg:height="6.9236in" draw:z-index="0">
<draw:image xlink:href="../Images/AРМІЯINFORM/2023-05-19T78-00-00-04-00/premiya-006-150x150.jpg" xlink:type="simple" xlink:show="embed" xlink:actuate="onLoad" draw:mime-type="image/jpeg"/>
</draw:frame>
</text:a>
</text:p>
      <text:p text:style-name="P4">
<text:a xlink:type="simple" xlink:href="https://armyinform.com.ua/wp-content/uploads/2023/05/premiya-007.jpg" text:style-name="Internet_20_link" text:visited-style-name="Visited_20_Internet_20_Link">
<draw:frame draw:style-name="fr1" draw:name="Image355" text:anchor-type="as-char" svg:width="6.9236in" svg:height="6.9236in" draw:z-index="0">
<draw:image xlink:href="../Images/AРМІЯINFORM/2023-05-19T78-00-00-04-00/premiya-007-150x150.jpg" xlink:type="simple" xlink:show="embed" xlink:actuate="onLoad" draw:mime-type="image/jpeg"/>
</draw:frame>
</text:a>
</text:p>
      <text:p text:style-name="P4">
<text:a xlink:type="simple" xlink:href="https://armyinform.com.ua/wp-content/uploads/2023/05/premiya-008.jpg" text:style-name="Internet_20_link" text:visited-style-name="Visited_20_Internet_20_Link">
<draw:frame draw:style-name="fr1" draw:name="Image356" text:anchor-type="as-char" svg:width="6.9236in" svg:height="6.9236in" draw:z-index="0">
<draw:image xlink:href="../Images/AРМІЯINFORM/2023-05-19T78-00-00-04-00/premiya-008-150x150.jpg" xlink:type="simple" xlink:show="embed" xlink:actuate="onLoad" draw:mime-type="image/jpeg"/>
</draw:frame>
</text:a>
</text:p>
      <text:p text:style-name="P4">
<text:a xlink:type="simple" xlink:href="https://armyinform.com.ua/wp-content/uploads/2023/05/premiya-009.jpg" text:style-name="Internet_20_link" text:visited-style-name="Visited_20_Internet_20_Link">
<draw:frame draw:style-name="fr1" draw:name="Image357" text:anchor-type="as-char" svg:width="6.9236in" svg:height="6.9236in" draw:z-index="0">
<draw:image xlink:href="../Images/AРМІЯINFORM/2023-05-19T78-00-00-04-00/premiya-009-150x150.jpg" xlink:type="simple" xlink:show="embed" xlink:actuate="onLoad" draw:mime-type="image/jpeg"/>
</draw:frame>
</text:a>
</text:p>
      <text:p text:style-name="P4">
<text:a xlink:type="simple" xlink:href="https://armyinform.com.ua/wp-content/uploads/2023/05/premiya-010.jpg" text:style-name="Internet_20_link" text:visited-style-name="Visited_20_Internet_20_Link">
<draw:frame draw:style-name="fr1" draw:name="Image358" text:anchor-type="as-char" svg:width="6.9236in" svg:height="6.9236in" draw:z-index="0">
<draw:image xlink:href="../Images/AРМІЯINFORM/2023-05-19T78-00-00-04-00/premiya-010-150x150.jpg" xlink:type="simple" xlink:show="embed" xlink:actuate="onLoad" draw:mime-type="image/jpeg"/>
</draw:frame>
</text:a>
</text:p>
      <text:p text:style-name="P4">
<text:a xlink:type="simple" xlink:href="https://armyinform.com.ua/wp-content/uploads/2023/05/premiya-012.jpg" text:style-name="Internet_20_link" text:visited-style-name="Visited_20_Internet_20_Link">
<draw:frame draw:style-name="fr1" draw:name="Image359" text:anchor-type="as-char" svg:width="6.9236in" svg:height="6.9236in" draw:z-index="0">
<draw:image xlink:href="../Images/AРМІЯINFORM/2023-05-19T78-00-00-04-00/premiya-012-150x150.jpg" xlink:type="simple" xlink:show="embed" xlink:actuate="onLoad" draw:mime-type="image/jpeg"/>
</draw:frame>
</text:a>
The award took place on the eve of Science Day - a professional holiday of workers of Ukraine, which is celebrated annually on the third Saturday of May.</text:p>
      <text:p text:style-name="P4">
<text:span text:style-name="T4">
 The Prize is awarded: </text:span>
 For outstanding scientific researches that contribute to the more development of humanitarian, natural and technical sciences, positively focus on social progress and affirm the high authority of domestic science in the world.</text:p>
      <text:p text:style-name="P4">
<text:span text:style-name="T5">
Opto authors</text:span>
</text:p>
      <text:p text:style-name="P4">
<draw:frame draw:style-name="fr1" draw:name="Image360" text:anchor-type="as-char" svg:width="6.9236in" svg:height="6.9236in" draw:z-index="0">
<draw:image xlink:href="../Images/AРМІЯINFORM/2023-05-19T78-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Armyinform correspondent</text:p>
      <text:p text:style-name="P4">
News Source: <text:a xlink:type="simple" xlink:href="https://armyinform.com.ua/2023/05/19/ukrayinski-naukovczi-otrymaly-premiyu-imeni-borysa-patona-za-vagomyj-vnesok-u-pidtrymku-boyezdatnosti-zs-ukrayiny/" text:style-name="Internet_20_link" text:visited-style-name="Visited_20_Internet_20_Link">
https://armyinform.com.ua/2023/05/19/ukrayinski-naukovczi-otrymaly-premiyu-imeni-borysa-patona-za-vagomyj-vnesok-u-pidtrymku-boyezdatnosti-zs-ukrayiny/</text:a>
</text:p>
      <!--NEWS-->
      <text:h text:style-name="P10" text:outline-level="1">
<text:span text:style-name="T4">
The occupants of the Armed Forces and the coordinates of fortifications - will judge the occupants of the Armed Forces - will judge a resident of Sumy region</text:span>
</text:h>
      <text:p text:style-name="P4">
Author: ['АРМІЯINFORM']</text:p>
      <text:p text:style-name="P4">
Time: 2023-05-19T79:00:00-04:00</text:p>
      <text:p text:style-name="P4">
Description: The accusations of the stiff act of the Rosiysko federal, the Yaki ... War with Ukraine 2022, the war with Ukraine, the latest news today, the war with Ukraine 2022 are the last ones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photo-5420597079920723536-y.jpg" text:style-name="Internet_20_link" text:visited-style-name="Visited_20_Internet_20_Link">
photo-5420597079920723536-y.jpg</text:a>
']</text:p>
      <text:p text:style-name="P4">
Tags: ['АГРЕСІЯ РФ', 'ВТОРГНЕННЯ РФ', 'ОФІС ГЕНЕРАЛЬНОГО ПРОКУРОРА УКРАЇНИ']</text:p>
      <text:p text:style-name="P4">
Category: News</text:p>
      <!--METADATA-->
      <text:p text:style-name="P4">
<draw:frame draw:style-name="fr1" draw:name="Image361" text:anchor-type="as-char" svg:width="6.9236in" svg:height="3.894525in" draw:z-index="0">
<draw:image xlink:href="../Images/AРМІЯINFORM/2023-05-19T79-00-00-04-00/photo-5420597079920723536-y.jpg" xlink:type="simple" xlink:show="embed" xlink:actuate="onLoad" draw:mime-type="image/jpeg"/>
</draw:frame>
An indictment was sent to court with respect to a citizen of the Russian Federation, who handed over information on the location of the Armory Forces of Ukraine.</text:p>
      <text:p text:style-name="P4">
About it <text:a xlink:type="simple" xlink:href="https://www.gp.gov.ua/ua/posts/zdav-okupantam-poziciyi-zsu-ta-koordinati-fortifikaciinix-sporud-na-prikordonnii-teritoriyi-suditimut-zitelya-sumshhini" text:style-name="Internet_20_link" text:visited-style-name="Visited_20_Internet_20_Link">
reports</text:a>
Office of the Prosecutor General of Ukraine.</text:p>
      <text:p text:style-name="P4">
The investigation found that a citizen of the Russian Federation, who lives for a long time in one of the border villages of Sumy district, in February 2023 illegally crossed the border with Russia, where he was stopped by employees of the border guards.</text:p>
      <text:p text:style-name="P4">
Talking to them, the man spoke about the places of base of the Armed Forces in the cordial territory. He has clearly demonstrated on an electronic tablet, where the positions of Ukrainian defenders, the coordinates of fortifications and checkpoints.</text:p>
      <text:p text:style-name="P4">
During a search, a man found and seized the prohibited symbolism in Ukraine, mobile phones. He is currently underway.</text:p>
      <text:p text:style-name="P4">
News Source: <text:a xlink:type="simple" xlink:href="https://armyinform.com.ua/2023/05/19/zdav-okupantam-pozycziyi-zsu-ta-koordynaty-fortyfikaczijnyh-sporud-sudytymut-zhytelya-sumshhyny/" text:style-name="Internet_20_link" text:visited-style-name="Visited_20_Internet_20_Link">
https://armyinform.com.ua/2023/05/19/zdav-okupantam-pozycziyi-zsu-ta-koordynaty-fortyfikaczijnyh-sporud-sudytymut-zhytelya-sumshhyny/</text:a>
</text:p>
      <!--NEWS-->
      <text:h text:style-name="P10" text:outline-level="1">
<text:span text:style-name="T4">
Banks, Rosatom subsidiaries and defense enterprises: Australia has introduced new sanctions against Russia</text:span>
</text:h>
      <text:p text:style-name="P4">
Author: ['АРМІЯINFORM']</text:p>
      <text:p text:style-name="P4">
Time: 2023-05-19T80:00:00-04:00</text:p>
      <text:p text:style-name="P4">
Description: Australia requested Novy Fіnanovsky Sancin on Ekport, National on sectori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3b0e73c9-bf57-420f-adc0-9de1a937b39a.jpg" text:style-name="Internet_20_link" text:visited-style-name="Visited_20_Internet_20_Link">
3b0e73c9-bf57-420f-adc0-9de1a937b39a.jpg</text:a>
']</text:p>
      <text:p text:style-name="P4">
Tags: ['АВСТРАЛІЯ', 'АНТИРОСІЙСЬКІ САНКЦІЇ']</text:p>
      <text:p text:style-name="P4">
Category: News</text:p>
      <!--METADATA-->
      <text:p text:style-name="P4">
<draw:frame draw:style-name="fr1" draw:name="Image362" text:anchor-type="as-char" svg:width="6.9236in" svg:height="3.894525in" draw:z-index="0">
<draw:image xlink:href="../Images/AРМІЯINFORM/2023-05-19T80-00-00-04-00/3b0e73c9-bf57-420f-adc0-9de1a937b39a.jpg" xlink:type="simple" xlink:show="embed" xlink:actuate="onLoad" draw:mime-type="image/jpeg"/>
</draw:frame>
Australia has introduced new financial sanctions and an export prohibition, and the national and strategic importance sectors for Russia.</text:p>
      <text:p text:style-name="P4">
This is stated in <text:a xlink:type="simple" xlink:href="https://www.pm.gov.au/media/australia-stands-with-ukraine-and-g7-against-russias-invasion" text:style-name="Internet_20_link" text:visited-style-name="Visited_20_Internet_20_Link">
message</text:a>
The press service of the Australian Premier-Minister.</text:p>
      <text:p text:style-name="P4">
These additional measures are aimed at slowing the Russian military machine.</text:p>
      <text:p text:style-name="P4">
Australia's actions are part of the initiative of international partners that are collected at the G7 leaders in Hiroshim this week.</text:p>
      <text:p text:style-name="P4">
“Australia supports Ukraine. We pay tribute to the unwavering stability of the taminess that the Ukrainian people have shown, ”said Prime Minister Anthonialbaniz.</text:p>
      <text:p text:style-name="P4">
New financial sanctions will be related to 21 organizations and three individuals, in particular:</text:p>
      <ul>
        <li>
subsidiaries of the Russian State Nuclear Corporation "Rosatom" engaged in nuclear research, infrastructure development and weapons production; * Russian company created by the occupiers to manage the captured Zaporizhzhya nuclear power plant; * the largest Russian oil company Rosneft; * Polyus gold -hole company; * one of Russia's largest metallurgical companies; * defensive organizations that support the war of Russia; * Five Russian banks operating in the Russian Federation.</li>
      </ul>
      <text:p text:style-name="P4">
The Australian Government is also prohibiting the export of all machines and concomitant parts to Russia and the territories that are temporarily controlled by Russia. This will not allow Australian goods to promote Russia's aggression in Ukraine.</text:p>
      <text:p text:style-name="P4">
News Source: <text:a xlink:type="simple" xlink:href="https://armyinform.com.ua/2023/05/19/banky-dochirni-kompaniyi-rosatomu-ta-oboronni-pidpryyemstva-avstraliya-zaprovadyla-novi-sankcziyi-proty-rf/" text:style-name="Internet_20_link" text:visited-style-name="Visited_20_Internet_20_Link">
https://armyinform.com.ua/2023/05/19/banky-dochirni-kompaniyi-rosatomu-ta-oboronni-pidpryyemstva-avstraliya-zaprovadyla-novi-sankcziyi-proty-rf/</text:a>
</text:p>
      <!--NEWS-->
      <text:h text:style-name="P10" text:outline-level="1">
<text:span text:style-name="T4">
The infrastructure in Crimea will work normally when the peninsula returns to Ukraine - GUR</text:span>
</text:h>
      <text:p text:style-name="P4">
Author: ['АРМІЯINFORM']</text:p>
      <text:p text:style-name="P4">
Time: 2023-05-19T81:00:00-04:00</text:p>
      <text:p text:style-name="P4">
Description: At Timchasovo, who was perpreted by Crim Hall, the Vibukh became Vikoristov, the war with Ukraine 2022, the war with Ukraine is the latest news today, the News War with Ukraine 2022 is the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yusov-1.jpg" text:style-name="Internet_20_link" text:visited-style-name="Visited_20_Internet_20_Link">
yusov-1.jpg</text:a>
']</text:p>
      <text:p text:style-name="P4">
Tags: ['STOPRUSSIA', 'АГРЕСІЯ РФ', 'ВТОРГНЕННЯ РФ', 'ГУР МО УКРАЇНИ']</text:p>
      <text:p text:style-name="P4">
Category: News</text:p>
      <!--METADATA-->
      <text:p text:style-name="P4">
<draw:frame draw:style-name="fr1" draw:name="Image363" text:anchor-type="as-char" svg:width="6.9236in" svg:height="4.613105in" draw:z-index="0">
<draw:image xlink:href="../Images/AРМІЯINFORM/2023-05-19T81-00-00-04-00/yusov-1.jpg" xlink:type="simple" xlink:show="embed" xlink:actuate="onLoad" draw:mime-type="image/jpeg"/>
</draw:frame>
In the temporarily occupied Crimea, the railway, where the explosion occurred today, was used to transport weapons. She was sent to the war against Ukraine. It was a representative of the Main Directorate of Intelligence of the Ministry of Defense of Ukraine, Yusov, Yusov told the telephone.</text:p>
      <ul>
        <li>
The tracks are transported, in particular, weapons, ammunition, armored vehicles, and other facilities used for the invading war against Ukraine. In order to kill civilian Ukrainians and Ukrainian defenders. It is quite natural that the cheeks did not stand, tired and now do not function for a while, - said Andrei Yusov.</li>
      </ul>
      <text:p text:style-name="P4">
A representative of Ukraine's military intelligence noted that such incidents may be retertaled until the peninsula is released.</text:p>
      <ul>
        <li>
It can be stated that normal infrastructure will work when Crimean will convert to Ukraine, until Russian terrorists will be peace there, - summed up a representative of the GUR of the Ministry of Defense of Ukraine.</li>
      </ul>
      <text:p text:style-name="P4">
News Source: <text:a xlink:type="simple" xlink:href="https://armyinform.com.ua/2023/05/19/infrastruktura-v-krymu-normalno-zapraczyuye-todi-koly-pivostriv-povernetsya-do-ukrayiny/" text:style-name="Internet_20_link" text:visited-style-name="Visited_20_Internet_20_Link">
https://armyinform.com.ua/2023/05/19/infrastruktura-v-krymu-normalno-zapraczyuye-todi-koly-pivostriv-povernetsya-do-ukrayiny/</text:a>
</text:p>
      <!--NEWS-->
      <text:h text:style-name="P10" text:outline-level="1">
<text:span text:style-name="T4">
The National Bank has put into circulation a new commemorative coin dedicated to the forces of the Armed Forces</text:span>
</text:h>
      <text:p text:style-name="P4">
Author: ['Яна Задубінна']</text:p>
      <text:p text:style-name="P4">
Time: 2023-05-19T82:00:00-04:00</text:p>
      <text:p text:style-name="P4">
Description: At the National Bank of Ukraine, the 19th herb was presented to Obigov Pam'yatnu Monet “Strive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golovna_mon.jpg" text:style-name="Internet_20_link" text:visited-style-name="Visited_20_Internet_20_Link">
golovna_mon.jpg</text:a>
', '<text:a xlink:type="simple" xlink:href="https://armyinform.com.ua/wp-content/uploads/2023/05/foto1-3.jpg" text:style-name="Internet_20_link" text:visited-style-name="Visited_20_Internet_20_Link">
foto1-3.jpg</text:a>
', '<text:a xlink:type="simple" xlink:href="https://armyinform.com.ua/wp-content/uploads/2023/05/andr〓y〓-pyshnyy〓.jpg" text:style-name="Internet_20_link" text:visited-style-name="Visited_20_Internet_20_Link">
andr〓y〓-pyshnyy〓.jpg</text:a>
', '<text:a xlink:type="simple" xlink:href="https://armyinform.com.ua/wp-content/uploads/2023/05/gerega.jpg" text:style-name="Internet_20_link" text:visited-style-name="Visited_20_Internet_20_Link">
gerega.jpg</text:a>
', '<text:a xlink:type="simple" xlink:href="https://armyinform.com.ua/wp-content/uploads/2023/05/foto3-2-150x150.jpg" text:style-name="Internet_20_link" text:visited-style-name="Visited_20_Internet_20_Link">
foto3-2-150x150.jpg</text:a>
', '<text:a xlink:type="simple" xlink:href="https://armyinform.com.ua/wp-content/uploads/2023/05/foto5-2-150x150.jpg" text:style-name="Internet_20_link" text:visited-style-name="Visited_20_Internet_20_Link">
foto5-2-150x150.jpg</text:a>
', '<text:a xlink:type="simple" xlink:href="https://armyinform.com.ua/wp-content/uploads/2023/05/foto6-2.jpg" text:style-name="Internet_20_link" text:visited-style-name="Visited_20_Internet_20_Link">
foto6-2.jpg</text:a>
']</text:p>
      <text:p text:style-name="P4">
Tags: ['STOPRUSSIA', 'АГРЕСІЯ РФ', 'ВТОРГНЕННЯ РФ', 'НАЦБАНК']</text:p>
      <text:p text:style-name="P4">
Category: News</text:p>
      <!--METADATA-->
      <text:p text:style-name="P4">
<draw:frame draw:style-name="fr1" draw:name="Image364" text:anchor-type="as-char" svg:width="6.9236in" svg:height="4.615733in" draw:z-index="0">
<draw:image xlink:href="../Images/AРМІЯINFORM/2023-05-19T82-00-00-04-00/golovna_mon.jpg" xlink:type="simple" xlink:show="embed" xlink:actuate="onLoad" draw:mime-type="image/jpeg"/>
</draw:frame>
On May 19, the National Bank of Ukraine presented a very commemorative coin "Forces of Support of the Armed Forces of Ukraine".</text:p>
      <text:p text:style-name="P4">
This coin by its characteristics is identical to the usual circuit coin mining of 10 UAH of the sample of 2018. At the same time, its reverse is a thematic, dedicated to servicemen of support for the Armed Forces forces of Ukraine.</text:p>
      <text:p text:style-name="P4">
<draw:frame draw:style-name="fr1" draw:name="Image365" text:anchor-type="as-char" svg:width="6.9236in" svg:height="4.615733in" draw:z-index="0">
<draw:image xlink:href="../Images/AРМІЯINFORM/2023-05-19T82-00-00-04-00/foto1-3.jpg" xlink:type="simple" xlink:show="embed" xlink:actuate="onLoad" draw:mime-type="image/jpeg"/>
</draw:frame>
The Head of the National Bank of Ukraine Andriy Pyshny, during the presentation, announced, which he considers his unconditional obligation to perpetuate the departments of the units of the Armed Forces of Ukraine in national money.</text:p>
      <text:p text:style-name="P4">
<draw:frame draw:style-name="fr1" draw:name="Image366" text:anchor-type="as-char" svg:width="6.9236in" svg:height="4.615733in" draw:z-index="0">
<draw:image xlink:href="../Images/AРМІЯINFORM/2023-05-19T82-00-00-04-00/andr〓y〓-pyshnyy〓.jpg" xlink:type="simple" xlink:show="embed" xlink:actuate="onLoad" draw:mime-type="image/jpeg"/>
</draw:frame>
“The forces of support of the Armed Forces are a powerful support for the combat capability of the army, which is why today we are present and put into circulation of the coin that honors their feats. Our novamonta carries a certain symbol - dedication and gratitude to a particular kind of forces, extraordinary to the country's defense capability. Because of this, its daily presence of the construction of Ukrainians will have a powerful message - a reminder of the heroism of the journal of the Armed Forces of Ukraine, about those who are re -elaborated in our country, ”said the head of the National Bank.</text:p>
      <text:p text:style-name="P4">
For his part, the Commander of the Armed Forces of the Armed Forces Brigadny General Dmitry Geregha told about the main areas of activity assigned to their troops.</text:p>
      <text:p text:style-name="P4">
<draw:frame draw:style-name="fr1" draw:name="Image367" text:anchor-type="as-char" svg:width="6.9236in" svg:height="4.615733in" draw:z-index="0">
<draw:image xlink:href="../Images/AРМІЯINFORM/2023-05-19T82-00-00-04-00/gerega.jpg" xlink:type="simple" xlink:show="embed" xlink:actuate="onLoad" draw:mime-type="image/jpeg"/>
</draw:frame>
- The support command of support includes five major military organisms. First of all, engineering troops that are intended for the engineering provision of units, units and associations of all types of armed forces. Drugostova - troops of radiation, chemical and biological protection. In addition, the command contains a military-topographic service, the main components of which are cartographic, topogeodetic, photogrammetric and editorial and publishing centers.</text:p>
      <text:p text:style-name="P4">
The brigade General also noted that the command of the support forces of support for the organization of hydrometeorological support was put on the command of support forces. And a special seat in their state is occupied by the dog service, which was presented by the film by the doglogist Captain Leonid Levchenko, together with his assistant - the Belgian shepherd, nicknamed Diamond.</text:p>
      <text:p text:style-name="P4">
<text:a xlink:type="simple" xlink:href="https://armyinform.com.ua/wp-content/uploads/2023/05/foto3-2.jpg" text:style-name="Internet_20_link" text:visited-style-name="Visited_20_Internet_20_Link">
!(Images/AРМІЯINFORM/2023-05-19T82-00-00-04-00/foto3-2-150x150.jpg)</text:a>
</text:p>
      <text:p text:style-name="P4">
The working commemorative coin "Forces of Support of the Armed Forces of Ukraine" continues the series "Armed Forces of Ukraine". The reverse of the coin depicts the emblem and the slogan of the Armed Forces Support: "Always nearby." Avers coin - identical with the obverse of the circulation of 10 hryvnias of the sample of 2018, on it in the center in the framed -Russian ornament depicts the face value of the coin, the year of coinage and the coat of arms of Ukraine.</text:p>
      <text:p text:style-name="P4">
<draw:frame draw:style-name="fr1" draw:name="Image368" text:anchor-type="as-char" svg:width="6.9236in" svg:height="4.615733in" draw:z-index="0">
<draw:image xlink:href="../Images/AРМІЯINFORM/2023-05-19T82-00-00-04-00/foto6-2.jpg" xlink:type="simple" xlink:show="embed" xlink:actuate="onLoad" draw:mime-type="image/jpeg"/>
</draw:frame>
The National Bank plans to continue to release coins several times a year, which will be in cash and will remind Ukrainians to protea and exploits of servicemen. Yes, two more circulating coins dedicated to the Armed Forces of Ukraine should appear this year.</text:p>
      <text:p text:style-name="P4">
<text:span text:style-name="T5">
Foto Dmitry Yurchenko</text:span>
</text:p>
      <text:p text:style-name="P4">
News Source: <text:a xlink:type="simple" xlink:href="https://armyinform.com.ua/2023/05/19/naczbank-vviv-v-obig-novu-pamyatnu-monetu-prysvyachenu-sylam-pidtrymky-zsu/" text:style-name="Internet_20_link" text:visited-style-name="Visited_20_Internet_20_Link">
https://armyinform.com.ua/2023/05/19/naczbank-vviv-v-obig-novu-pamyatnu-monetu-prysvyachenu-sylam-pidtrymky-zsu/</text:a>
</text:p>
      <!--NEWS-->
      <text:h text:style-name="P10" text:outline-level="1">
<text:span text:style-name="T4">
Volodymyr Zelenskyy at the League Summit of Arab states urged to promote the protection of our people</text:span>
</text:h>
      <text:p text:style-name="P4">
Author: ['АРМІЯINFORM']</text:p>
      <text:p text:style-name="P4">
Time: 2023-05-19T83:00:00-04:00</text:p>
      <text:p text:style-name="P4">
Description: https://youtu.be/sgylvb2lk8u before Usim I want to be for the living yogo ... War with Ukraine 2022, War with Ukraine Latest News today, News War with Ukraine 2022 Last for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text:p>
      <text:p text:style-name="P4">
Category: News</text:p>
      <!--METADATA-->
      <text:p text:style-name="P4">
First of all, I would like to thank the hospitality of his royal high -grade Prince Muhammad, all the people of Saudi Arabia and Misudzhidda, who accepts this summit.</text:p>
      <text:p text:style-name="P4">
I hope we are all here for peace and justice.</text:p>
      <text:p text:style-name="P4">
<text:span text:style-name="T4">
 _ Dear participants of the summit!_ </text:span>
</text:p>
      <text:p text:style-name="P4">
Today is the 450th day of a full-scale war, which is conducted against Nazi invaders.</text:p>
      <text:p text:style-name="P4">
We do not have such rockets that our enemy has. We have much less aviation. We do not have numerous killing drones that Iran supplies Russia. We do not have so much artillery. But we remain strong, because on our side is true. Moreover, we displace the invaders from our land.</text:p>
      <text:p text:style-name="P4">
Anyone who protects their native land from the invaders, anyone who protects the children of their mother -in -law from enslavement, every such warrior - on the path of justice. I am proud of such warriors and all Ukrainian people!</text:p>
      <text:p text:style-name="P4">
The war has never been a choice of Ukrainians. Our troops did not go to foreign lands, we are not engaged in annexation and robbery of other peoples' resources. But we never obey any strangers and colonizers. So we fight!And Yavpeat is that all your peoples will understand this main emotion.</text:p>
      <text:p text:style-name="P4">
I am also sure that all your peoples will understand the main call that I want to stir here in Jedd. A noble call for all of you is to promote the protection of our people, including the Ukrainian Muslim community!</text:p>
      <text:p text:style-name="P4">
Together with me here - highly respected Mustafa Dzhemilev, leader of the Crimean Tatar Narode, one of the indigenous peoples of Ukraine. Their house is Crimea, a focalian culture in Ukraine. For centuries, the Crimean Tatar people have been named to remain an integral and strong component of the Muslim community. But Crimea was the first to suffer from the Russian occupation, and most of those who undergo repression in the occupied Crimea are themuslims themselves.</text:p>
      <text:p text:style-name="P4">
We already have a positive experience with Saudi Arabia - about the liberation of our peoples captured by Russia. We can expand this experience!</text:p>
      <text:p text:style-name="P4">
And even if there are people who have a different view of war on our earth, calling it a conflict, I am sure that we can all be united in order to save our people from the cages of Russian prisons.</text:p>
      <text:p text:style-name="P4">
Unfortunately, there are those who close their eyes on the cages of tangent annexation in the world and here. I am here for everyone to look honestly. Whatever the ashamed of the Russians, but independence should still be. And I want to dress Saudi Arabia, I want to thank the absolute majority of you to retain sustainable international positions and the UN Charter.Your people could already make sure that Ukrainians are the people of peace. True Mir. In 2021, we determined the openness of Ukraine for your people. And the peoples of Saudi Arabia, united Arab Emirates, Oman, Bahrain, Kuwait met Ukraine. I am happy that your tourists have been able to see the luxury of spring in our capital, in Kiev, and the grandeur of the Carpathians!</text:p>
      <text:p text:style-name="P4">
I believe that one day your people will return, in particular, to see the Crimea free from Russian occupation and humiliation.</text:p>
      <text:p text:style-name="P4">
Our relationships are also built on our universities tens of thousands ofurabs every year. It is an honor for us that the children of Morocco, Egypt, Jordan, Iraq, Lebanon, Algeria, Libya and Tunisia went to Ukraine for education.</text:p>
      <text:p text:style-name="P4">
We, together with you, did one of the most honorable missions in the world - guaranteed food safety. Ukraine traditionally provides wheat with other agricultural products. We were glad to welcome and investment peoples - as well as Qatar's investment in port infrastructure.</text:p>
      <text:p text:style-name="P4">
Initially, the pandemic, and then the more terrible virus - the rabies of aggression - hit these other normal relationships on these other normal relationships.</text:p>
      <text:p text:style-name="P4">
I am more than sure that none of you will agree to give the invaders a thirdin country. I am more than sure that none of you would look at you without a fight, Yakhuzhinka steals the children of your people. Hundreds of thousands of our children have deported the benefits, divorced from relatives, and our children there, in Russia, are taught to hate their compatriots. I am more than sure that none of you would have resigned out the nuclear power plant occupation to use it to blackmail the world with a nuclear disaster.</text:p>
      <text:p text:style-name="P4">
See how many years of suffering have brought Libya, Syria, Yemen ... How many lives have been warmed for years of hostilities in Sudan and Somalia, in Iraq Taafganistan ...</text:p>
      <text:p text:style-name="P4">
Anyone who adds suffering with their new aggression, anyone who sows enmity, anyone who wants the old days of the invading empires that did not pay attention to the volunte -dependent nations - every such offender goes against the world and will be cursed.</text:p>
      <text:p text:style-name="P4">
And I congratulate everyone who together with us is ready to embark on the path of justice!Each of the honorary delegations was handed the document in your language with ten -major peace formulas. Please you can choose the direction you know appropriate. And I will be grateful to each of you who will choose the direction of rescuing people who are kept in Russian captivity. Therefore, I invite all who respect peace, to join the realization of the formula of peace and thus reduce the war and wars, suffering and evil.</text:p>
      <text:p text:style-name="P4">
Russia is weak, we win it even when it is in the hands of more resistance; Its aggressiveness is not from power, but from the realization that time was empire. This is because the time of free peoples will never pass, and Ukraine proves it.</text:p>
      <text:p text:style-name="P4">
Wishing you peace!I invite you to direct cooperation, without any intermediaries, with the country. And let our strength act coordinated for the rest of the tabula of people of all peoples!</text:p>
      <text:p text:style-name="P4">
And please hear the Crimean Tatar people, hear Muslims of Ukraine!</text:p>
      <text:p text:style-name="P4">
May the Most High keep our warriors!</text:p>
      <text:p text:style-name="P4">
<text:span text:style-name="T4">
<text:span text:style-name="T5">
Glory to Ukraine!</text:span>
</text:span>
</text:p>
      <text:p text:style-name="P4">
Source: <text:a xlink:type="simple" xlink:href="https://www.president.gov.ua/news/zaklikayu-spriyati-zahistu-nashih-lyudej-vklyuchno-z-ukrayin-82997" text:style-name="Internet_20_link" text:visited-style-name="Visited_20_Internet_20_Link">
Presidential Office</text:a>
</text:p>
      <text:p text:style-name="P4">
News Source: <text:a xlink:type="simple" xlink:href="https://armyinform.com.ua/2023/05/19/volodymyr-zelenskyj-na-samiti-ligy-arabskyh-derzhav-zaklykav-spryyaty-zahystu-nashyh-lyudej/" text:style-name="Internet_20_link" text:visited-style-name="Visited_20_Internet_20_Link">
https://armyinform.com.ua/2023/05/19/volodymyr-zelenskyj-na-samiti-ligy-arabskyh-derzhav-zaklykav-spryyaty-zahystu-nashyh-lyudej/</text:a>
</text:p>
      <!--NEWS-->
      <text:h text:style-name="P10" text:outline-level="1">
<text:span text:style-name="T4">
Defense forces have inflicted 12 beats in areas of focus of occupiers</text:span>
</text:h>
      <text:p text:style-name="P4">
Author: ['АРМІЯINFORM']</text:p>
      <text:p text:style-name="P4">
Time: 2023-05-19T84:00:00-04:00</text:p>
      <text:p text:style-name="P4">
Description: About the General Headquarters of the ZSU. “The AvIACIA for the defense forces for Dob was the head ... The war with Ukraine 2022, the war with Ukraine is the latest news today, the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ІЙНА', 'ВТРАТИ ВОРОГА']</text:p>
      <text:p text:style-name="P4">
Category: News</text:p>
      <!--METADATA-->
      <text:p text:style-name="P4">
<draw:frame draw:style-name="fr1" draw:name="Image369" text:anchor-type="as-char" svg:width="6.9236in" svg:height="5.385022in" draw:z-index="0">
<draw:image xlink:href="../Images/AРМІЯINFORM/2023-05-19T84-00-00-04-00/foto-aviacziya.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YQznhqzyg69EAbcTMPonoUx8dcoHedM7QA6TPxGjXk5UGVaNtaant44R6nr17o1Gl" text:style-name="Internet_20_link" text:visited-style-name="Visited_20_Internet_20_Link">
reports</text:a>
The General Staff of the Armed Forces.</text:p>
      <text:p text:style-name="P4">
“Aviation of defense forces per day made 12 beats in the areas of concentration of personal staff and military equipment, as well as 4-on the anti-aircraft missile complexes of the enemy.</text:p>
      <text:p text:style-name="P4">
During this day, our soldiers destroyed 3 winged caliber missiles, 16 Iranian UAVs Shahd and 2 enemy reconnaissance UAVs of various types, ”the message reads.</text:p>
      <text:p text:style-name="P4">
It is noted that the units of missile troops and artillery struck 1 punctuation, 6 areas of concentration of weapons and military equipment, 2 artillery units at fire positions and 6 stations of electronic enemy radio.</text:p>
      <text:p text:style-name="P4">
News Source: <text:a xlink:type="simple" xlink:href="https://armyinform.com.ua/2023/05/19/syly-oborony-zavdaly-12-udariv-po-rajonah-zoseredzhennya-okupantiv/" text:style-name="Internet_20_link" text:visited-style-name="Visited_20_Internet_20_Link">
https://armyinform.com.ua/2023/05/19/syly-oborony-zavdaly-12-udariv-po-rajonah-zoseredzhennya-okupantiv/</text:a>
</text:p>
      <!--NEWS-->
      <text:h text:style-name="P10" text:outline-level="1">
<text:span text:style-name="T4">
Very tough battles - Anna Malyar continue on the Bakhmut direction</text:span>
</text:h>
      <text:p text:style-name="P4">
Author: ['АРМІЯINFORM']</text:p>
      <text:p text:style-name="P4">
Time: 2023-05-19T85:00:00-04:00</text:p>
      <text:p text:style-name="P4">
Description: About the intercessor of the Minstra of the defense of Ukraine, I was gone at his telegram-channel. “Vorog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ganna-malyar.jpg" text:style-name="Internet_20_link" text:visited-style-name="Visited_20_Internet_20_Link">
ganna-malyar.jpg</text:a>
']</text:p>
      <text:p text:style-name="P4">
Tags: ['АГРЕСІЯ РФ', 'БАХМУТСЬКИЙ НАПРЯМОК', 'ВТОРГНЕННЯ РФ', 'ГАННА МАЛЯР', 'ЗАСТУПНИК МІНІСТРА ОБОРОНИ УКРАЇНИ']</text:p>
      <text:p text:style-name="P4">
Category: News</text:p>
      <!--METADATA-->
      <text:p text:style-name="P4">
<draw:frame draw:style-name="fr1" draw:name="Image370" text:anchor-type="as-char" svg:width="6.9236in" svg:height="4.615733in" draw:z-index="0">
<draw:image xlink:href="../Images/AРМІЯINFORM/2023-05-19T85-00-00-04-00/ganna-malyar.jpg" xlink:type="simple" xlink:show="embed" xlink:actuate="onLoad" draw:mime-type="image/jpeg"/>
</draw:frame>
Anna painter</text:p>
      <text:p text:style-name="P4">
The Deputy Minister of Defense of Ukraine <text:a xlink:type="simple" xlink:href="https://t.me/annamaliar/765" text:style-name="Internet_20_link" text:visited-style-name="Visited_20_Internet_20_Link">
reported</text:a>
In his telegram channel.</text:p>
      <text:p text:style-name="P4">
“The enemy cannot win the quality, so he takes the quantity.</text:p>
      <text:p text:style-name="P4">
In particular, he increased the presence of troops in the Bakhmut direction by several people and tries to use the advantage in heavy artillery of the and shells.</text:p>
      <text:p text:style-name="P4">
Russian troops continue to attack the price of heavy losses that are disconnected by our losses.</text:p>
      <text:p text:style-name="P4">
In Bakhmut, they turn buildings into ashes. Only leave the foundation that cannot be defended.</text:p>
      <text:p text:style-name="P4">
At the same time, our troops keep the border of the area "aircraft" in Bakhmut.</text:p>
      <text:p text:style-name="P4">
In the suburbs of Bakhmut today the pace of promotion of our troops is somewhat reduced. At the same time the enemy is unable to return lost positions.</text:p>
      <text:p text:style-name="P4">
Our warriors reflect all the attacks of the enemy in this direction.</text:p>
      <text:p text:style-name="P4">
Bakhmut's defense and suburbs performs his military tasks:</text:p>
      <ul>
        <li>
enemy destroy; * offensive hostile potential is reduced; * Time for other planned actions will win, ”the Deputy Minister of Defense of Ukraine Anna Malyar wrote.</li>
      </ul>
      <text:p text:style-name="P4">
News Source: <text:a xlink:type="simple" xlink:href="https://armyinform.com.ua/2023/05/19/na-bahmutskomu-napryamku-tryvayut-duzhe-zhorstki-boyi-ganna-malyar/" text:style-name="Internet_20_link" text:visited-style-name="Visited_20_Internet_20_Link">
https://armyinform.com.ua/2023/05/19/na-bahmutskomu-napryamku-tryvayut-duzhe-zhorstki-boyi-ganna-malyar/</text:a>
</text:p>
      <!--NEWS-->
      <text:h text:style-name="P10" text:outline-level="1">
<text:span text:style-name="T4">
What documents are required to pass VLK</text:span>
</text:h>
      <text:p text:style-name="P4">
Author: ['АРМІЯINFORM']</text:p>
      <text:p text:style-name="P4">
Time: 2023-05-19T86:00:00-04:00</text:p>
      <text:p text:style-name="P4">
Description: List of Documents, which is not at all for the passage of Vіskovo-Lіkarskoi (VLK),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reformiviyskovolikarskikhkomisiybuti-e1683788675641.jpg" text:style-name="Internet_20_link" text:visited-style-name="Visited_20_Internet_20_Link">
reformiviyskovolikarskikhkomisiybuti-e1683788675641.jpg</text:a>
', '<text:a xlink:type="simple" xlink:href="https://armyinform.com.ua/wp-content/uploads/2023/05/dokumenty-vlk.jpg" text:style-name="Internet_20_link" text:visited-style-name="Visited_20_Internet_20_Link">
dokumenty-vlk.jpg</text:a>
']</text:p>
      <text:p text:style-name="P4">
Tags: []</text:p>
      <text:p text:style-name="P4">
Category: News</text:p>
      <!--METADATA-->
      <text:p text:style-name="P4">
<draw:frame draw:style-name="fr1" draw:name="Image371" text:anchor-type="as-char" svg:width="6.9236in" svg:height="4.255034in" draw:z-index="0">
<draw:image xlink:href="../Images/AРМІЯINFORM/2023-05-19T86-00-00-04-00/reformiviyskovolikarskikhkomisiybuti-e1683788675641.jpg" xlink:type="simple" xlink:show="embed" xlink:actuate="onLoad" draw:mime-type="image/jpeg"/>
</draw:frame>
List of documents required to pass the Military Medical Commission(VLK), <text:a xlink:type="simple" xlink:href="https://t.me/militarymediacenter/" text:style-name="Internet_20_link" text:visited-style-name="Visited_20_Internet_20_Link">
made public</text:a>
Military Media Center.</text:p>
      <text:p text:style-name="P4">
<text:span text:style-name="T4">
 Documents required to pass VLK </text:span>
</text:p>
      <ol>
        <li>
Direction for a medical examination of VLK; 2. Medical book, medical certificates, examinations and examinations; 3. ID(military ticket or officer's certificate); 4. Medical characteristics(Optional document in wartime); 5. Service characteristics(Optional document in wartime); 6. Original certificate of the circumstances of the injury from your military unit or a certified copy of the accident; 7. Certificate of UBD(by availability); 8. Personal affairs and other reference materials for combat servicemen.</li>
      </ol>
      <text:p text:style-name="P4">
<draw:frame draw:style-name="fr1" draw:name="Image372" text:anchor-type="as-char" svg:width="6.9236in" svg:height="7.926841in" draw:z-index="0">
<draw:image xlink:href="../Images/AРМІЯINFORM/2023-05-19T86-00-00-04-00/dokumenty-vlk.jpg" xlink:type="simple" xlink:show="embed" xlink:actuate="onLoad" draw:mime-type="image/jpeg"/>
</draw:frame>
The extracts can be in the form of photocopy, but are certified by the relevant persons and the seal of the military unit.</text:p>
      <text:p text:style-name="P4">
<text:span text:style-name="T4">
 If there are questions on VLK: </text:span>
 0800 500 442 Turbota.mil.gov.ua</text:p>
      <text:p text:style-name="P4">
News Source: <text:a xlink:type="simple" xlink:href="https://armyinform.com.ua/2023/05/19/yaki-dokumenty-neobhidni-dlya-prohodzhennya-vlk/" text:style-name="Internet_20_link" text:visited-style-name="Visited_20_Internet_20_Link">
https://armyinform.com.ua/2023/05/19/yaki-dokumenty-neobhidni-dlya-prohodzhennya-vlk/</text:a>
</text:p>
      <!--NEWS-->
      <text:h text:style-name="P10" text:outline-level="1">
<text:span text:style-name="T4">
The United States supported the International Fighter Coalition - President of Ukraine</text:span>
</text:h>
      <text:p text:style-name="P4">
Author: ['АРМІЯINFORM']</text:p>
      <text:p text:style-name="P4">
Time: 2023-05-19T87:00:00-04:00</text:p>
      <text:p text:style-name="P4">
Description: About Tse, the head of Derzhavi, having written on his Storinzi at Twitter. I am the first time of the Rishnnya ... The war with Ukraine 2022, the war with Ukraine is the latest news today, the news of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12/zelenskyj-bajden.jpeg" text:style-name="Internet_20_link" text:visited-style-name="Visited_20_Internet_20_Link">
zelenskyj-bajden.jpeg</text:a>
']</text:p>
      <text:p text:style-name="P4">
Tags: ['STOPRUSSIA', 'АГРЕСІЯ РФ', 'ВІЙНА', 'ПРЕЗИДЕНТ УКРАЇНИ']</text:p>
      <text:p text:style-name="P4">
Category: News</text:p>
      <!--METADATA-->
      <text:p text:style-name="P4">
<draw:frame draw:style-name="fr1" draw:name="Image373" text:anchor-type="as-char" svg:width="6.9236in" svg:height="4.617948in" draw:z-index="0">
<draw:image xlink:href="../Images/AРМІЯINFORM/2023-05-19T87-00-00-04-00/zelenskyj-bajden.jpeg" xlink:type="simple" xlink:show="embed" xlink:actuate="onLoad" draw:mime-type="image/jpeg"/>
</draw:frame>
The head of state [wrote] about it(https://twitter.com/ZelenskyyUa/status/1659590720225701892?cxt=HHwWiMCz-fK9hoguAAAA)on your Twitter page.</text:p>
      <text:p text:style-name="Quotations">

<text:p text:style-name="P4">
Congratulations to the US historical solution and&gt;
 <text:a xlink:type="simple" xlink:href="https://twitter.com/POTUS" text:style-name="Internet_20_link" text:visited-style-name="Visited_20_Internet_20_Link">
@Potus</text:a>
Support&gt;
 International Fighter Coalition. This will significantly strengthen our army in the sky.&gt;
 I expect to discuss the practical implementation of this decision during the summit&gt;
 <text:a xlink:type="simple" xlink:href="https://twitter.com/hashtag/G7" text:style-name="Internet_20_link" text:visited-style-name="Visited_20_Internet_20_Link">
#G7</text:a>
u&gt;
 Hiroshimi. &gt;
&gt;
 - Volodymyr Zelenskyy(@ZelenskyyUa)<text:a xlink:type="simple" xlink:href="https://twitter.com/ZelenskyyUa/status/1659590720225701892" text:style-name="Internet_20_link" text:visited-style-name="Visited_20_Internet_20_Link">
May 19,&gt;
 2023</text:a>
“I congratulate the historical decision of the United States and President Joe Baiden to support the International Coal of Fighter. This will significantly strengthen our army in the sky. It is planned to talk to the practical implementation of this decision during a G7 summit in Hiroshima, ”the message goes.</text:p>

</text:p>
      <text:p text:style-name="P4">
News Source: <text:a xlink:type="simple" xlink:href="https://armyinform.com.ua/2023/05/19/ssha-pidtrymaly-mizhnarodnu-koalicziyu-vynyshhuvachiv-prezydent/" text:style-name="Internet_20_link" text:visited-style-name="Visited_20_Internet_20_Link">
https://armyinform.com.ua/2023/05/19/ssha-pidtrymaly-mizhnarodnu-koalicziyu-vynyshhuvachiv-prezydent/</text:a>
</text:p>
      <!--NEWS-->
      <text:h text:style-name="P10" text:outline-level="1">
<text:span text:style-name="T4">
Defense forces repelled numerous enemy attacks in Marinka area</text:span>
</text:h>
      <text:p text:style-name="P4">
Author: ['АРМІЯINFORM']</text:p>
      <text:p text:style-name="P4">
Time: 2023-05-19T88:00:00-04:00</text:p>
      <text:p text:style-name="P4">
Description: About the General Headquarters of the ZSU. “For the Mar'ani, the forces of the forces were on the war ... The war with Ukraine 2022, the war with Ukraine is the latest news today, the war with Ukraine 2022 is the last for today, will there be a war between Ukraine and Russia and when, there will be a war with Ukraine in 2022 No, will there be a war with Ukraine in the near future, they say, the war with Ukraine, Ukrainian news today, Ukrainian news in Ukrainian media in Russian</text:p>
      <text:p text:style-name="P4">
Images: ['<text:a xlink:type="simple" xlink:href="https://armyinform.com.ua/wp-content/uploads/2022/12/vidbyly-ataky.jpg" text:style-name="Internet_20_link" text:visited-style-name="Visited_20_Internet_20_Link">
vidbyly-ataky.jpg</text:a>
']</text:p>
      <text:p text:style-name="P4">
Tags: ['STOPRUSSIA', 'АГРЕСІЯ РФ', 'ВТОРГНЕННЯ РФ', 'ДОНЕЦЬКА ОБЛАСТЬ', "МАР'ЇНСЬКИЙ НАПРЯМОК", 'ООС']</text:p>
      <text:p text:style-name="P4">
Category: News</text:p>
      <!--METADATA-->
      <text:p text:style-name="P4">
<draw:frame draw:style-name="fr1" draw:name="Image374" text:anchor-type="as-char" svg:width="6.9236in" svg:height="4.170843in" draw:z-index="0">
<draw:image xlink:href="../Images/AРМІЯINFORM/2023-05-19T88-00-00-04-00/vidbyly-ataky.jpg" xlink:type="simple" xlink:show="embed" xlink:actuate="onLoad" draw:mime-type="image/jpeg"/>
</draw:frame>
Illustrative Photo <text:span text:style-name="T4">
 🔥 Situation on Russian invasion </text:span>
</text:p>
      <text:p text:style-name="P4">
About it <text:a xlink:type="simple" xlink:href="https://www.facebook.com/GeneralStaff.ua/posts/pfbid0YQznhqzyg69EAbcTMPonoUx8dcoHedM7QA6TPxGjXk5UGVaNtaant44R6nr17o1Gl" text:style-name="Internet_20_link" text:visited-style-name="Visited_20_Internet_20_Link">
reports</text:a>
The General Staff of the Armed Forces.</text:p>
      <text:p text:style-name="P4">
“In the Mariinsky direction, the defense units repelled numerous attacks in the area of Marinka. The shelling was suffered by Krasnogorivka, St. George, Marinka, Kurakhovo and Katerynivka, Donetsk region, ”the report reads.</text:p>
      <text:p text:style-name="P4">
It is noted that in the Bakhmut direction the enemy continues to lead the next. Heavy battles are ongoing in Bakhmut. The enemy also was in vain in vain in the direction of the settlements of Ivanivske and the White Gora.</text:p>
      <text:p text:style-name="P4">
It is also reported that the occupiers have struck the areas in the area of Orykhovo-Vasylivka, Bakhmut, Ivanivske, Stupochka and Biagora. Vasyukivka, Orikhovo-Vasylivka, Grigorivka, Bogdanivka, Bakhmut, Ivanivske, Yar, predict, White Gora, Diliyivka, Friendship and North Donetsk region were injured from enemy shelling.</text:p>
      <text:p text:style-name="P4">
In the Avdeevsky direction, the enemy conducted offensive actions in the directionunovokalin, Stepov, Avdiivka and Pervomaisky, did not success. Over the day, he struck the air strike in the Avdiivka area. He made artillery shelling of Novokalinov, Berdychiv, Avdiivka, Tonny, Pervomaisky, Karlovka and Nevelsky Donetsk region.</text:p>
      <text:p text:style-name="P4">
News Source: <text:a xlink:type="simple" xlink:href="https://armyinform.com.ua/2023/05/19/syly-oborony-vidbyly-chyslenni-ataky-protyvnyka-v-rajoni-maryinky/" text:style-name="Internet_20_link" text:visited-style-name="Visited_20_Internet_20_Link">
https://armyinform.com.ua/2023/05/19/syly-oborony-vidbyly-chyslenni-ataky-protyvnyka-v-rajoni-maryinky/</text:a>
</text:p>
      <!--NEWS-->
      <text:h text:style-name="P10" text:outline-level="1">
<text:span text:style-name="T4">
President of Ukraine held important meetings with the heads of delegations of the UAE, Oman and Kuwait</text:span>
</text:h>
      <text:p text:style-name="P4">
Author: ['АРМІЯINFORM']</text:p>
      <text:p text:style-name="P4">
Time: 2023-05-19T89:00:00-04:00</text:p>
      <text:p text:style-name="P4">
Description: About Tse Volodymyr Zelensky, Vodimav at his telegram-channel. “Having prevailed about ... the war with Ukraine 2022, the war with Ukraine is the latest news today, the war with Ukraine 2022 is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vazhlyvi-zustrichi.jpg" text:style-name="Internet_20_link" text:visited-style-name="Visited_20_Internet_20_Link">
vazhlyvi-zustrichi.jpg</text:a>
']</text:p>
      <text:p text:style-name="P4">
Tags: ['АГРЕСІЯ РФ', 'ВОЛОДИМИР ЗЕЛЕНСЬКИЙ', 'ВТОРГНЕННЯ РФ', 'ПРЕЗИДЕНТ УКРАЇНИ']</text:p>
      <text:p text:style-name="P4">
Category: News</text:p>
      <!--METADATA-->
      <text:p text:style-name="P4">
<draw:frame draw:style-name="fr1" draw:name="Image375" text:anchor-type="as-char" svg:width="6.9236in" svg:height="3.896316in" draw:z-index="0">
<draw:image xlink:href="../Images/AРМІЯINFORM/2023-05-19T89-00-00-04-00/vazhlyvi-zustrichi.jpg" xlink:type="simple" xlink:show="embed" xlink:actuate="onLoad" draw:mime-type="image/jpeg"/>
</draw:frame>
Frame of Video: Presidential Office of Ukraine</text:p>
      <text:p text:style-name="P4">
Volodymyr Zelenskyy <text:a xlink:type="simple" xlink:href="https://t.me/V_Zelenskiy_official/6270" text:style-name="Internet_20_link" text:visited-style-name="Visited_20_Internet_20_Link">
reported</text:a>
In his telegram channel.</text:p>
      <text:p text:style-name="P4">
“He informed about the situation on the front of the Vice President, the Viceremier-Minister of Arab Emirates Sheikh Manzur Bin Zaida Al-Nagayan. Discuss the recovery of global food security and the work of the Black Sea grain. They agreed to exchange delegations to achieve specific results and interactions.</text:p>
      <text:p text:style-name="P4">
The issues of realization of the Ukrainian formula of peace were discussed during a meeting of the Zharkremier-Minister for International Relations and Cooperation of Omanate, a special representative of the Sultan at the International Forumasad Bin Bin Taric Al-Sayaid. He emphasized the importance of Ukraine's peaceful efforts.</text:p>
      <text:p text:style-name="P4">
.</text:p>
      <text:p text:style-name="P4">
News Source: <text:a xlink:type="simple" xlink:href="https://armyinform.com.ua/2023/05/19/prezydent-ukrayiny-proviv-vazhlyvi-zustrichi-z-glavamy-delegaczij-oae-omanu-ta-kuvejtu/" text:style-name="Internet_20_link" text:visited-style-name="Visited_20_Internet_20_Link">
https://armyinform.com.ua/2023/05/19/prezydent-ukrayiny-proviv-vazhlyvi-zustrichi-z-glavamy-delegaczij-oae-omanu-ta-kuvejtu/</text:a>
</text:p>
      <!--NEWS-->
      <text:h text:style-name="P10" text:outline-level="1">
<text:span text:style-name="T4">
Anna Malyar told how the Russian community responds to counter -offensive information</text:span>
</text:h>
      <text:p text:style-name="P4">
Author: ['АРМІЯINFORM']</text:p>
      <text:p text:style-name="P4">
Time: 2023-05-19T90:00:00-04:00</text:p>
      <text:p text:style-name="P4">
Description: About Ts, the intercessor of the Ministra defense of Ukraine Rospovіl at his telegram-channel. “Mi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2/12/malyar-ganna-1.jpg" text:style-name="Internet_20_link" text:visited-style-name="Visited_20_Internet_20_Link">
malyar-ganna-1.jpg</text:a>
']</text:p>
      <text:p text:style-name="P4">
Tags: ['STOPRUSSIA', 'АГРЕСІЯ РФ', 'ВІЙНА', 'ВТОРГНЕННЯ РФ']</text:p>
      <text:p text:style-name="P4">
Category: News</text:p>
      <!--METADATA-->
      <text:p text:style-name="P4">
<draw:frame draw:style-name="fr1" draw:name="Image376" text:anchor-type="as-char" svg:width="6.9236in" svg:height="5.532059in" draw:z-index="0">
<draw:image xlink:href="../Images/AРМІЯINFORM/2023-05-19T90-00-00-04-00/malyar-ganna-1.jpg" xlink:type="simple" xlink:show="embed" xlink:actuate="onLoad" draw:mime-type="image/jpeg"/>
</draw:frame>
The Deputy Minister of Defense of Ukraine <text:a xlink:type="simple" xlink:href="https://t.me/annamaliar/766" text:style-name="Internet_20_link" text:visited-style-name="Visited_20_Internet_20_Link">
told</text:a>
In his telegram channel.</text:p>
      <text:p text:style-name="P4">
“We see the process of conflict within the Russian elite. Obviously, they assume that the authorities can soon shake and do not want to sway together. Therefore, the internal struggle began, ”the message reads.</text:p>
      <text:p text:style-name="P4">
She also noted that the Ministry of Defense of Ukraine has repeatedly stated that since February 2022 we have a defensive operation, which has a backlash, including counter -offensive. That is, it is not necessary to focus on them. At the same time the theme in the media "pehered", which had its effect - the enemy became a fighting.</text:p>
      <text:p text:style-name="P4">
News Source: <text:a xlink:type="simple" xlink:href="https://armyinform.com.ua/2023/05/19/ganna-malyar-rozpovila-yak-rosijska-spilnota-reaguye-na-informacziyu-pro-kontrnastup/" text:style-name="Internet_20_link" text:visited-style-name="Visited_20_Internet_20_Link">
https://armyinform.com.ua/2023/05/19/ganna-malyar-rozpovila-yak-rosijska-spilnota-reaguye-na-informacziyu-pro-kontrnastup/</text:a>
</text:p>
      <!--NEWS-->
      <text:h text:style-name="P10" text:outline-level="1">
<text:span text:style-name="T4">
The invaders connected the Jarilgach Island with the occupied mainland of the Kherson region</text:span>
</text:h>
      <text:p text:style-name="P4">
Author: ['АРМІЯINFORM']</text:p>
      <text:p text:style-name="P4">
Time: 2023-05-19T91:00:00-04:00</text:p>
      <text:p text:style-name="P4">
Description: About the General Headquarters of the ZSU. “Behind the PIDARDROVENIA INFORMASIY, Rosіyskі ... War with Ukraine 2022, War with Ukraine Latest News Today, News War with Ukraine 2022 The last for today, will there be a war between Ukraine and Russia and when, the war with Ukraine will be or not, or not, Will there be a war with Ukraine in the near future, they say, the war with Ukraine, Ukrainian news today, Ukrainian news in Ukrainian media in Russian</text:p>
      <text:p text:style-name="P4">
Images: ['<text:a xlink:type="simple" xlink:href="https://armyinform.com.ua/wp-content/uploads/2023/02/okupanty-1.jpg" text:style-name="Internet_20_link" text:visited-style-name="Visited_20_Internet_20_Link">
okupanty-1.jpg</text:a>
']</text:p>
      <text:p text:style-name="P4">
Tags: ['STOPRUSSIA', 'АГРЕСІЯ РФ', 'ВІЙНА', 'ВТОРГНЕННЯ РФ']</text:p>
      <text:p text:style-name="P4">
Category: News</text:p>
      <!--METADATA-->
      <text:p text:style-name="P4">
<draw:frame draw:style-name="fr1" draw:name="Image377" text:anchor-type="as-char" svg:width="6.9236in" svg:height="4.585119in" draw:z-index="0">
<draw:image xlink:href="../Images/AРМІЯINFORM/2023-05-19T91-00-00-04-00/okupanty-1.jpg" xlink:type="simple" xlink:show="embed" xlink:actuate="onLoad" draw:mime-type="image/jpeg"/>
</draw:frame>
Illustrative photo</text:p>
      <text:p text:style-name="P4">
<text:span text:style-name="T4">
<text:span text:style-name="T5">
* 🔥 Situation on Russian invasion </text:span>
</text:span>
*</text:p>
      <text:p text:style-name="P4">
About it <text:a xlink:type="simple" xlink:href="https://www.facebook.com/GeneralStaff.ua/posts/pfbid0YQznhqzyg69EAbcTMPonoUx8dcoHedM7QA6TPxGjXk5UGVaNtaant44R6nr17o1Gl" text:style-name="Internet_20_link" text:visited-style-name="Visited_20_Internet_20_Link">
reports</text:a>
The General Staff of the Armed Forces.</text:p>
      <text:p text:style-name="P4">
“According to the confirmed information, Russian occupation troops connected the Ostrovarilgach with the occupied mainland of the Kherson region in the district of Lazurne, filling the crossing to the island of sand. This is the purpose of more intensive use of a environmental territory for military purposes. In particular, the occupiers have arranged a military training ground, ”the message reads.</text:p>
      <text:p text:style-name="P4">
It is noted that Russian occupation troops continue to suffer heavy losses on the battlefield. As a result, the enemy continues to equip civilian establishments of temporarily occupied territories for medical institutions. In particular, in the settlement of Golubivka, Luhansk region, local schools are equipped with a military hospital. 50 wounded invaders for treatment there.</text:p>
      <text:p text:style-name="P4">
News Source: <text:a xlink:type="simple" xlink:href="https://armyinform.com.ua/2023/05/19/okupanty-zyednaly-ostriv-dzharylgach-z-okupovanoyu-materykovoyu-chastynoyu-hersonskoyi-oblasti/" text:style-name="Internet_20_link" text:visited-style-name="Visited_20_Internet_20_Link">
https://armyinform.com.ua/2023/05/19/okupanty-zyednaly-ostriv-dzharylgach-z-okupovanoyu-materykovoyu-chastynoyu-hersonskoyi-oblasti/</text:a>
</text:p>
      <!--NEWS-->
      <text:h text:style-name="P10" text:outline-level="1">
<text:span text:style-name="T4">
US Army General Andrew Poppas attended the training of Ukrainian servicemen in the United Kingdom</text:span>
</text:h>
      <text:p text:style-name="P4">
Author: ['АРМІЯINFORM']</text:p>
      <text:p text:style-name="P4">
Time: 2023-05-19T92:00:00-04:00</text:p>
      <text:p text:style-name="P4">
Description: Commander Commander -in -Chief of the Group of Surders of the United States (Forscom) General of the US Armenian UNDR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72.jpg" text:style-name="Internet_20_link" text:visited-style-name="Visited_20_Internet_20_Link">
72.jpg</text:a>
', '<text:a xlink:type="simple" xlink:href="https://armyinform.com.ua/wp-content/uploads/2023/05/28-150x150.jpg" text:style-name="Internet_20_link" text:visited-style-name="Visited_20_Internet_20_Link">
28-150x150.jpg</text:a>
', '<text:a xlink:type="simple" xlink:href="https://armyinform.com.ua/wp-content/uploads/2023/05/51-1-150x150.jpg" text:style-name="Internet_20_link" text:visited-style-name="Visited_20_Internet_20_Link">
51-1-150x150.jpg</text:a>
', '<text:a xlink:type="simple" xlink:href="https://armyinform.com.ua/wp-content/uploads/2023/05/67-150x150.jpg" text:style-name="Internet_20_link" text:visited-style-name="Visited_20_Internet_20_Link">
67-150x150.jpg</text:a>
', '<text:a xlink:type="simple" xlink:href="https://armyinform.com.ua/wp-content/uploads/2023/05/84-150x150.jpg" text:style-name="Internet_20_link" text:visited-style-name="Visited_20_Internet_20_Link">
84-150x150.jpg</text:a>
', '<text:a xlink:type="simple" xlink:href="https://armyinform.com.ua/wp-content/uploads/2023/05/29-150x150.jpg" text:style-name="Internet_20_link" text:visited-style-name="Visited_20_Internet_20_Link">
29-150x150.jpg</text:a>
', '<text:a xlink:type="simple" xlink:href="https://armyinform.com.ua/wp-content/uploads/2023/05/25-3-150x150.jpg" text:style-name="Internet_20_link" text:visited-style-name="Visited_20_Internet_20_Link">
25-3-150x150.jpg</text:a>
', '<text:a xlink:type="simple" xlink:href="https://armyinform.com.ua/wp-content/uploads/2023/05/30-150x150.jpg" text:style-name="Internet_20_link" text:visited-style-name="Visited_20_Internet_20_Link">
30-150x150.jpg</text:a>
', '<text:a xlink:type="simple" xlink:href="https://armyinform.com.ua/wp-content/uploads/2023/05/56-150x150.jpg" text:style-name="Internet_20_link" text:visited-style-name="Visited_20_Internet_20_Link">
56-150x150.jpg</text:a>
', '<text:a xlink:type="simple" xlink:href="https://armyinform.com.ua/wp-content/uploads/2023/05/58-150x150.jpg" text:style-name="Internet_20_link" text:visited-style-name="Visited_20_Internet_20_Link">
58-150x150.jpg</text:a>
', '<text:a xlink:type="simple" xlink:href="https://armyinform.com.ua/wp-content/uploads/2023/05/59-150x150.jpg" text:style-name="Internet_20_link" text:visited-style-name="Visited_20_Internet_20_Link">
59-150x150.jpg</text:a>
', '<text:a xlink:type="simple" xlink:href="https://armyinform.com.ua/wp-content/uploads/2023/05/66-150x150.jpg" text:style-name="Internet_20_link" text:visited-style-name="Visited_20_Internet_20_Link">
66-150x150.jpg</text:a>
', '<text:a xlink:type="simple" xlink:href="https://armyinform.com.ua/wp-content/uploads/2023/05/75-150x150.jpg" text:style-name="Internet_20_link" text:visited-style-name="Visited_20_Internet_20_Link">
75-150x150.jpg</text:a>
', '<text:a xlink:type="simple" xlink:href="https://armyinform.com.ua/wp-content/uploads/2023/05/73-150x150.jpg" text:style-name="Internet_20_link" text:visited-style-name="Visited_20_Internet_20_Link">
73-150x150.jpg</text:a>
', '<text:a xlink:type="simple" xlink:href="https://armyinform.com.ua/wp-content/uploads/2023/05/78-150x150.jpg" text:style-name="Internet_20_link" text:visited-style-name="Visited_20_Internet_20_Link">
78-150x150.jpg</text:a>
', '<text:a xlink:type="simple" xlink:href="https://armyinform.com.ua/wp-content/uploads/2023/05/81-150x150.jpg" text:style-name="Internet_20_link" text:visited-style-name="Visited_20_Internet_20_Link">
81-150x150.jpg</text:a>
', '<text:a xlink:type="simple" xlink:href="https://armyinform.com.ua/wp-content/uploads/2023/05/89-150x150.jpg" text:style-name="Internet_20_link" text:visited-style-name="Visited_20_Internet_20_Link">
89-150x150.jpg</text:a>
', '<text:a xlink:type="simple" xlink:href="https://armyinform.com.ua/wp-content/uploads/2023/05/98-150x150.jpg" text:style-name="Internet_20_link" text:visited-style-name="Visited_20_Internet_20_Link">
98-150x150.jpg</text:a>
', '<text:a xlink:type="simple" xlink:href="https://armyinform.com.ua/wp-content/uploads/2023/05/99-150x150.jpg" text:style-name="Internet_20_link" text:visited-style-name="Visited_20_Internet_20_Link">
99-150x150.jpg</text:a>
']</text:p>
      <text:p text:style-name="P4">
Tags: ['FORSCOM', 'ВЕЛИКА БРИТАНІЯ', 'ЕНДРЮ ПОППАС', 'ЗАКОРДОННІ ПАРТНЕРИ']</text:p>
      <text:p text:style-name="P4">
Category: News</text:p>
      <!--METADATA-->
      <text:p text:style-name="P4">
<draw:frame draw:style-name="fr1" draw:name="Image378" text:anchor-type="as-char" svg:width="6.9236in" svg:height="4.615733in" draw:z-index="0">
<draw:image xlink:href="../Images/AРМІЯINFORM/2023-05-19T92-00-00-04-00/72.jpg" xlink:type="simple" xlink:show="embed" xlink:actuate="onLoad" draw:mime-type="image/jpeg"/>
</draw:frame>
** Command Command Command of US Land Forces(FORSCOM)General Armysha Andrew Poppas visited the military personnel of the Armed Forces of Ukraine, who are in the Multinational Educational Operation "Interflex" undergoing training of the commanders of departments and platoon commanders under the guidance</text:p>
      <text:p text:style-name="P4">
About it <text:a xlink:type="simple" xlink:href="https://www.facebook.com/100069092624537/posts/pfbid023makdSKQxTpBTyGHZDK6LxYtwNUadVxVwDd1juA8kJD9PA2Rtye1CZsgjAuiCn4Rl/" text:style-name="Internet_20_link" text:visited-style-name="Visited_20_Internet_20_Link">
reports</text:a>
General Staff of the Armed Forces of Ukraine.</text:p>
      <text:p text:style-name="P4">
It is noted that the head of the US Land Forces Command has got acquainted with the deputy and stages of training the junior commanders of the Armed Forces of Ukraine, which provide for classes in leadership, psychological, methodological, fire, technical and tactical training, as well as international humanitarian law. Training is conducted by Ukrainian and British instructors with the involvement of foreign sampling and military equipment.</text:p>
      <text:p text:style-name="P4">
<text:a xlink:type="simple" xlink:href="https://armyinform.com.ua/wp-content/uploads/2023/05/28.jpg" text:style-name="Internet_20_link" text:visited-style-name="Visited_20_Internet_20_Link">
!(Images/AРМІЯINFORM/2023-05-19T92-00-00-04-00/28-150x150.jpg)</text:a>
</text:p>
      <text:p text:style-name="P4">
<text:a xlink:type="simple" xlink:href="https://armyinform.com.ua/wp-content/uploads/2023/05/51-1.jpg" text:style-name="Internet_20_link" text:visited-style-name="Visited_20_Internet_20_Link">
<draw:frame draw:style-name="fr1" draw:name="Image379" text:anchor-type="as-char" svg:width="6.9236in" svg:height="6.9236in" draw:z-index="0">
<draw:image xlink:href="../Images/AРМІЯINFORM/2023-05-19T92-00-00-04-00/51-1-150x150.jpg" xlink:type="simple" xlink:show="embed" xlink:actuate="onLoad" draw:mime-type="image/jpeg"/>
</draw:frame>
</text:a>
</text:p>
      <text:p text:style-name="P4">
<text:a xlink:type="simple" xlink:href="https://armyinform.com.ua/wp-content/uploads/2023/05/67.jpg" text:style-name="Internet_20_link" text:visited-style-name="Visited_20_Internet_20_Link">
<draw:frame draw:style-name="fr1" draw:name="Image380" text:anchor-type="as-char" svg:width="6.9236in" svg:height="6.9236in" draw:z-index="0">
<draw:image xlink:href="../Images/AРМІЯINFORM/2023-05-19T92-00-00-04-00/67-150x150.jpg" xlink:type="simple" xlink:show="embed" xlink:actuate="onLoad" draw:mime-type="image/jpeg"/>
</draw:frame>
</text:a>
</text:p>
      <text:p text:style-name="P4">
<text:a xlink:type="simple" xlink:href="https://armyinform.com.ua/wp-content/uploads/2023/05/84.jpg" text:style-name="Internet_20_link" text:visited-style-name="Visited_20_Internet_20_Link">
<draw:frame draw:style-name="fr1" draw:name="Image381" text:anchor-type="as-char" svg:width="6.9236in" svg:height="6.9236in" draw:z-index="0">
<draw:image xlink:href="../Images/AРМІЯINFORM/2023-05-19T92-00-00-04-00/84-150x150.jpg" xlink:type="simple" xlink:show="embed" xlink:actuate="onLoad" draw:mime-type="image/jpeg"/>
</draw:frame>
</text:a>
During the briefing, General Andrew P. Poppas was informed by representatives of the 11th brigade of the security forces of the UK Armed Forces of Multinational Educational Operation "Interflex" and the contribution of armed Silayl Britain and the participating countries in improving the necessary capabilities of Ukraine. Protection of Ukraine.</text:p>
      <text:p text:style-name="P4">
During the direct communication with the warriors of Ukraine, the US Commander -in -Chief Command the US Forces forces discussed with them the issues of warfare, training, readiness, exchange of experience and multinational -operative compatibility and separately emphasized the importance of the development of the leader as one of the driving forces. the multidimensional space of the battlefield.</text:p>
      <text:p text:style-name="P4">
<text:a xlink:type="simple" xlink:href="https://armyinform.com.ua/wp-content/uploads/2023/05/25-3.jpg" text:style-name="Internet_20_link" text:visited-style-name="Visited_20_Internet_20_Link">
<draw:frame draw:style-name="fr1" draw:name="Image382" text:anchor-type="as-char" svg:width="6.9236in" svg:height="6.9236in" draw:z-index="0">
<draw:image xlink:href="../Images/AРМІЯINFORM/2023-05-19T92-00-00-04-00/25-3-150x150.jpg" xlink:type="simple" xlink:show="embed" xlink:actuate="onLoad" draw:mime-type="image/jpeg"/>
</draw:frame>
</text:a>
</text:p>
      <text:p text:style-name="P4">
<text:a xlink:type="simple" xlink:href="https://armyinform.com.ua/wp-content/uploads/2023/05/30.jpg" text:style-name="Internet_20_link" text:visited-style-name="Visited_20_Internet_20_Link">
<draw:frame draw:style-name="fr1" draw:name="Image383" text:anchor-type="as-char" svg:width="6.9236in" svg:height="6.9236in" draw:z-index="0">
<draw:image xlink:href="../Images/AРМІЯINFORM/2023-05-19T92-00-00-04-00/30-150x150.jpg" xlink:type="simple" xlink:show="embed" xlink:actuate="onLoad" draw:mime-type="image/jpeg"/>
</draw:frame>
</text:a>
</text:p>
      <text:p text:style-name="P4">
<text:a xlink:type="simple" xlink:href="https://armyinform.com.ua/wp-content/uploads/2023/05/56.jpg" text:style-name="Internet_20_link" text:visited-style-name="Visited_20_Internet_20_Link">
<draw:frame draw:style-name="fr1" draw:name="Image384" text:anchor-type="as-char" svg:width="6.9236in" svg:height="6.9236in" draw:z-index="0">
<draw:image xlink:href="../Images/AРМІЯINFORM/2023-05-19T92-00-00-04-00/56-150x150.jpg" xlink:type="simple" xlink:show="embed" xlink:actuate="onLoad" draw:mime-type="image/jpeg"/>
</draw:frame>
</text:a>
</text:p>
      <text:p text:style-name="P4">
<text:a xlink:type="simple" xlink:href="https://armyinform.com.ua/wp-content/uploads/2023/05/58.jpg" text:style-name="Internet_20_link" text:visited-style-name="Visited_20_Internet_20_Link">
<draw:frame draw:style-name="fr1" draw:name="Image385" text:anchor-type="as-char" svg:width="6.9236in" svg:height="6.9236in" draw:z-index="0">
<draw:image xlink:href="../Images/AРМІЯINFORM/2023-05-19T92-00-00-04-00/58-150x150.jpg" xlink:type="simple" xlink:show="embed" xlink:actuate="onLoad" draw:mime-type="image/jpeg"/>
</draw:frame>
</text:a>
</text:p>
      <text:p text:style-name="P4">
<text:a xlink:type="simple" xlink:href="https://armyinform.com.ua/wp-content/uploads/2023/05/59.jpg" text:style-name="Internet_20_link" text:visited-style-name="Visited_20_Internet_20_Link">
<draw:frame draw:style-name="fr1" draw:name="Image386" text:anchor-type="as-char" svg:width="6.9236in" svg:height="6.9236in" draw:z-index="0">
<draw:image xlink:href="../Images/AРМІЯINFORM/2023-05-19T92-00-00-04-00/59-150x150.jpg" xlink:type="simple" xlink:show="embed" xlink:actuate="onLoad" draw:mime-type="image/jpeg"/>
</draw:frame>
</text:a>
</text:p>
      <text:p text:style-name="P4">
<text:a xlink:type="simple" xlink:href="https://armyinform.com.ua/wp-content/uploads/2023/05/66.jpg" text:style-name="Internet_20_link" text:visited-style-name="Visited_20_Internet_20_Link">
<draw:frame draw:style-name="fr1" draw:name="Image387" text:anchor-type="as-char" svg:width="6.9236in" svg:height="6.9236in" draw:z-index="0">
<draw:image xlink:href="../Images/AРМІЯINFORM/2023-05-19T92-00-00-04-00/66-150x150.jpg" xlink:type="simple" xlink:show="embed" xlink:actuate="onLoad" draw:mime-type="image/jpeg"/>
</draw:frame>
</text:a>
Later, US Army General Andrew P. P. Popas delivered a lecture by Kermite Roosevelt, a tradition that began in 1947 as a tribute to the memory of the son of former USA Theodore Roosevelt -A infantry-shaped ground forces of the UK Armed Forces and the 16th Airborne Assault Brigade.</text:p>
      <text:p text:style-name="P4">
Kermite Roosevelt served in the armies of the United Kingdom and the United States during the First World War and every year the British General comes to the United States to enter the US Army of British-American special relations, Aman-American General attends the United Kingdom to communicate in Zbritan troops.</text:p>
      <text:p text:style-name="P4">
"Success in the battle is based on skills and relationships established during the learning time, whether for the smallest units, or for multinational partnership," said Andrew Poppas with British troops.</text:p>
      <text:p text:style-name="P4">
US Army Army Army Commander, Commander of the US Army Army, emphasized that "training wins the battle" and that the armies should "prepare to prepare as if it were approaching."</text:p>
      <text:p text:style-name="P4">
<text:a xlink:type="simple" xlink:href="https://armyinform.com.ua/wp-content/uploads/2023/05/75.jpg" text:style-name="Internet_20_link" text:visited-style-name="Visited_20_Internet_20_Link">
!(Images/AРМІЯINFORM/2023-05-19T92-00-00-04-00/75-150x150.jpg)</text:a>
</text:p>
      <text:p text:style-name="P4">
<text:a xlink:type="simple" xlink:href="https://armyinform.com.ua/wp-content/uploads/2023/05/73.jpg" text:style-name="Internet_20_link" text:visited-style-name="Visited_20_Internet_20_Link">
<draw:frame draw:style-name="fr1" draw:name="Image388" text:anchor-type="as-char" svg:width="6.9236in" svg:height="6.9236in" draw:z-index="0">
<draw:image xlink:href="../Images/AРМІЯINFORM/2023-05-19T92-00-00-04-00/73-150x150.jpg" xlink:type="simple" xlink:show="embed" xlink:actuate="onLoad" draw:mime-type="image/jpeg"/>
</draw:frame>
</text:a>
</text:p>
      <text:p text:style-name="P4">
<text:a xlink:type="simple" xlink:href="https://armyinform.com.ua/wp-content/uploads/2023/05/78.jpg" text:style-name="Internet_20_link" text:visited-style-name="Visited_20_Internet_20_Link">
<draw:frame draw:style-name="fr1" draw:name="Image389" text:anchor-type="as-char" svg:width="6.9236in" svg:height="6.9236in" draw:z-index="0">
<draw:image xlink:href="../Images/AРМІЯINFORM/2023-05-19T92-00-00-04-00/78-150x150.jpg" xlink:type="simple" xlink:show="embed" xlink:actuate="onLoad" draw:mime-type="image/jpeg"/>
</draw:frame>
</text:a>
</text:p>
      <text:p text:style-name="P4">
<text:a xlink:type="simple" xlink:href="https://armyinform.com.ua/wp-content/uploads/2023/05/81.jpg" text:style-name="Internet_20_link" text:visited-style-name="Visited_20_Internet_20_Link">
<draw:frame draw:style-name="fr1" draw:name="Image390" text:anchor-type="as-char" svg:width="6.9236in" svg:height="6.9236in" draw:z-index="0">
<draw:image xlink:href="../Images/AРМІЯINFORM/2023-05-19T92-00-00-04-00/81-150x150.jpg" xlink:type="simple" xlink:show="embed" xlink:actuate="onLoad" draw:mime-type="image/jpeg"/>
</draw:frame>
</text:a>
</text:p>
      <text:p text:style-name="P4">
"Learning is the only important thing that the army can do in time that can be controlled," he said. - Teams and armies are created in the field, in the field and on landfills for combat firing, where people have no choice but to rely on each other to fulfill the mission, without rescue tints or conditional buttons that would allow their problems to be solved, ” The commander noted.</text:p>
      <text:p text:style-name="P4">
“The training manages everything that the army does, and everything that the formation can or can not. You can see this strategy in real time, whether the closest football field, or up to a thousand six hundred miles east on the linefront line in Ukraine, where training is brought by the results, ”said General Armysshi Andrew Popas and emphasized the importance of being the smallest teams to improve their basic teams Skills, and training should be complicated as units train together as combat groups, crews and divisions, and, finally, as multinational alliances.</text:p>
      <text:p text:style-name="P4">
He emphasized the values of combined exercises, such as the recent Warfighter exercises, which participated in the 3rd Infantry Division of the UK Army Forces forces, to ensure the "technical and cultural compatibility" of the US and Britain's armies, providing a strong signal to potential.</text:p>
      <text:p text:style-name="P4">
<text:a xlink:type="simple" xlink:href="https://armyinform.com.ua/wp-content/uploads/2023/05/98.jpg" text:style-name="Internet_20_link" text:visited-style-name="Visited_20_Internet_20_Link">
!(Images/AРМІЯINFORM/2023-05-19T92-00-00-04-00/98-150x150.jpg)</text:a>
</text:p>
      <text:p text:style-name="P4">
<text:a xlink:type="simple" xlink:href="https://armyinform.com.ua/wp-content/uploads/2023/05/99.jpg" text:style-name="Internet_20_link" text:visited-style-name="Visited_20_Internet_20_Link">
<draw:frame draw:style-name="fr1" draw:name="Image391" text:anchor-type="as-char" svg:width="6.9236in" svg:height="6.9236in" draw:z-index="0">
<draw:image xlink:href="../Images/AРМІЯINFORM/2023-05-19T92-00-00-04-00/99-150x150.jpg" xlink:type="simple" xlink:show="embed" xlink:actuate="onLoad" draw:mime-type="image/jpeg"/>
</draw:frame>
</text:a>
According to Commander Andrew Popas, "Joint Viking in Norway and Defender Europe, they convey a valuable strategic message, which we show our determination to each other and our allies emphasize our presence and readiness for potential opponents.</text:p>
      <text:p text:style-name="P4">
“And if we do it properly when our opponents see that we are well -devoted and deeply devoted to our allies, perhaps only possibly, the fed up, willingness will be able to restrain some fighting at all before they get away. And if not, then - well, so we are called soldiers with you ... Yes? The culture of the victorious warrior begins with a culture of purposeful learning. When the next battle comes, when the enemy is at the gate, we will not prepare the luxury, ”said the American general.</text:p>
      <text:p text:style-name="P4">
The Ukrainian General Staff notes that the Armed Forces of Ukraine are grateful for the reception and assistance of the United Kingdom and the United States of America._</text:p>
      <text:p text:style-name="P4">
News Source: <text:a xlink:type="simple" xlink:href="https://armyinform.com.ua/2023/05/19/endryu-poppas-vidvidav-kursy-pidgotovky-ukrayinskyh-vijskovosluzhbovcziv/" text:style-name="Internet_20_link" text:visited-style-name="Visited_20_Internet_20_Link">
https://armyinform.com.ua/2023/05/19/endryu-poppas-vidvidav-kursy-pidgotovky-ukrayinskyh-vijskovosluzhbovcziv/</text:a>
</text:p>
      <!--NEWS-->
      <text:h text:style-name="P10" text:outline-level="1">
<text:span text:style-name="T4">
General Valery Zaluzhni noted the effective work of Patriot complexes in conversation with General Mark Millie</text:span>
</text:h>
      <text:p text:style-name="P4">
Author: ['АРМІЯINFORM']</text:p>
      <text:p text:style-name="P4">
Time: 2023-05-19T93:00:00-04:00</text:p>
      <text:p text:style-name="P4">
Description: Golovkomandavach Zbroyni forces of Ukraine, General Valeriy Zaluzhny Proviv, Kelenov Rozmov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zaluzhnyj-milli.jpg" text:style-name="Internet_20_link" text:visited-style-name="Visited_20_Internet_20_Link">
zaluzhnyj-milli.jpg</text:a>
']</text:p>
      <text:p text:style-name="P4">
Tags: ['ВАЛЕРІЙ ЗАЛУЖНИЙ', 'ГОЛОВНОКОМАНДУВАЧ ЗБРОЙНИХ СИЛ УКРАЇНИ', 'МАРК МІЛЛІ']</text:p>
      <text:p text:style-name="P4">
Category: News</text:p>
      <!--METADATA-->
      <text:p text:style-name="P4">
<draw:frame draw:style-name="fr1" draw:name="Image392" text:anchor-type="as-char" svg:width="6.9236in" svg:height="4.615733in" draw:z-index="0">
<draw:image xlink:href="../Images/AРМІЯINFORM/2023-05-19T93-00-00-04-00/zaluzhnyj-milli.jpg" xlink:type="simple" xlink:show="embed" xlink:actuate="onLoad" draw:mime-type="image/jpeg"/>
</draw:frame>
Commander -in -Chief of the Armed Forces of Ukraine, General Valery Zaluzhny, had a telephone conversation with the chairman of the Joint Committee of Chiefs of Staff Ssageneral Mark Millie.</text:p>
      <text:p text:style-name="P4">
Valery Zaluzhny <text:a xlink:type="simple" xlink:href="http://Головнокомандувач Збройних СилУкраїни генерал Валерій Залужний провів телефонну розмову з головоюОб’єднаного комітету начальників штабів США генералом Марком Міллі. Про цеВалерій Залужний повідомив у своєму телеграм-каналі. «Детально поінформувавпро обстановку на основних напрямках фронту. Продовжуємо вести обороннуоперацію та підготовку до подальших дій. Розповів про масовані атаки росіяндронами та ракетами різних типів, зокрема аеробалістичними Х-47М2 „Кинджал“.Подякував за комплекси Patriot та відзначив їхню ефективну роботу. Упріоритеті — додаткові системи протиповітряної оборони задля посилення захистунашого неба. Обговорили питання необхідності постачання озброєння табоєприпасів, далекобійних снарядів зокрема. Домовилися співпрацювати інадалі», — написав Валерій Залужний. Також Головнокомандувач ЗСУ повідомив, щопро привітання генерала Міллі та американських військових з прийдешнім святом— Національним днем Збройних Сил США." text:style-name="Internet_20_link" text:visited-style-name="Visited_20_Internet_20_Link">
reported</text:a>
In his telegram channel.</text:p>
      <text:p text:style-name="P4">
"He informed in detail about the situation in the main directions of the front. We need to conduct a defense operation and prepare for further actions.</text:p>
      <text:p text:style-name="P4">
He spoke about massive attacks by the Russians with drones and missiles of various types, such as aerobalist X-47M2 "Dagious". He thanked the Patriot complexes and an efficient work. The priority contains additional systems of air defense to enhance the protection of our sky.</text:p>
      <text:p text:style-name="P4">
They discussed the need to supply weapons and ammunition, long -range shells in particular. They also agreed to cooperate, ” - wrote Valery Zaluzhny.</text:p>
      <text:p text:style-name="P4">
The Armed Forces Commissioner also reported that General Millie Tham -American greetings with the coming holiday - the National Armed Silas Day.</text:p>
      <text:p text:style-name="P4">
News Source: <text:a xlink:type="simple" xlink:href="https://armyinform.com.ua/2023/05/19/general-valerij-zaluzhnyj-vidznachyv-efektyvnu-robotu-kompleksiv-patriot-u-rozmovi-z-generalom-markom-milli/" text:style-name="Internet_20_link" text:visited-style-name="Visited_20_Internet_20_Link">
https://armyinform.com.ua/2023/05/19/general-valerij-zaluzhnyj-vidznachyv-efektyvnu-robotu-kompleksiv-patriot-u-rozmovi-z-generalom-markom-milli/</text:a>
</text:p>
      <!--NEWS-->
      <text:h text:style-name="P10" text:outline-level="1">
<text:span text:style-name="T4">
Volodymyr Zelensky expressed her special thanks to Iraq for the support of Ukraine within international organizations</text:span>
</text:h>
      <text:p text:style-name="P4">
Author: ['АРМІЯINFORM']</text:p>
      <text:p text:style-name="P4">
Time: 2023-05-19T94:00:00-04:00</text:p>
      <text:p text:style-name="P4">
Description: About the CEO of the OFIC President of Ukraine. The bums of Robocho Vizita before the Quality ... The war with Ukraine 2022, the war with Ukraine is the latest news today, the News War with Ukraine 2022 is the last today, will there be a war between Ukraine and Russia and when, the war with Ukraine will be or not, or not, there will be a war with Ukraine, Will there be a war with Ukraine in the near future, they say, the war with Ukraine, Ukrainian news today, Ukrainian news in Ukrainian media in Russian</text:p>
      <text:p text:style-name="P4">
Images: ['<text:a xlink:type="simple" xlink:href="https://armyinform.com.ua/wp-content/uploads/2023/05/irak-ukrayina-1.jpg" text:style-name="Internet_20_link" text:visited-style-name="Visited_20_Internet_20_Link">
irak-ukrayina-1.jpg</text:a>
', '<text:a xlink:type="simple" xlink:href="https://armyinform.com.ua/wp-content/uploads/2023/05/irak-ukrayina-2.jpg" text:style-name="Internet_20_link" text:visited-style-name="Visited_20_Internet_20_Link">
irak-ukrayina-2.jpg</text:a>
']</text:p>
      <text:p text:style-name="P4">
Tags: ['ВОЛОДИМИР ЗЕЛЕНСЬКИЙ', 'ІРАК', 'ЛІГА АРАБСЬКИХ ДЕРЖАВ', 'ПРЕЗИДЕНТ УКРАЇНИ']</text:p>
      <text:p text:style-name="P4">
Category: News</text:p>
      <!--METADATA-->
      <text:p text:style-name="P4">
<draw:frame draw:style-name="fr1" draw:name="Image393" text:anchor-type="as-char" svg:width="6.9236in" svg:height="4.617948in" draw:z-index="0">
<draw:image xlink:href="../Images/AРМІЯINFORM/2023-05-19T94-00-00-04-00/irak-ukrayina-1.jpg" xlink:type="simple" xlink:show="embed" xlink:actuate="onLoad" draw:mime-type="image/jpeg"/>
</draw:frame>
About it <text:a xlink:type="simple" xlink:href="https://www.president.gov.ua/news/u-dzhiddi-prezident-ukrayini-proviv-zustrich-iz-premyer-mini-83005" text:style-name="Internet_20_link" text:visited-style-name="Visited_20_Internet_20_Link">
reports</text:a>
Office of the President of Ukraine.</text:p>
      <text:p text:style-name="P4">
As part of a working visit to the Kingdom of Saudi Arabia, President of Ukraine Volodymyr Zelensky held a meeting of Zpremier-Minister of the Republic of Irak Muhammad Sabbar As-Sudani for participation in the Arab states of the Arab states.</text:p>
      <text:p text:style-name="P4">
The President thanked Iraq with Ukraine and the Ukrainian people, a solid position on supporting the sovereignty and territorial integrity of our state, the principle of inviolability of borders and compliance with international law.</text:p>
      <text:p text:style-name="P4">
Volodymyr Zelensky expressed her special thanks to Iraq for the support of Ukraine in international organizations, in particular with the support of the resolutions of the UN General Assembly.</text:p>
      <text:p text:style-name="P4">
<draw:frame draw:style-name="fr1" draw:name="Image394" text:anchor-type="as-char" svg:width="6.9236in" svg:height="4.617948in" draw:z-index="0">
<draw:image xlink:href="../Images/AРМІЯINFORM/2023-05-19T94-00-00-04-00/irak-ukrayina-2.jpg" xlink:type="simple" xlink:show="embed" xlink:actuate="onLoad" draw:mime-type="image/jpeg"/>
</draw:frame>
The parties discussed the possible ways of participating in Iraq in the implementation of the Ukrainian formula of peace, which is a reliable instrument of war stopping, as well as the interaction of the Ugumanitarian sphere.</text:p>
      <text:p text:style-name="P4">
The President invited Iraq Prime Minister to visit Ukraine for the purpose of interfering important areas of interstate cooperation.</text:p>
      <text:p text:style-name="P4">
News Source: <text:a xlink:type="simple" xlink:href="https://armyinform.com.ua/2023/05/19/volodymyr-zelenskyj-vyslovyv-osoblyvu-podyaku-iraku-za-pidtrymku-ukrayiny-v-mezhah-mizhnarodnyh-organizaczij/" text:style-name="Internet_20_link" text:visited-style-name="Visited_20_Internet_20_Link">
https://armyinform.com.ua/2023/05/19/volodymyr-zelenskyj-vyslovyv-osoblyvu-podyaku-iraku-za-pidtrymku-ukrayiny-v-mezhah-mizhnarodnyh-organizaczij/</text:a>
</text:p>
      <!--NEWS-->
      <text:h text:style-name="P10" text:outline-level="1">
<text:span text:style-name="T4">
The government will sign the Ukrainian-Turkish Memorandum on the quality of defense products</text:span>
</text:h>
      <text:p text:style-name="P4">
Author: ['АРМІЯINFORM']</text:p>
      <text:p text:style-name="P4">
Time: 2023-05-19T95:00:00-04:00</text:p>
      <text:p text:style-name="P4">
Description: Ukrainian Turechina Pid the memorandum of a mutual dedication of the sovereign guarantor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ukrayina-turechchyna.jpg" text:style-name="Internet_20_link" text:visited-style-name="Visited_20_Internet_20_Link">
ukrayina-turechchyna.jpg</text:a>
']</text:p>
      <text:p text:style-name="P4">
Tags: ['STOPRUSSIA', 'АГРЕСІЯ РФ', 'ВІЙНА', 'ВТОРГНЕННЯ РФ', 'ТУРЕЧЧИНА']</text:p>
      <text:p text:style-name="P4">
Category: News</text:p>
      <!--METADATA-->
      <text:p text:style-name="P4">
<draw:frame draw:style-name="fr1" draw:name="Image395" text:anchor-type="as-char" svg:width="6.9236in" svg:height="4.617948in" draw:z-index="0">
<draw:image xlink:href="../Images/AРМІЯINFORM/2023-05-19T95-00-00-04-00/ukrayina-turechchyna.jpg" xlink:type="simple" xlink:show="embed" xlink:actuate="onLoad" draw:mime-type="image/jpeg"/>
</draw:frame>
Visit of President of Ukraine Volodymyr Zelensky to Turkey, October 16, 2020. Archival Photo: Presidential Office of Ukraine</text:p>
      <text:p text:style-name="P4">
<text:span text:style-name="T4">
 Ukraine and Turkey will sign a memorandum on mutual acceptance of state garantization of quality of goods, works and services of defense. </text:span>
</text:p>
      <text:p text:style-name="P4">
About it <text:a xlink:type="simple" xlink:href="https://www.mil.gov.ua/news/2023/05/19/ukraina-j-turechchina-pidpishut-memorandum-shhodo-vzaemnogo-prijnyattya-derzhavnogo-garantuvannya-yakosti-tovariv-robit-ta-poslug-oboronnogo-priznachennya/" text:style-name="Internet_20_link" text:visited-style-name="Visited_20_Internet_20_Link">
reports</text:a>
Ministry of Defence Ukraine.</text:p>
      <text:p text:style-name="P4">
Today, on May 19, the government approved the project of a memorandum on mutual understanding of the intercobinets of the Ministers of Ukraine and the Government of the Turkish Republic on the mutual acceptance of state guaranteeing the quality of goods, works and services of defense. On the Ukrainian side, to sign the document authorized by the Ministry of Defense of Ukraine Alexei Reznikov.</text:p>
      <text:p text:style-name="P4">
The purpose of signing the memorandum is to continue the cooperation of the two countries of the depository-technical and military-industrial sectors, to ensure the quality of goods, works and services of defense in accordance with NATO standards, to regulate the interaction between NATO member state and the partner of Ukraine in the field of quality assurance of goods, works and trade -purpose.</text:p>
      <text:p text:style-name="P4">
It should be noted that in the Member States of the Alliance and other leading countries of the world have created and operate systems of state guaranteeing quality. They are brazed on the relevant NATO standards for quality(AQAP)and intended to solve the tasks of quality assurance of defense goods.</text:p>
      <text:p text:style-name="P4">
Their purpose is to comply with the requirements of mutualist, namely: processes, procedures, provisions and conditions under which the quality of the quality of goods, works and services of defense purposes should be ensured by the relevant member of one NATO member state at the request of another Member State or NATO.</text:p>
      <text:p text:style-name="P4">
News Source: <text:a xlink:type="simple" xlink:href="https://armyinform.com.ua/2023/05/19/uryad-pidpyshe-ukrayinsko-tureczkyj-memorandum-shhodo-yakosti-tovariv-oboronnogo-pryznachennya/" text:style-name="Internet_20_link" text:visited-style-name="Visited_20_Internet_20_Link">
https://armyinform.com.ua/2023/05/19/uryad-pidpyshe-ukrayinsko-tureczkyj-memorandum-shhodo-yakosti-tovariv-oboronnogo-pryznachennya/</text:a>
</text:p>
      <!--NEWS-->
      <text:h text:style-name="P10" text:outline-level="1">
<text:span text:style-name="T4">
The bidding will be announced in the near future to organize the food of the Armed Forces of Ukraine</text:span>
</text:h>
      <text:p text:style-name="P4">
Author: ['Андрій Задубінний']</text:p>
      <text:p text:style-name="P4">
Time: 2023-05-19T96:00:00-04:00</text:p>
      <text:p text:style-name="P4">
Description: At the Minіsteniy defense of Ukraine, he was timidly timid to have a conference by Putan Organiz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e240ebd8-34c4-4023-8068-5bf46b2767aa.jpg" text:style-name="Internet_20_link" text:visited-style-name="Visited_20_Internet_20_Link">
e240ebd8-34c4-4023-8068-5bf46b2767aa.jpg</text:a>
', '<text:a xlink:type="simple" xlink:href="https://armyinform.com.ua/wp-content/uploads/2023/05/5440768e-d9bf-4201-9a84-26eed84b99ac.jpg" text:style-name="Internet_20_link" text:visited-style-name="Visited_20_Internet_20_Link">
5440768e-d9bf-4201-9a84-26eed84b99ac.jpg</text:a>
', '<text:a xlink:type="simple" xlink:href="https://armyinform.com.ua/wp-content/uploads/2023/05/8001cfa2-ef7b-4ad3-9e00-06718110a2d9.jpg" text:style-name="Internet_20_link" text:visited-style-name="Visited_20_Internet_20_Link">
8001cfa2-ef7b-4ad3-9e00-06718110a2d9.jpg</text:a>
', '<text:a xlink:type="simple" xlink:href="https://armyinform.com.ua/wp-content/uploads/2023/05/db539dfa-6a78-48d3-b2e5-4f5143eb4032.jpg" text:style-name="Internet_20_link" text:visited-style-name="Visited_20_Internet_20_Link">
db539dfa-6a78-48d3-b2e5-4f5143eb4032.jpg</text:a>
']</text:p>
      <text:p text:style-name="P4">
Tags: ['STOPRUSSIA', 'ВІЙНА', 'ВТОРГНЕННЯ РФ']</text:p>
      <text:p text:style-name="P4">
Category: News</text:p>
      <!--METADATA-->
      <text:p text:style-name="P4">
<draw:frame draw:style-name="fr1" draw:name="Image396" text:anchor-type="as-char" svg:width="6.9236in" svg:height="2.77521in" draw:z-index="0">
<draw:image xlink:href="../Images/AРМІЯINFORM/2023-05-19T96-00-00-04-00/e240ebd8-34c4-4023-8068-5bf46b2767aa.jpg" xlink:type="simple" xlink:show="embed" xlink:actuate="onLoad" draw:mime-type="image/jpeg"/>
</draw:frame>
The Ministry of Defense of Ukraine held a working meeting to discuss the issues of food for the servicemen of the Armed Forces of Ukraine. The event was presented by Deputy Minister of Defense of Ukraine Denis Sharapov, participated in the representatives of the authorized units of the Ministry of Defense, the Armed Forces, members of the Anti -Corruption Council and market participants. The meeting presented the order of organization and procurement of food products for the needs of the Armed Forces in 2023.</text:p>
      <text:p text:style-name="P4">
<draw:frame draw:style-name="fr1" draw:name="Image397" text:anchor-type="as-char" svg:width="6.9236in" svg:height="4.621503in" draw:z-index="0">
<draw:image xlink:href="../Images/AРМІЯINFORM/2023-05-19T96-00-00-04-00/5440768e-d9bf-4201-9a84-26eed84b99ac.jpg" xlink:type="simple" xlink:show="embed" xlink:actuate="onLoad" draw:mime-type="image/jpeg"/>
</draw:frame>
At the beginning of the event, Deputy Minister of Defense Denis Sharapov noted the positive fact of a broad representation of stakeholders of business, suppliers, retailers who responded to the proposal to participate in a work meeting. He announced that the Ministry of Defense plans to announce the bidding on the organization of food for armed servicemen. The attendees were familiar with the basic principles that such purchases would be held.</text:p>
      <ul>
        <li>
I am glad to see that we have many representatives of potential suppliers at the meeting. The other day, we begin the procedure for purchasing food for the Armed Forces for the second half of 2023, - said Denis Sharapov, Deputy Ministers of Ukraine.</li>
      </ul>
      <text:p text:style-name="P4">
He also reported that a collegial body was created in the defense department, which will carry out the trading procedures and selection of winners.</text:p>
      <ul>
        <li>
the function of organizing and conducting purchases for the needs of the Armed Forces, publishing information on procurement and consideration of proposals of suppliers for the provisions is entrusted to the collegial body - the commission of the Ministry of Defense on Defense Procurement in the direction of rear support. It is an independent body that is not affected by the Ministry of Defense officials. The commission will determine the technical ironing requirements and submit an announcement for publication in the systemiprozorro. I will note that the commission also includes representatives of the Public Anti -Corruption Council at the Ministry of Defense. Unlike the previous ones, the current procedure provides open and transparent bidding with the use of Prozorro's mass system, - said Denis Sharapov.</li>
      </ul>
      <text:p text:style-name="P4">
<draw:frame draw:style-name="fr1" draw:name="Image398" text:anchor-type="as-char" svg:width="6.9236in" svg:height="4.621503in" draw:z-index="0">
<draw:image xlink:href="../Images/AРМІЯINFORM/2023-05-19T96-00-00-04-00/8001cfa2-ef7b-4ad3-9e00-06718110a2d9.jpg" xlink:type="simple" xlink:show="embed" xlink:actuate="onLoad" draw:mime-type="image/jpeg"/>
</draw:frame>
Maxim Gritsenko noted that at the beginning of a large -scale invasion of food suppliers were critically limited to feed the army that increased significantly.</text:p>
      <ul>
        <li>
Now we allow all those who wish to apply for bidding, offer an adequate price and adhere to all the criteria. Among the innovations is the introduction of marginal prices, which aims to prevent deliberate prices by the supplier to certain categories of products, - Maximgritsenko added.</li>
      </ul>
      <text:p text:style-name="P4">
In particular, the subject of purchasing food kits will be divided into 22 lots, with the compulsory compliance with the principle of "food goes for the military". That is, products must be supplied where the military unit is from the list of the relevant contract.</text:p>
      <text:p text:style-name="P4">
According to Maxim Gritsenko, it is quite optimistic that multi -companies participated in a working meeting.</text:p>
      <ul>
        <li>
I hope that in the near future they will provide their offers and thanks to the competition we will receive quality food at a weighted price, - said Maxim Gritsenko.</li>
      </ul>
      <text:p text:style-name="P4">
The active participants in the working meeting were members of the Public Anti -Corruption Council at the Ministry of Defense.</text:p>
      <text:p text:style-name="P4">
Upon completion of the working meeting, the representative of the Public Anti -Corruption Council, Olegsirko, noted the constructive position of the defense department on the Organization of Nutrition of the Armed Forces.</text:p>
      <text:p text:style-name="P4">
<draw:frame draw:style-name="fr1" draw:name="Image399" text:anchor-type="as-char" svg:width="6.9236in" svg:height="4.621503in" draw:z-index="0">
<draw:image xlink:href="../Images/AРМІЯINFORM/2023-05-19T96-00-00-04-00/db539dfa-6a78-48d3-b2e5-4f5143eb4032.jpg" xlink:type="simple" xlink:show="embed" xlink:actuate="onLoad" draw:mime-type="image/jpeg"/>
</draw:frame>
- Speaking of a food system, it is advanced. This is, in fact, the system of NATO's armies, which in 2015 was somewhat hurriedly implemented. It is because of the rush that the problems that now lead to scandals have arisen. The army needs to be fed today, and in order to improve the existing mechanisms about their transparency, time and calculations are needed. What I see azaraz is undoubtedly a way forward. Today we have seen the intermediate system of food organizations of the Armed Forces, which still needs improvement. But the design position of the Ministry of Defense in this matter is most important, - said OlegSirko.</text:p>
      <text:p text:style-name="P4">
<text:span text:style-name="T4">
 _ Photo Dmitry Yurchenko _ </text:span>
</text:p>
      <text:p text:style-name="P4">
News Source: <text:a xlink:type="simple" xlink:href="https://armyinform.com.ua/2023/05/19/najblyzhchym-chasom-budut-ogolosheni-torgy-shhodo-organizacziyi-harchuvannya-vijskovosluzhbovcziv-zbrojnyh-syl/" text:style-name="Internet_20_link" text:visited-style-name="Visited_20_Internet_20_Link">
https://armyinform.com.ua/2023/05/19/najblyzhchym-chasom-budut-ogolosheni-torgy-shhodo-organizacziyi-harchuvannya-vijskovosluzhbovcziv-zbrojnyh-syl/</text:a>
</text:p>
      <!--NEWS-->
      <text:h text:style-name="P10" text:outline-level="1">
<text:span text:style-name="T4">
For funds collected through United24, another 15 ambulance cars will be purchased</text:span>
</text:h>
      <text:p text:style-name="P4">
Author: ['АРМІЯINFORM']</text:p>
      <text:p text:style-name="P4">
Time: 2023-05-19T97:00:00-04:00</text:p>
      <text:p text:style-name="P4">
Description: Vidpovly, to the RISSHENNE KO PITIN ROSELE KOSTIV for Zadovolenni Refuished Hunts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avtomobili-shvydkoyi-dopomogy.jpg" text:style-name="Internet_20_link" text:visited-style-name="Visited_20_Internet_20_Link">
avtomobili-shvydkoyi-dopomogy.jpg</text:a>
']</text:p>
      <text:p text:style-name="P4">
Tags: ['UNITED24', 'АВТІВКИ ШВИДКОЇ ДОПОМОГИ', 'МІНІСТЕРСТВО ОХОРОНИ ЗДОРОВ’Я УКРАЇНИ']</text:p>
      <text:p text:style-name="P4">
Category: News</text:p>
      <!--METADATA-->
      <text:p text:style-name="P4">
<draw:frame draw:style-name="fr1" draw:name="Image400" text:anchor-type="as-char" svg:width="6.9236in" svg:height="3.508581in" draw:z-index="0">
<draw:image xlink:href="../Images/AРМІЯINFORM/2023-05-19T97-00-00-04-00/avtomobili-shvydkoyi-dopomogy.jpg" xlink:type="simple" xlink:show="embed" xlink:actuate="onLoad" draw:mime-type="image/jpeg"/>
</draw:frame>
Ambulances. Illustrative photo</text:p>
      <text:p text:style-name="P4">
According to the decision of the Commission on Distribution of Funds to meet the need for health, medical procurement of Ukraine concluded contracts for the purchase of 15 ambulances of UAH 40,500 000 for the needs of the Medical sphere for the funds collected through the United24 Fandsseing Platform.</text:p>
      <text:p text:style-name="P4">
About it <text:a xlink:type="simple" xlink:href="https://moz.gov.ua/article/news/sche-15-avtomobiliv-shvidkoi-budut-pridbani-za-koshti-zibrani-cherez-united24" text:style-name="Internet_20_link" text:visited-style-name="Visited_20_Internet_20_Link">
reports</text:a>
Press service of health care of Ukraine.</text:p>
      <text:p text:style-name="P4">
"These are cars of type C - such are the mobile chambers of intensive care," - said the message. They are equipped with everything they need: oxygen cylinders, cardiomonators, defibrillators, electrocardiographs, apparatus of artificial ventilation, etc. With this equipment it is possible to save a person in the case of cardiogenic shock, to provide assistance during childbirth, to carry out realomation, to carry out general anesthesia, the primary surgical treatment of the wound.</text:p>
      <text:p text:style-name="P4">
“The UNITED24 initiative has recently turned a year. People from 110 countries were candidate Ukrainian doctors. Donor: international and Ukrainian business, international charitable organizations, public persons, opinion leaders of different countries ... Money transfer, targeted contributions are directed to the purchase of medical equipment and "fast", which save the lives of Ukrainians. As for ambulances, 126 units have been purchased for the year of the Fandering Platform. Now there are 15. It increases the opportunity to save the lives of Ukrainians, because as of the war 103 "fast" damaged, 251 - destroyed, 125 - are captured, ”said Deputy Minister of Health for digitic development Maria Karchevich.</text:p>
      <text:p text:style-name="P4">
We will remind that earlier medical procurement of Ukraine purchased 40 "fast" worth UAH 104 million for funds collected through United24.</text:p>
      <text:p text:style-name="P4">
News Source: <text:a xlink:type="simple" xlink:href="https://armyinform.com.ua/2023/05/19/za-koshty-zibrani-cherez-united24-budut-prydbani-shhe-15-avtomobiliv-shvydkoyi/" text:style-name="Internet_20_link" text:visited-style-name="Visited_20_Internet_20_Link">
https://armyinform.com.ua/2023/05/19/za-koshty-zibrani-cherez-united24-budut-prydbani-shhe-15-avtomobiliv-shvydkoyi/</text:a>
</text:p>
      <!--NEWS-->
      <text:h text:style-name="P10" text:outline-level="1">
<text:span text:style-name="T4">
Aviation Coalition: Portugal is ready to train Ukrainian military pilots</text:span>
</text:h>
      <text:p text:style-name="P4">
Author: ['АРМІЯINFORM']</text:p>
      <text:p text:style-name="P4">
Time: 2023-05-19T98:00:00-04:00</text:p>
      <text:p text:style-name="P4">
Description: PID Hour Vizita to Lisabon Minіstra of the law enforcement officers of the Ukrainian Dmitro Kuleb Provi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86a91f3-shutterstock-2157260357-800x450-1.jpg" text:style-name="Internet_20_link" text:visited-style-name="Visited_20_Internet_20_Link">
86a91f3-shutterstock-2157260357-800x450-1.jpg</text:a>
']</text:p>
      <text:p text:style-name="P4">
Tags: ['АВІАЦІЙНА КОАЛІЦІЯ', 'ДМИТРО КУЛЕБА', 'ПОРТУГАЛІЯ']</text:p>
      <text:p text:style-name="P4">
Category: News</text:p>
      <!--METADATA-->
      <text:p text:style-name="P4">
<draw:frame draw:style-name="fr1" draw:name="Image401" text:anchor-type="as-char" svg:width="6.9236in" svg:height="3.894525in" draw:z-index="0">
<draw:image xlink:href="../Images/AРМІЯINFORM/2023-05-19T98-00-00-04-00/86a91f3-shutterstock-2157260357-800x450-1.jpg" xlink:type="simple" xlink:show="embed" xlink:actuate="onLoad" draw:mime-type="image/jpeg"/>
</draw:frame>
Elenaakarresh</text:p>
      <text:p text:style-name="P4">
During his visit to Lisbon, the Minister of Foreign Affairs of Ukraine Dmitry Kulebabaprov has negotiated with the Minister of Foreign Affairs ZOAU Kravinho Taminist Defense Elena Carreirash.</text:p>
      <text:p text:style-name="P4">
About it <text:a xlink:type="simple" xlink:href="https://www.kmu.gov.ua/news/dmytro-kuleba-portuhaliia-pryiednalasia-do-aviatsiinoi-koalitsii-hotova-trenuvaty-ukrainskykh-pilotiv-i-mekhanikiv" text:style-name="Internet_20_link" text:visited-style-name="Visited_20_Internet_20_Link">
reports</text:a>
Ministry of Foreign Affairs of Ukraine.</text:p>
      <text:p text:style-name="P4">
The head of Ukrainian diplomacy told Portuguese partners in detail at the front and outlined the military needs of Ukraine for effective defense and counter -offensive operations.</text:p>
      <text:p text:style-name="P4">
"Portugal has demonstrated leadership by joining the tank coalition. In the intensification of Russian missile shelling of Ukrainian cities Isl, it is critical that Ukraine is able to drop Russia of the Ukrainian sky," the minister stressed.</text:p>
      <text:p text:style-name="P4">
In this regard, Dmytro Kuleba expressed his gratitude to the Portugal's government for the decision to join the aviation coalition by training Ukrainian pilots of Tamhechanics on Western Mymechanics.</text:p>
      <text:p text:style-name="P4">
The Portuguese side also confirmed his willingness to support Ukraine's path to membership in the European Union.</text:p>
      <text:p text:style-name="P4">
The Foreign Ministers of Ukraine and Portugal coordinated positions in the context of NATO summit preparation in Vilnius. Dmytro Kuleba emphasized the importance of the political decision to determine the algorithm of Ukraine's accession to the Alliance.</text:p>
      <text:p text:style-name="P4">
The ministers also discussed the prosecution of Russia and its reference for crimes against Ukraine, including the creation of a special tribunal on aggression.</text:p>
      <text:p text:style-name="P4">
Dmytro Kuleba also paid special attention to the formula of the President Vladimrazellensky peace as a path to establishing a just and long -term peace in Ukraine, expanding its circle of support, in particular through the accession of the countries of the global south.</text:p>
      <text:p text:style-name="P4">
News Source: <text:a xlink:type="simple" xlink:href="https://armyinform.com.ua/2023/05/19/aviaczijna-koalicziya-portugaliya-gotova-trenuvaty-ukrayinskyh-vijskovyh-lotchykiv/" text:style-name="Internet_20_link" text:visited-style-name="Visited_20_Internet_20_Link">
https://armyinform.com.ua/2023/05/19/aviaczijna-koalicziya-portugaliya-gotova-trenuvaty-ukrayinskyh-vijskovyh-lotchykiv/</text:a>
</text:p>
      <!--NEWS-->
      <text:h text:style-name="P10" text:outline-level="1">
<text:span text:style-name="T4">
Short. War. Day 450. Videoodigest</text:span>
</text:h>
      <text:p text:style-name="P4">
Author: ['АРМІЯINFORM']</text:p>
      <text:p text:style-name="P4">
Time: 2023-05-19T99:00:00-04:00</text:p>
      <text:p text:style-name="P4">
Description: War with Ukraine 2022, War with Ukraine latest news today, News War with Ukraine 2022 The last for today, will there be a war between Ukraine and Russia and when, the war with Ukraine in 2022 will be or not, will there be a war with Ukraine in the near future that that They say that the war with Ukraine, Ukraine news today, Ukrainian news in Ukrainian media in Russian</text:p>
      <text:p text:style-name="P4">
Images: []</text:p>
      <text:p text:style-name="P4">
Tags: ['STOPRUSSIA', 'АГРЕСІЯ РФ', 'ВІДЕО', 'ВІДЕОДАЙДЖЕСТ', 'ВІЙНА', 'ВТОРГНЕННЯ РФ', 'ГШ ЗСУ']</text:p>
      <text:p text:style-name="P4">
Category: News</text:p>
      <!--METADATA-->
      <text:p text:style-name="P4">
News Source: <text:a xlink:type="simple" xlink:href="https://armyinform.com.ua/2023/05/19/korotko-vijna-den-450-videodajdzhest/" text:style-name="Internet_20_link" text:visited-style-name="Visited_20_Internet_20_Link">
https://armyinform.com.ua/2023/05/19/korotko-vijna-den-450-videodajdzhest/</text:a>
</text:p>
      <!--NEWS-->
      <text:h text:style-name="P10" text:outline-level="1">
<text:span text:style-name="T4">
Mottorage in honor of Mariupol defenders will start in Lviv</text:span>
</text:h>
      <text:p text:style-name="P4">
Authors: Ukrinform (Person)</text:p>
      <text:p text:style-name="P4">
Publisher: Укринформ (Organization)</text:p>
      <text:p text:style-name="P4">
Published Time: 2023-05-20T-30:06:00+03:00</text:p>
      <text:p text:style-name="P4">
Modified Time: 2023-05-20T01:06:00+03:00</text:p>
      <text:p text:style-name="P4">
Description: In Ukraine, May 20-21 will take place a motorcycle race, designed to remind society of the heroic defense of Mariupol, which ended a year ago. - Ukrinform.</text:p>
      <text:p text:style-name="P4">
Images: ["<text:a xlink:type="simple" xlink:href="https://static.ukrinform.com/photos/2022_05/thumb_files/630_360_1651480916-318.jpg" text:style-name="Internet_20_link" text:visited-style-name="Visited_20_Internet_20_Link">
630_360_16514...</text:a>
", "<text:a xlink:type="simple" xlink:href="https://static.ukrinform.com/photos/2023_05/1684532367-268.jpg" text:style-name="Internet_20_link" text:visited-style-name="Visited_20_Internet_20_Link">
1684532367-26...</text:a>
"]</text:p>
      <text:p text:style-name="P4">
Tags: ['Львів', 'Маріуполь', 'Полонені', 'Війна з Росією']</text:p>
      <text:p text:style-name="P4">
Type: Article</text:p>
      <!--METADATA-->
      <text:p text:style-name="P4">
<draw:frame draw:style-name="fr1" draw:name="Image402" text:anchor-type="as-char" svg:width="6.9236in" svg:height="3.956343in" draw:z-index="0">
<draw:image xlink:href="../Images/yкринформ/2023-05-20T-30-06-00-03-00/630_360_1651480916-318.jpg" xlink:type="simple" xlink:show="embed" xlink:actuate="onLoad" draw:mime-type="image/jpeg"/>
</draw:frame>
In Ukraine, May 20-21, a motorcycle race will be held, designed to remind society of Mariupol's pro-eroic defense, which ended a year ago.</text:p>
      <text:p text:style-name="P4">
According to Ukrinform, the public organization "Women made of steel" reports in <text:a xlink:type="simple" xlink:href="http://t.me/zhinky_zi_stali/2433" text:style-name="Internet_20_link" text:visited-style-name="Visited_20_Internet_20_Link">
</text:a>
.</text:p>
      <text:p text:style-name="P4">
“On May 20-21, 2023, the cities of Ukraine will pass a motorcycle race for the purpose of reminding of the anniversary of the end of the heroic defense of Mariupol, as well as the performed courageous defenders, most of whom is held by the enemy in captivity,” -she will be in the message.</text:p>
      <text:p text:style-name="P4">
<draw:frame draw:style-name="fr1" draw:name="Image403" text:anchor-type="as-char" svg:width="6.9236in" svg:height="4.781611in" draw:z-index="0">
<draw:image xlink:href="../Images/yкринформ/2023-05-20T-30-06-00-03-00/1684532367-268.jpg" xlink:type="simple" xlink:show="embed" xlink:actuate="onLoad" draw:mime-type="image/jpeg"/>
</draw:frame>
The All -Ukrainian Mottop Raging will be held by the route Lviv - Rivne - Zvyagel - Zhytomyr. Its organizers and participants want to show all Ukraine that the problem <text:a xlink:type="simple" xlink:href="https://www.ukrinform.ua/tag-poloneni" text:style-name="Internet_20_link" text:visited-style-name="Visited_20_Internet_20_Link">
</text:a>
It remains painful and deep. This is about supporting not only the captives of Mariupol Garrnizon, but also defenders from other areas of the front.</text:p>
      <text:p text:style-name="P4">
<text:span text:style-name="T4">
 Read also: </text:span>
 <text:a xlink:type="simple" xlink:href="https://www.ukrinform.ua/rubric-kyiv/3711597-u-stolici-vidbudutsa-zahodi-do-ricnici-z-dna-okupacii-mariupola.html" text:style-name="Internet_20_link" text:visited-style-name="Visited_20_Internet_20_Link">
</text:a>
As <text:a xlink:type="simple" xlink:href="http://www.ukrinform.ua/rubric-ato/3709966-u-rosijskomu-poloni-dosi-perebuvaut-blizko-2000-oboronciv-azovstali.html" text:style-name="Internet_20_link" text:visited-style-name="Visited_20_Internet_20_Link">
 </text:a>
, during the year, Ukraine was returned from captivity about 500 Azovstal defenders, and about 2000 they rested in Russian captivity.</text:p>
      <text:p text:style-name="P4">
<text:span text:style-name="T5">
Foto: EPA-EFE</text:span>
</text:p>
      <text:p text:style-name="P4">
News Source: <text:a xlink:type="simple" xlink:href="https://www.ukrinform.ua/rubric-regions/3711658-u-lvovi-startue-motoprobig-na-cest-zahisnikiv-mariupola.html" text:style-name="Internet_20_link" text:visited-style-name="Visited_20_Internet_20_Link">
https://www.ukrinform.ua/rubric-regions/3711658-u-lvovi-startue-motoprobig-na-cest-zahisnikiv-mariupola.html</text:a>
</text:p>
      <!--NEWS-->
      <text:h text:style-name="P10" text:outline-level="1">
<text:span text:style-name="T4">
In the capital and the area there is air defense</text:span>
</text:h>
      <text:p text:style-name="P4">
Authors: Ukrinform (Person)</text:p>
      <text:p text:style-name="P4">
Publisher: Укринформ (Organization)</text:p>
      <text:p text:style-name="P4">
Published Time: 2023-05-20T-33:52:00+03:00</text:p>
      <text:p text:style-name="P4">
Modified Time: 2023-05-20T00:52:00+03:00</text:p>
      <text:p text:style-name="P4">
Description: In Kiev and the region, hostile drones operate the air defense units. - Ukrinform.</text:p>
      <text:p text:style-name="P4">
Images: ["<text:a xlink:type="simple" xlink:href="https://static.ukrinform.com/photos/2023_02/thumb_files/630_360_1677478309-566.jpg" text:style-name="Internet_20_link" text:visited-style-name="Visited_20_Internet_20_Link">
630_360_16774...</text:a>
"]</text:p>
      <text:p text:style-name="P4">
Tags: ['Київ', 'Київщина', 'Війна з Росією', 'ППО', 'Дрон-камікадзе']</text:p>
      <text:p text:style-name="P4">
Type: Article</text:p>
      <!--METADATA-->
      <text:p text:style-name="P4">
<draw:frame draw:style-name="fr1" draw:name="Image404" text:anchor-type="as-char" svg:width="6.9236in" svg:height="3.956343in" draw:z-index="0">
<draw:image xlink:href="../Images/yкринформ/2023-05-20T-33-52-00-03-00/630_360_1677478309-566.jpg" xlink:type="simple" xlink:show="embed" xlink:actuate="onLoad" draw:mime-type="image/jpeg"/>
</draw:frame>
In the Kiev region, hostile drones operate the air defense units.</text:p>
      <text:p text:style-name="P4">
About it in <text:a xlink:type="simple" xlink:href="https://t.me/s/kyivoda" text:style-name="Internet_20_link" text:visited-style-name="Visited_20_Internet_20_Link">
</text:a>
The Kiev Ova reports, reports Ukrinform.</text:p>
      <text:p text:style-name="P4">
"The threat of drone attacks!The air defense forces work," the post reads.</text:p>
      <text:p text:style-name="P4">
The authorities urge to observe information silence - not to photograph and ignore the work of our defenders.</text:p>
      <text:p text:style-name="P4">
<text:span text:style-name="T4">
 Read also: </text:span>
 <text:a xlink:type="simple" xlink:href="https://www.ukrinform.ua/rubric-ato/3711656-u-kievi-nizci-oblastej-povitrana-trivoga.html" text:style-name="Internet_20_link" text:visited-style-name="Visited_20_Internet_20_Link">
<text:span text:style-name="T4">
 anxiety </text:span>
</text:a>
About the work of air defense also <text:a xlink:type="simple" xlink:href="https://t.me/s/VA_Kyiv" text:style-name="Internet_20_link" text:visited-style-name="Visited_20_Internet_20_Link">
</text:a>
KMVA: "Aircraft operates around the airspace of Kiev."</text:p>
      <text:p text:style-name="P4">
The head of the KMVA Sergey Popko urged to be in shelters to a distinction of anxiety.</text:p>
      <text:p text:style-name="P4">
News Source: <text:a xlink:type="simple" xlink:href="https://www.ukrinform.ua/rubric-ato/3711657-u-stolici-ta-oblasti-pracue-ppo.html" text:style-name="Internet_20_link" text:visited-style-name="Visited_20_Internet_20_Link">
https://www.ukrinform.ua/rubric-ato/3711657-u-stolici-ta-oblasti-pracue-ppo.html</text:a>
</text:p>
      <!--NEWS-->
      <text:h text:style-name="P10" text:outline-level="1">
<text:span text:style-name="T4">
In Kiev and a number of areas - air alarm</text:span>
</text:h>
      <text:p text:style-name="P4">
Authors: Ukrinform (Person)</text:p>
      <text:p text:style-name="P4">
Publisher: Укринформ (Organization)</text:p>
      <text:p text:style-name="P4">
Published Time: 2023-05-20T-35:42:00+03:00</text:p>
      <text:p text:style-name="P4">
Modified Time: 2023-05-20T00:42:00+03:00</text:p>
      <text:p text:style-name="P4">
Description: Air alarm has been announced in the capital and a number of regions of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Безпілотник', 'Київ', 'Війна з Росією', 'Повітряна тривога']</text:p>
      <text:p text:style-name="P4">
Type: Article</text:p>
      <!--METADATA-->
      <text:p text:style-name="P4">
<draw:frame draw:style-name="fr1" draw:name="Image405" text:anchor-type="as-char" svg:width="6.9236in" svg:height="3.956343in" draw:z-index="0">
<draw:image xlink:href="../Images/yкринформ/2023-05-20T-35-42-00-03-00/630_360_1645871571-868.jpg" xlink:type="simple" xlink:show="embed" xlink:actuate="onLoad" draw:mime-type="image/jpeg"/>
</draw:frame>
Air alarm has been announced in the capital.</text:p>
      <text:p text:style-name="P4">
About it reports Ukrinform with <text:a xlink:type="simple" xlink:href="https://alerts.in.ua/" text:style-name="Internet_20_link" text:visited-style-name="Visited_20_Internet_20_Link">
</text:a>
on the map of air permanent.</text:p>
      <text:p text:style-name="P4">
According to preliminary data of monitoring channels, anxiety in northern Ukraine may be associated with launching drones from Russia.</text:p>
      <text:p text:style-name="P4">
<text:span text:style-name="T4">
 Read also: </text:span>
 <text:a xlink:type="simple" xlink:href="https://www.ukrinform.ua/rubric-kyiv/3711618-u-kievi-na-sogodni-e-ponad-4-tisaci-ukrittiv-civilnogo-zahistu.html" text:style-name="Internet_20_link" text:visited-style-name="Visited_20_Internet_20_Link">
</text:a>
OP OP Andriy Yermak <text:a xlink:type="simple" xlink:href="https://t.me/s/ermaka2022" text:style-name="Internet_20_link" text:visited-style-name="Visited_20_Internet_20_Link">
</text:a>
Do not carefully and do not remove the air defense.</text:p>
      <text:p text:style-name="P4">
News Source: <text:a xlink:type="simple" xlink:href="https://www.ukrinform.ua/rubric-ato/3711656-u-kievi-nizci-oblastej-povitrana-trivoga.html" text:style-name="Internet_20_link" text:visited-style-name="Visited_20_Internet_20_Link">
https://www.ukrinform.ua/rubric-ato/3711656-u-kievi-nizci-oblastej-povitrana-trivoga.html</text:a>
</text:p>
      <!--NEWS-->
      <text:h text:style-name="P10" text:outline-level="1">
<text:span text:style-name="T4">
Ordinary Russians support war and murder - Budanov</text:span>
</text:h>
      <text:p text:style-name="P4">
Authors: Ukrinform (Person)</text:p>
      <text:p text:style-name="P4">
Publisher: Укринформ (Organization)</text:p>
      <text:p text:style-name="P4">
Published Time: 2023-05-20T-37:28:00+03:00</text:p>
      <text:p text:style-name="P4">
Modified Time: 2023-05-20T00:28:00+03:00</text:p>
      <text:p text:style-name="P4">
Description: Data from all sociological research shows that Russia's average citizens support the war against Ukraine and the murder of Ukrainians. - Ukrinform.</text:p>
      <text:p text:style-name="P4">
Images: ["<text:a xlink:type="simple" xlink:href="https://static.ukrinform.com/photos/2022_04/thumb_files/630_360_1650277396-510.jpg" text:style-name="Internet_20_link" text:visited-style-name="Visited_20_Internet_20_Link">
630_360_16502...</text:a>
"]</text:p>
      <text:p text:style-name="P4">
Tags: ['Російські військові', 'Воєнні злочини', 'Соцопитування', 'Буданов', 'Війна з Росією']</text:p>
      <text:p text:style-name="P4">
Type: Article</text:p>
      <!--METADATA-->
      <text:p text:style-name="P4">
<draw:frame draw:style-name="fr1" draw:name="Image406" text:anchor-type="as-char" svg:width="6.9236in" svg:height="3.956343in" draw:z-index="0">
<draw:image xlink:href="../Images/yкринформ/2023-05-20T-37-28-00-03-00/630_360_1650277396-510.jpg" xlink:type="simple" xlink:show="embed" xlink:actuate="onLoad" draw:mime-type="image/jpeg"/>
</draw:frame>
Data from all sociological studies show that Russia's average citizens support Ukraine and the murder of Ukrainians.</text:p>
      <text:p text:style-name="P4">
The head of the Main Directorate of Intelligence of the Ministry of Defense Kirilobudanov said in an interview as part of Dmitry Komarov's special pro -projection. Order, ”Ukrinform reports.</text:p>
      <text:p text:style-name="P4">
“The power of their regime is largely based on the control of the media. And when a certain number of experts say that we are fighting with the Russian man, and the people ... It's not true. All sociological studies that have been masked and conducted Russia show - in different periods, these digitaries, but supporting the war against Ukraine is standard - between 73% and 82%. That is, the average citizen <text:a xlink:type="simple" xlink:href="https://www.ukrinform.ua/tag-rosia" text:style-name="Internet_20_link" text:visited-style-name="Visited_20_Internet_20_Link">
</text:a>
- For this, for destruction, for murder. They say they are not occupiers, that they liberate cities, they believe in it, ”Budanov said.</text:p>
      <text:p text:style-name="P4">
He noted that in the event of a change of power, the Russians would say that they were lied to them, and they said they did not know anything.</text:p>
      <text:p text:style-name="P4">
<text:span text:style-name="T4">
 Read also: </text:span>
 <text:a xlink:type="simple" xlink:href="https://www.ukrinform.ua/rubric-ato/3711627-rosia-pocala-gotuvatisa-do-vijni-proti-ukraini-z-2007-roku-budanov.html" text:style-name="Internet_20_link" text:visited-style-name="Visited_20_Internet_20_Link">
<text:span text:style-name="T4">
 Budanov </text:span>
</text:a>
“This is what it will be over time, and the Russians will say - and we did not know, we were lied. Look at the story, they always have such a thing, ” - said the headman.</text:p>
      <text:p text:style-name="P4">
According to Budanov, the Russian prisoners told him that they had come to Ukraine to protect people, and no one fired civilians.</text:p>
      <text:p text:style-name="P4">
“One was a person who could clearly explain that he was a commander of the unit, understands that it was not a completely correct war. But he is a military, Bulkomanda - fought, according to him, well, and he does not regret anything. Viewed from thousands. Everyone else says: we did not know, we were told, here the Nazis, we were able to help people civilians, who were killed here, we did not have no one in anyone, ”the intelligence manager said.</text:p>
      <text:p text:style-name="P4">
<text:span text:style-name="T4">
 Read also: </text:span>
 <text:a xlink:type="simple" xlink:href="https://www.ukrinform.ua/rubric-ato/3711650-pisla-peremogi-ukrainu-cekae-bagatoricnij-etap-reintegracii-teritorij-budanov.html" text:style-name="Internet_20_link" text:visited-style-name="Visited_20_Internet_20_Link">
<text:span text:style-name="T4">
 Budanov </text:span>
</text:a>
He emphasized that for certain people, just physical destruction can be fair responsibility for their supervisors.</text:p>
      <text:p text:style-name="P4">
As it was reported, according to Budanov that Russia will be more defeated, the process of its modification will soon begin.</text:p>
      <text:p text:style-name="P4">
_ Photo: spiegel.de_</text:p>
      <text:p text:style-name="P4">
News Source: <text:a xlink:type="simple" xlink:href="https://www.ukrinform.ua/rubric-ato/3711655-peresicni-rosiani-pidtrimuut-vijnu-i-vbivstva-budanov.html" text:style-name="Internet_20_link" text:visited-style-name="Visited_20_Internet_20_Link">
https://www.ukrinform.ua/rubric-ato/3711655-peresicni-rosiani-pidtrimuut-vijnu-i-vbivstva-budanov.html</text:a>
</text:p>
      <!--NEWS-->
      <text:h text:style-name="P10" text:outline-level="1">
<text:span text:style-name="T4">
On the site of "cotton" in Mariupol, one hundred invaders and air defense - Andryushchenko were based</text:span>
</text:h>
      <text:p text:style-name="P4">
Authors: Ukrinform (Person)</text:p>
      <text:p text:style-name="P4">
Publisher: Укринформ (Organization)</text:p>
      <text:p text:style-name="P4">
Published Time: 2023-05-20T-39:12:00+03:00</text:p>
      <text:p text:style-name="P4">
Modified Time: 2023-05-20T00:12:00+03:00</text:p>
      <text:p text:style-name="P4">
Description: According to preliminary data, at least 150 Russian invaders were based in the area near Mariupol, where on Friday night, where on Friday night and there were at least 150 Russian invaders. - Ukrinform.</text:p>
      <text:p text:style-name="P4">
Images: ["<text:a xlink:type="simple" xlink:href="https://static.ukrinform.com/photos/2023_05/thumb_files/630_360_1684530534-198.jpg" text:style-name="Internet_20_link" text:visited-style-name="Visited_20_Internet_20_Link">
630_360_16845...</text:a>
"]</text:p>
      <text:p text:style-name="P4">
Tags: ['Маріуполь', 'Вибух', 'Російські військові', 'Війна з Росією']</text:p>
      <text:p text:style-name="P4">
Type: Article</text:p>
      <!--METADATA-->
      <text:p text:style-name="P4">
<draw:frame draw:style-name="fr1" draw:name="Image407" text:anchor-type="as-char" svg:width="6.9236in" svg:height="3.956343in" draw:z-index="0">
<draw:image xlink:href="../Images/yкринформ/2023-05-20T-39-12-00-03-00/630_360_1684530534-198.jpg" xlink:type="simple" xlink:show="embed" xlink:actuate="onLoad" draw:mime-type="image/jpeg"/>
</draw:frame>
Provisional data, in the area near Mariupol, where on Friday in the evening, powerful explosions were fired, at least 150 Russian invaders and the air defense systems were based.</text:p>
      <text:p text:style-name="P4">
As Ukrinform reports, about it in <text:a xlink:type="simple" xlink:href="https://t.me/s/andriyshTime" text:style-name="Internet_20_link" text:visited-style-name="Visited_20_Internet_20_Link">
</text:a>
Petro Andryushchenko wrote the advisor of Mariupol.</text:p>
      <text:p text:style-name="P4">
“The place of“ cotton ”is installed. The results will be in the morning. Pre -locating from 150 invaders and systematically used to install air defense systems, ”he said.</text:p>
      <text:p text:style-name="P4">
Andryushchenko also addressed the Mariupols who are in the occupation: “Pay attention to the distance of the“ punishment of heaven ”from the nearest residential building. See how far? And now the task of 2+2 - how quickly the Russian bursts in your cellars and yards? ”</text:p>
      <text:p text:style-name="P4">
<text:span text:style-name="T4">
 Read also: </text:span>
 <text:a xlink:type="simple" xlink:href="https://www.ukrinform.ua/rubric-regions/3711333-u-mariupoli-fiksuut-peremisenna-rosijskih-vantazivok-iz-boepripasami.html" text:style-name="Internet_20_link" text:visited-style-name="Visited_20_Internet_20_Link">
</text:a>
Earlier it was reported that in the area of the airport <text:a xlink:type="simple" xlink:href="https://www.ukrinform.ua/tag-mariupol" text:style-name="Internet_20_link" text:visited-style-name="Visited_20_Internet_20_Link">
</text:a>
There were several explosions.</text:p>
      <text:p text:style-name="P4">
News Source: <text:a xlink:type="simple" xlink:href="https://www.ukrinform.ua/rubric-ato/3711654-na-misci-bavovni-v-mariupoli-bazuvalisa-pivtori-sotni-zagarbnikiv-ta-ppo-andrusenko.html" text:style-name="Internet_20_link" text:visited-style-name="Visited_20_Internet_20_Link">
https://www.ukrinform.ua/rubric-ato/3711654-na-misci-bavovni-v-mariupoli-bazuvalisa-pivtori-sotni-zagarbnikiv-ta-ppo-andrusenko.html</text:a>
</text:p>
      <!--NEWS-->
      <text:h text:style-name="P10" text:outline-level="1">
<text:span text:style-name="T4">
On the site of "cotton" in Mariupol, one hundred invaders and air defense - Andryushchenko were based</text:span>
</text:h>
      <text:p text:style-name="P4">
Authors: Ukrinform (Person)</text:p>
      <text:p text:style-name="P4">
Publisher: Укринформ (Organization)</text:p>
      <text:p text:style-name="P4">
Published Time: 2023-05-20T00:12:00+03:00</text:p>
      <text:p text:style-name="P4">
Modified Time: 2023-05-20T00:12:00+03:00</text:p>
      <text:p text:style-name="P4">
Description: According to preliminary data, at least 150 Russian invaders were based in the area near Mariupol, where on Friday night, where on Friday night and there were at least 150 Russian invaders. - Ukrinform.</text:p>
      <text:p text:style-name="P4">
Images: ["<text:a xlink:type="simple" xlink:href="https://static.ukrinform.com/photos/2023_05/thumb_files/630_360_1684530534-198.jpg" text:style-name="Internet_20_link" text:visited-style-name="Visited_20_Internet_20_Link">
630_360_16845...</text:a>
"]</text:p>
      <text:p text:style-name="P4">
Tags: ['Маріуполь', 'Вибух', 'Російські військові', 'Війна з Росією']</text:p>
      <text:p text:style-name="P4">
Type: Article</text:p>
      <!--METADATA-->
      <text:p text:style-name="P4">
<draw:frame draw:style-name="fr1" draw:name="Image408" text:anchor-type="as-char" svg:width="6.9236in" svg:height="3.956343in" draw:z-index="0">
<draw:image xlink:href="../Images/yкринформ/2023-05-20T00-12-00-03-00/630_360_1684530534-198.jpg" xlink:type="simple" xlink:show="embed" xlink:actuate="onLoad" draw:mime-type="image/jpeg"/>
</draw:frame>
Provisional data, in the area near Mariupol, where on Friday in the evening, powerful explosions were fired, at least 150 Russian invaders and the air defense systems were based.</text:p>
      <text:p text:style-name="P4">
As Ukrinform reports, about it in <text:a xlink:type="simple" xlink:href="https://t.me/s/andriyshTime" text:style-name="Internet_20_link" text:visited-style-name="Visited_20_Internet_20_Link">
</text:a>
Petro Andryushchenko wrote the advisor of Mariupol.</text:p>
      <text:p text:style-name="P4">
“The place of“ cotton ”is installed. The results will be in the morning. Pre -locating from 150 invaders and systematically used to install air defense systems, ”he said.</text:p>
      <text:p text:style-name="P4">
Andryushchenko also addressed the Mariupols who are in the occupation: “Pay attention to the distance of the“ punishment of heaven ”from the nearest residential building. See how far? And now the task of 2+2 - how quickly the Russian bursts in your cellars and yards? ”</text:p>
      <text:p text:style-name="P4">
<text:span text:style-name="T4">
 Read also: </text:span>
 <text:a xlink:type="simple" xlink:href="https://www.ukrinform.ua/rubric-regions/3711333-u-mariupoli-fiksuut-peremisenna-rosijskih-vantazivok-iz-boepripasami.html" text:style-name="Internet_20_link" text:visited-style-name="Visited_20_Internet_20_Link">
</text:a>
Earlier it was reported that in the area of the airport <text:a xlink:type="simple" xlink:href="https://www.ukrinform.ua/tag-mariupol" text:style-name="Internet_20_link" text:visited-style-name="Visited_20_Internet_20_Link">
</text:a>
There were several explosions.</text:p>
      <text:p text:style-name="P4">
News Source: <text:a xlink:type="simple" xlink:href="https://www.ukrinform.ua/rubric-ato/3711654-na-misci-bavovni-v-mariupoli-bazuvalisa-pivtori-sotni-zagarbnikiv-ta-ppo-andrusenko.html" text:style-name="Internet_20_link" text:visited-style-name="Visited_20_Internet_20_Link">
https://www.ukrinform.ua/rubric-ato/3711654-na-misci-bavovni-v-mariupoli-bazuvalisa-pivtori-sotni-zagarbnikiv-ta-ppo-andrusenko.html</text:a>
</text:p>
      <!--NEWS-->
      <text:h text:style-name="P10" text:outline-level="1">
<text:span text:style-name="T4">
Ordinary Russians support war and murder - Budanov</text:span>
</text:h>
      <text:p text:style-name="P4">
Authors: Ukrinform (Person)</text:p>
      <text:p text:style-name="P4">
Publisher: Укринформ (Organization)</text:p>
      <text:p text:style-name="P4">
Published Time: 2023-05-20T00:28:00+03:00</text:p>
      <text:p text:style-name="P4">
Modified Time: 2023-05-20T00:28:00+03:00</text:p>
      <text:p text:style-name="P4">
Description: Data from all sociological research shows that Russia's average citizens support the war against Ukraine and the murder of Ukrainians. - Ukrinform.</text:p>
      <text:p text:style-name="P4">
Images: ["<text:a xlink:type="simple" xlink:href="https://static.ukrinform.com/photos/2022_04/thumb_files/630_360_1650277396-510.jpg" text:style-name="Internet_20_link" text:visited-style-name="Visited_20_Internet_20_Link">
630_360_16502...</text:a>
"]</text:p>
      <text:p text:style-name="P4">
Tags: ['Російські військові', 'Воєнні злочини', 'Соцопитування', 'Буданов', 'Війна з Росією']</text:p>
      <text:p text:style-name="P4">
Type: Article</text:p>
      <!--METADATA-->
      <text:p text:style-name="P4">
<draw:frame draw:style-name="fr1" draw:name="Image409" text:anchor-type="as-char" svg:width="6.9236in" svg:height="3.956343in" draw:z-index="0">
<draw:image xlink:href="../Images/yкринформ/2023-05-20T00-28-00-03-00/630_360_1650277396-510.jpg" xlink:type="simple" xlink:show="embed" xlink:actuate="onLoad" draw:mime-type="image/jpeg"/>
</draw:frame>
Data from all sociological studies show that Russia's average citizens support Ukraine and the murder of Ukrainians.</text:p>
      <text:p text:style-name="P4">
The head of the Main Directorate of Intelligence of the Ministry of Defense Kirilobudanov said in an interview as part of Dmitry Komarov's special pro -projection. Order, ”Ukrinform reports.</text:p>
      <text:p text:style-name="P4">
“The power of their regime is largely based on the control of the media. And when a certain number of experts say that we are fighting with the Russian man, and the people ... It's not true. All sociological studies that have been masked and conducted Russia show - in different periods, these digitaries, but supporting the war against Ukraine is standard - between 73% and 82%. That is, the average citizen <text:a xlink:type="simple" xlink:href="https://www.ukrinform.ua/tag-rosia" text:style-name="Internet_20_link" text:visited-style-name="Visited_20_Internet_20_Link">
</text:a>
- For this, for destruction, for murder. They say they are not occupiers, that they liberate cities, they believe in it, ”Budanov said.</text:p>
      <text:p text:style-name="P4">
He noted that in the event of a change of power, the Russians would say that they were lied to them, and they said they did not know anything.</text:p>
      <text:p text:style-name="P4">
<text:span text:style-name="T4">
 Read also: </text:span>
 <text:a xlink:type="simple" xlink:href="https://www.ukrinform.ua/rubric-ato/3711627-rosia-pocala-gotuvatisa-do-vijni-proti-ukraini-z-2007-roku-budanov.html" text:style-name="Internet_20_link" text:visited-style-name="Visited_20_Internet_20_Link">
<text:span text:style-name="T4">
 Budanov </text:span>
</text:a>
“This is what it will be over time, and the Russians will say - and we did not know, we were lied. Look at the story, they always have such a thing, ” - said the headman.</text:p>
      <text:p text:style-name="P4">
According to Budanov, the Russian prisoners told him that they had come to Ukraine to protect people, and no one fired civilians.</text:p>
      <text:p text:style-name="P4">
“One was a person who could clearly explain that he was a commander of the unit, understands that it was not a completely correct war. But he is a military, Bulkomanda - fought, according to him, well, and he does not regret anything. Viewed from thousands. Everyone else says: we did not know, we were told, here the Nazis, we were able to help people civilians, who were killed here, we did not have no one in anyone, ”the intelligence manager said.</text:p>
      <text:p text:style-name="P4">
<text:span text:style-name="T4">
 Read also: </text:span>
 <text:a xlink:type="simple" xlink:href="https://www.ukrinform.ua/rubric-ato/3711650-pisla-peremogi-ukrainu-cekae-bagatoricnij-etap-reintegracii-teritorij-budanov.html" text:style-name="Internet_20_link" text:visited-style-name="Visited_20_Internet_20_Link">
<text:span text:style-name="T4">
 Budanov </text:span>
</text:a>
He emphasized that for certain people, just physical destruction can be fair responsibility for their supervisors.</text:p>
      <text:p text:style-name="P4">
As it was reported, according to Budanov that Russia will be more defeated, the process of its modification will soon begin.</text:p>
      <text:p text:style-name="P4">
_ Photo: spiegel.de_</text:p>
      <text:p text:style-name="P4">
News Source: <text:a xlink:type="simple" xlink:href="https://www.ukrinform.ua/rubric-ato/3711655-peresicni-rosiani-pidtrimuut-vijnu-i-vbivstva-budanov.html" text:style-name="Internet_20_link" text:visited-style-name="Visited_20_Internet_20_Link">
https://www.ukrinform.ua/rubric-ato/3711655-peresicni-rosiani-pidtrimuut-vijnu-i-vbivstva-budanov.html</text:a>
</text:p>
      <!--NEWS-->
      <text:h text:style-name="P10" text:outline-level="1">
<text:span text:style-name="T4">
In Kiev and a number of areas - air alarm</text:span>
</text:h>
      <text:p text:style-name="P4">
Authors: Ukrinform (Person)</text:p>
      <text:p text:style-name="P4">
Publisher: Укринформ (Organization)</text:p>
      <text:p text:style-name="P4">
Published Time: 2023-05-20T00:42:00+03:00</text:p>
      <text:p text:style-name="P4">
Modified Time: 2023-05-20T00:42:00+03:00</text:p>
      <text:p text:style-name="P4">
Description: Air alarm has been announced in the capital and a number of regions of Ukraine.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Безпілотник', 'Київ', 'Війна з Росією', 'Повітряна тривога']</text:p>
      <text:p text:style-name="P4">
Type: Article</text:p>
      <!--METADATA-->
      <text:p text:style-name="P4">
<draw:frame draw:style-name="fr1" draw:name="Image410" text:anchor-type="as-char" svg:width="6.9236in" svg:height="3.956343in" draw:z-index="0">
<draw:image xlink:href="../Images/yкринформ/2023-05-20T00-42-00-03-00/630_360_1645871571-868.jpg" xlink:type="simple" xlink:show="embed" xlink:actuate="onLoad" draw:mime-type="image/jpeg"/>
</draw:frame>
Air alarm has been announced in the capital.</text:p>
      <text:p text:style-name="P4">
About it reports Ukrinform with <text:a xlink:type="simple" xlink:href="https://alerts.in.ua/" text:style-name="Internet_20_link" text:visited-style-name="Visited_20_Internet_20_Link">
</text:a>
on the map of air permanent.</text:p>
      <text:p text:style-name="P4">
According to preliminary data of monitoring channels, anxiety in northern Ukraine may be associated with launching drones from Russia.</text:p>
      <text:p text:style-name="P4">
<text:span text:style-name="T4">
 Read also: </text:span>
 <text:a xlink:type="simple" xlink:href="https://www.ukrinform.ua/rubric-kyiv/3711618-u-kievi-na-sogodni-e-ponad-4-tisaci-ukrittiv-civilnogo-zahistu.html" text:style-name="Internet_20_link" text:visited-style-name="Visited_20_Internet_20_Link">
</text:a>
OP OP Andriy Yermak <text:a xlink:type="simple" xlink:href="https://t.me/s/ermaka2022" text:style-name="Internet_20_link" text:visited-style-name="Visited_20_Internet_20_Link">
</text:a>
Do not carefully and do not remove the air defense.</text:p>
      <text:p text:style-name="P4">
News Source: <text:a xlink:type="simple" xlink:href="https://www.ukrinform.ua/rubric-ato/3711656-u-kievi-nizci-oblastej-povitrana-trivoga.html" text:style-name="Internet_20_link" text:visited-style-name="Visited_20_Internet_20_Link">
https://www.ukrinform.ua/rubric-ato/3711656-u-kievi-nizci-oblastej-povitrana-trivoga.html</text:a>
</text:p>
      <!--NEWS-->
      <text:h text:style-name="P10" text:outline-level="1">
<text:span text:style-name="T4">
In the capital and the area there is air defense</text:span>
</text:h>
      <text:p text:style-name="P4">
Authors: Ukrinform (Person)</text:p>
      <text:p text:style-name="P4">
Publisher: Укринформ (Organization)</text:p>
      <text:p text:style-name="P4">
Published Time: 2023-05-20T00:52:00+03:00</text:p>
      <text:p text:style-name="P4">
Modified Time: 2023-05-20T00:52:00+03:00</text:p>
      <text:p text:style-name="P4">
Description: In Kiev and the region, hostile drones operate the air defense units. - Ukrinform.</text:p>
      <text:p text:style-name="P4">
Images: ["<text:a xlink:type="simple" xlink:href="https://static.ukrinform.com/photos/2023_02/thumb_files/630_360_1677478309-566.jpg" text:style-name="Internet_20_link" text:visited-style-name="Visited_20_Internet_20_Link">
630_360_16774...</text:a>
"]</text:p>
      <text:p text:style-name="P4">
Tags: ['Київ', 'Київщина', 'Війна з Росією', 'ППО', 'Дрон-камікадзе']</text:p>
      <text:p text:style-name="P4">
Type: Article</text:p>
      <!--METADATA-->
      <text:p text:style-name="P4">
<draw:frame draw:style-name="fr1" draw:name="Image411" text:anchor-type="as-char" svg:width="6.9236in" svg:height="3.956343in" draw:z-index="0">
<draw:image xlink:href="../Images/yкринформ/2023-05-20T00-52-00-03-00/630_360_1677478309-566.jpg" xlink:type="simple" xlink:show="embed" xlink:actuate="onLoad" draw:mime-type="image/jpeg"/>
</draw:frame>
In Kiev and Oblast on enemy drones operate the air defense units.</text:p>
      <text:p text:style-name="P4">
About it in <text:a xlink:type="simple" xlink:href="https://t.me/s/kyivoda" text:style-name="Internet_20_link" text:visited-style-name="Visited_20_Internet_20_Link">
</text:a>
The Kiev Ova reports, reports Ukrinform.</text:p>
      <text:p text:style-name="P4">
"The threat of drone attacks!The air defense forces work," the post reads.</text:p>
      <text:p text:style-name="P4">
The authorities urge to observe information silence - not to photograph and ignore the work of our defenders.</text:p>
      <text:p text:style-name="P4">
<text:span text:style-name="T4">
 Read also: </text:span>
 <text:a xlink:type="simple" xlink:href="https://www.ukrinform.ua/rubric-ato/3711656-u-kievi-nizci-oblastej-povitrana-trivoga.html" text:style-name="Internet_20_link" text:visited-style-name="Visited_20_Internet_20_Link">
<text:span text:style-name="T4">
 anxiety </text:span>
</text:a>
About the work of air defense also <text:a xlink:type="simple" xlink:href="https://t.me/s/VA_Kyiv" text:style-name="Internet_20_link" text:visited-style-name="Visited_20_Internet_20_Link">
</text:a>
KMVA: "Aircraft operates around the airspace of Kiev."</text:p>
      <text:p text:style-name="P4">
The head of the KMVA Sergey Popko urged to be in shelters to a distinction of anxiety.</text:p>
      <text:p text:style-name="P4">
News Source: <text:a xlink:type="simple" xlink:href="https://www.ukrinform.ua/rubric-ato/3711657-u-stolici-ta-oblasti-pracue-ppo.html" text:style-name="Internet_20_link" text:visited-style-name="Visited_20_Internet_20_Link">
https://www.ukrinform.ua/rubric-ato/3711657-u-stolici-ta-oblasti-pracue-ppo.html</text:a>
</text:p>
      <!--NEWS-->
      <text:h text:style-name="P10" text:outline-level="1">
<text:span text:style-name="T4">
Mottorage in honor of Mariupol defenders will start in Lviv</text:span>
</text:h>
      <text:p text:style-name="P4">
Authors: Ukrinform (Person)</text:p>
      <text:p text:style-name="P4">
Publisher: Укринформ (Organization)</text:p>
      <text:p text:style-name="P4">
Published Time: 2023-05-20T01:06:00+03:00</text:p>
      <text:p text:style-name="P4">
Modified Time: 2023-05-20T01:06:00+03:00</text:p>
      <text:p text:style-name="P4">
Description: In Ukraine, May 20-21 will take place a motorcycle race, designed to remind society of the heroic defense of Mariupol, which ended a year ago. - Ukrinform.</text:p>
      <text:p text:style-name="P4">
Images: ["<text:a xlink:type="simple" xlink:href="https://static.ukrinform.com/photos/2022_05/thumb_files/630_360_1651480916-318.jpg" text:style-name="Internet_20_link" text:visited-style-name="Visited_20_Internet_20_Link">
630_360_16514...</text:a>
", "<text:a xlink:type="simple" xlink:href="https://static.ukrinform.com/photos/2023_05/1684532367-268.jpg" text:style-name="Internet_20_link" text:visited-style-name="Visited_20_Internet_20_Link">
1684532367-26...</text:a>
"]</text:p>
      <text:p text:style-name="P4">
Tags: ['Львів', 'Маріуполь', 'Полонені', 'Війна з Росією']</text:p>
      <text:p text:style-name="P4">
Type: Article</text:p>
      <!--METADATA-->
      <text:p text:style-name="P4">
<draw:frame draw:style-name="fr1" draw:name="Image412" text:anchor-type="as-char" svg:width="6.9236in" svg:height="3.956343in" draw:z-index="0">
<draw:image xlink:href="../Images/yкринформ/2023-05-20T01-06-00-03-00/630_360_1651480916-318.jpg" xlink:type="simple" xlink:show="embed" xlink:actuate="onLoad" draw:mime-type="image/jpeg"/>
</draw:frame>
In Ukraine, May 20-21, a motorcycle race will be held, designed to remind society of Mariupol's pro-eroic defense, which ended a year ago.</text:p>
      <text:p text:style-name="P4">
According to Ukrinform, the public organization "Women made of steel" reports in <text:a xlink:type="simple" xlink:href="http://t.me/zhinky_zi_stali/2433" text:style-name="Internet_20_link" text:visited-style-name="Visited_20_Internet_20_Link">
</text:a>
.</text:p>
      <text:p text:style-name="P4">
“On May 20-21, 2023, the cities of Ukraine will pass a motorcycle race for the purpose of reminding of the anniversary of the end of the heroic defense of Mariupol, as well as the performed courageous defenders, most of whom is held by the enemy in captivity,” -she will be in the message.</text:p>
      <text:p text:style-name="P4">
<draw:frame draw:style-name="fr1" draw:name="Image413" text:anchor-type="as-char" svg:width="6.9236in" svg:height="4.781611in" draw:z-index="0">
<draw:image xlink:href="../Images/yкринформ/2023-05-20T01-06-00-03-00/1684532367-268.jpg" xlink:type="simple" xlink:show="embed" xlink:actuate="onLoad" draw:mime-type="image/jpeg"/>
</draw:frame>
The All -Ukrainian Mottop Raging will be held by the route Lviv - Rivne - Zvyagel - Zhytomyr. Its organizers and participants want to show all Ukraine that the problem <text:a xlink:type="simple" xlink:href="https://www.ukrinform.ua/tag-poloneni" text:style-name="Internet_20_link" text:visited-style-name="Visited_20_Internet_20_Link">
</text:a>
It remains painful and deep. This is about supporting not only the captives of Mariupol Garrnizon, but also defenders from other areas of the front.</text:p>
      <text:p text:style-name="P4">
<text:span text:style-name="T4">
 Read also: </text:span>
 <text:a xlink:type="simple" xlink:href="https://www.ukrinform.ua/rubric-kyiv/3711597-u-stolici-vidbudutsa-zahodi-do-ricnici-z-dna-okupacii-mariupola.html" text:style-name="Internet_20_link" text:visited-style-name="Visited_20_Internet_20_Link">
</text:a>
As <text:a xlink:type="simple" xlink:href="http://www.ukrinform.ua/rubric-ato/3709966-u-rosijskomu-poloni-dosi-perebuvaut-blizko-2000-oboronciv-azovstali.html" text:style-name="Internet_20_link" text:visited-style-name="Visited_20_Internet_20_Link">
 </text:a>
, during the year, Ukraine was returned from captivity about 500 Azovstal defenders, and about 2000 they rested in Russian captivity.</text:p>
      <text:p text:style-name="P4">
<text:span text:style-name="T5">
Foto: EPA-EFE</text:span>
</text:p>
      <text:p text:style-name="P4">
News Source: <text:a xlink:type="simple" xlink:href="https://www.ukrinform.ua/rubric-regions/3711658-u-lvovi-startue-motoprobig-na-cest-zahisnikiv-mariupola.html" text:style-name="Internet_20_link" text:visited-style-name="Visited_20_Internet_20_Link">
https://www.ukrinform.ua/rubric-regions/3711658-u-lvovi-startue-motoprobig-na-cest-zahisnikiv-mariupola.html</text:a>
</text:p>
      <!--NEWS-->
      <text:h text:style-name="P10" text:outline-level="1">
<text:span text:style-name="T4">
Explosions are heard in Kiev, the city authorities report the work of air defense</text:span>
</text:h>
      <text:p text:style-name="P4">
Authors: Ukrinform (Person)</text:p>
      <text:p text:style-name="P4">
Publisher: Укринформ (Organization)</text:p>
      <text:p text:style-name="P4">
Published Time: 2023-05-20T01:22:00+03:00</text:p>
      <text:p text:style-name="P4">
Modified Time: 2023-05-20T01:22:00+03:00</text:p>
      <text:p text:style-name="P4">
Description: During air alarm, a number of explosions were heard in the capital. - Ukrinform.</text:p>
      <text:p text:style-name="P4">
Images: ["<text:a xlink:type="simple" xlink:href="https://static.ukrinform.com/photos/2018_10/thumb_files/630_360_1538997483-946.jpg" text:style-name="Internet_20_link" text:visited-style-name="Visited_20_Internet_20_Link">
630_360_15389...</text:a>
"]</text:p>
      <text:p text:style-name="P4">
Tags: None</text:p>
      <text:p text:style-name="P4">
Type: Article</text:p>
      <!--METADATA-->
      <text:p text:style-name="P4">
<draw:frame draw:style-name="fr1" draw:name="Image414" text:anchor-type="as-char" svg:width="6.9236in" svg:height="3.948443in" draw:z-index="0">
<draw:image xlink:href="../Images/yкринформ/2023-05-20T01-22-00-03-00/630_360_1538997483-946.jpg" xlink:type="simple" xlink:show="embed" xlink:actuate="onLoad" draw:mime-type="image/jpeg"/>
</draw:frame>
A number of explosions occurred in the capital during the air alarm.</text:p>
      <text:p text:style-name="P4">
According to Ukrinform, explosions to hear in different parts of the city.</text:p>
      <text:p text:style-name="P4">
Meanwhile KMVA <text:a xlink:type="simple" xlink:href="https://t.me/s/VA_Kyiv" text:style-name="Internet_20_link" text:visited-style-name="Visited_20_Internet_20_Link">
</text:a>
About the work of the air defense.</text:p>
      <text:p text:style-name="P4">
"Works!Keep calm!Before the air anxiety, stay Vucas!", - the post reads.</text:p>
      <text:p text:style-name="P4">
<text:span text:style-name="T4">
 Read also: </text:span>
 <text:a xlink:type="simple" xlink:href="https://www.ukrinform.ua/rubric-ato/3711657-u-stolici-ta-oblasti-pracue-ppo.html" text:style-name="Internet_20_link" text:visited-style-name="Visited_20_Internet_20_Link">
<text:span text:style-name="T4">
 air defense </text:span>
</text:a>
As it was reported, air alarm has been announced in Kyiv and several regions, with the provisions of the drone.</text:p>
      <text:p text:style-name="P4">
News Source: <text:a xlink:type="simple" xlink:href="https://www.ukrinform.ua/rubric-ato/3711660-u-kievi-lunaut-vibuhi-kmva-povidomlae-pro-robotu-ppo.html" text:style-name="Internet_20_link" text:visited-style-name="Visited_20_Internet_20_Link">
https://www.ukrinform.ua/rubric-ato/3711660-u-kievi-lunaut-vibuhi-kmva-povidomlae-pro-robotu-ppo.html</text:a>
</text:p>
      <!--NEWS-->
      <text:h text:style-name="P10" text:outline-level="1">
<text:span text:style-name="T4">
Air attack on Kiev: The fragments fell on the roof of the high -rise building</text:span>
</text:h>
      <text:p text:style-name="P4">
Authors: Ukrinform (Person)</text:p>
      <text:p text:style-name="P4">
Publisher: Укринформ (Organization)</text:p>
      <text:p text:style-name="P4">
Published Time: 2023-05-20T01:37:00+03:00</text:p>
      <text:p text:style-name="P4">
Modified Time: 2023-05-20T01:37:00+03:00</text:p>
      <text:p text:style-name="P4">
Description: In the Darnytskyi district of Kiev, fragments fell on the roof of a high -rise building, a fire broke out. - Ukrinform.</text:p>
      <text:p text:style-name="P4">
Images: ["<text:a xlink:type="simple" xlink:href="https://static.ukrinform.com/photos/2018_10/thumb_files/630_360_1538997471-852.jpg" text:style-name="Internet_20_link" text:visited-style-name="Visited_20_Internet_20_Link">
630_360_15389...</text:a>
"]</text:p>
      <text:p text:style-name="P4">
Tags: ['Пожежа', 'Віталій Кличко', 'Київ', 'Війна з Росією', 'Повітряна тривога', 'Дрон-камікадзе']</text:p>
      <text:p text:style-name="P4">
Type: Article</text:p>
      <!--METADATA-->
      <text:p text:style-name="P4">
<draw:frame draw:style-name="fr1" draw:name="Image415" text:anchor-type="as-char" svg:width="6.9236in" svg:height="3.956343in" draw:z-index="0">
<draw:image xlink:href="../Images/yкринформ/2023-05-20T01-37-00-03-00/630_360_1538997471-852.jpg" xlink:type="simple" xlink:show="embed" xlink:actuate="onLoad" draw:mime-type="image/jpeg"/>
</draw:frame>
The fragments of Kyiv's shots fell on the roof of the high -rise building, and the gap.</text:p>
      <text:p text:style-name="P4">
About it in <text:a xlink:type="simple" xlink:href="https://t.me/s/VA_Kyiv" text:style-name="Internet_20_link" text:visited-style-name="Visited_20_Internet_20_Link">
</text:a>
The Kyiv MBA reports, reports Ukrinform.</text:p>
      <text:p text:style-name="P4">
"Previous information. As a result of the fall of the debris, the Dakhuba -Store building in the Dnieper district of the city emerged," - informs the head of the Popko.</text:p>
      <text:p text:style-name="P4">
He noted that all services were working on the spot and urged to stay out of the break <text:a xlink:type="simple" xlink:href="https://www.ukrinform.ua/tag-povitrana-trivoga" text:style-name="Internet_20_link" text:visited-style-name="Visited_20_Internet_20_Link">
</text:a>
.</text:p>
      <text:p text:style-name="P4">
<text:span text:style-name="T4">
 Read also: </text:span>
 <text:a xlink:type="simple" xlink:href="https://www.ukrinform.ua/rubric-ato/3711660-u-kievi-lunaut-vibuhi-kmva-povidomlae-pro-robotu-ppo.html" text:style-name="Internet_20_link" text:visited-style-name="Visited_20_Internet_20_Link">
<text:span text:style-name="T4">
 air defense </text:span>
</text:a>
Vitaliy Klitschko also <text:a xlink:type="simple" xlink:href="https://t.me/s/vitaliy_klitschko" text:style-name="Internet_20_link" text:visited-style-name="Visited_20_Internet_20_Link">
</text:a>
About the fire of the fall in the Dnieper district of the capital.</text:p>
      <text:p text:style-name="P4">
"All services go to the place. Details - later," the mayor added.</text:p>
      <text:p text:style-name="P4">
News Source: <text:a xlink:type="simple" xlink:href="https://www.ukrinform.ua/rubric-ato/3711661-povitrana-ataka-na-kiiv-ulamki-vpali-na-dah-bagatopoverhivki.html" text:style-name="Internet_20_link" text:visited-style-name="Visited_20_Internet_20_Link">
https://www.ukrinform.ua/rubric-ato/3711661-povitrana-ataka-na-kiiv-ulamki-vpali-na-dah-bagatopoverhivki.html</text:a>
</text:p>
      <!--NEWS-->
      <text:h text:style-name="P10" text:outline-level="1">
<text:span text:style-name="T4">
Ukraine and the world are against Russian aggression. Sanctions in action</text:span>
</text:h>
      <text:p text:style-name="P4">
Author: ['АРМІЯINFORM']</text:p>
      <text:p text:style-name="P4">
Time: 2023-05-20T98:00:00-04:00</text:p>
      <text:p text:style-name="P4">
Description: Service of Cindlelings of the Ukrainians of Ukraine Rospovіdati about sanchi tu іnshі і іnshi ... War with Ukraine 2022, War with Ukraine Latest News Today, News War with Ukraine 2022 Last for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sankcziyi-sumnyj-putin.jpg" text:style-name="Internet_20_link" text:visited-style-name="Visited_20_Internet_20_Link">
sankcziyi-sumnyj-putin.jpg</text:a>
']</text:p>
      <text:p text:style-name="P4">
Tags: []</text:p>
      <text:p text:style-name="P4">
Category: News</text:p>
      <!--METADATA-->
      <text:p text:style-name="P4">
<draw:frame draw:style-name="fr1" draw:name="Image416" text:anchor-type="as-char" svg:width="6.9236in" svg:height="4.32725in" draw:z-index="0">
<draw:image xlink:href="../Images/AРМІЯINFORM/2023-05-20T98-00-00-04-00/sankcziyi-sumnyj-putin.jpg" xlink:type="simple" xlink:show="embed" xlink:actuate="onLoad" draw:mime-type="image/jpeg"/>
</draw:frame>
Anti -Russian sanctions. Collage Armyinform</text:p>
      <text:p text:style-name="P4">
Ukraine's Foreign Intelligence Service <text:a xlink:type="simple" xlink:href="https://www.facebook.com/SZRUkraine/posts/pfbid02UAqUPovohaaCuP3mo1Qq6ZgJyNjMMN6Yg1fiC2w62thHnAc6T2gbJsRreEvn68h5l" text:style-name="Internet_20_link" text:visited-style-name="Visited_20_Internet_20_Link">
continues</text:a>
To talk about the sanctions and other actions of the international community directed by the anti-Ukraine terrorist.</text:p>
      <text:p text:style-name="P4">
<text:span text:style-name="T4">
 Situation as of May 19 2023 </text:span>
</text:p>
      <text:p text:style-name="P4">
The Peaceful Summit on Ukraine will be a topic of discussing G7 leaders this week of Japan and Foreign Ministers of the EU countries next week.</text:p>
      <text:p text:style-name="P4">
German policies plan to support Ukraine in preparation for the beginning of the EU joining.</text:p>
      <text:p text:style-name="P4">
The Pentagon stated that they would not object to the transfer of the F-16 to the transmission of Ukraine by the F-16 countries in third countries.</text:p>
      <text:p text:style-name="P4">
US Department Representative Vedant Patel reported that the United States will continue to evaluate the development of the situation in Ukraine together and, on the basis of this, they will make decisions that can be given to the Ukrainian military in the future.</text:p>
      <text:p text:style-name="P4">
At the summit of the North Atlantic Alliance in Vilnius, the leaders of the block countries agree a secret document that details the answer to the threats of Russia. For the first time since the Cold War, thousands of pages of secret military plans will determine the deficiency from the potential Russian threat.</text:p>
      <text:p text:style-name="P4">
NATO Defense Ministers will discuss the issues of possible transfer of Ukraine to Ukrainian fighters at a meeting in June, which will precede the Alliance summit, NATO Secretary General Jens Stoltenberg said.</text:p>
      <text:p text:style-name="P4">
NATO Secretary General Stoltenberg believes that the West will support Ukraine in the war as much as required, and this support will not shake.</text:p>
      <text:p text:style-name="P4">
The US company Red Cat will be ready to hand over 200 high-speed FPV-pans in June.</text:p>
      <text:p text:style-name="P4">
The joint venture of Ukroboronprom and the German company RheinMetall has a work in July.</text:p>
      <text:p text:style-name="P4">
Japan will accept the Ukrainian military for treatment and rehab after injury since June.</text:p>
      <text:p text:style-name="P4">
The high representative of the EU on Foreign Policy and Security Policy, Josepborrell, suggested that the Member States increase the volume of the European Peace Fund, from which Ukraine's military assistance is funded by another 3.5 billion euros.</text:p>
      <text:p text:style-name="P4">
The EBRD plans to increase its capital by € 5 billion to continue Ukraine support.</text:p>
      <text:p text:style-name="P4">
The fourth summit of the Council of Europe approved the final resolution stating the propoltic support of the Ukrainian "Peace Formula".The French Senate recognized the Holodomor with the genocide of the Ukrainian people.</text:p>
      <text:p text:style-name="P4">
Representatives of Estonia, Latvia, Lithuania, Norway, Poland and Finland have home to order border control in order to prevent further evasion of deductions and the illegal importation of prohibited goods into the Russian territory.</text:p>
      <text:p text:style-name="P4">
<text:span text:style-name="T4">
 RF </text:span>
</text:p>
      <text:p text:style-name="P4">
The US withdrew export privileges from the Russian Airline Smartavia for 180.</text:p>
      <text:p text:style-name="P4">
In April, Japan reduced coal imports from Russia by 80.8 % relatively lamps last year, with liquefied gas by 10.6 %.</text:p>
      <text:p text:style-name="P4">
According to Finland's immigration service, a total of 1 109 Russian citizens were referred to asylum in Finland to avoid mobilization in the Russian army.</text:p>
      <text:p text:style-name="P4">
On May 18, Prime Minister Dorin stated that Moldova refused the gas of Taelectricians of the Russian Federation after the start of a full -scale war in Ukraine.</text:p>
      <text:p text:style-name="P4">
The court in the capital of Kyrgyzstan, Bishkek, found a 32-year-old man guilty of wine and sentenced to 10 years in prison for participating in the war in Ukraine's side of Russia.</text:p>
      <text:p text:style-name="P4">
The governments of the Russian Federation and Iran, with the direct participation of Putin and President Iran, have signed an agreement on cooperation on financing the project, construction of goods and services for the creation of a railway at the extent - Astara Virvani. The Russian Federation is about to provide a loan of € 1.3 billion from € 1.6 billion in the cost of works. At the same time, the RF House proposed to cancel the construction of a 100km path between seaports and east because of "impossibility of budgetary financing" with the Russian crisis.</text:p>
      <text:p text:style-name="P4">
Rosatom head Likhachev suggested Putin to direct the export of Russian Nafti from the ports of the Baltic to the Northern Maritime Way as the "most attractive indorous route" in conditions of international sanctions. However, market experts will see the economic expediency of such an idea and the availability of sufficiently number of ice tankers for year -round navigation in the Russian Federation. In their view, it takes many years to install the conditions for such supply.</text:p>
      <text:p text:style-name="P4">
Since 2019, the Russian Federation has increased the age of retire(73.6 million people).</text:p>
      <text:p text:style-name="P4">
Дефіцит робітників у російській промисловості досяг історичного максимуму: пронестачу «робочих рук» заявляли 35 % підприємств — найбільше з 1996 року. Такожексперти заявляють, що за умов російської кризи неможливо підготуватикваліфіковані кадри за півроку-рік — треба як мінімум п’ять-сім років.</text:p>
      <text:p text:style-name="P4">
Akademia managing the Prix Prividenne of Belorus has prepared a methodologic of members of information and propaganda groups, which explains how to tell Belarusians about the Second World War. According to historians, the Novametodich itself is an example of falsification and distortion of information.</text:p>
      <text:p text:style-name="P4">
News Source: <text:a xlink:type="simple" xlink:href="https://armyinform.com.ua/2023/05/20/ukrayina-i-svit-proty-rosijskoyi-agresiyi-sankcziyi-v-diyi-12/" text:style-name="Internet_20_link" text:visited-style-name="Visited_20_Internet_20_Link">
https://armyinform.com.ua/2023/05/20/ukrayina-i-svit-proty-rosijskoyi-agresiyi-sankcziyi-v-diyi-12/</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